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 style:font-family-generic="roman"/>
    <style:font-face style:name="Garamond" svg:font-family="Garamond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66pt"/>
    </style:style>
    <style:style style:name="co2" style:family="table-column">
      <style:table-column-properties fo:break-before="auto" style:column-width="252pt"/>
    </style:style>
    <style:style style:name="co3" style:family="table-column">
      <style:table-column-properties fo:break-before="auto" style:column-width="63.3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62.45pt"/>
    </style:style>
    <style:style style:name="co6" style:family="table-column">
      <style:table-column-properties fo:break-before="auto" style:column-width="114.1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4.2pt" fo:break-before="auto" style:use-optimal-row-height="true"/>
    </style:style>
    <style:style style:name="ro2" style:family="table-row">
      <style:table-row-properties style:row-height="107.26pt" fo:break-before="auto" style:use-optimal-row-height="fals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7.55pt" fo:break-before="auto" style:use-optimal-row-height="true"/>
    </style:style>
    <style:style style:name="ro7" style:family="table-row">
      <style:table-row-properties style:row-height="26.84pt" fo:break-before="auto" style:use-optimal-row-height="true"/>
    </style:style>
    <style:style style:name="ro8" style:family="table-row">
      <style:table-row-properties style:row-height="27.01pt" fo:break-before="auto" style:use-optimal-row-height="true"/>
    </style:style>
    <style:style style:name="ro9" style:family="table-row">
      <style:table-row-properties style:row-height="14.26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13.01pt" fo:break-before="auto" style:use-optimal-row-height="true"/>
    </style:style>
    <style:style style:name="ro1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579d1c"/>
    </style:style>
    <style:style style:name="ta3" style:family="table" style:master-page-name="Default">
      <style:table-properties table:display="true" style:writing-mode="lr-tb" tableooo:tab-color="#83caff"/>
    </style:style>
    <style:style style:name="ta4" style:family="table" style:master-page-name="Default">
      <style:table-properties table:display="true" style:writing-mode="lr-tb" tableooo:tab-color="#3465a4"/>
    </style:style>
    <style:style style:name="ta5" style:family="table" style:master-page-name="Default">
      <style:table-properties table:display="true" style:writing-mode="lr-tb" tableooo:tab-color="#ff420e"/>
    </style:style>
    <style:style style:name="ta6" style:family="table" style:master-page-name="Default">
      <style:table-properties table:display="true" style:writing-mode="lr-tb" tableooo:tab-color="#c5000b"/>
    </style:style>
    <style:style style:name="ta7" style:family="table" style:master-page-name="Default">
      <style:table-properties table:display="true" style:writing-mode="lr-tb" tableooo:tab-color="#990099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3"/>
      <style:map style:condition="is-true-formula(NOT(ISEVEN(ROW())))" style:apply-style-name="EveryOtherRow2" style:base-cell-address="'11th Work Ed.'.A3"/>
    </style:style>
    <style:style style:name="ce4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5"/>
      <style:map style:condition="is-true-formula(NOT(ISEVEN(ROW())))" style:apply-style-name="EveryOtherRow2" style:base-cell-address="'11th Work Ed.'.A5"/>
    </style:style>
    <style:style style:name="ce5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6"/>
      <style:map style:condition="is-true-formula(NOT(ISEVEN(ROW())))" style:apply-style-name="EveryOtherRow2" style:base-cell-address="'11th Work Ed.'.A6"/>
    </style:style>
    <style:style style:name="ce6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7"/>
      <style:map style:condition="is-true-formula(NOT(ISEVEN(ROW())))" style:apply-style-name="EveryOtherRow2" style:base-cell-address="'11th Work Ed.'.A7"/>
    </style:style>
    <style:style style:name="ce7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9"/>
      <style:map style:condition="is-true-formula(NOT(ISEVEN(ROW())))" style:apply-style-name="EveryOtherRow2" style:base-cell-address="'11th Work Ed.'.A9"/>
    </style:style>
    <style:style style:name="ce8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10"/>
      <style:map style:condition="is-true-formula(NOT(ISEVEN(ROW())))" style:apply-style-name="EveryOtherRow2" style:base-cell-address="'11th Work Ed.'.A10"/>
    </style:style>
    <style:style style:name="ce9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11"/>
      <style:map style:condition="is-true-formula(NOT(ISEVEN(ROW())))" style:apply-style-name="EveryOtherRow2" style:base-cell-address="'11th Work Ed.'.A11"/>
    </style:style>
    <style:style style:name="ce10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12"/>
      <style:map style:condition="is-true-formula(NOT(ISEVEN(ROW())))" style:apply-style-name="EveryOtherRow2" style:base-cell-address="'11th Work Ed.'.A12"/>
    </style:style>
    <style:style style:name="ce11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13"/>
      <style:map style:condition="is-true-formula(NOT(ISEVEN(ROW())))" style:apply-style-name="EveryOtherRow2" style:base-cell-address="'11th Work Ed.'.A13"/>
    </style:style>
    <style:style style:name="ce12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14"/>
      <style:map style:condition="is-true-formula(NOT(ISEVEN(ROW())))" style:apply-style-name="EveryOtherRow2" style:base-cell-address="'11th Work Ed.'.A14"/>
    </style:style>
    <style:style style:name="ce13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15"/>
      <style:map style:condition="is-true-formula(NOT(ISEVEN(ROW())))" style:apply-style-name="EveryOtherRow2" style:base-cell-address="'11th Work Ed.'.A15"/>
    </style:style>
    <style:style style:name="ce14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16"/>
      <style:map style:condition="is-true-formula(NOT(ISEVEN(ROW())))" style:apply-style-name="EveryOtherRow2" style:base-cell-address="'11th Work Ed.'.A16"/>
    </style:style>
    <style:style style:name="ce15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17"/>
      <style:map style:condition="is-true-formula(NOT(ISEVEN(ROW())))" style:apply-style-name="EveryOtherRow2" style:base-cell-address="'11th Work Ed.'.A17"/>
    </style:style>
    <style:style style:name="ce16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18"/>
      <style:map style:condition="is-true-formula(NOT(ISEVEN(ROW())))" style:apply-style-name="EveryOtherRow2" style:base-cell-address="'11th Work Ed.'.A18"/>
    </style:style>
    <style:style style:name="ce17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19"/>
      <style:map style:condition="is-true-formula(NOT(ISEVEN(ROW())))" style:apply-style-name="EveryOtherRow2" style:base-cell-address="'11th Work Ed.'.A19"/>
    </style:style>
    <style:style style:name="ce18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20"/>
      <style:map style:condition="is-true-formula(NOT(ISEVEN(ROW())))" style:apply-style-name="EveryOtherRow2" style:base-cell-address="'11th Work Ed.'.A20"/>
    </style:style>
    <style:style style:name="ce19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21"/>
      <style:map style:condition="is-true-formula(NOT(ISEVEN(ROW())))" style:apply-style-name="EveryOtherRow2" style:base-cell-address="'11th Work Ed.'.A21"/>
    </style:style>
    <style:style style:name="ce20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22"/>
      <style:map style:condition="is-true-formula(NOT(ISEVEN(ROW())))" style:apply-style-name="EveryOtherRow2" style:base-cell-address="'11th Work Ed.'.A22"/>
    </style:style>
    <style:style style:name="ce21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23"/>
      <style:map style:condition="is-true-formula(NOT(ISEVEN(ROW())))" style:apply-style-name="EveryOtherRow2" style:base-cell-address="'11th Work Ed.'.A23"/>
    </style:style>
    <style:style style:name="ce22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24"/>
      <style:map style:condition="is-true-formula(NOT(ISEVEN(ROW())))" style:apply-style-name="EveryOtherRow2" style:base-cell-address="'11th Work Ed.'.A24"/>
    </style:style>
    <style:style style:name="ce23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25"/>
      <style:map style:condition="is-true-formula(NOT(ISEVEN(ROW())))" style:apply-style-name="EveryOtherRow2" style:base-cell-address="'11th Work Ed.'.A25"/>
    </style:style>
    <style:style style:name="ce24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26"/>
      <style:map style:condition="is-true-formula(NOT(ISEVEN(ROW())))" style:apply-style-name="EveryOtherRow2" style:base-cell-address="'11th Work Ed.'.A26"/>
    </style:style>
    <style:style style:name="ce25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27"/>
      <style:map style:condition="is-true-formula(NOT(ISEVEN(ROW())))" style:apply-style-name="EveryOtherRow2" style:base-cell-address="'11th Work Ed.'.A27"/>
    </style:style>
    <style:style style:name="ce26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28"/>
      <style:map style:condition="is-true-formula(NOT(ISEVEN(ROW())))" style:apply-style-name="EveryOtherRow2" style:base-cell-address="'11th Work Ed.'.A28"/>
    </style:style>
    <style:style style:name="ce27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29"/>
      <style:map style:condition="is-true-formula(NOT(ISEVEN(ROW())))" style:apply-style-name="EveryOtherRow2" style:base-cell-address="'11th Work Ed.'.A29"/>
    </style:style>
    <style:style style:name="ce28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30"/>
      <style:map style:condition="is-true-formula(NOT(ISEVEN(ROW())))" style:apply-style-name="EveryOtherRow2" style:base-cell-address="'11th Work Ed.'.A30"/>
    </style:style>
    <style:style style:name="ce29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31"/>
      <style:map style:condition="is-true-formula(NOT(ISEVEN(ROW())))" style:apply-style-name="EveryOtherRow2" style:base-cell-address="'11th Work Ed.'.A31"/>
    </style:style>
    <style:style style:name="ce30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32"/>
      <style:map style:condition="is-true-formula(NOT(ISEVEN(ROW())))" style:apply-style-name="EveryOtherRow2" style:base-cell-address="'11th Work Ed.'.A32"/>
    </style:style>
    <style:style style:name="ce31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33"/>
      <style:map style:condition="is-true-formula(NOT(ISEVEN(ROW())))" style:apply-style-name="EveryOtherRow2" style:base-cell-address="'11th Work Ed.'.A33"/>
    </style:style>
    <style:style style:name="ce32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34"/>
      <style:map style:condition="is-true-formula(NOT(ISEVEN(ROW())))" style:apply-style-name="EveryOtherRow2" style:base-cell-address="'11th Work Ed.'.A34"/>
    </style:style>
    <style:style style:name="ce33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35"/>
      <style:map style:condition="is-true-formula(NOT(ISEVEN(ROW())))" style:apply-style-name="EveryOtherRow2" style:base-cell-address="'11th Work Ed.'.A35"/>
    </style:style>
    <style:style style:name="ce34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36"/>
      <style:map style:condition="is-true-formula(NOT(ISEVEN(ROW())))" style:apply-style-name="EveryOtherRow2" style:base-cell-address="'11th Work Ed.'.A36"/>
    </style:style>
    <style:style style:name="ce35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37"/>
      <style:map style:condition="is-true-formula(NOT(ISEVEN(ROW())))" style:apply-style-name="EveryOtherRow2" style:base-cell-address="'11th Work Ed.'.A37"/>
    </style:style>
    <style:style style:name="ce36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38"/>
      <style:map style:condition="is-true-formula(NOT(ISEVEN(ROW())))" style:apply-style-name="EveryOtherRow2" style:base-cell-address="'11th Work Ed.'.A38"/>
    </style:style>
    <style:style style:name="ce37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39"/>
      <style:map style:condition="is-true-formula(NOT(ISEVEN(ROW())))" style:apply-style-name="EveryOtherRow2" style:base-cell-address="'11th Work Ed.'.A39"/>
    </style:style>
    <style:style style:name="ce38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40"/>
      <style:map style:condition="is-true-formula(NOT(ISEVEN(ROW())))" style:apply-style-name="EveryOtherRow2" style:base-cell-address="'11th Work Ed.'.A40"/>
    </style:style>
    <style:style style:name="ce39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41"/>
      <style:map style:condition="is-true-formula(NOT(ISEVEN(ROW())))" style:apply-style-name="EveryOtherRow2" style:base-cell-address="'11th Work Ed.'.A41"/>
    </style:style>
    <style:style style:name="ce40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42"/>
      <style:map style:condition="is-true-formula(NOT(ISEVEN(ROW())))" style:apply-style-name="EveryOtherRow2" style:base-cell-address="'11th Work Ed.'.A42"/>
    </style:style>
    <style:style style:name="ce41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43"/>
      <style:map style:condition="is-true-formula(NOT(ISEVEN(ROW())))" style:apply-style-name="EveryOtherRow2" style:base-cell-address="'11th Work Ed.'.A43"/>
    </style:style>
    <style:style style:name="ce42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44"/>
      <style:map style:condition="is-true-formula(NOT(ISEVEN(ROW())))" style:apply-style-name="EveryOtherRow2" style:base-cell-address="'11th Work Ed.'.A44"/>
    </style:style>
    <style:style style:name="ce43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45"/>
      <style:map style:condition="is-true-formula(NOT(ISEVEN(ROW())))" style:apply-style-name="EveryOtherRow2" style:base-cell-address="'11th Work Ed.'.A45"/>
    </style:style>
    <style:style style:name="ce44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46"/>
      <style:map style:condition="is-true-formula(NOT(ISEVEN(ROW())))" style:apply-style-name="EveryOtherRow2" style:base-cell-address="'11th Work Ed.'.A46"/>
    </style:style>
    <style:style style:name="ce45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47"/>
      <style:map style:condition="is-true-formula(NOT(ISEVEN(ROW())))" style:apply-style-name="EveryOtherRow2" style:base-cell-address="'11th Work Ed.'.A47"/>
    </style:style>
    <style:style style:name="ce46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48"/>
      <style:map style:condition="is-true-formula(NOT(ISEVEN(ROW())))" style:apply-style-name="EveryOtherRow2" style:base-cell-address="'11th Work Ed.'.A48"/>
    </style:style>
    <style:style style:name="ce47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49"/>
      <style:map style:condition="is-true-formula(NOT(ISEVEN(ROW())))" style:apply-style-name="EveryOtherRow2" style:base-cell-address="'11th Work Ed.'.A49"/>
    </style:style>
    <style:style style:name="ce48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50"/>
      <style:map style:condition="is-true-formula(NOT(ISEVEN(ROW())))" style:apply-style-name="EveryOtherRow2" style:base-cell-address="'11th Work Ed.'.A50"/>
    </style:style>
    <style:style style:name="ce49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51"/>
      <style:map style:condition="is-true-formula(NOT(ISEVEN(ROW())))" style:apply-style-name="EveryOtherRow2" style:base-cell-address="'11th Work Ed.'.A51"/>
    </style:style>
    <style:style style:name="ce50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52"/>
      <style:map style:condition="is-true-formula(NOT(ISEVEN(ROW())))" style:apply-style-name="EveryOtherRow2" style:base-cell-address="'11th Work Ed.'.A52"/>
    </style:style>
    <style:style style:name="ce51" style:family="table-cell" style:parent-style-name="Default" style:data-style-name="N134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53" style:family="table-cell" style:parent-style-name="Default">
      <style:table-cell-properties fo:border-bottom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font-name="Liberation Sans" fo:font-size="11pt" style:font-size-asian="11pt" style:font-size-complex="11pt"/>
    </style:style>
    <style:style style:name="ce54" style:family="table-cell" style:parent-style-name="Excel_20_Built-in_20_Title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DejaVu Sans" style:font-size-asian="11pt" style:font-style-asian="normal" style:font-weight-asian="bold" style:font-name-complex="FreeSans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'11th Work Ed.'.B3"/>
      <style:map style:condition="is-true-formula(NOT(ISEVEN(ROW())))" style:apply-style-name="EveryOtherRow2" style:base-cell-address="'11th Work Ed.'.B3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'11th Work Ed.'.B14"/>
      <style:map style:condition="is-true-formula(NOT(ISEVEN(ROW())))" style:apply-style-name="EveryOtherRow2" style:base-cell-address="'11th Work Ed.'.B14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'11th Work Ed.'.B15"/>
      <style:map style:condition="is-true-formula(NOT(ISEVEN(ROW())))" style:apply-style-name="EveryOtherRow2" style:base-cell-address="'11th Work Ed.'.B15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'11th Work Ed.'.B16"/>
      <style:map style:condition="is-true-formula(NOT(ISEVEN(ROW())))" style:apply-style-name="EveryOtherRow2" style:base-cell-address="'11th Work Ed.'.B16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'11th Work Ed.'.B17"/>
      <style:map style:condition="is-true-formula(NOT(ISEVEN(ROW())))" style:apply-style-name="EveryOtherRow2" style:base-cell-address="'11th Work Ed.'.B17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65" style:family="table-cell" style:parent-style-name="Default">
      <style:table-cell-properties fo:wrap-option="wrap" style:vertical-align="middle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font-name="Liberation Sans" fo:font-size="11pt" fo:font-style="italic" style:text-underline-style="none" style:font-size-asian="11pt" style:font-style-asian="italic" style:font-size-complex="11pt" style:font-style-complex="italic"/>
    </style:style>
    <style:style style:name="ce68" style:family="table-cell" style:parent-style-name="Default">
      <style:table-cell-properties fo:wrap-option="wrap" style:vertical-align="middle"/>
      <style:text-properties style:font-name="Liberation Sans" fo:font-size="11pt" style:font-size-asian="11pt" style:font-size-complex="11pt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A3"/>
      <style:map style:condition="is-true-formula(NOT(ISEVEN(ROW())))" style:apply-style-name="EveryOtherRow2" style:base-cell-address="'11th Work Ed.'.A3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C22"/>
      <style:map style:condition="is-true-formula(NOT(ISEVEN(ROW())))" style:apply-style-name="EveryOtherRow2" style:base-cell-address="'11th Work Ed.'.C22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C23"/>
      <style:map style:condition="is-true-formula(NOT(ISEVEN(ROW())))" style:apply-style-name="EveryOtherRow2" style:base-cell-address="'11th Work Ed.'.C23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C24"/>
      <style:map style:condition="is-true-formula(NOT(ISEVEN(ROW())))" style:apply-style-name="EveryOtherRow2" style:base-cell-address="'11th Work Ed.'.C24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C25"/>
      <style:map style:condition="is-true-formula(NOT(ISEVEN(ROW())))" style:apply-style-name="EveryOtherRow2" style:base-cell-address="'11th Work Ed.'.C25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C26"/>
      <style:map style:condition="is-true-formula(NOT(ISEVEN(ROW())))" style:apply-style-name="EveryOtherRow2" style:base-cell-address="'11th Work Ed.'.C26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C27"/>
      <style:map style:condition="is-true-formula(NOT(ISEVEN(ROW())))" style:apply-style-name="EveryOtherRow2" style:base-cell-address="'11th Work Ed.'.C27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C33"/>
      <style:map style:condition="is-true-formula(NOT(ISEVEN(ROW())))" style:apply-style-name="EveryOtherRow2" style:base-cell-address="'11th Work Ed.'.C33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C34"/>
      <style:map style:condition="is-true-formula(NOT(ISEVEN(ROW())))" style:apply-style-name="EveryOtherRow2" style:base-cell-address="'11th Work Ed.'.C34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C35"/>
      <style:map style:condition="is-true-formula(NOT(ISEVEN(ROW())))" style:apply-style-name="EveryOtherRow2" style:base-cell-address="'11th Work Ed.'.C35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C36"/>
      <style:map style:condition="is-true-formula(NOT(ISEVEN(ROW())))" style:apply-style-name="EveryOtherRow2" style:base-cell-address="'11th Work Ed.'.C36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C37"/>
      <style:map style:condition="is-true-formula(NOT(ISEVEN(ROW())))" style:apply-style-name="EveryOtherRow2" style:base-cell-address="'11th Work Ed.'.C37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8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4"/>
      <style:map style:condition="is-true-formula(NOT(ISEVEN(ROW())))" style:apply-style-name="EveryOtherRow2" style:base-cell-address="'11th Work Ed.'.D4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5"/>
      <style:map style:condition="is-true-formula(NOT(ISEVEN(ROW())))" style:apply-style-name="EveryOtherRow2" style:base-cell-address="'11th Work Ed.'.D5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6"/>
      <style:map style:condition="is-true-formula(NOT(ISEVEN(ROW())))" style:apply-style-name="EveryOtherRow2" style:base-cell-address="'11th Work Ed.'.D6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7"/>
      <style:map style:condition="is-true-formula(NOT(ISEVEN(ROW())))" style:apply-style-name="EveryOtherRow2" style:base-cell-address="'11th Work Ed.'.D7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8"/>
      <style:map style:condition="is-true-formula(NOT(ISEVEN(ROW())))" style:apply-style-name="EveryOtherRow2" style:base-cell-address="'11th Work Ed.'.D8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9"/>
      <style:map style:condition="is-true-formula(NOT(ISEVEN(ROW())))" style:apply-style-name="EveryOtherRow2" style:base-cell-address="'11th Work Ed.'.D9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10"/>
      <style:map style:condition="is-true-formula(NOT(ISEVEN(ROW())))" style:apply-style-name="EveryOtherRow2" style:base-cell-address="'11th Work Ed.'.D10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11"/>
      <style:map style:condition="is-true-formula(NOT(ISEVEN(ROW())))" style:apply-style-name="EveryOtherRow2" style:base-cell-address="'11th Work Ed.'.D11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12"/>
      <style:map style:condition="is-true-formula(NOT(ISEVEN(ROW())))" style:apply-style-name="EveryOtherRow2" style:base-cell-address="'11th Work Ed.'.D1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13"/>
      <style:map style:condition="is-true-formula(NOT(ISEVEN(ROW())))" style:apply-style-name="EveryOtherRow2" style:base-cell-address="'11th Work Ed.'.D13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14"/>
      <style:map style:condition="is-true-formula(NOT(ISEVEN(ROW())))" style:apply-style-name="EveryOtherRow2" style:base-cell-address="'11th Work Ed.'.D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15"/>
      <style:map style:condition="is-true-formula(NOT(ISEVEN(ROW())))" style:apply-style-name="EveryOtherRow2" style:base-cell-address="'11th Work Ed.'.D15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16"/>
      <style:map style:condition="is-true-formula(NOT(ISEVEN(ROW())))" style:apply-style-name="EveryOtherRow2" style:base-cell-address="'11th Work Ed.'.D16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17"/>
      <style:map style:condition="is-true-formula(NOT(ISEVEN(ROW())))" style:apply-style-name="EveryOtherRow2" style:base-cell-address="'11th Work Ed.'.D17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18"/>
      <style:map style:condition="is-true-formula(NOT(ISEVEN(ROW())))" style:apply-style-name="EveryOtherRow2" style:base-cell-address="'11th Work Ed.'.D18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19"/>
      <style:map style:condition="is-true-formula(NOT(ISEVEN(ROW())))" style:apply-style-name="EveryOtherRow2" style:base-cell-address="'11th Work Ed.'.D19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20"/>
      <style:map style:condition="is-true-formula(NOT(ISEVEN(ROW())))" style:apply-style-name="EveryOtherRow2" style:base-cell-address="'11th Work Ed.'.D20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21"/>
      <style:map style:condition="is-true-formula(NOT(ISEVEN(ROW())))" style:apply-style-name="EveryOtherRow2" style:base-cell-address="'11th Work Ed.'.D21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22"/>
      <style:map style:condition="is-true-formula(NOT(ISEVEN(ROW())))" style:apply-style-name="EveryOtherRow2" style:base-cell-address="'11th Work Ed.'.D22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23"/>
      <style:map style:condition="is-true-formula(NOT(ISEVEN(ROW())))" style:apply-style-name="EveryOtherRow2" style:base-cell-address="'11th Work Ed.'.D23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24"/>
      <style:map style:condition="is-true-formula(NOT(ISEVEN(ROW())))" style:apply-style-name="EveryOtherRow2" style:base-cell-address="'11th Work Ed.'.D24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25"/>
      <style:map style:condition="is-true-formula(NOT(ISEVEN(ROW())))" style:apply-style-name="EveryOtherRow2" style:base-cell-address="'11th Work Ed.'.D25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26"/>
      <style:map style:condition="is-true-formula(NOT(ISEVEN(ROW())))" style:apply-style-name="EveryOtherRow2" style:base-cell-address="'11th Work Ed.'.D26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27"/>
      <style:map style:condition="is-true-formula(NOT(ISEVEN(ROW())))" style:apply-style-name="EveryOtherRow2" style:base-cell-address="'11th Work Ed.'.D27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28"/>
      <style:map style:condition="is-true-formula(NOT(ISEVEN(ROW())))" style:apply-style-name="EveryOtherRow2" style:base-cell-address="'11th Work Ed.'.D28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29"/>
      <style:map style:condition="is-true-formula(NOT(ISEVEN(ROW())))" style:apply-style-name="EveryOtherRow2" style:base-cell-address="'11th Work Ed.'.D29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30"/>
      <style:map style:condition="is-true-formula(NOT(ISEVEN(ROW())))" style:apply-style-name="EveryOtherRow2" style:base-cell-address="'11th Work Ed.'.D30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31"/>
      <style:map style:condition="is-true-formula(NOT(ISEVEN(ROW())))" style:apply-style-name="EveryOtherRow2" style:base-cell-address="'11th Work Ed.'.D31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32"/>
      <style:map style:condition="is-true-formula(NOT(ISEVEN(ROW())))" style:apply-style-name="EveryOtherRow2" style:base-cell-address="'11th Work Ed.'.D3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33"/>
      <style:map style:condition="is-true-formula(NOT(ISEVEN(ROW())))" style:apply-style-name="EveryOtherRow2" style:base-cell-address="'11th Work Ed.'.D33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34"/>
      <style:map style:condition="is-true-formula(NOT(ISEVEN(ROW())))" style:apply-style-name="EveryOtherRow2" style:base-cell-address="'11th Work Ed.'.D34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35"/>
      <style:map style:condition="is-true-formula(NOT(ISEVEN(ROW())))" style:apply-style-name="EveryOtherRow2" style:base-cell-address="'11th Work Ed.'.D35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36"/>
      <style:map style:condition="is-true-formula(NOT(ISEVEN(ROW())))" style:apply-style-name="EveryOtherRow2" style:base-cell-address="'11th Work Ed.'.D36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37"/>
      <style:map style:condition="is-true-formula(NOT(ISEVEN(ROW())))" style:apply-style-name="EveryOtherRow2" style:base-cell-address="'11th Work Ed.'.D37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38"/>
      <style:map style:condition="is-true-formula(NOT(ISEVEN(ROW())))" style:apply-style-name="EveryOtherRow2" style:base-cell-address="'11th Work Ed.'.D38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39"/>
      <style:map style:condition="is-true-formula(NOT(ISEVEN(ROW())))" style:apply-style-name="EveryOtherRow2" style:base-cell-address="'11th Work Ed.'.D39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40"/>
      <style:map style:condition="is-true-formula(NOT(ISEVEN(ROW())))" style:apply-style-name="EveryOtherRow2" style:base-cell-address="'11th Work Ed.'.D40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41"/>
      <style:map style:condition="is-true-formula(NOT(ISEVEN(ROW())))" style:apply-style-name="EveryOtherRow2" style:base-cell-address="'11th Work Ed.'.D41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42"/>
      <style:map style:condition="is-true-formula(NOT(ISEVEN(ROW())))" style:apply-style-name="EveryOtherRow2" style:base-cell-address="'11th Work Ed.'.D42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43"/>
      <style:map style:condition="is-true-formula(NOT(ISEVEN(ROW())))" style:apply-style-name="EveryOtherRow2" style:base-cell-address="'11th Work Ed.'.D43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44"/>
      <style:map style:condition="is-true-formula(NOT(ISEVEN(ROW())))" style:apply-style-name="EveryOtherRow2" style:base-cell-address="'11th Work Ed.'.D44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45"/>
      <style:map style:condition="is-true-formula(NOT(ISEVEN(ROW())))" style:apply-style-name="EveryOtherRow2" style:base-cell-address="'11th Work Ed.'.D45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46"/>
      <style:map style:condition="is-true-formula(NOT(ISEVEN(ROW())))" style:apply-style-name="EveryOtherRow2" style:base-cell-address="'11th Work Ed.'.D46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D47"/>
      <style:map style:condition="is-true-formula(NOT(ISEVEN(ROW())))" style:apply-style-name="EveryOtherRow2" style:base-cell-address="'11th Work Ed.'.D47"/>
    </style:style>
    <style:style style:name="ce129" style:family="table-cell" style:parent-style-name="Default" style:data-style-name="N11">
      <style:table-cell-properties fo:wrap-option="wrap"/>
      <style:text-properties style:font-name="Liberation Sans" fo:font-size="11pt" style:font-size-asian="11pt" style:font-size-complex="11pt"/>
      <style:map style:condition="cell-content()&lt;0.6" style:apply-style-name="Failing" style:base-cell-address="'11th Work Ed.'.D55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E39"/>
      <style:map style:condition="is-true-formula(NOT(ISEVEN(ROW())))" style:apply-style-name="EveryOtherRow2" style:base-cell-address="'11th Work Ed.'.E39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E40"/>
      <style:map style:condition="is-true-formula(NOT(ISEVEN(ROW())))" style:apply-style-name="EveryOtherRow2" style:base-cell-address="'11th Work Ed.'.E40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E41"/>
      <style:map style:condition="is-true-formula(NOT(ISEVEN(ROW())))" style:apply-style-name="EveryOtherRow2" style:base-cell-address="'11th Work Ed.'.E41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E42"/>
      <style:map style:condition="is-true-formula(NOT(ISEVEN(ROW())))" style:apply-style-name="EveryOtherRow2" style:base-cell-address="'11th Work Ed.'.E4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E43"/>
      <style:map style:condition="is-true-formula(NOT(ISEVEN(ROW())))" style:apply-style-name="EveryOtherRow2" style:base-cell-address="'11th Work Ed.'.E43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E44"/>
      <style:map style:condition="is-true-formula(NOT(ISEVEN(ROW())))" style:apply-style-name="EveryOtherRow2" style:base-cell-address="'11th Work Ed.'.E44"/>
    </style:style>
    <style:style style:name="ce136" style:family="table-cell" style:parent-style-name="Default">
      <style:table-cell-properties fo:border-bottom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ff6600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3"/>
      <style:map style:condition="is-true-formula(NOT(ISEVEN(ROW())))" style:apply-style-name="EveryOtherRow2" style:base-cell-address="'11th Work Ed.'.F3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4"/>
      <style:map style:condition="is-true-formula(NOT(ISEVEN(ROW())))" style:apply-style-name="EveryOtherRow2" style:base-cell-address="'11th Work Ed.'.F4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5"/>
      <style:map style:condition="is-true-formula(NOT(ISEVEN(ROW())))" style:apply-style-name="EveryOtherRow2" style:base-cell-address="'11th Work Ed.'.F5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6"/>
      <style:map style:condition="is-true-formula(NOT(ISEVEN(ROW())))" style:apply-style-name="EveryOtherRow2" style:base-cell-address="'11th Work Ed.'.F6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8"/>
      <style:map style:condition="is-true-formula(NOT(ISEVEN(ROW())))" style:apply-style-name="EveryOtherRow2" style:base-cell-address="'11th Work Ed.'.F8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9"/>
      <style:map style:condition="is-true-formula(NOT(ISEVEN(ROW())))" style:apply-style-name="EveryOtherRow2" style:base-cell-address="'11th Work Ed.'.F9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10"/>
      <style:map style:condition="is-true-formula(NOT(ISEVEN(ROW())))" style:apply-style-name="EveryOtherRow2" style:base-cell-address="'11th Work Ed.'.F10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11"/>
      <style:map style:condition="is-true-formula(NOT(ISEVEN(ROW())))" style:apply-style-name="EveryOtherRow2" style:base-cell-address="'11th Work Ed.'.F11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12"/>
      <style:map style:condition="is-true-formula(NOT(ISEVEN(ROW())))" style:apply-style-name="EveryOtherRow2" style:base-cell-address="'11th Work Ed.'.F12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13"/>
      <style:map style:condition="is-true-formula(NOT(ISEVEN(ROW())))" style:apply-style-name="EveryOtherRow2" style:base-cell-address="'11th Work Ed.'.F13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19"/>
      <style:map style:condition="is-true-formula(NOT(ISEVEN(ROW())))" style:apply-style-name="EveryOtherRow2" style:base-cell-address="'11th Work Ed.'.F19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20"/>
      <style:map style:condition="is-true-formula(NOT(ISEVEN(ROW())))" style:apply-style-name="EveryOtherRow2" style:base-cell-address="'11th Work Ed.'.F20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21"/>
      <style:map style:condition="is-true-formula(NOT(ISEVEN(ROW())))" style:apply-style-name="EveryOtherRow2" style:base-cell-address="'11th Work Ed.'.F21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22"/>
      <style:map style:condition="is-true-formula(NOT(ISEVEN(ROW())))" style:apply-style-name="EveryOtherRow2" style:base-cell-address="'11th Work Ed.'.F2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23"/>
      <style:map style:condition="is-true-formula(NOT(ISEVEN(ROW())))" style:apply-style-name="EveryOtherRow2" style:base-cell-address="'11th Work Ed.'.F23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24"/>
      <style:map style:condition="is-true-formula(NOT(ISEVEN(ROW())))" style:apply-style-name="EveryOtherRow2" style:base-cell-address="'11th Work Ed.'.F24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25"/>
      <style:map style:condition="is-true-formula(NOT(ISEVEN(ROW())))" style:apply-style-name="EveryOtherRow2" style:base-cell-address="'11th Work Ed.'.F25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26"/>
      <style:map style:condition="is-true-formula(NOT(ISEVEN(ROW())))" style:apply-style-name="EveryOtherRow2" style:base-cell-address="'11th Work Ed.'.F26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30"/>
      <style:map style:condition="is-true-formula(NOT(ISEVEN(ROW())))" style:apply-style-name="EveryOtherRow2" style:base-cell-address="'11th Work Ed.'.F30"/>
    </style:style>
    <style:style style:name="ce15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31"/>
      <style:map style:condition="is-true-formula(NOT(ISEVEN(ROW())))" style:apply-style-name="EveryOtherRow2" style:base-cell-address="'11th Work Ed.'.F31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32"/>
      <style:map style:condition="is-true-formula(NOT(ISEVEN(ROW())))" style:apply-style-name="EveryOtherRow2" style:base-cell-address="'11th Work Ed.'.F3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33"/>
      <style:map style:condition="is-true-formula(NOT(ISEVEN(ROW())))" style:apply-style-name="EveryOtherRow2" style:base-cell-address="'11th Work Ed.'.F33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34"/>
      <style:map style:condition="is-true-formula(NOT(ISEVEN(ROW())))" style:apply-style-name="EveryOtherRow2" style:base-cell-address="'11th Work Ed.'.F34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35"/>
      <style:map style:condition="is-true-formula(NOT(ISEVEN(ROW())))" style:apply-style-name="EveryOtherRow2" style:base-cell-address="'11th Work Ed.'.F35"/>
    </style:style>
    <style:style style:name="ce16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36"/>
      <style:map style:condition="is-true-formula(NOT(ISEVEN(ROW())))" style:apply-style-name="EveryOtherRow2" style:base-cell-address="'11th Work Ed.'.F36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37"/>
      <style:map style:condition="is-true-formula(NOT(ISEVEN(ROW())))" style:apply-style-name="EveryOtherRow2" style:base-cell-address="'11th Work Ed.'.F37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38"/>
      <style:map style:condition="is-true-formula(NOT(ISEVEN(ROW())))" style:apply-style-name="EveryOtherRow2" style:base-cell-address="'11th Work Ed.'.F38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39"/>
      <style:map style:condition="is-true-formula(NOT(ISEVEN(ROW())))" style:apply-style-name="EveryOtherRow2" style:base-cell-address="'11th Work Ed.'.F39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40"/>
      <style:map style:condition="is-true-formula(NOT(ISEVEN(ROW())))" style:apply-style-name="EveryOtherRow2" style:base-cell-address="'11th Work Ed.'.F40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41"/>
      <style:map style:condition="is-true-formula(NOT(ISEVEN(ROW())))" style:apply-style-name="EveryOtherRow2" style:base-cell-address="'11th Work Ed.'.F41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42"/>
      <style:map style:condition="is-true-formula(NOT(ISEVEN(ROW())))" style:apply-style-name="EveryOtherRow2" style:base-cell-address="'11th Work Ed.'.F4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43"/>
      <style:map style:condition="is-true-formula(NOT(ISEVEN(ROW())))" style:apply-style-name="EveryOtherRow2" style:base-cell-address="'11th Work Ed.'.F43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44"/>
      <style:map style:condition="is-true-formula(NOT(ISEVEN(ROW())))" style:apply-style-name="EveryOtherRow2" style:base-cell-address="'11th Work Ed.'.F44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45"/>
      <style:map style:condition="is-true-formula(NOT(ISEVEN(ROW())))" style:apply-style-name="EveryOtherRow2" style:base-cell-address="'11th Work Ed.'.F45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46"/>
      <style:map style:condition="is-true-formula(NOT(ISEVEN(ROW())))" style:apply-style-name="EveryOtherRow2" style:base-cell-address="'11th Work Ed.'.F46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F47"/>
      <style:map style:condition="is-true-formula(NOT(ISEVEN(ROW())))" style:apply-style-name="EveryOtherRow2" style:base-cell-address="'11th Work Ed.'.F47"/>
    </style:style>
    <style:style style:name="ce17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1th Work Ed.'.F55"/>
    </style:style>
    <style:style style:name="ce175" style:family="table-cell" style:parent-style-name="Default">
      <style:table-cell-properties fo:border-bottom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176" style:family="table-cell" style:parent-style-name="Default">
      <style:table-cell-properties fo:border-bottom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G39"/>
      <style:map style:condition="is-true-formula(NOT(ISEVEN(ROW())))" style:apply-style-name="EveryOtherRow2" style:base-cell-address="'11th Work Ed.'.G39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G40"/>
      <style:map style:condition="is-true-formula(NOT(ISEVEN(ROW())))" style:apply-style-name="EveryOtherRow2" style:base-cell-address="'11th Work Ed.'.G40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G41"/>
      <style:map style:condition="is-true-formula(NOT(ISEVEN(ROW())))" style:apply-style-name="EveryOtherRow2" style:base-cell-address="'11th Work Ed.'.G41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G42"/>
      <style:map style:condition="is-true-formula(NOT(ISEVEN(ROW())))" style:apply-style-name="EveryOtherRow2" style:base-cell-address="'11th Work Ed.'.G42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G43"/>
      <style:map style:condition="is-true-formula(NOT(ISEVEN(ROW())))" style:apply-style-name="EveryOtherRow2" style:base-cell-address="'11th Work Ed.'.G43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G44"/>
      <style:map style:condition="is-true-formula(NOT(ISEVEN(ROW())))" style:apply-style-name="EveryOtherRow2" style:base-cell-address="'11th Work Ed.'.G44"/>
    </style:style>
    <style:style style:name="ce18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1th Work Ed.'.G55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H39"/>
      <style:map style:condition="is-true-formula(NOT(ISEVEN(ROW())))" style:apply-style-name="EveryOtherRow2" style:base-cell-address="'11th Work Ed.'.H39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H40"/>
      <style:map style:condition="is-true-formula(NOT(ISEVEN(ROW())))" style:apply-style-name="EveryOtherRow2" style:base-cell-address="'11th Work Ed.'.H40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H41"/>
      <style:map style:condition="is-true-formula(NOT(ISEVEN(ROW())))" style:apply-style-name="EveryOtherRow2" style:base-cell-address="'11th Work Ed.'.H41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H42"/>
      <style:map style:condition="is-true-formula(NOT(ISEVEN(ROW())))" style:apply-style-name="EveryOtherRow2" style:base-cell-address="'11th Work Ed.'.H4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H43"/>
      <style:map style:condition="is-true-formula(NOT(ISEVEN(ROW())))" style:apply-style-name="EveryOtherRow2" style:base-cell-address="'11th Work Ed.'.H43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H44"/>
      <style:map style:condition="is-true-formula(NOT(ISEVEN(ROW())))" style:apply-style-name="EveryOtherRow2" style:base-cell-address="'11th Work Ed.'.H44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I39"/>
      <style:map style:condition="is-true-formula(NOT(ISEVEN(ROW())))" style:apply-style-name="EveryOtherRow2" style:base-cell-address="'11th Work Ed.'.I39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I40"/>
      <style:map style:condition="is-true-formula(NOT(ISEVEN(ROW())))" style:apply-style-name="EveryOtherRow2" style:base-cell-address="'11th Work Ed.'.I40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I41"/>
      <style:map style:condition="is-true-formula(NOT(ISEVEN(ROW())))" style:apply-style-name="EveryOtherRow2" style:base-cell-address="'11th Work Ed.'.I41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I42"/>
      <style:map style:condition="is-true-formula(NOT(ISEVEN(ROW())))" style:apply-style-name="EveryOtherRow2" style:base-cell-address="'11th Work Ed.'.I42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I43"/>
      <style:map style:condition="is-true-formula(NOT(ISEVEN(ROW())))" style:apply-style-name="EveryOtherRow2" style:base-cell-address="'11th Work Ed.'.I43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I44"/>
      <style:map style:condition="is-true-formula(NOT(ISEVEN(ROW())))" style:apply-style-name="EveryOtherRow2" style:base-cell-address="'11th Work Ed.'.I44"/>
    </style:style>
    <style:style style:name="ce196" style:family="table-cell" style:parent-style-name="Default">
      <style:table-cell-properties fo:border-bottom="0.74pt solid #000000" fo:background-color="#00cc33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J39"/>
      <style:map style:condition="is-true-formula(NOT(ISEVEN(ROW())))" style:apply-style-name="EveryOtherRow2" style:base-cell-address="'11th Work Ed.'.J39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J40"/>
      <style:map style:condition="is-true-formula(NOT(ISEVEN(ROW())))" style:apply-style-name="EveryOtherRow2" style:base-cell-address="'11th Work Ed.'.J40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J41"/>
      <style:map style:condition="is-true-formula(NOT(ISEVEN(ROW())))" style:apply-style-name="EveryOtherRow2" style:base-cell-address="'11th Work Ed.'.J41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J42"/>
      <style:map style:condition="is-true-formula(NOT(ISEVEN(ROW())))" style:apply-style-name="EveryOtherRow2" style:base-cell-address="'11th Work Ed.'.J42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J43"/>
      <style:map style:condition="is-true-formula(NOT(ISEVEN(ROW())))" style:apply-style-name="EveryOtherRow2" style:base-cell-address="'11th Work Ed.'.J43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J44"/>
      <style:map style:condition="is-true-formula(NOT(ISEVEN(ROW())))" style:apply-style-name="EveryOtherRow2" style:base-cell-address="'11th Work Ed.'.J44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K39"/>
      <style:map style:condition="is-true-formula(NOT(ISEVEN(ROW())))" style:apply-style-name="EveryOtherRow2" style:base-cell-address="'11th Work Ed.'.K39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K40"/>
      <style:map style:condition="is-true-formula(NOT(ISEVEN(ROW())))" style:apply-style-name="EveryOtherRow2" style:base-cell-address="'11th Work Ed.'.K40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K41"/>
      <style:map style:condition="is-true-formula(NOT(ISEVEN(ROW())))" style:apply-style-name="EveryOtherRow2" style:base-cell-address="'11th Work Ed.'.K41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K42"/>
      <style:map style:condition="is-true-formula(NOT(ISEVEN(ROW())))" style:apply-style-name="EveryOtherRow2" style:base-cell-address="'11th Work Ed.'.K4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K43"/>
      <style:map style:condition="is-true-formula(NOT(ISEVEN(ROW())))" style:apply-style-name="EveryOtherRow2" style:base-cell-address="'11th Work Ed.'.K43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K44"/>
      <style:map style:condition="is-true-formula(NOT(ISEVEN(ROW())))" style:apply-style-name="EveryOtherRow2" style:base-cell-address="'11th Work Ed.'.K44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L39"/>
      <style:map style:condition="is-true-formula(NOT(ISEVEN(ROW())))" style:apply-style-name="EveryOtherRow2" style:base-cell-address="'11th Work Ed.'.L39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L40"/>
      <style:map style:condition="is-true-formula(NOT(ISEVEN(ROW())))" style:apply-style-name="EveryOtherRow2" style:base-cell-address="'11th Work Ed.'.L40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L41"/>
      <style:map style:condition="is-true-formula(NOT(ISEVEN(ROW())))" style:apply-style-name="EveryOtherRow2" style:base-cell-address="'11th Work Ed.'.L41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L42"/>
      <style:map style:condition="is-true-formula(NOT(ISEVEN(ROW())))" style:apply-style-name="EveryOtherRow2" style:base-cell-address="'11th Work Ed.'.L42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L43"/>
      <style:map style:condition="is-true-formula(NOT(ISEVEN(ROW())))" style:apply-style-name="EveryOtherRow2" style:base-cell-address="'11th Work Ed.'.L43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L44"/>
      <style:map style:condition="is-true-formula(NOT(ISEVEN(ROW())))" style:apply-style-name="EveryOtherRow2" style:base-cell-address="'11th Work Ed.'.L44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M39"/>
      <style:map style:condition="is-true-formula(NOT(ISEVEN(ROW())))" style:apply-style-name="EveryOtherRow2" style:base-cell-address="'11th Work Ed.'.M39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M40"/>
      <style:map style:condition="is-true-formula(NOT(ISEVEN(ROW())))" style:apply-style-name="EveryOtherRow2" style:base-cell-address="'11th Work Ed.'.M40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M41"/>
      <style:map style:condition="is-true-formula(NOT(ISEVEN(ROW())))" style:apply-style-name="EveryOtherRow2" style:base-cell-address="'11th Work Ed.'.M41"/>
    </style:style>
    <style:style style:name="ce2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M42"/>
      <style:map style:condition="is-true-formula(NOT(ISEVEN(ROW())))" style:apply-style-name="EveryOtherRow2" style:base-cell-address="'11th Work Ed.'.M4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M43"/>
      <style:map style:condition="is-true-formula(NOT(ISEVEN(ROW())))" style:apply-style-name="EveryOtherRow2" style:base-cell-address="'11th Work Ed.'.M43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M44"/>
      <style:map style:condition="is-true-formula(NOT(ISEVEN(ROW())))" style:apply-style-name="EveryOtherRow2" style:base-cell-address="'11th Work Ed.'.M44"/>
    </style:style>
    <style:style style:name="ce221" style:family="table-cell" style:parent-style-name="Default">
      <style:table-cell-properties fo:border-bottom="0.74pt solid #000000" fo:background-color="#3333ff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2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N39"/>
      <style:map style:condition="is-true-formula(NOT(ISEVEN(ROW())))" style:apply-style-name="EveryOtherRow2" style:base-cell-address="'11th Work Ed.'.N39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N40"/>
      <style:map style:condition="is-true-formula(NOT(ISEVEN(ROW())))" style:apply-style-name="EveryOtherRow2" style:base-cell-address="'11th Work Ed.'.N40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N41"/>
      <style:map style:condition="is-true-formula(NOT(ISEVEN(ROW())))" style:apply-style-name="EveryOtherRow2" style:base-cell-address="'11th Work Ed.'.N41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N42"/>
      <style:map style:condition="is-true-formula(NOT(ISEVEN(ROW())))" style:apply-style-name="EveryOtherRow2" style:base-cell-address="'11th Work Ed.'.N42"/>
    </style:style>
    <style:style style:name="ce22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N43"/>
      <style:map style:condition="is-true-formula(NOT(ISEVEN(ROW())))" style:apply-style-name="EveryOtherRow2" style:base-cell-address="'11th Work Ed.'.N43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N44"/>
      <style:map style:condition="is-true-formula(NOT(ISEVEN(ROW())))" style:apply-style-name="EveryOtherRow2" style:base-cell-address="'11th Work Ed.'.N44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O39"/>
      <style:map style:condition="is-true-formula(NOT(ISEVEN(ROW())))" style:apply-style-name="EveryOtherRow2" style:base-cell-address="'11th Work Ed.'.O39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O40"/>
      <style:map style:condition="is-true-formula(NOT(ISEVEN(ROW())))" style:apply-style-name="EveryOtherRow2" style:base-cell-address="'11th Work Ed.'.O40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O41"/>
      <style:map style:condition="is-true-formula(NOT(ISEVEN(ROW())))" style:apply-style-name="EveryOtherRow2" style:base-cell-address="'11th Work Ed.'.O41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O42"/>
      <style:map style:condition="is-true-formula(NOT(ISEVEN(ROW())))" style:apply-style-name="EveryOtherRow2" style:base-cell-address="'11th Work Ed.'.O4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O43"/>
      <style:map style:condition="is-true-formula(NOT(ISEVEN(ROW())))" style:apply-style-name="EveryOtherRow2" style:base-cell-address="'11th Work Ed.'.O43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O44"/>
      <style:map style:condition="is-true-formula(NOT(ISEVEN(ROW())))" style:apply-style-name="EveryOtherRow2" style:base-cell-address="'11th Work Ed.'.O44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P39"/>
      <style:map style:condition="is-true-formula(NOT(ISEVEN(ROW())))" style:apply-style-name="EveryOtherRow2" style:base-cell-address="'11th Work Ed.'.P39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P40"/>
      <style:map style:condition="is-true-formula(NOT(ISEVEN(ROW())))" style:apply-style-name="EveryOtherRow2" style:base-cell-address="'11th Work Ed.'.P40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P41"/>
      <style:map style:condition="is-true-formula(NOT(ISEVEN(ROW())))" style:apply-style-name="EveryOtherRow2" style:base-cell-address="'11th Work Ed.'.P41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P42"/>
      <style:map style:condition="is-true-formula(NOT(ISEVEN(ROW())))" style:apply-style-name="EveryOtherRow2" style:base-cell-address="'11th Work Ed.'.P42"/>
    </style:style>
    <style:style style:name="ce23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P43"/>
      <style:map style:condition="is-true-formula(NOT(ISEVEN(ROW())))" style:apply-style-name="EveryOtherRow2" style:base-cell-address="'11th Work Ed.'.P43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P44"/>
      <style:map style:condition="is-true-formula(NOT(ISEVEN(ROW())))" style:apply-style-name="EveryOtherRow2" style:base-cell-address="'11th Work Ed.'.P44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Q39"/>
      <style:map style:condition="is-true-formula(NOT(ISEVEN(ROW())))" style:apply-style-name="EveryOtherRow2" style:base-cell-address="'11th Work Ed.'.Q39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Q40"/>
      <style:map style:condition="is-true-formula(NOT(ISEVEN(ROW())))" style:apply-style-name="EveryOtherRow2" style:base-cell-address="'11th Work Ed.'.Q40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Q41"/>
      <style:map style:condition="is-true-formula(NOT(ISEVEN(ROW())))" style:apply-style-name="EveryOtherRow2" style:base-cell-address="'11th Work Ed.'.Q41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Q42"/>
      <style:map style:condition="is-true-formula(NOT(ISEVEN(ROW())))" style:apply-style-name="EveryOtherRow2" style:base-cell-address="'11th Work Ed.'.Q4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Q43"/>
      <style:map style:condition="is-true-formula(NOT(ISEVEN(ROW())))" style:apply-style-name="EveryOtherRow2" style:base-cell-address="'11th Work Ed.'.Q43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Q44"/>
      <style:map style:condition="is-true-formula(NOT(ISEVEN(ROW())))" style:apply-style-name="EveryOtherRow2" style:base-cell-address="'11th Work Ed.'.Q44"/>
    </style:style>
    <style:style style:name="ce246" style:family="table-cell" style:parent-style-name="Default">
      <style:table-cell-properties fo:border-bottom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1th Work Ed.'.R3"/>
      <style:map style:condition="is-true-formula(NOT(ISEVEN(ROW())))" style:apply-style-name="EveryOtherRow2" style:base-cell-address="'11th Work Ed.'.R3"/>
    </style:style>
    <style:style style:name="ce24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A3"/>
      <style:map style:condition="is-true-formula(NOT(ISEVEN(ROW())))" style:apply-style-name="EveryOtherRow2" style:base-cell-address="'11th Work Ed.'.A3"/>
    </style:style>
    <style:style style:name="ce249" style:family="table-cell" style:parent-style-name="Default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'11th Work Ed.'.R3"/>
      <style:map style:condition="is-true-formula(NOT(ISEVEN(ROW())))" style:apply-style-name="EveryOtherRow2" style:base-cell-address="'11th Work Ed.'.R3"/>
    </style:style>
    <style:style style:name="ce250" style:family="table-cell" style:parent-style-name="Default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'11th Work Ed.'.A3"/>
      <style:map style:condition="is-true-formula(NOT(ISEVEN(ROW())))" style:apply-style-name="EveryOtherRow2" style:base-cell-address="'11th Work Ed.'.A3"/>
    </style:style>
    <style:style style:name="ce251" style:family="table-cell" style:parent-style-name="Default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font-name="Liberation Sans" fo:font-size="11pt" style:font-size-asian="11pt" style:font-size-complex="11pt"/>
    </style:style>
    <style:style style:name="ce253" style:family="table-cell" style:parent-style-name="Default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'11th Work Ed.'.R3"/>
      <style:map style:condition="is-true-formula(NOT(ISEVEN(ROW())))" style:apply-style-name="EveryOtherRow2" style:base-cell-address="'11th Work Ed.'.R3"/>
    </style:style>
    <style:style style:name="ce254" style:family="table-cell" style:parent-style-name="Default">
      <style:table-cell-properties fo:border-bottom="0.74pt solid #000000" fo:background-color="#579d1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5" style:family="table-cell" style:parent-style-name="Default" style:data-style-name="N1012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8th.A2"/>
      <style:map style:condition="is-true-formula(NOT(ISEVEN(ROW())))" style:apply-style-name="EveryOtherRow2" style:base-cell-address="8th.A2"/>
    </style:style>
    <style:style style:name="ce256" style:family="table-cell" style:parent-style-name="Default" style:data-style-name="N1012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10128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258" style:family="table-cell" style:parent-style-name="Excel_20_Built-in_20_Title" style:data-style-name="N0">
      <style:table-cell-properties fo:border-bottom="0.74pt solid #000000" fo:background-color="#579d1c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12121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8th.B2"/>
      <style:map style:condition="is-true-formula(NOT(ISEVEN(ROW())))" style:apply-style-name="EveryOtherRow2" style:base-cell-address="8th.B2"/>
    </style:style>
    <style:style style:name="ce260" style:family="table-cell" style:parent-style-name="Default">
      <style:table-cell-properties fo:border-bottom="0.74pt solid #000000" fo:background-color="#579d1c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68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A2"/>
      <style:map style:condition="is-true-formula(NOT(ISEVEN(ROW())))" style:apply-style-name="EveryOtherRow2" style:base-cell-address="8th.A2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263" style:family="table-cell" style:parent-style-name="Default" style:data-style-name="N126">
      <style:table-cell-properties fo:border-bottom="0.74pt solid #000000" fo:background-color="#579d1c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26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A2"/>
      <style:map style:condition="is-true-formula(NOT(ISEVEN(ROW())))" style:apply-style-name="EveryOtherRow2" style:base-cell-address="8th.A2"/>
    </style:style>
    <style:style style:name="ce26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3"/>
      <style:map style:condition="is-true-formula(NOT(ISEVEN(ROW())))" style:apply-style-name="EveryOtherRow2" style:base-cell-address="8th.D3"/>
    </style:style>
    <style:style style:name="ce26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4"/>
      <style:map style:condition="is-true-formula(NOT(ISEVEN(ROW())))" style:apply-style-name="EveryOtherRow2" style:base-cell-address="8th.D4"/>
    </style:style>
    <style:style style:name="ce26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5"/>
      <style:map style:condition="is-true-formula(NOT(ISEVEN(ROW())))" style:apply-style-name="EveryOtherRow2" style:base-cell-address="8th.D5"/>
    </style:style>
    <style:style style:name="ce26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6"/>
      <style:map style:condition="is-true-formula(NOT(ISEVEN(ROW())))" style:apply-style-name="EveryOtherRow2" style:base-cell-address="8th.D6"/>
    </style:style>
    <style:style style:name="ce26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7"/>
      <style:map style:condition="is-true-formula(NOT(ISEVEN(ROW())))" style:apply-style-name="EveryOtherRow2" style:base-cell-address="8th.D7"/>
    </style:style>
    <style:style style:name="ce27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8"/>
      <style:map style:condition="is-true-formula(NOT(ISEVEN(ROW())))" style:apply-style-name="EveryOtherRow2" style:base-cell-address="8th.D8"/>
    </style:style>
    <style:style style:name="ce27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9"/>
      <style:map style:condition="is-true-formula(NOT(ISEVEN(ROW())))" style:apply-style-name="EveryOtherRow2" style:base-cell-address="8th.D9"/>
    </style:style>
    <style:style style:name="ce27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10"/>
      <style:map style:condition="is-true-formula(NOT(ISEVEN(ROW())))" style:apply-style-name="EveryOtherRow2" style:base-cell-address="8th.D10"/>
    </style:style>
    <style:style style:name="ce27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11"/>
      <style:map style:condition="is-true-formula(NOT(ISEVEN(ROW())))" style:apply-style-name="EveryOtherRow2" style:base-cell-address="8th.D11"/>
    </style:style>
    <style:style style:name="ce27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12"/>
      <style:map style:condition="is-true-formula(NOT(ISEVEN(ROW())))" style:apply-style-name="EveryOtherRow2" style:base-cell-address="8th.D12"/>
    </style:style>
    <style:style style:name="ce27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14"/>
      <style:map style:condition="is-true-formula(NOT(ISEVEN(ROW())))" style:apply-style-name="EveryOtherRow2" style:base-cell-address="8th.D14"/>
    </style:style>
    <style:style style:name="ce27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15"/>
      <style:map style:condition="is-true-formula(NOT(ISEVEN(ROW())))" style:apply-style-name="EveryOtherRow2" style:base-cell-address="8th.D15"/>
    </style:style>
    <style:style style:name="ce27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16"/>
      <style:map style:condition="is-true-formula(NOT(ISEVEN(ROW())))" style:apply-style-name="EveryOtherRow2" style:base-cell-address="8th.D16"/>
    </style:style>
    <style:style style:name="ce27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17"/>
      <style:map style:condition="is-true-formula(NOT(ISEVEN(ROW())))" style:apply-style-name="EveryOtherRow2" style:base-cell-address="8th.D17"/>
    </style:style>
    <style:style style:name="ce27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18"/>
      <style:map style:condition="is-true-formula(NOT(ISEVEN(ROW())))" style:apply-style-name="EveryOtherRow2" style:base-cell-address="8th.D18"/>
    </style:style>
    <style:style style:name="ce28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19"/>
      <style:map style:condition="is-true-formula(NOT(ISEVEN(ROW())))" style:apply-style-name="EveryOtherRow2" style:base-cell-address="8th.D19"/>
    </style:style>
    <style:style style:name="ce28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20"/>
      <style:map style:condition="is-true-formula(NOT(ISEVEN(ROW())))" style:apply-style-name="EveryOtherRow2" style:base-cell-address="8th.D20"/>
    </style:style>
    <style:style style:name="ce28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D22"/>
      <style:map style:condition="is-true-formula(NOT(ISEVEN(ROW())))" style:apply-style-name="EveryOtherRow2" style:base-cell-address="8th.D22"/>
    </style:style>
    <style:style style:name="ce283" style:family="table-cell" style:parent-style-name="Default" style:data-style-name="N126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</style:style>
    <style:style style:name="ce28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285" style:family="table-cell" style:parent-style-name="Default" style:data-style-name="N10">
      <style:table-cell-properties style:text-align-source="fix" style:repeat-content="false" fo:wrap-option="wrap"/>
      <style:paragraph-properties fo:text-align="center" fo:margin-left="0pt"/>
      <style:text-properties style:font-name="Liberation Sans" fo:font-size="11pt" style:font-size-asian="11pt" style:font-size-complex="11pt"/>
      <style:map style:condition="cell-content()&lt;0.6" style:apply-style-name="Failing" style:base-cell-address="8th.D25"/>
    </style:style>
    <style:style style:name="ce28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288" style:family="table-cell" style:parent-style-name="Excel_20_Built-in_20_Percent" style:data-style-name="N12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F2"/>
      <style:map style:condition="is-true-formula(NOT(ISEVEN(ROW())))" style:apply-style-name="EveryOtherRow2" style:base-cell-address="8th.F2"/>
    </style:style>
    <style:style style:name="ce28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F8"/>
      <style:map style:condition="is-true-formula(NOT(ISEVEN(ROW())))" style:apply-style-name="EveryOtherRow2" style:base-cell-address="8th.F8"/>
    </style:style>
    <style:style style:name="ce29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F13"/>
      <style:map style:condition="is-true-formula(NOT(ISEVEN(ROW())))" style:apply-style-name="EveryOtherRow2" style:base-cell-address="8th.F13"/>
    </style:style>
    <style:style style:name="ce29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F17"/>
      <style:map style:condition="is-true-formula(NOT(ISEVEN(ROW())))" style:apply-style-name="EveryOtherRow2" style:base-cell-address="8th.F17"/>
    </style:style>
    <style:style style:name="ce29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F21"/>
      <style:map style:condition="is-true-formula(NOT(ISEVEN(ROW())))" style:apply-style-name="EveryOtherRow2" style:base-cell-address="8th.F21"/>
    </style:style>
    <style:style style:name="ce29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F25"/>
    </style:style>
    <style:style style:name="ce78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G8"/>
      <style:map style:condition="is-true-formula(NOT(ISEVEN(ROW())))" style:apply-style-name="EveryOtherRow2" style:base-cell-address="8th.G8"/>
    </style:style>
    <style:style style:name="ce29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G9"/>
      <style:map style:condition="is-true-formula(NOT(ISEVEN(ROW())))" style:apply-style-name="EveryOtherRow2" style:base-cell-address="8th.G9"/>
    </style:style>
    <style:style style:name="ce29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G13"/>
      <style:map style:condition="is-true-formula(NOT(ISEVEN(ROW())))" style:apply-style-name="EveryOtherRow2" style:base-cell-address="8th.G13"/>
    </style:style>
    <style:style style:name="ce73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G17"/>
      <style:map style:condition="is-true-formula(NOT(ISEVEN(ROW())))" style:apply-style-name="EveryOtherRow2" style:base-cell-address="8th.G17"/>
    </style:style>
    <style:style style:name="ce29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G18"/>
      <style:map style:condition="is-true-formula(NOT(ISEVEN(ROW())))" style:apply-style-name="EveryOtherRow2" style:base-cell-address="8th.G18"/>
    </style:style>
    <style:style style:name="ce29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G21"/>
      <style:map style:condition="is-true-formula(NOT(ISEVEN(ROW())))" style:apply-style-name="EveryOtherRow2" style:base-cell-address="8th.G21"/>
    </style:style>
    <style:style style:name="ce29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G25"/>
    </style:style>
    <style:style style:name="ce78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H8"/>
      <style:map style:condition="is-true-formula(NOT(ISEVEN(ROW())))" style:apply-style-name="EveryOtherRow2" style:base-cell-address="8th.H8"/>
    </style:style>
    <style:style style:name="ce29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H9"/>
      <style:map style:condition="is-true-formula(NOT(ISEVEN(ROW())))" style:apply-style-name="EveryOtherRow2" style:base-cell-address="8th.H9"/>
    </style:style>
    <style:style style:name="ce30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H13"/>
      <style:map style:condition="is-true-formula(NOT(ISEVEN(ROW())))" style:apply-style-name="EveryOtherRow2" style:base-cell-address="8th.H13"/>
    </style:style>
    <style:style style:name="ce74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H17"/>
      <style:map style:condition="is-true-formula(NOT(ISEVEN(ROW())))" style:apply-style-name="EveryOtherRow2" style:base-cell-address="8th.H17"/>
    </style:style>
    <style:style style:name="ce30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H18"/>
      <style:map style:condition="is-true-formula(NOT(ISEVEN(ROW())))" style:apply-style-name="EveryOtherRow2" style:base-cell-address="8th.H18"/>
    </style:style>
    <style:style style:name="ce30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H21"/>
      <style:map style:condition="is-true-formula(NOT(ISEVEN(ROW())))" style:apply-style-name="EveryOtherRow2" style:base-cell-address="8th.H21"/>
    </style:style>
    <style:style style:name="ce30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H25"/>
    </style:style>
    <style:style style:name="ce79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I8"/>
      <style:map style:condition="is-true-formula(NOT(ISEVEN(ROW())))" style:apply-style-name="EveryOtherRow2" style:base-cell-address="8th.I8"/>
    </style:style>
    <style:style style:name="ce30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I9"/>
      <style:map style:condition="is-true-formula(NOT(ISEVEN(ROW())))" style:apply-style-name="EveryOtherRow2" style:base-cell-address="8th.I9"/>
    </style:style>
    <style:style style:name="ce30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I13"/>
      <style:map style:condition="is-true-formula(NOT(ISEVEN(ROW())))" style:apply-style-name="EveryOtherRow2" style:base-cell-address="8th.I13"/>
    </style:style>
    <style:style style:name="ce74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I17"/>
      <style:map style:condition="is-true-formula(NOT(ISEVEN(ROW())))" style:apply-style-name="EveryOtherRow2" style:base-cell-address="8th.I17"/>
    </style:style>
    <style:style style:name="ce30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I18"/>
      <style:map style:condition="is-true-formula(NOT(ISEVEN(ROW())))" style:apply-style-name="EveryOtherRow2" style:base-cell-address="8th.I18"/>
    </style:style>
    <style:style style:name="ce30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I21"/>
      <style:map style:condition="is-true-formula(NOT(ISEVEN(ROW())))" style:apply-style-name="EveryOtherRow2" style:base-cell-address="8th.I21"/>
    </style:style>
    <style:style style:name="ce30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I25"/>
    </style:style>
    <style:style style:name="ce76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J4"/>
      <style:map style:condition="is-true-formula(NOT(ISEVEN(ROW())))" style:apply-style-name="EveryOtherRow2" style:base-cell-address="8th.J4"/>
    </style:style>
    <style:style style:name="ce80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J8"/>
      <style:map style:condition="is-true-formula(NOT(ISEVEN(ROW())))" style:apply-style-name="EveryOtherRow2" style:base-cell-address="8th.J8"/>
    </style:style>
    <style:style style:name="ce30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J9"/>
      <style:map style:condition="is-true-formula(NOT(ISEVEN(ROW())))" style:apply-style-name="EveryOtherRow2" style:base-cell-address="8th.J9"/>
    </style:style>
    <style:style style:name="ce31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J13"/>
      <style:map style:condition="is-true-formula(NOT(ISEVEN(ROW())))" style:apply-style-name="EveryOtherRow2" style:base-cell-address="8th.J13"/>
    </style:style>
    <style:style style:name="ce75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J17"/>
      <style:map style:condition="is-true-formula(NOT(ISEVEN(ROW())))" style:apply-style-name="EveryOtherRow2" style:base-cell-address="8th.J17"/>
    </style:style>
    <style:style style:name="ce31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J18"/>
      <style:map style:condition="is-true-formula(NOT(ISEVEN(ROW())))" style:apply-style-name="EveryOtherRow2" style:base-cell-address="8th.J18"/>
    </style:style>
    <style:style style:name="ce31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J21"/>
      <style:map style:condition="is-true-formula(NOT(ISEVEN(ROW())))" style:apply-style-name="EveryOtherRow2" style:base-cell-address="8th.J21"/>
    </style:style>
    <style:style style:name="ce31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J25"/>
    </style:style>
    <style:style style:name="ce74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K2"/>
      <style:map style:condition="is-true-formula(NOT(ISEVEN(ROW())))" style:apply-style-name="EveryOtherRow2" style:base-cell-address="8th.K2"/>
    </style:style>
    <style:style style:name="ce81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K8"/>
      <style:map style:condition="is-true-formula(NOT(ISEVEN(ROW())))" style:apply-style-name="EveryOtherRow2" style:base-cell-address="8th.K8"/>
    </style:style>
    <style:style style:name="ce31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K9"/>
      <style:map style:condition="is-true-formula(NOT(ISEVEN(ROW())))" style:apply-style-name="EveryOtherRow2" style:base-cell-address="8th.K9"/>
    </style:style>
    <style:style style:name="ce31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K13"/>
      <style:map style:condition="is-true-formula(NOT(ISEVEN(ROW())))" style:apply-style-name="EveryOtherRow2" style:base-cell-address="8th.K13"/>
    </style:style>
    <style:style style:name="ce76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K17"/>
      <style:map style:condition="is-true-formula(NOT(ISEVEN(ROW())))" style:apply-style-name="EveryOtherRow2" style:base-cell-address="8th.K17"/>
    </style:style>
    <style:style style:name="ce31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K18"/>
      <style:map style:condition="is-true-formula(NOT(ISEVEN(ROW())))" style:apply-style-name="EveryOtherRow2" style:base-cell-address="8th.K18"/>
    </style:style>
    <style:style style:name="ce31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K21"/>
      <style:map style:condition="is-true-formula(NOT(ISEVEN(ROW())))" style:apply-style-name="EveryOtherRow2" style:base-cell-address="8th.K21"/>
    </style:style>
    <style:style style:name="ce31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K25"/>
    </style:style>
    <style:style style:name="ce82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L8"/>
      <style:map style:condition="is-true-formula(NOT(ISEVEN(ROW())))" style:apply-style-name="EveryOtherRow2" style:base-cell-address="8th.L8"/>
    </style:style>
    <style:style style:name="ce31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L9"/>
      <style:map style:condition="is-true-formula(NOT(ISEVEN(ROW())))" style:apply-style-name="EveryOtherRow2" style:base-cell-address="8th.L9"/>
    </style:style>
    <style:style style:name="ce32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L13"/>
      <style:map style:condition="is-true-formula(NOT(ISEVEN(ROW())))" style:apply-style-name="EveryOtherRow2" style:base-cell-address="8th.L13"/>
    </style:style>
    <style:style style:name="ce77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L17"/>
      <style:map style:condition="is-true-formula(NOT(ISEVEN(ROW())))" style:apply-style-name="EveryOtherRow2" style:base-cell-address="8th.L17"/>
    </style:style>
    <style:style style:name="ce32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L18"/>
      <style:map style:condition="is-true-formula(NOT(ISEVEN(ROW())))" style:apply-style-name="EveryOtherRow2" style:base-cell-address="8th.L18"/>
    </style:style>
    <style:style style:name="ce32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L21"/>
      <style:map style:condition="is-true-formula(NOT(ISEVEN(ROW())))" style:apply-style-name="EveryOtherRow2" style:base-cell-address="8th.L21"/>
    </style:style>
    <style:style style:name="ce32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L25"/>
    </style:style>
    <style:style style:name="ce82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M8"/>
      <style:map style:condition="is-true-formula(NOT(ISEVEN(ROW())))" style:apply-style-name="EveryOtherRow2" style:base-cell-address="8th.M8"/>
    </style:style>
    <style:style style:name="ce32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M9"/>
      <style:map style:condition="is-true-formula(NOT(ISEVEN(ROW())))" style:apply-style-name="EveryOtherRow2" style:base-cell-address="8th.M9"/>
    </style:style>
    <style:style style:name="ce32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M13"/>
      <style:map style:condition="is-true-formula(NOT(ISEVEN(ROW())))" style:apply-style-name="EveryOtherRow2" style:base-cell-address="8th.M13"/>
    </style:style>
    <style:style style:name="ce78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M17"/>
      <style:map style:condition="is-true-formula(NOT(ISEVEN(ROW())))" style:apply-style-name="EveryOtherRow2" style:base-cell-address="8th.M17"/>
    </style:style>
    <style:style style:name="ce32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M18"/>
      <style:map style:condition="is-true-formula(NOT(ISEVEN(ROW())))" style:apply-style-name="EveryOtherRow2" style:base-cell-address="8th.M18"/>
    </style:style>
    <style:style style:name="ce32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M21"/>
      <style:map style:condition="is-true-formula(NOT(ISEVEN(ROW())))" style:apply-style-name="EveryOtherRow2" style:base-cell-address="8th.M21"/>
    </style:style>
    <style:style style:name="ce32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M25"/>
    </style:style>
    <style:style style:name="ce75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N2"/>
      <style:map style:condition="is-true-formula(NOT(ISEVEN(ROW())))" style:apply-style-name="EveryOtherRow2" style:base-cell-address="8th.N2"/>
    </style:style>
    <style:style style:name="ce77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N4"/>
      <style:map style:condition="is-true-formula(NOT(ISEVEN(ROW())))" style:apply-style-name="EveryOtherRow2" style:base-cell-address="8th.N4"/>
    </style:style>
    <style:style style:name="ce83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N8"/>
      <style:map style:condition="is-true-formula(NOT(ISEVEN(ROW())))" style:apply-style-name="EveryOtherRow2" style:base-cell-address="8th.N8"/>
    </style:style>
    <style:style style:name="ce32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N9"/>
      <style:map style:condition="is-true-formula(NOT(ISEVEN(ROW())))" style:apply-style-name="EveryOtherRow2" style:base-cell-address="8th.N9"/>
    </style:style>
    <style:style style:name="ce33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N13"/>
      <style:map style:condition="is-true-formula(NOT(ISEVEN(ROW())))" style:apply-style-name="EveryOtherRow2" style:base-cell-address="8th.N13"/>
    </style:style>
    <style:style style:name="ce79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N17"/>
      <style:map style:condition="is-true-formula(NOT(ISEVEN(ROW())))" style:apply-style-name="EveryOtherRow2" style:base-cell-address="8th.N17"/>
    </style:style>
    <style:style style:name="ce33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N18"/>
      <style:map style:condition="is-true-formula(NOT(ISEVEN(ROW())))" style:apply-style-name="EveryOtherRow2" style:base-cell-address="8th.N18"/>
    </style:style>
    <style:style style:name="ce33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N21"/>
      <style:map style:condition="is-true-formula(NOT(ISEVEN(ROW())))" style:apply-style-name="EveryOtherRow2" style:base-cell-address="8th.N21"/>
    </style:style>
    <style:style style:name="ce80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N25"/>
    </style:style>
    <style:style style:name="ce84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O8"/>
      <style:map style:condition="is-true-formula(NOT(ISEVEN(ROW())))" style:apply-style-name="EveryOtherRow2" style:base-cell-address="8th.O8"/>
    </style:style>
    <style:style style:name="ce33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O9"/>
      <style:map style:condition="is-true-formula(NOT(ISEVEN(ROW())))" style:apply-style-name="EveryOtherRow2" style:base-cell-address="8th.O9"/>
    </style:style>
    <style:style style:name="ce33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O13"/>
      <style:map style:condition="is-true-formula(NOT(ISEVEN(ROW())))" style:apply-style-name="EveryOtherRow2" style:base-cell-address="8th.O13"/>
    </style:style>
    <style:style style:name="ce79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O17"/>
      <style:map style:condition="is-true-formula(NOT(ISEVEN(ROW())))" style:apply-style-name="EveryOtherRow2" style:base-cell-address="8th.O17"/>
    </style:style>
    <style:style style:name="ce33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O18"/>
      <style:map style:condition="is-true-formula(NOT(ISEVEN(ROW())))" style:apply-style-name="EveryOtherRow2" style:base-cell-address="8th.O18"/>
    </style:style>
    <style:style style:name="ce33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O21"/>
      <style:map style:condition="is-true-formula(NOT(ISEVEN(ROW())))" style:apply-style-name="EveryOtherRow2" style:base-cell-address="8th.O21"/>
    </style:style>
    <style:style style:name="ce33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O25"/>
    </style:style>
    <style:style style:name="ce72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P8"/>
      <style:map style:condition="is-true-formula(NOT(ISEVEN(ROW())))" style:apply-style-name="EveryOtherRow2" style:base-cell-address="8th.P8"/>
    </style:style>
    <style:style style:name="ce33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P9"/>
      <style:map style:condition="is-true-formula(NOT(ISEVEN(ROW())))" style:apply-style-name="EveryOtherRow2" style:base-cell-address="8th.P9"/>
    </style:style>
    <style:style style:name="ce34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P13"/>
      <style:map style:condition="is-true-formula(NOT(ISEVEN(ROW())))" style:apply-style-name="EveryOtherRow2" style:base-cell-address="8th.P13"/>
    </style:style>
    <style:style style:name="ce80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P17"/>
      <style:map style:condition="is-true-formula(NOT(ISEVEN(ROW())))" style:apply-style-name="EveryOtherRow2" style:base-cell-address="8th.P17"/>
    </style:style>
    <style:style style:name="ce34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P18"/>
      <style:map style:condition="is-true-formula(NOT(ISEVEN(ROW())))" style:apply-style-name="EveryOtherRow2" style:base-cell-address="8th.P18"/>
    </style:style>
    <style:style style:name="ce34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P21"/>
      <style:map style:condition="is-true-formula(NOT(ISEVEN(ROW())))" style:apply-style-name="EveryOtherRow2" style:base-cell-address="8th.P21"/>
    </style:style>
    <style:style style:name="ce34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P25"/>
    </style:style>
    <style:style style:name="ce72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Q8"/>
      <style:map style:condition="is-true-formula(NOT(ISEVEN(ROW())))" style:apply-style-name="EveryOtherRow2" style:base-cell-address="8th.Q8"/>
    </style:style>
    <style:style style:name="ce34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Q9"/>
      <style:map style:condition="is-true-formula(NOT(ISEVEN(ROW())))" style:apply-style-name="EveryOtherRow2" style:base-cell-address="8th.Q9"/>
    </style:style>
    <style:style style:name="ce34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Q13"/>
      <style:map style:condition="is-true-formula(NOT(ISEVEN(ROW())))" style:apply-style-name="EveryOtherRow2" style:base-cell-address="8th.Q13"/>
    </style:style>
    <style:style style:name="ce81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Q17"/>
      <style:map style:condition="is-true-formula(NOT(ISEVEN(ROW())))" style:apply-style-name="EveryOtherRow2" style:base-cell-address="8th.Q17"/>
    </style:style>
    <style:style style:name="ce34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Q18"/>
      <style:map style:condition="is-true-formula(NOT(ISEVEN(ROW())))" style:apply-style-name="EveryOtherRow2" style:base-cell-address="8th.Q18"/>
    </style:style>
    <style:style style:name="ce83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Q21"/>
      <style:map style:condition="is-true-formula(NOT(ISEVEN(ROW())))" style:apply-style-name="EveryOtherRow2" style:base-cell-address="8th.Q21"/>
    </style:style>
    <style:style style:name="ce34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Q22"/>
      <style:map style:condition="is-true-formula(NOT(ISEVEN(ROW())))" style:apply-style-name="EveryOtherRow2" style:base-cell-address="8th.Q22"/>
    </style:style>
    <style:style style:name="ce34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Q25"/>
    </style:style>
    <style:style style:name="ce72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R8"/>
      <style:map style:condition="is-true-formula(NOT(ISEVEN(ROW())))" style:apply-style-name="EveryOtherRow2" style:base-cell-address="8th.R8"/>
    </style:style>
    <style:style style:name="ce34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R9"/>
      <style:map style:condition="is-true-formula(NOT(ISEVEN(ROW())))" style:apply-style-name="EveryOtherRow2" style:base-cell-address="8th.R9"/>
    </style:style>
    <style:style style:name="ce35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R13"/>
      <style:map style:condition="is-true-formula(NOT(ISEVEN(ROW())))" style:apply-style-name="EveryOtherRow2" style:base-cell-address="8th.R13"/>
    </style:style>
    <style:style style:name="ce82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R17"/>
      <style:map style:condition="is-true-formula(NOT(ISEVEN(ROW())))" style:apply-style-name="EveryOtherRow2" style:base-cell-address="8th.R17"/>
    </style:style>
    <style:style style:name="ce35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R18"/>
      <style:map style:condition="is-true-formula(NOT(ISEVEN(ROW())))" style:apply-style-name="EveryOtherRow2" style:base-cell-address="8th.R18"/>
    </style:style>
    <style:style style:name="ce35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8th.R21"/>
      <style:map style:condition="is-true-formula(NOT(ISEVEN(ROW())))" style:apply-style-name="EveryOtherRow2" style:base-cell-address="8th.R21"/>
    </style:style>
    <style:style style:name="ce35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R25"/>
    </style:style>
    <style:style style:name="ce35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S25"/>
    </style:style>
    <style:style style:name="ce35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T25"/>
    </style:style>
    <style:style style:name="ce35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U25"/>
    </style:style>
    <style:style style:name="ce35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V25"/>
    </style:style>
    <style:style style:name="ce35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W25"/>
    </style:style>
    <style:style style:name="ce35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X25"/>
    </style:style>
    <style:style style:name="ce360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Y25"/>
    </style:style>
    <style:style style:name="ce36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Z25"/>
    </style:style>
    <style:style style:name="ce36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AA25"/>
    </style:style>
    <style:style style:name="ce36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AB25"/>
    </style:style>
    <style:style style:name="ce36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AC25"/>
    </style:style>
    <style:style style:name="ce36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AD25"/>
    </style:style>
    <style:style style:name="ce36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AE25"/>
    </style:style>
    <style:style style:name="ce36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AF25"/>
    </style:style>
    <style:style style:name="ce36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AG25"/>
    </style:style>
    <style:style style:name="ce36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AH25"/>
    </style:style>
    <style:style style:name="ce370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AI25"/>
    </style:style>
    <style:style style:name="ce371" style:family="table-cell" style:parent-style-name="Default" style:data-style-name="N126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AJ25"/>
    </style:style>
    <style:style style:name="ce373" style:family="table-cell" style:parent-style-name="Default" style:data-style-name="N126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8th.A2"/>
      <style:map style:condition="is-true-formula(NOT(ISEVEN(ROW())))" style:apply-style-name="EveryOtherRow2" style:base-cell-address="8th.A2"/>
    </style:style>
    <style:style style:name="ce374" style:family="table-cell" style:parent-style-name="Default">
      <style:map style:condition="is-true-formula(ISEVEN(ROW()))" style:apply-style-name="EveryOtherRow" style:base-cell-address="8th.A2"/>
      <style:map style:condition="is-true-formula(NOT(ISEVEN(ROW())))" style:apply-style-name="EveryOtherRow2" style:base-cell-address="8th.A2"/>
    </style:style>
    <style:style style:name="ce375" style:family="table-cell" style:parent-style-name="Default">
      <style:table-cell-properties fo:border-bottom="0.74pt solid #000000" fo:background-color="#83ca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7" style:family="table-cell" style:parent-style-name="Default" style:data-style-name="N1012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9th.A2"/>
      <style:map style:condition="is-true-formula(NOT(ISEVEN(ROW())))" style:apply-style-name="EveryOtherRow2" style:base-cell-address="9th.A2"/>
    </style:style>
    <style:style style:name="ce377" style:family="table-cell" style:parent-style-name="Excel_20_Built-in_20_Title" style:data-style-name="N0">
      <style:table-cell-properties fo:border-bottom="0.74pt solid #000000" fo:background-color="#83ca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12121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9th.A2"/>
      <style:map style:condition="is-true-formula(NOT(ISEVEN(ROW())))" style:apply-style-name="EveryOtherRow2" style:base-cell-address="9th.A2"/>
    </style:style>
    <style:style style:name="ce379" style:family="table-cell" style:parent-style-name="Default">
      <style:table-cell-properties fo:border-bottom="0.74pt solid #000000" fo:background-color="#83caff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88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A2"/>
      <style:map style:condition="is-true-formula(NOT(ISEVEN(ROW())))" style:apply-style-name="EveryOtherRow2" style:base-cell-address="9th.A2"/>
    </style:style>
    <style:style style:name="ce381" style:family="table-cell" style:parent-style-name="Default" style:data-style-name="N126">
      <style:table-cell-properties fo:border-bottom="0.74pt solid #000000" fo:background-color="#83caff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88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A2"/>
      <style:map style:condition="is-true-formula(NOT(ISEVEN(ROW())))" style:apply-style-name="EveryOtherRow2" style:base-cell-address="9th.A2"/>
    </style:style>
    <style:style style:name="ce38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3"/>
      <style:map style:condition="is-true-formula(NOT(ISEVEN(ROW())))" style:apply-style-name="EveryOtherRow2" style:base-cell-address="9th.D3"/>
    </style:style>
    <style:style style:name="ce38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4"/>
      <style:map style:condition="is-true-formula(NOT(ISEVEN(ROW())))" style:apply-style-name="EveryOtherRow2" style:base-cell-address="9th.D4"/>
    </style:style>
    <style:style style:name="ce88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5"/>
      <style:map style:condition="is-true-formula(NOT(ISEVEN(ROW())))" style:apply-style-name="EveryOtherRow2" style:base-cell-address="9th.D5"/>
    </style:style>
    <style:style style:name="ce88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6"/>
      <style:map style:condition="is-true-formula(NOT(ISEVEN(ROW())))" style:apply-style-name="EveryOtherRow2" style:base-cell-address="9th.D6"/>
    </style:style>
    <style:style style:name="ce88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7"/>
      <style:map style:condition="is-true-formula(NOT(ISEVEN(ROW())))" style:apply-style-name="EveryOtherRow2" style:base-cell-address="9th.D7"/>
    </style:style>
    <style:style style:name="ce88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8"/>
      <style:map style:condition="is-true-formula(NOT(ISEVEN(ROW())))" style:apply-style-name="EveryOtherRow2" style:base-cell-address="9th.D8"/>
    </style:style>
    <style:style style:name="ce89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9"/>
      <style:map style:condition="is-true-formula(NOT(ISEVEN(ROW())))" style:apply-style-name="EveryOtherRow2" style:base-cell-address="9th.D9"/>
    </style:style>
    <style:style style:name="ce89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10"/>
      <style:map style:condition="is-true-formula(NOT(ISEVEN(ROW())))" style:apply-style-name="EveryOtherRow2" style:base-cell-address="9th.D10"/>
    </style:style>
    <style:style style:name="ce89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11"/>
      <style:map style:condition="is-true-formula(NOT(ISEVEN(ROW())))" style:apply-style-name="EveryOtherRow2" style:base-cell-address="9th.D11"/>
    </style:style>
    <style:style style:name="ce89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12"/>
      <style:map style:condition="is-true-formula(NOT(ISEVEN(ROW())))" style:apply-style-name="EveryOtherRow2" style:base-cell-address="9th.D12"/>
    </style:style>
    <style:style style:name="ce89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13"/>
      <style:map style:condition="is-true-formula(NOT(ISEVEN(ROW())))" style:apply-style-name="EveryOtherRow2" style:base-cell-address="9th.D13"/>
    </style:style>
    <style:style style:name="ce89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14"/>
      <style:map style:condition="is-true-formula(NOT(ISEVEN(ROW())))" style:apply-style-name="EveryOtherRow2" style:base-cell-address="9th.D14"/>
    </style:style>
    <style:style style:name="ce89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15"/>
      <style:map style:condition="is-true-formula(NOT(ISEVEN(ROW())))" style:apply-style-name="EveryOtherRow2" style:base-cell-address="9th.D15"/>
    </style:style>
    <style:style style:name="ce89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16"/>
      <style:map style:condition="is-true-formula(NOT(ISEVEN(ROW())))" style:apply-style-name="EveryOtherRow2" style:base-cell-address="9th.D16"/>
    </style:style>
    <style:style style:name="ce89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17"/>
      <style:map style:condition="is-true-formula(NOT(ISEVEN(ROW())))" style:apply-style-name="EveryOtherRow2" style:base-cell-address="9th.D17"/>
    </style:style>
    <style:style style:name="ce89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19"/>
      <style:map style:condition="is-true-formula(NOT(ISEVEN(ROW())))" style:apply-style-name="EveryOtherRow2" style:base-cell-address="9th.D19"/>
    </style:style>
    <style:style style:name="ce90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20"/>
      <style:map style:condition="is-true-formula(NOT(ISEVEN(ROW())))" style:apply-style-name="EveryOtherRow2" style:base-cell-address="9th.D20"/>
    </style:style>
    <style:style style:name="ce90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21"/>
      <style:map style:condition="is-true-formula(NOT(ISEVEN(ROW())))" style:apply-style-name="EveryOtherRow2" style:base-cell-address="9th.D21"/>
    </style:style>
    <style:style style:name="ce90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22"/>
      <style:map style:condition="is-true-formula(NOT(ISEVEN(ROW())))" style:apply-style-name="EveryOtherRow2" style:base-cell-address="9th.D22"/>
    </style:style>
    <style:style style:name="ce90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23"/>
      <style:map style:condition="is-true-formula(NOT(ISEVEN(ROW())))" style:apply-style-name="EveryOtherRow2" style:base-cell-address="9th.D23"/>
    </style:style>
    <style:style style:name="ce90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24"/>
      <style:map style:condition="is-true-formula(NOT(ISEVEN(ROW())))" style:apply-style-name="EveryOtherRow2" style:base-cell-address="9th.D24"/>
    </style:style>
    <style:style style:name="ce90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26"/>
      <style:map style:condition="is-true-formula(NOT(ISEVEN(ROW())))" style:apply-style-name="EveryOtherRow2" style:base-cell-address="9th.D26"/>
    </style:style>
    <style:style style:name="ce90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27"/>
      <style:map style:condition="is-true-formula(NOT(ISEVEN(ROW())))" style:apply-style-name="EveryOtherRow2" style:base-cell-address="9th.D27"/>
    </style:style>
    <style:style style:name="ce90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28"/>
      <style:map style:condition="is-true-formula(NOT(ISEVEN(ROW())))" style:apply-style-name="EveryOtherRow2" style:base-cell-address="9th.D28"/>
    </style:style>
    <style:style style:name="ce90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29"/>
      <style:map style:condition="is-true-formula(NOT(ISEVEN(ROW())))" style:apply-style-name="EveryOtherRow2" style:base-cell-address="9th.D29"/>
    </style:style>
    <style:style style:name="ce90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30"/>
      <style:map style:condition="is-true-formula(NOT(ISEVEN(ROW())))" style:apply-style-name="EveryOtherRow2" style:base-cell-address="9th.D30"/>
    </style:style>
    <style:style style:name="ce91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31"/>
      <style:map style:condition="is-true-formula(NOT(ISEVEN(ROW())))" style:apply-style-name="EveryOtherRow2" style:base-cell-address="9th.D31"/>
    </style:style>
    <style:style style:name="ce91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32"/>
      <style:map style:condition="is-true-formula(NOT(ISEVEN(ROW())))" style:apply-style-name="EveryOtherRow2" style:base-cell-address="9th.D32"/>
    </style:style>
    <style:style style:name="ce91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33"/>
      <style:map style:condition="is-true-formula(NOT(ISEVEN(ROW())))" style:apply-style-name="EveryOtherRow2" style:base-cell-address="9th.D33"/>
    </style:style>
    <style:style style:name="ce91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D34"/>
      <style:map style:condition="is-true-formula(NOT(ISEVEN(ROW())))" style:apply-style-name="EveryOtherRow2" style:base-cell-address="9th.D34"/>
    </style:style>
    <style:style style:name="ce413" style:family="table-cell" style:parent-style-name="Default" style:data-style-name="N10">
      <style:table-cell-properties style:text-align-source="fix" style:repeat-content="false" fo:wrap-option="wrap"/>
      <style:paragraph-properties fo:text-align="center" fo:margin-left="0pt"/>
      <style:text-properties style:font-name="Liberation Sans" fo:font-size="11pt" style:font-size-asian="11pt" style:font-size-complex="11pt"/>
      <style:map style:condition="cell-content()&lt;0.6" style:apply-style-name="Failing" style:base-cell-address="9th.D38"/>
    </style:style>
    <style:style style:name="ce91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F25"/>
      <style:map style:condition="is-true-formula(NOT(ISEVEN(ROW())))" style:apply-style-name="EveryOtherRow2" style:base-cell-address="9th.F25"/>
    </style:style>
    <style:style style:name="ce91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F34"/>
      <style:map style:condition="is-true-formula(NOT(ISEVEN(ROW())))" style:apply-style-name="EveryOtherRow2" style:base-cell-address="9th.F34"/>
    </style:style>
    <style:style style:name="ce91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F38"/>
    </style:style>
    <style:style style:name="ce91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G16"/>
      <style:map style:condition="is-true-formula(NOT(ISEVEN(ROW())))" style:apply-style-name="EveryOtherRow2" style:base-cell-address="9th.G16"/>
    </style:style>
    <style:style style:name="ce91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G25"/>
      <style:map style:condition="is-true-formula(NOT(ISEVEN(ROW())))" style:apply-style-name="EveryOtherRow2" style:base-cell-address="9th.G25"/>
    </style:style>
    <style:style style:name="ce92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G34"/>
      <style:map style:condition="is-true-formula(NOT(ISEVEN(ROW())))" style:apply-style-name="EveryOtherRow2" style:base-cell-address="9th.G34"/>
    </style:style>
    <style:style style:name="ce92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G38"/>
    </style:style>
    <style:style style:name="ce92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H16"/>
      <style:map style:condition="is-true-formula(NOT(ISEVEN(ROW())))" style:apply-style-name="EveryOtherRow2" style:base-cell-address="9th.H16"/>
    </style:style>
    <style:style style:name="ce92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H25"/>
      <style:map style:condition="is-true-formula(NOT(ISEVEN(ROW())))" style:apply-style-name="EveryOtherRow2" style:base-cell-address="9th.H25"/>
    </style:style>
    <style:style style:name="ce92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H34"/>
      <style:map style:condition="is-true-formula(NOT(ISEVEN(ROW())))" style:apply-style-name="EveryOtherRow2" style:base-cell-address="9th.H34"/>
    </style:style>
    <style:style style:name="ce92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H38"/>
    </style:style>
    <style:style style:name="ce92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I16"/>
      <style:map style:condition="is-true-formula(NOT(ISEVEN(ROW())))" style:apply-style-name="EveryOtherRow2" style:base-cell-address="9th.I16"/>
    </style:style>
    <style:style style:name="ce92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I17"/>
      <style:map style:condition="is-true-formula(NOT(ISEVEN(ROW())))" style:apply-style-name="EveryOtherRow2" style:base-cell-address="9th.I17"/>
    </style:style>
    <style:style style:name="ce92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I25"/>
      <style:map style:condition="is-true-formula(NOT(ISEVEN(ROW())))" style:apply-style-name="EveryOtherRow2" style:base-cell-address="9th.I25"/>
    </style:style>
    <style:style style:name="ce92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I34"/>
      <style:map style:condition="is-true-formula(NOT(ISEVEN(ROW())))" style:apply-style-name="EveryOtherRow2" style:base-cell-address="9th.I34"/>
    </style:style>
    <style:style style:name="ce93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I35"/>
      <style:map style:condition="is-true-formula(NOT(ISEVEN(ROW())))" style:apply-style-name="EveryOtherRow2" style:base-cell-address="9th.I35"/>
    </style:style>
    <style:style style:name="ce93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I38"/>
    </style:style>
    <style:style style:name="ce93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J16"/>
      <style:map style:condition="is-true-formula(NOT(ISEVEN(ROW())))" style:apply-style-name="EveryOtherRow2" style:base-cell-address="9th.J16"/>
    </style:style>
    <style:style style:name="ce93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J17"/>
      <style:map style:condition="is-true-formula(NOT(ISEVEN(ROW())))" style:apply-style-name="EveryOtherRow2" style:base-cell-address="9th.J17"/>
    </style:style>
    <style:style style:name="ce93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J25"/>
      <style:map style:condition="is-true-formula(NOT(ISEVEN(ROW())))" style:apply-style-name="EveryOtherRow2" style:base-cell-address="9th.J25"/>
    </style:style>
    <style:style style:name="ce93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J34"/>
      <style:map style:condition="is-true-formula(NOT(ISEVEN(ROW())))" style:apply-style-name="EveryOtherRow2" style:base-cell-address="9th.J34"/>
    </style:style>
    <style:style style:name="ce93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J35"/>
      <style:map style:condition="is-true-formula(NOT(ISEVEN(ROW())))" style:apply-style-name="EveryOtherRow2" style:base-cell-address="9th.J35"/>
    </style:style>
    <style:style style:name="ce93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J38"/>
    </style:style>
    <style:style style:name="ce93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K16"/>
      <style:map style:condition="is-true-formula(NOT(ISEVEN(ROW())))" style:apply-style-name="EveryOtherRow2" style:base-cell-address="9th.K16"/>
    </style:style>
    <style:style style:name="ce93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K17"/>
      <style:map style:condition="is-true-formula(NOT(ISEVEN(ROW())))" style:apply-style-name="EveryOtherRow2" style:base-cell-address="9th.K17"/>
    </style:style>
    <style:style style:name="ce94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K18"/>
      <style:map style:condition="is-true-formula(NOT(ISEVEN(ROW())))" style:apply-style-name="EveryOtherRow2" style:base-cell-address="9th.K18"/>
    </style:style>
    <style:style style:name="ce94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K25"/>
      <style:map style:condition="is-true-formula(NOT(ISEVEN(ROW())))" style:apply-style-name="EveryOtherRow2" style:base-cell-address="9th.K25"/>
    </style:style>
    <style:style style:name="ce94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K26"/>
      <style:map style:condition="is-true-formula(NOT(ISEVEN(ROW())))" style:apply-style-name="EveryOtherRow2" style:base-cell-address="9th.K26"/>
    </style:style>
    <style:style style:name="ce94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K34"/>
      <style:map style:condition="is-true-formula(NOT(ISEVEN(ROW())))" style:apply-style-name="EveryOtherRow2" style:base-cell-address="9th.K34"/>
    </style:style>
    <style:style style:name="ce94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K35"/>
      <style:map style:condition="is-true-formula(NOT(ISEVEN(ROW())))" style:apply-style-name="EveryOtherRow2" style:base-cell-address="9th.K35"/>
    </style:style>
    <style:style style:name="ce94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K38"/>
    </style:style>
    <style:style style:name="ce94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L16"/>
      <style:map style:condition="is-true-formula(NOT(ISEVEN(ROW())))" style:apply-style-name="EveryOtherRow2" style:base-cell-address="9th.L16"/>
    </style:style>
    <style:style style:name="ce94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L17"/>
      <style:map style:condition="is-true-formula(NOT(ISEVEN(ROW())))" style:apply-style-name="EveryOtherRow2" style:base-cell-address="9th.L17"/>
    </style:style>
    <style:style style:name="ce94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L18"/>
      <style:map style:condition="is-true-formula(NOT(ISEVEN(ROW())))" style:apply-style-name="EveryOtherRow2" style:base-cell-address="9th.L18"/>
    </style:style>
    <style:style style:name="ce94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L25"/>
      <style:map style:condition="is-true-formula(NOT(ISEVEN(ROW())))" style:apply-style-name="EveryOtherRow2" style:base-cell-address="9th.L25"/>
    </style:style>
    <style:style style:name="ce95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L34"/>
      <style:map style:condition="is-true-formula(NOT(ISEVEN(ROW())))" style:apply-style-name="EveryOtherRow2" style:base-cell-address="9th.L34"/>
    </style:style>
    <style:style style:name="ce95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L35"/>
      <style:map style:condition="is-true-formula(NOT(ISEVEN(ROW())))" style:apply-style-name="EveryOtherRow2" style:base-cell-address="9th.L35"/>
    </style:style>
    <style:style style:name="ce95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L38"/>
    </style:style>
    <style:style style:name="ce95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M16"/>
      <style:map style:condition="is-true-formula(NOT(ISEVEN(ROW())))" style:apply-style-name="EveryOtherRow2" style:base-cell-address="9th.M16"/>
    </style:style>
    <style:style style:name="ce95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M17"/>
      <style:map style:condition="is-true-formula(NOT(ISEVEN(ROW())))" style:apply-style-name="EveryOtherRow2" style:base-cell-address="9th.M17"/>
    </style:style>
    <style:style style:name="ce95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M25"/>
      <style:map style:condition="is-true-formula(NOT(ISEVEN(ROW())))" style:apply-style-name="EveryOtherRow2" style:base-cell-address="9th.M25"/>
    </style:style>
    <style:style style:name="ce95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M26"/>
      <style:map style:condition="is-true-formula(NOT(ISEVEN(ROW())))" style:apply-style-name="EveryOtherRow2" style:base-cell-address="9th.M26"/>
    </style:style>
    <style:style style:name="ce95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M34"/>
      <style:map style:condition="is-true-formula(NOT(ISEVEN(ROW())))" style:apply-style-name="EveryOtherRow2" style:base-cell-address="9th.M34"/>
    </style:style>
    <style:style style:name="ce95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M35"/>
      <style:map style:condition="is-true-formula(NOT(ISEVEN(ROW())))" style:apply-style-name="EveryOtherRow2" style:base-cell-address="9th.M35"/>
    </style:style>
    <style:style style:name="ce95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M38"/>
    </style:style>
    <style:style style:name="ce96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N16"/>
      <style:map style:condition="is-true-formula(NOT(ISEVEN(ROW())))" style:apply-style-name="EveryOtherRow2" style:base-cell-address="9th.N16"/>
    </style:style>
    <style:style style:name="ce97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N17"/>
      <style:map style:condition="is-true-formula(NOT(ISEVEN(ROW())))" style:apply-style-name="EveryOtherRow2" style:base-cell-address="9th.N17"/>
    </style:style>
    <style:style style:name="ce97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N25"/>
      <style:map style:condition="is-true-formula(NOT(ISEVEN(ROW())))" style:apply-style-name="EveryOtherRow2" style:base-cell-address="9th.N25"/>
    </style:style>
    <style:style style:name="ce97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N34"/>
      <style:map style:condition="is-true-formula(NOT(ISEVEN(ROW())))" style:apply-style-name="EveryOtherRow2" style:base-cell-address="9th.N34"/>
    </style:style>
    <style:style style:name="ce97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N35"/>
      <style:map style:condition="is-true-formula(NOT(ISEVEN(ROW())))" style:apply-style-name="EveryOtherRow2" style:base-cell-address="9th.N35"/>
    </style:style>
    <style:style style:name="ce97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N38"/>
    </style:style>
    <style:style style:name="ce97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O16"/>
      <style:map style:condition="is-true-formula(NOT(ISEVEN(ROW())))" style:apply-style-name="EveryOtherRow2" style:base-cell-address="9th.O16"/>
    </style:style>
    <style:style style:name="ce97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O17"/>
      <style:map style:condition="is-true-formula(NOT(ISEVEN(ROW())))" style:apply-style-name="EveryOtherRow2" style:base-cell-address="9th.O17"/>
    </style:style>
    <style:style style:name="ce97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O25"/>
      <style:map style:condition="is-true-formula(NOT(ISEVEN(ROW())))" style:apply-style-name="EveryOtherRow2" style:base-cell-address="9th.O25"/>
    </style:style>
    <style:style style:name="ce97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O34"/>
      <style:map style:condition="is-true-formula(NOT(ISEVEN(ROW())))" style:apply-style-name="EveryOtherRow2" style:base-cell-address="9th.O34"/>
    </style:style>
    <style:style style:name="ce97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O35"/>
      <style:map style:condition="is-true-formula(NOT(ISEVEN(ROW())))" style:apply-style-name="EveryOtherRow2" style:base-cell-address="9th.O35"/>
    </style:style>
    <style:style style:name="ce980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O38"/>
    </style:style>
    <style:style style:name="ce98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P16"/>
      <style:map style:condition="is-true-formula(NOT(ISEVEN(ROW())))" style:apply-style-name="EveryOtherRow2" style:base-cell-address="9th.P16"/>
    </style:style>
    <style:style style:name="ce98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P17"/>
      <style:map style:condition="is-true-formula(NOT(ISEVEN(ROW())))" style:apply-style-name="EveryOtherRow2" style:base-cell-address="9th.P17"/>
    </style:style>
    <style:style style:name="ce98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P25"/>
      <style:map style:condition="is-true-formula(NOT(ISEVEN(ROW())))" style:apply-style-name="EveryOtherRow2" style:base-cell-address="9th.P25"/>
    </style:style>
    <style:style style:name="ce98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P34"/>
      <style:map style:condition="is-true-formula(NOT(ISEVEN(ROW())))" style:apply-style-name="EveryOtherRow2" style:base-cell-address="9th.P34"/>
    </style:style>
    <style:style style:name="ce98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P35"/>
      <style:map style:condition="is-true-formula(NOT(ISEVEN(ROW())))" style:apply-style-name="EveryOtherRow2" style:base-cell-address="9th.P35"/>
    </style:style>
    <style:style style:name="ce98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P38"/>
    </style:style>
    <style:style style:name="ce98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Q16"/>
      <style:map style:condition="is-true-formula(NOT(ISEVEN(ROW())))" style:apply-style-name="EveryOtherRow2" style:base-cell-address="9th.Q16"/>
    </style:style>
    <style:style style:name="ce98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Q17"/>
      <style:map style:condition="is-true-formula(NOT(ISEVEN(ROW())))" style:apply-style-name="EveryOtherRow2" style:base-cell-address="9th.Q17"/>
    </style:style>
    <style:style style:name="ce98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Q25"/>
      <style:map style:condition="is-true-formula(NOT(ISEVEN(ROW())))" style:apply-style-name="EveryOtherRow2" style:base-cell-address="9th.Q25"/>
    </style:style>
    <style:style style:name="ce99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Q34"/>
      <style:map style:condition="is-true-formula(NOT(ISEVEN(ROW())))" style:apply-style-name="EveryOtherRow2" style:base-cell-address="9th.Q34"/>
    </style:style>
    <style:style style:name="ce99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9th.Q35"/>
      <style:map style:condition="is-true-formula(NOT(ISEVEN(ROW())))" style:apply-style-name="EveryOtherRow2" style:base-cell-address="9th.Q35"/>
    </style:style>
    <style:style style:name="ce99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Q38"/>
    </style:style>
    <style:style style:name="ce99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R38"/>
    </style:style>
    <style:style style:name="ce99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S38"/>
    </style:style>
    <style:style style:name="ce99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T38"/>
    </style:style>
    <style:style style:name="ce99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U38"/>
    </style:style>
    <style:style style:name="ce99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V38"/>
    </style:style>
    <style:style style:name="ce99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W38"/>
    </style:style>
    <style:style style:name="ce99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X38"/>
    </style:style>
    <style:style style:name="ce1000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Y38"/>
    </style:style>
    <style:style style:name="ce100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Z38"/>
    </style:style>
    <style:style style:name="ce100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AA38"/>
    </style:style>
    <style:style style:name="ce100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AB38"/>
    </style:style>
    <style:style style:name="ce100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AC38"/>
    </style:style>
    <style:style style:name="ce100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AD38"/>
    </style:style>
    <style:style style:name="ce100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AE38"/>
    </style:style>
    <style:style style:name="ce100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AF38"/>
    </style:style>
    <style:style style:name="ce100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AG38"/>
    </style:style>
    <style:style style:name="ce100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AH38"/>
    </style:style>
    <style:style style:name="ce1010" style:family="table-cell" style:parent-style-name="Default" style:data-style-name="N126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9th.A2"/>
      <style:map style:condition="is-true-formula(NOT(ISEVEN(ROW())))" style:apply-style-name="EveryOtherRow2" style:base-cell-address="9th.A2"/>
    </style:style>
    <style:style style:name="ce101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AI38"/>
    </style:style>
    <style:style style:name="ce482" style:family="table-cell" style:parent-style-name="Excel_20_Built-in_20_Percent">
      <style:table-cell-properties fo:wrap-option="wrap"/>
    </style:style>
    <style:style style:name="ce483" style:family="table-cell" style:parent-style-name="Default">
      <style:table-cell-properties fo:wrap-option="wrap"/>
    </style:style>
    <style:style style:name="ce484" style:family="table-cell" style:parent-style-name="Default">
      <style:table-cell-properties fo:border-bottom="0.74pt solid #000000" fo:background-color="#83caff" fo:wrap-option="wrap" fo:border-left="0.74pt solid #000000" fo:border-right="0.74pt solid #000000" fo:border-top="none"/>
      <style:text-properties style:font-name="Liberation Sans" fo:font-size="11pt" style:font-size-asian="11pt" style:font-size-complex="11pt"/>
    </style:style>
    <style:style style:name="ce485" style:family="table-cell" style:parent-style-name="Default" style:data-style-name="N126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9th.A2"/>
      <style:map style:condition="is-true-formula(NOT(ISEVEN(ROW())))" style:apply-style-name="EveryOtherRow2" style:base-cell-address="9th.A2"/>
    </style:style>
    <style:style style:name="ce1016" style:family="table-cell" style:parent-style-name="Default">
      <style:map style:condition="is-true-formula(ISEVEN(ROW()))" style:apply-style-name="EveryOtherRow" style:base-cell-address="9th.A2"/>
      <style:map style:condition="is-true-formula(NOT(ISEVEN(ROW())))" style:apply-style-name="EveryOtherRow2" style:base-cell-address="9th.A2"/>
    </style:style>
    <style:style style:name="ce487" style:family="table-cell" style:parent-style-name="Default">
      <style:table-cell-properties fo:border-bottom="0.74pt solid #000000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8" style:family="table-cell" style:parent-style-name="Default" style:data-style-name="N1012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10th.A2"/>
      <style:map style:condition="is-true-formula(NOT(ISEVEN(ROW())))" style:apply-style-name="EveryOtherRow2" style:base-cell-address="10th.A2"/>
    </style:style>
    <style:style style:name="ce489" style:family="table-cell" style:parent-style-name="Excel_20_Built-in_20_Title" style:data-style-name="N0">
      <style:table-cell-properties fo:border-bottom="0.74pt solid #000000" fo:background-color="#3465a4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12121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10th.A2"/>
      <style:map style:condition="is-true-formula(NOT(ISEVEN(ROW())))" style:apply-style-name="EveryOtherRow2" style:base-cell-address="10th.A2"/>
    </style:style>
    <style:style style:name="ce491" style:family="table-cell" style:parent-style-name="Default">
      <style:table-cell-properties fo:border-bottom="0.74pt solid #000000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10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A2"/>
      <style:map style:condition="is-true-formula(NOT(ISEVEN(ROW())))" style:apply-style-name="EveryOtherRow2" style:base-cell-address="10th.A2"/>
    </style:style>
    <style:style style:name="ce493" style:family="table-cell" style:parent-style-name="Default" style:data-style-name="N126">
      <style:table-cell-properties fo:border-bottom="0.74pt solid #000000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102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A2"/>
      <style:map style:condition="is-true-formula(NOT(ISEVEN(ROW())))" style:apply-style-name="EveryOtherRow2" style:base-cell-address="10th.A2"/>
    </style:style>
    <style:style style:name="ce102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3"/>
      <style:map style:condition="is-true-formula(NOT(ISEVEN(ROW())))" style:apply-style-name="EveryOtherRow2" style:base-cell-address="10th.D3"/>
    </style:style>
    <style:style style:name="ce102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4"/>
      <style:map style:condition="is-true-formula(NOT(ISEVEN(ROW())))" style:apply-style-name="EveryOtherRow2" style:base-cell-address="10th.D4"/>
    </style:style>
    <style:style style:name="ce102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5"/>
      <style:map style:condition="is-true-formula(NOT(ISEVEN(ROW())))" style:apply-style-name="EveryOtherRow2" style:base-cell-address="10th.D5"/>
    </style:style>
    <style:style style:name="ce102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6"/>
      <style:map style:condition="is-true-formula(NOT(ISEVEN(ROW())))" style:apply-style-name="EveryOtherRow2" style:base-cell-address="10th.D6"/>
    </style:style>
    <style:style style:name="ce102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7"/>
      <style:map style:condition="is-true-formula(NOT(ISEVEN(ROW())))" style:apply-style-name="EveryOtherRow2" style:base-cell-address="10th.D7"/>
    </style:style>
    <style:style style:name="ce103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8"/>
      <style:map style:condition="is-true-formula(NOT(ISEVEN(ROW())))" style:apply-style-name="EveryOtherRow2" style:base-cell-address="10th.D8"/>
    </style:style>
    <style:style style:name="ce103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9"/>
      <style:map style:condition="is-true-formula(NOT(ISEVEN(ROW())))" style:apply-style-name="EveryOtherRow2" style:base-cell-address="10th.D9"/>
    </style:style>
    <style:style style:name="ce103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10"/>
      <style:map style:condition="is-true-formula(NOT(ISEVEN(ROW())))" style:apply-style-name="EveryOtherRow2" style:base-cell-address="10th.D10"/>
    </style:style>
    <style:style style:name="ce103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11"/>
      <style:map style:condition="is-true-formula(NOT(ISEVEN(ROW())))" style:apply-style-name="EveryOtherRow2" style:base-cell-address="10th.D11"/>
    </style:style>
    <style:style style:name="ce103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12"/>
      <style:map style:condition="is-true-formula(NOT(ISEVEN(ROW())))" style:apply-style-name="EveryOtherRow2" style:base-cell-address="10th.D12"/>
    </style:style>
    <style:style style:name="ce103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13"/>
      <style:map style:condition="is-true-formula(NOT(ISEVEN(ROW())))" style:apply-style-name="EveryOtherRow2" style:base-cell-address="10th.D13"/>
    </style:style>
    <style:style style:name="ce103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14"/>
      <style:map style:condition="is-true-formula(NOT(ISEVEN(ROW())))" style:apply-style-name="EveryOtherRow2" style:base-cell-address="10th.D14"/>
    </style:style>
    <style:style style:name="ce103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16"/>
      <style:map style:condition="is-true-formula(NOT(ISEVEN(ROW())))" style:apply-style-name="EveryOtherRow2" style:base-cell-address="10th.D16"/>
    </style:style>
    <style:style style:name="ce103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17"/>
      <style:map style:condition="is-true-formula(NOT(ISEVEN(ROW())))" style:apply-style-name="EveryOtherRow2" style:base-cell-address="10th.D17"/>
    </style:style>
    <style:style style:name="ce103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19"/>
      <style:map style:condition="is-true-formula(NOT(ISEVEN(ROW())))" style:apply-style-name="EveryOtherRow2" style:base-cell-address="10th.D19"/>
    </style:style>
    <style:style style:name="ce104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20"/>
      <style:map style:condition="is-true-formula(NOT(ISEVEN(ROW())))" style:apply-style-name="EveryOtherRow2" style:base-cell-address="10th.D20"/>
    </style:style>
    <style:style style:name="ce104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21"/>
      <style:map style:condition="is-true-formula(NOT(ISEVEN(ROW())))" style:apply-style-name="EveryOtherRow2" style:base-cell-address="10th.D21"/>
    </style:style>
    <style:style style:name="ce104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23"/>
      <style:map style:condition="is-true-formula(NOT(ISEVEN(ROW())))" style:apply-style-name="EveryOtherRow2" style:base-cell-address="10th.D23"/>
    </style:style>
    <style:style style:name="ce104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24"/>
      <style:map style:condition="is-true-formula(NOT(ISEVEN(ROW())))" style:apply-style-name="EveryOtherRow2" style:base-cell-address="10th.D24"/>
    </style:style>
    <style:style style:name="ce104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25"/>
      <style:map style:condition="is-true-formula(NOT(ISEVEN(ROW())))" style:apply-style-name="EveryOtherRow2" style:base-cell-address="10th.D25"/>
    </style:style>
    <style:style style:name="ce104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26"/>
      <style:map style:condition="is-true-formula(NOT(ISEVEN(ROW())))" style:apply-style-name="EveryOtherRow2" style:base-cell-address="10th.D26"/>
    </style:style>
    <style:style style:name="ce104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27"/>
      <style:map style:condition="is-true-formula(NOT(ISEVEN(ROW())))" style:apply-style-name="EveryOtherRow2" style:base-cell-address="10th.D27"/>
    </style:style>
    <style:style style:name="ce104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28"/>
      <style:map style:condition="is-true-formula(NOT(ISEVEN(ROW())))" style:apply-style-name="EveryOtherRow2" style:base-cell-address="10th.D28"/>
    </style:style>
    <style:style style:name="ce104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29"/>
      <style:map style:condition="is-true-formula(NOT(ISEVEN(ROW())))" style:apply-style-name="EveryOtherRow2" style:base-cell-address="10th.D29"/>
    </style:style>
    <style:style style:name="ce104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30"/>
      <style:map style:condition="is-true-formula(NOT(ISEVEN(ROW())))" style:apply-style-name="EveryOtherRow2" style:base-cell-address="10th.D30"/>
    </style:style>
    <style:style style:name="ce105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31"/>
      <style:map style:condition="is-true-formula(NOT(ISEVEN(ROW())))" style:apply-style-name="EveryOtherRow2" style:base-cell-address="10th.D31"/>
    </style:style>
    <style:style style:name="ce105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D32"/>
      <style:map style:condition="is-true-formula(NOT(ISEVEN(ROW())))" style:apply-style-name="EveryOtherRow2" style:base-cell-address="10th.D32"/>
    </style:style>
    <style:style style:name="ce1052" style:family="table-cell" style:parent-style-name="Default" style:data-style-name="N10">
      <style:table-cell-properties style:text-align-source="fix" style:repeat-content="false" fo:wrap-option="wrap"/>
      <style:paragraph-properties fo:text-align="center" fo:margin-left="0pt"/>
      <style:text-properties style:font-name="Liberation Sans" fo:font-size="11pt" style:font-size-asian="11pt" style:font-size-complex="11pt"/>
      <style:map style:condition="cell-content()&lt;0.6" style:apply-style-name="Failing" style:base-cell-address="10th.D35"/>
    </style:style>
    <style:style style:name="ce105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F14"/>
      <style:map style:condition="is-true-formula(NOT(ISEVEN(ROW())))" style:apply-style-name="EveryOtherRow2" style:base-cell-address="10th.F14"/>
    </style:style>
    <style:style style:name="ce105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F35"/>
    </style:style>
    <style:style style:name="ce105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G14"/>
      <style:map style:condition="is-true-formula(NOT(ISEVEN(ROW())))" style:apply-style-name="EveryOtherRow2" style:base-cell-address="10th.G14"/>
    </style:style>
    <style:style style:name="ce105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G15"/>
      <style:map style:condition="is-true-formula(NOT(ISEVEN(ROW())))" style:apply-style-name="EveryOtherRow2" style:base-cell-address="10th.G15"/>
    </style:style>
    <style:style style:name="ce105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G22"/>
      <style:map style:condition="is-true-formula(NOT(ISEVEN(ROW())))" style:apply-style-name="EveryOtherRow2" style:base-cell-address="10th.G22"/>
    </style:style>
    <style:style style:name="ce105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G23"/>
      <style:map style:condition="is-true-formula(NOT(ISEVEN(ROW())))" style:apply-style-name="EveryOtherRow2" style:base-cell-address="10th.G23"/>
    </style:style>
    <style:style style:name="ce105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G35"/>
    </style:style>
    <style:style style:name="ce106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H14"/>
      <style:map style:condition="is-true-formula(NOT(ISEVEN(ROW())))" style:apply-style-name="EveryOtherRow2" style:base-cell-address="10th.H14"/>
    </style:style>
    <style:style style:name="ce106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H15"/>
      <style:map style:condition="is-true-formula(NOT(ISEVEN(ROW())))" style:apply-style-name="EveryOtherRow2" style:base-cell-address="10th.H15"/>
    </style:style>
    <style:style style:name="ce106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H22"/>
      <style:map style:condition="is-true-formula(NOT(ISEVEN(ROW())))" style:apply-style-name="EveryOtherRow2" style:base-cell-address="10th.H22"/>
    </style:style>
    <style:style style:name="ce106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H35"/>
    </style:style>
    <style:style style:name="ce106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I14"/>
      <style:map style:condition="is-true-formula(NOT(ISEVEN(ROW())))" style:apply-style-name="EveryOtherRow2" style:base-cell-address="10th.I14"/>
    </style:style>
    <style:style style:name="ce106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I15"/>
      <style:map style:condition="is-true-formula(NOT(ISEVEN(ROW())))" style:apply-style-name="EveryOtherRow2" style:base-cell-address="10th.I15"/>
    </style:style>
    <style:style style:name="ce106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I22"/>
      <style:map style:condition="is-true-formula(NOT(ISEVEN(ROW())))" style:apply-style-name="EveryOtherRow2" style:base-cell-address="10th.I22"/>
    </style:style>
    <style:style style:name="ce106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I35"/>
    </style:style>
    <style:style style:name="ce106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J14"/>
      <style:map style:condition="is-true-formula(NOT(ISEVEN(ROW())))" style:apply-style-name="EveryOtherRow2" style:base-cell-address="10th.J14"/>
    </style:style>
    <style:style style:name="ce106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J15"/>
      <style:map style:condition="is-true-formula(NOT(ISEVEN(ROW())))" style:apply-style-name="EveryOtherRow2" style:base-cell-address="10th.J15"/>
    </style:style>
    <style:style style:name="ce107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J22"/>
      <style:map style:condition="is-true-formula(NOT(ISEVEN(ROW())))" style:apply-style-name="EveryOtherRow2" style:base-cell-address="10th.J22"/>
    </style:style>
    <style:style style:name="ce107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J35"/>
    </style:style>
    <style:style style:name="ce107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K14"/>
      <style:map style:condition="is-true-formula(NOT(ISEVEN(ROW())))" style:apply-style-name="EveryOtherRow2" style:base-cell-address="10th.K14"/>
    </style:style>
    <style:style style:name="ce107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K15"/>
      <style:map style:condition="is-true-formula(NOT(ISEVEN(ROW())))" style:apply-style-name="EveryOtherRow2" style:base-cell-address="10th.K15"/>
    </style:style>
    <style:style style:name="ce107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K22"/>
      <style:map style:condition="is-true-formula(NOT(ISEVEN(ROW())))" style:apply-style-name="EveryOtherRow2" style:base-cell-address="10th.K22"/>
    </style:style>
    <style:style style:name="ce107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K35"/>
    </style:style>
    <style:style style:name="ce107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L14"/>
      <style:map style:condition="is-true-formula(NOT(ISEVEN(ROW())))" style:apply-style-name="EveryOtherRow2" style:base-cell-address="10th.L14"/>
    </style:style>
    <style:style style:name="ce107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L15"/>
      <style:map style:condition="is-true-formula(NOT(ISEVEN(ROW())))" style:apply-style-name="EveryOtherRow2" style:base-cell-address="10th.L15"/>
    </style:style>
    <style:style style:name="ce107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L22"/>
      <style:map style:condition="is-true-formula(NOT(ISEVEN(ROW())))" style:apply-style-name="EveryOtherRow2" style:base-cell-address="10th.L22"/>
    </style:style>
    <style:style style:name="ce107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L35"/>
    </style:style>
    <style:style style:name="ce108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M14"/>
      <style:map style:condition="is-true-formula(NOT(ISEVEN(ROW())))" style:apply-style-name="EveryOtherRow2" style:base-cell-address="10th.M14"/>
    </style:style>
    <style:style style:name="ce108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M15"/>
      <style:map style:condition="is-true-formula(NOT(ISEVEN(ROW())))" style:apply-style-name="EveryOtherRow2" style:base-cell-address="10th.M15"/>
    </style:style>
    <style:style style:name="ce108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M22"/>
      <style:map style:condition="is-true-formula(NOT(ISEVEN(ROW())))" style:apply-style-name="EveryOtherRow2" style:base-cell-address="10th.M22"/>
    </style:style>
    <style:style style:name="ce108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M35"/>
    </style:style>
    <style:style style:name="ce108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N14"/>
      <style:map style:condition="is-true-formula(NOT(ISEVEN(ROW())))" style:apply-style-name="EveryOtherRow2" style:base-cell-address="10th.N14"/>
    </style:style>
    <style:style style:name="ce108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N15"/>
      <style:map style:condition="is-true-formula(NOT(ISEVEN(ROW())))" style:apply-style-name="EveryOtherRow2" style:base-cell-address="10th.N15"/>
    </style:style>
    <style:style style:name="ce108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N22"/>
      <style:map style:condition="is-true-formula(NOT(ISEVEN(ROW())))" style:apply-style-name="EveryOtherRow2" style:base-cell-address="10th.N22"/>
    </style:style>
    <style:style style:name="ce108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N35"/>
    </style:style>
    <style:style style:name="ce108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O14"/>
      <style:map style:condition="is-true-formula(NOT(ISEVEN(ROW())))" style:apply-style-name="EveryOtherRow2" style:base-cell-address="10th.O14"/>
    </style:style>
    <style:style style:name="ce108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O15"/>
      <style:map style:condition="is-true-formula(NOT(ISEVEN(ROW())))" style:apply-style-name="EveryOtherRow2" style:base-cell-address="10th.O15"/>
    </style:style>
    <style:style style:name="ce109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O22"/>
      <style:map style:condition="is-true-formula(NOT(ISEVEN(ROW())))" style:apply-style-name="EveryOtherRow2" style:base-cell-address="10th.O22"/>
    </style:style>
    <style:style style:name="ce109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O35"/>
    </style:style>
    <style:style style:name="ce109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P14"/>
      <style:map style:condition="is-true-formula(NOT(ISEVEN(ROW())))" style:apply-style-name="EveryOtherRow2" style:base-cell-address="10th.P14"/>
    </style:style>
    <style:style style:name="ce109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P15"/>
      <style:map style:condition="is-true-formula(NOT(ISEVEN(ROW())))" style:apply-style-name="EveryOtherRow2" style:base-cell-address="10th.P15"/>
    </style:style>
    <style:style style:name="ce109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P22"/>
      <style:map style:condition="is-true-formula(NOT(ISEVEN(ROW())))" style:apply-style-name="EveryOtherRow2" style:base-cell-address="10th.P22"/>
    </style:style>
    <style:style style:name="ce109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P35"/>
    </style:style>
    <style:style style:name="ce109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Q14"/>
      <style:map style:condition="is-true-formula(NOT(ISEVEN(ROW())))" style:apply-style-name="EveryOtherRow2" style:base-cell-address="10th.Q14"/>
    </style:style>
    <style:style style:name="ce109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Q15"/>
      <style:map style:condition="is-true-formula(NOT(ISEVEN(ROW())))" style:apply-style-name="EveryOtherRow2" style:base-cell-address="10th.Q15"/>
    </style:style>
    <style:style style:name="ce109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Q22"/>
      <style:map style:condition="is-true-formula(NOT(ISEVEN(ROW())))" style:apply-style-name="EveryOtherRow2" style:base-cell-address="10th.Q22"/>
    </style:style>
    <style:style style:name="ce109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Q35"/>
    </style:style>
    <style:style style:name="ce110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R14"/>
      <style:map style:condition="is-true-formula(NOT(ISEVEN(ROW())))" style:apply-style-name="EveryOtherRow2" style:base-cell-address="10th.R14"/>
    </style:style>
    <style:style style:name="ce110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R15"/>
      <style:map style:condition="is-true-formula(NOT(ISEVEN(ROW())))" style:apply-style-name="EveryOtherRow2" style:base-cell-address="10th.R15"/>
    </style:style>
    <style:style style:name="ce110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R22"/>
      <style:map style:condition="is-true-formula(NOT(ISEVEN(ROW())))" style:apply-style-name="EveryOtherRow2" style:base-cell-address="10th.R22"/>
    </style:style>
    <style:style style:name="ce110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R35"/>
    </style:style>
    <style:style style:name="ce110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S14"/>
      <style:map style:condition="is-true-formula(NOT(ISEVEN(ROW())))" style:apply-style-name="EveryOtherRow2" style:base-cell-address="10th.S14"/>
    </style:style>
    <style:style style:name="ce110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S15"/>
      <style:map style:condition="is-true-formula(NOT(ISEVEN(ROW())))" style:apply-style-name="EveryOtherRow2" style:base-cell-address="10th.S15"/>
    </style:style>
    <style:style style:name="ce110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S22"/>
      <style:map style:condition="is-true-formula(NOT(ISEVEN(ROW())))" style:apply-style-name="EveryOtherRow2" style:base-cell-address="10th.S22"/>
    </style:style>
    <style:style style:name="ce57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S35"/>
    </style:style>
    <style:style style:name="ce110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T14"/>
      <style:map style:condition="is-true-formula(NOT(ISEVEN(ROW())))" style:apply-style-name="EveryOtherRow2" style:base-cell-address="10th.T14"/>
    </style:style>
    <style:style style:name="ce110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T35"/>
    </style:style>
    <style:style style:name="ce111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0th.U14"/>
      <style:map style:condition="is-true-formula(NOT(ISEVEN(ROW())))" style:apply-style-name="EveryOtherRow2" style:base-cell-address="10th.U14"/>
    </style:style>
    <style:style style:name="ce111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U35"/>
    </style:style>
    <style:style style:name="ce111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V35"/>
    </style:style>
    <style:style style:name="ce111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W35"/>
    </style:style>
    <style:style style:name="ce111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X35"/>
    </style:style>
    <style:style style:name="ce111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Y35"/>
    </style:style>
    <style:style style:name="ce111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Z35"/>
    </style:style>
    <style:style style:name="ce111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AA35"/>
    </style:style>
    <style:style style:name="ce111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AB35"/>
    </style:style>
    <style:style style:name="ce111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AC35"/>
    </style:style>
    <style:style style:name="ce1120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AD35"/>
    </style:style>
    <style:style style:name="ce112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AE35"/>
    </style:style>
    <style:style style:name="ce112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AF35"/>
    </style:style>
    <style:style style:name="ce112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AG35"/>
    </style:style>
    <style:style style:name="ce112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AH35"/>
    </style:style>
    <style:style style:name="ce112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AI35"/>
    </style:style>
    <style:style style:name="ce112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0th.AJ35"/>
    </style:style>
    <style:style style:name="ce1127" style:family="table-cell" style:parent-style-name="Default" style:data-style-name="N126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10th.A2"/>
      <style:map style:condition="is-true-formula(NOT(ISEVEN(ROW())))" style:apply-style-name="EveryOtherRow2" style:base-cell-address="10th.A2"/>
    </style:style>
    <style:style style:name="ce1128" style:family="table-cell" style:parent-style-name="Default">
      <style:map style:condition="is-true-formula(ISEVEN(ROW()))" style:apply-style-name="EveryOtherRow" style:base-cell-address="10th.A2"/>
      <style:map style:condition="is-true-formula(NOT(ISEVEN(ROW())))" style:apply-style-name="EveryOtherRow2" style:base-cell-address="10th.A2"/>
    </style:style>
    <style:style style:name="ce597" style:family="table-cell" style:parent-style-name="Default">
      <style:table-cell-properties fo:border-bottom="0.74pt solid #000000" fo:background-color="#ff420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0" style:family="table-cell" style:parent-style-name="Default" style:data-style-name="N1012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11th.A2"/>
      <style:map style:condition="is-true-formula(NOT(ISEVEN(ROW())))" style:apply-style-name="EveryOtherRow2" style:base-cell-address="11th.A2"/>
    </style:style>
    <style:style style:name="ce599" style:family="table-cell" style:parent-style-name="Excel_20_Built-in_20_Title" style:data-style-name="N0">
      <style:table-cell-properties fo:border-bottom="0.74pt solid #000000" fo:background-color="#ff420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DejaVu Sans" style:font-size-asian="11pt" style:font-style-asian="normal" style:font-weight-asian="bold" style:font-name-complex="FreeSans" style:font-size-complex="11pt" style:font-style-complex="normal" style:font-weight-complex="bold"/>
    </style:style>
    <style:style style:name="ce60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11th.B2"/>
      <style:map style:condition="is-true-formula(NOT(ISEVEN(ROW())))" style:apply-style-name="EveryOtherRow2" style:base-cell-address="11th.B2"/>
    </style:style>
    <style:style style:name="ce60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11th.B14"/>
      <style:map style:condition="is-true-formula(NOT(ISEVEN(ROW())))" style:apply-style-name="EveryOtherRow2" style:base-cell-address="11th.B14"/>
    </style:style>
    <style:style style:name="ce602" style:family="table-cell" style:parent-style-name="Default">
      <style:table-cell-properties fo:border-bottom="0.74pt solid #000000" fo:background-color="#ff420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113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A2"/>
      <style:map style:condition="is-true-formula(NOT(ISEVEN(ROW())))" style:apply-style-name="EveryOtherRow2" style:base-cell-address="11th.A2"/>
    </style:style>
    <style:style style:name="ce60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05" style:family="table-cell" style:parent-style-name="Default" style:data-style-name="N126">
      <style:table-cell-properties fo:border-bottom="0.74pt solid #000000" fo:background-color="#ff420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113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A2"/>
      <style:map style:condition="is-true-formula(NOT(ISEVEN(ROW())))" style:apply-style-name="EveryOtherRow2" style:base-cell-address="11th.A2"/>
    </style:style>
    <style:style style:name="ce113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3"/>
      <style:map style:condition="is-true-formula(NOT(ISEVEN(ROW())))" style:apply-style-name="EveryOtherRow2" style:base-cell-address="11th.D3"/>
    </style:style>
    <style:style style:name="ce114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4"/>
      <style:map style:condition="is-true-formula(NOT(ISEVEN(ROW())))" style:apply-style-name="EveryOtherRow2" style:base-cell-address="11th.D4"/>
    </style:style>
    <style:style style:name="ce114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5"/>
      <style:map style:condition="is-true-formula(NOT(ISEVEN(ROW())))" style:apply-style-name="EveryOtherRow2" style:base-cell-address="11th.D5"/>
    </style:style>
    <style:style style:name="ce114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6"/>
      <style:map style:condition="is-true-formula(NOT(ISEVEN(ROW())))" style:apply-style-name="EveryOtherRow2" style:base-cell-address="11th.D6"/>
    </style:style>
    <style:style style:name="ce114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7"/>
      <style:map style:condition="is-true-formula(NOT(ISEVEN(ROW())))" style:apply-style-name="EveryOtherRow2" style:base-cell-address="11th.D7"/>
    </style:style>
    <style:style style:name="ce114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8"/>
      <style:map style:condition="is-true-formula(NOT(ISEVEN(ROW())))" style:apply-style-name="EveryOtherRow2" style:base-cell-address="11th.D8"/>
    </style:style>
    <style:style style:name="ce114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9"/>
      <style:map style:condition="is-true-formula(NOT(ISEVEN(ROW())))" style:apply-style-name="EveryOtherRow2" style:base-cell-address="11th.D9"/>
    </style:style>
    <style:style style:name="ce114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10"/>
      <style:map style:condition="is-true-formula(NOT(ISEVEN(ROW())))" style:apply-style-name="EveryOtherRow2" style:base-cell-address="11th.D10"/>
    </style:style>
    <style:style style:name="ce114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11"/>
      <style:map style:condition="is-true-formula(NOT(ISEVEN(ROW())))" style:apply-style-name="EveryOtherRow2" style:base-cell-address="11th.D11"/>
    </style:style>
    <style:style style:name="ce114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14"/>
      <style:map style:condition="is-true-formula(NOT(ISEVEN(ROW())))" style:apply-style-name="EveryOtherRow2" style:base-cell-address="11th.D14"/>
    </style:style>
    <style:style style:name="ce114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15"/>
      <style:map style:condition="is-true-formula(NOT(ISEVEN(ROW())))" style:apply-style-name="EveryOtherRow2" style:base-cell-address="11th.D15"/>
    </style:style>
    <style:style style:name="ce115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16"/>
      <style:map style:condition="is-true-formula(NOT(ISEVEN(ROW())))" style:apply-style-name="EveryOtherRow2" style:base-cell-address="11th.D16"/>
    </style:style>
    <style:style style:name="ce115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18"/>
      <style:map style:condition="is-true-formula(NOT(ISEVEN(ROW())))" style:apply-style-name="EveryOtherRow2" style:base-cell-address="11th.D18"/>
    </style:style>
    <style:style style:name="ce115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19"/>
      <style:map style:condition="is-true-formula(NOT(ISEVEN(ROW())))" style:apply-style-name="EveryOtherRow2" style:base-cell-address="11th.D19"/>
    </style:style>
    <style:style style:name="ce115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20"/>
      <style:map style:condition="is-true-formula(NOT(ISEVEN(ROW())))" style:apply-style-name="EveryOtherRow2" style:base-cell-address="11th.D20"/>
    </style:style>
    <style:style style:name="ce115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21"/>
      <style:map style:condition="is-true-formula(NOT(ISEVEN(ROW())))" style:apply-style-name="EveryOtherRow2" style:base-cell-address="11th.D21"/>
    </style:style>
    <style:style style:name="ce115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22"/>
      <style:map style:condition="is-true-formula(NOT(ISEVEN(ROW())))" style:apply-style-name="EveryOtherRow2" style:base-cell-address="11th.D22"/>
    </style:style>
    <style:style style:name="ce115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23"/>
      <style:map style:condition="is-true-formula(NOT(ISEVEN(ROW())))" style:apply-style-name="EveryOtherRow2" style:base-cell-address="11th.D23"/>
    </style:style>
    <style:style style:name="ce115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24"/>
      <style:map style:condition="is-true-formula(NOT(ISEVEN(ROW())))" style:apply-style-name="EveryOtherRow2" style:base-cell-address="11th.D24"/>
    </style:style>
    <style:style style:name="ce115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25"/>
      <style:map style:condition="is-true-formula(NOT(ISEVEN(ROW())))" style:apply-style-name="EveryOtherRow2" style:base-cell-address="11th.D25"/>
    </style:style>
    <style:style style:name="ce115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26"/>
      <style:map style:condition="is-true-formula(NOT(ISEVEN(ROW())))" style:apply-style-name="EveryOtherRow2" style:base-cell-address="11th.D26"/>
    </style:style>
    <style:style style:name="ce116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11th.D27"/>
      <style:map style:condition="is-true-formula(NOT(ISEVEN(ROW())))" style:apply-style-name="EveryOtherRow2" style:base-cell-address="11th.D27"/>
    </style:style>
    <style:style style:name="ce1161" style:family="table-cell" style:parent-style-name="Default" style:data-style-name="N10">
      <style:table-cell-properties style:text-align-source="fix" style:repeat-content="false" fo:wrap-option="wrap"/>
      <style:paragraph-properties fo:text-align="center" fo:margin-left="0pt"/>
      <style:text-properties style:font-name="Liberation Sans" fo:font-size="11pt" style:font-size-asian="11pt" style:font-size-complex="11pt"/>
      <style:map style:condition="cell-content()&lt;0.6" style:apply-style-name="Failing" style:base-cell-address="11th.D30"/>
    </style:style>
    <style:style style:name="ce630" style:family="table-cell" style:parent-style-name="Default" style:data-style-name="N126">
      <style:table-cell-properties fo:wrap-option="wrap"/>
      <style:text-properties style:font-name="Liberation Sans" fo:font-size="11pt" style:font-size-asian="11pt" style:font-size-complex="11pt"/>
    </style:style>
    <style:style style:name="ce63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3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A2"/>
      <style:map style:condition="is-true-formula(NOT(ISEVEN(ROW())))" style:apply-style-name="EveryOtherRow2" style:base-cell-address="11th.A2"/>
    </style:style>
    <style:style style:name="ce63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F11"/>
      <style:map style:condition="is-true-formula(NOT(ISEVEN(ROW())))" style:apply-style-name="EveryOtherRow2" style:base-cell-address="11th.F11"/>
    </style:style>
    <style:style style:name="ce63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F17"/>
      <style:map style:condition="is-true-formula(NOT(ISEVEN(ROW())))" style:apply-style-name="EveryOtherRow2" style:base-cell-address="11th.F17"/>
    </style:style>
    <style:style style:name="ce63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</style:style>
    <style:style style:name="ce116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F30"/>
    </style:style>
    <style:style style:name="ce119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G11"/>
      <style:map style:condition="is-true-formula(NOT(ISEVEN(ROW())))" style:apply-style-name="EveryOtherRow2" style:base-cell-address="11th.G11"/>
    </style:style>
    <style:style style:name="ce63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G12"/>
      <style:map style:condition="is-true-formula(NOT(ISEVEN(ROW())))" style:apply-style-name="EveryOtherRow2" style:base-cell-address="11th.G12"/>
    </style:style>
    <style:style style:name="ce119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G17"/>
      <style:map style:condition="is-true-formula(NOT(ISEVEN(ROW())))" style:apply-style-name="EveryOtherRow2" style:base-cell-address="11th.G17"/>
    </style:style>
    <style:style style:name="ce63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G18"/>
      <style:map style:condition="is-true-formula(NOT(ISEVEN(ROW())))" style:apply-style-name="EveryOtherRow2" style:base-cell-address="11th.G18"/>
    </style:style>
    <style:style style:name="ce117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G30"/>
    </style:style>
    <style:style style:name="ce119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H11"/>
      <style:map style:condition="is-true-formula(NOT(ISEVEN(ROW())))" style:apply-style-name="EveryOtherRow2" style:base-cell-address="11th.H11"/>
    </style:style>
    <style:style style:name="ce64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H12"/>
      <style:map style:condition="is-true-formula(NOT(ISEVEN(ROW())))" style:apply-style-name="EveryOtherRow2" style:base-cell-address="11th.H12"/>
    </style:style>
    <style:style style:name="ce120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H17"/>
      <style:map style:condition="is-true-formula(NOT(ISEVEN(ROW())))" style:apply-style-name="EveryOtherRow2" style:base-cell-address="11th.H17"/>
    </style:style>
    <style:style style:name="ce64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H18"/>
      <style:map style:condition="is-true-formula(NOT(ISEVEN(ROW())))" style:apply-style-name="EveryOtherRow2" style:base-cell-address="11th.H18"/>
    </style:style>
    <style:style style:name="ce117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H30"/>
    </style:style>
    <style:style style:name="ce120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I11"/>
      <style:map style:condition="is-true-formula(NOT(ISEVEN(ROW())))" style:apply-style-name="EveryOtherRow2" style:base-cell-address="11th.I11"/>
    </style:style>
    <style:style style:name="ce64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I12"/>
      <style:map style:condition="is-true-formula(NOT(ISEVEN(ROW())))" style:apply-style-name="EveryOtherRow2" style:base-cell-address="11th.I12"/>
    </style:style>
    <style:style style:name="ce120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I17"/>
      <style:map style:condition="is-true-formula(NOT(ISEVEN(ROW())))" style:apply-style-name="EveryOtherRow2" style:base-cell-address="11th.I17"/>
    </style:style>
    <style:style style:name="ce64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I18"/>
      <style:map style:condition="is-true-formula(NOT(ISEVEN(ROW())))" style:apply-style-name="EveryOtherRow2" style:base-cell-address="11th.I18"/>
    </style:style>
    <style:style style:name="ce118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I30"/>
    </style:style>
    <style:style style:name="ce120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J11"/>
      <style:map style:condition="is-true-formula(NOT(ISEVEN(ROW())))" style:apply-style-name="EveryOtherRow2" style:base-cell-address="11th.J11"/>
    </style:style>
    <style:style style:name="ce65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J12"/>
      <style:map style:condition="is-true-formula(NOT(ISEVEN(ROW())))" style:apply-style-name="EveryOtherRow2" style:base-cell-address="11th.J12"/>
    </style:style>
    <style:style style:name="ce121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J17"/>
      <style:map style:condition="is-true-formula(NOT(ISEVEN(ROW())))" style:apply-style-name="EveryOtherRow2" style:base-cell-address="11th.J17"/>
    </style:style>
    <style:style style:name="ce65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J18"/>
      <style:map style:condition="is-true-formula(NOT(ISEVEN(ROW())))" style:apply-style-name="EveryOtherRow2" style:base-cell-address="11th.J18"/>
    </style:style>
    <style:style style:name="ce118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J30"/>
    </style:style>
    <style:style style:name="ce121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K11"/>
      <style:map style:condition="is-true-formula(NOT(ISEVEN(ROW())))" style:apply-style-name="EveryOtherRow2" style:base-cell-address="11th.K11"/>
    </style:style>
    <style:style style:name="ce65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K12"/>
      <style:map style:condition="is-true-formula(NOT(ISEVEN(ROW())))" style:apply-style-name="EveryOtherRow2" style:base-cell-address="11th.K12"/>
    </style:style>
    <style:style style:name="ce65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K17"/>
      <style:map style:condition="is-true-formula(NOT(ISEVEN(ROW())))" style:apply-style-name="EveryOtherRow2" style:base-cell-address="11th.K17"/>
    </style:style>
    <style:style style:name="ce119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K30"/>
    </style:style>
    <style:style style:name="ce121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L3"/>
      <style:map style:condition="is-true-formula(NOT(ISEVEN(ROW())))" style:apply-style-name="EveryOtherRow2" style:base-cell-address="11th.L3"/>
    </style:style>
    <style:style style:name="ce121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L11"/>
      <style:map style:condition="is-true-formula(NOT(ISEVEN(ROW())))" style:apply-style-name="EveryOtherRow2" style:base-cell-address="11th.L11"/>
    </style:style>
    <style:style style:name="ce65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L12"/>
      <style:map style:condition="is-true-formula(NOT(ISEVEN(ROW())))" style:apply-style-name="EveryOtherRow2" style:base-cell-address="11th.L12"/>
    </style:style>
    <style:style style:name="ce122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L17"/>
      <style:map style:condition="is-true-formula(NOT(ISEVEN(ROW())))" style:apply-style-name="EveryOtherRow2" style:base-cell-address="11th.L17"/>
    </style:style>
    <style:style style:name="ce65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L18"/>
      <style:map style:condition="is-true-formula(NOT(ISEVEN(ROW())))" style:apply-style-name="EveryOtherRow2" style:base-cell-address="11th.L18"/>
    </style:style>
    <style:style style:name="ce120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L30"/>
    </style:style>
    <style:style style:name="ce122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M11"/>
      <style:map style:condition="is-true-formula(NOT(ISEVEN(ROW())))" style:apply-style-name="EveryOtherRow2" style:base-cell-address="11th.M11"/>
    </style:style>
    <style:style style:name="ce66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M12"/>
      <style:map style:condition="is-true-formula(NOT(ISEVEN(ROW())))" style:apply-style-name="EveryOtherRow2" style:base-cell-address="11th.M12"/>
    </style:style>
    <style:style style:name="ce122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M17"/>
      <style:map style:condition="is-true-formula(NOT(ISEVEN(ROW())))" style:apply-style-name="EveryOtherRow2" style:base-cell-address="11th.M17"/>
    </style:style>
    <style:style style:name="ce66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M18"/>
      <style:map style:condition="is-true-formula(NOT(ISEVEN(ROW())))" style:apply-style-name="EveryOtherRow2" style:base-cell-address="11th.M18"/>
    </style:style>
    <style:style style:name="ce1210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M30"/>
    </style:style>
    <style:style style:name="ce122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N3"/>
      <style:map style:condition="is-true-formula(NOT(ISEVEN(ROW())))" style:apply-style-name="EveryOtherRow2" style:base-cell-address="11th.N3"/>
    </style:style>
    <style:style style:name="ce123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N11"/>
      <style:map style:condition="is-true-formula(NOT(ISEVEN(ROW())))" style:apply-style-name="EveryOtherRow2" style:base-cell-address="11th.N11"/>
    </style:style>
    <style:style style:name="ce66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N12"/>
      <style:map style:condition="is-true-formula(NOT(ISEVEN(ROW())))" style:apply-style-name="EveryOtherRow2" style:base-cell-address="11th.N12"/>
    </style:style>
    <style:style style:name="ce66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N17"/>
      <style:map style:condition="is-true-formula(NOT(ISEVEN(ROW())))" style:apply-style-name="EveryOtherRow2" style:base-cell-address="11th.N17"/>
    </style:style>
    <style:style style:name="ce121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N30"/>
    </style:style>
    <style:style style:name="ce123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O11"/>
      <style:map style:condition="is-true-formula(NOT(ISEVEN(ROW())))" style:apply-style-name="EveryOtherRow2" style:base-cell-address="11th.O11"/>
    </style:style>
    <style:style style:name="ce67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O12"/>
      <style:map style:condition="is-true-formula(NOT(ISEVEN(ROW())))" style:apply-style-name="EveryOtherRow2" style:base-cell-address="11th.O12"/>
    </style:style>
    <style:style style:name="ce123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O17"/>
      <style:map style:condition="is-true-formula(NOT(ISEVEN(ROW())))" style:apply-style-name="EveryOtherRow2" style:base-cell-address="11th.O17"/>
    </style:style>
    <style:style style:name="ce67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O18"/>
      <style:map style:condition="is-true-formula(NOT(ISEVEN(ROW())))" style:apply-style-name="EveryOtherRow2" style:base-cell-address="11th.O18"/>
    </style:style>
    <style:style style:name="ce122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O30"/>
    </style:style>
    <style:style style:name="ce123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P3"/>
      <style:map style:condition="is-true-formula(NOT(ISEVEN(ROW())))" style:apply-style-name="EveryOtherRow2" style:base-cell-address="11th.P3"/>
    </style:style>
    <style:style style:name="ce124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P11"/>
      <style:map style:condition="is-true-formula(NOT(ISEVEN(ROW())))" style:apply-style-name="EveryOtherRow2" style:base-cell-address="11th.P11"/>
    </style:style>
    <style:style style:name="ce67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P12"/>
      <style:map style:condition="is-true-formula(NOT(ISEVEN(ROW())))" style:apply-style-name="EveryOtherRow2" style:base-cell-address="11th.P12"/>
    </style:style>
    <style:style style:name="ce124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P17"/>
      <style:map style:condition="is-true-formula(NOT(ISEVEN(ROW())))" style:apply-style-name="EveryOtherRow2" style:base-cell-address="11th.P17"/>
    </style:style>
    <style:style style:name="ce67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P18"/>
      <style:map style:condition="is-true-formula(NOT(ISEVEN(ROW())))" style:apply-style-name="EveryOtherRow2" style:base-cell-address="11th.P18"/>
    </style:style>
    <style:style style:name="ce123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P30"/>
    </style:style>
    <style:style style:name="ce124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Q11"/>
      <style:map style:condition="is-true-formula(NOT(ISEVEN(ROW())))" style:apply-style-name="EveryOtherRow2" style:base-cell-address="11th.Q11"/>
    </style:style>
    <style:style style:name="ce67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Q12"/>
      <style:map style:condition="is-true-formula(NOT(ISEVEN(ROW())))" style:apply-style-name="EveryOtherRow2" style:base-cell-address="11th.Q12"/>
    </style:style>
    <style:style style:name="ce124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Q17"/>
      <style:map style:condition="is-true-formula(NOT(ISEVEN(ROW())))" style:apply-style-name="EveryOtherRow2" style:base-cell-address="11th.Q17"/>
    </style:style>
    <style:style style:name="ce67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  <style:map style:condition="is-true-formula(ISEVEN(ROW()))" style:apply-style-name="EveryOtherRow" style:base-cell-address="11th.Q18"/>
      <style:map style:condition="is-true-formula(NOT(ISEVEN(ROW())))" style:apply-style-name="EveryOtherRow2" style:base-cell-address="11th.Q18"/>
    </style:style>
    <style:style style:name="ce124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Q30"/>
    </style:style>
    <style:style style:name="ce124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R30"/>
    </style:style>
    <style:style style:name="ce124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S30"/>
    </style:style>
    <style:style style:name="ce1250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T30"/>
    </style:style>
    <style:style style:name="ce125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U30"/>
    </style:style>
    <style:style style:name="ce125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V30"/>
    </style:style>
    <style:style style:name="ce125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W30"/>
    </style:style>
    <style:style style:name="ce125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X30"/>
    </style:style>
    <style:style style:name="ce125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Y30"/>
    </style:style>
    <style:style style:name="ce125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Z30"/>
    </style:style>
    <style:style style:name="ce125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AA30"/>
    </style:style>
    <style:style style:name="ce125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AB30"/>
    </style:style>
    <style:style style:name="ce125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AC30"/>
    </style:style>
    <style:style style:name="ce1260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AD30"/>
    </style:style>
    <style:style style:name="ce126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AE30"/>
    </style:style>
    <style:style style:name="ce126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AF30"/>
    </style:style>
    <style:style style:name="ce126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AG30"/>
    </style:style>
    <style:style style:name="ce126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AH30"/>
    </style:style>
    <style:style style:name="ce126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AI30"/>
    </style:style>
    <style:style style:name="ce126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AJ30"/>
    </style:style>
    <style:style style:name="ce1267" style:family="table-cell" style:parent-style-name="Default" style:data-style-name="N126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11th.A2"/>
      <style:map style:condition="is-true-formula(NOT(ISEVEN(ROW())))" style:apply-style-name="EveryOtherRow2" style:base-cell-address="11th.A2"/>
    </style:style>
    <style:style style:name="ce701" style:family="table-cell" style:parent-style-name="Default">
      <style:table-cell-properties fo:border-bottom="0.74pt solid #000000" fo:background-color="#ff420e" fo:wrap-option="wrap" fo:border-left="0.74pt solid #000000" fo:border-right="0.74pt solid #000000" fo:border-top="none"/>
      <style:text-properties style:font-name="Liberation Sans" fo:font-size="11pt" style:font-size-asian="11pt" style:font-size-complex="11pt"/>
    </style:style>
    <style:style style:name="ce1269" style:family="table-cell" style:parent-style-name="Default" style:data-style-name="N126">
      <style:table-cell-properties fo:border-bottom="none" fo:wrap-option="wrap" fo:border-left="0.74pt solid #000000" fo:border-right="0.74pt solid #000000" fo:border-top="none"/>
      <style:text-properties style:font-name="Liberation Sans" fo:font-size="11pt" style:font-size-asian="11pt" style:font-size-complex="11pt"/>
      <style:map style:condition="is-true-formula(ISEVEN(ROW()))" style:apply-style-name="EveryOtherRow" style:base-cell-address="11th.A2"/>
      <style:map style:condition="is-true-formula(NOT(ISEVEN(ROW())))" style:apply-style-name="EveryOtherRow2" style:base-cell-address="11th.A2"/>
    </style:style>
    <style:style style:name="ce1270" style:family="table-cell" style:parent-style-name="Default">
      <style:map style:condition="is-true-formula(ISEVEN(ROW()))" style:apply-style-name="EveryOtherRow" style:base-cell-address="11th.A2"/>
      <style:map style:condition="is-true-formula(NOT(ISEVEN(ROW())))" style:apply-style-name="EveryOtherRow2" style:base-cell-address="11th.A2"/>
    </style:style>
    <style:style style:name="ce704" style:family="table-cell" style:parent-style-name="Default">
      <style:table-cell-properties fo:border-bottom="0.74pt solid #000000" fo:background-color="#c5000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2" style:family="table-cell" style:parent-style-name="Default" style:data-style-name="N1012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'12th,PC'.A2"/>
      <style:map style:condition="is-true-formula(NOT(ISEVEN(ROW())))" style:apply-style-name="EveryOtherRow2" style:base-cell-address="'12th,PC'.A2"/>
    </style:style>
    <style:style style:name="ce706" style:family="table-cell" style:parent-style-name="Excel_20_Built-in_20_Title" style:data-style-name="N0">
      <style:table-cell-properties fo:border-bottom="0.74pt solid #000000" fo:background-color="#c5000b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'12th,PC'.B2"/>
      <style:map style:condition="is-true-formula(NOT(ISEVEN(ROW())))" style:apply-style-name="EveryOtherRow2" style:base-cell-address="'12th,PC'.B2"/>
    </style:style>
    <style:style style:name="ce708" style:family="table-cell" style:parent-style-name="Default">
      <style:table-cell-properties fo:border-bottom="0.74pt solid #000000" fo:background-color="#c5000b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12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A2"/>
      <style:map style:condition="is-true-formula(NOT(ISEVEN(ROW())))" style:apply-style-name="EveryOtherRow2" style:base-cell-address="'12th,PC'.A2"/>
    </style:style>
    <style:style style:name="ce710" style:family="table-cell" style:parent-style-name="Default" style:data-style-name="N126">
      <style:table-cell-properties fo:border-bottom="0.74pt solid #000000" fo:background-color="#c5000b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127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A2"/>
      <style:map style:condition="is-true-formula(NOT(ISEVEN(ROW())))" style:apply-style-name="EveryOtherRow2" style:base-cell-address="'12th,PC'.A2"/>
    </style:style>
    <style:style style:name="ce127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D3"/>
      <style:map style:condition="is-true-formula(NOT(ISEVEN(ROW())))" style:apply-style-name="EveryOtherRow2" style:base-cell-address="'12th,PC'.D3"/>
    </style:style>
    <style:style style:name="ce128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D4"/>
      <style:map style:condition="is-true-formula(NOT(ISEVEN(ROW())))" style:apply-style-name="EveryOtherRow2" style:base-cell-address="'12th,PC'.D4"/>
    </style:style>
    <style:style style:name="ce128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D5"/>
      <style:map style:condition="is-true-formula(NOT(ISEVEN(ROW())))" style:apply-style-name="EveryOtherRow2" style:base-cell-address="'12th,PC'.D5"/>
    </style:style>
    <style:style style:name="ce128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D7"/>
      <style:map style:condition="is-true-formula(NOT(ISEVEN(ROW())))" style:apply-style-name="EveryOtherRow2" style:base-cell-address="'12th,PC'.D7"/>
    </style:style>
    <style:style style:name="ce128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D8"/>
      <style:map style:condition="is-true-formula(NOT(ISEVEN(ROW())))" style:apply-style-name="EveryOtherRow2" style:base-cell-address="'12th,PC'.D8"/>
    </style:style>
    <style:style style:name="ce128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D9"/>
      <style:map style:condition="is-true-formula(NOT(ISEVEN(ROW())))" style:apply-style-name="EveryOtherRow2" style:base-cell-address="'12th,PC'.D9"/>
    </style:style>
    <style:style style:name="ce128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D10"/>
      <style:map style:condition="is-true-formula(NOT(ISEVEN(ROW())))" style:apply-style-name="EveryOtherRow2" style:base-cell-address="'12th,PC'.D10"/>
    </style:style>
    <style:style style:name="ce128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D11"/>
      <style:map style:condition="is-true-formula(NOT(ISEVEN(ROW())))" style:apply-style-name="EveryOtherRow2" style:base-cell-address="'12th,PC'.D11"/>
    </style:style>
    <style:style style:name="ce128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D13"/>
      <style:map style:condition="is-true-formula(NOT(ISEVEN(ROW())))" style:apply-style-name="EveryOtherRow2" style:base-cell-address="'12th,PC'.D13"/>
    </style:style>
    <style:style style:name="ce128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D14"/>
      <style:map style:condition="is-true-formula(NOT(ISEVEN(ROW())))" style:apply-style-name="EveryOtherRow2" style:base-cell-address="'12th,PC'.D14"/>
    </style:style>
    <style:style style:name="ce128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D15"/>
      <style:map style:condition="is-true-formula(NOT(ISEVEN(ROW())))" style:apply-style-name="EveryOtherRow2" style:base-cell-address="'12th,PC'.D15"/>
    </style:style>
    <style:style style:name="ce129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D16"/>
      <style:map style:condition="is-true-formula(NOT(ISEVEN(ROW())))" style:apply-style-name="EveryOtherRow2" style:base-cell-address="'12th,PC'.D16"/>
    </style:style>
    <style:style style:name="ce129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D17"/>
      <style:map style:condition="is-true-formula(NOT(ISEVEN(ROW())))" style:apply-style-name="EveryOtherRow2" style:base-cell-address="'12th,PC'.D17"/>
    </style:style>
    <style:style style:name="ce72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D18"/>
      <style:map style:condition="is-true-formula(NOT(ISEVEN(ROW())))" style:apply-style-name="EveryOtherRow2" style:base-cell-address="'12th,PC'.D18"/>
    </style:style>
    <style:style style:name="ce72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D20"/>
      <style:map style:condition="is-true-formula(NOT(ISEVEN(ROW())))" style:apply-style-name="EveryOtherRow2" style:base-cell-address="'12th,PC'.D20"/>
    </style:style>
    <style:style style:name="ce1294" style:family="table-cell" style:parent-style-name="Default" style:data-style-name="N10">
      <style:table-cell-properties style:text-align-source="fix" style:repeat-content="false" fo:wrap-option="wrap"/>
      <style:paragraph-properties fo:text-align="center" fo:margin-left="0pt"/>
      <style:text-properties style:font-name="Liberation Sans" fo:font-size="11pt" style:font-size-asian="11pt" style:font-size-complex="11pt"/>
      <style:map style:condition="cell-content()&lt;0.6" style:apply-style-name="Failing" style:base-cell-address="'12th,PC'.D23"/>
    </style:style>
    <style:style style:name="ce129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F5"/>
      <style:map style:condition="is-true-formula(NOT(ISEVEN(ROW())))" style:apply-style-name="EveryOtherRow2" style:base-cell-address="'12th,PC'.F5"/>
    </style:style>
    <style:style style:name="ce129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F6"/>
      <style:map style:condition="is-true-formula(NOT(ISEVEN(ROW())))" style:apply-style-name="EveryOtherRow2" style:base-cell-address="'12th,PC'.F6"/>
    </style:style>
    <style:style style:name="ce129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F9"/>
      <style:map style:condition="is-true-formula(NOT(ISEVEN(ROW())))" style:apply-style-name="EveryOtherRow2" style:base-cell-address="'12th,PC'.F9"/>
    </style:style>
    <style:style style:name="ce129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F12"/>
      <style:map style:condition="is-true-formula(NOT(ISEVEN(ROW())))" style:apply-style-name="EveryOtherRow2" style:base-cell-address="'12th,PC'.F12"/>
    </style:style>
    <style:style style:name="ce129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F14"/>
      <style:map style:condition="is-true-formula(NOT(ISEVEN(ROW())))" style:apply-style-name="EveryOtherRow2" style:base-cell-address="'12th,PC'.F14"/>
    </style:style>
    <style:style style:name="ce130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F17"/>
      <style:map style:condition="is-true-formula(NOT(ISEVEN(ROW())))" style:apply-style-name="EveryOtherRow2" style:base-cell-address="'12th,PC'.F17"/>
    </style:style>
    <style:style style:name="ce130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F19"/>
      <style:map style:condition="is-true-formula(NOT(ISEVEN(ROW())))" style:apply-style-name="EveryOtherRow2" style:base-cell-address="'12th,PC'.F19"/>
    </style:style>
    <style:style style:name="ce130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F23"/>
    </style:style>
    <style:style style:name="ce130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G5"/>
      <style:map style:condition="is-true-formula(NOT(ISEVEN(ROW())))" style:apply-style-name="EveryOtherRow2" style:base-cell-address="'12th,PC'.G5"/>
    </style:style>
    <style:style style:name="ce130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G6"/>
      <style:map style:condition="is-true-formula(NOT(ISEVEN(ROW())))" style:apply-style-name="EveryOtherRow2" style:base-cell-address="'12th,PC'.G6"/>
    </style:style>
    <style:style style:name="ce130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G9"/>
      <style:map style:condition="is-true-formula(NOT(ISEVEN(ROW())))" style:apply-style-name="EveryOtherRow2" style:base-cell-address="'12th,PC'.G9"/>
    </style:style>
    <style:style style:name="ce130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G12"/>
      <style:map style:condition="is-true-formula(NOT(ISEVEN(ROW())))" style:apply-style-name="EveryOtherRow2" style:base-cell-address="'12th,PC'.G12"/>
    </style:style>
    <style:style style:name="ce130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G14"/>
      <style:map style:condition="is-true-formula(NOT(ISEVEN(ROW())))" style:apply-style-name="EveryOtherRow2" style:base-cell-address="'12th,PC'.G14"/>
    </style:style>
    <style:style style:name="ce130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G15"/>
      <style:map style:condition="is-true-formula(NOT(ISEVEN(ROW())))" style:apply-style-name="EveryOtherRow2" style:base-cell-address="'12th,PC'.G15"/>
    </style:style>
    <style:style style:name="ce131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G17"/>
      <style:map style:condition="is-true-formula(NOT(ISEVEN(ROW())))" style:apply-style-name="EveryOtherRow2" style:base-cell-address="'12th,PC'.G17"/>
    </style:style>
    <style:style style:name="ce131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G19"/>
      <style:map style:condition="is-true-formula(NOT(ISEVEN(ROW())))" style:apply-style-name="EveryOtherRow2" style:base-cell-address="'12th,PC'.G19"/>
    </style:style>
    <style:style style:name="ce131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G20"/>
      <style:map style:condition="is-true-formula(NOT(ISEVEN(ROW())))" style:apply-style-name="EveryOtherRow2" style:base-cell-address="'12th,PC'.G20"/>
    </style:style>
    <style:style style:name="ce131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G23"/>
    </style:style>
    <style:style style:name="ce131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H5"/>
      <style:map style:condition="is-true-formula(NOT(ISEVEN(ROW())))" style:apply-style-name="EveryOtherRow2" style:base-cell-address="'12th,PC'.H5"/>
    </style:style>
    <style:style style:name="ce131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H6"/>
      <style:map style:condition="is-true-formula(NOT(ISEVEN(ROW())))" style:apply-style-name="EveryOtherRow2" style:base-cell-address="'12th,PC'.H6"/>
    </style:style>
    <style:style style:name="ce131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H9"/>
      <style:map style:condition="is-true-formula(NOT(ISEVEN(ROW())))" style:apply-style-name="EveryOtherRow2" style:base-cell-address="'12th,PC'.H9"/>
    </style:style>
    <style:style style:name="ce131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H12"/>
      <style:map style:condition="is-true-formula(NOT(ISEVEN(ROW())))" style:apply-style-name="EveryOtherRow2" style:base-cell-address="'12th,PC'.H12"/>
    </style:style>
    <style:style style:name="ce131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H14"/>
      <style:map style:condition="is-true-formula(NOT(ISEVEN(ROW())))" style:apply-style-name="EveryOtherRow2" style:base-cell-address="'12th,PC'.H14"/>
    </style:style>
    <style:style style:name="ce132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H15"/>
      <style:map style:condition="is-true-formula(NOT(ISEVEN(ROW())))" style:apply-style-name="EveryOtherRow2" style:base-cell-address="'12th,PC'.H15"/>
    </style:style>
    <style:style style:name="ce132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H17"/>
      <style:map style:condition="is-true-formula(NOT(ISEVEN(ROW())))" style:apply-style-name="EveryOtherRow2" style:base-cell-address="'12th,PC'.H17"/>
    </style:style>
    <style:style style:name="ce132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H19"/>
      <style:map style:condition="is-true-formula(NOT(ISEVEN(ROW())))" style:apply-style-name="EveryOtherRow2" style:base-cell-address="'12th,PC'.H19"/>
    </style:style>
    <style:style style:name="ce132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H20"/>
      <style:map style:condition="is-true-formula(NOT(ISEVEN(ROW())))" style:apply-style-name="EveryOtherRow2" style:base-cell-address="'12th,PC'.H20"/>
    </style:style>
    <style:style style:name="ce132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H23"/>
    </style:style>
    <style:style style:name="ce132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I5"/>
      <style:map style:condition="is-true-formula(NOT(ISEVEN(ROW())))" style:apply-style-name="EveryOtherRow2" style:base-cell-address="'12th,PC'.I5"/>
    </style:style>
    <style:style style:name="ce133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I6"/>
      <style:map style:condition="is-true-formula(NOT(ISEVEN(ROW())))" style:apply-style-name="EveryOtherRow2" style:base-cell-address="'12th,PC'.I6"/>
    </style:style>
    <style:style style:name="ce133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I9"/>
      <style:map style:condition="is-true-formula(NOT(ISEVEN(ROW())))" style:apply-style-name="EveryOtherRow2" style:base-cell-address="'12th,PC'.I9"/>
    </style:style>
    <style:style style:name="ce133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I12"/>
      <style:map style:condition="is-true-formula(NOT(ISEVEN(ROW())))" style:apply-style-name="EveryOtherRow2" style:base-cell-address="'12th,PC'.I12"/>
    </style:style>
    <style:style style:name="ce132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I14"/>
      <style:map style:condition="is-true-formula(NOT(ISEVEN(ROW())))" style:apply-style-name="EveryOtherRow2" style:base-cell-address="'12th,PC'.I14"/>
    </style:style>
    <style:style style:name="ce133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I15"/>
      <style:map style:condition="is-true-formula(NOT(ISEVEN(ROW())))" style:apply-style-name="EveryOtherRow2" style:base-cell-address="'12th,PC'.I15"/>
    </style:style>
    <style:style style:name="ce133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I17"/>
      <style:map style:condition="is-true-formula(NOT(ISEVEN(ROW())))" style:apply-style-name="EveryOtherRow2" style:base-cell-address="'12th,PC'.I17"/>
    </style:style>
    <style:style style:name="ce133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I18"/>
      <style:map style:condition="is-true-formula(NOT(ISEVEN(ROW())))" style:apply-style-name="EveryOtherRow2" style:base-cell-address="'12th,PC'.I18"/>
    </style:style>
    <style:style style:name="ce134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I19"/>
      <style:map style:condition="is-true-formula(NOT(ISEVEN(ROW())))" style:apply-style-name="EveryOtherRow2" style:base-cell-address="'12th,PC'.I19"/>
    </style:style>
    <style:style style:name="ce134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I23"/>
    </style:style>
    <style:style style:name="ce133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J5"/>
      <style:map style:condition="is-true-formula(NOT(ISEVEN(ROW())))" style:apply-style-name="EveryOtherRow2" style:base-cell-address="'12th,PC'.J5"/>
    </style:style>
    <style:style style:name="ce134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J6"/>
      <style:map style:condition="is-true-formula(NOT(ISEVEN(ROW())))" style:apply-style-name="EveryOtherRow2" style:base-cell-address="'12th,PC'.J6"/>
    </style:style>
    <style:style style:name="ce133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J9"/>
      <style:map style:condition="is-true-formula(NOT(ISEVEN(ROW())))" style:apply-style-name="EveryOtherRow2" style:base-cell-address="'12th,PC'.J9"/>
    </style:style>
    <style:style style:name="ce134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J10"/>
      <style:map style:condition="is-true-formula(NOT(ISEVEN(ROW())))" style:apply-style-name="EveryOtherRow2" style:base-cell-address="'12th,PC'.J10"/>
    </style:style>
    <style:style style:name="ce135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J12"/>
      <style:map style:condition="is-true-formula(NOT(ISEVEN(ROW())))" style:apply-style-name="EveryOtherRow2" style:base-cell-address="'12th,PC'.J12"/>
    </style:style>
    <style:style style:name="ce134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J14"/>
      <style:map style:condition="is-true-formula(NOT(ISEVEN(ROW())))" style:apply-style-name="EveryOtherRow2" style:base-cell-address="'12th,PC'.J14"/>
    </style:style>
    <style:style style:name="ce135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J15"/>
      <style:map style:condition="is-true-formula(NOT(ISEVEN(ROW())))" style:apply-style-name="EveryOtherRow2" style:base-cell-address="'12th,PC'.J15"/>
    </style:style>
    <style:style style:name="ce134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J17"/>
      <style:map style:condition="is-true-formula(NOT(ISEVEN(ROW())))" style:apply-style-name="EveryOtherRow2" style:base-cell-address="'12th,PC'.J17"/>
    </style:style>
    <style:style style:name="ce135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J18"/>
      <style:map style:condition="is-true-formula(NOT(ISEVEN(ROW())))" style:apply-style-name="EveryOtherRow2" style:base-cell-address="'12th,PC'.J18"/>
    </style:style>
    <style:style style:name="ce135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J19"/>
      <style:map style:condition="is-true-formula(NOT(ISEVEN(ROW())))" style:apply-style-name="EveryOtherRow2" style:base-cell-address="'12th,PC'.J19"/>
    </style:style>
    <style:style style:name="ce1360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J23"/>
    </style:style>
    <style:style style:name="ce134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K5"/>
      <style:map style:condition="is-true-formula(NOT(ISEVEN(ROW())))" style:apply-style-name="EveryOtherRow2" style:base-cell-address="'12th,PC'.K5"/>
    </style:style>
    <style:style style:name="ce136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K6"/>
      <style:map style:condition="is-true-formula(NOT(ISEVEN(ROW())))" style:apply-style-name="EveryOtherRow2" style:base-cell-address="'12th,PC'.K6"/>
    </style:style>
    <style:style style:name="ce134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K9"/>
      <style:map style:condition="is-true-formula(NOT(ISEVEN(ROW())))" style:apply-style-name="EveryOtherRow2" style:base-cell-address="'12th,PC'.K9"/>
    </style:style>
    <style:style style:name="ce136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K10"/>
      <style:map style:condition="is-true-formula(NOT(ISEVEN(ROW())))" style:apply-style-name="EveryOtherRow2" style:base-cell-address="'12th,PC'.K10"/>
    </style:style>
    <style:style style:name="ce136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K12"/>
      <style:map style:condition="is-true-formula(NOT(ISEVEN(ROW())))" style:apply-style-name="EveryOtherRow2" style:base-cell-address="'12th,PC'.K12"/>
    </style:style>
    <style:style style:name="ce135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K14"/>
      <style:map style:condition="is-true-formula(NOT(ISEVEN(ROW())))" style:apply-style-name="EveryOtherRow2" style:base-cell-address="'12th,PC'.K14"/>
    </style:style>
    <style:style style:name="ce137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K15"/>
      <style:map style:condition="is-true-formula(NOT(ISEVEN(ROW())))" style:apply-style-name="EveryOtherRow2" style:base-cell-address="'12th,PC'.K15"/>
    </style:style>
    <style:style style:name="ce135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K17"/>
      <style:map style:condition="is-true-formula(NOT(ISEVEN(ROW())))" style:apply-style-name="EveryOtherRow2" style:base-cell-address="'12th,PC'.K17"/>
    </style:style>
    <style:style style:name="ce137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K18"/>
      <style:map style:condition="is-true-formula(NOT(ISEVEN(ROW())))" style:apply-style-name="EveryOtherRow2" style:base-cell-address="'12th,PC'.K18"/>
    </style:style>
    <style:style style:name="ce137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K19"/>
      <style:map style:condition="is-true-formula(NOT(ISEVEN(ROW())))" style:apply-style-name="EveryOtherRow2" style:base-cell-address="'12th,PC'.K19"/>
    </style:style>
    <style:style style:name="ce137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K23"/>
    </style:style>
    <style:style style:name="ce135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L5"/>
      <style:map style:condition="is-true-formula(NOT(ISEVEN(ROW())))" style:apply-style-name="EveryOtherRow2" style:base-cell-address="'12th,PC'.L5"/>
    </style:style>
    <style:style style:name="ce138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L6"/>
      <style:map style:condition="is-true-formula(NOT(ISEVEN(ROW())))" style:apply-style-name="EveryOtherRow2" style:base-cell-address="'12th,PC'.L6"/>
    </style:style>
    <style:style style:name="ce135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L9"/>
      <style:map style:condition="is-true-formula(NOT(ISEVEN(ROW())))" style:apply-style-name="EveryOtherRow2" style:base-cell-address="'12th,PC'.L9"/>
    </style:style>
    <style:style style:name="ce138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L10"/>
      <style:map style:condition="is-true-formula(NOT(ISEVEN(ROW())))" style:apply-style-name="EveryOtherRow2" style:base-cell-address="'12th,PC'.L10"/>
    </style:style>
    <style:style style:name="ce138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L12"/>
      <style:map style:condition="is-true-formula(NOT(ISEVEN(ROW())))" style:apply-style-name="EveryOtherRow2" style:base-cell-address="'12th,PC'.L12"/>
    </style:style>
    <style:style style:name="ce136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L14"/>
      <style:map style:condition="is-true-formula(NOT(ISEVEN(ROW())))" style:apply-style-name="EveryOtherRow2" style:base-cell-address="'12th,PC'.L14"/>
    </style:style>
    <style:style style:name="ce138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L15"/>
      <style:map style:condition="is-true-formula(NOT(ISEVEN(ROW())))" style:apply-style-name="EveryOtherRow2" style:base-cell-address="'12th,PC'.L15"/>
    </style:style>
    <style:style style:name="ce136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L17"/>
      <style:map style:condition="is-true-formula(NOT(ISEVEN(ROW())))" style:apply-style-name="EveryOtherRow2" style:base-cell-address="'12th,PC'.L17"/>
    </style:style>
    <style:style style:name="ce139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L18"/>
      <style:map style:condition="is-true-formula(NOT(ISEVEN(ROW())))" style:apply-style-name="EveryOtherRow2" style:base-cell-address="'12th,PC'.L18"/>
    </style:style>
    <style:style style:name="ce139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L19"/>
      <style:map style:condition="is-true-formula(NOT(ISEVEN(ROW())))" style:apply-style-name="EveryOtherRow2" style:base-cell-address="'12th,PC'.L19"/>
    </style:style>
    <style:style style:name="ce139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L23"/>
    </style:style>
    <style:style style:name="ce136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M5"/>
      <style:map style:condition="is-true-formula(NOT(ISEVEN(ROW())))" style:apply-style-name="EveryOtherRow2" style:base-cell-address="'12th,PC'.M5"/>
    </style:style>
    <style:style style:name="ce139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M6"/>
      <style:map style:condition="is-true-formula(NOT(ISEVEN(ROW())))" style:apply-style-name="EveryOtherRow2" style:base-cell-address="'12th,PC'.M6"/>
    </style:style>
    <style:style style:name="ce137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M9"/>
      <style:map style:condition="is-true-formula(NOT(ISEVEN(ROW())))" style:apply-style-name="EveryOtherRow2" style:base-cell-address="'12th,PC'.M9"/>
    </style:style>
    <style:style style:name="ce140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M10"/>
      <style:map style:condition="is-true-formula(NOT(ISEVEN(ROW())))" style:apply-style-name="EveryOtherRow2" style:base-cell-address="'12th,PC'.M10"/>
    </style:style>
    <style:style style:name="ce140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M12"/>
      <style:map style:condition="is-true-formula(NOT(ISEVEN(ROW())))" style:apply-style-name="EveryOtherRow2" style:base-cell-address="'12th,PC'.M12"/>
    </style:style>
    <style:style style:name="ce137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M14"/>
      <style:map style:condition="is-true-formula(NOT(ISEVEN(ROW())))" style:apply-style-name="EveryOtherRow2" style:base-cell-address="'12th,PC'.M14"/>
    </style:style>
    <style:style style:name="ce140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M15"/>
      <style:map style:condition="is-true-formula(NOT(ISEVEN(ROW())))" style:apply-style-name="EveryOtherRow2" style:base-cell-address="'12th,PC'.M15"/>
    </style:style>
    <style:style style:name="ce137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M17"/>
      <style:map style:condition="is-true-formula(NOT(ISEVEN(ROW())))" style:apply-style-name="EveryOtherRow2" style:base-cell-address="'12th,PC'.M17"/>
    </style:style>
    <style:style style:name="ce140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M18"/>
      <style:map style:condition="is-true-formula(NOT(ISEVEN(ROW())))" style:apply-style-name="EveryOtherRow2" style:base-cell-address="'12th,PC'.M18"/>
    </style:style>
    <style:style style:name="ce137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M19"/>
      <style:map style:condition="is-true-formula(NOT(ISEVEN(ROW())))" style:apply-style-name="EveryOtherRow2" style:base-cell-address="'12th,PC'.M19"/>
    </style:style>
    <style:style style:name="ce141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M20"/>
      <style:map style:condition="is-true-formula(NOT(ISEVEN(ROW())))" style:apply-style-name="EveryOtherRow2" style:base-cell-address="'12th,PC'.M20"/>
    </style:style>
    <style:style style:name="ce141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M23"/>
    </style:style>
    <style:style style:name="ce138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N5"/>
      <style:map style:condition="is-true-formula(NOT(ISEVEN(ROW())))" style:apply-style-name="EveryOtherRow2" style:base-cell-address="'12th,PC'.N5"/>
    </style:style>
    <style:style style:name="ce141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N6"/>
      <style:map style:condition="is-true-formula(NOT(ISEVEN(ROW())))" style:apply-style-name="EveryOtherRow2" style:base-cell-address="'12th,PC'.N6"/>
    </style:style>
    <style:style style:name="ce138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N9"/>
      <style:map style:condition="is-true-formula(NOT(ISEVEN(ROW())))" style:apply-style-name="EveryOtherRow2" style:base-cell-address="'12th,PC'.N9"/>
    </style:style>
    <style:style style:name="ce141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N10"/>
      <style:map style:condition="is-true-formula(NOT(ISEVEN(ROW())))" style:apply-style-name="EveryOtherRow2" style:base-cell-address="'12th,PC'.N10"/>
    </style:style>
    <style:style style:name="ce142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N12"/>
      <style:map style:condition="is-true-formula(NOT(ISEVEN(ROW())))" style:apply-style-name="EveryOtherRow2" style:base-cell-address="'12th,PC'.N12"/>
    </style:style>
    <style:style style:name="ce138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N14"/>
      <style:map style:condition="is-true-formula(NOT(ISEVEN(ROW())))" style:apply-style-name="EveryOtherRow2" style:base-cell-address="'12th,PC'.N14"/>
    </style:style>
    <style:style style:name="ce142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N15"/>
      <style:map style:condition="is-true-formula(NOT(ISEVEN(ROW())))" style:apply-style-name="EveryOtherRow2" style:base-cell-address="'12th,PC'.N15"/>
    </style:style>
    <style:style style:name="ce138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N17"/>
      <style:map style:condition="is-true-formula(NOT(ISEVEN(ROW())))" style:apply-style-name="EveryOtherRow2" style:base-cell-address="'12th,PC'.N17"/>
    </style:style>
    <style:style style:name="ce142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N18"/>
      <style:map style:condition="is-true-formula(NOT(ISEVEN(ROW())))" style:apply-style-name="EveryOtherRow2" style:base-cell-address="'12th,PC'.N18"/>
    </style:style>
    <style:style style:name="ce142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N19"/>
      <style:map style:condition="is-true-formula(NOT(ISEVEN(ROW())))" style:apply-style-name="EveryOtherRow2" style:base-cell-address="'12th,PC'.N19"/>
    </style:style>
    <style:style style:name="ce143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N23"/>
    </style:style>
    <style:style style:name="ce143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O5"/>
      <style:map style:condition="is-true-formula(NOT(ISEVEN(ROW())))" style:apply-style-name="EveryOtherRow2" style:base-cell-address="'12th,PC'.O5"/>
    </style:style>
    <style:style style:name="ce143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O6"/>
      <style:map style:condition="is-true-formula(NOT(ISEVEN(ROW())))" style:apply-style-name="EveryOtherRow2" style:base-cell-address="'12th,PC'.O6"/>
    </style:style>
    <style:style style:name="ce139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O9"/>
      <style:map style:condition="is-true-formula(NOT(ISEVEN(ROW())))" style:apply-style-name="EveryOtherRow2" style:base-cell-address="'12th,PC'.O9"/>
    </style:style>
    <style:style style:name="ce143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O10"/>
      <style:map style:condition="is-true-formula(NOT(ISEVEN(ROW())))" style:apply-style-name="EveryOtherRow2" style:base-cell-address="'12th,PC'.O10"/>
    </style:style>
    <style:style style:name="ce143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O12"/>
      <style:map style:condition="is-true-formula(NOT(ISEVEN(ROW())))" style:apply-style-name="EveryOtherRow2" style:base-cell-address="'12th,PC'.O12"/>
    </style:style>
    <style:style style:name="ce139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O14"/>
      <style:map style:condition="is-true-formula(NOT(ISEVEN(ROW())))" style:apply-style-name="EveryOtherRow2" style:base-cell-address="'12th,PC'.O14"/>
    </style:style>
    <style:style style:name="ce144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O15"/>
      <style:map style:condition="is-true-formula(NOT(ISEVEN(ROW())))" style:apply-style-name="EveryOtherRow2" style:base-cell-address="'12th,PC'.O15"/>
    </style:style>
    <style:style style:name="ce139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O17"/>
      <style:map style:condition="is-true-formula(NOT(ISEVEN(ROW())))" style:apply-style-name="EveryOtherRow2" style:base-cell-address="'12th,PC'.O17"/>
    </style:style>
    <style:style style:name="ce144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O18"/>
      <style:map style:condition="is-true-formula(NOT(ISEVEN(ROW())))" style:apply-style-name="EveryOtherRow2" style:base-cell-address="'12th,PC'.O18"/>
    </style:style>
    <style:style style:name="ce80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O19"/>
      <style:map style:condition="is-true-formula(NOT(ISEVEN(ROW())))" style:apply-style-name="EveryOtherRow2" style:base-cell-address="'12th,PC'.O19"/>
    </style:style>
    <style:style style:name="ce144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O23"/>
    </style:style>
    <style:style style:name="ce140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P5"/>
      <style:map style:condition="is-true-formula(NOT(ISEVEN(ROW())))" style:apply-style-name="EveryOtherRow2" style:base-cell-address="'12th,PC'.P5"/>
    </style:style>
    <style:style style:name="ce145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P6"/>
      <style:map style:condition="is-true-formula(NOT(ISEVEN(ROW())))" style:apply-style-name="EveryOtherRow2" style:base-cell-address="'12th,PC'.P6"/>
    </style:style>
    <style:style style:name="ce140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P9"/>
      <style:map style:condition="is-true-formula(NOT(ISEVEN(ROW())))" style:apply-style-name="EveryOtherRow2" style:base-cell-address="'12th,PC'.P9"/>
    </style:style>
    <style:style style:name="ce145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P10"/>
      <style:map style:condition="is-true-formula(NOT(ISEVEN(ROW())))" style:apply-style-name="EveryOtherRow2" style:base-cell-address="'12th,PC'.P10"/>
    </style:style>
    <style:style style:name="ce145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P12"/>
      <style:map style:condition="is-true-formula(NOT(ISEVEN(ROW())))" style:apply-style-name="EveryOtherRow2" style:base-cell-address="'12th,PC'.P12"/>
    </style:style>
    <style:style style:name="ce140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P14"/>
      <style:map style:condition="is-true-formula(NOT(ISEVEN(ROW())))" style:apply-style-name="EveryOtherRow2" style:base-cell-address="'12th,PC'.P14"/>
    </style:style>
    <style:style style:name="ce146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P15"/>
      <style:map style:condition="is-true-formula(NOT(ISEVEN(ROW())))" style:apply-style-name="EveryOtherRow2" style:base-cell-address="'12th,PC'.P15"/>
    </style:style>
    <style:style style:name="ce140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P17"/>
      <style:map style:condition="is-true-formula(NOT(ISEVEN(ROW())))" style:apply-style-name="EveryOtherRow2" style:base-cell-address="'12th,PC'.P17"/>
    </style:style>
    <style:style style:name="ce146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P18"/>
      <style:map style:condition="is-true-formula(NOT(ISEVEN(ROW())))" style:apply-style-name="EveryOtherRow2" style:base-cell-address="'12th,PC'.P18"/>
    </style:style>
    <style:style style:name="ce81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P19"/>
      <style:map style:condition="is-true-formula(NOT(ISEVEN(ROW())))" style:apply-style-name="EveryOtherRow2" style:base-cell-address="'12th,PC'.P19"/>
    </style:style>
    <style:style style:name="ce146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P23"/>
    </style:style>
    <style:style style:name="ce141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Q5"/>
      <style:map style:condition="is-true-formula(NOT(ISEVEN(ROW())))" style:apply-style-name="EveryOtherRow2" style:base-cell-address="'12th,PC'.Q5"/>
    </style:style>
    <style:style style:name="ce146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Q6"/>
      <style:map style:condition="is-true-formula(NOT(ISEVEN(ROW())))" style:apply-style-name="EveryOtherRow2" style:base-cell-address="'12th,PC'.Q6"/>
    </style:style>
    <style:style style:name="ce141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Q9"/>
      <style:map style:condition="is-true-formula(NOT(ISEVEN(ROW())))" style:apply-style-name="EveryOtherRow2" style:base-cell-address="'12th,PC'.Q9"/>
    </style:style>
    <style:style style:name="ce146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Q10"/>
      <style:map style:condition="is-true-formula(NOT(ISEVEN(ROW())))" style:apply-style-name="EveryOtherRow2" style:base-cell-address="'12th,PC'.Q10"/>
    </style:style>
    <style:style style:name="ce146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Q12"/>
      <style:map style:condition="is-true-formula(NOT(ISEVEN(ROW())))" style:apply-style-name="EveryOtherRow2" style:base-cell-address="'12th,PC'.Q12"/>
    </style:style>
    <style:style style:name="ce141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Q14"/>
      <style:map style:condition="is-true-formula(NOT(ISEVEN(ROW())))" style:apply-style-name="EveryOtherRow2" style:base-cell-address="'12th,PC'.Q14"/>
    </style:style>
    <style:style style:name="ce147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Q15"/>
      <style:map style:condition="is-true-formula(NOT(ISEVEN(ROW())))" style:apply-style-name="EveryOtherRow2" style:base-cell-address="'12th,PC'.Q15"/>
    </style:style>
    <style:style style:name="ce142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Q17"/>
      <style:map style:condition="is-true-formula(NOT(ISEVEN(ROW())))" style:apply-style-name="EveryOtherRow2" style:base-cell-address="'12th,PC'.Q17"/>
    </style:style>
    <style:style style:name="ce147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Q18"/>
      <style:map style:condition="is-true-formula(NOT(ISEVEN(ROW())))" style:apply-style-name="EveryOtherRow2" style:base-cell-address="'12th,PC'.Q18"/>
    </style:style>
    <style:style style:name="ce142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Q19"/>
      <style:map style:condition="is-true-formula(NOT(ISEVEN(ROW())))" style:apply-style-name="EveryOtherRow2" style:base-cell-address="'12th,PC'.Q19"/>
    </style:style>
    <style:style style:name="ce82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Q20"/>
      <style:map style:condition="is-true-formula(NOT(ISEVEN(ROW())))" style:apply-style-name="EveryOtherRow2" style:base-cell-address="'12th,PC'.Q20"/>
    </style:style>
    <style:style style:name="ce147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Q23"/>
    </style:style>
    <style:style style:name="ce142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R5"/>
      <style:map style:condition="is-true-formula(NOT(ISEVEN(ROW())))" style:apply-style-name="EveryOtherRow2" style:base-cell-address="'12th,PC'.R5"/>
    </style:style>
    <style:style style:name="ce147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R6"/>
      <style:map style:condition="is-true-formula(NOT(ISEVEN(ROW())))" style:apply-style-name="EveryOtherRow2" style:base-cell-address="'12th,PC'.R6"/>
    </style:style>
    <style:style style:name="ce142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R9"/>
      <style:map style:condition="is-true-formula(NOT(ISEVEN(ROW())))" style:apply-style-name="EveryOtherRow2" style:base-cell-address="'12th,PC'.R9"/>
    </style:style>
    <style:style style:name="ce148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R10"/>
      <style:map style:condition="is-true-formula(NOT(ISEVEN(ROW())))" style:apply-style-name="EveryOtherRow2" style:base-cell-address="'12th,PC'.R10"/>
    </style:style>
    <style:style style:name="ce148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R12"/>
      <style:map style:condition="is-true-formula(NOT(ISEVEN(ROW())))" style:apply-style-name="EveryOtherRow2" style:base-cell-address="'12th,PC'.R12"/>
    </style:style>
    <style:style style:name="ce143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R14"/>
      <style:map style:condition="is-true-formula(NOT(ISEVEN(ROW())))" style:apply-style-name="EveryOtherRow2" style:base-cell-address="'12th,PC'.R14"/>
    </style:style>
    <style:style style:name="ce148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R15"/>
      <style:map style:condition="is-true-formula(NOT(ISEVEN(ROW())))" style:apply-style-name="EveryOtherRow2" style:base-cell-address="'12th,PC'.R15"/>
    </style:style>
    <style:style style:name="ce143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R17"/>
      <style:map style:condition="is-true-formula(NOT(ISEVEN(ROW())))" style:apply-style-name="EveryOtherRow2" style:base-cell-address="'12th,PC'.R17"/>
    </style:style>
    <style:style style:name="ce148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R18"/>
      <style:map style:condition="is-true-formula(NOT(ISEVEN(ROW())))" style:apply-style-name="EveryOtherRow2" style:base-cell-address="'12th,PC'.R18"/>
    </style:style>
    <style:style style:name="ce83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R19"/>
      <style:map style:condition="is-true-formula(NOT(ISEVEN(ROW())))" style:apply-style-name="EveryOtherRow2" style:base-cell-address="'12th,PC'.R19"/>
    </style:style>
    <style:style style:name="ce148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R23"/>
    </style:style>
    <style:style style:name="ce143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S5"/>
      <style:map style:condition="is-true-formula(NOT(ISEVEN(ROW())))" style:apply-style-name="EveryOtherRow2" style:base-cell-address="'12th,PC'.S5"/>
    </style:style>
    <style:style style:name="ce148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S6"/>
      <style:map style:condition="is-true-formula(NOT(ISEVEN(ROW())))" style:apply-style-name="EveryOtherRow2" style:base-cell-address="'12th,PC'.S6"/>
    </style:style>
    <style:style style:name="ce143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S9"/>
      <style:map style:condition="is-true-formula(NOT(ISEVEN(ROW())))" style:apply-style-name="EveryOtherRow2" style:base-cell-address="'12th,PC'.S9"/>
    </style:style>
    <style:style style:name="ce149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S10"/>
      <style:map style:condition="is-true-formula(NOT(ISEVEN(ROW())))" style:apply-style-name="EveryOtherRow2" style:base-cell-address="'12th,PC'.S10"/>
    </style:style>
    <style:style style:name="ce149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S12"/>
      <style:map style:condition="is-true-formula(NOT(ISEVEN(ROW())))" style:apply-style-name="EveryOtherRow2" style:base-cell-address="'12th,PC'.S12"/>
    </style:style>
    <style:style style:name="ce144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S14"/>
      <style:map style:condition="is-true-formula(NOT(ISEVEN(ROW())))" style:apply-style-name="EveryOtherRow2" style:base-cell-address="'12th,PC'.S14"/>
    </style:style>
    <style:style style:name="ce149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S15"/>
      <style:map style:condition="is-true-formula(NOT(ISEVEN(ROW())))" style:apply-style-name="EveryOtherRow2" style:base-cell-address="'12th,PC'.S15"/>
    </style:style>
    <style:style style:name="ce144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S17"/>
      <style:map style:condition="is-true-formula(NOT(ISEVEN(ROW())))" style:apply-style-name="EveryOtherRow2" style:base-cell-address="'12th,PC'.S17"/>
    </style:style>
    <style:style style:name="ce149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S18"/>
      <style:map style:condition="is-true-formula(NOT(ISEVEN(ROW())))" style:apply-style-name="EveryOtherRow2" style:base-cell-address="'12th,PC'.S18"/>
    </style:style>
    <style:style style:name="ce83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S19"/>
      <style:map style:condition="is-true-formula(NOT(ISEVEN(ROW())))" style:apply-style-name="EveryOtherRow2" style:base-cell-address="'12th,PC'.S19"/>
    </style:style>
    <style:style style:name="ce149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S23"/>
    </style:style>
    <style:style style:name="ce144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T5"/>
      <style:map style:condition="is-true-formula(NOT(ISEVEN(ROW())))" style:apply-style-name="EveryOtherRow2" style:base-cell-address="'12th,PC'.T5"/>
    </style:style>
    <style:style style:name="ce150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T6"/>
      <style:map style:condition="is-true-formula(NOT(ISEVEN(ROW())))" style:apply-style-name="EveryOtherRow2" style:base-cell-address="'12th,PC'.T6"/>
    </style:style>
    <style:style style:name="ce144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T9"/>
      <style:map style:condition="is-true-formula(NOT(ISEVEN(ROW())))" style:apply-style-name="EveryOtherRow2" style:base-cell-address="'12th,PC'.T9"/>
    </style:style>
    <style:style style:name="ce150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T10"/>
      <style:map style:condition="is-true-formula(NOT(ISEVEN(ROW())))" style:apply-style-name="EveryOtherRow2" style:base-cell-address="'12th,PC'.T10"/>
    </style:style>
    <style:style style:name="ce150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T12"/>
      <style:map style:condition="is-true-formula(NOT(ISEVEN(ROW())))" style:apply-style-name="EveryOtherRow2" style:base-cell-address="'12th,PC'.T12"/>
    </style:style>
    <style:style style:name="ce145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T14"/>
      <style:map style:condition="is-true-formula(NOT(ISEVEN(ROW())))" style:apply-style-name="EveryOtherRow2" style:base-cell-address="'12th,PC'.T14"/>
    </style:style>
    <style:style style:name="ce150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T15"/>
      <style:map style:condition="is-true-formula(NOT(ISEVEN(ROW())))" style:apply-style-name="EveryOtherRow2" style:base-cell-address="'12th,PC'.T15"/>
    </style:style>
    <style:style style:name="ce145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T17"/>
      <style:map style:condition="is-true-formula(NOT(ISEVEN(ROW())))" style:apply-style-name="EveryOtherRow2" style:base-cell-address="'12th,PC'.T17"/>
    </style:style>
    <style:style style:name="ce150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T18"/>
      <style:map style:condition="is-true-formula(NOT(ISEVEN(ROW())))" style:apply-style-name="EveryOtherRow2" style:base-cell-address="'12th,PC'.T18"/>
    </style:style>
    <style:style style:name="ce84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T19"/>
      <style:map style:condition="is-true-formula(NOT(ISEVEN(ROW())))" style:apply-style-name="EveryOtherRow2" style:base-cell-address="'12th,PC'.T19"/>
    </style:style>
    <style:style style:name="ce150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T23"/>
    </style:style>
    <style:style style:name="ce145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U5"/>
      <style:map style:condition="is-true-formula(NOT(ISEVEN(ROW())))" style:apply-style-name="EveryOtherRow2" style:base-cell-address="'12th,PC'.U5"/>
    </style:style>
    <style:style style:name="ce145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PC'.U9"/>
      <style:map style:condition="is-true-formula(NOT(ISEVEN(ROW())))" style:apply-style-name="EveryOtherRow2" style:base-cell-address="'12th,PC'.U9"/>
    </style:style>
    <style:style style:name="ce151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U23"/>
    </style:style>
    <style:style style:name="ce151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V23"/>
    </style:style>
    <style:style style:name="ce151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W23"/>
    </style:style>
    <style:style style:name="ce151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X23"/>
    </style:style>
    <style:style style:name="ce151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Y23"/>
    </style:style>
    <style:style style:name="ce151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Z23"/>
    </style:style>
    <style:style style:name="ce151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AA23"/>
    </style:style>
    <style:style style:name="ce151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AB23"/>
    </style:style>
    <style:style style:name="ce1520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AC23"/>
    </style:style>
    <style:style style:name="ce152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AD23"/>
    </style:style>
    <style:style style:name="ce152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AE23"/>
    </style:style>
    <style:style style:name="ce152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AF23"/>
    </style:style>
    <style:style style:name="ce152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AG23"/>
    </style:style>
    <style:style style:name="ce152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AH23"/>
    </style:style>
    <style:style style:name="ce152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AI23"/>
    </style:style>
    <style:style style:name="ce1527" style:family="table-cell" style:parent-style-name="Default" style:data-style-name="N126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'12th,PC'.A2"/>
      <style:map style:condition="is-true-formula(NOT(ISEVEN(ROW())))" style:apply-style-name="EveryOtherRow2" style:base-cell-address="'12th,PC'.A2"/>
    </style:style>
    <style:style style:name="ce865" style:family="table-cell" style:parent-style-name="Default">
      <style:table-cell-properties fo:border-bottom="0.74pt solid #000000" fo:background-color="#9900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9" style:family="table-cell" style:parent-style-name="Default" style:data-style-name="N1012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'12th,Comp'.A2"/>
      <style:map style:condition="is-true-formula(NOT(ISEVEN(ROW())))" style:apply-style-name="EveryOtherRow2" style:base-cell-address="'12th,Comp'.A2"/>
    </style:style>
    <style:style style:name="ce867" style:family="table-cell" style:parent-style-name="Excel_20_Built-in_20_Title" style:data-style-name="N0">
      <style:table-cell-properties fo:border-bottom="0.74pt solid #000000" fo:background-color="#99009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'12th,Comp'.B2"/>
      <style:map style:condition="is-true-formula(NOT(ISEVEN(ROW())))" style:apply-style-name="EveryOtherRow2" style:base-cell-address="'12th,Comp'.B2"/>
    </style:style>
    <style:style style:name="ce869" style:family="table-cell" style:parent-style-name="Default">
      <style:table-cell-properties fo:border-bottom="0.74pt solid #000000" fo:background-color="#990099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15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A2"/>
      <style:map style:condition="is-true-formula(NOT(ISEVEN(ROW())))" style:apply-style-name="EveryOtherRow2" style:base-cell-address="'12th,Comp'.A2"/>
    </style:style>
    <style:style style:name="ce871" style:family="table-cell" style:parent-style-name="Default" style:data-style-name="N126">
      <style:table-cell-properties fo:border-bottom="0.74pt solid #000000" fo:background-color="#990099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153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A2"/>
      <style:map style:condition="is-true-formula(NOT(ISEVEN(ROW())))" style:apply-style-name="EveryOtherRow2" style:base-cell-address="'12th,Comp'.A2"/>
    </style:style>
    <style:style style:name="ce153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D3"/>
      <style:map style:condition="is-true-formula(NOT(ISEVEN(ROW())))" style:apply-style-name="EveryOtherRow2" style:base-cell-address="'12th,Comp'.D3"/>
    </style:style>
    <style:style style:name="ce153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D4"/>
      <style:map style:condition="is-true-formula(NOT(ISEVEN(ROW())))" style:apply-style-name="EveryOtherRow2" style:base-cell-address="'12th,Comp'.D4"/>
    </style:style>
    <style:style style:name="ce153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D5"/>
      <style:map style:condition="is-true-formula(NOT(ISEVEN(ROW())))" style:apply-style-name="EveryOtherRow2" style:base-cell-address="'12th,Comp'.D5"/>
    </style:style>
    <style:style style:name="ce153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D6"/>
      <style:map style:condition="is-true-formula(NOT(ISEVEN(ROW())))" style:apply-style-name="EveryOtherRow2" style:base-cell-address="'12th,Comp'.D6"/>
    </style:style>
    <style:style style:name="ce154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D7"/>
      <style:map style:condition="is-true-formula(NOT(ISEVEN(ROW())))" style:apply-style-name="EveryOtherRow2" style:base-cell-address="'12th,Comp'.D7"/>
    </style:style>
    <style:style style:name="ce154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D8"/>
      <style:map style:condition="is-true-formula(NOT(ISEVEN(ROW())))" style:apply-style-name="EveryOtherRow2" style:base-cell-address="'12th,Comp'.D8"/>
    </style:style>
    <style:style style:name="ce154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D9"/>
      <style:map style:condition="is-true-formula(NOT(ISEVEN(ROW())))" style:apply-style-name="EveryOtherRow2" style:base-cell-address="'12th,Comp'.D9"/>
    </style:style>
    <style:style style:name="ce154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D10"/>
      <style:map style:condition="is-true-formula(NOT(ISEVEN(ROW())))" style:apply-style-name="EveryOtherRow2" style:base-cell-address="'12th,Comp'.D10"/>
    </style:style>
    <style:style style:name="ce154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D11"/>
      <style:map style:condition="is-true-formula(NOT(ISEVEN(ROW())))" style:apply-style-name="EveryOtherRow2" style:base-cell-address="'12th,Comp'.D11"/>
    </style:style>
    <style:style style:name="ce154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D12"/>
      <style:map style:condition="is-true-formula(NOT(ISEVEN(ROW())))" style:apply-style-name="EveryOtherRow2" style:base-cell-address="'12th,Comp'.D12"/>
    </style:style>
    <style:style style:name="ce1546" style:family="table-cell" style:parent-style-name="Default" style:data-style-name="N10">
      <style:table-cell-properties style:text-align-source="fix" style:repeat-content="false" fo:wrap-option="wrap"/>
      <style:paragraph-properties fo:text-align="center" fo:margin-left="0pt"/>
      <style:text-properties style:font-name="Liberation Sans" fo:font-size="11pt" style:font-size-asian="11pt" style:font-size-complex="11pt"/>
      <style:map style:condition="cell-content()&lt;0.6" style:apply-style-name="Failing" style:base-cell-address="'12th,Comp'.D15"/>
    </style:style>
    <style:style style:name="ce154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F2"/>
      <style:map style:condition="is-true-formula(NOT(ISEVEN(ROW())))" style:apply-style-name="EveryOtherRow2" style:base-cell-address="'12th,Comp'.F2"/>
    </style:style>
    <style:style style:name="ce154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F3"/>
      <style:map style:condition="is-true-formula(NOT(ISEVEN(ROW())))" style:apply-style-name="EveryOtherRow2" style:base-cell-address="'12th,Comp'.F3"/>
    </style:style>
    <style:style style:name="ce154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F5"/>
      <style:map style:condition="is-true-formula(NOT(ISEVEN(ROW())))" style:apply-style-name="EveryOtherRow2" style:base-cell-address="'12th,Comp'.F5"/>
    </style:style>
    <style:style style:name="ce1550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F15"/>
    </style:style>
    <style:style style:name="ce155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G2"/>
      <style:map style:condition="is-true-formula(NOT(ISEVEN(ROW())))" style:apply-style-name="EveryOtherRow2" style:base-cell-address="'12th,Comp'.G2"/>
    </style:style>
    <style:style style:name="ce155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G3"/>
      <style:map style:condition="is-true-formula(NOT(ISEVEN(ROW())))" style:apply-style-name="EveryOtherRow2" style:base-cell-address="'12th,Comp'.G3"/>
    </style:style>
    <style:style style:name="ce155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G5"/>
      <style:map style:condition="is-true-formula(NOT(ISEVEN(ROW())))" style:apply-style-name="EveryOtherRow2" style:base-cell-address="'12th,Comp'.G5"/>
    </style:style>
    <style:style style:name="ce155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G15"/>
    </style:style>
    <style:style style:name="ce155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H2"/>
      <style:map style:condition="is-true-formula(NOT(ISEVEN(ROW())))" style:apply-style-name="EveryOtherRow2" style:base-cell-address="'12th,Comp'.H2"/>
    </style:style>
    <style:style style:name="ce155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H3"/>
      <style:map style:condition="is-true-formula(NOT(ISEVEN(ROW())))" style:apply-style-name="EveryOtherRow2" style:base-cell-address="'12th,Comp'.H3"/>
    </style:style>
    <style:style style:name="ce155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H5"/>
      <style:map style:condition="is-true-formula(NOT(ISEVEN(ROW())))" style:apply-style-name="EveryOtherRow2" style:base-cell-address="'12th,Comp'.H5"/>
    </style:style>
    <style:style style:name="ce155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H15"/>
    </style:style>
    <style:style style:name="ce155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I2"/>
      <style:map style:condition="is-true-formula(NOT(ISEVEN(ROW())))" style:apply-style-name="EveryOtherRow2" style:base-cell-address="'12th,Comp'.I2"/>
    </style:style>
    <style:style style:name="ce156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I3"/>
      <style:map style:condition="is-true-formula(NOT(ISEVEN(ROW())))" style:apply-style-name="EveryOtherRow2" style:base-cell-address="'12th,Comp'.I3"/>
    </style:style>
    <style:style style:name="ce156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I5"/>
      <style:map style:condition="is-true-formula(NOT(ISEVEN(ROW())))" style:apply-style-name="EveryOtherRow2" style:base-cell-address="'12th,Comp'.I5"/>
    </style:style>
    <style:style style:name="ce156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I15"/>
    </style:style>
    <style:style style:name="ce156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J2"/>
      <style:map style:condition="is-true-formula(NOT(ISEVEN(ROW())))" style:apply-style-name="EveryOtherRow2" style:base-cell-address="'12th,Comp'.J2"/>
    </style:style>
    <style:style style:name="ce156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J3"/>
      <style:map style:condition="is-true-formula(NOT(ISEVEN(ROW())))" style:apply-style-name="EveryOtherRow2" style:base-cell-address="'12th,Comp'.J3"/>
    </style:style>
    <style:style style:name="ce156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J5"/>
      <style:map style:condition="is-true-formula(NOT(ISEVEN(ROW())))" style:apply-style-name="EveryOtherRow2" style:base-cell-address="'12th,Comp'.J5"/>
    </style:style>
    <style:style style:name="ce156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J15"/>
    </style:style>
    <style:style style:name="ce156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K2"/>
      <style:map style:condition="is-true-formula(NOT(ISEVEN(ROW())))" style:apply-style-name="EveryOtherRow2" style:base-cell-address="'12th,Comp'.K2"/>
    </style:style>
    <style:style style:name="ce156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K3"/>
      <style:map style:condition="is-true-formula(NOT(ISEVEN(ROW())))" style:apply-style-name="EveryOtherRow2" style:base-cell-address="'12th,Comp'.K3"/>
    </style:style>
    <style:style style:name="ce156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K5"/>
      <style:map style:condition="is-true-formula(NOT(ISEVEN(ROW())))" style:apply-style-name="EveryOtherRow2" style:base-cell-address="'12th,Comp'.K5"/>
    </style:style>
    <style:style style:name="ce1570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K15"/>
    </style:style>
    <style:style style:name="ce157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L2"/>
      <style:map style:condition="is-true-formula(NOT(ISEVEN(ROW())))" style:apply-style-name="EveryOtherRow2" style:base-cell-address="'12th,Comp'.L2"/>
    </style:style>
    <style:style style:name="ce157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L3"/>
      <style:map style:condition="is-true-formula(NOT(ISEVEN(ROW())))" style:apply-style-name="EveryOtherRow2" style:base-cell-address="'12th,Comp'.L3"/>
    </style:style>
    <style:style style:name="ce157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L5"/>
      <style:map style:condition="is-true-formula(NOT(ISEVEN(ROW())))" style:apply-style-name="EveryOtherRow2" style:base-cell-address="'12th,Comp'.L5"/>
    </style:style>
    <style:style style:name="ce157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L15"/>
    </style:style>
    <style:style style:name="ce157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M2"/>
      <style:map style:condition="is-true-formula(NOT(ISEVEN(ROW())))" style:apply-style-name="EveryOtherRow2" style:base-cell-address="'12th,Comp'.M2"/>
    </style:style>
    <style:style style:name="ce157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M3"/>
      <style:map style:condition="is-true-formula(NOT(ISEVEN(ROW())))" style:apply-style-name="EveryOtherRow2" style:base-cell-address="'12th,Comp'.M3"/>
    </style:style>
    <style:style style:name="ce157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M4"/>
      <style:map style:condition="is-true-formula(NOT(ISEVEN(ROW())))" style:apply-style-name="EveryOtherRow2" style:base-cell-address="'12th,Comp'.M4"/>
    </style:style>
    <style:style style:name="ce157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M5"/>
      <style:map style:condition="is-true-formula(NOT(ISEVEN(ROW())))" style:apply-style-name="EveryOtherRow2" style:base-cell-address="'12th,Comp'.M5"/>
    </style:style>
    <style:style style:name="ce157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M15"/>
    </style:style>
    <style:style style:name="ce158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N2"/>
      <style:map style:condition="is-true-formula(NOT(ISEVEN(ROW())))" style:apply-style-name="EveryOtherRow2" style:base-cell-address="'12th,Comp'.N2"/>
    </style:style>
    <style:style style:name="ce158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N3"/>
      <style:map style:condition="is-true-formula(NOT(ISEVEN(ROW())))" style:apply-style-name="EveryOtherRow2" style:base-cell-address="'12th,Comp'.N3"/>
    </style:style>
    <style:style style:name="ce158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N4"/>
      <style:map style:condition="is-true-formula(NOT(ISEVEN(ROW())))" style:apply-style-name="EveryOtherRow2" style:base-cell-address="'12th,Comp'.N4"/>
    </style:style>
    <style:style style:name="ce158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N5"/>
      <style:map style:condition="is-true-formula(NOT(ISEVEN(ROW())))" style:apply-style-name="EveryOtherRow2" style:base-cell-address="'12th,Comp'.N5"/>
    </style:style>
    <style:style style:name="ce158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N15"/>
    </style:style>
    <style:style style:name="ce158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O2"/>
      <style:map style:condition="is-true-formula(NOT(ISEVEN(ROW())))" style:apply-style-name="EveryOtherRow2" style:base-cell-address="'12th,Comp'.O2"/>
    </style:style>
    <style:style style:name="ce158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O3"/>
      <style:map style:condition="is-true-formula(NOT(ISEVEN(ROW())))" style:apply-style-name="EveryOtherRow2" style:base-cell-address="'12th,Comp'.O3"/>
    </style:style>
    <style:style style:name="ce158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O4"/>
      <style:map style:condition="is-true-formula(NOT(ISEVEN(ROW())))" style:apply-style-name="EveryOtherRow2" style:base-cell-address="'12th,Comp'.O4"/>
    </style:style>
    <style:style style:name="ce158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O5"/>
      <style:map style:condition="is-true-formula(NOT(ISEVEN(ROW())))" style:apply-style-name="EveryOtherRow2" style:base-cell-address="'12th,Comp'.O5"/>
    </style:style>
    <style:style style:name="ce158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O15"/>
    </style:style>
    <style:style style:name="ce159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P2"/>
      <style:map style:condition="is-true-formula(NOT(ISEVEN(ROW())))" style:apply-style-name="EveryOtherRow2" style:base-cell-address="'12th,Comp'.P2"/>
    </style:style>
    <style:style style:name="ce159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P3"/>
      <style:map style:condition="is-true-formula(NOT(ISEVEN(ROW())))" style:apply-style-name="EveryOtherRow2" style:base-cell-address="'12th,Comp'.P3"/>
    </style:style>
    <style:style style:name="ce159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P4"/>
      <style:map style:condition="is-true-formula(NOT(ISEVEN(ROW())))" style:apply-style-name="EveryOtherRow2" style:base-cell-address="'12th,Comp'.P4"/>
    </style:style>
    <style:style style:name="ce159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P5"/>
      <style:map style:condition="is-true-formula(NOT(ISEVEN(ROW())))" style:apply-style-name="EveryOtherRow2" style:base-cell-address="'12th,Comp'.P5"/>
    </style:style>
    <style:style style:name="ce159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P15"/>
    </style:style>
    <style:style style:name="ce159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Q2"/>
      <style:map style:condition="is-true-formula(NOT(ISEVEN(ROW())))" style:apply-style-name="EveryOtherRow2" style:base-cell-address="'12th,Comp'.Q2"/>
    </style:style>
    <style:style style:name="ce159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Q3"/>
      <style:map style:condition="is-true-formula(NOT(ISEVEN(ROW())))" style:apply-style-name="EveryOtherRow2" style:base-cell-address="'12th,Comp'.Q3"/>
    </style:style>
    <style:style style:name="ce159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Q4"/>
      <style:map style:condition="is-true-formula(NOT(ISEVEN(ROW())))" style:apply-style-name="EveryOtherRow2" style:base-cell-address="'12th,Comp'.Q4"/>
    </style:style>
    <style:style style:name="ce159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Q5"/>
      <style:map style:condition="is-true-formula(NOT(ISEVEN(ROW())))" style:apply-style-name="EveryOtherRow2" style:base-cell-address="'12th,Comp'.Q5"/>
    </style:style>
    <style:style style:name="ce159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Q15"/>
    </style:style>
    <style:style style:name="ce160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R2"/>
      <style:map style:condition="is-true-formula(NOT(ISEVEN(ROW())))" style:apply-style-name="EveryOtherRow2" style:base-cell-address="'12th,Comp'.R2"/>
    </style:style>
    <style:style style:name="ce160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R3"/>
      <style:map style:condition="is-true-formula(NOT(ISEVEN(ROW())))" style:apply-style-name="EveryOtherRow2" style:base-cell-address="'12th,Comp'.R3"/>
    </style:style>
    <style:style style:name="ce160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R4"/>
      <style:map style:condition="is-true-formula(NOT(ISEVEN(ROW())))" style:apply-style-name="EveryOtherRow2" style:base-cell-address="'12th,Comp'.R4"/>
    </style:style>
    <style:style style:name="ce160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R5"/>
      <style:map style:condition="is-true-formula(NOT(ISEVEN(ROW())))" style:apply-style-name="EveryOtherRow2" style:base-cell-address="'12th,Comp'.R5"/>
    </style:style>
    <style:style style:name="ce160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R15"/>
    </style:style>
    <style:style style:name="ce160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S2"/>
      <style:map style:condition="is-true-formula(NOT(ISEVEN(ROW())))" style:apply-style-name="EveryOtherRow2" style:base-cell-address="'12th,Comp'.S2"/>
    </style:style>
    <style:style style:name="ce160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S3"/>
      <style:map style:condition="is-true-formula(NOT(ISEVEN(ROW())))" style:apply-style-name="EveryOtherRow2" style:base-cell-address="'12th,Comp'.S3"/>
    </style:style>
    <style:style style:name="ce160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S4"/>
      <style:map style:condition="is-true-formula(NOT(ISEVEN(ROW())))" style:apply-style-name="EveryOtherRow2" style:base-cell-address="'12th,Comp'.S4"/>
    </style:style>
    <style:style style:name="ce160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S5"/>
      <style:map style:condition="is-true-formula(NOT(ISEVEN(ROW())))" style:apply-style-name="EveryOtherRow2" style:base-cell-address="'12th,Comp'.S5"/>
    </style:style>
    <style:style style:name="ce160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S15"/>
    </style:style>
    <style:style style:name="ce161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T2"/>
      <style:map style:condition="is-true-formula(NOT(ISEVEN(ROW())))" style:apply-style-name="EveryOtherRow2" style:base-cell-address="'12th,Comp'.T2"/>
    </style:style>
    <style:style style:name="ce161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T3"/>
      <style:map style:condition="is-true-formula(NOT(ISEVEN(ROW())))" style:apply-style-name="EveryOtherRow2" style:base-cell-address="'12th,Comp'.T3"/>
    </style:style>
    <style:style style:name="ce161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T5"/>
      <style:map style:condition="is-true-formula(NOT(ISEVEN(ROW())))" style:apply-style-name="EveryOtherRow2" style:base-cell-address="'12th,Comp'.T5"/>
    </style:style>
    <style:style style:name="ce161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T15"/>
    </style:style>
    <style:style style:name="ce161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ROW()))" style:apply-style-name="EveryOtherRow" style:base-cell-address="'12th,Comp'.U2"/>
      <style:map style:condition="is-true-formula(NOT(ISEVEN(ROW())))" style:apply-style-name="EveryOtherRow2" style:base-cell-address="'12th,Comp'.U2"/>
    </style:style>
    <style:style style:name="ce161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U15"/>
    </style:style>
    <style:style style:name="ce161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V15"/>
    </style:style>
    <style:style style:name="ce161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W15"/>
    </style:style>
    <style:style style:name="ce161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X15"/>
    </style:style>
    <style:style style:name="ce161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Y15"/>
    </style:style>
    <style:style style:name="ce1620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Z15"/>
    </style:style>
    <style:style style:name="ce162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AA15"/>
    </style:style>
    <style:style style:name="ce162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AB15"/>
    </style:style>
    <style:style style:name="ce1623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AC15"/>
    </style:style>
    <style:style style:name="ce1624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AD15"/>
    </style:style>
    <style:style style:name="ce162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AE15"/>
    </style:style>
    <style:style style:name="ce162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AF15"/>
    </style:style>
    <style:style style:name="ce162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AG15"/>
    </style:style>
    <style:style style:name="ce162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AH15"/>
    </style:style>
    <style:style style:name="ce162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AI15"/>
    </style:style>
    <style:style style:name="ce1630" style:family="table-cell" style:parent-style-name="Default" style:data-style-name="N126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EVEN(ROW()))" style:apply-style-name="EveryOtherRow" style:base-cell-address="'12th,Comp'.A2"/>
      <style:map style:condition="is-true-formula(NOT(ISEVEN(ROW())))" style:apply-style-name="EveryOtherRow2" style:base-cell-address="'12th,Comp'.A2"/>
    </style:style>
    <style:style style:name="ce961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  <style:style style:name="ce962" style:family="table-cell" style:parent-style-name="Default">
      <style:text-properties fo:font-size="10pt" style:font-size-asian="10pt" style:font-size-complex="10pt"/>
    </style:style>
    <style:style style:name="ce963" style:family="table-cell" style:parent-style-name="Default">
      <style:text-properties fo:font-size="10pt" style:font-size-asian="10pt" style:font-size-complex="10pt"/>
      <style:map style:condition="is-true-formula(ISEVEN(ROW()))" style:apply-style-name="EveryOtherRow2" style:base-cell-address="Report.A3"/>
    </style:style>
    <style:style style:name="ce964" style:family="table-cell" style:parent-style-name="Default" style:data-style-name="N100">
      <style:text-properties fo:font-size="10pt" style:font-size-asian="10pt" style:font-size-complex="10pt"/>
      <style:map style:condition="is-true-formula(ISEVEN(ROW()))" style:apply-style-name="EveryOtherRow2" style:base-cell-address="Report.A3"/>
    </style:style>
    <style:style style:name="ce965" style:family="table-cell" style:parent-style-name="Default" style:data-style-name="N100">
      <style:text-properties fo:font-size="10pt" style:font-size-asian="10pt" style:font-size-complex="10pt"/>
    </style:style>
    <style:style style:name="ce96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96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68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ISEVEN(ROW()))" style:apply-style-name="EveryOtherRow2" style:base-cell-address="Report.A3"/>
    </style:style>
    <style:style style:name="ce969" style:family="table-cell" style:parent-style-name="Default" style:data-style-name="N10">
      <style:text-properties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/>
      <table:table table:name="11th Work Ed." table:style-name="ta1">
        <office:forms form:automatic-focus="false" form:apply-design-mode="false"/>
        <table:table-column table:style-name="co1" table:default-cell-style-name="ce52"/>
        <table:table-column table:style-name="co2" table:default-cell-style-name="ce53"/>
        <table:table-column table:style-name="co3" table:default-cell-style-name="ce52"/>
        <table:table-column table:style-name="co4" table:number-columns-repeated="2" table:default-cell-style-name="ce52"/>
        <table:table-column table:style-name="co4" table:default-cell-style-name="ce175"/>
        <table:table-column table:style-name="co4" table:number-columns-repeated="5" table:default-cell-style-name="ce1"/>
        <table:table-column table:style-name="co4" table:default-cell-style-name="ce175"/>
        <table:table-column table:style-name="co4" table:number-columns-repeated="25" table:default-cell-style-name="ce1"/>
        <table:table-column table:style-name="co5" table:number-columns-repeated="987" table:default-cell-style-name="ce1"/>
        <table:table-row table:style-name="ro1">
          <table:table-cell table:style-name="ce1"/>
          <table:table-cell/>
          <table:table-cell table:style-name="ce1" table:number-columns-repeated="3"/>
          <table:table-cell table:style-name="ce136" office:value-type="string" calcext:value-type="string">
            <text:p>Group 1</text:p>
          </table:table-cell>
          <table:table-cell table:style-name="ce176" table:number-columns-repeated="3"/>
          <table:table-cell table:style-name="ce136" office:value-type="string" calcext:value-type="string">
            <text:p>Group 2</text:p>
          </table:table-cell>
          <table:table-cell table:style-name="ce176" table:number-columns-repeated="3"/>
          <table:table-cell table:style-name="ce136" office:value-type="string" calcext:value-type="string">
            <text:p>Group 3</text:p>
          </table:table-cell>
          <table:table-cell table:style-name="ce176" table:number-columns-repeated="3"/>
          <table:table-cell table:style-name="ce246"/>
          <table:table-cell table:number-columns-repeated="1006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54" office:value-type="string" calcext:value-type="string">
            <text:p>11<text:span text:style-name="T1">th</text:span><text:span text:style-name="T2">,</text:span> Work Education</text:p>
          </table:table-cell>
          <table:table-cell table:style-name="ce69" office:value-type="string" calcext:value-type="string">
            <text:p>Points Possible for Each Assignment</text:p>
          </table:table-cell>
          <table:table-cell table:style-name="ce69" office:value-type="string" calcext:value-type="string">
            <text:p>Average (non-zero)</text:p>
          </table:table-cell>
          <table:table-cell table:style-name="ce69" office:value-type="string" calcext:value-type="string">
            <text:p>Stdev (non-zero)</text:p>
          </table:table-cell>
          <table:table-cell table:number-columns-repeated="4" table:style-name="ce137" office:value-type="string" calcext:value-type="string">
            <text:p>First</text:p>
          </table:table-cell>
          <table:table-cell table:number-columns-repeated="4" table:style-name="ce196" office:value-type="string" calcext:value-type="string">
            <text:p>First</text:p>
          </table:table-cell>
          <table:table-cell table:number-columns-repeated="4" table:style-name="ce221" office:value-type="string" calcext:value-type="string">
            <text:p>First</text:p>
          </table:table-cell>
          <table:table-cell table:style-name="ce69" office:value-type="string" calcext:value-type="string">
            <text:p>Student Name 11</text:p>
          </table:table-cell>
          <table:table-cell table:style-name="ce69" office:value-type="string" calcext:value-type="string">
            <text:p>Student Name12</text:p>
          </table:table-cell>
          <table:table-cell table:style-name="ce69" office:value-type="string" calcext:value-type="string">
            <text:p>Student Name13</text:p>
          </table:table-cell>
          <table:table-cell table:style-name="ce69" office:value-type="string" calcext:value-type="string">
            <text:p>Student Name14</text:p>
          </table:table-cell>
          <table:table-cell table:style-name="ce69" office:value-type="string" calcext:value-type="string">
            <text:p>Student Name15</text:p>
          </table:table-cell>
          <table:table-cell table:style-name="ce69" office:value-type="string" calcext:value-type="string">
            <text:p>Student Name16</text:p>
          </table:table-cell>
          <table:table-cell table:style-name="ce69" office:value-type="string" calcext:value-type="string">
            <text:p>Student Name17</text:p>
          </table:table-cell>
          <table:table-cell table:style-name="ce69" office:value-type="string" calcext:value-type="string">
            <text:p>Student Name18</text:p>
          </table:table-cell>
          <table:table-cell table:style-name="ce69" office:value-type="string" calcext:value-type="string">
            <text:p>Student Name19</text:p>
          </table:table-cell>
          <table:table-cell table:style-name="ce69" office:value-type="string" calcext:value-type="string">
            <text:p>Student Name20</text:p>
          </table:table-cell>
          <table:table-cell table:style-name="ce69" office:value-type="string" calcext:value-type="string">
            <text:p>Student Name21</text:p>
          </table:table-cell>
          <table:table-cell table:style-name="ce69" office:value-type="string" calcext:value-type="string">
            <text:p>Student Name22</text:p>
          </table:table-cell>
          <table:table-cell table:style-name="ce69" office:value-type="string" calcext:value-type="string">
            <text:p>Student Name23</text:p>
          </table:table-cell>
          <table:table-cell table:style-name="ce69" office:value-type="string" calcext:value-type="string">
            <text:p>Student Name24</text:p>
          </table:table-cell>
          <table:table-cell table:style-name="ce69" office:value-type="string" calcext:value-type="string">
            <text:p>Student Name25</text:p>
          </table:table-cell>
          <table:table-cell table:style-name="ce69" office:value-type="string" calcext:value-type="string">
            <text:p>Student Name26</text:p>
          </table:table-cell>
          <table:table-cell table:style-name="ce69" office:value-type="string" calcext:value-type="string">
            <text:p>Student Name27</text:p>
          </table:table-cell>
          <table:table-cell table:style-name="ce69" office:value-type="string" calcext:value-type="string">
            <text:p>Student Name28</text:p>
          </table:table-cell>
          <table:table-cell table:style-name="ce69" office:value-type="string" calcext:value-type="string">
            <text:p>Student Name29</text:p>
          </table:table-cell>
          <table:table-cell table:style-name="ce69" office:value-type="string" calcext:value-type="string">
            <text:p>Student Name30</text:p>
          </table:table-cell>
          <table:table-cell table:style-name="ce69" table:number-columns-repeated="986"/>
          <table:table-cell table:style-name="ce252"/>
        </table:table-row>
        <table:table-row table:style-name="ro3">
          <table:table-cell table:style-name="ce3" office:value-type="date" office:date-value="2017-03-13" calcext:value-type="date">
            <text:p>Mon, 3/13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70" table:formula="of:=AVERAGEIF([.F3:.AMJ3];&quot;&lt;&gt;0&quot;)" office:value-type="float" office:value="1" calcext:value-type="float">
            <text:p>1</text:p>
          </table:table-cell>
          <table:table-cell table:style-name="ce70" table:number-matrix-columns-spanned="1" table:number-matrix-rows-spanned="1" table:formula="of:=STDEV(IF([.F3:.AMJ3]&lt;&gt;0;[.F3:.AMJ3]))" office:value-type="float" office:value="0" calcext:value-type="float">
            <text:p>0</text:p>
          </table:table-cell>
          <table:table-cell table:number-columns-repeated="12" table:style-name="ce138" office:value-type="float" office:value="1" calcext:value-type="float">
            <text:p>1</text:p>
          </table:table-cell>
          <table:table-cell table:style-name="ce247" table:number-columns-repeated="20"/>
          <table:table-cell table:style-name="ce249" table:number-columns-repeated="986"/>
          <table:table-cell table:style-name="ce253"/>
        </table:table-row>
        <table:table-row table:style-name="ro3">
          <table:table-cell table:style-name="ce3" table:formula="of:=[.A3]+1" office:value-type="date" office:date-value="2017-03-14" calcext:value-type="date">
            <text:p>Tue, 3/14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85" table:formula="of:=AVERAGEIF([.F4:.AMJ4];&quot;&lt;&gt;0&quot;)" office:value-type="float" office:value="1" calcext:value-type="float">
            <text:p>1</text:p>
          </table:table-cell>
          <table:table-cell table:style-name="ce85" table:number-matrix-columns-spanned="1" table:number-matrix-rows-spanned="1" table:formula="of:=STDEV(IF([.F4:.AMJ4]&lt;&gt;0;[.F4:.AMJ4]))" office:value-type="float" office:value="0" calcext:value-type="float">
            <text:p>0</text:p>
          </table:table-cell>
          <table:table-cell table:number-columns-repeated="3"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8" table:style-name="ce139" office:value-type="float" office:value="1" calcext:value-type="float">
            <text:p>1</text:p>
          </table:table-cell>
          <table:table-cell table:style-name="ce70" table:number-columns-repeated="20"/>
          <table:table-cell table:style-name="ce250" table:number-columns-repeated="986"/>
          <table:table-cell table:style-name="ce248"/>
        </table:table-row>
        <table:table-row table:style-name="ro3">
          <table:table-cell table:style-name="ce4" table:formula="of:=[.A4]+1" office:value-type="date" office:date-value="2017-03-15" calcext:value-type="date">
            <text:p>Wed, 3/15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86" table:formula="of:=AVERAGEIF([.F5:.AMJ5];&quot;&lt;&gt;0&quot;)" office:value-type="float" office:value="1" calcext:value-type="float">
            <text:p>1</text:p>
          </table:table-cell>
          <table:table-cell table:style-name="ce86" table:number-matrix-columns-spanned="1" table:number-matrix-rows-spanned="1" table:formula="of:=STDEV(IF([.F5:.AMJ5]&lt;&gt;0;[.F5:.AMJ5]))" office:value-type="float" office:value="0" calcext:value-type="float">
            <text:p>0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7"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70" table:number-columns-repeated="20"/>
          <table:table-cell table:style-name="ce250" table:number-columns-repeated="986"/>
          <table:table-cell table:style-name="ce248"/>
        </table:table-row>
        <table:table-row table:style-name="ro3">
          <table:table-cell table:style-name="ce5" table:formula="of:=[.A5]+1" office:value-type="date" office:date-value="2017-03-16" calcext:value-type="date">
            <text:p>Thu, 3/16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87" table:formula="of:=AVERAGEIF([.F6:.AMJ6];&quot;&lt;&gt;0&quot;)" office:value-type="float" office:value="1" calcext:value-type="float">
            <text:p>1</text:p>
          </table:table-cell>
          <table:table-cell table:style-name="ce87" table:number-matrix-columns-spanned="1" table:number-matrix-rows-spanned="1" table:formula="of:=STDEV(IF([.F6:.AMJ6]&lt;&gt;0;[.F6:.AMJ6]))" office:value-type="float" office:value="0" calcext:value-type="float">
            <text:p>0</text:p>
          </table:table-cell>
          <table:table-cell table:number-columns-repeated="12" table:style-name="ce141" office:value-type="float" office:value="1" calcext:value-type="float">
            <text:p>1</text:p>
          </table:table-cell>
          <table:table-cell table:style-name="ce70" table:number-columns-repeated="20"/>
          <table:table-cell table:style-name="ce250" table:number-columns-repeated="986"/>
          <table:table-cell table:style-name="ce248"/>
        </table:table-row>
        <table:table-row table:style-name="ro3">
          <table:table-cell table:style-name="ce6" table:formula="of:=[.A6]+1" office:value-type="date" office:date-value="2017-03-17" calcext:value-type="date">
            <text:p>Fri, 3/17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88" table:formula="of:=AVERAGEIF([.F7:.AMJ7];&quot;&lt;&gt;0&quot;)" office:value-type="float" office:value="1" calcext:value-type="float">
            <text:p>1</text:p>
          </table:table-cell>
          <table:table-cell table:style-name="ce88" table:number-matrix-columns-spanned="1" table:number-matrix-rows-spanned="1" table:formula="of:=STDEV(IF([.F7:.AMJ7]&lt;&gt;0;[.F7:.AMJ7]))" office:value-type="float" office:value="0" calcext:value-type="float">
            <text:p>0</text:p>
          </table:table-cell>
          <table:table-cell table:number-columns-repeated="12" table:style-name="ce70" office:value-type="float" office:value="1" calcext:value-type="float">
            <text:p>1</text:p>
          </table:table-cell>
          <table:table-cell table:style-name="ce70" table:number-columns-repeated="20"/>
          <table:table-cell table:style-name="ce250" table:number-columns-repeated="986"/>
          <table:table-cell table:style-name="ce248"/>
        </table:table-row>
        <table:table-row table:style-name="ro1">
          <table:table-cell table:style-name="ce3" table:formula="of:=[.A7]+3" office:value-type="date" office:date-value="2017-03-20" calcext:value-type="date">
            <text:p>Mon, 3/20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89" table:formula="of:=AVERAGEIF([.F8:.AMJ8];&quot;&lt;&gt;0&quot;)" office:value-type="float" office:value="1" calcext:value-type="float">
            <text:p>1</text:p>
          </table:table-cell>
          <table:table-cell table:style-name="ce89" table:number-matrix-columns-spanned="1" table:number-matrix-rows-spanned="1" table:formula="of:=STDEV(IF([.F8:.AMJ8]&lt;&gt;0;[.F8:.AMJ8]))" office:value-type="float" office:value="0" calcext:value-type="float">
            <text:p>0</text:p>
          </table:table-cell>
          <table:table-cell table:number-columns-repeated="12" table:style-name="ce142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7" table:formula="of:=[.A8]+1" office:value-type="date" office:date-value="2017-03-21" calcext:value-type="date">
            <text:p>Tue, 3/21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90" table:formula="of:=AVERAGEIF([.F9:.AMJ9];&quot;&lt;&gt;0&quot;)" office:value-type="float" office:value="1" calcext:value-type="float">
            <text:p>1</text:p>
          </table:table-cell>
          <table:table-cell table:style-name="ce90" table:number-matrix-columns-spanned="1" table:number-matrix-rows-spanned="1" table:formula="of:=STDEV(IF([.F9:.AMJ9]&lt;&gt;0;[.F9:.AMJ9]))" office:value-type="float" office:value="0" calcext:value-type="float">
            <text:p>0</text:p>
          </table:table-cell>
          <table:table-cell table:number-columns-repeated="11" table:style-name="ce143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8" table:formula="of:=[.A9]+1" office:value-type="date" office:date-value="2017-03-22" calcext:value-type="date">
            <text:p>Wed, 3/22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91" table:formula="of:=AVERAGEIF([.F10:.AMJ10];&quot;&lt;&gt;0&quot;)" office:value-type="float" office:value="1" calcext:value-type="float">
            <text:p>1</text:p>
          </table:table-cell>
          <table:table-cell table:style-name="ce91" table:number-matrix-columns-spanned="1" table:number-matrix-rows-spanned="1" table:formula="of:=STDEV(IF([.F10:.AMJ10]&lt;&gt;0;[.F10:.AMJ10]))" office:value-type="float" office:value="0" calcext:value-type="float">
            <text:p>0</text:p>
          </table:table-cell>
          <table:table-cell table:number-columns-repeated="12" table:style-name="ce144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9" table:formula="of:=[.A10]+1" office:value-type="date" office:date-value="2017-03-23" calcext:value-type="date">
            <text:p>Thu, 3/23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92" table:formula="of:=AVERAGEIF([.F11:.AMJ11];&quot;&lt;&gt;0&quot;)" office:value-type="float" office:value="1" calcext:value-type="float">
            <text:p>1</text:p>
          </table:table-cell>
          <table:table-cell table:style-name="ce92" table:number-matrix-columns-spanned="1" table:number-matrix-rows-spanned="1" table:formula="of:=STDEV(IF([.F11:.AMJ11]&lt;&gt;0;[.F11:.AMJ11]))" office:value-type="float" office:value="0" calcext:value-type="float">
            <text:p>0</text:p>
          </table:table-cell>
          <table:table-cell table:number-columns-repeated="12" table:style-name="ce145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10" table:formula="of:=[.A11]+1" office:value-type="date" office:date-value="2017-03-24" calcext:value-type="date">
            <text:p>Fri, 3/24/17</text:p>
          </table:table-cell>
          <table:table-cell table:style-name="ce55" office:value-type="string" calcext:value-type="string">
            <text:p>PTC</text:p>
          </table:table-cell>
          <table:table-cell table:style-name="ce70"/>
          <table:table-cell table:style-name="ce93" table:number-columns-repeated="2"/>
          <table:table-cell table:style-name="ce146" table:number-columns-repeated="12"/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11" table:formula="of:=[.A12]+3" office:value-type="date" office:date-value="2017-03-27" calcext:value-type="date">
            <text:p>Mon, 3/27/17</text:p>
          </table:table-cell>
          <table:table-cell table:style-name="ce55" office:value-type="string" calcext:value-type="string">
            <text:p>Spring break</text:p>
          </table:table-cell>
          <table:table-cell table:style-name="ce70"/>
          <table:table-cell table:style-name="ce94" table:number-columns-repeated="2"/>
          <table:table-cell table:style-name="ce147" table:number-columns-repeated="12"/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12" table:formula="of:=[.A13]+1" office:value-type="date" office:date-value="2017-03-28" calcext:value-type="date">
            <text:p>Tue, 3/28/17</text:p>
          </table:table-cell>
          <table:table-cell table:style-name="ce56" office:value-type="string" calcext:value-type="string">
            <text:p>Spring break</text:p>
          </table:table-cell>
          <table:table-cell table:style-name="ce70"/>
          <table:table-cell table:style-name="ce95" table:number-columns-repeated="2"/>
          <table:table-cell table:style-name="ce70" table:number-columns-repeated="12"/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13" table:formula="of:=[.A14]+1" office:value-type="date" office:date-value="2017-03-29" calcext:value-type="date">
            <text:p>Wed, 3/29/17</text:p>
          </table:table-cell>
          <table:table-cell table:style-name="ce57" office:value-type="string" calcext:value-type="string">
            <text:p>Spring break</text:p>
          </table:table-cell>
          <table:table-cell table:style-name="ce70"/>
          <table:table-cell table:style-name="ce96" table:number-columns-repeated="2"/>
          <table:table-cell table:style-name="ce70" table:number-columns-repeated="12"/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14" table:formula="of:=[.A15]+1" office:value-type="date" office:date-value="2017-03-30" calcext:value-type="date">
            <text:p>Thu, 3/30/17</text:p>
          </table:table-cell>
          <table:table-cell table:style-name="ce58" office:value-type="string" calcext:value-type="string">
            <text:p>Spring break</text:p>
          </table:table-cell>
          <table:table-cell table:style-name="ce70"/>
          <table:table-cell table:style-name="ce97" table:number-columns-repeated="2"/>
          <table:table-cell table:style-name="ce70" table:number-columns-repeated="12"/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15" table:formula="of:=[.A16]+1" office:value-type="date" office:date-value="2017-03-31" calcext:value-type="date">
            <text:p>Fri, 3/31/17</text:p>
          </table:table-cell>
          <table:table-cell table:style-name="ce59" office:value-type="string" calcext:value-type="string">
            <text:p>Spring break</text:p>
          </table:table-cell>
          <table:table-cell table:style-name="ce70"/>
          <table:table-cell table:style-name="ce98" table:number-columns-repeated="2"/>
          <table:table-cell table:style-name="ce70" table:number-columns-repeated="12"/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16" table:formula="of:=[.A17]+3" office:value-type="date" office:date-value="2017-04-03" calcext:value-type="date">
            <text:p>Mon, 4/3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99" table:formula="of:=AVERAGEIF([.F18:.AMJ18];&quot;&lt;&gt;0&quot;)" office:value-type="float" office:value="1" calcext:value-type="float">
            <text:p>1</text:p>
          </table:table-cell>
          <table:table-cell table:style-name="ce99" table:number-matrix-columns-spanned="1" table:number-matrix-rows-spanned="1" table:formula="of:=STDEV(IF([.F18:.AMJ18]&lt;&gt;0;[.F18:.AMJ18]))" office:value-type="float" office:value="0" calcext:value-type="float">
            <text:p>0</text:p>
          </table:table-cell>
          <table:table-cell table:number-columns-repeated="12" table:style-name="ce70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17" table:formula="of:=[.A18]+1" office:value-type="date" office:date-value="2017-04-04" calcext:value-type="date">
            <text:p>Tue, 4/4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100" table:formula="of:=AVERAGEIF([.F19:.AMJ19];&quot;&lt;&gt;0&quot;)" office:value-type="float" office:value="1" calcext:value-type="float">
            <text:p>1</text:p>
          </table:table-cell>
          <table:table-cell table:style-name="ce100" table:number-matrix-columns-spanned="1" table:number-matrix-rows-spanned="1" table:formula="of:=STDEV(IF([.F19:.AMJ19]&lt;&gt;0;[.F19:.AMJ19]))" office:value-type="float" office:value="0" calcext:value-type="float">
            <text:p>0</text:p>
          </table:table-cell>
          <table:table-cell table:number-columns-repeated="3"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8" table:style-name="ce148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18" table:formula="of:=[.A19]+1" office:value-type="date" office:date-value="2017-04-05" calcext:value-type="date">
            <text:p>Wed, 4/5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101" table:formula="of:=AVERAGEIF([.F20:.AMJ20];&quot;&lt;&gt;0&quot;)" office:value-type="float" office:value="1" calcext:value-type="float">
            <text:p>1</text:p>
          </table:table-cell>
          <table:table-cell table:style-name="ce101" table:number-matrix-columns-spanned="1" table:number-matrix-rows-spanned="1" table:formula="of:=STDEV(IF([.F20:.AMJ20]&lt;&gt;0;[.F20:.AMJ20]))" office:value-type="float" office:value="0" calcext:value-type="float">
            <text:p>0</text:p>
          </table:table-cell>
          <table:table-cell table:number-columns-repeated="12" table:style-name="ce149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4">
          <table:table-cell table:style-name="ce19" table:formula="of:=[.A20]+1" office:value-type="date" office:date-value="2017-04-06" calcext:value-type="date">
            <text:p>Thu, 4/6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number-matrix-columns-spanned="1" table:number-matrix-rows-spanned="1" table:formula="of:=STDEV(IF([.F21:.AMJ21]&lt;&gt;0;[.F21:.AMJ21]))" office:value-type="float" office:value="0" calcext:value-type="float">
            <text:p>0</text:p>
          </table:table-cell>
          <table:table-cell table:number-columns-repeated="12" table:style-name="ce150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20" table:formula="of:=[.A21]+1" office:value-type="date" office:date-value="2017-04-07" calcext:value-type="date">
            <text:p>Fri, 4/7/17</text:p>
          </table:table-cell>
          <table:table-cell table:style-name="ce55"/>
          <table:table-cell table:style-name="ce7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table:number-matrix-columns-spanned="1" table:number-matrix-rows-spanned="1" table:formula="of:=STDEV(IF([.F22:.AMJ22]&lt;&gt;0;[.F22:.AMJ22]))" office:value-type="float" office:value="0" calcext:value-type="float">
            <text:p>0</text:p>
          </table:table-cell>
          <table:table-cell table:number-columns-repeated="12" table:style-name="ce151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21" table:formula="of:=[.A22]+3" office:value-type="date" office:date-value="2017-04-10" calcext:value-type="date">
            <text:p>Mon, 4/10/17</text:p>
          </table:table-cell>
          <table:table-cell table:style-name="ce55"/>
          <table:table-cell table:style-name="ce72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number-matrix-columns-spanned="1" table:number-matrix-rows-spanned="1" table:formula="of:=STDEV(IF([.F23:.AMJ23]&lt;&gt;0;[.F23:.AMJ23]))" office:value-type="float" office:value="0" calcext:value-type="float">
            <text:p>0</text:p>
          </table:table-cell>
          <table:table-cell table:number-columns-repeated="12" table:style-name="ce152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22" table:formula="of:=[.A23]+1" office:value-type="date" office:date-value="2017-04-11" calcext:value-type="date">
            <text:p>Tue, 4/11/17</text:p>
          </table:table-cell>
          <table:table-cell table:style-name="ce55"/>
          <table:table-cell table:style-name="ce73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matrix-columns-spanned="1" table:number-matrix-rows-spanned="1" table:formula="of:=STDEV(IF([.F24:.AMJ24]&lt;&gt;0;[.F24:.AMJ24]))" office:value-type="float" office:value="0" calcext:value-type="float">
            <text:p>0</text:p>
          </table:table-cell>
          <table:table-cell table:number-columns-repeated="12" table:style-name="ce153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23" table:formula="of:=[.A24]+1" office:value-type="date" office:date-value="2017-04-12" calcext:value-type="date">
            <text:p>Wed, 4/12/17</text:p>
          </table:table-cell>
          <table:table-cell table:style-name="ce55"/>
          <table:table-cell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number-matrix-columns-spanned="1" table:number-matrix-rows-spanned="1" table:formula="of:=STDEV(IF([.F25:.AMJ25]&lt;&gt;0;[.F25:.AMJ25]))" office:value-type="float" office:value="0" calcext:value-type="float">
            <text:p>0</text:p>
          </table:table-cell>
          <table:table-cell table:number-columns-repeated="12" table:style-name="ce154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24" table:formula="of:=[.A25]+1" office:value-type="date" office:date-value="2017-04-13" calcext:value-type="date">
            <text:p>Thu, 4/13/17</text:p>
          </table:table-cell>
          <table:table-cell table:style-name="ce55"/>
          <table:table-cell table:style-name="ce75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number-matrix-columns-spanned="1" table:number-matrix-rows-spanned="1" table:formula="of:=STDEV(IF([.F26:.AMJ26]&lt;&gt;0;[.F26:.AMJ26]))" office:value-type="float" office:value="0" calcext:value-type="float">
            <text:p>0</text:p>
          </table:table-cell>
          <table:table-cell table:number-columns-repeated="12" table:style-name="ce155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25" table:formula="of:=[.A26]+1" office:value-type="date" office:date-value="2017-04-14" calcext:value-type="date">
            <text:p>Fri, 4/14/17</text:p>
          </table:table-cell>
          <table:table-cell table:style-name="ce55"/>
          <table:table-cell table:style-name="ce76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number-matrix-columns-spanned="1" table:number-matrix-rows-spanned="1" table:formula="of:=STDEV(IF([.F27:.AMJ27]&lt;&gt;0;[.F27:.AMJ27]))" office:value-type="float" office:value="0" calcext:value-type="float">
            <text:p>0</text:p>
          </table:table-cell>
          <table:table-cell table:number-columns-repeated="11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26" table:formula="of:=[.A27]+3" office:value-type="date" office:date-value="2017-04-17" calcext:value-type="date">
            <text:p>Mon, 4/17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9" table:number-matrix-columns-spanned="1" table:number-matrix-rows-spanned="1" table:formula="of:=STDEV(IF([.F28:.AMJ28]&lt;&gt;0;[.F28:.AMJ28]))" office:value-type="float" office:value="0" calcext:value-type="float">
            <text:p>0</text:p>
          </table:table-cell>
          <table:table-cell table:number-columns-repeated="12" table:style-name="ce70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27" table:formula="of:=[.A28]+1" office:value-type="date" office:date-value="2017-04-18" calcext:value-type="date">
            <text:p>Tue, 4/18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110" table:number-matrix-columns-spanned="1" table:number-matrix-rows-spanned="1" table:formula="of:=STDEV(IF([.F29:.AMJ29]&lt;&gt;0;[.F29:.AMJ29]))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5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3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28" table:formula="of:=[.A29]+1" office:value-type="date" office:date-value="2017-04-19" calcext:value-type="date">
            <text:p>Wed, 4/19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number-matrix-columns-spanned="1" table:number-matrix-rows-spanned="1" table:formula="of:=STDEV(IF([.F30:.AMJ30]&lt;&gt;0;[.F30:.AMJ30]))" office:value-type="float" office:value="0" calcext:value-type="float">
            <text:p>0</text:p>
          </table:table-cell>
          <table:table-cell table:number-columns-repeated="12" table:style-name="ce156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29" table:formula="of:=[.A30]+1" office:value-type="date" office:date-value="2017-04-20" calcext:value-type="date">
            <text:p>Thu, 4/20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matrix-columns-spanned="1" table:number-matrix-rows-spanned="1" table:formula="of:=STDEV(IF([.F31:.AMJ31]&lt;&gt;0;[.F31:.AMJ31]))" office:value-type="float" office:value="0" calcext:value-type="float">
            <text:p>0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57" office:value-type="float" office:value="1" calcext:value-type="float">
            <text:p>1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30" table:formula="of:=[.A31]+1" office:value-type="date" office:date-value="2017-04-21" calcext:value-type="date">
            <text:p>Fri, 4/21/17</text:p>
          </table:table-cell>
          <table:table-cell table:style-name="ce55"/>
          <table:table-cell table:style-name="ce70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113" table:number-matrix-columns-spanned="1" table:number-matrix-rows-spanned="1" table:formula="of:=STDEV(IF([.F32:.AMJ32]&lt;&gt;0;[.F32:.AMJ32]))" office:value-type="float" office:value="0" calcext:value-type="float">
            <text:p>0</text:p>
          </table:table-cell>
          <table:table-cell table:number-columns-repeated="12" table:style-name="ce158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31" table:formula="of:=[.A32]+3" office:value-type="date" office:date-value="2017-04-24" calcext:value-type="date">
            <text:p>Mon, 4/24/17</text:p>
          </table:table-cell>
          <table:table-cell table:style-name="ce55"/>
          <table:table-cell table:style-name="ce77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number-matrix-columns-spanned="1" table:number-matrix-rows-spanned="1" table:formula="of:=STDEV(IF([.F33:.AMJ33]&lt;&gt;0;[.F33:.AMJ33]))" office:value-type="float" office:value="0" calcext:value-type="float">
            <text:p>0</text:p>
          </table:table-cell>
          <table:table-cell table:number-columns-repeated="12" table:style-name="ce159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32" table:formula="of:=[.A33]+1" office:value-type="date" office:date-value="2017-04-25" calcext:value-type="date">
            <text:p>Tue, 4/25/17</text:p>
          </table:table-cell>
          <table:table-cell table:style-name="ce55"/>
          <table:table-cell table:style-name="ce7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5" table:number-matrix-columns-spanned="1" table:number-matrix-rows-spanned="1" table:formula="of:=STDEV(IF([.F34:.AMJ34]&lt;&gt;0;[.F34:.AMJ34]))" office:value-type="float" office:value="0" calcext:value-type="float">
            <text:p>0</text:p>
          </table:table-cell>
          <table:table-cell table:number-columns-repeated="12" table:style-name="ce160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33" table:formula="of:=[.A34]+1" office:value-type="date" office:date-value="2017-04-26" calcext:value-type="date">
            <text:p>Wed, 4/26/17</text:p>
          </table:table-cell>
          <table:table-cell table:style-name="ce55"/>
          <table:table-cell table:style-name="ce79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number-matrix-columns-spanned="1" table:number-matrix-rows-spanned="1" table:formula="of:=STDEV(IF([.F35:.AMJ35]&lt;&gt;0;[.F35:.AMJ35]))" office:value-type="float" office:value="0" calcext:value-type="float">
            <text:p>0</text:p>
          </table:table-cell>
          <table:table-cell table:number-columns-repeated="4"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5" table:style-name="ce161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34" table:formula="of:=[.A35]+1" office:value-type="date" office:date-value="2017-04-27" calcext:value-type="date">
            <text:p>Thu, 4/27/17</text:p>
          </table:table-cell>
          <table:table-cell table:style-name="ce55"/>
          <table:table-cell table:style-name="ce80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7" table:number-matrix-columns-spanned="1" table:number-matrix-rows-spanned="1" table:formula="of:=STDEV(IF([.F36:.AMJ36]&lt;&gt;0;[.F36:.AMJ36]))" office:value-type="float" office:value="0" calcext:value-type="float">
            <text:p>0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9" table:style-name="ce162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35" table:formula="of:=[.A36]+1" office:value-type="date" office:date-value="2017-04-28" calcext:value-type="date">
            <text:p>Fri, 4/28/17</text:p>
          </table:table-cell>
          <table:table-cell table:style-name="ce55"/>
          <table:table-cell table:style-name="ce81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matrix-columns-spanned="1" table:number-matrix-rows-spanned="1" table:formula="of:=STDEV(IF([.F37:.AMJ37]&lt;&gt;0;[.F37:.AMJ37]))" office:value-type="float" office:value="0" calcext:value-type="float">
            <text:p>0</text:p>
          </table:table-cell>
          <table:table-cell table:number-columns-repeated="2"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number-columns-repeated="9" table:style-name="ce163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36" table:formula="of:=[.A37]+3" office:value-type="date" office:date-value="2017-05-01" calcext:value-type="date">
            <text:p>Mon, 5/1/17</text:p>
          </table:table-cell>
          <table:table-cell table:style-name="ce55"/>
          <table:table-cell table:style-name="ce81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19" table:number-matrix-columns-spanned="1" table:number-matrix-rows-spanned="1" table:formula="of:=STDEV(IF([.F38:.AMJ38]&lt;&gt;0;[.F38:.AMJ38]))" office:value-type="float" office:value="0" calcext:value-type="float">
            <text:p>0</text:p>
          </table:table-cell>
          <table:table-cell table:number-columns-repeated="12" table:style-name="ce164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37" table:formula="of:=[.A38]+1" office:value-type="date" office:date-value="2017-05-02" calcext:value-type="date">
            <text:p>Tue, 5/2/17</text:p>
          </table:table-cell>
          <table:table-cell table:style-name="ce55"/>
          <table:table-cell table:style-name="ce81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30" table:number-matrix-columns-spanned="1" table:number-matrix-rows-spanned="1" table:formula="of:=STDEV(IF([.F39:.AMJ39]&lt;&gt;0;[.F39:.AMJ39]))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90" office:value-type="float" office:value="1" calcext:value-type="float">
            <text:p>1</text:p>
          </table:table-cell>
          <table:table-cell table:style-name="ce197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style-name="ce222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38" table:formula="of:=[.A39]+1" office:value-type="date" office:date-value="2017-05-03" calcext:value-type="date">
            <text:p>Wed, 5/3/17</text:p>
          </table:table-cell>
          <table:table-cell table:style-name="ce55"/>
          <table:table-cell table:style-name="ce81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131" table:number-matrix-columns-spanned="1" table:number-matrix-rows-spanned="1" table:formula="of:=STDEV(IF([.F40:.AMJ40]&lt;&gt;0;[.F40:.AMJ40]))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39" table:formula="of:=[.A40]+1" office:value-type="date" office:date-value="2017-05-04" calcext:value-type="date">
            <text:p>Thu, 5/4/17</text:p>
          </table:table-cell>
          <table:table-cell table:style-name="ce55"/>
          <table:table-cell table:style-name="ce81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style-name="ce132" table:number-matrix-columns-spanned="1" table:number-matrix-rows-spanned="1" table:formula="of:=STDEV(IF([.F41:.AMJ41]&lt;&gt;0;[.F41:.AMJ41]))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 table:style-name="ce179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 table:style-name="ce192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211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40" table:formula="of:=[.A41]+1" office:value-type="date" office:date-value="2017-05-05" calcext:value-type="date">
            <text:p>Fri, 5/5/17</text:p>
          </table:table-cell>
          <table:table-cell table:style-name="ce55"/>
          <table:table-cell table:style-name="ce81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133" table:number-matrix-columns-spanned="1" table:number-matrix-rows-spanned="1" table:formula="of:=STDEV(IF([.F42:.AMJ42]&lt;&gt;0;[.F42:.AMJ42]))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80" office:value-type="float" office:value="1" calcext:value-type="float">
            <text:p>1</text:p>
          </table:table-cell>
          <table:table-cell table:style-name="ce187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 table:style-name="ce200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style-name="ce212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41" table:formula="of:=[.A42]+3" office:value-type="date" office:date-value="2017-05-08" calcext:value-type="date">
            <text:p>Mon, 5/8/17</text:p>
          </table:table-cell>
          <table:table-cell table:style-name="ce55"/>
          <table:table-cell table:style-name="ce81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134" table:number-matrix-columns-spanned="1" table:number-matrix-rows-spanned="1" table:formula="of:=STDEV(IF([.F43:.AMJ43]&lt;&gt;0;[.F43:.AMJ43]))" office:value-type="float" office:value="0" calcext:value-type="float">
            <text:p>0</text:p>
          </table:table-cell>
          <table:table-cell table:style-name="ce169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table:style-name="ce213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42" table:formula="of:=[.A43]+1" office:value-type="date" office:date-value="2017-05-09" calcext:value-type="date">
            <text:p>Tue, 5/9/17</text:p>
          </table:table-cell>
          <table:table-cell table:style-name="ce55"/>
          <table:table-cell table:style-name="ce81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35" table:number-matrix-columns-spanned="1" table:number-matrix-rows-spanned="1" table:formula="of:=STDEV(IF([.F44:.AMJ44]&lt;&gt;0;[.F44:.AMJ44]))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89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14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43" table:formula="of:=[.A44]+1" office:value-type="date" office:date-value="2017-05-10" calcext:value-type="date">
            <text:p>Wed, 5/10/17</text:p>
          </table:table-cell>
          <table:table-cell table:style-name="ce55"/>
          <table:table-cell table:style-name="ce81"/>
          <table:table-cell table:style-name="ce126" table:number-columns-repeated="2"/>
          <table:table-cell table:style-name="ce171" table:number-columns-repeated="12"/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44" table:formula="of:=[.A45]+1" office:value-type="date" office:date-value="2017-05-11" calcext:value-type="date">
            <text:p>Thu, 5/11/17</text:p>
          </table:table-cell>
          <table:table-cell table:style-name="ce55"/>
          <table:table-cell table:style-name="ce81"/>
          <table:table-cell table:style-name="ce127" table:number-columns-repeated="2"/>
          <table:table-cell table:style-name="ce172" table:number-columns-repeated="12"/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3">
          <table:table-cell table:style-name="ce45" table:formula="of:=[.A46]+1" office:value-type="date" office:date-value="2017-05-12" calcext:value-type="date">
            <text:p>Fri, 5/12/17</text:p>
          </table:table-cell>
          <table:table-cell table:style-name="ce55"/>
          <table:table-cell table:style-name="ce81"/>
          <table:table-cell table:style-name="ce128" table:number-columns-repeated="2"/>
          <table:table-cell table:style-name="ce173" table:number-columns-repeated="12"/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46" table:formula="of:=[.A47]+3" office:value-type="date" office:date-value="2017-05-15" calcext:value-type="date">
            <text:p>Mon, 5/15/17</text:p>
          </table:table-cell>
          <table:table-cell table:style-name="ce55"/>
          <table:table-cell table:style-name="ce81"/>
          <table:table-cell table:style-name="ce128" table:number-columns-repeated="2"/>
          <table:table-cell table:style-name="ce173" table:number-columns-repeated="12"/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47" table:formula="of:=[.A48]+1" office:value-type="date" office:date-value="2017-05-16" calcext:value-type="date">
            <text:p>Tue, 5/16/17</text:p>
          </table:table-cell>
          <table:table-cell table:style-name="ce55"/>
          <table:table-cell table:style-name="ce81"/>
          <table:table-cell table:style-name="ce128" table:number-columns-repeated="2"/>
          <table:table-cell table:style-name="ce173" table:number-columns-repeated="12"/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48" table:formula="of:=[.A49]+1" office:value-type="date" office:date-value="2017-05-17" calcext:value-type="date">
            <text:p>Wed, 5/17/17</text:p>
          </table:table-cell>
          <table:table-cell table:style-name="ce55"/>
          <table:table-cell table:style-name="ce81"/>
          <table:table-cell table:style-name="ce128" table:number-columns-repeated="2"/>
          <table:table-cell table:style-name="ce173" table:number-columns-repeated="12"/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49" table:formula="of:=[.A50]+1" office:value-type="date" office:date-value="2017-05-18" calcext:value-type="date">
            <text:p>Thu, 5/18/17</text:p>
          </table:table-cell>
          <table:table-cell table:style-name="ce55"/>
          <table:table-cell table:style-name="ce81"/>
          <table:table-cell table:style-name="ce128" table:number-columns-repeated="2"/>
          <table:table-cell table:style-name="ce173" table:number-columns-repeated="12"/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50" table:formula="of:=[.A51]+1" office:value-type="date" office:date-value="2017-05-19" calcext:value-type="date">
            <text:p>Fri, 5/19/17</text:p>
          </table:table-cell>
          <table:table-cell table:style-name="ce55"/>
          <table:table-cell table:style-name="ce81"/>
          <table:table-cell table:style-name="ce128" table:number-columns-repeated="2"/>
          <table:table-cell table:style-name="ce173" table:number-columns-repeated="12"/>
          <table:table-cell table:style-name="ce248"/>
          <table:table-cell table:style-name="ce70" table:number-columns-repeated="19"/>
          <table:table-cell table:style-name="ce250" table:number-columns-repeated="986"/>
          <table:table-cell table:style-name="ce248"/>
        </table:table-row>
        <table:table-row table:style-name="ro1">
          <table:table-cell table:style-name="ce51"/>
          <table:table-cell table:style-name="ce60" office:value-type="string" calcext:value-type="string">
            <text:p>-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number-columns-repeated="34"/>
          <table:table-cell table:style-name="ce251" table:number-columns-repeated="986"/>
          <table:table-cell/>
        </table:table-row>
        <table:table-row table:style-name="ro1">
          <table:table-cell table:style-name="ce51"/>
          <table:table-cell table:style-name="ce61" office:value-type="string" calcext:value-type="string">
            <text:p>Total Points Possible</text:p>
          </table:table-cell>
          <table:table-cell table:style-name="ce83" table:formula="of:=SUM([.C3:.C53])" office:value-type="float" office:value="36" calcext:value-type="float">
            <text:p>36</text:p>
          </table:table-cell>
          <table:table-cell table:style-name="ce83" table:number-columns-repeated="2"/>
          <table:table-cell table:style-name="ce83" table:formula="of:=SUM([.F3:.F53])" office:value-type="float" office:value="35" calcext:value-type="float">
            <text:p>35</text:p>
          </table:table-cell>
          <table:table-cell table:style-name="ce83" table:formula="of:=SUM([.G3:.G53])" office:value-type="float" office:value="36" calcext:value-type="float">
            <text:p>36</text:p>
          </table:table-cell>
          <table:table-cell table:style-name="ce83" table:formula="of:=SUM([.H3:.H53])" office:value-type="float" office:value="33" calcext:value-type="float">
            <text:p>33</text:p>
          </table:table-cell>
          <table:table-cell table:style-name="ce83" table:formula="of:=SUM([.I3:.I53])" office:value-type="float" office:value="32" calcext:value-type="float">
            <text:p>32</text:p>
          </table:table-cell>
          <table:table-cell table:style-name="ce83" table:formula="of:=SUM([.J3:.J53])" office:value-type="float" office:value="35" calcext:value-type="float">
            <text:p>35</text:p>
          </table:table-cell>
          <table:table-cell table:style-name="ce83" table:formula="of:=SUM([.K3:.K53])" office:value-type="float" office:value="35" calcext:value-type="float">
            <text:p>35</text:p>
          </table:table-cell>
          <table:table-cell table:style-name="ce83" table:formula="of:=SUM([.L3:.L53])" office:value-type="float" office:value="33" calcext:value-type="float">
            <text:p>33</text:p>
          </table:table-cell>
          <table:table-cell table:style-name="ce83" table:formula="of:=SUM([.M3:.M53])" office:value-type="float" office:value="36" calcext:value-type="float">
            <text:p>36</text:p>
          </table:table-cell>
          <table:table-cell table:style-name="ce83" table:formula="of:=SUM([.N3:.N53])" office:value-type="float" office:value="36" calcext:value-type="float">
            <text:p>36</text:p>
          </table:table-cell>
          <table:table-cell table:style-name="ce83" table:formula="of:=SUM([.O3:.O53])" office:value-type="float" office:value="35" calcext:value-type="float">
            <text:p>35</text:p>
          </table:table-cell>
          <table:table-cell table:style-name="ce83" table:formula="of:=SUM([.P3:.P53])" office:value-type="float" office:value="35" calcext:value-type="float">
            <text:p>35</text:p>
          </table:table-cell>
          <table:table-cell table:style-name="ce83" table:formula="of:=SUM([.Q3:.Q53])" office:value-type="float" office:value="32" calcext:value-type="float">
            <text:p>32</text:p>
          </table:table-cell>
          <table:table-cell table:style-name="ce83" table:formula="of:=SUM([.R3:.R53])" office:value-type="float" office:value="0" calcext:value-type="float">
            <text:p>0</text:p>
          </table:table-cell>
          <table:table-cell table:style-name="ce83" table:formula="of:=SUM([.S3:.S53])" office:value-type="float" office:value="0" calcext:value-type="float">
            <text:p>0</text:p>
          </table:table-cell>
          <table:table-cell table:style-name="ce83" table:formula="of:=SUM([.T3:.T53])" office:value-type="float" office:value="0" calcext:value-type="float">
            <text:p>0</text:p>
          </table:table-cell>
          <table:table-cell table:style-name="ce83" table:formula="of:=SUM([.U3:.U53])" office:value-type="float" office:value="0" calcext:value-type="float">
            <text:p>0</text:p>
          </table:table-cell>
          <table:table-cell table:style-name="ce83" table:formula="of:=SUM([.V3:.V53])" office:value-type="float" office:value="0" calcext:value-type="float">
            <text:p>0</text:p>
          </table:table-cell>
          <table:table-cell table:style-name="ce83" table:formula="of:=SUM([.W3:.W53])" office:value-type="float" office:value="0" calcext:value-type="float">
            <text:p>0</text:p>
          </table:table-cell>
          <table:table-cell table:style-name="ce83" table:formula="of:=SUM([.X3:.X53])" office:value-type="float" office:value="0" calcext:value-type="float">
            <text:p>0</text:p>
          </table:table-cell>
          <table:table-cell table:style-name="ce83" table:formula="of:=SUM([.Y3:.Y53])" office:value-type="float" office:value="0" calcext:value-type="float">
            <text:p>0</text:p>
          </table:table-cell>
          <table:table-cell table:style-name="ce83" table:formula="of:=SUM([.Z3:.Z53])" office:value-type="float" office:value="0" calcext:value-type="float">
            <text:p>0</text:p>
          </table:table-cell>
          <table:table-cell table:style-name="ce83" table:formula="of:=SUM([.AA3:.AA53])" office:value-type="float" office:value="0" calcext:value-type="float">
            <text:p>0</text:p>
          </table:table-cell>
          <table:table-cell table:style-name="ce83" table:formula="of:=SUM([.AB3:.AB53])" office:value-type="float" office:value="0" calcext:value-type="float">
            <text:p>0</text:p>
          </table:table-cell>
          <table:table-cell table:style-name="ce83" table:formula="of:=SUM([.AC3:.AC53])" office:value-type="float" office:value="0" calcext:value-type="float">
            <text:p>0</text:p>
          </table:table-cell>
          <table:table-cell table:style-name="ce83" table:formula="of:=SUM([.AD3:.AD53])" office:value-type="float" office:value="0" calcext:value-type="float">
            <text:p>0</text:p>
          </table:table-cell>
          <table:table-cell table:style-name="ce83" table:formula="of:=SUM([.AE3:.AE53])" office:value-type="float" office:value="0" calcext:value-type="float">
            <text:p>0</text:p>
          </table:table-cell>
          <table:table-cell table:style-name="ce83" table:formula="of:=SUM([.AF3:.AF53])" office:value-type="float" office:value="0" calcext:value-type="float">
            <text:p>0</text:p>
          </table:table-cell>
          <table:table-cell table:style-name="ce83" table:formula="of:=SUM([.AG3:.AG53])" office:value-type="float" office:value="0" calcext:value-type="float">
            <text:p>0</text:p>
          </table:table-cell>
          <table:table-cell table:style-name="ce83" table:formula="of:=SUM([.AH3:.AH53])" office:value-type="float" office:value="0" calcext:value-type="float">
            <text:p>0</text:p>
          </table:table-cell>
          <table:table-cell table:style-name="ce83" table:formula="of:=SUM([.AI3:.AI53])" office:value-type="float" office:value="0" calcext:value-type="float">
            <text:p>0</text:p>
          </table:table-cell>
          <table:table-cell table:style-name="ce83" table:formula="of:=SUM([.AJ3:.AJ53])" office:value-type="float" office:value="0" calcext:value-type="float">
            <text:p>0</text:p>
          </table:table-cell>
          <table:table-cell table:style-name="ce83" table:formula="of:=SUM([.AK3:.AK53]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51"/>
          <table:table-cell table:style-name="ce62" office:value-type="string" calcext:value-type="string">
            <text:p>Percentage</text:p>
          </table:table-cell>
          <table:table-cell table:style-name="ce84" table:formula="of:=[.C54]/[.$C$54]" office:value-type="percentage" office:value="1" calcext:value-type="percentage">
            <text:p>100%</text:p>
          </table:table-cell>
          <table:table-cell table:style-name="ce129" table:formula="of:=AVERAGEIF([.F55:.AMJ55];&quot;&lt;&gt;0&quot;)" office:value-type="percentage" office:value="0.955833333333334" calcext:value-type="percentage">
            <text:p>95.58%</text:p>
          </table:table-cell>
          <table:table-cell table:style-name="ce84"/>
          <table:table-cell table:style-name="ce174" table:formula="of:=ROUND([.F54]/[.$C$54];2)" office:value-type="percentage" office:value="0.97" calcext:value-type="percentage">
            <text:p>97%</text:p>
          </table:table-cell>
          <table:table-cell table:style-name="ce183" table:formula="of:=ROUND([.G54]/[.$C$54];2)" office:value-type="percentage" office:value="1" calcext:value-type="percentage">
            <text:p>100%</text:p>
          </table:table-cell>
          <table:table-cell table:style-name="ce183" table:formula="of:=ROUND([.H54]/[.$C$54];2)" office:value-type="percentage" office:value="0.92" calcext:value-type="percentage">
            <text:p>92%</text:p>
          </table:table-cell>
          <table:table-cell table:style-name="ce183" table:formula="of:=ROUND([.I54]/[.$C$54];2)" office:value-type="percentage" office:value="0.89" calcext:value-type="percentage">
            <text:p>89%</text:p>
          </table:table-cell>
          <table:table-cell table:style-name="ce183" table:formula="of:=ROUND([.J54]/[.$C$54];2)" office:value-type="percentage" office:value="0.97" calcext:value-type="percentage">
            <text:p>97%</text:p>
          </table:table-cell>
          <table:table-cell table:style-name="ce183" table:formula="of:=ROUND([.K54]/[.$C$54];2)" office:value-type="percentage" office:value="0.97" calcext:value-type="percentage">
            <text:p>97%</text:p>
          </table:table-cell>
          <table:table-cell table:style-name="ce183" table:formula="of:=ROUND([.L54]/[.$C$54];2)" office:value-type="percentage" office:value="0.92" calcext:value-type="percentage">
            <text:p>92%</text:p>
          </table:table-cell>
          <table:table-cell table:style-name="ce183" table:formula="of:=ROUND([.M54]/[.$C$54];2)" office:value-type="percentage" office:value="1" calcext:value-type="percentage">
            <text:p>100%</text:p>
          </table:table-cell>
          <table:table-cell table:style-name="ce183" table:formula="of:=ROUND([.N54]/[.$C$54];2)" office:value-type="percentage" office:value="1" calcext:value-type="percentage">
            <text:p>100%</text:p>
          </table:table-cell>
          <table:table-cell table:style-name="ce183" table:formula="of:=ROUND([.O54]/[.$C$54];2)" office:value-type="percentage" office:value="0.97" calcext:value-type="percentage">
            <text:p>97%</text:p>
          </table:table-cell>
          <table:table-cell table:style-name="ce183" table:formula="of:=ROUND([.P54]/[.$C$54];2)" office:value-type="percentage" office:value="0.97" calcext:value-type="percentage">
            <text:p>97%</text:p>
          </table:table-cell>
          <table:table-cell table:style-name="ce183" table:formula="of:=ROUND([.Q54]/[.$C$54];2)" office:value-type="percentage" office:value="0.89" calcext:value-type="percentage">
            <text:p>89%</text:p>
          </table:table-cell>
          <table:table-cell table:style-name="ce183" table:formula="of:=ROUND([.R54]/[.$C$54];2)" office:value-type="percentage" office:value="0" calcext:value-type="percentage">
            <text:p>0%</text:p>
          </table:table-cell>
          <table:table-cell table:style-name="ce183" table:formula="of:=ROUND([.S54]/[.$C$54];2)" office:value-type="percentage" office:value="0" calcext:value-type="percentage">
            <text:p>0%</text:p>
          </table:table-cell>
          <table:table-cell table:style-name="ce183" table:formula="of:=ROUND([.T54]/[.$C$54];2)" office:value-type="percentage" office:value="0" calcext:value-type="percentage">
            <text:p>0%</text:p>
          </table:table-cell>
          <table:table-cell table:style-name="ce183" table:formula="of:=ROUND([.U54]/[.$C$54];2)" office:value-type="percentage" office:value="0" calcext:value-type="percentage">
            <text:p>0%</text:p>
          </table:table-cell>
          <table:table-cell table:style-name="ce183" table:formula="of:=ROUND([.V54]/[.$C$54];2)" office:value-type="percentage" office:value="0" calcext:value-type="percentage">
            <text:p>0%</text:p>
          </table:table-cell>
          <table:table-cell table:style-name="ce183" table:formula="of:=ROUND([.W54]/[.$C$54];2)" office:value-type="percentage" office:value="0" calcext:value-type="percentage">
            <text:p>0%</text:p>
          </table:table-cell>
          <table:table-cell table:style-name="ce183" table:formula="of:=ROUND([.X54]/[.$C$54];2)" office:value-type="percentage" office:value="0" calcext:value-type="percentage">
            <text:p>0%</text:p>
          </table:table-cell>
          <table:table-cell table:style-name="ce183" table:formula="of:=ROUND([.Y54]/[.$C$54];2)" office:value-type="percentage" office:value="0" calcext:value-type="percentage">
            <text:p>0%</text:p>
          </table:table-cell>
          <table:table-cell table:style-name="ce183" table:formula="of:=ROUND([.Z54]/[.$C$54];2)" office:value-type="percentage" office:value="0" calcext:value-type="percentage">
            <text:p>0%</text:p>
          </table:table-cell>
          <table:table-cell table:style-name="ce183" table:formula="of:=ROUND([.AA54]/[.$C$54];2)" office:value-type="percentage" office:value="0" calcext:value-type="percentage">
            <text:p>0%</text:p>
          </table:table-cell>
          <table:table-cell table:style-name="ce183" table:formula="of:=ROUND([.AB54]/[.$C$54];2)" office:value-type="percentage" office:value="0" calcext:value-type="percentage">
            <text:p>0%</text:p>
          </table:table-cell>
          <table:table-cell table:style-name="ce183" table:formula="of:=ROUND([.AC54]/[.$C$54];2)" office:value-type="percentage" office:value="0" calcext:value-type="percentage">
            <text:p>0%</text:p>
          </table:table-cell>
          <table:table-cell table:style-name="ce183" table:formula="of:=ROUND([.AD54]/[.$C$54];2)" office:value-type="percentage" office:value="0" calcext:value-type="percentage">
            <text:p>0%</text:p>
          </table:table-cell>
          <table:table-cell table:style-name="ce183" table:formula="of:=ROUND([.AE54]/[.$C$54];2)" office:value-type="percentage" office:value="0" calcext:value-type="percentage">
            <text:p>0%</text:p>
          </table:table-cell>
          <table:table-cell table:style-name="ce183" table:formula="of:=ROUND([.AF54]/[.$C$54];2)" office:value-type="percentage" office:value="0" calcext:value-type="percentage">
            <text:p>0%</text:p>
          </table:table-cell>
          <table:table-cell table:style-name="ce183" table:formula="of:=ROUND([.AG54]/[.$C$54];2)" office:value-type="percentage" office:value="0" calcext:value-type="percentage">
            <text:p>0%</text:p>
          </table:table-cell>
          <table:table-cell table:style-name="ce183" table:formula="of:=ROUND([.AH54]/[.$C$54];2)" office:value-type="percentage" office:value="0" calcext:value-type="percentage">
            <text:p>0%</text:p>
          </table:table-cell>
          <table:table-cell table:style-name="ce183" table:formula="of:=ROUND([.AI54]/[.$C$54];2)" office:value-type="percentage" office:value="0" calcext:value-type="percentage">
            <text:p>0%</text:p>
          </table:table-cell>
          <table:table-cell table:style-name="ce183" table:formula="of:=ROUND([.AJ54]/[.$C$54];2)" office:value-type="percentage" office:value="0" calcext:value-type="percentage">
            <text:p>0%</text:p>
          </table:table-cell>
          <table:table-cell table:style-name="ce183" table:formula="of:=ROUND([.AK54]/[.$C$54];2)" office:value-type="percentage" office:value="0" calcext:value-type="percentage">
            <text:p>0%</text:p>
          </table:table-cell>
          <table:table-cell table:style-name="ce84" table:number-columns-repeated="986"/>
          <table:table-cell/>
        </table:table-row>
        <table:table-row table:style-name="ro1">
          <table:table-cell table:style-name="ce51"/>
          <table:table-cell office:value-type="string" calcext:value-type="string">
            <text:p>Letter Grade</text:p>
          </table:table-cell>
          <table:table-cell/>
          <table:table-cell table:style-name="ce1" table:formula="of:=IF([.D55]&gt;=0.92;&quot;A&quot;;IF([.D55]&gt;=0.9;&quot;A-&quot;;IF([.D55]&gt;=0.88;&quot;B+&quot;;IF([.D55]&gt;=0.82;&quot;B&quot;;IF([.D55]&gt;=0.8;&quot;B-&quot;;IF([.D55]&gt;=0.78;&quot;C+&quot;;IF([.D55]&gt;=0.72;&quot;C&quot;;IF([.D55]&gt;=0.7;&quot;C-&quot;;IF([.D55]&gt;=0.68;&quot;D+&quot;;IF([.D55]&gt;=0.62;&quot;D&quot;;IF([.D55]&gt;=0.6;&quot;D-&quot;;&quot;F&quot;)))))))))))" office:value-type="string" office:string-value="A" calcext:value-type="string">
            <text:p>A</text:p>
          </table:table-cell>
          <table:table-cell/>
          <table:table-cell table:style-name="ce1" table:formula="of:=IF([.F55]&gt;=0.92;&quot;A&quot;;IF([.F55]&gt;=0.9;&quot;A-&quot;;IF([.F55]&gt;=0.88;&quot;B+&quot;;IF([.F55]&gt;=0.82;&quot;B&quot;;IF([.F55]&gt;=0.8;&quot;B-&quot;;IF([.F55]&gt;=0.78;&quot;C+&quot;;IF([.F55]&gt;=0.72;&quot;C&quot;;IF([.F55]&gt;=0.7;&quot;C-&quot;;IF([.F55]&gt;=0.68;&quot;D+&quot;;IF([.F55]&gt;=0.62;&quot;D&quot;;IF([.F55]&gt;=0.6;&quot;D-&quot;;&quot;F&quot;)))))))))))" office:value-type="string" office:string-value="A" calcext:value-type="string">
            <text:p>A</text:p>
          </table:table-cell>
          <table:table-cell table:formula="of:=IF([.G55]&gt;=0.92;&quot;A&quot;;IF([.G55]&gt;=0.9;&quot;A-&quot;;IF([.G55]&gt;=0.88;&quot;B+&quot;;IF([.G55]&gt;=0.82;&quot;B&quot;;IF([.G55]&gt;=0.8;&quot;B-&quot;;IF([.G55]&gt;=0.78;&quot;C+&quot;;IF([.G55]&gt;=0.72;&quot;C&quot;;IF([.G55]&gt;=0.7;&quot;C-&quot;;IF([.G55]&gt;=0.68;&quot;D+&quot;;IF([.G55]&gt;=0.62;&quot;D&quot;;IF([.G55]&gt;=0.6;&quot;D-&quot;;&quot;F&quot;)))))))))))" office:value-type="string" office:string-value="A" calcext:value-type="string">
            <text:p>A</text:p>
          </table:table-cell>
          <table:table-cell table:formula="of:=IF([.H55]&gt;=0.92;&quot;A&quot;;IF([.H55]&gt;=0.9;&quot;A-&quot;;IF([.H55]&gt;=0.88;&quot;B+&quot;;IF([.H55]&gt;=0.82;&quot;B&quot;;IF([.H55]&gt;=0.8;&quot;B-&quot;;IF([.H55]&gt;=0.78;&quot;C+&quot;;IF([.H55]&gt;=0.72;&quot;C&quot;;IF([.H55]&gt;=0.7;&quot;C-&quot;;IF([.H55]&gt;=0.68;&quot;D+&quot;;IF([.H55]&gt;=0.62;&quot;D&quot;;IF([.H55]&gt;=0.6;&quot;D-&quot;;&quot;F&quot;)))))))))))" office:value-type="string" office:string-value="A" calcext:value-type="string">
            <text:p>A</text:p>
          </table:table-cell>
          <table:table-cell table:formula="of:=IF([.I55]&gt;=0.92;&quot;A&quot;;IF([.I55]&gt;=0.9;&quot;A-&quot;;IF([.I55]&gt;=0.88;&quot;B+&quot;;IF([.I55]&gt;=0.82;&quot;B&quot;;IF([.I55]&gt;=0.8;&quot;B-&quot;;IF([.I55]&gt;=0.78;&quot;C+&quot;;IF([.I55]&gt;=0.72;&quot;C&quot;;IF([.I55]&gt;=0.7;&quot;C-&quot;;IF([.I55]&gt;=0.68;&quot;D+&quot;;IF([.I55]&gt;=0.62;&quot;D&quot;;IF([.I55]&gt;=0.6;&quot;D-&quot;;&quot;F&quot;)))))))))))" office:value-type="string" office:string-value="B+" calcext:value-type="string">
            <text:p>B+</text:p>
          </table:table-cell>
          <table:table-cell table:formula="of:=IF([.J55]&gt;=0.92;&quot;A&quot;;IF([.J55]&gt;=0.9;&quot;A-&quot;;IF([.J55]&gt;=0.88;&quot;B+&quot;;IF([.J55]&gt;=0.82;&quot;B&quot;;IF([.J55]&gt;=0.8;&quot;B-&quot;;IF([.J55]&gt;=0.78;&quot;C+&quot;;IF([.J55]&gt;=0.72;&quot;C&quot;;IF([.J55]&gt;=0.7;&quot;C-&quot;;IF([.J55]&gt;=0.68;&quot;D+&quot;;IF([.J55]&gt;=0.62;&quot;D&quot;;IF([.J55]&gt;=0.6;&quot;D-&quot;;&quot;F&quot;)))))))))))" office:value-type="string" office:string-value="A" calcext:value-type="string">
            <text:p>A</text:p>
          </table:table-cell>
          <table:table-cell table:formula="of:=IF([.K55]&gt;=0.92;&quot;A&quot;;IF([.K55]&gt;=0.9;&quot;A-&quot;;IF([.K55]&gt;=0.88;&quot;B+&quot;;IF([.K55]&gt;=0.82;&quot;B&quot;;IF([.K55]&gt;=0.8;&quot;B-&quot;;IF([.K55]&gt;=0.78;&quot;C+&quot;;IF([.K55]&gt;=0.72;&quot;C&quot;;IF([.K55]&gt;=0.7;&quot;C-&quot;;IF([.K55]&gt;=0.68;&quot;D+&quot;;IF([.K55]&gt;=0.62;&quot;D&quot;;IF([.K55]&gt;=0.6;&quot;D-&quot;;&quot;F&quot;)))))))))))" office:value-type="string" office:string-value="A" calcext:value-type="string">
            <text:p>A</text:p>
          </table:table-cell>
          <table:table-cell table:style-name="ce1" table:formula="of:=IF([.L55]&gt;=0.92;&quot;A&quot;;IF([.L55]&gt;=0.9;&quot;A-&quot;;IF([.L55]&gt;=0.88;&quot;B+&quot;;IF([.L55]&gt;=0.82;&quot;B&quot;;IF([.L55]&gt;=0.8;&quot;B-&quot;;IF([.L55]&gt;=0.78;&quot;C+&quot;;IF([.L55]&gt;=0.72;&quot;C&quot;;IF([.L55]&gt;=0.7;&quot;C-&quot;;IF([.L55]&gt;=0.68;&quot;D+&quot;;IF([.L55]&gt;=0.62;&quot;D&quot;;IF([.L55]&gt;=0.6;&quot;D-&quot;;&quot;F&quot;)))))))))))" office:value-type="string" office:string-value="A" calcext:value-type="string">
            <text:p>A</text:p>
          </table:table-cell>
          <table:table-cell table:formula="of:=IF([.M55]&gt;=0.92;&quot;A&quot;;IF([.M55]&gt;=0.9;&quot;A-&quot;;IF([.M55]&gt;=0.88;&quot;B+&quot;;IF([.M55]&gt;=0.82;&quot;B&quot;;IF([.M55]&gt;=0.8;&quot;B-&quot;;IF([.M55]&gt;=0.78;&quot;C+&quot;;IF([.M55]&gt;=0.72;&quot;C&quot;;IF([.M55]&gt;=0.7;&quot;C-&quot;;IF([.M55]&gt;=0.68;&quot;D+&quot;;IF([.M55]&gt;=0.62;&quot;D&quot;;IF([.M55]&gt;=0.6;&quot;D-&quot;;&quot;F&quot;)))))))))))" office:value-type="string" office:string-value="A" calcext:value-type="string">
            <text:p>A</text:p>
          </table:table-cell>
          <table:table-cell table:formula="of:=IF([.N55]&gt;=0.92;&quot;A&quot;;IF([.N55]&gt;=0.9;&quot;A-&quot;;IF([.N55]&gt;=0.88;&quot;B+&quot;;IF([.N55]&gt;=0.82;&quot;B&quot;;IF([.N55]&gt;=0.8;&quot;B-&quot;;IF([.N55]&gt;=0.78;&quot;C+&quot;;IF([.N55]&gt;=0.72;&quot;C&quot;;IF([.N55]&gt;=0.7;&quot;C-&quot;;IF([.N55]&gt;=0.68;&quot;D+&quot;;IF([.N55]&gt;=0.62;&quot;D&quot;;IF([.N55]&gt;=0.6;&quot;D-&quot;;&quot;F&quot;)))))))))))" office:value-type="string" office:string-value="A" calcext:value-type="string">
            <text:p>A</text:p>
          </table:table-cell>
          <table:table-cell table:formula="of:=IF([.O55]&gt;=0.92;&quot;A&quot;;IF([.O55]&gt;=0.9;&quot;A-&quot;;IF([.O55]&gt;=0.88;&quot;B+&quot;;IF([.O55]&gt;=0.82;&quot;B&quot;;IF([.O55]&gt;=0.8;&quot;B-&quot;;IF([.O55]&gt;=0.78;&quot;C+&quot;;IF([.O55]&gt;=0.72;&quot;C&quot;;IF([.O55]&gt;=0.7;&quot;C-&quot;;IF([.O55]&gt;=0.68;&quot;D+&quot;;IF([.O55]&gt;=0.62;&quot;D&quot;;IF([.O55]&gt;=0.6;&quot;D-&quot;;&quot;F&quot;)))))))))))" office:value-type="string" office:string-value="A" calcext:value-type="string">
            <text:p>A</text:p>
          </table:table-cell>
          <table:table-cell table:formula="of:=IF([.P55]&gt;=0.92;&quot;A&quot;;IF([.P55]&gt;=0.9;&quot;A-&quot;;IF([.P55]&gt;=0.88;&quot;B+&quot;;IF([.P55]&gt;=0.82;&quot;B&quot;;IF([.P55]&gt;=0.8;&quot;B-&quot;;IF([.P55]&gt;=0.78;&quot;C+&quot;;IF([.P55]&gt;=0.72;&quot;C&quot;;IF([.P55]&gt;=0.7;&quot;C-&quot;;IF([.P55]&gt;=0.68;&quot;D+&quot;;IF([.P55]&gt;=0.62;&quot;D&quot;;IF([.P55]&gt;=0.6;&quot;D-&quot;;&quot;F&quot;)))))))))))" office:value-type="string" office:string-value="A" calcext:value-type="string">
            <text:p>A</text:p>
          </table:table-cell>
          <table:table-cell table:formula="of:=IF([.Q55]&gt;=0.92;&quot;A&quot;;IF([.Q55]&gt;=0.9;&quot;A-&quot;;IF([.Q55]&gt;=0.88;&quot;B+&quot;;IF([.Q55]&gt;=0.82;&quot;B&quot;;IF([.Q55]&gt;=0.8;&quot;B-&quot;;IF([.Q55]&gt;=0.78;&quot;C+&quot;;IF([.Q55]&gt;=0.72;&quot;C&quot;;IF([.Q55]&gt;=0.7;&quot;C-&quot;;IF([.Q55]&gt;=0.68;&quot;D+&quot;;IF([.Q55]&gt;=0.62;&quot;D&quot;;IF([.Q55]&gt;=0.6;&quot;D-&quot;;&quot;F&quot;)))))))))))" office:value-type="string" office:string-value="B+" calcext:value-type="string">
            <text:p>B+</text:p>
          </table:table-cell>
          <table:table-cell table:formula="of:=IF([.R55]&gt;=0.92;&quot;A&quot;;IF([.R55]&gt;=0.9;&quot;A-&quot;;IF([.R55]&gt;=0.88;&quot;B+&quot;;IF([.R55]&gt;=0.82;&quot;B&quot;;IF([.R55]&gt;=0.8;&quot;B-&quot;;IF([.R55]&gt;=0.78;&quot;C+&quot;;IF([.R55]&gt;=0.72;&quot;C&quot;;IF([.R55]&gt;=0.7;&quot;C-&quot;;IF([.R55]&gt;=0.68;&quot;D+&quot;;IF([.R55]&gt;=0.62;&quot;D&quot;;IF([.R55]&gt;=0.6;&quot;D-&quot;;&quot;F&quot;)))))))))))" office:value-type="string" office:string-value="F" calcext:value-type="string">
            <text:p>F</text:p>
          </table:table-cell>
          <table:table-cell table:formula="of:=IF([.S55]&gt;=0.92;&quot;A&quot;;IF([.S55]&gt;=0.9;&quot;A-&quot;;IF([.S55]&gt;=0.88;&quot;B+&quot;;IF([.S55]&gt;=0.82;&quot;B&quot;;IF([.S55]&gt;=0.8;&quot;B-&quot;;IF([.S55]&gt;=0.78;&quot;C+&quot;;IF([.S55]&gt;=0.72;&quot;C&quot;;IF([.S55]&gt;=0.7;&quot;C-&quot;;IF([.S55]&gt;=0.68;&quot;D+&quot;;IF([.S55]&gt;=0.62;&quot;D&quot;;IF([.S55]&gt;=0.6;&quot;D-&quot;;&quot;F&quot;)))))))))))" office:value-type="string" office:string-value="F" calcext:value-type="string">
            <text:p>F</text:p>
          </table:table-cell>
          <table:table-cell table:formula="of:=IF([.T55]&gt;=0.92;&quot;A&quot;;IF([.T55]&gt;=0.9;&quot;A-&quot;;IF([.T55]&gt;=0.88;&quot;B+&quot;;IF([.T55]&gt;=0.82;&quot;B&quot;;IF([.T55]&gt;=0.8;&quot;B-&quot;;IF([.T55]&gt;=0.78;&quot;C+&quot;;IF([.T55]&gt;=0.72;&quot;C&quot;;IF([.T55]&gt;=0.7;&quot;C-&quot;;IF([.T55]&gt;=0.68;&quot;D+&quot;;IF([.T55]&gt;=0.62;&quot;D&quot;;IF([.T55]&gt;=0.6;&quot;D-&quot;;&quot;F&quot;)))))))))))" office:value-type="string" office:string-value="F" calcext:value-type="string">
            <text:p>F</text:p>
          </table:table-cell>
          <table:table-cell table:formula="of:=IF([.U55]&gt;=0.92;&quot;A&quot;;IF([.U55]&gt;=0.9;&quot;A-&quot;;IF([.U55]&gt;=0.88;&quot;B+&quot;;IF([.U55]&gt;=0.82;&quot;B&quot;;IF([.U55]&gt;=0.8;&quot;B-&quot;;IF([.U55]&gt;=0.78;&quot;C+&quot;;IF([.U55]&gt;=0.72;&quot;C&quot;;IF([.U55]&gt;=0.7;&quot;C-&quot;;IF([.U55]&gt;=0.68;&quot;D+&quot;;IF([.U55]&gt;=0.62;&quot;D&quot;;IF([.U55]&gt;=0.6;&quot;D-&quot;;&quot;F&quot;)))))))))))" office:value-type="string" office:string-value="F" calcext:value-type="string">
            <text:p>F</text:p>
          </table:table-cell>
          <table:table-cell table:formula="of:=IF([.V55]&gt;=0.92;&quot;A&quot;;IF([.V55]&gt;=0.9;&quot;A-&quot;;IF([.V55]&gt;=0.88;&quot;B+&quot;;IF([.V55]&gt;=0.82;&quot;B&quot;;IF([.V55]&gt;=0.8;&quot;B-&quot;;IF([.V55]&gt;=0.78;&quot;C+&quot;;IF([.V55]&gt;=0.72;&quot;C&quot;;IF([.V55]&gt;=0.7;&quot;C-&quot;;IF([.V55]&gt;=0.68;&quot;D+&quot;;IF([.V55]&gt;=0.62;&quot;D&quot;;IF([.V55]&gt;=0.6;&quot;D-&quot;;&quot;F&quot;)))))))))))" office:value-type="string" office:string-value="F" calcext:value-type="string">
            <text:p>F</text:p>
          </table:table-cell>
          <table:table-cell table:formula="of:=IF([.W55]&gt;=0.92;&quot;A&quot;;IF([.W55]&gt;=0.9;&quot;A-&quot;;IF([.W55]&gt;=0.88;&quot;B+&quot;;IF([.W55]&gt;=0.82;&quot;B&quot;;IF([.W55]&gt;=0.8;&quot;B-&quot;;IF([.W55]&gt;=0.78;&quot;C+&quot;;IF([.W55]&gt;=0.72;&quot;C&quot;;IF([.W55]&gt;=0.7;&quot;C-&quot;;IF([.W55]&gt;=0.68;&quot;D+&quot;;IF([.W55]&gt;=0.62;&quot;D&quot;;IF([.W55]&gt;=0.6;&quot;D-&quot;;&quot;F&quot;)))))))))))" office:value-type="string" office:string-value="F" calcext:value-type="string">
            <text:p>F</text:p>
          </table:table-cell>
          <table:table-cell table:formula="of:=IF([.X55]&gt;=0.92;&quot;A&quot;;IF([.X55]&gt;=0.9;&quot;A-&quot;;IF([.X55]&gt;=0.88;&quot;B+&quot;;IF([.X55]&gt;=0.82;&quot;B&quot;;IF([.X55]&gt;=0.8;&quot;B-&quot;;IF([.X55]&gt;=0.78;&quot;C+&quot;;IF([.X55]&gt;=0.72;&quot;C&quot;;IF([.X55]&gt;=0.7;&quot;C-&quot;;IF([.X55]&gt;=0.68;&quot;D+&quot;;IF([.X55]&gt;=0.62;&quot;D&quot;;IF([.X55]&gt;=0.6;&quot;D-&quot;;&quot;F&quot;)))))))))))" office:value-type="string" office:string-value="F" calcext:value-type="string">
            <text:p>F</text:p>
          </table:table-cell>
          <table:table-cell table:formula="of:=IF([.Y55]&gt;=0.92;&quot;A&quot;;IF([.Y55]&gt;=0.9;&quot;A-&quot;;IF([.Y55]&gt;=0.88;&quot;B+&quot;;IF([.Y55]&gt;=0.82;&quot;B&quot;;IF([.Y55]&gt;=0.8;&quot;B-&quot;;IF([.Y55]&gt;=0.78;&quot;C+&quot;;IF([.Y55]&gt;=0.72;&quot;C&quot;;IF([.Y55]&gt;=0.7;&quot;C-&quot;;IF([.Y55]&gt;=0.68;&quot;D+&quot;;IF([.Y55]&gt;=0.62;&quot;D&quot;;IF([.Y55]&gt;=0.6;&quot;D-&quot;;&quot;F&quot;)))))))))))" office:value-type="string" office:string-value="F" calcext:value-type="string">
            <text:p>F</text:p>
          </table:table-cell>
          <table:table-cell table:formula="of:=IF([.Z55]&gt;=0.92;&quot;A&quot;;IF([.Z55]&gt;=0.9;&quot;A-&quot;;IF([.Z55]&gt;=0.88;&quot;B+&quot;;IF([.Z55]&gt;=0.82;&quot;B&quot;;IF([.Z55]&gt;=0.8;&quot;B-&quot;;IF([.Z55]&gt;=0.78;&quot;C+&quot;;IF([.Z55]&gt;=0.72;&quot;C&quot;;IF([.Z55]&gt;=0.7;&quot;C-&quot;;IF([.Z55]&gt;=0.68;&quot;D+&quot;;IF([.Z55]&gt;=0.62;&quot;D&quot;;IF([.Z55]&gt;=0.6;&quot;D-&quot;;&quot;F&quot;)))))))))))" office:value-type="string" office:string-value="F" calcext:value-type="string">
            <text:p>F</text:p>
          </table:table-cell>
          <table:table-cell table:formula="of:=IF([.AA55]&gt;=0.92;&quot;A&quot;;IF([.AA55]&gt;=0.9;&quot;A-&quot;;IF([.AA55]&gt;=0.88;&quot;B+&quot;;IF([.AA55]&gt;=0.82;&quot;B&quot;;IF([.AA55]&gt;=0.8;&quot;B-&quot;;IF([.AA55]&gt;=0.78;&quot;C+&quot;;IF([.AA55]&gt;=0.72;&quot;C&quot;;IF([.AA55]&gt;=0.7;&quot;C-&quot;;IF([.AA55]&gt;=0.68;&quot;D+&quot;;IF([.AA55]&gt;=0.62;&quot;D&quot;;IF([.AA55]&gt;=0.6;&quot;D-&quot;;&quot;F&quot;)))))))))))" office:value-type="string" office:string-value="F" calcext:value-type="string">
            <text:p>F</text:p>
          </table:table-cell>
          <table:table-cell table:formula="of:=IF([.AB55]&gt;=0.92;&quot;A&quot;;IF([.AB55]&gt;=0.9;&quot;A-&quot;;IF([.AB55]&gt;=0.88;&quot;B+&quot;;IF([.AB55]&gt;=0.82;&quot;B&quot;;IF([.AB55]&gt;=0.8;&quot;B-&quot;;IF([.AB55]&gt;=0.78;&quot;C+&quot;;IF([.AB55]&gt;=0.72;&quot;C&quot;;IF([.AB55]&gt;=0.7;&quot;C-&quot;;IF([.AB55]&gt;=0.68;&quot;D+&quot;;IF([.AB55]&gt;=0.62;&quot;D&quot;;IF([.AB55]&gt;=0.6;&quot;D-&quot;;&quot;F&quot;)))))))))))" office:value-type="string" office:string-value="F" calcext:value-type="string">
            <text:p>F</text:p>
          </table:table-cell>
          <table:table-cell table:formula="of:=IF([.AC55]&gt;=0.92;&quot;A&quot;;IF([.AC55]&gt;=0.9;&quot;A-&quot;;IF([.AC55]&gt;=0.88;&quot;B+&quot;;IF([.AC55]&gt;=0.82;&quot;B&quot;;IF([.AC55]&gt;=0.8;&quot;B-&quot;;IF([.AC55]&gt;=0.78;&quot;C+&quot;;IF([.AC55]&gt;=0.72;&quot;C&quot;;IF([.AC55]&gt;=0.7;&quot;C-&quot;;IF([.AC55]&gt;=0.68;&quot;D+&quot;;IF([.AC55]&gt;=0.62;&quot;D&quot;;IF([.AC55]&gt;=0.6;&quot;D-&quot;;&quot;F&quot;)))))))))))" office:value-type="string" office:string-value="F" calcext:value-type="string">
            <text:p>F</text:p>
          </table:table-cell>
          <table:table-cell table:formula="of:=IF([.AD55]&gt;=0.92;&quot;A&quot;;IF([.AD55]&gt;=0.9;&quot;A-&quot;;IF([.AD55]&gt;=0.88;&quot;B+&quot;;IF([.AD55]&gt;=0.82;&quot;B&quot;;IF([.AD55]&gt;=0.8;&quot;B-&quot;;IF([.AD55]&gt;=0.78;&quot;C+&quot;;IF([.AD55]&gt;=0.72;&quot;C&quot;;IF([.AD55]&gt;=0.7;&quot;C-&quot;;IF([.AD55]&gt;=0.68;&quot;D+&quot;;IF([.AD55]&gt;=0.62;&quot;D&quot;;IF([.AD55]&gt;=0.6;&quot;D-&quot;;&quot;F&quot;)))))))))))" office:value-type="string" office:string-value="F" calcext:value-type="string">
            <text:p>F</text:p>
          </table:table-cell>
          <table:table-cell table:formula="of:=IF([.AE55]&gt;=0.92;&quot;A&quot;;IF([.AE55]&gt;=0.9;&quot;A-&quot;;IF([.AE55]&gt;=0.88;&quot;B+&quot;;IF([.AE55]&gt;=0.82;&quot;B&quot;;IF([.AE55]&gt;=0.8;&quot;B-&quot;;IF([.AE55]&gt;=0.78;&quot;C+&quot;;IF([.AE55]&gt;=0.72;&quot;C&quot;;IF([.AE55]&gt;=0.7;&quot;C-&quot;;IF([.AE55]&gt;=0.68;&quot;D+&quot;;IF([.AE55]&gt;=0.62;&quot;D&quot;;IF([.AE55]&gt;=0.6;&quot;D-&quot;;&quot;F&quot;)))))))))))" office:value-type="string" office:string-value="F" calcext:value-type="string">
            <text:p>F</text:p>
          </table:table-cell>
          <table:table-cell table:formula="of:=IF([.AF55]&gt;=0.92;&quot;A&quot;;IF([.AF55]&gt;=0.9;&quot;A-&quot;;IF([.AF55]&gt;=0.88;&quot;B+&quot;;IF([.AF55]&gt;=0.82;&quot;B&quot;;IF([.AF55]&gt;=0.8;&quot;B-&quot;;IF([.AF55]&gt;=0.78;&quot;C+&quot;;IF([.AF55]&gt;=0.72;&quot;C&quot;;IF([.AF55]&gt;=0.7;&quot;C-&quot;;IF([.AF55]&gt;=0.68;&quot;D+&quot;;IF([.AF55]&gt;=0.62;&quot;D&quot;;IF([.AF55]&gt;=0.6;&quot;D-&quot;;&quot;F&quot;)))))))))))" office:value-type="string" office:string-value="F" calcext:value-type="string">
            <text:p>F</text:p>
          </table:table-cell>
          <table:table-cell table:formula="of:=IF([.AG55]&gt;=0.92;&quot;A&quot;;IF([.AG55]&gt;=0.9;&quot;A-&quot;;IF([.AG55]&gt;=0.88;&quot;B+&quot;;IF([.AG55]&gt;=0.82;&quot;B&quot;;IF([.AG55]&gt;=0.8;&quot;B-&quot;;IF([.AG55]&gt;=0.78;&quot;C+&quot;;IF([.AG55]&gt;=0.72;&quot;C&quot;;IF([.AG55]&gt;=0.7;&quot;C-&quot;;IF([.AG55]&gt;=0.68;&quot;D+&quot;;IF([.AG55]&gt;=0.62;&quot;D&quot;;IF([.AG55]&gt;=0.6;&quot;D-&quot;;&quot;F&quot;)))))))))))" office:value-type="string" office:string-value="F" calcext:value-type="string">
            <text:p>F</text:p>
          </table:table-cell>
          <table:table-cell table:formula="of:=IF([.AH55]&gt;=0.92;&quot;A&quot;;IF([.AH55]&gt;=0.9;&quot;A-&quot;;IF([.AH55]&gt;=0.88;&quot;B+&quot;;IF([.AH55]&gt;=0.82;&quot;B&quot;;IF([.AH55]&gt;=0.8;&quot;B-&quot;;IF([.AH55]&gt;=0.78;&quot;C+&quot;;IF([.AH55]&gt;=0.72;&quot;C&quot;;IF([.AH55]&gt;=0.7;&quot;C-&quot;;IF([.AH55]&gt;=0.68;&quot;D+&quot;;IF([.AH55]&gt;=0.62;&quot;D&quot;;IF([.AH55]&gt;=0.6;&quot;D-&quot;;&quot;F&quot;)))))))))))" office:value-type="string" office:string-value="F" calcext:value-type="string">
            <text:p>F</text:p>
          </table:table-cell>
          <table:table-cell table:formula="of:=IF([.AI55]&gt;=0.92;&quot;A&quot;;IF([.AI55]&gt;=0.9;&quot;A-&quot;;IF([.AI55]&gt;=0.88;&quot;B+&quot;;IF([.AI55]&gt;=0.82;&quot;B&quot;;IF([.AI55]&gt;=0.8;&quot;B-&quot;;IF([.AI55]&gt;=0.78;&quot;C+&quot;;IF([.AI55]&gt;=0.72;&quot;C&quot;;IF([.AI55]&gt;=0.7;&quot;C-&quot;;IF([.AI55]&gt;=0.68;&quot;D+&quot;;IF([.AI55]&gt;=0.62;&quot;D&quot;;IF([.AI55]&gt;=0.6;&quot;D-&quot;;&quot;F&quot;)))))))))))" office:value-type="string" office:string-value="F" calcext:value-type="string">
            <text:p>F</text:p>
          </table:table-cell>
          <table:table-cell table:formula="of:=IF([.AJ55]&gt;=0.92;&quot;A&quot;;IF([.AJ55]&gt;=0.9;&quot;A-&quot;;IF([.AJ55]&gt;=0.88;&quot;B+&quot;;IF([.AJ55]&gt;=0.82;&quot;B&quot;;IF([.AJ55]&gt;=0.8;&quot;B-&quot;;IF([.AJ55]&gt;=0.78;&quot;C+&quot;;IF([.AJ55]&gt;=0.72;&quot;C&quot;;IF([.AJ55]&gt;=0.7;&quot;C-&quot;;IF([.AJ55]&gt;=0.68;&quot;D+&quot;;IF([.AJ55]&gt;=0.62;&quot;D&quot;;IF([.AJ55]&gt;=0.6;&quot;D-&quot;;&quot;F&quot;)))))))))))" office:value-type="string" office:string-value="F" calcext:value-type="string">
            <text:p>F</text:p>
          </table:table-cell>
          <table:table-cell table:formula="of:=IF([.AK55]&gt;=0.92;&quot;A&quot;;IF([.AK55]&gt;=0.9;&quot;A-&quot;;IF([.AK55]&gt;=0.88;&quot;B+&quot;;IF([.AK55]&gt;=0.82;&quot;B&quot;;IF([.AK55]&gt;=0.8;&quot;B-&quot;;IF([.AK55]&gt;=0.78;&quot;C+&quot;;IF([.AK55]&gt;=0.72;&quot;C&quot;;IF([.AK55]&gt;=0.7;&quot;C-&quot;;IF([.AK55]&gt;=0.68;&quot;D+&quot;;IF([.AK55]&gt;=0.62;&quot;D&quot;;IF([.AK55]&gt;=0.6;&quot;D-&quot;;&quot;F&quot;)))))))))))" office:value-type="string" office:string-value="F" calcext:value-type="string">
            <text:p>F</text:p>
          </table:table-cell>
          <table:table-cell table:number-columns-repeated="987"/>
        </table:table-row>
        <table:table-row table:style-name="ro5">
          <table:table-cell table:style-name="ce51"/>
          <table:table-cell table:number-columns-repeated="1023"/>
        </table:table-row>
        <table:table-row table:style-name="ro1">
          <table:table-cell table:style-name="ce51"/>
          <table:table-cell table:style-name="ce63" office:value-type="string" calcext:value-type="string">
            <text:p>Task 1:</text:p>
          </table:table-cell>
          <table:table-cell table:number-columns-repeated="1022"/>
        </table:table-row>
        <table:table-row table:style-name="ro6">
          <table:table-cell table:style-name="ce51"/>
          <table:table-cell table:style-name="ce64" office:value-type="string" calcext:value-type="string">
            <text:p>Sweep, Trash in class, Straighten desks, Shake out rug</text:p>
          </table:table-cell>
          <table:table-cell table:number-columns-repeated="1022"/>
        </table:table-row>
        <table:table-row table:style-name="ro1">
          <table:table-cell table:style-name="ce51"/>
          <table:table-cell table:style-name="ce65" office:value-type="string" calcext:value-type="string">
            <text:p>Task 2:</text:p>
          </table:table-cell>
          <table:table-cell table:number-columns-repeated="1022"/>
        </table:table-row>
        <table:table-row table:style-name="ro6">
          <table:table-cell table:style-name="ce51"/>
          <table:table-cell table:style-name="ce64" office:value-type="string" calcext:value-type="string">
            <text:p>Clean chalkboard, Clean eraser, Move books to back, Straighten books</text:p>
          </table:table-cell>
          <table:table-cell table:number-columns-repeated="1022"/>
        </table:table-row>
        <table:table-row table:style-name="ro1">
          <table:table-cell table:style-name="ce51"/>
          <table:table-cell table:style-name="ce66" office:value-type="string" calcext:value-type="string">
            <text:p>Task 3:</text:p>
          </table:table-cell>
          <table:table-cell table:number-columns-repeated="1022"/>
        </table:table-row>
        <table:table-row table:style-name="ro1">
          <table:table-cell table:style-name="ce51"/>
          <table:table-cell table:style-name="ce67" office:value-type="string" calcext:value-type="string">
            <text:p>Trash in field</text:p>
          </table:table-cell>
          <table:table-cell table:number-columns-repeated="1022"/>
        </table:table-row>
        <table:table-row table:style-name="ro5">
          <table:table-cell table:style-name="ce51"/>
          <table:table-cell table:style-name="ce68"/>
          <table:table-cell table:number-columns-repeated="1022"/>
        </table:table-row>
        <table:table-row table:style-name="ro5" table:number-rows-repeated="31">
          <table:table-cell table:style-name="ce51"/>
          <table:table-cell table:number-columns-repeated="1023"/>
        </table:table-row>
        <table:table-row table:style-name="ro5" table:number-rows-repeated="1048480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11th Work Ed.'.A3:'11th Work Ed.'.A4 '11th Work Ed.'.A8:'11th Work Ed.'.A8 '11th Work Ed.'.F7:'11th Work Ed.'.AMJ7 '11th Work Ed.'.D3:'11th Work Ed.'.E3 '11th Work Ed.'.R4:'11th Work Ed.'.AMJ4 '11th Work Ed.'.R5:'11th Work Ed.'.AMJ5 '11th Work Ed.'.R8:'11th Work Ed.'.AMJ52 '11th Work Ed.'.R6:'11th Work Ed.'.AMJ6 '11th Work Ed.'.F14:'11th Work Ed.'.Q18 '11th Work Ed.'.F27:'11th Work Ed.'.Q29 '11th Work Ed.'.C28:'11th Work Ed.'.C32 '11th Work Ed.'.C3:'11th Work Ed.'.C21">
            <calcext:condition calcext:apply-style-name="EveryOtherRow" calcext:value="formula-is(ISEVEN(ROW()))" calcext:base-cell-address="'11th Work Ed.'.A3"/>
            <calcext:condition calcext:apply-style-name="EveryOtherRow2" calcext:value="formula-is(NOT(ISEVEN(ROW())))" calcext:base-cell-address="'11th Work Ed.'.A3"/>
          </calcext:conditional-format>
          <calcext:conditional-format calcext:target-range-address="'11th Work Ed.'.D55:'11th Work Ed.'.D55">
            <calcext:condition calcext:apply-style-name="Failing" calcext:value="&lt;0.6" calcext:base-cell-address="'11th Work Ed.'.D55"/>
          </calcext:conditional-format>
          <calcext:conditional-format calcext:target-range-address="'11th Work Ed.'.F55:'11th Work Ed.'.F55">
            <calcext:condition calcext:apply-style-name="Failing" calcext:value="&lt;0.6" calcext:base-cell-address="'11th Work Ed.'.F55"/>
          </calcext:conditional-format>
          <calcext:conditional-format calcext:target-range-address="'11th Work Ed.'.R3:'11th Work Ed.'.AMJ3">
            <calcext:condition calcext:apply-style-name="EveryOtherRow" calcext:value="formula-is(ISEVEN(ROW()))" calcext:base-cell-address="'11th Work Ed.'.R3"/>
            <calcext:condition calcext:apply-style-name="EveryOtherRow2" calcext:value="formula-is(NOT(ISEVEN(ROW())))" calcext:base-cell-address="'11th Work Ed.'.R3"/>
          </calcext:conditional-format>
          <calcext:conditional-format calcext:target-range-address="'11th Work Ed.'.A5:'11th Work Ed.'.A5">
            <calcext:condition calcext:apply-style-name="EveryOtherRow" calcext:value="formula-is(ISEVEN(ROW()))" calcext:base-cell-address="'11th Work Ed.'.A5"/>
            <calcext:condition calcext:apply-style-name="EveryOtherRow2" calcext:value="formula-is(NOT(ISEVEN(ROW())))" calcext:base-cell-address="'11th Work Ed.'.A5"/>
          </calcext:conditional-format>
          <calcext:conditional-format calcext:target-range-address="'11th Work Ed.'.A6:'11th Work Ed.'.A6">
            <calcext:condition calcext:apply-style-name="EveryOtherRow" calcext:value="formula-is(ISEVEN(ROW()))" calcext:base-cell-address="'11th Work Ed.'.A6"/>
            <calcext:condition calcext:apply-style-name="EveryOtherRow2" calcext:value="formula-is(NOT(ISEVEN(ROW())))" calcext:base-cell-address="'11th Work Ed.'.A6"/>
          </calcext:conditional-format>
          <calcext:conditional-format calcext:target-range-address="'11th Work Ed.'.A9:'11th Work Ed.'.A9">
            <calcext:condition calcext:apply-style-name="EveryOtherRow" calcext:value="formula-is(ISEVEN(ROW()))" calcext:base-cell-address="'11th Work Ed.'.A9"/>
            <calcext:condition calcext:apply-style-name="EveryOtherRow2" calcext:value="formula-is(NOT(ISEVEN(ROW())))" calcext:base-cell-address="'11th Work Ed.'.A9"/>
          </calcext:conditional-format>
          <calcext:conditional-format calcext:target-range-address="'11th Work Ed.'.A10:'11th Work Ed.'.A10">
            <calcext:condition calcext:apply-style-name="EveryOtherRow" calcext:value="formula-is(ISEVEN(ROW()))" calcext:base-cell-address="'11th Work Ed.'.A10"/>
            <calcext:condition calcext:apply-style-name="EveryOtherRow2" calcext:value="formula-is(NOT(ISEVEN(ROW())))" calcext:base-cell-address="'11th Work Ed.'.A10"/>
          </calcext:conditional-format>
          <calcext:conditional-format calcext:target-range-address="'11th Work Ed.'.A11:'11th Work Ed.'.A11">
            <calcext:condition calcext:apply-style-name="EveryOtherRow" calcext:value="formula-is(ISEVEN(ROW()))" calcext:base-cell-address="'11th Work Ed.'.A11"/>
            <calcext:condition calcext:apply-style-name="EveryOtherRow2" calcext:value="formula-is(NOT(ISEVEN(ROW())))" calcext:base-cell-address="'11th Work Ed.'.A11"/>
          </calcext:conditional-format>
          <calcext:conditional-format calcext:target-range-address="'11th Work Ed.'.A12:'11th Work Ed.'.A12">
            <calcext:condition calcext:apply-style-name="EveryOtherRow" calcext:value="formula-is(ISEVEN(ROW()))" calcext:base-cell-address="'11th Work Ed.'.A12"/>
            <calcext:condition calcext:apply-style-name="EveryOtherRow2" calcext:value="formula-is(NOT(ISEVEN(ROW())))" calcext:base-cell-address="'11th Work Ed.'.A12"/>
          </calcext:conditional-format>
          <calcext:conditional-format calcext:target-range-address="'11th Work Ed.'.B18:'11th Work Ed.'.B52 '11th Work Ed.'.B3:'11th Work Ed.'.B13">
            <calcext:condition calcext:apply-style-name="EveryOtherRow" calcext:value="formula-is(ISEVEN(ROW()))" calcext:base-cell-address="'11th Work Ed.'.B3"/>
            <calcext:condition calcext:apply-style-name="EveryOtherRow2" calcext:value="formula-is(NOT(ISEVEN(ROW())))" calcext:base-cell-address="'11th Work Ed.'.B3"/>
          </calcext:conditional-format>
          <calcext:conditional-format calcext:target-range-address="'11th Work Ed.'.G55:'11th Work Ed.'.AK55">
            <calcext:condition calcext:apply-style-name="Failing" calcext:value="&lt;0.6" calcext:base-cell-address="'11th Work Ed.'.G55"/>
          </calcext:conditional-format>
          <calcext:conditional-format calcext:target-range-address="'11th Work Ed.'.A7:'11th Work Ed.'.A7">
            <calcext:condition calcext:apply-style-name="EveryOtherRow" calcext:value="formula-is(ISEVEN(ROW()))" calcext:base-cell-address="'11th Work Ed.'.A7"/>
            <calcext:condition calcext:apply-style-name="EveryOtherRow2" calcext:value="formula-is(NOT(ISEVEN(ROW())))" calcext:base-cell-address="'11th Work Ed.'.A7"/>
          </calcext:conditional-format>
          <calcext:conditional-format calcext:target-range-address="'11th Work Ed.'.F3:'11th Work Ed.'.Q3">
            <calcext:condition calcext:apply-style-name="EveryOtherRow" calcext:value="formula-is(ISEVEN(ROW()))" calcext:base-cell-address="'11th Work Ed.'.F3"/>
            <calcext:condition calcext:apply-style-name="EveryOtherRow2" calcext:value="formula-is(NOT(ISEVEN(ROW())))" calcext:base-cell-address="'11th Work Ed.'.F3"/>
          </calcext:conditional-format>
          <calcext:conditional-format calcext:target-range-address="'11th Work Ed.'.A13:'11th Work Ed.'.A13">
            <calcext:condition calcext:apply-style-name="EveryOtherRow" calcext:value="formula-is(ISEVEN(ROW()))" calcext:base-cell-address="'11th Work Ed.'.A13"/>
            <calcext:condition calcext:apply-style-name="EveryOtherRow2" calcext:value="formula-is(NOT(ISEVEN(ROW())))" calcext:base-cell-address="'11th Work Ed.'.A13"/>
          </calcext:conditional-format>
          <calcext:conditional-format calcext:target-range-address="'11th Work Ed.'.A14:'11th Work Ed.'.A14">
            <calcext:condition calcext:apply-style-name="EveryOtherRow" calcext:value="formula-is(ISEVEN(ROW()))" calcext:base-cell-address="'11th Work Ed.'.A14"/>
            <calcext:condition calcext:apply-style-name="EveryOtherRow2" calcext:value="formula-is(NOT(ISEVEN(ROW())))" calcext:base-cell-address="'11th Work Ed.'.A14"/>
          </calcext:conditional-format>
          <calcext:conditional-format calcext:target-range-address="'11th Work Ed.'.A15:'11th Work Ed.'.A15">
            <calcext:condition calcext:apply-style-name="EveryOtherRow" calcext:value="formula-is(ISEVEN(ROW()))" calcext:base-cell-address="'11th Work Ed.'.A15"/>
            <calcext:condition calcext:apply-style-name="EveryOtherRow2" calcext:value="formula-is(NOT(ISEVEN(ROW())))" calcext:base-cell-address="'11th Work Ed.'.A15"/>
          </calcext:conditional-format>
          <calcext:conditional-format calcext:target-range-address="'11th Work Ed.'.A16:'11th Work Ed.'.A16">
            <calcext:condition calcext:apply-style-name="EveryOtherRow" calcext:value="formula-is(ISEVEN(ROW()))" calcext:base-cell-address="'11th Work Ed.'.A16"/>
            <calcext:condition calcext:apply-style-name="EveryOtherRow2" calcext:value="formula-is(NOT(ISEVEN(ROW())))" calcext:base-cell-address="'11th Work Ed.'.A16"/>
          </calcext:conditional-format>
          <calcext:conditional-format calcext:target-range-address="'11th Work Ed.'.A17:'11th Work Ed.'.A17">
            <calcext:condition calcext:apply-style-name="EveryOtherRow" calcext:value="formula-is(ISEVEN(ROW()))" calcext:base-cell-address="'11th Work Ed.'.A17"/>
            <calcext:condition calcext:apply-style-name="EveryOtherRow2" calcext:value="formula-is(NOT(ISEVEN(ROW())))" calcext:base-cell-address="'11th Work Ed.'.A17"/>
          </calcext:conditional-format>
          <calcext:conditional-format calcext:target-range-address="'11th Work Ed.'.D14:'11th Work Ed.'.E14">
            <calcext:condition calcext:apply-style-name="EveryOtherRow" calcext:value="formula-is(ISEVEN(ROW()))" calcext:base-cell-address="'11th Work Ed.'.D14"/>
            <calcext:condition calcext:apply-style-name="EveryOtherRow2" calcext:value="formula-is(NOT(ISEVEN(ROW())))" calcext:base-cell-address="'11th Work Ed.'.D14"/>
          </calcext:conditional-format>
          <calcext:conditional-format calcext:target-range-address="'11th Work Ed.'.F13:'11th Work Ed.'.Q13">
            <calcext:condition calcext:apply-style-name="EveryOtherRow" calcext:value="formula-is(ISEVEN(ROW()))" calcext:base-cell-address="'11th Work Ed.'.F13"/>
            <calcext:condition calcext:apply-style-name="EveryOtherRow2" calcext:value="formula-is(NOT(ISEVEN(ROW())))" calcext:base-cell-address="'11th Work Ed.'.F13"/>
          </calcext:conditional-format>
          <calcext:conditional-format calcext:target-range-address="'11th Work Ed.'.F6:'11th Work Ed.'.Q6">
            <calcext:condition calcext:apply-style-name="EveryOtherRow" calcext:value="formula-is(ISEVEN(ROW()))" calcext:base-cell-address="'11th Work Ed.'.F6"/>
            <calcext:condition calcext:apply-style-name="EveryOtherRow2" calcext:value="formula-is(NOT(ISEVEN(ROW())))" calcext:base-cell-address="'11th Work Ed.'.F6"/>
          </calcext:conditional-format>
          <calcext:conditional-format calcext:target-range-address="'11th Work Ed.'.F12:'11th Work Ed.'.Q12">
            <calcext:condition calcext:apply-style-name="EveryOtherRow" calcext:value="formula-is(ISEVEN(ROW()))" calcext:base-cell-address="'11th Work Ed.'.F12"/>
            <calcext:condition calcext:apply-style-name="EveryOtherRow2" calcext:value="formula-is(NOT(ISEVEN(ROW())))" calcext:base-cell-address="'11th Work Ed.'.F12"/>
          </calcext:conditional-format>
          <calcext:conditional-format calcext:target-range-address="'11th Work Ed.'.D12:'11th Work Ed.'.E12">
            <calcext:condition calcext:apply-style-name="EveryOtherRow" calcext:value="formula-is(ISEVEN(ROW()))" calcext:base-cell-address="'11th Work Ed.'.D12"/>
            <calcext:condition calcext:apply-style-name="EveryOtherRow2" calcext:value="formula-is(NOT(ISEVEN(ROW())))" calcext:base-cell-address="'11th Work Ed.'.D12"/>
          </calcext:conditional-format>
          <calcext:conditional-format calcext:target-range-address="'11th Work Ed.'.D13:'11th Work Ed.'.E13">
            <calcext:condition calcext:apply-style-name="EveryOtherRow" calcext:value="formula-is(ISEVEN(ROW()))" calcext:base-cell-address="'11th Work Ed.'.D13"/>
            <calcext:condition calcext:apply-style-name="EveryOtherRow2" calcext:value="formula-is(NOT(ISEVEN(ROW())))" calcext:base-cell-address="'11th Work Ed.'.D13"/>
          </calcext:conditional-format>
          <calcext:conditional-format calcext:target-range-address="'11th Work Ed.'.D15:'11th Work Ed.'.E15">
            <calcext:condition calcext:apply-style-name="EveryOtherRow" calcext:value="formula-is(ISEVEN(ROW()))" calcext:base-cell-address="'11th Work Ed.'.D15"/>
            <calcext:condition calcext:apply-style-name="EveryOtherRow2" calcext:value="formula-is(NOT(ISEVEN(ROW())))" calcext:base-cell-address="'11th Work Ed.'.D15"/>
          </calcext:conditional-format>
          <calcext:conditional-format calcext:target-range-address="'11th Work Ed.'.D17:'11th Work Ed.'.E17">
            <calcext:condition calcext:apply-style-name="EveryOtherRow" calcext:value="formula-is(ISEVEN(ROW()))" calcext:base-cell-address="'11th Work Ed.'.D17"/>
            <calcext:condition calcext:apply-style-name="EveryOtherRow2" calcext:value="formula-is(NOT(ISEVEN(ROW())))" calcext:base-cell-address="'11th Work Ed.'.D17"/>
          </calcext:conditional-format>
          <calcext:conditional-format calcext:target-range-address="'11th Work Ed.'.D16:'11th Work Ed.'.E16">
            <calcext:condition calcext:apply-style-name="EveryOtherRow" calcext:value="formula-is(ISEVEN(ROW()))" calcext:base-cell-address="'11th Work Ed.'.D16"/>
            <calcext:condition calcext:apply-style-name="EveryOtherRow2" calcext:value="formula-is(NOT(ISEVEN(ROW())))" calcext:base-cell-address="'11th Work Ed.'.D16"/>
          </calcext:conditional-format>
          <calcext:conditional-format calcext:target-range-address="'11th Work Ed.'.A18:'11th Work Ed.'.A18">
            <calcext:condition calcext:apply-style-name="EveryOtherRow" calcext:value="formula-is(ISEVEN(ROW()))" calcext:base-cell-address="'11th Work Ed.'.A18"/>
            <calcext:condition calcext:apply-style-name="EveryOtherRow2" calcext:value="formula-is(NOT(ISEVEN(ROW())))" calcext:base-cell-address="'11th Work Ed.'.A18"/>
          </calcext:conditional-format>
          <calcext:conditional-format calcext:target-range-address="'11th Work Ed.'.A19:'11th Work Ed.'.A19">
            <calcext:condition calcext:apply-style-name="EveryOtherRow" calcext:value="formula-is(ISEVEN(ROW()))" calcext:base-cell-address="'11th Work Ed.'.A19"/>
            <calcext:condition calcext:apply-style-name="EveryOtherRow2" calcext:value="formula-is(NOT(ISEVEN(ROW())))" calcext:base-cell-address="'11th Work Ed.'.A19"/>
          </calcext:conditional-format>
          <calcext:conditional-format calcext:target-range-address="'11th Work Ed.'.A20:'11th Work Ed.'.A20">
            <calcext:condition calcext:apply-style-name="EveryOtherRow" calcext:value="formula-is(ISEVEN(ROW()))" calcext:base-cell-address="'11th Work Ed.'.A20"/>
            <calcext:condition calcext:apply-style-name="EveryOtherRow2" calcext:value="formula-is(NOT(ISEVEN(ROW())))" calcext:base-cell-address="'11th Work Ed.'.A20"/>
          </calcext:conditional-format>
          <calcext:conditional-format calcext:target-range-address="'11th Work Ed.'.A21:'11th Work Ed.'.A21">
            <calcext:condition calcext:apply-style-name="EveryOtherRow" calcext:value="formula-is(ISEVEN(ROW()))" calcext:base-cell-address="'11th Work Ed.'.A21"/>
            <calcext:condition calcext:apply-style-name="EveryOtherRow2" calcext:value="formula-is(NOT(ISEVEN(ROW())))" calcext:base-cell-address="'11th Work Ed.'.A21"/>
          </calcext:conditional-format>
          <calcext:conditional-format calcext:target-range-address="'11th Work Ed.'.A22:'11th Work Ed.'.A22">
            <calcext:condition calcext:apply-style-name="EveryOtherRow" calcext:value="formula-is(ISEVEN(ROW()))" calcext:base-cell-address="'11th Work Ed.'.A22"/>
            <calcext:condition calcext:apply-style-name="EveryOtherRow2" calcext:value="formula-is(NOT(ISEVEN(ROW())))" calcext:base-cell-address="'11th Work Ed.'.A22"/>
          </calcext:conditional-format>
          <calcext:conditional-format calcext:target-range-address="'11th Work Ed.'.F19:'11th Work Ed.'.Q19">
            <calcext:condition calcext:apply-style-name="EveryOtherRow" calcext:value="formula-is(ISEVEN(ROW()))" calcext:base-cell-address="'11th Work Ed.'.F19"/>
            <calcext:condition calcext:apply-style-name="EveryOtherRow2" calcext:value="formula-is(NOT(ISEVEN(ROW())))" calcext:base-cell-address="'11th Work Ed.'.F19"/>
          </calcext:conditional-format>
          <calcext:conditional-format calcext:target-range-address="'11th Work Ed.'.F20:'11th Work Ed.'.Q20">
            <calcext:condition calcext:apply-style-name="EveryOtherRow" calcext:value="formula-is(ISEVEN(ROW()))" calcext:base-cell-address="'11th Work Ed.'.F20"/>
            <calcext:condition calcext:apply-style-name="EveryOtherRow2" calcext:value="formula-is(NOT(ISEVEN(ROW())))" calcext:base-cell-address="'11th Work Ed.'.F20"/>
          </calcext:conditional-format>
          <calcext:conditional-format calcext:target-range-address="'11th Work Ed.'.F21:'11th Work Ed.'.Q21">
            <calcext:condition calcext:apply-style-name="EveryOtherRow" calcext:value="formula-is(ISEVEN(ROW()))" calcext:base-cell-address="'11th Work Ed.'.F21"/>
            <calcext:condition calcext:apply-style-name="EveryOtherRow2" calcext:value="formula-is(NOT(ISEVEN(ROW())))" calcext:base-cell-address="'11th Work Ed.'.F21"/>
          </calcext:conditional-format>
          <calcext:conditional-format calcext:target-range-address="'11th Work Ed.'.A23:'11th Work Ed.'.A23">
            <calcext:condition calcext:apply-style-name="EveryOtherRow" calcext:value="formula-is(ISEVEN(ROW()))" calcext:base-cell-address="'11th Work Ed.'.A23"/>
            <calcext:condition calcext:apply-style-name="EveryOtherRow2" calcext:value="formula-is(NOT(ISEVEN(ROW())))" calcext:base-cell-address="'11th Work Ed.'.A23"/>
          </calcext:conditional-format>
          <calcext:conditional-format calcext:target-range-address="'11th Work Ed.'.A24:'11th Work Ed.'.A24">
            <calcext:condition calcext:apply-style-name="EveryOtherRow" calcext:value="formula-is(ISEVEN(ROW()))" calcext:base-cell-address="'11th Work Ed.'.A24"/>
            <calcext:condition calcext:apply-style-name="EveryOtherRow2" calcext:value="formula-is(NOT(ISEVEN(ROW())))" calcext:base-cell-address="'11th Work Ed.'.A24"/>
          </calcext:conditional-format>
          <calcext:conditional-format calcext:target-range-address="'11th Work Ed.'.A25:'11th Work Ed.'.A25">
            <calcext:condition calcext:apply-style-name="EveryOtherRow" calcext:value="formula-is(ISEVEN(ROW()))" calcext:base-cell-address="'11th Work Ed.'.A25"/>
            <calcext:condition calcext:apply-style-name="EveryOtherRow2" calcext:value="formula-is(NOT(ISEVEN(ROW())))" calcext:base-cell-address="'11th Work Ed.'.A25"/>
          </calcext:conditional-format>
          <calcext:conditional-format calcext:target-range-address="'11th Work Ed.'.A26:'11th Work Ed.'.A26">
            <calcext:condition calcext:apply-style-name="EveryOtherRow" calcext:value="formula-is(ISEVEN(ROW()))" calcext:base-cell-address="'11th Work Ed.'.A26"/>
            <calcext:condition calcext:apply-style-name="EveryOtherRow2" calcext:value="formula-is(NOT(ISEVEN(ROW())))" calcext:base-cell-address="'11th Work Ed.'.A26"/>
          </calcext:conditional-format>
          <calcext:conditional-format calcext:target-range-address="'11th Work Ed.'.A27:'11th Work Ed.'.A27">
            <calcext:condition calcext:apply-style-name="EveryOtherRow" calcext:value="formula-is(ISEVEN(ROW()))" calcext:base-cell-address="'11th Work Ed.'.A27"/>
            <calcext:condition calcext:apply-style-name="EveryOtherRow2" calcext:value="formula-is(NOT(ISEVEN(ROW())))" calcext:base-cell-address="'11th Work Ed.'.A27"/>
          </calcext:conditional-format>
          <calcext:conditional-format calcext:target-range-address="'11th Work Ed.'.A28:'11th Work Ed.'.A28">
            <calcext:condition calcext:apply-style-name="EveryOtherRow" calcext:value="formula-is(ISEVEN(ROW()))" calcext:base-cell-address="'11th Work Ed.'.A28"/>
            <calcext:condition calcext:apply-style-name="EveryOtherRow2" calcext:value="formula-is(NOT(ISEVEN(ROW())))" calcext:base-cell-address="'11th Work Ed.'.A28"/>
          </calcext:conditional-format>
          <calcext:conditional-format calcext:target-range-address="'11th Work Ed.'.A29:'11th Work Ed.'.A29">
            <calcext:condition calcext:apply-style-name="EveryOtherRow" calcext:value="formula-is(ISEVEN(ROW()))" calcext:base-cell-address="'11th Work Ed.'.A29"/>
            <calcext:condition calcext:apply-style-name="EveryOtherRow2" calcext:value="formula-is(NOT(ISEVEN(ROW())))" calcext:base-cell-address="'11th Work Ed.'.A29"/>
          </calcext:conditional-format>
          <calcext:conditional-format calcext:target-range-address="'11th Work Ed.'.A30:'11th Work Ed.'.A30">
            <calcext:condition calcext:apply-style-name="EveryOtherRow" calcext:value="formula-is(ISEVEN(ROW()))" calcext:base-cell-address="'11th Work Ed.'.A30"/>
            <calcext:condition calcext:apply-style-name="EveryOtherRow2" calcext:value="formula-is(NOT(ISEVEN(ROW())))" calcext:base-cell-address="'11th Work Ed.'.A30"/>
          </calcext:conditional-format>
          <calcext:conditional-format calcext:target-range-address="'11th Work Ed.'.A31:'11th Work Ed.'.A31">
            <calcext:condition calcext:apply-style-name="EveryOtherRow" calcext:value="formula-is(ISEVEN(ROW()))" calcext:base-cell-address="'11th Work Ed.'.A31"/>
            <calcext:condition calcext:apply-style-name="EveryOtherRow2" calcext:value="formula-is(NOT(ISEVEN(ROW())))" calcext:base-cell-address="'11th Work Ed.'.A31"/>
          </calcext:conditional-format>
          <calcext:conditional-format calcext:target-range-address="'11th Work Ed.'.A32:'11th Work Ed.'.A32">
            <calcext:condition calcext:apply-style-name="EveryOtherRow" calcext:value="formula-is(ISEVEN(ROW()))" calcext:base-cell-address="'11th Work Ed.'.A32"/>
            <calcext:condition calcext:apply-style-name="EveryOtherRow2" calcext:value="formula-is(NOT(ISEVEN(ROW())))" calcext:base-cell-address="'11th Work Ed.'.A32"/>
          </calcext:conditional-format>
          <calcext:conditional-format calcext:target-range-address="'11th Work Ed.'.A33:'11th Work Ed.'.A33">
            <calcext:condition calcext:apply-style-name="EveryOtherRow" calcext:value="formula-is(ISEVEN(ROW()))" calcext:base-cell-address="'11th Work Ed.'.A33"/>
            <calcext:condition calcext:apply-style-name="EveryOtherRow2" calcext:value="formula-is(NOT(ISEVEN(ROW())))" calcext:base-cell-address="'11th Work Ed.'.A33"/>
          </calcext:conditional-format>
          <calcext:conditional-format calcext:target-range-address="'11th Work Ed.'.A34:'11th Work Ed.'.A34">
            <calcext:condition calcext:apply-style-name="EveryOtherRow" calcext:value="formula-is(ISEVEN(ROW()))" calcext:base-cell-address="'11th Work Ed.'.A34"/>
            <calcext:condition calcext:apply-style-name="EveryOtherRow2" calcext:value="formula-is(NOT(ISEVEN(ROW())))" calcext:base-cell-address="'11th Work Ed.'.A34"/>
          </calcext:conditional-format>
          <calcext:conditional-format calcext:target-range-address="'11th Work Ed.'.A35:'11th Work Ed.'.A35">
            <calcext:condition calcext:apply-style-name="EveryOtherRow" calcext:value="formula-is(ISEVEN(ROW()))" calcext:base-cell-address="'11th Work Ed.'.A35"/>
            <calcext:condition calcext:apply-style-name="EveryOtherRow2" calcext:value="formula-is(NOT(ISEVEN(ROW())))" calcext:base-cell-address="'11th Work Ed.'.A35"/>
          </calcext:conditional-format>
          <calcext:conditional-format calcext:target-range-address="'11th Work Ed.'.A36:'11th Work Ed.'.A36">
            <calcext:condition calcext:apply-style-name="EveryOtherRow" calcext:value="formula-is(ISEVEN(ROW()))" calcext:base-cell-address="'11th Work Ed.'.A36"/>
            <calcext:condition calcext:apply-style-name="EveryOtherRow2" calcext:value="formula-is(NOT(ISEVEN(ROW())))" calcext:base-cell-address="'11th Work Ed.'.A36"/>
          </calcext:conditional-format>
          <calcext:conditional-format calcext:target-range-address="'11th Work Ed.'.A37:'11th Work Ed.'.A37">
            <calcext:condition calcext:apply-style-name="EveryOtherRow" calcext:value="formula-is(ISEVEN(ROW()))" calcext:base-cell-address="'11th Work Ed.'.A37"/>
            <calcext:condition calcext:apply-style-name="EveryOtherRow2" calcext:value="formula-is(NOT(ISEVEN(ROW())))" calcext:base-cell-address="'11th Work Ed.'.A37"/>
          </calcext:conditional-format>
          <calcext:conditional-format calcext:target-range-address="'11th Work Ed.'.C33:'11th Work Ed.'.C33">
            <calcext:condition calcext:apply-style-name="EveryOtherRow" calcext:value="formula-is(ISEVEN(ROW()))" calcext:base-cell-address="'11th Work Ed.'.C33"/>
            <calcext:condition calcext:apply-style-name="EveryOtherRow2" calcext:value="formula-is(NOT(ISEVEN(ROW())))" calcext:base-cell-address="'11th Work Ed.'.C33"/>
          </calcext:conditional-format>
          <calcext:conditional-format calcext:target-range-address="'11th Work Ed.'.C34:'11th Work Ed.'.C34">
            <calcext:condition calcext:apply-style-name="EveryOtherRow" calcext:value="formula-is(ISEVEN(ROW()))" calcext:base-cell-address="'11th Work Ed.'.C34"/>
            <calcext:condition calcext:apply-style-name="EveryOtherRow2" calcext:value="formula-is(NOT(ISEVEN(ROW())))" calcext:base-cell-address="'11th Work Ed.'.C34"/>
          </calcext:conditional-format>
          <calcext:conditional-format calcext:target-range-address="'11th Work Ed.'.C35:'11th Work Ed.'.C35">
            <calcext:condition calcext:apply-style-name="EveryOtherRow" calcext:value="formula-is(ISEVEN(ROW()))" calcext:base-cell-address="'11th Work Ed.'.C35"/>
            <calcext:condition calcext:apply-style-name="EveryOtherRow2" calcext:value="formula-is(NOT(ISEVEN(ROW())))" calcext:base-cell-address="'11th Work Ed.'.C35"/>
          </calcext:conditional-format>
          <calcext:conditional-format calcext:target-range-address="'11th Work Ed.'.C36:'11th Work Ed.'.C36">
            <calcext:condition calcext:apply-style-name="EveryOtherRow" calcext:value="formula-is(ISEVEN(ROW()))" calcext:base-cell-address="'11th Work Ed.'.C36"/>
            <calcext:condition calcext:apply-style-name="EveryOtherRow2" calcext:value="formula-is(NOT(ISEVEN(ROW())))" calcext:base-cell-address="'11th Work Ed.'.C36"/>
          </calcext:conditional-format>
          <calcext:conditional-format calcext:target-range-address="'11th Work Ed.'.C37:'11th Work Ed.'.C52">
            <calcext:condition calcext:apply-style-name="EveryOtherRow" calcext:value="formula-is(ISEVEN(ROW()))" calcext:base-cell-address="'11th Work Ed.'.C37"/>
            <calcext:condition calcext:apply-style-name="EveryOtherRow2" calcext:value="formula-is(NOT(ISEVEN(ROW())))" calcext:base-cell-address="'11th Work Ed.'.C37"/>
          </calcext:conditional-format>
          <calcext:conditional-format calcext:target-range-address="'11th Work Ed.'.F33:'11th Work Ed.'.Q33">
            <calcext:condition calcext:apply-style-name="EveryOtherRow" calcext:value="formula-is(ISEVEN(ROW()))" calcext:base-cell-address="'11th Work Ed.'.F33"/>
            <calcext:condition calcext:apply-style-name="EveryOtherRow2" calcext:value="formula-is(NOT(ISEVEN(ROW())))" calcext:base-cell-address="'11th Work Ed.'.F33"/>
          </calcext:conditional-format>
          <calcext:conditional-format calcext:target-range-address="'11th Work Ed.'.F35:'11th Work Ed.'.Q35">
            <calcext:condition calcext:apply-style-name="EveryOtherRow" calcext:value="formula-is(ISEVEN(ROW()))" calcext:base-cell-address="'11th Work Ed.'.F35"/>
            <calcext:condition calcext:apply-style-name="EveryOtherRow2" calcext:value="formula-is(NOT(ISEVEN(ROW())))" calcext:base-cell-address="'11th Work Ed.'.F35"/>
          </calcext:conditional-format>
          <calcext:conditional-format calcext:target-range-address="'11th Work Ed.'.F36:'11th Work Ed.'.Q36">
            <calcext:condition calcext:apply-style-name="EveryOtherRow" calcext:value="formula-is(ISEVEN(ROW()))" calcext:base-cell-address="'11th Work Ed.'.F36"/>
            <calcext:condition calcext:apply-style-name="EveryOtherRow2" calcext:value="formula-is(NOT(ISEVEN(ROW())))" calcext:base-cell-address="'11th Work Ed.'.F36"/>
          </calcext:conditional-format>
          <calcext:conditional-format calcext:target-range-address="'11th Work Ed.'.F37:'11th Work Ed.'.Q37">
            <calcext:condition calcext:apply-style-name="EveryOtherRow" calcext:value="formula-is(ISEVEN(ROW()))" calcext:base-cell-address="'11th Work Ed.'.F37"/>
            <calcext:condition calcext:apply-style-name="EveryOtherRow2" calcext:value="formula-is(NOT(ISEVEN(ROW())))" calcext:base-cell-address="'11th Work Ed.'.F37"/>
          </calcext:conditional-format>
          <calcext:conditional-format calcext:target-range-address="'11th Work Ed.'.A38:'11th Work Ed.'.A38">
            <calcext:condition calcext:apply-style-name="EveryOtherRow" calcext:value="formula-is(ISEVEN(ROW()))" calcext:base-cell-address="'11th Work Ed.'.A38"/>
            <calcext:condition calcext:apply-style-name="EveryOtherRow2" calcext:value="formula-is(NOT(ISEVEN(ROW())))" calcext:base-cell-address="'11th Work Ed.'.A38"/>
          </calcext:conditional-format>
          <calcext:conditional-format calcext:target-range-address="'11th Work Ed.'.A39:'11th Work Ed.'.A39">
            <calcext:condition calcext:apply-style-name="EveryOtherRow" calcext:value="formula-is(ISEVEN(ROW()))" calcext:base-cell-address="'11th Work Ed.'.A39"/>
            <calcext:condition calcext:apply-style-name="EveryOtherRow2" calcext:value="formula-is(NOT(ISEVEN(ROW())))" calcext:base-cell-address="'11th Work Ed.'.A39"/>
          </calcext:conditional-format>
          <calcext:conditional-format calcext:target-range-address="'11th Work Ed.'.A40:'11th Work Ed.'.A40">
            <calcext:condition calcext:apply-style-name="EveryOtherRow" calcext:value="formula-is(ISEVEN(ROW()))" calcext:base-cell-address="'11th Work Ed.'.A40"/>
            <calcext:condition calcext:apply-style-name="EveryOtherRow2" calcext:value="formula-is(NOT(ISEVEN(ROW())))" calcext:base-cell-address="'11th Work Ed.'.A40"/>
          </calcext:conditional-format>
          <calcext:conditional-format calcext:target-range-address="'11th Work Ed.'.A41:'11th Work Ed.'.A41">
            <calcext:condition calcext:apply-style-name="EveryOtherRow" calcext:value="formula-is(ISEVEN(ROW()))" calcext:base-cell-address="'11th Work Ed.'.A41"/>
            <calcext:condition calcext:apply-style-name="EveryOtherRow2" calcext:value="formula-is(NOT(ISEVEN(ROW())))" calcext:base-cell-address="'11th Work Ed.'.A41"/>
          </calcext:conditional-format>
          <calcext:conditional-format calcext:target-range-address="'11th Work Ed.'.A42:'11th Work Ed.'.A42">
            <calcext:condition calcext:apply-style-name="EveryOtherRow" calcext:value="formula-is(ISEVEN(ROW()))" calcext:base-cell-address="'11th Work Ed.'.A42"/>
            <calcext:condition calcext:apply-style-name="EveryOtherRow2" calcext:value="formula-is(NOT(ISEVEN(ROW())))" calcext:base-cell-address="'11th Work Ed.'.A42"/>
          </calcext:conditional-format>
          <calcext:conditional-format calcext:target-range-address="'11th Work Ed.'.F38:'11th Work Ed.'.Q38">
            <calcext:condition calcext:apply-style-name="EveryOtherRow" calcext:value="formula-is(ISEVEN(ROW()))" calcext:base-cell-address="'11th Work Ed.'.F38"/>
            <calcext:condition calcext:apply-style-name="EveryOtherRow2" calcext:value="formula-is(NOT(ISEVEN(ROW())))" calcext:base-cell-address="'11th Work Ed.'.F38"/>
          </calcext:conditional-format>
          <calcext:conditional-format calcext:target-range-address="'11th Work Ed.'.A43:'11th Work Ed.'.A43">
            <calcext:condition calcext:apply-style-name="EveryOtherRow" calcext:value="formula-is(ISEVEN(ROW()))" calcext:base-cell-address="'11th Work Ed.'.A43"/>
            <calcext:condition calcext:apply-style-name="EveryOtherRow2" calcext:value="formula-is(NOT(ISEVEN(ROW())))" calcext:base-cell-address="'11th Work Ed.'.A43"/>
          </calcext:conditional-format>
          <calcext:conditional-format calcext:target-range-address="'11th Work Ed.'.A44:'11th Work Ed.'.A44">
            <calcext:condition calcext:apply-style-name="EveryOtherRow" calcext:value="formula-is(ISEVEN(ROW()))" calcext:base-cell-address="'11th Work Ed.'.A44"/>
            <calcext:condition calcext:apply-style-name="EveryOtherRow2" calcext:value="formula-is(NOT(ISEVEN(ROW())))" calcext:base-cell-address="'11th Work Ed.'.A44"/>
          </calcext:conditional-format>
          <calcext:conditional-format calcext:target-range-address="'11th Work Ed.'.A45:'11th Work Ed.'.A45">
            <calcext:condition calcext:apply-style-name="EveryOtherRow" calcext:value="formula-is(ISEVEN(ROW()))" calcext:base-cell-address="'11th Work Ed.'.A45"/>
            <calcext:condition calcext:apply-style-name="EveryOtherRow2" calcext:value="formula-is(NOT(ISEVEN(ROW())))" calcext:base-cell-address="'11th Work Ed.'.A45"/>
          </calcext:conditional-format>
          <calcext:conditional-format calcext:target-range-address="'11th Work Ed.'.A46:'11th Work Ed.'.A46">
            <calcext:condition calcext:apply-style-name="EveryOtherRow" calcext:value="formula-is(ISEVEN(ROW()))" calcext:base-cell-address="'11th Work Ed.'.A46"/>
            <calcext:condition calcext:apply-style-name="EveryOtherRow2" calcext:value="formula-is(NOT(ISEVEN(ROW())))" calcext:base-cell-address="'11th Work Ed.'.A46"/>
          </calcext:conditional-format>
          <calcext:conditional-format calcext:target-range-address="'11th Work Ed.'.A47:'11th Work Ed.'.A47">
            <calcext:condition calcext:apply-style-name="EveryOtherRow" calcext:value="formula-is(ISEVEN(ROW()))" calcext:base-cell-address="'11th Work Ed.'.A47"/>
            <calcext:condition calcext:apply-style-name="EveryOtherRow2" calcext:value="formula-is(NOT(ISEVEN(ROW())))" calcext:base-cell-address="'11th Work Ed.'.A47"/>
          </calcext:conditional-format>
          <calcext:conditional-format calcext:target-range-address="'11th Work Ed.'.D45:'11th Work Ed.'.E45">
            <calcext:condition calcext:apply-style-name="EveryOtherRow" calcext:value="formula-is(ISEVEN(ROW()))" calcext:base-cell-address="'11th Work Ed.'.D45"/>
            <calcext:condition calcext:apply-style-name="EveryOtherRow2" calcext:value="formula-is(NOT(ISEVEN(ROW())))" calcext:base-cell-address="'11th Work Ed.'.D45"/>
          </calcext:conditional-format>
          <calcext:conditional-format calcext:target-range-address="'11th Work Ed.'.D46:'11th Work Ed.'.E46">
            <calcext:condition calcext:apply-style-name="EveryOtherRow" calcext:value="formula-is(ISEVEN(ROW()))" calcext:base-cell-address="'11th Work Ed.'.D46"/>
            <calcext:condition calcext:apply-style-name="EveryOtherRow2" calcext:value="formula-is(NOT(ISEVEN(ROW())))" calcext:base-cell-address="'11th Work Ed.'.D46"/>
          </calcext:conditional-format>
          <calcext:conditional-format calcext:target-range-address="'11th Work Ed.'.D47:'11th Work Ed.'.E52">
            <calcext:condition calcext:apply-style-name="EveryOtherRow" calcext:value="formula-is(ISEVEN(ROW()))" calcext:base-cell-address="'11th Work Ed.'.D47"/>
            <calcext:condition calcext:apply-style-name="EveryOtherRow2" calcext:value="formula-is(NOT(ISEVEN(ROW())))" calcext:base-cell-address="'11th Work Ed.'.D47"/>
          </calcext:conditional-format>
          <calcext:conditional-format calcext:target-range-address="'11th Work Ed.'.F45:'11th Work Ed.'.Q45">
            <calcext:condition calcext:apply-style-name="EveryOtherRow" calcext:value="formula-is(ISEVEN(ROW()))" calcext:base-cell-address="'11th Work Ed.'.F45"/>
            <calcext:condition calcext:apply-style-name="EveryOtherRow2" calcext:value="formula-is(NOT(ISEVEN(ROW())))" calcext:base-cell-address="'11th Work Ed.'.F45"/>
          </calcext:conditional-format>
          <calcext:conditional-format calcext:target-range-address="'11th Work Ed.'.F46:'11th Work Ed.'.Q46">
            <calcext:condition calcext:apply-style-name="EveryOtherRow" calcext:value="formula-is(ISEVEN(ROW()))" calcext:base-cell-address="'11th Work Ed.'.F46"/>
            <calcext:condition calcext:apply-style-name="EveryOtherRow2" calcext:value="formula-is(NOT(ISEVEN(ROW())))" calcext:base-cell-address="'11th Work Ed.'.F46"/>
          </calcext:conditional-format>
          <calcext:conditional-format calcext:target-range-address="'11th Work Ed.'.F47:'11th Work Ed.'.Q52">
            <calcext:condition calcext:apply-style-name="EveryOtherRow" calcext:value="formula-is(ISEVEN(ROW()))" calcext:base-cell-address="'11th Work Ed.'.F47"/>
            <calcext:condition calcext:apply-style-name="EveryOtherRow2" calcext:value="formula-is(NOT(ISEVEN(ROW())))" calcext:base-cell-address="'11th Work Ed.'.F47"/>
          </calcext:conditional-format>
          <calcext:conditional-format calcext:target-range-address="'11th Work Ed.'.A48:'11th Work Ed.'.A48">
            <calcext:condition calcext:apply-style-name="EveryOtherRow" calcext:value="formula-is(ISEVEN(ROW()))" calcext:base-cell-address="'11th Work Ed.'.A48"/>
            <calcext:condition calcext:apply-style-name="EveryOtherRow2" calcext:value="formula-is(NOT(ISEVEN(ROW())))" calcext:base-cell-address="'11th Work Ed.'.A48"/>
          </calcext:conditional-format>
          <calcext:conditional-format calcext:target-range-address="'11th Work Ed.'.A49:'11th Work Ed.'.A49">
            <calcext:condition calcext:apply-style-name="EveryOtherRow" calcext:value="formula-is(ISEVEN(ROW()))" calcext:base-cell-address="'11th Work Ed.'.A49"/>
            <calcext:condition calcext:apply-style-name="EveryOtherRow2" calcext:value="formula-is(NOT(ISEVEN(ROW())))" calcext:base-cell-address="'11th Work Ed.'.A49"/>
          </calcext:conditional-format>
          <calcext:conditional-format calcext:target-range-address="'11th Work Ed.'.A50:'11th Work Ed.'.A50">
            <calcext:condition calcext:apply-style-name="EveryOtherRow" calcext:value="formula-is(ISEVEN(ROW()))" calcext:base-cell-address="'11th Work Ed.'.A50"/>
            <calcext:condition calcext:apply-style-name="EveryOtherRow2" calcext:value="formula-is(NOT(ISEVEN(ROW())))" calcext:base-cell-address="'11th Work Ed.'.A50"/>
          </calcext:conditional-format>
          <calcext:conditional-format calcext:target-range-address="'11th Work Ed.'.A51:'11th Work Ed.'.A51">
            <calcext:condition calcext:apply-style-name="EveryOtherRow" calcext:value="formula-is(ISEVEN(ROW()))" calcext:base-cell-address="'11th Work Ed.'.A51"/>
            <calcext:condition calcext:apply-style-name="EveryOtherRow2" calcext:value="formula-is(NOT(ISEVEN(ROW())))" calcext:base-cell-address="'11th Work Ed.'.A51"/>
          </calcext:conditional-format>
          <calcext:conditional-format calcext:target-range-address="'11th Work Ed.'.A52:'11th Work Ed.'.A52">
            <calcext:condition calcext:apply-style-name="EveryOtherRow" calcext:value="formula-is(ISEVEN(ROW()))" calcext:base-cell-address="'11th Work Ed.'.A52"/>
            <calcext:condition calcext:apply-style-name="EveryOtherRow2" calcext:value="formula-is(NOT(ISEVEN(ROW())))" calcext:base-cell-address="'11th Work Ed.'.A52"/>
          </calcext:conditional-format>
          <calcext:conditional-format calcext:target-range-address="'11th Work Ed.'.D4:'11th Work Ed.'.E4">
            <calcext:condition calcext:apply-style-name="EveryOtherRow" calcext:value="formula-is(ISEVEN(ROW()))" calcext:base-cell-address="'11th Work Ed.'.D4"/>
            <calcext:condition calcext:apply-style-name="EveryOtherRow2" calcext:value="formula-is(NOT(ISEVEN(ROW())))" calcext:base-cell-address="'11th Work Ed.'.D4"/>
          </calcext:conditional-format>
          <calcext:conditional-format calcext:target-range-address="'11th Work Ed.'.F4:'11th Work Ed.'.Q4">
            <calcext:condition calcext:apply-style-name="EveryOtherRow" calcext:value="formula-is(ISEVEN(ROW()))" calcext:base-cell-address="'11th Work Ed.'.F4"/>
            <calcext:condition calcext:apply-style-name="EveryOtherRow2" calcext:value="formula-is(NOT(ISEVEN(ROW())))" calcext:base-cell-address="'11th Work Ed.'.F4"/>
          </calcext:conditional-format>
          <calcext:conditional-format calcext:target-range-address="'11th Work Ed.'.F5:'11th Work Ed.'.Q5">
            <calcext:condition calcext:apply-style-name="EveryOtherRow" calcext:value="formula-is(ISEVEN(ROW()))" calcext:base-cell-address="'11th Work Ed.'.F5"/>
            <calcext:condition calcext:apply-style-name="EveryOtherRow2" calcext:value="formula-is(NOT(ISEVEN(ROW())))" calcext:base-cell-address="'11th Work Ed.'.F5"/>
          </calcext:conditional-format>
          <calcext:conditional-format calcext:target-range-address="'11th Work Ed.'.D5:'11th Work Ed.'.E5">
            <calcext:condition calcext:apply-style-name="EveryOtherRow" calcext:value="formula-is(ISEVEN(ROW()))" calcext:base-cell-address="'11th Work Ed.'.D5"/>
            <calcext:condition calcext:apply-style-name="EveryOtherRow2" calcext:value="formula-is(NOT(ISEVEN(ROW())))" calcext:base-cell-address="'11th Work Ed.'.D5"/>
          </calcext:conditional-format>
          <calcext:conditional-format calcext:target-range-address="'11th Work Ed.'.D6:'11th Work Ed.'.E6">
            <calcext:condition calcext:apply-style-name="EveryOtherRow" calcext:value="formula-is(ISEVEN(ROW()))" calcext:base-cell-address="'11th Work Ed.'.D6"/>
            <calcext:condition calcext:apply-style-name="EveryOtherRow2" calcext:value="formula-is(NOT(ISEVEN(ROW())))" calcext:base-cell-address="'11th Work Ed.'.D6"/>
          </calcext:conditional-format>
          <calcext:conditional-format calcext:target-range-address="'11th Work Ed.'.D7:'11th Work Ed.'.E7">
            <calcext:condition calcext:apply-style-name="EveryOtherRow" calcext:value="formula-is(ISEVEN(ROW()))" calcext:base-cell-address="'11th Work Ed.'.D7"/>
            <calcext:condition calcext:apply-style-name="EveryOtherRow2" calcext:value="formula-is(NOT(ISEVEN(ROW())))" calcext:base-cell-address="'11th Work Ed.'.D7"/>
          </calcext:conditional-format>
          <calcext:conditional-format calcext:target-range-address="'11th Work Ed.'.D8:'11th Work Ed.'.E8">
            <calcext:condition calcext:apply-style-name="EveryOtherRow" calcext:value="formula-is(ISEVEN(ROW()))" calcext:base-cell-address="'11th Work Ed.'.D8"/>
            <calcext:condition calcext:apply-style-name="EveryOtherRow2" calcext:value="formula-is(NOT(ISEVEN(ROW())))" calcext:base-cell-address="'11th Work Ed.'.D8"/>
          </calcext:conditional-format>
          <calcext:conditional-format calcext:target-range-address="'11th Work Ed.'.F8:'11th Work Ed.'.Q8">
            <calcext:condition calcext:apply-style-name="EveryOtherRow" calcext:value="formula-is(ISEVEN(ROW()))" calcext:base-cell-address="'11th Work Ed.'.F8"/>
            <calcext:condition calcext:apply-style-name="EveryOtherRow2" calcext:value="formula-is(NOT(ISEVEN(ROW())))" calcext:base-cell-address="'11th Work Ed.'.F8"/>
          </calcext:conditional-format>
          <calcext:conditional-format calcext:target-range-address="'11th Work Ed.'.D9:'11th Work Ed.'.E9">
            <calcext:condition calcext:apply-style-name="EveryOtherRow" calcext:value="formula-is(ISEVEN(ROW()))" calcext:base-cell-address="'11th Work Ed.'.D9"/>
            <calcext:condition calcext:apply-style-name="EveryOtherRow2" calcext:value="formula-is(NOT(ISEVEN(ROW())))" calcext:base-cell-address="'11th Work Ed.'.D9"/>
          </calcext:conditional-format>
          <calcext:conditional-format calcext:target-range-address="'11th Work Ed.'.F9:'11th Work Ed.'.Q9">
            <calcext:condition calcext:apply-style-name="EveryOtherRow" calcext:value="formula-is(ISEVEN(ROW()))" calcext:base-cell-address="'11th Work Ed.'.F9"/>
            <calcext:condition calcext:apply-style-name="EveryOtherRow2" calcext:value="formula-is(NOT(ISEVEN(ROW())))" calcext:base-cell-address="'11th Work Ed.'.F9"/>
          </calcext:conditional-format>
          <calcext:conditional-format calcext:target-range-address="'11th Work Ed.'.D10:'11th Work Ed.'.E10">
            <calcext:condition calcext:apply-style-name="EveryOtherRow" calcext:value="formula-is(ISEVEN(ROW()))" calcext:base-cell-address="'11th Work Ed.'.D10"/>
            <calcext:condition calcext:apply-style-name="EveryOtherRow2" calcext:value="formula-is(NOT(ISEVEN(ROW())))" calcext:base-cell-address="'11th Work Ed.'.D10"/>
          </calcext:conditional-format>
          <calcext:conditional-format calcext:target-range-address="'11th Work Ed.'.D11:'11th Work Ed.'.E11">
            <calcext:condition calcext:apply-style-name="EveryOtherRow" calcext:value="formula-is(ISEVEN(ROW()))" calcext:base-cell-address="'11th Work Ed.'.D11"/>
            <calcext:condition calcext:apply-style-name="EveryOtherRow2" calcext:value="formula-is(NOT(ISEVEN(ROW())))" calcext:base-cell-address="'11th Work Ed.'.D11"/>
          </calcext:conditional-format>
          <calcext:conditional-format calcext:target-range-address="'11th Work Ed.'.F10:'11th Work Ed.'.Q10">
            <calcext:condition calcext:apply-style-name="EveryOtherRow" calcext:value="formula-is(ISEVEN(ROW()))" calcext:base-cell-address="'11th Work Ed.'.F10"/>
            <calcext:condition calcext:apply-style-name="EveryOtherRow2" calcext:value="formula-is(NOT(ISEVEN(ROW())))" calcext:base-cell-address="'11th Work Ed.'.F10"/>
          </calcext:conditional-format>
          <calcext:conditional-format calcext:target-range-address="'11th Work Ed.'.F11:'11th Work Ed.'.Q11">
            <calcext:condition calcext:apply-style-name="EveryOtherRow" calcext:value="formula-is(ISEVEN(ROW()))" calcext:base-cell-address="'11th Work Ed.'.F11"/>
            <calcext:condition calcext:apply-style-name="EveryOtherRow2" calcext:value="formula-is(NOT(ISEVEN(ROW())))" calcext:base-cell-address="'11th Work Ed.'.F11"/>
          </calcext:conditional-format>
          <calcext:conditional-format calcext:target-range-address="'11th Work Ed.'.B14:'11th Work Ed.'.B14">
            <calcext:condition calcext:apply-style-name="EveryOtherRow" calcext:value="formula-is(ISEVEN(ROW()))" calcext:base-cell-address="'11th Work Ed.'.B14"/>
            <calcext:condition calcext:apply-style-name="EveryOtherRow2" calcext:value="formula-is(NOT(ISEVEN(ROW())))" calcext:base-cell-address="'11th Work Ed.'.B14"/>
          </calcext:conditional-format>
          <calcext:conditional-format calcext:target-range-address="'11th Work Ed.'.B15:'11th Work Ed.'.B15">
            <calcext:condition calcext:apply-style-name="EveryOtherRow" calcext:value="formula-is(ISEVEN(ROW()))" calcext:base-cell-address="'11th Work Ed.'.B15"/>
            <calcext:condition calcext:apply-style-name="EveryOtherRow2" calcext:value="formula-is(NOT(ISEVEN(ROW())))" calcext:base-cell-address="'11th Work Ed.'.B15"/>
          </calcext:conditional-format>
          <calcext:conditional-format calcext:target-range-address="'11th Work Ed.'.B16:'11th Work Ed.'.B16">
            <calcext:condition calcext:apply-style-name="EveryOtherRow" calcext:value="formula-is(ISEVEN(ROW()))" calcext:base-cell-address="'11th Work Ed.'.B16"/>
            <calcext:condition calcext:apply-style-name="EveryOtherRow2" calcext:value="formula-is(NOT(ISEVEN(ROW())))" calcext:base-cell-address="'11th Work Ed.'.B16"/>
          </calcext:conditional-format>
          <calcext:conditional-format calcext:target-range-address="'11th Work Ed.'.B17:'11th Work Ed.'.B17">
            <calcext:condition calcext:apply-style-name="EveryOtherRow" calcext:value="formula-is(ISEVEN(ROW()))" calcext:base-cell-address="'11th Work Ed.'.B17"/>
            <calcext:condition calcext:apply-style-name="EveryOtherRow2" calcext:value="formula-is(NOT(ISEVEN(ROW())))" calcext:base-cell-address="'11th Work Ed.'.B17"/>
          </calcext:conditional-format>
          <calcext:conditional-format calcext:target-range-address="'11th Work Ed.'.D18:'11th Work Ed.'.E18">
            <calcext:condition calcext:apply-style-name="EveryOtherRow" calcext:value="formula-is(ISEVEN(ROW()))" calcext:base-cell-address="'11th Work Ed.'.D18"/>
            <calcext:condition calcext:apply-style-name="EveryOtherRow2" calcext:value="formula-is(NOT(ISEVEN(ROW())))" calcext:base-cell-address="'11th Work Ed.'.D18"/>
          </calcext:conditional-format>
          <calcext:conditional-format calcext:target-range-address="'11th Work Ed.'.D19:'11th Work Ed.'.E19">
            <calcext:condition calcext:apply-style-name="EveryOtherRow" calcext:value="formula-is(ISEVEN(ROW()))" calcext:base-cell-address="'11th Work Ed.'.D19"/>
            <calcext:condition calcext:apply-style-name="EveryOtherRow2" calcext:value="formula-is(NOT(ISEVEN(ROW())))" calcext:base-cell-address="'11th Work Ed.'.D19"/>
          </calcext:conditional-format>
          <calcext:conditional-format calcext:target-range-address="'11th Work Ed.'.D20:'11th Work Ed.'.E20">
            <calcext:condition calcext:apply-style-name="EveryOtherRow" calcext:value="formula-is(ISEVEN(ROW()))" calcext:base-cell-address="'11th Work Ed.'.D20"/>
            <calcext:condition calcext:apply-style-name="EveryOtherRow2" calcext:value="formula-is(NOT(ISEVEN(ROW())))" calcext:base-cell-address="'11th Work Ed.'.D20"/>
          </calcext:conditional-format>
          <calcext:conditional-format calcext:target-range-address="'11th Work Ed.'.D21:'11th Work Ed.'.E21">
            <calcext:condition calcext:apply-style-name="EveryOtherRow" calcext:value="formula-is(ISEVEN(ROW()))" calcext:base-cell-address="'11th Work Ed.'.D21"/>
            <calcext:condition calcext:apply-style-name="EveryOtherRow2" calcext:value="formula-is(NOT(ISEVEN(ROW())))" calcext:base-cell-address="'11th Work Ed.'.D21"/>
          </calcext:conditional-format>
          <calcext:conditional-format calcext:target-range-address="'11th Work Ed.'.C22:'11th Work Ed.'.C22">
            <calcext:condition calcext:apply-style-name="EveryOtherRow" calcext:value="formula-is(ISEVEN(ROW()))" calcext:base-cell-address="'11th Work Ed.'.C22"/>
            <calcext:condition calcext:apply-style-name="EveryOtherRow2" calcext:value="formula-is(NOT(ISEVEN(ROW())))" calcext:base-cell-address="'11th Work Ed.'.C22"/>
          </calcext:conditional-format>
          <calcext:conditional-format calcext:target-range-address="'11th Work Ed.'.F22:'11th Work Ed.'.Q22">
            <calcext:condition calcext:apply-style-name="EveryOtherRow" calcext:value="formula-is(ISEVEN(ROW()))" calcext:base-cell-address="'11th Work Ed.'.F22"/>
            <calcext:condition calcext:apply-style-name="EveryOtherRow2" calcext:value="formula-is(NOT(ISEVEN(ROW())))" calcext:base-cell-address="'11th Work Ed.'.F22"/>
          </calcext:conditional-format>
          <calcext:conditional-format calcext:target-range-address="'11th Work Ed.'.D22:'11th Work Ed.'.E22">
            <calcext:condition calcext:apply-style-name="EveryOtherRow" calcext:value="formula-is(ISEVEN(ROW()))" calcext:base-cell-address="'11th Work Ed.'.D22"/>
            <calcext:condition calcext:apply-style-name="EveryOtherRow2" calcext:value="formula-is(NOT(ISEVEN(ROW())))" calcext:base-cell-address="'11th Work Ed.'.D22"/>
          </calcext:conditional-format>
          <calcext:conditional-format calcext:target-range-address="'11th Work Ed.'.C23:'11th Work Ed.'.C23">
            <calcext:condition calcext:apply-style-name="EveryOtherRow" calcext:value="formula-is(ISEVEN(ROW()))" calcext:base-cell-address="'11th Work Ed.'.C23"/>
            <calcext:condition calcext:apply-style-name="EveryOtherRow2" calcext:value="formula-is(NOT(ISEVEN(ROW())))" calcext:base-cell-address="'11th Work Ed.'.C23"/>
          </calcext:conditional-format>
          <calcext:conditional-format calcext:target-range-address="'11th Work Ed.'.F23:'11th Work Ed.'.Q23">
            <calcext:condition calcext:apply-style-name="EveryOtherRow" calcext:value="formula-is(ISEVEN(ROW()))" calcext:base-cell-address="'11th Work Ed.'.F23"/>
            <calcext:condition calcext:apply-style-name="EveryOtherRow2" calcext:value="formula-is(NOT(ISEVEN(ROW())))" calcext:base-cell-address="'11th Work Ed.'.F23"/>
          </calcext:conditional-format>
          <calcext:conditional-format calcext:target-range-address="'11th Work Ed.'.D23:'11th Work Ed.'.E23">
            <calcext:condition calcext:apply-style-name="EveryOtherRow" calcext:value="formula-is(ISEVEN(ROW()))" calcext:base-cell-address="'11th Work Ed.'.D23"/>
            <calcext:condition calcext:apply-style-name="EveryOtherRow2" calcext:value="formula-is(NOT(ISEVEN(ROW())))" calcext:base-cell-address="'11th Work Ed.'.D23"/>
          </calcext:conditional-format>
          <calcext:conditional-format calcext:target-range-address="'11th Work Ed.'.C24:'11th Work Ed.'.C24">
            <calcext:condition calcext:apply-style-name="EveryOtherRow" calcext:value="formula-is(ISEVEN(ROW()))" calcext:base-cell-address="'11th Work Ed.'.C24"/>
            <calcext:condition calcext:apply-style-name="EveryOtherRow2" calcext:value="formula-is(NOT(ISEVEN(ROW())))" calcext:base-cell-address="'11th Work Ed.'.C24"/>
          </calcext:conditional-format>
          <calcext:conditional-format calcext:target-range-address="'11th Work Ed.'.F24:'11th Work Ed.'.Q24">
            <calcext:condition calcext:apply-style-name="EveryOtherRow" calcext:value="formula-is(ISEVEN(ROW()))" calcext:base-cell-address="'11th Work Ed.'.F24"/>
            <calcext:condition calcext:apply-style-name="EveryOtherRow2" calcext:value="formula-is(NOT(ISEVEN(ROW())))" calcext:base-cell-address="'11th Work Ed.'.F24"/>
          </calcext:conditional-format>
          <calcext:conditional-format calcext:target-range-address="'11th Work Ed.'.D24:'11th Work Ed.'.E24">
            <calcext:condition calcext:apply-style-name="EveryOtherRow" calcext:value="formula-is(ISEVEN(ROW()))" calcext:base-cell-address="'11th Work Ed.'.D24"/>
            <calcext:condition calcext:apply-style-name="EveryOtherRow2" calcext:value="formula-is(NOT(ISEVEN(ROW())))" calcext:base-cell-address="'11th Work Ed.'.D24"/>
          </calcext:conditional-format>
          <calcext:conditional-format calcext:target-range-address="'11th Work Ed.'.C25:'11th Work Ed.'.C25">
            <calcext:condition calcext:apply-style-name="EveryOtherRow" calcext:value="formula-is(ISEVEN(ROW()))" calcext:base-cell-address="'11th Work Ed.'.C25"/>
            <calcext:condition calcext:apply-style-name="EveryOtherRow2" calcext:value="formula-is(NOT(ISEVEN(ROW())))" calcext:base-cell-address="'11th Work Ed.'.C25"/>
          </calcext:conditional-format>
          <calcext:conditional-format calcext:target-range-address="'11th Work Ed.'.F25:'11th Work Ed.'.Q25">
            <calcext:condition calcext:apply-style-name="EveryOtherRow" calcext:value="formula-is(ISEVEN(ROW()))" calcext:base-cell-address="'11th Work Ed.'.F25"/>
            <calcext:condition calcext:apply-style-name="EveryOtherRow2" calcext:value="formula-is(NOT(ISEVEN(ROW())))" calcext:base-cell-address="'11th Work Ed.'.F25"/>
          </calcext:conditional-format>
          <calcext:conditional-format calcext:target-range-address="'11th Work Ed.'.D25:'11th Work Ed.'.E25">
            <calcext:condition calcext:apply-style-name="EveryOtherRow" calcext:value="formula-is(ISEVEN(ROW()))" calcext:base-cell-address="'11th Work Ed.'.D25"/>
            <calcext:condition calcext:apply-style-name="EveryOtherRow2" calcext:value="formula-is(NOT(ISEVEN(ROW())))" calcext:base-cell-address="'11th Work Ed.'.D25"/>
          </calcext:conditional-format>
          <calcext:conditional-format calcext:target-range-address="'11th Work Ed.'.C26:'11th Work Ed.'.C26">
            <calcext:condition calcext:apply-style-name="EveryOtherRow" calcext:value="formula-is(ISEVEN(ROW()))" calcext:base-cell-address="'11th Work Ed.'.C26"/>
            <calcext:condition calcext:apply-style-name="EveryOtherRow2" calcext:value="formula-is(NOT(ISEVEN(ROW())))" calcext:base-cell-address="'11th Work Ed.'.C26"/>
          </calcext:conditional-format>
          <calcext:conditional-format calcext:target-range-address="'11th Work Ed.'.F26:'11th Work Ed.'.Q26">
            <calcext:condition calcext:apply-style-name="EveryOtherRow" calcext:value="formula-is(ISEVEN(ROW()))" calcext:base-cell-address="'11th Work Ed.'.F26"/>
            <calcext:condition calcext:apply-style-name="EveryOtherRow2" calcext:value="formula-is(NOT(ISEVEN(ROW())))" calcext:base-cell-address="'11th Work Ed.'.F26"/>
          </calcext:conditional-format>
          <calcext:conditional-format calcext:target-range-address="'11th Work Ed.'.D26:'11th Work Ed.'.E26">
            <calcext:condition calcext:apply-style-name="EveryOtherRow" calcext:value="formula-is(ISEVEN(ROW()))" calcext:base-cell-address="'11th Work Ed.'.D26"/>
            <calcext:condition calcext:apply-style-name="EveryOtherRow2" calcext:value="formula-is(NOT(ISEVEN(ROW())))" calcext:base-cell-address="'11th Work Ed.'.D26"/>
          </calcext:conditional-format>
          <calcext:conditional-format calcext:target-range-address="'11th Work Ed.'.C27:'11th Work Ed.'.C27">
            <calcext:condition calcext:apply-style-name="EveryOtherRow" calcext:value="formula-is(ISEVEN(ROW()))" calcext:base-cell-address="'11th Work Ed.'.C27"/>
            <calcext:condition calcext:apply-style-name="EveryOtherRow2" calcext:value="formula-is(NOT(ISEVEN(ROW())))" calcext:base-cell-address="'11th Work Ed.'.C27"/>
          </calcext:conditional-format>
          <calcext:conditional-format calcext:target-range-address="'11th Work Ed.'.D27:'11th Work Ed.'.E27">
            <calcext:condition calcext:apply-style-name="EveryOtherRow" calcext:value="formula-is(ISEVEN(ROW()))" calcext:base-cell-address="'11th Work Ed.'.D27"/>
            <calcext:condition calcext:apply-style-name="EveryOtherRow2" calcext:value="formula-is(NOT(ISEVEN(ROW())))" calcext:base-cell-address="'11th Work Ed.'.D27"/>
          </calcext:conditional-format>
          <calcext:conditional-format calcext:target-range-address="'11th Work Ed.'.D28:'11th Work Ed.'.E28">
            <calcext:condition calcext:apply-style-name="EveryOtherRow" calcext:value="formula-is(ISEVEN(ROW()))" calcext:base-cell-address="'11th Work Ed.'.D28"/>
            <calcext:condition calcext:apply-style-name="EveryOtherRow2" calcext:value="formula-is(NOT(ISEVEN(ROW())))" calcext:base-cell-address="'11th Work Ed.'.D28"/>
          </calcext:conditional-format>
          <calcext:conditional-format calcext:target-range-address="'11th Work Ed.'.D29:'11th Work Ed.'.E29">
            <calcext:condition calcext:apply-style-name="EveryOtherRow" calcext:value="formula-is(ISEVEN(ROW()))" calcext:base-cell-address="'11th Work Ed.'.D29"/>
            <calcext:condition calcext:apply-style-name="EveryOtherRow2" calcext:value="formula-is(NOT(ISEVEN(ROW())))" calcext:base-cell-address="'11th Work Ed.'.D29"/>
          </calcext:conditional-format>
          <calcext:conditional-format calcext:target-range-address="'11th Work Ed.'.D30:'11th Work Ed.'.E30">
            <calcext:condition calcext:apply-style-name="EveryOtherRow" calcext:value="formula-is(ISEVEN(ROW()))" calcext:base-cell-address="'11th Work Ed.'.D30"/>
            <calcext:condition calcext:apply-style-name="EveryOtherRow2" calcext:value="formula-is(NOT(ISEVEN(ROW())))" calcext:base-cell-address="'11th Work Ed.'.D30"/>
          </calcext:conditional-format>
          <calcext:conditional-format calcext:target-range-address="'11th Work Ed.'.D31:'11th Work Ed.'.E31">
            <calcext:condition calcext:apply-style-name="EveryOtherRow" calcext:value="formula-is(ISEVEN(ROW()))" calcext:base-cell-address="'11th Work Ed.'.D31"/>
            <calcext:condition calcext:apply-style-name="EveryOtherRow2" calcext:value="formula-is(NOT(ISEVEN(ROW())))" calcext:base-cell-address="'11th Work Ed.'.D31"/>
          </calcext:conditional-format>
          <calcext:conditional-format calcext:target-range-address="'11th Work Ed.'.D32:'11th Work Ed.'.E32">
            <calcext:condition calcext:apply-style-name="EveryOtherRow" calcext:value="formula-is(ISEVEN(ROW()))" calcext:base-cell-address="'11th Work Ed.'.D32"/>
            <calcext:condition calcext:apply-style-name="EveryOtherRow2" calcext:value="formula-is(NOT(ISEVEN(ROW())))" calcext:base-cell-address="'11th Work Ed.'.D32"/>
          </calcext:conditional-format>
          <calcext:conditional-format calcext:target-range-address="'11th Work Ed.'.D33:'11th Work Ed.'.E33">
            <calcext:condition calcext:apply-style-name="EveryOtherRow" calcext:value="formula-is(ISEVEN(ROW()))" calcext:base-cell-address="'11th Work Ed.'.D33"/>
            <calcext:condition calcext:apply-style-name="EveryOtherRow2" calcext:value="formula-is(NOT(ISEVEN(ROW())))" calcext:base-cell-address="'11th Work Ed.'.D33"/>
          </calcext:conditional-format>
          <calcext:conditional-format calcext:target-range-address="'11th Work Ed.'.F30:'11th Work Ed.'.Q30">
            <calcext:condition calcext:apply-style-name="EveryOtherRow" calcext:value="formula-is(ISEVEN(ROW()))" calcext:base-cell-address="'11th Work Ed.'.F30"/>
            <calcext:condition calcext:apply-style-name="EveryOtherRow2" calcext:value="formula-is(NOT(ISEVEN(ROW())))" calcext:base-cell-address="'11th Work Ed.'.F30"/>
          </calcext:conditional-format>
          <calcext:conditional-format calcext:target-range-address="'11th Work Ed.'.F31:'11th Work Ed.'.Q31">
            <calcext:condition calcext:apply-style-name="EveryOtherRow" calcext:value="formula-is(ISEVEN(ROW()))" calcext:base-cell-address="'11th Work Ed.'.F31"/>
            <calcext:condition calcext:apply-style-name="EveryOtherRow2" calcext:value="formula-is(NOT(ISEVEN(ROW())))" calcext:base-cell-address="'11th Work Ed.'.F31"/>
          </calcext:conditional-format>
          <calcext:conditional-format calcext:target-range-address="'11th Work Ed.'.F32:'11th Work Ed.'.Q32">
            <calcext:condition calcext:apply-style-name="EveryOtherRow" calcext:value="formula-is(ISEVEN(ROW()))" calcext:base-cell-address="'11th Work Ed.'.F32"/>
            <calcext:condition calcext:apply-style-name="EveryOtherRow2" calcext:value="formula-is(NOT(ISEVEN(ROW())))" calcext:base-cell-address="'11th Work Ed.'.F32"/>
          </calcext:conditional-format>
          <calcext:conditional-format calcext:target-range-address="'11th Work Ed.'.D34:'11th Work Ed.'.E34">
            <calcext:condition calcext:apply-style-name="EveryOtherRow" calcext:value="formula-is(ISEVEN(ROW()))" calcext:base-cell-address="'11th Work Ed.'.D34"/>
            <calcext:condition calcext:apply-style-name="EveryOtherRow2" calcext:value="formula-is(NOT(ISEVEN(ROW())))" calcext:base-cell-address="'11th Work Ed.'.D34"/>
          </calcext:conditional-format>
          <calcext:conditional-format calcext:target-range-address="'11th Work Ed.'.F34:'11th Work Ed.'.Q34">
            <calcext:condition calcext:apply-style-name="EveryOtherRow" calcext:value="formula-is(ISEVEN(ROW()))" calcext:base-cell-address="'11th Work Ed.'.F34"/>
            <calcext:condition calcext:apply-style-name="EveryOtherRow2" calcext:value="formula-is(NOT(ISEVEN(ROW())))" calcext:base-cell-address="'11th Work Ed.'.F34"/>
          </calcext:conditional-format>
          <calcext:conditional-format calcext:target-range-address="'11th Work Ed.'.D35:'11th Work Ed.'.E35">
            <calcext:condition calcext:apply-style-name="EveryOtherRow" calcext:value="formula-is(ISEVEN(ROW()))" calcext:base-cell-address="'11th Work Ed.'.D35"/>
            <calcext:condition calcext:apply-style-name="EveryOtherRow2" calcext:value="formula-is(NOT(ISEVEN(ROW())))" calcext:base-cell-address="'11th Work Ed.'.D35"/>
          </calcext:conditional-format>
          <calcext:conditional-format calcext:target-range-address="'11th Work Ed.'.D36:'11th Work Ed.'.E36">
            <calcext:condition calcext:apply-style-name="EveryOtherRow" calcext:value="formula-is(ISEVEN(ROW()))" calcext:base-cell-address="'11th Work Ed.'.D36"/>
            <calcext:condition calcext:apply-style-name="EveryOtherRow2" calcext:value="formula-is(NOT(ISEVEN(ROW())))" calcext:base-cell-address="'11th Work Ed.'.D36"/>
          </calcext:conditional-format>
          <calcext:conditional-format calcext:target-range-address="'11th Work Ed.'.D37:'11th Work Ed.'.E37">
            <calcext:condition calcext:apply-style-name="EveryOtherRow" calcext:value="formula-is(ISEVEN(ROW()))" calcext:base-cell-address="'11th Work Ed.'.D37"/>
            <calcext:condition calcext:apply-style-name="EveryOtherRow2" calcext:value="formula-is(NOT(ISEVEN(ROW())))" calcext:base-cell-address="'11th Work Ed.'.D37"/>
          </calcext:conditional-format>
          <calcext:conditional-format calcext:target-range-address="'11th Work Ed.'.D38:'11th Work Ed.'.E38">
            <calcext:condition calcext:apply-style-name="EveryOtherRow" calcext:value="formula-is(ISEVEN(ROW()))" calcext:base-cell-address="'11th Work Ed.'.D38"/>
            <calcext:condition calcext:apply-style-name="EveryOtherRow2" calcext:value="formula-is(NOT(ISEVEN(ROW())))" calcext:base-cell-address="'11th Work Ed.'.D38"/>
          </calcext:conditional-format>
          <calcext:conditional-format calcext:target-range-address="'11th Work Ed.'.D39:'11th Work Ed.'.D39">
            <calcext:condition calcext:apply-style-name="EveryOtherRow" calcext:value="formula-is(ISEVEN(ROW()))" calcext:base-cell-address="'11th Work Ed.'.D39"/>
            <calcext:condition calcext:apply-style-name="EveryOtherRow2" calcext:value="formula-is(NOT(ISEVEN(ROW())))" calcext:base-cell-address="'11th Work Ed.'.D39"/>
          </calcext:conditional-format>
          <calcext:conditional-format calcext:target-range-address="'11th Work Ed.'.E39:'11th Work Ed.'.E39">
            <calcext:condition calcext:apply-style-name="EveryOtherRow" calcext:value="formula-is(ISEVEN(ROW()))" calcext:base-cell-address="'11th Work Ed.'.E39"/>
            <calcext:condition calcext:apply-style-name="EveryOtherRow2" calcext:value="formula-is(NOT(ISEVEN(ROW())))" calcext:base-cell-address="'11th Work Ed.'.E39"/>
          </calcext:conditional-format>
          <calcext:conditional-format calcext:target-range-address="'11th Work Ed.'.D40:'11th Work Ed.'.D40">
            <calcext:condition calcext:apply-style-name="EveryOtherRow" calcext:value="formula-is(ISEVEN(ROW()))" calcext:base-cell-address="'11th Work Ed.'.D40"/>
            <calcext:condition calcext:apply-style-name="EveryOtherRow2" calcext:value="formula-is(NOT(ISEVEN(ROW())))" calcext:base-cell-address="'11th Work Ed.'.D40"/>
          </calcext:conditional-format>
          <calcext:conditional-format calcext:target-range-address="'11th Work Ed.'.E40:'11th Work Ed.'.E40">
            <calcext:condition calcext:apply-style-name="EveryOtherRow" calcext:value="formula-is(ISEVEN(ROW()))" calcext:base-cell-address="'11th Work Ed.'.E40"/>
            <calcext:condition calcext:apply-style-name="EveryOtherRow2" calcext:value="formula-is(NOT(ISEVEN(ROW())))" calcext:base-cell-address="'11th Work Ed.'.E40"/>
          </calcext:conditional-format>
          <calcext:conditional-format calcext:target-range-address="'11th Work Ed.'.D41:'11th Work Ed.'.D41">
            <calcext:condition calcext:apply-style-name="EveryOtherRow" calcext:value="formula-is(ISEVEN(ROW()))" calcext:base-cell-address="'11th Work Ed.'.D41"/>
            <calcext:condition calcext:apply-style-name="EveryOtherRow2" calcext:value="formula-is(NOT(ISEVEN(ROW())))" calcext:base-cell-address="'11th Work Ed.'.D41"/>
          </calcext:conditional-format>
          <calcext:conditional-format calcext:target-range-address="'11th Work Ed.'.E41:'11th Work Ed.'.E41">
            <calcext:condition calcext:apply-style-name="EveryOtherRow" calcext:value="formula-is(ISEVEN(ROW()))" calcext:base-cell-address="'11th Work Ed.'.E41"/>
            <calcext:condition calcext:apply-style-name="EveryOtherRow2" calcext:value="formula-is(NOT(ISEVEN(ROW())))" calcext:base-cell-address="'11th Work Ed.'.E41"/>
          </calcext:conditional-format>
          <calcext:conditional-format calcext:target-range-address="'11th Work Ed.'.D42:'11th Work Ed.'.D42">
            <calcext:condition calcext:apply-style-name="EveryOtherRow" calcext:value="formula-is(ISEVEN(ROW()))" calcext:base-cell-address="'11th Work Ed.'.D42"/>
            <calcext:condition calcext:apply-style-name="EveryOtherRow2" calcext:value="formula-is(NOT(ISEVEN(ROW())))" calcext:base-cell-address="'11th Work Ed.'.D42"/>
          </calcext:conditional-format>
          <calcext:conditional-format calcext:target-range-address="'11th Work Ed.'.E42:'11th Work Ed.'.E42">
            <calcext:condition calcext:apply-style-name="EveryOtherRow" calcext:value="formula-is(ISEVEN(ROW()))" calcext:base-cell-address="'11th Work Ed.'.E42"/>
            <calcext:condition calcext:apply-style-name="EveryOtherRow2" calcext:value="formula-is(NOT(ISEVEN(ROW())))" calcext:base-cell-address="'11th Work Ed.'.E42"/>
          </calcext:conditional-format>
          <calcext:conditional-format calcext:target-range-address="'11th Work Ed.'.D43:'11th Work Ed.'.D43">
            <calcext:condition calcext:apply-style-name="EveryOtherRow" calcext:value="formula-is(ISEVEN(ROW()))" calcext:base-cell-address="'11th Work Ed.'.D43"/>
            <calcext:condition calcext:apply-style-name="EveryOtherRow2" calcext:value="formula-is(NOT(ISEVEN(ROW())))" calcext:base-cell-address="'11th Work Ed.'.D43"/>
          </calcext:conditional-format>
          <calcext:conditional-format calcext:target-range-address="'11th Work Ed.'.E43:'11th Work Ed.'.E43">
            <calcext:condition calcext:apply-style-name="EveryOtherRow" calcext:value="formula-is(ISEVEN(ROW()))" calcext:base-cell-address="'11th Work Ed.'.E43"/>
            <calcext:condition calcext:apply-style-name="EveryOtherRow2" calcext:value="formula-is(NOT(ISEVEN(ROW())))" calcext:base-cell-address="'11th Work Ed.'.E43"/>
          </calcext:conditional-format>
          <calcext:conditional-format calcext:target-range-address="'11th Work Ed.'.F39:'11th Work Ed.'.F39">
            <calcext:condition calcext:apply-style-name="EveryOtherRow" calcext:value="formula-is(ISEVEN(ROW()))" calcext:base-cell-address="'11th Work Ed.'.F39"/>
            <calcext:condition calcext:apply-style-name="EveryOtherRow2" calcext:value="formula-is(NOT(ISEVEN(ROW())))" calcext:base-cell-address="'11th Work Ed.'.F39"/>
          </calcext:conditional-format>
          <calcext:conditional-format calcext:target-range-address="'11th Work Ed.'.G39:'11th Work Ed.'.G39">
            <calcext:condition calcext:apply-style-name="EveryOtherRow" calcext:value="formula-is(ISEVEN(ROW()))" calcext:base-cell-address="'11th Work Ed.'.G39"/>
            <calcext:condition calcext:apply-style-name="EveryOtherRow2" calcext:value="formula-is(NOT(ISEVEN(ROW())))" calcext:base-cell-address="'11th Work Ed.'.G39"/>
          </calcext:conditional-format>
          <calcext:conditional-format calcext:target-range-address="'11th Work Ed.'.H39:'11th Work Ed.'.H39">
            <calcext:condition calcext:apply-style-name="EveryOtherRow" calcext:value="formula-is(ISEVEN(ROW()))" calcext:base-cell-address="'11th Work Ed.'.H39"/>
            <calcext:condition calcext:apply-style-name="EveryOtherRow2" calcext:value="formula-is(NOT(ISEVEN(ROW())))" calcext:base-cell-address="'11th Work Ed.'.H39"/>
          </calcext:conditional-format>
          <calcext:conditional-format calcext:target-range-address="'11th Work Ed.'.I39:'11th Work Ed.'.I39">
            <calcext:condition calcext:apply-style-name="EveryOtherRow" calcext:value="formula-is(ISEVEN(ROW()))" calcext:base-cell-address="'11th Work Ed.'.I39"/>
            <calcext:condition calcext:apply-style-name="EveryOtherRow2" calcext:value="formula-is(NOT(ISEVEN(ROW())))" calcext:base-cell-address="'11th Work Ed.'.I39"/>
          </calcext:conditional-format>
          <calcext:conditional-format calcext:target-range-address="'11th Work Ed.'.J39:'11th Work Ed.'.J39">
            <calcext:condition calcext:apply-style-name="EveryOtherRow" calcext:value="formula-is(ISEVEN(ROW()))" calcext:base-cell-address="'11th Work Ed.'.J39"/>
            <calcext:condition calcext:apply-style-name="EveryOtherRow2" calcext:value="formula-is(NOT(ISEVEN(ROW())))" calcext:base-cell-address="'11th Work Ed.'.J39"/>
          </calcext:conditional-format>
          <calcext:conditional-format calcext:target-range-address="'11th Work Ed.'.K39:'11th Work Ed.'.K39">
            <calcext:condition calcext:apply-style-name="EveryOtherRow" calcext:value="formula-is(ISEVEN(ROW()))" calcext:base-cell-address="'11th Work Ed.'.K39"/>
            <calcext:condition calcext:apply-style-name="EveryOtherRow2" calcext:value="formula-is(NOT(ISEVEN(ROW())))" calcext:base-cell-address="'11th Work Ed.'.K39"/>
          </calcext:conditional-format>
          <calcext:conditional-format calcext:target-range-address="'11th Work Ed.'.L39:'11th Work Ed.'.L39">
            <calcext:condition calcext:apply-style-name="EveryOtherRow" calcext:value="formula-is(ISEVEN(ROW()))" calcext:base-cell-address="'11th Work Ed.'.L39"/>
            <calcext:condition calcext:apply-style-name="EveryOtherRow2" calcext:value="formula-is(NOT(ISEVEN(ROW())))" calcext:base-cell-address="'11th Work Ed.'.L39"/>
          </calcext:conditional-format>
          <calcext:conditional-format calcext:target-range-address="'11th Work Ed.'.M39:'11th Work Ed.'.M39">
            <calcext:condition calcext:apply-style-name="EveryOtherRow" calcext:value="formula-is(ISEVEN(ROW()))" calcext:base-cell-address="'11th Work Ed.'.M39"/>
            <calcext:condition calcext:apply-style-name="EveryOtherRow2" calcext:value="formula-is(NOT(ISEVEN(ROW())))" calcext:base-cell-address="'11th Work Ed.'.M39"/>
          </calcext:conditional-format>
          <calcext:conditional-format calcext:target-range-address="'11th Work Ed.'.N39:'11th Work Ed.'.N39">
            <calcext:condition calcext:apply-style-name="EveryOtherRow" calcext:value="formula-is(ISEVEN(ROW()))" calcext:base-cell-address="'11th Work Ed.'.N39"/>
            <calcext:condition calcext:apply-style-name="EveryOtherRow2" calcext:value="formula-is(NOT(ISEVEN(ROW())))" calcext:base-cell-address="'11th Work Ed.'.N39"/>
          </calcext:conditional-format>
          <calcext:conditional-format calcext:target-range-address="'11th Work Ed.'.O39:'11th Work Ed.'.O39">
            <calcext:condition calcext:apply-style-name="EveryOtherRow" calcext:value="formula-is(ISEVEN(ROW()))" calcext:base-cell-address="'11th Work Ed.'.O39"/>
            <calcext:condition calcext:apply-style-name="EveryOtherRow2" calcext:value="formula-is(NOT(ISEVEN(ROW())))" calcext:base-cell-address="'11th Work Ed.'.O39"/>
          </calcext:conditional-format>
          <calcext:conditional-format calcext:target-range-address="'11th Work Ed.'.P39:'11th Work Ed.'.P39">
            <calcext:condition calcext:apply-style-name="EveryOtherRow" calcext:value="formula-is(ISEVEN(ROW()))" calcext:base-cell-address="'11th Work Ed.'.P39"/>
            <calcext:condition calcext:apply-style-name="EveryOtherRow2" calcext:value="formula-is(NOT(ISEVEN(ROW())))" calcext:base-cell-address="'11th Work Ed.'.P39"/>
          </calcext:conditional-format>
          <calcext:conditional-format calcext:target-range-address="'11th Work Ed.'.Q39:'11th Work Ed.'.Q39">
            <calcext:condition calcext:apply-style-name="EveryOtherRow" calcext:value="formula-is(ISEVEN(ROW()))" calcext:base-cell-address="'11th Work Ed.'.Q39"/>
            <calcext:condition calcext:apply-style-name="EveryOtherRow2" calcext:value="formula-is(NOT(ISEVEN(ROW())))" calcext:base-cell-address="'11th Work Ed.'.Q39"/>
          </calcext:conditional-format>
          <calcext:conditional-format calcext:target-range-address="'11th Work Ed.'.F40:'11th Work Ed.'.F40">
            <calcext:condition calcext:apply-style-name="EveryOtherRow" calcext:value="formula-is(ISEVEN(ROW()))" calcext:base-cell-address="'11th Work Ed.'.F40"/>
            <calcext:condition calcext:apply-style-name="EveryOtherRow2" calcext:value="formula-is(NOT(ISEVEN(ROW())))" calcext:base-cell-address="'11th Work Ed.'.F40"/>
          </calcext:conditional-format>
          <calcext:conditional-format calcext:target-range-address="'11th Work Ed.'.G40:'11th Work Ed.'.G40">
            <calcext:condition calcext:apply-style-name="EveryOtherRow" calcext:value="formula-is(ISEVEN(ROW()))" calcext:base-cell-address="'11th Work Ed.'.G40"/>
            <calcext:condition calcext:apply-style-name="EveryOtherRow2" calcext:value="formula-is(NOT(ISEVEN(ROW())))" calcext:base-cell-address="'11th Work Ed.'.G40"/>
          </calcext:conditional-format>
          <calcext:conditional-format calcext:target-range-address="'11th Work Ed.'.H40:'11th Work Ed.'.H40">
            <calcext:condition calcext:apply-style-name="EveryOtherRow" calcext:value="formula-is(ISEVEN(ROW()))" calcext:base-cell-address="'11th Work Ed.'.H40"/>
            <calcext:condition calcext:apply-style-name="EveryOtherRow2" calcext:value="formula-is(NOT(ISEVEN(ROW())))" calcext:base-cell-address="'11th Work Ed.'.H40"/>
          </calcext:conditional-format>
          <calcext:conditional-format calcext:target-range-address="'11th Work Ed.'.I40:'11th Work Ed.'.I40">
            <calcext:condition calcext:apply-style-name="EveryOtherRow" calcext:value="formula-is(ISEVEN(ROW()))" calcext:base-cell-address="'11th Work Ed.'.I40"/>
            <calcext:condition calcext:apply-style-name="EveryOtherRow2" calcext:value="formula-is(NOT(ISEVEN(ROW())))" calcext:base-cell-address="'11th Work Ed.'.I40"/>
          </calcext:conditional-format>
          <calcext:conditional-format calcext:target-range-address="'11th Work Ed.'.J40:'11th Work Ed.'.J40">
            <calcext:condition calcext:apply-style-name="EveryOtherRow" calcext:value="formula-is(ISEVEN(ROW()))" calcext:base-cell-address="'11th Work Ed.'.J40"/>
            <calcext:condition calcext:apply-style-name="EveryOtherRow2" calcext:value="formula-is(NOT(ISEVEN(ROW())))" calcext:base-cell-address="'11th Work Ed.'.J40"/>
          </calcext:conditional-format>
          <calcext:conditional-format calcext:target-range-address="'11th Work Ed.'.K40:'11th Work Ed.'.K40">
            <calcext:condition calcext:apply-style-name="EveryOtherRow" calcext:value="formula-is(ISEVEN(ROW()))" calcext:base-cell-address="'11th Work Ed.'.K40"/>
            <calcext:condition calcext:apply-style-name="EveryOtherRow2" calcext:value="formula-is(NOT(ISEVEN(ROW())))" calcext:base-cell-address="'11th Work Ed.'.K40"/>
          </calcext:conditional-format>
          <calcext:conditional-format calcext:target-range-address="'11th Work Ed.'.L40:'11th Work Ed.'.L40">
            <calcext:condition calcext:apply-style-name="EveryOtherRow" calcext:value="formula-is(ISEVEN(ROW()))" calcext:base-cell-address="'11th Work Ed.'.L40"/>
            <calcext:condition calcext:apply-style-name="EveryOtherRow2" calcext:value="formula-is(NOT(ISEVEN(ROW())))" calcext:base-cell-address="'11th Work Ed.'.L40"/>
          </calcext:conditional-format>
          <calcext:conditional-format calcext:target-range-address="'11th Work Ed.'.M40:'11th Work Ed.'.M40">
            <calcext:condition calcext:apply-style-name="EveryOtherRow" calcext:value="formula-is(ISEVEN(ROW()))" calcext:base-cell-address="'11th Work Ed.'.M40"/>
            <calcext:condition calcext:apply-style-name="EveryOtherRow2" calcext:value="formula-is(NOT(ISEVEN(ROW())))" calcext:base-cell-address="'11th Work Ed.'.M40"/>
          </calcext:conditional-format>
          <calcext:conditional-format calcext:target-range-address="'11th Work Ed.'.N40:'11th Work Ed.'.N40">
            <calcext:condition calcext:apply-style-name="EveryOtherRow" calcext:value="formula-is(ISEVEN(ROW()))" calcext:base-cell-address="'11th Work Ed.'.N40"/>
            <calcext:condition calcext:apply-style-name="EveryOtherRow2" calcext:value="formula-is(NOT(ISEVEN(ROW())))" calcext:base-cell-address="'11th Work Ed.'.N40"/>
          </calcext:conditional-format>
          <calcext:conditional-format calcext:target-range-address="'11th Work Ed.'.O40:'11th Work Ed.'.O40">
            <calcext:condition calcext:apply-style-name="EveryOtherRow" calcext:value="formula-is(ISEVEN(ROW()))" calcext:base-cell-address="'11th Work Ed.'.O40"/>
            <calcext:condition calcext:apply-style-name="EveryOtherRow2" calcext:value="formula-is(NOT(ISEVEN(ROW())))" calcext:base-cell-address="'11th Work Ed.'.O40"/>
          </calcext:conditional-format>
          <calcext:conditional-format calcext:target-range-address="'11th Work Ed.'.P40:'11th Work Ed.'.P40">
            <calcext:condition calcext:apply-style-name="EveryOtherRow" calcext:value="formula-is(ISEVEN(ROW()))" calcext:base-cell-address="'11th Work Ed.'.P40"/>
            <calcext:condition calcext:apply-style-name="EveryOtherRow2" calcext:value="formula-is(NOT(ISEVEN(ROW())))" calcext:base-cell-address="'11th Work Ed.'.P40"/>
          </calcext:conditional-format>
          <calcext:conditional-format calcext:target-range-address="'11th Work Ed.'.Q40:'11th Work Ed.'.Q40">
            <calcext:condition calcext:apply-style-name="EveryOtherRow" calcext:value="formula-is(ISEVEN(ROW()))" calcext:base-cell-address="'11th Work Ed.'.Q40"/>
            <calcext:condition calcext:apply-style-name="EveryOtherRow2" calcext:value="formula-is(NOT(ISEVEN(ROW())))" calcext:base-cell-address="'11th Work Ed.'.Q40"/>
          </calcext:conditional-format>
          <calcext:conditional-format calcext:target-range-address="'11th Work Ed.'.F41:'11th Work Ed.'.F41">
            <calcext:condition calcext:apply-style-name="EveryOtherRow" calcext:value="formula-is(ISEVEN(ROW()))" calcext:base-cell-address="'11th Work Ed.'.F41"/>
            <calcext:condition calcext:apply-style-name="EveryOtherRow2" calcext:value="formula-is(NOT(ISEVEN(ROW())))" calcext:base-cell-address="'11th Work Ed.'.F41"/>
          </calcext:conditional-format>
          <calcext:conditional-format calcext:target-range-address="'11th Work Ed.'.G41:'11th Work Ed.'.G41">
            <calcext:condition calcext:apply-style-name="EveryOtherRow" calcext:value="formula-is(ISEVEN(ROW()))" calcext:base-cell-address="'11th Work Ed.'.G41"/>
            <calcext:condition calcext:apply-style-name="EveryOtherRow2" calcext:value="formula-is(NOT(ISEVEN(ROW())))" calcext:base-cell-address="'11th Work Ed.'.G41"/>
          </calcext:conditional-format>
          <calcext:conditional-format calcext:target-range-address="'11th Work Ed.'.H41:'11th Work Ed.'.H41">
            <calcext:condition calcext:apply-style-name="EveryOtherRow" calcext:value="formula-is(ISEVEN(ROW()))" calcext:base-cell-address="'11th Work Ed.'.H41"/>
            <calcext:condition calcext:apply-style-name="EveryOtherRow2" calcext:value="formula-is(NOT(ISEVEN(ROW())))" calcext:base-cell-address="'11th Work Ed.'.H41"/>
          </calcext:conditional-format>
          <calcext:conditional-format calcext:target-range-address="'11th Work Ed.'.I41:'11th Work Ed.'.I41">
            <calcext:condition calcext:apply-style-name="EveryOtherRow" calcext:value="formula-is(ISEVEN(ROW()))" calcext:base-cell-address="'11th Work Ed.'.I41"/>
            <calcext:condition calcext:apply-style-name="EveryOtherRow2" calcext:value="formula-is(NOT(ISEVEN(ROW())))" calcext:base-cell-address="'11th Work Ed.'.I41"/>
          </calcext:conditional-format>
          <calcext:conditional-format calcext:target-range-address="'11th Work Ed.'.J41:'11th Work Ed.'.J41">
            <calcext:condition calcext:apply-style-name="EveryOtherRow" calcext:value="formula-is(ISEVEN(ROW()))" calcext:base-cell-address="'11th Work Ed.'.J41"/>
            <calcext:condition calcext:apply-style-name="EveryOtherRow2" calcext:value="formula-is(NOT(ISEVEN(ROW())))" calcext:base-cell-address="'11th Work Ed.'.J41"/>
          </calcext:conditional-format>
          <calcext:conditional-format calcext:target-range-address="'11th Work Ed.'.K41:'11th Work Ed.'.K41">
            <calcext:condition calcext:apply-style-name="EveryOtherRow" calcext:value="formula-is(ISEVEN(ROW()))" calcext:base-cell-address="'11th Work Ed.'.K41"/>
            <calcext:condition calcext:apply-style-name="EveryOtherRow2" calcext:value="formula-is(NOT(ISEVEN(ROW())))" calcext:base-cell-address="'11th Work Ed.'.K41"/>
          </calcext:conditional-format>
          <calcext:conditional-format calcext:target-range-address="'11th Work Ed.'.L41:'11th Work Ed.'.L41">
            <calcext:condition calcext:apply-style-name="EveryOtherRow" calcext:value="formula-is(ISEVEN(ROW()))" calcext:base-cell-address="'11th Work Ed.'.L41"/>
            <calcext:condition calcext:apply-style-name="EveryOtherRow2" calcext:value="formula-is(NOT(ISEVEN(ROW())))" calcext:base-cell-address="'11th Work Ed.'.L41"/>
          </calcext:conditional-format>
          <calcext:conditional-format calcext:target-range-address="'11th Work Ed.'.M41:'11th Work Ed.'.M41">
            <calcext:condition calcext:apply-style-name="EveryOtherRow" calcext:value="formula-is(ISEVEN(ROW()))" calcext:base-cell-address="'11th Work Ed.'.M41"/>
            <calcext:condition calcext:apply-style-name="EveryOtherRow2" calcext:value="formula-is(NOT(ISEVEN(ROW())))" calcext:base-cell-address="'11th Work Ed.'.M41"/>
          </calcext:conditional-format>
          <calcext:conditional-format calcext:target-range-address="'11th Work Ed.'.N41:'11th Work Ed.'.N41">
            <calcext:condition calcext:apply-style-name="EveryOtherRow" calcext:value="formula-is(ISEVEN(ROW()))" calcext:base-cell-address="'11th Work Ed.'.N41"/>
            <calcext:condition calcext:apply-style-name="EveryOtherRow2" calcext:value="formula-is(NOT(ISEVEN(ROW())))" calcext:base-cell-address="'11th Work Ed.'.N41"/>
          </calcext:conditional-format>
          <calcext:conditional-format calcext:target-range-address="'11th Work Ed.'.O41:'11th Work Ed.'.O41">
            <calcext:condition calcext:apply-style-name="EveryOtherRow" calcext:value="formula-is(ISEVEN(ROW()))" calcext:base-cell-address="'11th Work Ed.'.O41"/>
            <calcext:condition calcext:apply-style-name="EveryOtherRow2" calcext:value="formula-is(NOT(ISEVEN(ROW())))" calcext:base-cell-address="'11th Work Ed.'.O41"/>
          </calcext:conditional-format>
          <calcext:conditional-format calcext:target-range-address="'11th Work Ed.'.P41:'11th Work Ed.'.P41">
            <calcext:condition calcext:apply-style-name="EveryOtherRow" calcext:value="formula-is(ISEVEN(ROW()))" calcext:base-cell-address="'11th Work Ed.'.P41"/>
            <calcext:condition calcext:apply-style-name="EveryOtherRow2" calcext:value="formula-is(NOT(ISEVEN(ROW())))" calcext:base-cell-address="'11th Work Ed.'.P41"/>
          </calcext:conditional-format>
          <calcext:conditional-format calcext:target-range-address="'11th Work Ed.'.Q41:'11th Work Ed.'.Q41">
            <calcext:condition calcext:apply-style-name="EveryOtherRow" calcext:value="formula-is(ISEVEN(ROW()))" calcext:base-cell-address="'11th Work Ed.'.Q41"/>
            <calcext:condition calcext:apply-style-name="EveryOtherRow2" calcext:value="formula-is(NOT(ISEVEN(ROW())))" calcext:base-cell-address="'11th Work Ed.'.Q41"/>
          </calcext:conditional-format>
          <calcext:conditional-format calcext:target-range-address="'11th Work Ed.'.F42:'11th Work Ed.'.F42">
            <calcext:condition calcext:apply-style-name="EveryOtherRow" calcext:value="formula-is(ISEVEN(ROW()))" calcext:base-cell-address="'11th Work Ed.'.F42"/>
            <calcext:condition calcext:apply-style-name="EveryOtherRow2" calcext:value="formula-is(NOT(ISEVEN(ROW())))" calcext:base-cell-address="'11th Work Ed.'.F42"/>
          </calcext:conditional-format>
          <calcext:conditional-format calcext:target-range-address="'11th Work Ed.'.G42:'11th Work Ed.'.G42">
            <calcext:condition calcext:apply-style-name="EveryOtherRow" calcext:value="formula-is(ISEVEN(ROW()))" calcext:base-cell-address="'11th Work Ed.'.G42"/>
            <calcext:condition calcext:apply-style-name="EveryOtherRow2" calcext:value="formula-is(NOT(ISEVEN(ROW())))" calcext:base-cell-address="'11th Work Ed.'.G42"/>
          </calcext:conditional-format>
          <calcext:conditional-format calcext:target-range-address="'11th Work Ed.'.H42:'11th Work Ed.'.H42">
            <calcext:condition calcext:apply-style-name="EveryOtherRow" calcext:value="formula-is(ISEVEN(ROW()))" calcext:base-cell-address="'11th Work Ed.'.H42"/>
            <calcext:condition calcext:apply-style-name="EveryOtherRow2" calcext:value="formula-is(NOT(ISEVEN(ROW())))" calcext:base-cell-address="'11th Work Ed.'.H42"/>
          </calcext:conditional-format>
          <calcext:conditional-format calcext:target-range-address="'11th Work Ed.'.I42:'11th Work Ed.'.I42">
            <calcext:condition calcext:apply-style-name="EveryOtherRow" calcext:value="formula-is(ISEVEN(ROW()))" calcext:base-cell-address="'11th Work Ed.'.I42"/>
            <calcext:condition calcext:apply-style-name="EveryOtherRow2" calcext:value="formula-is(NOT(ISEVEN(ROW())))" calcext:base-cell-address="'11th Work Ed.'.I42"/>
          </calcext:conditional-format>
          <calcext:conditional-format calcext:target-range-address="'11th Work Ed.'.J42:'11th Work Ed.'.J42">
            <calcext:condition calcext:apply-style-name="EveryOtherRow" calcext:value="formula-is(ISEVEN(ROW()))" calcext:base-cell-address="'11th Work Ed.'.J42"/>
            <calcext:condition calcext:apply-style-name="EveryOtherRow2" calcext:value="formula-is(NOT(ISEVEN(ROW())))" calcext:base-cell-address="'11th Work Ed.'.J42"/>
          </calcext:conditional-format>
          <calcext:conditional-format calcext:target-range-address="'11th Work Ed.'.K42:'11th Work Ed.'.K42">
            <calcext:condition calcext:apply-style-name="EveryOtherRow" calcext:value="formula-is(ISEVEN(ROW()))" calcext:base-cell-address="'11th Work Ed.'.K42"/>
            <calcext:condition calcext:apply-style-name="EveryOtherRow2" calcext:value="formula-is(NOT(ISEVEN(ROW())))" calcext:base-cell-address="'11th Work Ed.'.K42"/>
          </calcext:conditional-format>
          <calcext:conditional-format calcext:target-range-address="'11th Work Ed.'.L42:'11th Work Ed.'.L42">
            <calcext:condition calcext:apply-style-name="EveryOtherRow" calcext:value="formula-is(ISEVEN(ROW()))" calcext:base-cell-address="'11th Work Ed.'.L42"/>
            <calcext:condition calcext:apply-style-name="EveryOtherRow2" calcext:value="formula-is(NOT(ISEVEN(ROW())))" calcext:base-cell-address="'11th Work Ed.'.L42"/>
          </calcext:conditional-format>
          <calcext:conditional-format calcext:target-range-address="'11th Work Ed.'.M42:'11th Work Ed.'.M42">
            <calcext:condition calcext:apply-style-name="EveryOtherRow" calcext:value="formula-is(ISEVEN(ROW()))" calcext:base-cell-address="'11th Work Ed.'.M42"/>
            <calcext:condition calcext:apply-style-name="EveryOtherRow2" calcext:value="formula-is(NOT(ISEVEN(ROW())))" calcext:base-cell-address="'11th Work Ed.'.M42"/>
          </calcext:conditional-format>
          <calcext:conditional-format calcext:target-range-address="'11th Work Ed.'.N42:'11th Work Ed.'.N42">
            <calcext:condition calcext:apply-style-name="EveryOtherRow" calcext:value="formula-is(ISEVEN(ROW()))" calcext:base-cell-address="'11th Work Ed.'.N42"/>
            <calcext:condition calcext:apply-style-name="EveryOtherRow2" calcext:value="formula-is(NOT(ISEVEN(ROW())))" calcext:base-cell-address="'11th Work Ed.'.N42"/>
          </calcext:conditional-format>
          <calcext:conditional-format calcext:target-range-address="'11th Work Ed.'.O42:'11th Work Ed.'.O42">
            <calcext:condition calcext:apply-style-name="EveryOtherRow" calcext:value="formula-is(ISEVEN(ROW()))" calcext:base-cell-address="'11th Work Ed.'.O42"/>
            <calcext:condition calcext:apply-style-name="EveryOtherRow2" calcext:value="formula-is(NOT(ISEVEN(ROW())))" calcext:base-cell-address="'11th Work Ed.'.O42"/>
          </calcext:conditional-format>
          <calcext:conditional-format calcext:target-range-address="'11th Work Ed.'.P42:'11th Work Ed.'.P42">
            <calcext:condition calcext:apply-style-name="EveryOtherRow" calcext:value="formula-is(ISEVEN(ROW()))" calcext:base-cell-address="'11th Work Ed.'.P42"/>
            <calcext:condition calcext:apply-style-name="EveryOtherRow2" calcext:value="formula-is(NOT(ISEVEN(ROW())))" calcext:base-cell-address="'11th Work Ed.'.P42"/>
          </calcext:conditional-format>
          <calcext:conditional-format calcext:target-range-address="'11th Work Ed.'.Q42:'11th Work Ed.'.Q42">
            <calcext:condition calcext:apply-style-name="EveryOtherRow" calcext:value="formula-is(ISEVEN(ROW()))" calcext:base-cell-address="'11th Work Ed.'.Q42"/>
            <calcext:condition calcext:apply-style-name="EveryOtherRow2" calcext:value="formula-is(NOT(ISEVEN(ROW())))" calcext:base-cell-address="'11th Work Ed.'.Q42"/>
          </calcext:conditional-format>
          <calcext:conditional-format calcext:target-range-address="'11th Work Ed.'.F43:'11th Work Ed.'.F43">
            <calcext:condition calcext:apply-style-name="EveryOtherRow" calcext:value="formula-is(ISEVEN(ROW()))" calcext:base-cell-address="'11th Work Ed.'.F43"/>
            <calcext:condition calcext:apply-style-name="EveryOtherRow2" calcext:value="formula-is(NOT(ISEVEN(ROW())))" calcext:base-cell-address="'11th Work Ed.'.F43"/>
          </calcext:conditional-format>
          <calcext:conditional-format calcext:target-range-address="'11th Work Ed.'.G43:'11th Work Ed.'.G43">
            <calcext:condition calcext:apply-style-name="EveryOtherRow" calcext:value="formula-is(ISEVEN(ROW()))" calcext:base-cell-address="'11th Work Ed.'.G43"/>
            <calcext:condition calcext:apply-style-name="EveryOtherRow2" calcext:value="formula-is(NOT(ISEVEN(ROW())))" calcext:base-cell-address="'11th Work Ed.'.G43"/>
          </calcext:conditional-format>
          <calcext:conditional-format calcext:target-range-address="'11th Work Ed.'.H43:'11th Work Ed.'.H43">
            <calcext:condition calcext:apply-style-name="EveryOtherRow" calcext:value="formula-is(ISEVEN(ROW()))" calcext:base-cell-address="'11th Work Ed.'.H43"/>
            <calcext:condition calcext:apply-style-name="EveryOtherRow2" calcext:value="formula-is(NOT(ISEVEN(ROW())))" calcext:base-cell-address="'11th Work Ed.'.H43"/>
          </calcext:conditional-format>
          <calcext:conditional-format calcext:target-range-address="'11th Work Ed.'.I43:'11th Work Ed.'.I43">
            <calcext:condition calcext:apply-style-name="EveryOtherRow" calcext:value="formula-is(ISEVEN(ROW()))" calcext:base-cell-address="'11th Work Ed.'.I43"/>
            <calcext:condition calcext:apply-style-name="EveryOtherRow2" calcext:value="formula-is(NOT(ISEVEN(ROW())))" calcext:base-cell-address="'11th Work Ed.'.I43"/>
          </calcext:conditional-format>
          <calcext:conditional-format calcext:target-range-address="'11th Work Ed.'.J43:'11th Work Ed.'.J43">
            <calcext:condition calcext:apply-style-name="EveryOtherRow" calcext:value="formula-is(ISEVEN(ROW()))" calcext:base-cell-address="'11th Work Ed.'.J43"/>
            <calcext:condition calcext:apply-style-name="EveryOtherRow2" calcext:value="formula-is(NOT(ISEVEN(ROW())))" calcext:base-cell-address="'11th Work Ed.'.J43"/>
          </calcext:conditional-format>
          <calcext:conditional-format calcext:target-range-address="'11th Work Ed.'.K43:'11th Work Ed.'.K43">
            <calcext:condition calcext:apply-style-name="EveryOtherRow" calcext:value="formula-is(ISEVEN(ROW()))" calcext:base-cell-address="'11th Work Ed.'.K43"/>
            <calcext:condition calcext:apply-style-name="EveryOtherRow2" calcext:value="formula-is(NOT(ISEVEN(ROW())))" calcext:base-cell-address="'11th Work Ed.'.K43"/>
          </calcext:conditional-format>
          <calcext:conditional-format calcext:target-range-address="'11th Work Ed.'.L43:'11th Work Ed.'.L43">
            <calcext:condition calcext:apply-style-name="EveryOtherRow" calcext:value="formula-is(ISEVEN(ROW()))" calcext:base-cell-address="'11th Work Ed.'.L43"/>
            <calcext:condition calcext:apply-style-name="EveryOtherRow2" calcext:value="formula-is(NOT(ISEVEN(ROW())))" calcext:base-cell-address="'11th Work Ed.'.L43"/>
          </calcext:conditional-format>
          <calcext:conditional-format calcext:target-range-address="'11th Work Ed.'.M43:'11th Work Ed.'.M43">
            <calcext:condition calcext:apply-style-name="EveryOtherRow" calcext:value="formula-is(ISEVEN(ROW()))" calcext:base-cell-address="'11th Work Ed.'.M43"/>
            <calcext:condition calcext:apply-style-name="EveryOtherRow2" calcext:value="formula-is(NOT(ISEVEN(ROW())))" calcext:base-cell-address="'11th Work Ed.'.M43"/>
          </calcext:conditional-format>
          <calcext:conditional-format calcext:target-range-address="'11th Work Ed.'.N43:'11th Work Ed.'.N43">
            <calcext:condition calcext:apply-style-name="EveryOtherRow" calcext:value="formula-is(ISEVEN(ROW()))" calcext:base-cell-address="'11th Work Ed.'.N43"/>
            <calcext:condition calcext:apply-style-name="EveryOtherRow2" calcext:value="formula-is(NOT(ISEVEN(ROW())))" calcext:base-cell-address="'11th Work Ed.'.N43"/>
          </calcext:conditional-format>
          <calcext:conditional-format calcext:target-range-address="'11th Work Ed.'.O43:'11th Work Ed.'.O43">
            <calcext:condition calcext:apply-style-name="EveryOtherRow" calcext:value="formula-is(ISEVEN(ROW()))" calcext:base-cell-address="'11th Work Ed.'.O43"/>
            <calcext:condition calcext:apply-style-name="EveryOtherRow2" calcext:value="formula-is(NOT(ISEVEN(ROW())))" calcext:base-cell-address="'11th Work Ed.'.O43"/>
          </calcext:conditional-format>
          <calcext:conditional-format calcext:target-range-address="'11th Work Ed.'.P43:'11th Work Ed.'.P43">
            <calcext:condition calcext:apply-style-name="EveryOtherRow" calcext:value="formula-is(ISEVEN(ROW()))" calcext:base-cell-address="'11th Work Ed.'.P43"/>
            <calcext:condition calcext:apply-style-name="EveryOtherRow2" calcext:value="formula-is(NOT(ISEVEN(ROW())))" calcext:base-cell-address="'11th Work Ed.'.P43"/>
          </calcext:conditional-format>
          <calcext:conditional-format calcext:target-range-address="'11th Work Ed.'.Q43:'11th Work Ed.'.Q43">
            <calcext:condition calcext:apply-style-name="EveryOtherRow" calcext:value="formula-is(ISEVEN(ROW()))" calcext:base-cell-address="'11th Work Ed.'.Q43"/>
            <calcext:condition calcext:apply-style-name="EveryOtherRow2" calcext:value="formula-is(NOT(ISEVEN(ROW())))" calcext:base-cell-address="'11th Work Ed.'.Q43"/>
          </calcext:conditional-format>
          <calcext:conditional-format calcext:target-range-address="'11th Work Ed.'.D44:'11th Work Ed.'.D44">
            <calcext:condition calcext:apply-style-name="EveryOtherRow" calcext:value="formula-is(ISEVEN(ROW()))" calcext:base-cell-address="'11th Work Ed.'.D44"/>
            <calcext:condition calcext:apply-style-name="EveryOtherRow2" calcext:value="formula-is(NOT(ISEVEN(ROW())))" calcext:base-cell-address="'11th Work Ed.'.D44"/>
          </calcext:conditional-format>
          <calcext:conditional-format calcext:target-range-address="'11th Work Ed.'.E44:'11th Work Ed.'.E44">
            <calcext:condition calcext:apply-style-name="EveryOtherRow" calcext:value="formula-is(ISEVEN(ROW()))" calcext:base-cell-address="'11th Work Ed.'.E44"/>
            <calcext:condition calcext:apply-style-name="EveryOtherRow2" calcext:value="formula-is(NOT(ISEVEN(ROW())))" calcext:base-cell-address="'11th Work Ed.'.E44"/>
          </calcext:conditional-format>
          <calcext:conditional-format calcext:target-range-address="'11th Work Ed.'.F44:'11th Work Ed.'.F44">
            <calcext:condition calcext:apply-style-name="EveryOtherRow" calcext:value="formula-is(ISEVEN(ROW()))" calcext:base-cell-address="'11th Work Ed.'.F44"/>
            <calcext:condition calcext:apply-style-name="EveryOtherRow2" calcext:value="formula-is(NOT(ISEVEN(ROW())))" calcext:base-cell-address="'11th Work Ed.'.F44"/>
          </calcext:conditional-format>
          <calcext:conditional-format calcext:target-range-address="'11th Work Ed.'.G44:'11th Work Ed.'.G44">
            <calcext:condition calcext:apply-style-name="EveryOtherRow" calcext:value="formula-is(ISEVEN(ROW()))" calcext:base-cell-address="'11th Work Ed.'.G44"/>
            <calcext:condition calcext:apply-style-name="EveryOtherRow2" calcext:value="formula-is(NOT(ISEVEN(ROW())))" calcext:base-cell-address="'11th Work Ed.'.G44"/>
          </calcext:conditional-format>
          <calcext:conditional-format calcext:target-range-address="'11th Work Ed.'.H44:'11th Work Ed.'.H44">
            <calcext:condition calcext:apply-style-name="EveryOtherRow" calcext:value="formula-is(ISEVEN(ROW()))" calcext:base-cell-address="'11th Work Ed.'.H44"/>
            <calcext:condition calcext:apply-style-name="EveryOtherRow2" calcext:value="formula-is(NOT(ISEVEN(ROW())))" calcext:base-cell-address="'11th Work Ed.'.H44"/>
          </calcext:conditional-format>
          <calcext:conditional-format calcext:target-range-address="'11th Work Ed.'.I44:'11th Work Ed.'.I44">
            <calcext:condition calcext:apply-style-name="EveryOtherRow" calcext:value="formula-is(ISEVEN(ROW()))" calcext:base-cell-address="'11th Work Ed.'.I44"/>
            <calcext:condition calcext:apply-style-name="EveryOtherRow2" calcext:value="formula-is(NOT(ISEVEN(ROW())))" calcext:base-cell-address="'11th Work Ed.'.I44"/>
          </calcext:conditional-format>
          <calcext:conditional-format calcext:target-range-address="'11th Work Ed.'.J44:'11th Work Ed.'.J44">
            <calcext:condition calcext:apply-style-name="EveryOtherRow" calcext:value="formula-is(ISEVEN(ROW()))" calcext:base-cell-address="'11th Work Ed.'.J44"/>
            <calcext:condition calcext:apply-style-name="EveryOtherRow2" calcext:value="formula-is(NOT(ISEVEN(ROW())))" calcext:base-cell-address="'11th Work Ed.'.J44"/>
          </calcext:conditional-format>
          <calcext:conditional-format calcext:target-range-address="'11th Work Ed.'.K44:'11th Work Ed.'.K44">
            <calcext:condition calcext:apply-style-name="EveryOtherRow" calcext:value="formula-is(ISEVEN(ROW()))" calcext:base-cell-address="'11th Work Ed.'.K44"/>
            <calcext:condition calcext:apply-style-name="EveryOtherRow2" calcext:value="formula-is(NOT(ISEVEN(ROW())))" calcext:base-cell-address="'11th Work Ed.'.K44"/>
          </calcext:conditional-format>
          <calcext:conditional-format calcext:target-range-address="'11th Work Ed.'.L44:'11th Work Ed.'.L44">
            <calcext:condition calcext:apply-style-name="EveryOtherRow" calcext:value="formula-is(ISEVEN(ROW()))" calcext:base-cell-address="'11th Work Ed.'.L44"/>
            <calcext:condition calcext:apply-style-name="EveryOtherRow2" calcext:value="formula-is(NOT(ISEVEN(ROW())))" calcext:base-cell-address="'11th Work Ed.'.L44"/>
          </calcext:conditional-format>
          <calcext:conditional-format calcext:target-range-address="'11th Work Ed.'.M44:'11th Work Ed.'.M44">
            <calcext:condition calcext:apply-style-name="EveryOtherRow" calcext:value="formula-is(ISEVEN(ROW()))" calcext:base-cell-address="'11th Work Ed.'.M44"/>
            <calcext:condition calcext:apply-style-name="EveryOtherRow2" calcext:value="formula-is(NOT(ISEVEN(ROW())))" calcext:base-cell-address="'11th Work Ed.'.M44"/>
          </calcext:conditional-format>
          <calcext:conditional-format calcext:target-range-address="'11th Work Ed.'.N44:'11th Work Ed.'.N44">
            <calcext:condition calcext:apply-style-name="EveryOtherRow" calcext:value="formula-is(ISEVEN(ROW()))" calcext:base-cell-address="'11th Work Ed.'.N44"/>
            <calcext:condition calcext:apply-style-name="EveryOtherRow2" calcext:value="formula-is(NOT(ISEVEN(ROW())))" calcext:base-cell-address="'11th Work Ed.'.N44"/>
          </calcext:conditional-format>
          <calcext:conditional-format calcext:target-range-address="'11th Work Ed.'.O44:'11th Work Ed.'.O44">
            <calcext:condition calcext:apply-style-name="EveryOtherRow" calcext:value="formula-is(ISEVEN(ROW()))" calcext:base-cell-address="'11th Work Ed.'.O44"/>
            <calcext:condition calcext:apply-style-name="EveryOtherRow2" calcext:value="formula-is(NOT(ISEVEN(ROW())))" calcext:base-cell-address="'11th Work Ed.'.O44"/>
          </calcext:conditional-format>
          <calcext:conditional-format calcext:target-range-address="'11th Work Ed.'.P44:'11th Work Ed.'.P44">
            <calcext:condition calcext:apply-style-name="EveryOtherRow" calcext:value="formula-is(ISEVEN(ROW()))" calcext:base-cell-address="'11th Work Ed.'.P44"/>
            <calcext:condition calcext:apply-style-name="EveryOtherRow2" calcext:value="formula-is(NOT(ISEVEN(ROW())))" calcext:base-cell-address="'11th Work Ed.'.P44"/>
          </calcext:conditional-format>
          <calcext:conditional-format calcext:target-range-address="'11th Work Ed.'.Q44:'11th Work Ed.'.Q44">
            <calcext:condition calcext:apply-style-name="EveryOtherRow" calcext:value="formula-is(ISEVEN(ROW()))" calcext:base-cell-address="'11th Work Ed.'.Q44"/>
            <calcext:condition calcext:apply-style-name="EveryOtherRow2" calcext:value="formula-is(NOT(ISEVEN(ROW())))" calcext:base-cell-address="'11th Work Ed.'.Q44"/>
          </calcext:conditional-format>
        </calcext:conditional-formats>
      </table:table>
      <table:table table:name="8th" table:style-name="ta2">
        <table:table-column table:style-name="co1" table:default-cell-style-name="ce52"/>
        <table:table-column table:style-name="co2" table:default-cell-style-name="ce53"/>
        <table:table-column table:style-name="co3" table:default-cell-style-name="ce52"/>
        <table:table-column table:style-name="co4" table:number-columns-repeated="2" table:default-cell-style-name="ce287"/>
        <table:table-column table:style-name="co4" table:number-columns-repeated="2" table:default-cell-style-name="ce175"/>
        <table:table-column table:style-name="co4" table:number-columns-repeated="28" table:default-cell-style-name="ce1"/>
        <table:table-column table:style-name="co5" table:number-columns-repeated="988" table:default-cell-style-name="ce1"/>
        <table:table-column table:style-name="co5" table:default-cell-style-name="Default"/>
        <table:table-row table:style-name="ro2">
          <table:table-cell table:style-name="ce254" office:value-type="string" calcext:value-type="string">
            <text:p>Date Due</text:p>
          </table:table-cell>
          <table:table-cell table:style-name="ce258" office:value-type="string" calcext:value-type="string">
            <text:p>8<text:span text:style-name="T1">th</text:span> Grade Math</text:p>
          </table:table-cell>
          <table:table-cell table:style-name="ce260" office:value-type="string" calcext:value-type="string">
            <text:p>Points Possible for Each Assignment</text:p>
          </table:table-cell>
          <table:table-cell table:style-name="ce263" office:value-type="string" calcext:value-type="string">
            <text:p>Average (non-zero)</text:p>
          </table:table-cell>
          <table:table-cell table:style-name="ce263" office:value-type="string" calcext:value-type="string">
            <text:p>Stdev (non-zero)</text:p>
          </table:table-cell>
          <table:table-cell table:style-name="ce260" office:value-type="string" calcext:value-type="string">
            <text:p>Last, First1</text:p>
          </table:table-cell>
          <table:table-cell table:style-name="ce260" office:value-type="string" calcext:value-type="string">
            <text:p>Last, First2</text:p>
          </table:table-cell>
          <table:table-cell table:style-name="ce260" office:value-type="string" calcext:value-type="string">
            <text:p>Last, First3</text:p>
          </table:table-cell>
          <table:table-cell table:style-name="ce260" office:value-type="string" calcext:value-type="string">
            <text:p>Last, First4</text:p>
          </table:table-cell>
          <table:table-cell table:style-name="ce260" office:value-type="string" calcext:value-type="string">
            <text:p>Last, First5</text:p>
          </table:table-cell>
          <table:table-cell table:style-name="ce260" office:value-type="string" calcext:value-type="string">
            <text:p>Last, First6</text:p>
          </table:table-cell>
          <table:table-cell table:style-name="ce260" office:value-type="string" calcext:value-type="string">
            <text:p>Last, First7</text:p>
          </table:table-cell>
          <table:table-cell table:style-name="ce260" office:value-type="string" calcext:value-type="string">
            <text:p>Last, First8</text:p>
          </table:table-cell>
          <table:table-cell table:style-name="ce260" office:value-type="string" calcext:value-type="string">
            <text:p>Last, First9</text:p>
          </table:table-cell>
          <table:table-cell table:style-name="ce260" office:value-type="string" calcext:value-type="string">
            <text:p>Last, First10</text:p>
          </table:table-cell>
          <table:table-cell table:style-name="ce260" office:value-type="string" calcext:value-type="string">
            <text:p>Last, First11</text:p>
          </table:table-cell>
          <table:table-cell table:style-name="ce260" office:value-type="string" calcext:value-type="string">
            <text:p>Last, First12</text:p>
          </table:table-cell>
          <table:table-cell table:style-name="ce260" office:value-type="string" calcext:value-type="string">
            <text:p>Last, First13</text:p>
          </table:table-cell>
          <table:table-cell table:style-name="ce260" office:value-type="string" calcext:value-type="string">
            <text:p>Student Name14</text:p>
          </table:table-cell>
          <table:table-cell table:style-name="ce260" office:value-type="string" calcext:value-type="string">
            <text:p>Student Name15</text:p>
          </table:table-cell>
          <table:table-cell table:style-name="ce260" office:value-type="string" calcext:value-type="string">
            <text:p>Student Name16</text:p>
          </table:table-cell>
          <table:table-cell table:style-name="ce260" office:value-type="string" calcext:value-type="string">
            <text:p>Student Name17</text:p>
          </table:table-cell>
          <table:table-cell table:style-name="ce260" office:value-type="string" calcext:value-type="string">
            <text:p>Student Name18</text:p>
          </table:table-cell>
          <table:table-cell table:style-name="ce260" office:value-type="string" calcext:value-type="string">
            <text:p>Student Name19</text:p>
          </table:table-cell>
          <table:table-cell table:style-name="ce260" office:value-type="string" calcext:value-type="string">
            <text:p>Student Name20</text:p>
          </table:table-cell>
          <table:table-cell table:style-name="ce260" office:value-type="string" calcext:value-type="string">
            <text:p>Student Name21</text:p>
          </table:table-cell>
          <table:table-cell table:style-name="ce260" office:value-type="string" calcext:value-type="string">
            <text:p>Student Name22</text:p>
          </table:table-cell>
          <table:table-cell table:style-name="ce260" office:value-type="string" calcext:value-type="string">
            <text:p>Student Name23</text:p>
          </table:table-cell>
          <table:table-cell table:style-name="ce260" office:value-type="string" calcext:value-type="string">
            <text:p>Student Name24</text:p>
          </table:table-cell>
          <table:table-cell table:style-name="ce260" office:value-type="string" calcext:value-type="string">
            <text:p>Student Name25</text:p>
          </table:table-cell>
          <table:table-cell table:style-name="ce260" office:value-type="string" calcext:value-type="string">
            <text:p>Student Name26</text:p>
          </table:table-cell>
          <table:table-cell table:style-name="ce260" office:value-type="string" calcext:value-type="string">
            <text:p>Student Name27</text:p>
          </table:table-cell>
          <table:table-cell table:style-name="ce260" office:value-type="string" calcext:value-type="string">
            <text:p>Student Name28</text:p>
          </table:table-cell>
          <table:table-cell table:style-name="ce260" office:value-type="string" calcext:value-type="string">
            <text:p>Student Name29</text:p>
          </table:table-cell>
          <table:table-cell table:style-name="ce260" office:value-type="string" calcext:value-type="string">
            <text:p>Student Name30</text:p>
          </table:table-cell>
          <table:table-cell table:style-name="ce260" table:number-columns-repeated="988"/>
          <table:table-cell/>
        </table:table-row>
        <table:table-row table:style-name="ro7">
          <table:table-cell table:style-name="ce255" office:value-type="date" office:date-value="2017-03-17" calcext:value-type="date">
            <text:p>3/17/2017</text:p>
          </table:table-cell>
          <table:table-cell table:style-name="ce259" office:value-type="string" calcext:value-type="string">
            <text:p>Perimeter HW: L9 p. 22 #1-2, L10 p. 24 #2-3, L11 p. 26 #5-6, L12 p. 29 #6-7</text:p>
          </table:table-cell>
          <table:table-cell table:style-name="ce685" office:value-type="float" office:value="10" calcext:value-type="float">
            <text:p>10</text:p>
          </table:table-cell>
          <table:table-cell table:style-name="ce264" table:formula="of:=AVERAGEIF([.F2:.AMJ2];&quot;&lt;&gt;0&quot;)" office:value-type="float" office:value="6.05555555555556" calcext:value-type="float">
            <text:p>6.1</text:p>
          </table:table-cell>
          <table:table-cell table:style-name="ce264" table:number-matrix-columns-spanned="1" table:number-matrix-rows-spanned="1" table:formula="of:=STDEV(IF([.F2:.AMJ2]&lt;&gt;0;[.F2:.AMJ2]))" office:value-type="float" office:value="3.33020686711468" calcext:value-type="float">
            <text:p>3.3</text:p>
          </table:table-cell>
          <table:table-cell table:style-name="ce737" office:value-type="float" office:value="8.5" calcext:value-type="float">
            <text:p>8.5</text:p>
          </table:table-cell>
          <table:table-cell table:style-name="ce737"/>
          <table:table-cell table:style-name="ce737" office:value-type="float" office:value="1.5" calcext:value-type="float">
            <text:p>1.5</text:p>
          </table:table-cell>
          <table:table-cell table:style-name="ce264"/>
          <table:table-cell table:style-name="ce264" office:value-type="float" office:value="9.5" calcext:value-type="float">
            <text:p>9.5</text:p>
          </table:table-cell>
          <table:table-cell table:style-name="ce748" office:value-type="float" office:value="5.5" calcext:value-type="float">
            <text:p>5.5</text:p>
          </table:table-cell>
          <table:table-cell table:style-name="ce748" office:value-type="float" office:value="2.5" calcext:value-type="float">
            <text:p>2.5</text:p>
          </table:table-cell>
          <table:table-cell table:style-name="ce748" office:value-type="float" office:value="10" calcext:value-type="float">
            <text:p>10.0</text:p>
          </table:table-cell>
          <table:table-cell table:style-name="ce756" office:value-type="float" office:value="5.5" calcext:value-type="float">
            <text:p>5.5</text:p>
          </table:table-cell>
          <table:table-cell table:style-name="ce756" office:value-type="float" office:value="2.5" calcext:value-type="float">
            <text:p>2.5</text:p>
          </table:table-cell>
          <table:table-cell table:style-name="ce756" office:value-type="string" calcext:value-type="string">
            <text:p>late</text:p>
          </table:table-cell>
          <table:table-cell table:style-name="ce264" office:value-type="string" calcext:value-type="string">
            <text:p>late</text:p>
          </table:table-cell>
          <table:table-cell table:style-name="ce264" office:value-type="float" office:value="9" calcext:value-type="float">
            <text:p>9.0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3">
          <table:table-cell table:style-name="ce255" office:value-type="date" office:date-value="2017-03-20" calcext:value-type="date">
            <text:p>3/20/2017</text:p>
          </table:table-cell>
          <table:table-cell table:style-name="ce259" office:value-type="string" calcext:value-type="string">
            <text:p>Quiz: Divisibility Rules</text:p>
          </table:table-cell>
          <table:table-cell table:style-name="ce685" office:value-type="float" office:value="8" calcext:value-type="float">
            <text:p>8</text:p>
          </table:table-cell>
          <table:table-cell table:style-name="ce265" table:formula="of:=AVERAGEIF([.F3:.AMJ3];&quot;&lt;&gt;0&quot;)" office:value-type="float" office:value="3.23076923076923" calcext:value-type="float">
            <text:p>3.2</text:p>
          </table:table-cell>
          <table:table-cell table:style-name="ce265" table:number-matrix-columns-spanned="1" table:number-matrix-rows-spanned="1" table:formula="of:=STDEV(IF([.F3:.AMJ3]&lt;&gt;0;[.F3:.AMJ3]))" office:value-type="float" office:value="1.48064435037847" calcext:value-type="float">
            <text:p>1.5</text:p>
          </table:table-cell>
          <table:table-cell table:style-name="ce264" office:value-type="float" office:value="3" calcext:value-type="float">
            <text:p>3.0</text:p>
          </table:table-cell>
          <table:table-cell table:style-name="ce264" office:value-type="float" office:value="1" calcext:value-type="float">
            <text:p>1.0</text:p>
          </table:table-cell>
          <table:table-cell table:number-columns-repeated="2" table:style-name="ce264" office:value-type="float" office:value="4" calcext:value-type="float">
            <text:p>4.0</text:p>
          </table:table-cell>
          <table:table-cell table:style-name="ce264" office:value-type="float" office:value="6" calcext:value-type="float">
            <text:p>6.0</text:p>
          </table:table-cell>
          <table:table-cell table:style-name="ce264" office:value-type="float" office:value="5" calcext:value-type="float">
            <text:p>5.0</text:p>
          </table:table-cell>
          <table:table-cell table:style-name="ce264" office:value-type="float" office:value="4" calcext:value-type="float">
            <text:p>4.0</text:p>
          </table:table-cell>
          <table:table-cell table:style-name="ce264" office:value-type="float" office:value="3" calcext:value-type="float">
            <text:p>3.0</text:p>
          </table:table-cell>
          <table:table-cell table:style-name="ce264" office:value-type="float" office:value="2" calcext:value-type="float">
            <text:p>2.0</text:p>
          </table:table-cell>
          <table:table-cell table:style-name="ce264" office:value-type="float" office:value="1" calcext:value-type="float">
            <text:p>1.0</text:p>
          </table:table-cell>
          <table:table-cell table:style-name="ce264" office:value-type="float" office:value="2" calcext:value-type="float">
            <text:p>2.0</text:p>
          </table:table-cell>
          <table:table-cell table:style-name="ce264" office:value-type="float" office:value="3" calcext:value-type="float">
            <text:p>3.0</text:p>
          </table:table-cell>
          <table:table-cell table:style-name="ce264" office:value-type="float" office:value="4" calcext:value-type="float">
            <text:p>4.0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8">
          <table:table-cell table:style-name="ce255" office:value-type="date" office:date-value="2017-03-22" calcext:value-type="date">
            <text:p>3/22/2017</text:p>
          </table:table-cell>
          <table:table-cell table:style-name="ce259" office:value-type="string" calcext:value-type="string">
            <text:p>Divisibility HW: L10 p. 24 #1, L11 p. 26 #4, L12 p. 29 #5, L13 p. 31 #5</text:p>
          </table:table-cell>
          <table:table-cell table:style-name="ce685" office:value-type="float" office:value="10" calcext:value-type="float">
            <text:p>10</text:p>
          </table:table-cell>
          <table:table-cell table:style-name="ce266" table:formula="of:=AVERAGEIF([.F4:.AMJ4];&quot;&lt;&gt;0&quot;)" office:value-type="float" office:value="9.46153846153846" calcext:value-type="float">
            <text:p>9.5</text:p>
          </table:table-cell>
          <table:table-cell table:style-name="ce266" table:number-matrix-columns-spanned="1" table:number-matrix-rows-spanned="1" table:formula="of:=STDEV(IF([.F4:.AMJ4]&lt;&gt;0;[.F4:.AMJ4]))" office:value-type="float" office:value="0.627877989127481" calcext:value-type="float">
            <text:p>0.6</text:p>
          </table:table-cell>
          <table:table-cell table:style-name="ce264" office:value-type="float" office:value="9.5" calcext:value-type="float">
            <text:p>9.5</text:p>
          </table:table-cell>
          <table:table-cell table:style-name="ce264" office:value-type="float" office:value="8.5" calcext:value-type="float">
            <text:p>8.5</text:p>
          </table:table-cell>
          <table:table-cell table:number-columns-repeated="2" table:style-name="ce264" office:value-type="float" office:value="10" calcext:value-type="float">
            <text:p>10.0</text:p>
          </table:table-cell>
          <table:table-cell table:style-name="ce764" office:value-type="float" office:value="9.5" calcext:value-type="float">
            <text:p>9.5</text:p>
          </table:table-cell>
          <table:table-cell table:style-name="ce764" office:value-type="float" office:value="8.5" calcext:value-type="float">
            <text:p>8.5</text:p>
          </table:table-cell>
          <table:table-cell table:number-columns-repeated="2" table:style-name="ce764" office:value-type="float" office:value="10" calcext:value-type="float">
            <text:p>10.0</text:p>
          </table:table-cell>
          <table:table-cell table:style-name="ce772" office:value-type="float" office:value="9.5" calcext:value-type="float">
            <text:p>9.5</text:p>
          </table:table-cell>
          <table:table-cell table:style-name="ce772" office:value-type="float" office:value="8.5" calcext:value-type="float">
            <text:p>8.5</text:p>
          </table:table-cell>
          <table:table-cell table:number-columns-repeated="2" table:style-name="ce772" office:value-type="float" office:value="10" calcext:value-type="float">
            <text:p>10.0</text:p>
          </table:table-cell>
          <table:table-cell table:style-name="ce264" office:value-type="float" office:value="9" calcext:value-type="float">
            <text:p>9.0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3">
          <table:table-cell table:style-name="ce255" office:value-type="date" office:date-value="2017-03-23" calcext:value-type="date">
            <text:p>3/23/2017</text:p>
          </table:table-cell>
          <table:table-cell table:style-name="ce259" office:value-type="string" calcext:value-type="string">
            <text:p>Prime Numbers 1-50</text:p>
          </table:table-cell>
          <table:table-cell table:style-name="ce685" office:value-type="float" office:value="10" calcext:value-type="float">
            <text:p>10</text:p>
          </table:table-cell>
          <table:table-cell table:style-name="ce267" table:formula="of:=AVERAGEIF([.F5:.AMJ5];&quot;&lt;&gt;0&quot;)" office:value-type="float" office:value="7.63636363636364" calcext:value-type="float">
            <text:p>7.6</text:p>
          </table:table-cell>
          <table:table-cell table:style-name="ce267" table:number-matrix-columns-spanned="1" table:number-matrix-rows-spanned="1" table:formula="of:=STDEV(IF([.F5:.AMJ5]&lt;&gt;0;[.F5:.AMJ5]))" office:value-type="float" office:value="1.56669890360128" calcext:value-type="float">
            <text:p>1.6</text:p>
          </table:table-cell>
          <table:table-cell table:style-name="ce264"/>
          <table:table-cell table:style-name="ce264" office:value-type="float" office:value="8" calcext:value-type="float">
            <text:p>8.0</text:p>
          </table:table-cell>
          <table:table-cell table:style-name="ce264" office:value-type="float" office:value="9" calcext:value-type="float">
            <text:p>9.0</text:p>
          </table:table-cell>
          <table:table-cell table:style-name="ce264"/>
          <table:table-cell table:style-name="ce264" office:value-type="float" office:value="7" calcext:value-type="float">
            <text:p>7.0</text:p>
          </table:table-cell>
          <table:table-cell table:style-name="ce264" office:value-type="float" office:value="6" calcext:value-type="float">
            <text:p>6.0</text:p>
          </table:table-cell>
          <table:table-cell table:style-name="ce264" office:value-type="float" office:value="5" calcext:value-type="float">
            <text:p>5.0</text:p>
          </table:table-cell>
          <table:table-cell table:style-name="ce264" office:value-type="float" office:value="6" calcext:value-type="float">
            <text:p>6.0</text:p>
          </table:table-cell>
          <table:table-cell table:style-name="ce264" office:value-type="float" office:value="7" calcext:value-type="float">
            <text:p>7.0</text:p>
          </table:table-cell>
          <table:table-cell table:style-name="ce264" office:value-type="float" office:value="8" calcext:value-type="float">
            <text:p>8.0</text:p>
          </table:table-cell>
          <table:table-cell table:style-name="ce264" office:value-type="float" office:value="9" calcext:value-type="float">
            <text:p>9.0</text:p>
          </table:table-cell>
          <table:table-cell table:style-name="ce264" office:value-type="float" office:value="10" calcext:value-type="float">
            <text:p>10.0</text:p>
          </table:table-cell>
          <table:table-cell table:style-name="ce264" office:value-type="float" office:value="9" calcext:value-type="float">
            <text:p>9.0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7">
          <table:table-cell table:style-name="ce255" office:value-type="date" office:date-value="2017-04-03" calcext:value-type="date">
            <text:p>4/3/2017</text:p>
          </table:table-cell>
          <table:table-cell table:style-name="ce259" office:value-type="string" calcext:value-type="string">
            <text:p>Prime Factors HW: L12 p. 29 #13, L13 p. 31 #13, L14 p. 34 #15</text:p>
          </table:table-cell>
          <table:table-cell table:style-name="ce685" office:value-type="float" office:value="10" calcext:value-type="float">
            <text:p>10</text:p>
          </table:table-cell>
          <table:table-cell table:style-name="ce268" table:formula="of:=AVERAGEIF([.F6:.AMJ6];&quot;&lt;&gt;0&quot;)" office:value-type="float" office:value="7.875" calcext:value-type="float">
            <text:p>7.9</text:p>
          </table:table-cell>
          <table:table-cell table:style-name="ce268" table:number-matrix-columns-spanned="1" table:number-matrix-rows-spanned="1" table:formula="of:=STDEV(IF([.F6:.AMJ6]&lt;&gt;0;[.F6:.AMJ6]))" office:value-type="float" office:value="2.5319388392523" calcext:value-type="float">
            <text:p>2.5</text:p>
          </table:table-cell>
          <table:table-cell table:style-name="ce264"/>
          <table:table-cell table:number-columns-repeated="2" table:style-name="ce264" office:value-type="float" office:value="10" calcext:value-type="float">
            <text:p>10.0</text:p>
          </table:table-cell>
          <table:table-cell table:style-name="ce264"/>
          <table:table-cell table:style-name="ce264" office:value-type="float" office:value="10" calcext:value-type="float">
            <text:p>10.0</text:p>
          </table:table-cell>
          <table:table-cell table:style-name="ce264"/>
          <table:table-cell table:style-name="ce264" office:value-type="float" office:value="8" calcext:value-type="float">
            <text:p>8.0</text:p>
          </table:table-cell>
          <table:table-cell table:style-name="ce264"/>
          <table:table-cell table:style-name="ce264" office:value-type="float" office:value="10" calcext:value-type="float">
            <text:p>10.0</text:p>
          </table:table-cell>
          <table:table-cell table:style-name="ce264" office:value-type="float" office:value="4" calcext:value-type="float">
            <text:p>4.0</text:p>
          </table:table-cell>
          <table:table-cell table:style-name="ce264" office:value-type="string" calcext:value-type="string">
            <text:p>late</text:p>
          </table:table-cell>
          <table:table-cell table:style-name="ce264" office:value-type="float" office:value="5" calcext:value-type="float">
            <text:p>5.0</text:p>
          </table:table-cell>
          <table:table-cell table:style-name="ce264" office:value-type="float" office:value="6" calcext:value-type="float">
            <text:p>6.0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3">
          <table:table-cell table:style-name="ce255" office:value-type="date" office:date-value="2017-04-04" calcext:value-type="date">
            <text:p>4/4/2017</text:p>
          </table:table-cell>
          <table:table-cell table:style-name="ce259" office:value-type="string" calcext:value-type="string">
            <text:p>Review Worksheet</text:p>
          </table:table-cell>
          <table:table-cell table:style-name="ce685" office:value-type="float" office:value="5" calcext:value-type="float">
            <text:p>5</text:p>
          </table:table-cell>
          <table:table-cell table:style-name="ce269" table:formula="of:=AVERAGEIF([.F7:.AMJ7];&quot;&lt;&gt;0&quot;)" office:value-type="float" office:value="4.16666666666667" calcext:value-type="float">
            <text:p>4.2</text:p>
          </table:table-cell>
          <table:table-cell table:style-name="ce269" table:number-matrix-columns-spanned="1" table:number-matrix-rows-spanned="1" table:formula="of:=STDEV(IF([.F7:.AMJ7]&lt;&gt;0;[.F7:.AMJ7]))" office:value-type="float" office:value="1.02985730108887" calcext:value-type="float">
            <text:p>1.0</text:p>
          </table:table-cell>
          <table:table-cell table:number-columns-repeated="3" table:style-name="ce264" office:value-type="float" office:value="5" calcext:value-type="float">
            <text:p>5.0</text:p>
          </table:table-cell>
          <table:table-cell table:style-name="ce264" office:value-type="float" office:value="3" calcext:value-type="float">
            <text:p>3.0</text:p>
          </table:table-cell>
          <table:table-cell table:style-name="ce264" office:value-type="float" office:value="5" calcext:value-type="float">
            <text:p>5.0</text:p>
          </table:table-cell>
          <table:table-cell table:style-name="ce264" office:value-type="float" office:value="3" calcext:value-type="float">
            <text:p>3.0</text:p>
          </table:table-cell>
          <table:table-cell table:style-name="ce264" office:value-type="float" office:value="5" calcext:value-type="float">
            <text:p>5.0</text:p>
          </table:table-cell>
          <table:table-cell table:style-name="ce264"/>
          <table:table-cell table:style-name="ce264" office:value-type="float" office:value="3" calcext:value-type="float">
            <text:p>3.0</text:p>
          </table:table-cell>
          <table:table-cell table:style-name="ce264" office:value-type="float" office:value="5" calcext:value-type="float">
            <text:p>5.0</text:p>
          </table:table-cell>
          <table:table-cell table:style-name="ce264" office:value-type="float" office:value="3" calcext:value-type="float">
            <text:p>3.0</text:p>
          </table:table-cell>
          <table:table-cell table:style-name="ce264" office:value-type="float" office:value="5" calcext:value-type="float">
            <text:p>5.0</text:p>
          </table:table-cell>
          <table:table-cell table:style-name="ce264" office:value-type="float" office:value="3" calcext:value-type="float">
            <text:p>3.0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3">
          <table:table-cell table:style-name="ce255" office:value-type="date" office:date-value="2017-04-05" calcext:value-type="date">
            <text:p>4/5/2017</text:p>
          </table:table-cell>
          <table:table-cell table:style-name="ce259" office:value-type="string" calcext:value-type="string">
            <text:p>Test over Perimeter, Divisibility, and Primes</text:p>
          </table:table-cell>
          <table:table-cell table:style-name="ce685" office:value-type="float" office:value="30" calcext:value-type="float">
            <text:p>30</text:p>
          </table:table-cell>
          <table:table-cell table:style-name="ce270" table:formula="of:=AVERAGEIF([.F8:.AMJ8];&quot;&lt;&gt;0&quot;)" office:value-type="float" office:value="16.6666666666667" calcext:value-type="float">
            <text:p>16.7</text:p>
          </table:table-cell>
          <table:table-cell table:style-name="ce270" table:number-matrix-columns-spanned="1" table:number-matrix-rows-spanned="1" table:formula="of:=STDEV(IF([.F8:.AMJ8]&lt;&gt;0;[.F8:.AMJ8]))" office:value-type="float" office:value="0" calcext:value-type="float">
            <text:p>0.0</text:p>
          </table:table-cell>
          <table:table-cell table:style-name="ce289" table:formula="of:=10/18*[.$C$8]" office:value-type="float" office:value="16.6666666666667" calcext:value-type="float">
            <text:p>16.7</text:p>
          </table:table-cell>
          <table:table-cell table:style-name="ce780" table:formula="of:=10/18*[.$C$8]" office:value-type="float" office:value="16.6666666666667" calcext:value-type="float">
            <text:p>16.7</text:p>
          </table:table-cell>
          <table:table-cell table:style-name="ce789" table:formula="of:=10/18*[.$C$8]" office:value-type="float" office:value="16.6666666666667" calcext:value-type="float">
            <text:p>16.7</text:p>
          </table:table-cell>
          <table:table-cell table:style-name="ce797" table:formula="of:=10/18*[.$C$8]" office:value-type="float" office:value="16.6666666666667" calcext:value-type="float">
            <text:p>16.7</text:p>
          </table:table-cell>
          <table:table-cell table:style-name="ce805" table:formula="of:=10/18*[.$C$8]" office:value-type="float" office:value="16.6666666666667" calcext:value-type="float">
            <text:p>16.7</text:p>
          </table:table-cell>
          <table:table-cell table:style-name="ce813" table:formula="of:=10/18*[.$C$8]" office:value-type="float" office:value="16.6666666666667" calcext:value-type="float">
            <text:p>16.7</text:p>
          </table:table-cell>
          <table:table-cell table:style-name="ce821" table:formula="of:=10/18*[.$C$8]" office:value-type="float" office:value="16.6666666666667" calcext:value-type="float">
            <text:p>16.7</text:p>
          </table:table-cell>
          <table:table-cell table:style-name="ce829"/>
          <table:table-cell table:style-name="ce837" table:formula="of:=10/18*[.$C$8]" office:value-type="float" office:value="16.6666666666667" calcext:value-type="float">
            <text:p>16.7</text:p>
          </table:table-cell>
          <table:table-cell table:style-name="ce845" table:formula="of:=10/18*[.$C$8]" office:value-type="float" office:value="16.6666666666667" calcext:value-type="float">
            <text:p>16.7</text:p>
          </table:table-cell>
          <table:table-cell table:style-name="ce722" table:formula="of:=10/18*[.$C$8]" office:value-type="float" office:value="16.6666666666667" calcext:value-type="float">
            <text:p>16.7</text:p>
          </table:table-cell>
          <table:table-cell table:style-name="ce723" table:formula="of:=10/18*[.$C$8]" office:value-type="float" office:value="16.6666666666667" calcext:value-type="float">
            <text:p>16.7</text:p>
          </table:table-cell>
          <table:table-cell table:style-name="ce724" table:formula="of:=10/18*[.$C$8]" office:value-type="float" office:value="16.6666666666667" calcext:value-type="float">
            <text:p>16.7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3">
          <table:table-cell table:style-name="ce255" office:value-type="date" office:date-value="2017-04-06" calcext:value-type="date">
            <text:p>4/6/2017</text:p>
          </table:table-cell>
          <table:table-cell table:style-name="ce259" office:value-type="string" calcext:value-type="string">
            <text:p>Notes</text:p>
          </table:table-cell>
          <table:table-cell table:style-name="ce685" office:value-type="float" office:value="8" calcext:value-type="float">
            <text:p>8</text:p>
          </table:table-cell>
          <table:table-cell table:style-name="ce271" table:formula="of:=AVERAGEIF([.F9:.AMJ9];&quot;&lt;&gt;0&quot;)" office:value-type="float" office:value="7" calcext:value-type="float">
            <text:p>7.0</text:p>
          </table:table-cell>
          <table:table-cell table:style-name="ce271" table:number-matrix-columns-spanned="1" table:number-matrix-rows-spanned="1" table:formula="of:=STDEV(IF([.F9:.AMJ9]&lt;&gt;0;[.F9:.AMJ9]))" office:value-type="float" office:value="1.05409255338946" calcext:value-type="float">
            <text:p>1.1</text:p>
          </table:table-cell>
          <table:table-cell table:style-name="ce289" office:value-type="float" office:value="8" calcext:value-type="float">
            <text:p>8.0</text:p>
          </table:table-cell>
          <table:table-cell table:style-name="ce294" office:value-type="float" office:value="8" calcext:value-type="float">
            <text:p>8.0</text:p>
          </table:table-cell>
          <table:table-cell table:style-name="ce299" office:value-type="float" office:value="8" calcext:value-type="float">
            <text:p>8.0</text:p>
          </table:table-cell>
          <table:table-cell table:style-name="ce304" office:value-type="float" office:value="8" calcext:value-type="float">
            <text:p>8.0</text:p>
          </table:table-cell>
          <table:table-cell table:style-name="ce309"/>
          <table:table-cell table:style-name="ce314" office:value-type="float" office:value="7" calcext:value-type="float">
            <text:p>7.0</text:p>
          </table:table-cell>
          <table:table-cell table:style-name="ce319"/>
          <table:table-cell table:style-name="ce324"/>
          <table:table-cell table:style-name="ce329" office:value-type="float" office:value="7" calcext:value-type="float">
            <text:p>7.0</text:p>
          </table:table-cell>
          <table:table-cell table:style-name="ce334" office:value-type="float" office:value="6" calcext:value-type="float">
            <text:p>6.0</text:p>
          </table:table-cell>
          <table:table-cell table:style-name="ce339" office:value-type="float" office:value="5" calcext:value-type="float">
            <text:p>5.0</text:p>
          </table:table-cell>
          <table:table-cell table:style-name="ce344" office:value-type="float" office:value="6" calcext:value-type="float">
            <text:p>6.0</text:p>
          </table:table-cell>
          <table:table-cell table:style-name="ce349" office:value-type="float" office:value="7" calcext:value-type="float">
            <text:p>7.0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3">
          <table:table-cell table:style-name="ce255" office:value-type="date" office:date-value="2017-04-10" calcext:value-type="date">
            <text:p>4/10/2017</text:p>
          </table:table-cell>
          <table:table-cell table:style-name="ce259" office:value-type="string" calcext:value-type="string">
            <text:p>L13: 1-13, 14-24 (even), 30</text:p>
          </table:table-cell>
          <table:table-cell table:style-name="ce685" office:value-type="float" office:value="10" calcext:value-type="float">
            <text:p>10</text:p>
          </table:table-cell>
          <table:table-cell table:style-name="ce272" table:formula="of:=AVERAGEIF([.F10:.AMJ10];&quot;&lt;&gt;0&quot;)" office:value-type="float" office:value="8.57142857142857" calcext:value-type="float">
            <text:p>8.6</text:p>
          </table:table-cell>
          <table:table-cell table:style-name="ce272" table:number-matrix-columns-spanned="1" table:number-matrix-rows-spanned="1" table:formula="of:=STDEV(IF([.F10:.AMJ10]&lt;&gt;0;[.F10:.AMJ10]))" office:value-type="float" office:value="1.17006308336244" calcext:value-type="float">
            <text:p>1.2</text:p>
          </table:table-cell>
          <table:table-cell table:style-name="ce289"/>
          <table:table-cell table:style-name="ce294" office:value-type="float" office:value="8" calcext:value-type="float">
            <text:p>8.0</text:p>
          </table:table-cell>
          <table:table-cell table:style-name="ce299" office:value-type="float" office:value="9" calcext:value-type="float">
            <text:p>9.0</text:p>
          </table:table-cell>
          <table:table-cell table:style-name="ce304"/>
          <table:table-cell table:style-name="ce309"/>
          <table:table-cell table:style-name="ce314"/>
          <table:table-cell table:style-name="ce319" office:value-type="float" office:value="10" calcext:value-type="float">
            <text:p>10.0</text:p>
          </table:table-cell>
          <table:table-cell table:style-name="ce324"/>
          <table:table-cell table:style-name="ce329"/>
          <table:table-cell table:style-name="ce334" office:value-type="float" office:value="9" calcext:value-type="float">
            <text:p>9.0</text:p>
          </table:table-cell>
          <table:table-cell table:style-name="ce339" office:value-type="float" office:value="8" calcext:value-type="float">
            <text:p>8.0</text:p>
          </table:table-cell>
          <table:table-cell table:style-name="ce344" office:value-type="float" office:value="9.5" calcext:value-type="float">
            <text:p>9.5</text:p>
          </table:table-cell>
          <table:table-cell table:style-name="ce349" office:value-type="float" office:value="6.5" calcext:value-type="float">
            <text:p>6.5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3">
          <table:table-cell table:style-name="ce255" office:value-type="date" office:date-value="2017-04-13" calcext:value-type="date">
            <text:p>4/13/2017</text:p>
          </table:table-cell>
          <table:table-cell table:style-name="ce259" office:value-type="string" calcext:value-type="string">
            <text:p>L14: 1-9, 10-14 (even), 15, 16-24 (even)</text:p>
          </table:table-cell>
          <table:table-cell table:style-name="ce685" office:value-type="float" office:value="10" calcext:value-type="float">
            <text:p>10</text:p>
          </table:table-cell>
          <table:table-cell table:style-name="ce273" table:formula="of:=AVERAGEIF([.F11:.AMJ11];&quot;&lt;&gt;0&quot;)" office:value-type="float" office:value="9.54166666666667" calcext:value-type="float">
            <text:p>9.5</text:p>
          </table:table-cell>
          <table:table-cell table:style-name="ce273" table:number-matrix-columns-spanned="1" table:number-matrix-rows-spanned="1" table:formula="of:=STDEV(IF([.F11:.AMJ11]&lt;&gt;0;[.F11:.AMJ11]))" office:value-type="float" office:value="0.334278961710761" calcext:value-type="float">
            <text:p>0.3</text:p>
          </table:table-cell>
          <table:table-cell table:style-name="ce289" office:value-type="float" office:value="9.5" calcext:value-type="float">
            <text:p>9.5</text:p>
          </table:table-cell>
          <table:table-cell table:style-name="ce294" office:value-type="float" office:value="9.5" calcext:value-type="float">
            <text:p>9.5</text:p>
          </table:table-cell>
          <table:table-cell table:style-name="ce299" office:value-type="float" office:value="9.5" calcext:value-type="float">
            <text:p>9.5</text:p>
          </table:table-cell>
          <table:table-cell table:style-name="ce304" office:value-type="float" office:value="10" calcext:value-type="float">
            <text:p>10.0</text:p>
          </table:table-cell>
          <table:table-cell table:style-name="ce309" office:value-type="float" office:value="9.5" calcext:value-type="float">
            <text:p>9.5</text:p>
          </table:table-cell>
          <table:table-cell table:style-name="ce314" office:value-type="float" office:value="10" calcext:value-type="float">
            <text:p>10.0</text:p>
          </table:table-cell>
          <table:table-cell table:style-name="ce319"/>
          <table:table-cell table:style-name="ce324" office:value-type="float" office:value="9.5" calcext:value-type="float">
            <text:p>9.5</text:p>
          </table:table-cell>
          <table:table-cell table:style-name="ce329" office:value-type="float" office:value="9" calcext:value-type="float">
            <text:p>9.0</text:p>
          </table:table-cell>
          <table:table-cell table:style-name="ce334" office:value-type="float" office:value="9.5" calcext:value-type="float">
            <text:p>9.5</text:p>
          </table:table-cell>
          <table:table-cell table:style-name="ce339" office:value-type="float" office:value="10" calcext:value-type="float">
            <text:p>10.0</text:p>
          </table:table-cell>
          <table:table-cell table:style-name="ce344" office:value-type="float" office:value="9.5" calcext:value-type="float">
            <text:p>9.5</text:p>
          </table:table-cell>
          <table:table-cell table:style-name="ce349" office:value-type="float" office:value="9" calcext:value-type="float">
            <text:p>9.0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3">
          <table:table-cell table:style-name="ce255" office:value-type="date" office:date-value="2017-04-18" calcext:value-type="date">
            <text:p>4/18/2017</text:p>
          </table:table-cell>
          <table:table-cell table:style-name="ce259" office:value-type="string" calcext:value-type="string">
            <text:p>L15: 1-11, 12-24 (even), 26, 28, 30</text:p>
          </table:table-cell>
          <table:table-cell table:style-name="ce685" office:value-type="float" office:value="10" calcext:value-type="float">
            <text:p>10</text:p>
          </table:table-cell>
          <table:table-cell table:style-name="ce274" table:formula="of:=AVERAGEIF([.F12:.AMJ12];&quot;&lt;&gt;0&quot;)" office:value-type="float" office:value="8.77272727272727" calcext:value-type="float">
            <text:p>8.8</text:p>
          </table:table-cell>
          <table:table-cell table:style-name="ce274" table:number-matrix-columns-spanned="1" table:number-matrix-rows-spanned="1" table:formula="of:=STDEV(IF([.F12:.AMJ12]&lt;&gt;0;[.F12:.AMJ12]))" office:value-type="float" office:value="0.931762747796786" calcext:value-type="float">
            <text:p>0.9</text:p>
          </table:table-cell>
          <table:table-cell table:style-name="ce289" office:value-type="float" office:value="9" calcext:value-type="float">
            <text:p>9.0</text:p>
          </table:table-cell>
          <table:table-cell table:style-name="ce294" office:value-type="float" office:value="8.5" calcext:value-type="float">
            <text:p>8.5</text:p>
          </table:table-cell>
          <table:table-cell table:style-name="ce299" office:value-type="float" office:value="9" calcext:value-type="float">
            <text:p>9.0</text:p>
          </table:table-cell>
          <table:table-cell table:style-name="ce304" office:value-type="float" office:value="8.5" calcext:value-type="float">
            <text:p>8.5</text:p>
          </table:table-cell>
          <table:table-cell table:style-name="ce309" office:value-type="float" office:value="9.5" calcext:value-type="float">
            <text:p>9.5</text:p>
          </table:table-cell>
          <table:table-cell table:style-name="ce314" office:value-type="float" office:value="9.5" calcext:value-type="float">
            <text:p>9.5</text:p>
          </table:table-cell>
          <table:table-cell table:style-name="ce319"/>
          <table:table-cell table:style-name="ce324"/>
          <table:table-cell table:style-name="ce329" office:value-type="float" office:value="6.5" calcext:value-type="float">
            <text:p>6.5</text:p>
          </table:table-cell>
          <table:table-cell table:style-name="ce334" office:value-type="float" office:value="9" calcext:value-type="float">
            <text:p>9.0</text:p>
          </table:table-cell>
          <table:table-cell table:style-name="ce339" office:value-type="float" office:value="10" calcext:value-type="float">
            <text:p>10.0</text:p>
          </table:table-cell>
          <table:table-cell table:style-name="ce344" office:value-type="float" office:value="8" calcext:value-type="float">
            <text:p>8.0</text:p>
          </table:table-cell>
          <table:table-cell table:style-name="ce349" office:value-type="float" office:value="9" calcext:value-type="float">
            <text:p>9.0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7">
          <table:table-cell table:style-name="ce255" office:value-type="date" office:date-value="2017-04-14" calcext:value-type="date">
            <text:p>4/14/2017</text:p>
          </table:table-cell>
          <table:table-cell table:style-name="ce259" office:value-type="string" calcext:value-type="string">
            <text:p>Corrections: Test over Perimeter, Divisibility, and Primes</text:p>
          </table:table-cell>
          <table:table-cell table:style-name="ce685" office:value-type="float" office:value="0" calcext:value-type="float">
            <text:p>0</text:p>
          </table:table-cell>
          <table:table-cell table:style-name="ce273" table:number-columns-repeated="2"/>
          <table:table-cell table:style-name="ce290" table:formula="of:=14/14*([.$C$8]-[.F8])/2" office:value-type="float" office:value="6.66666666666665" calcext:value-type="float">
            <text:p>6.7</text:p>
          </table:table-cell>
          <table:table-cell table:style-name="ce295" table:formula="of:=12/12*([.$C$8]-[.G8])/2" office:value-type="float" office:value="6.66666666666667" calcext:value-type="float">
            <text:p>6.7</text:p>
          </table:table-cell>
          <table:table-cell table:style-name="ce300" table:formula="of:=0*([.$C$8]-[.H8])/2" office:value-type="float" office:value="0" calcext:value-type="float">
            <text:p>0.0</text:p>
          </table:table-cell>
          <table:table-cell table:style-name="ce305" table:formula="of:=0*([.$C$8]-[.I8])/2" office:value-type="float" office:value="0" calcext:value-type="float">
            <text:p>0.0</text:p>
          </table:table-cell>
          <table:table-cell table:style-name="ce310" table:formula="of:=0*([.$C$8]-[.J8])/2" office:value-type="float" office:value="0" calcext:value-type="float">
            <text:p>0.0</text:p>
          </table:table-cell>
          <table:table-cell table:style-name="ce315" table:formula="of:=0*([.$C$8]-[.K8])/2" office:value-type="float" office:value="0" calcext:value-type="float">
            <text:p>0.0</text:p>
          </table:table-cell>
          <table:table-cell table:style-name="ce320" table:formula="of:=0*([.$C$8]-[.L8])/2" office:value-type="float" office:value="0" calcext:value-type="float">
            <text:p>0.0</text:p>
          </table:table-cell>
          <table:table-cell table:style-name="ce325" table:formula="of:=0*([.$C$8]-[.M8])/2" office:value-type="float" office:value="0" calcext:value-type="float">
            <text:p>0.0</text:p>
          </table:table-cell>
          <table:table-cell table:style-name="ce330" table:formula="of:=0*([.$C$8]-[.N8])/2" office:value-type="float" office:value="0" calcext:value-type="float">
            <text:p>0.0</text:p>
          </table:table-cell>
          <table:table-cell table:style-name="ce335" table:formula="of:=0*([.$C$8]-[.O8])/2" office:value-type="float" office:value="0" calcext:value-type="float">
            <text:p>0.0</text:p>
          </table:table-cell>
          <table:table-cell table:style-name="ce340" table:formula="of:=0*([.$C$8]-[.P8])/2" office:value-type="float" office:value="0" calcext:value-type="float">
            <text:p>0.0</text:p>
          </table:table-cell>
          <table:table-cell table:style-name="ce345" table:formula="of:=9/9*([.$C$8]-[.Q8])/2" office:value-type="float" office:value="6.66666666666667" calcext:value-type="float">
            <text:p>6.7</text:p>
          </table:table-cell>
          <table:table-cell table:style-name="ce350" table:formula="of:=0*([.$C$8]-[.R8])/2" office:value-type="float" office:value="0" calcext:value-type="float">
            <text:p>0.0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3">
          <table:table-cell table:style-name="ce255" office:value-type="date" office:date-value="2017-04-20" calcext:value-type="date">
            <text:p>4/20/2017</text:p>
          </table:table-cell>
          <table:table-cell table:style-name="ce259" office:value-type="string" calcext:value-type="string">
            <text:p>Notes L17</text:p>
          </table:table-cell>
          <table:table-cell table:style-name="ce685" office:value-type="float" office:value="2" calcext:value-type="float">
            <text:p>2</text:p>
          </table:table-cell>
          <table:table-cell table:style-name="ce275" table:formula="of:=AVERAGEIF([.F14:.AMJ14];&quot;&lt;&gt;0&quot;)" office:value-type="float" office:value="1.8" calcext:value-type="float">
            <text:p>1.8</text:p>
          </table:table-cell>
          <table:table-cell table:style-name="ce275" table:number-matrix-columns-spanned="1" table:number-matrix-rows-spanned="1" table:formula="of:=STDEV(IF([.F14:.AMJ14]&lt;&gt;0;[.F14:.AMJ14]))" office:value-type="float" office:value="0.421637021355784" calcext:value-type="float">
            <text:p>0.4</text:p>
          </table:table-cell>
          <table:table-cell table:style-name="ce290" office:value-type="float" office:value="2" calcext:value-type="float">
            <text:p>2.0</text:p>
          </table:table-cell>
          <table:table-cell table:style-name="ce295" office:value-type="float" office:value="2" calcext:value-type="float">
            <text:p>2.0</text:p>
          </table:table-cell>
          <table:table-cell table:style-name="ce300" office:value-type="float" office:value="2" calcext:value-type="float">
            <text:p>2.0</text:p>
          </table:table-cell>
          <table:table-cell table:style-name="ce305"/>
          <table:table-cell table:style-name="ce310" office:value-type="float" office:value="2" calcext:value-type="float">
            <text:p>2.0</text:p>
          </table:table-cell>
          <table:table-cell table:style-name="ce315" office:value-type="float" office:value="2" calcext:value-type="float">
            <text:p>2.0</text:p>
          </table:table-cell>
          <table:table-cell table:style-name="ce320" office:value-type="float" office:value="2" calcext:value-type="float">
            <text:p>2.0</text:p>
          </table:table-cell>
          <table:table-cell table:style-name="ce325"/>
          <table:table-cell table:style-name="ce330" office:value-type="float" office:value="1" calcext:value-type="float">
            <text:p>1.0</text:p>
          </table:table-cell>
          <table:table-cell table:style-name="ce335" office:value-type="float" office:value="1" calcext:value-type="float">
            <text:p>1.0</text:p>
          </table:table-cell>
          <table:table-cell table:style-name="ce340"/>
          <table:table-cell table:style-name="ce345" office:value-type="float" office:value="2" calcext:value-type="float">
            <text:p>2.0</text:p>
          </table:table-cell>
          <table:table-cell table:style-name="ce350" office:value-type="float" office:value="2" calcext:value-type="float">
            <text:p>2.0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3">
          <table:table-cell table:style-name="ce255" office:value-type="date" office:date-value="2017-04-20" calcext:value-type="date">
            <text:p>4/20/2017</text:p>
          </table:table-cell>
          <table:table-cell table:style-name="ce259" office:value-type="string" calcext:value-type="string">
            <text:p>L16: 1-13, 14-24 (even), 28, 30</text:p>
          </table:table-cell>
          <table:table-cell table:style-name="ce685" office:value-type="float" office:value="10" calcext:value-type="float">
            <text:p>10</text:p>
          </table:table-cell>
          <table:table-cell table:style-name="ce276" table:formula="of:=AVERAGEIF([.F15:.AMJ15];&quot;&lt;&gt;0&quot;)" office:value-type="float" office:value="7.75" calcext:value-type="float">
            <text:p>7.8</text:p>
          </table:table-cell>
          <table:table-cell table:style-name="ce276" table:number-matrix-columns-spanned="1" table:number-matrix-rows-spanned="1" table:formula="of:=STDEV(IF([.F15:.AMJ15]&lt;&gt;0;[.F15:.AMJ15]))" office:value-type="float" office:value="1.53529894715748" calcext:value-type="float">
            <text:p>1.5</text:p>
          </table:table-cell>
          <table:table-cell table:style-name="ce290" office:value-type="float" office:value="4.5" calcext:value-type="float">
            <text:p>4.5</text:p>
          </table:table-cell>
          <table:table-cell table:style-name="ce295" office:value-type="float" office:value="8.5" calcext:value-type="float">
            <text:p>8.5</text:p>
          </table:table-cell>
          <table:table-cell table:style-name="ce300" office:value-type="float" office:value="8" calcext:value-type="float">
            <text:p>8.0</text:p>
          </table:table-cell>
          <table:table-cell table:style-name="ce305"/>
          <table:table-cell table:style-name="ce310" office:value-type="float" office:value="6.5" calcext:value-type="float">
            <text:p>6.5</text:p>
          </table:table-cell>
          <table:table-cell table:style-name="ce315"/>
          <table:table-cell table:style-name="ce320"/>
          <table:table-cell table:style-name="ce325"/>
          <table:table-cell table:style-name="ce330"/>
          <table:table-cell table:style-name="ce335" office:value-type="float" office:value="9" calcext:value-type="float">
            <text:p>9.0</text:p>
          </table:table-cell>
          <table:table-cell table:style-name="ce340" office:value-type="float" office:value="8" calcext:value-type="float">
            <text:p>8.0</text:p>
          </table:table-cell>
          <table:table-cell table:style-name="ce345" office:value-type="float" office:value="8.5" calcext:value-type="float">
            <text:p>8.5</text:p>
          </table:table-cell>
          <table:table-cell table:style-name="ce350" office:value-type="float" office:value="9" calcext:value-type="float">
            <text:p>9.0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3">
          <table:table-cell table:style-name="ce255" office:value-type="date" office:date-value="2017-04-25" calcext:value-type="date">
            <text:p>4/25/2017</text:p>
          </table:table-cell>
          <table:table-cell table:style-name="ce259" office:value-type="string" calcext:value-type="string">
            <text:p>L17: 1-8, 10-24 (even), 30</text:p>
          </table:table-cell>
          <table:table-cell table:style-name="ce685" office:value-type="float" office:value="10" calcext:value-type="float">
            <text:p>10</text:p>
          </table:table-cell>
          <table:table-cell table:style-name="ce277" table:formula="of:=AVERAGEIF([.F16:.AMJ16];&quot;&lt;&gt;0&quot;)" office:value-type="float" office:value="8.875" calcext:value-type="float">
            <text:p>8.9</text:p>
          </table:table-cell>
          <table:table-cell table:style-name="ce277" table:number-matrix-columns-spanned="1" table:number-matrix-rows-spanned="1" table:formula="of:=STDEV(IF([.F16:.AMJ16]&lt;&gt;0;[.F16:.AMJ16]))" office:value-type="float" office:value="1.00283688513228" calcext:value-type="float">
            <text:p>1.0</text:p>
          </table:table-cell>
          <table:table-cell table:style-name="ce290" office:value-type="float" office:value="9" calcext:value-type="float">
            <text:p>9.0</text:p>
          </table:table-cell>
          <table:table-cell table:style-name="ce295" office:value-type="float" office:value="9" calcext:value-type="float">
            <text:p>9.0</text:p>
          </table:table-cell>
          <table:table-cell table:style-name="ce300" office:value-type="float" office:value="9" calcext:value-type="float">
            <text:p>9.0</text:p>
          </table:table-cell>
          <table:table-cell table:style-name="ce305"/>
          <table:table-cell table:style-name="ce310" office:value-type="float" office:value="8" calcext:value-type="float">
            <text:p>8.0</text:p>
          </table:table-cell>
          <table:table-cell table:style-name="ce315" office:value-type="float" office:value="9" calcext:value-type="float">
            <text:p>9.0</text:p>
          </table:table-cell>
          <table:table-cell table:style-name="ce320" office:value-type="float" office:value="10" calcext:value-type="float">
            <text:p>10.0</text:p>
          </table:table-cell>
          <table:table-cell table:style-name="ce325" office:value-type="float" office:value="6.5" calcext:value-type="float">
            <text:p>6.5</text:p>
          </table:table-cell>
          <table:table-cell table:style-name="ce330" office:value-type="float" office:value="8" calcext:value-type="float">
            <text:p>8.0</text:p>
          </table:table-cell>
          <table:table-cell table:style-name="ce335" office:value-type="float" office:value="10" calcext:value-type="float">
            <text:p>10.0</text:p>
          </table:table-cell>
          <table:table-cell table:style-name="ce340" office:value-type="float" office:value="10" calcext:value-type="float">
            <text:p>10.0</text:p>
          </table:table-cell>
          <table:table-cell table:style-name="ce345" office:value-type="float" office:value="9" calcext:value-type="float">
            <text:p>9.0</text:p>
          </table:table-cell>
          <table:table-cell table:style-name="ce350" office:value-type="float" office:value="9" calcext:value-type="float">
            <text:p>9.0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9">
          <table:table-cell table:style-name="ce255" office:value-type="date" office:date-value="2017-04-28" calcext:value-type="date">
            <text:p>4/28/2017</text:p>
          </table:table-cell>
          <table:table-cell table:style-name="ce259" office:value-type="string" calcext:value-type="string">
            <text:p>Test L16</text:p>
          </table:table-cell>
          <table:table-cell table:style-name="ce685" office:value-type="float" office:value="30" calcext:value-type="float">
            <text:p>30</text:p>
          </table:table-cell>
          <table:table-cell table:style-name="ce278" table:formula="of:=AVERAGEIF([.F17:.AMJ17];&quot;&lt;&gt;0&quot;)" office:value-type="float" office:value="15" calcext:value-type="float">
            <text:p>15.0</text:p>
          </table:table-cell>
          <table:table-cell table:style-name="ce278" table:number-matrix-columns-spanned="1" table:number-matrix-rows-spanned="1" table:formula="of:=STDEV(IF([.F17:.AMJ17]&lt;&gt;0;[.F17:.AMJ17]))" office:value-type="float" office:value="0" calcext:value-type="float">
            <text:p>0.0</text:p>
          </table:table-cell>
          <table:table-cell table:style-name="ce291" table:formula="of:=22/44*[.$C$17]" office:value-type="float" office:value="15" calcext:value-type="float">
            <text:p>15.0</text:p>
          </table:table-cell>
          <table:table-cell table:style-name="ce733" table:formula="of:=22/44*[.$C$17]" office:value-type="float" office:value="15" calcext:value-type="float">
            <text:p>15.0</text:p>
          </table:table-cell>
          <table:table-cell table:style-name="ce741" table:formula="of:=22/44*[.$C$17]" office:value-type="float" office:value="15" calcext:value-type="float">
            <text:p>15.0</text:p>
          </table:table-cell>
          <table:table-cell table:style-name="ce749" table:formula="of:=22/44*[.$C$17]" office:value-type="float" office:value="15" calcext:value-type="float">
            <text:p>15.0</text:p>
          </table:table-cell>
          <table:table-cell table:style-name="ce757" table:formula="of:=22/44*[.$C$17]" office:value-type="float" office:value="15" calcext:value-type="float">
            <text:p>15.0</text:p>
          </table:table-cell>
          <table:table-cell table:style-name="ce765" table:formula="of:=22/44*[.$C$17]" office:value-type="float" office:value="15" calcext:value-type="float">
            <text:p>15.0</text:p>
          </table:table-cell>
          <table:table-cell table:style-name="ce773" table:formula="of:=22/44*[.$C$17]" office:value-type="float" office:value="15" calcext:value-type="float">
            <text:p>15.0</text:p>
          </table:table-cell>
          <table:table-cell table:style-name="ce781" table:formula="of:=22/44*[.$C$17]" office:value-type="float" office:value="15" calcext:value-type="float">
            <text:p>15.0</text:p>
          </table:table-cell>
          <table:table-cell table:style-name="ce790" table:formula="of:=22/44*[.$C$17]" office:value-type="float" office:value="15" calcext:value-type="float">
            <text:p>15.0</text:p>
          </table:table-cell>
          <table:table-cell table:style-name="ce798" table:formula="of:=22/44*[.$C$17]" office:value-type="float" office:value="15" calcext:value-type="float">
            <text:p>15.0</text:p>
          </table:table-cell>
          <table:table-cell table:style-name="ce806" table:formula="of:=22/44*[.$C$17]" office:value-type="float" office:value="15" calcext:value-type="float">
            <text:p>15.0</text:p>
          </table:table-cell>
          <table:table-cell table:style-name="ce814" table:formula="of:=22/44*[.$C$17]" office:value-type="float" office:value="15" calcext:value-type="float">
            <text:p>15.0</text:p>
          </table:table-cell>
          <table:table-cell table:style-name="ce822" table:formula="of:=22/44*[.$C$17]" office:value-type="float" office:value="15" calcext:value-type="float">
            <text:p>15.0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3">
          <table:table-cell table:style-name="ce255" office:value-type="date" office:date-value="2017-05-03" calcext:value-type="date">
            <text:p>5/3/2017</text:p>
          </table:table-cell>
          <table:table-cell table:style-name="ce259" office:value-type="string" calcext:value-type="string">
            <text:p>Notes L14-L16</text:p>
          </table:table-cell>
          <table:table-cell table:style-name="ce685" office:value-type="float" office:value="6" calcext:value-type="float">
            <text:p>6</text:p>
          </table:table-cell>
          <table:table-cell table:style-name="ce279" table:formula="of:=AVERAGEIF([.F18:.AMJ18];&quot;&lt;&gt;0&quot;)" office:value-type="float" office:value="5" calcext:value-type="float">
            <text:p>5.0</text:p>
          </table:table-cell>
          <table:table-cell table:style-name="ce279" table:number-matrix-columns-spanned="1" table:number-matrix-rows-spanned="1" table:formula="of:=STDEV(IF([.F18:.AMJ18]&lt;&gt;0;[.F18:.AMJ18]))" office:value-type="float" office:value="0.894427190999916" calcext:value-type="float">
            <text:p>0.9</text:p>
          </table:table-cell>
          <table:table-cell table:style-name="ce291" office:value-type="float" office:value="4" calcext:value-type="float">
            <text:p>4.0</text:p>
          </table:table-cell>
          <table:table-cell table:style-name="ce296" office:value-type="float" office:value="6" calcext:value-type="float">
            <text:p>6.0</text:p>
          </table:table-cell>
          <table:table-cell table:style-name="ce301" office:value-type="float" office:value="5" calcext:value-type="float">
            <text:p>5.0</text:p>
          </table:table-cell>
          <table:table-cell table:style-name="ce306" office:value-type="float" office:value="4" calcext:value-type="float">
            <text:p>4.0</text:p>
          </table:table-cell>
          <table:table-cell table:style-name="ce311"/>
          <table:table-cell table:style-name="ce316" office:value-type="float" office:value="6" calcext:value-type="float">
            <text:p>6.0</text:p>
          </table:table-cell>
          <table:table-cell table:style-name="ce321" office:value-type="float" office:value="5" calcext:value-type="float">
            <text:p>5.0</text:p>
          </table:table-cell>
          <table:table-cell table:style-name="ce326" office:value-type="float" office:value="4" calcext:value-type="float">
            <text:p>4.0</text:p>
          </table:table-cell>
          <table:table-cell table:style-name="ce331" office:value-type="float" office:value="6" calcext:value-type="float">
            <text:p>6.0</text:p>
          </table:table-cell>
          <table:table-cell table:style-name="ce336"/>
          <table:table-cell table:style-name="ce341" office:value-type="float" office:value="4" calcext:value-type="float">
            <text:p>4.0</text:p>
          </table:table-cell>
          <table:table-cell table:style-name="ce346" office:value-type="float" office:value="6" calcext:value-type="float">
            <text:p>6.0</text:p>
          </table:table-cell>
          <table:table-cell table:style-name="ce351" office:value-type="float" office:value="5" calcext:value-type="float">
            <text:p>5.0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3">
          <table:table-cell table:style-name="ce255" office:value-type="date" office:date-value="2017-05-03" calcext:value-type="date">
            <text:p>5/3/2017</text:p>
          </table:table-cell>
          <table:table-cell table:style-name="ce259" office:value-type="string" calcext:value-type="string">
            <text:p>L18: 1-12, 14-24 (even), 28</text:p>
          </table:table-cell>
          <table:table-cell table:style-name="ce685" office:value-type="float" office:value="10" calcext:value-type="float">
            <text:p>10</text:p>
          </table:table-cell>
          <table:table-cell table:style-name="ce280" table:formula="of:=AVERAGEIF([.F19:.AMJ19];&quot;&lt;&gt;0&quot;)" office:value-type="float" office:value="8.46153846153846" calcext:value-type="float">
            <text:p>8.5</text:p>
          </table:table-cell>
          <table:table-cell table:style-name="ce280" table:number-matrix-columns-spanned="1" table:number-matrix-rows-spanned="1" table:formula="of:=STDEV(IF([.F19:.AMJ19]&lt;&gt;0;[.F19:.AMJ19]))" office:value-type="float" office:value="1.3456958927995" calcext:value-type="float">
            <text:p>1.3</text:p>
          </table:table-cell>
          <table:table-cell table:style-name="ce291" office:value-type="float" office:value="6" calcext:value-type="float">
            <text:p>6.0</text:p>
          </table:table-cell>
          <table:table-cell table:style-name="ce296" office:value-type="float" office:value="9.5" calcext:value-type="float">
            <text:p>9.5</text:p>
          </table:table-cell>
          <table:table-cell table:style-name="ce301" office:value-type="float" office:value="10" calcext:value-type="float">
            <text:p>10.0</text:p>
          </table:table-cell>
          <table:table-cell table:style-name="ce306" office:value-type="float" office:value="9.5" calcext:value-type="float">
            <text:p>9.5</text:p>
          </table:table-cell>
          <table:table-cell table:style-name="ce311" office:value-type="float" office:value="9.5" calcext:value-type="float">
            <text:p>9.5</text:p>
          </table:table-cell>
          <table:table-cell table:style-name="ce316" office:value-type="float" office:value="7.5" calcext:value-type="float">
            <text:p>7.5</text:p>
          </table:table-cell>
          <table:table-cell table:style-name="ce321" office:value-type="float" office:value="6" calcext:value-type="float">
            <text:p>6.0</text:p>
          </table:table-cell>
          <table:table-cell table:style-name="ce326" office:value-type="float" office:value="7.5" calcext:value-type="float">
            <text:p>7.5</text:p>
          </table:table-cell>
          <table:table-cell table:style-name="ce331" office:value-type="float" office:value="8.5" calcext:value-type="float">
            <text:p>8.5</text:p>
          </table:table-cell>
          <table:table-cell table:style-name="ce336" office:value-type="float" office:value="9.5" calcext:value-type="float">
            <text:p>9.5</text:p>
          </table:table-cell>
          <table:table-cell table:style-name="ce341" office:value-type="float" office:value="8.5" calcext:value-type="float">
            <text:p>8.5</text:p>
          </table:table-cell>
          <table:table-cell table:style-name="ce346" office:value-type="float" office:value="9.5" calcext:value-type="float">
            <text:p>9.5</text:p>
          </table:table-cell>
          <table:table-cell table:style-name="ce351" office:value-type="float" office:value="8.5" calcext:value-type="float">
            <text:p>8.5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3">
          <table:table-cell table:style-name="ce255" office:value-type="date" office:date-value="2017-05-05" calcext:value-type="date">
            <text:p>5/5/2017</text:p>
          </table:table-cell>
          <table:table-cell table:style-name="ce259" office:value-type="string" calcext:value-type="string">
            <text:p>L19: 1-12, 14-24 (even), 28, 30</text:p>
          </table:table-cell>
          <table:table-cell table:style-name="ce685" office:value-type="float" office:value="10" calcext:value-type="float">
            <text:p>10</text:p>
          </table:table-cell>
          <table:table-cell table:style-name="ce281" table:formula="of:=AVERAGEIF([.F20:.AMJ20];&quot;&lt;&gt;0&quot;)" office:value-type="float" office:value="8.07692307692308" calcext:value-type="float">
            <text:p>8.1</text:p>
          </table:table-cell>
          <table:table-cell table:style-name="ce281" table:number-matrix-columns-spanned="1" table:number-matrix-rows-spanned="1" table:formula="of:=STDEV(IF([.F20:.AMJ20]&lt;&gt;0;[.F20:.AMJ20]))" office:value-type="float" office:value="1.53902233368777" calcext:value-type="float">
            <text:p>1.5</text:p>
          </table:table-cell>
          <table:table-cell table:style-name="ce291" office:value-type="float" office:value="9" calcext:value-type="float">
            <text:p>9.0</text:p>
          </table:table-cell>
          <table:table-cell table:style-name="ce296" office:value-type="float" office:value="9" calcext:value-type="float">
            <text:p>9.0</text:p>
          </table:table-cell>
          <table:table-cell table:style-name="ce301" office:value-type="float" office:value="9" calcext:value-type="float">
            <text:p>9.0</text:p>
          </table:table-cell>
          <table:table-cell table:style-name="ce306" office:value-type="float" office:value="9.5" calcext:value-type="float">
            <text:p>9.5</text:p>
          </table:table-cell>
          <table:table-cell table:style-name="ce311" office:value-type="float" office:value="9" calcext:value-type="float">
            <text:p>9.0</text:p>
          </table:table-cell>
          <table:table-cell table:style-name="ce316" office:value-type="float" office:value="9" calcext:value-type="float">
            <text:p>9.0</text:p>
          </table:table-cell>
          <table:table-cell table:style-name="ce321" office:value-type="float" office:value="9.5" calcext:value-type="float">
            <text:p>9.5</text:p>
          </table:table-cell>
          <table:table-cell table:style-name="ce326" office:value-type="float" office:value="6" calcext:value-type="float">
            <text:p>6.0</text:p>
          </table:table-cell>
          <table:table-cell table:style-name="ce331" office:value-type="float" office:value="5" calcext:value-type="float">
            <text:p>5.0</text:p>
          </table:table-cell>
          <table:table-cell table:style-name="ce336" office:value-type="float" office:value="6" calcext:value-type="float">
            <text:p>6.0</text:p>
          </table:table-cell>
          <table:table-cell table:style-name="ce341" office:value-type="float" office:value="7" calcext:value-type="float">
            <text:p>7.0</text:p>
          </table:table-cell>
          <table:table-cell table:style-name="ce346" office:value-type="float" office:value="8" calcext:value-type="float">
            <text:p>8.0</text:p>
          </table:table-cell>
          <table:table-cell table:style-name="ce351" office:value-type="float" office:value="9" calcext:value-type="float">
            <text:p>9.0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9">
          <table:table-cell table:style-name="ce255" office:value-type="date" office:date-value="2017-05-08" calcext:value-type="date">
            <text:p>5/8/2017</text:p>
          </table:table-cell>
          <table:table-cell table:style-name="ce259" office:value-type="string" calcext:value-type="string">
            <text:p>Corrections: Test L16</text:p>
          </table:table-cell>
          <table:table-cell table:style-name="ce685" office:value-type="float" office:value="0" calcext:value-type="float">
            <text:p>0</text:p>
          </table:table-cell>
          <table:table-cell table:style-name="ce281" table:number-columns-repeated="2"/>
          <table:table-cell table:style-name="ce292" table:formula="of:=0*([.$C$17]-[.F17])/2" office:value-type="float" office:value="0" calcext:value-type="float">
            <text:p>0.0</text:p>
          </table:table-cell>
          <table:table-cell table:style-name="ce297" table:formula="of:=20/26*([.$C$17]-[.G17])/2" office:value-type="float" office:value="5.76923076923077" calcext:value-type="float">
            <text:p>5.8</text:p>
          </table:table-cell>
          <table:table-cell table:style-name="ce302" table:formula="of:=0*([.$C$17]-[.H17])/2" office:value-type="float" office:value="0" calcext:value-type="float">
            <text:p>0.0</text:p>
          </table:table-cell>
          <table:table-cell table:style-name="ce307" table:formula="of:=0*([.$C$17]-[.I17])/2" office:value-type="float" office:value="0" calcext:value-type="float">
            <text:p>0.0</text:p>
          </table:table-cell>
          <table:table-cell table:style-name="ce312" table:formula="of:=0*([.$C$17]-[.J17])/2" office:value-type="float" office:value="0" calcext:value-type="float">
            <text:p>0.0</text:p>
          </table:table-cell>
          <table:table-cell table:style-name="ce317" table:formula="of:=0*([.$C$17]-[.K17])/2" office:value-type="float" office:value="0" calcext:value-type="float">
            <text:p>0.0</text:p>
          </table:table-cell>
          <table:table-cell table:style-name="ce322" table:formula="of:=0*([.$C$17]-[.L17])/2" office:value-type="float" office:value="0" calcext:value-type="float">
            <text:p>0.0</text:p>
          </table:table-cell>
          <table:table-cell table:style-name="ce327" table:formula="of:=0*([.$C$17]-[.M17])/2" office:value-type="float" office:value="0" calcext:value-type="float">
            <text:p>0.0</text:p>
          </table:table-cell>
          <table:table-cell table:style-name="ce332" table:formula="of:=0*([.$C$17]-[.N17])/2" office:value-type="float" office:value="0" calcext:value-type="float">
            <text:p>0.0</text:p>
          </table:table-cell>
          <table:table-cell table:style-name="ce337" table:formula="of:=0*([.$C$17]-[.O17])/2" office:value-type="float" office:value="0" calcext:value-type="float">
            <text:p>0.0</text:p>
          </table:table-cell>
          <table:table-cell table:style-name="ce342" table:formula="of:=0*([.$C$17]-[.P17])/2" office:value-type="float" office:value="0" calcext:value-type="float">
            <text:p>0.0</text:p>
          </table:table-cell>
          <table:table-cell table:style-name="ce830" table:formula="of:=20/26*([.$C$17]-[.Q17])/2" office:value-type="float" office:value="5.76923076923077" calcext:value-type="float">
            <text:p>5.8</text:p>
          </table:table-cell>
          <table:table-cell table:style-name="ce352" table:formula="of:=0*([.$C$17]-[.R17])/2" office:value-type="float" office:value="0" calcext:value-type="float">
            <text:p>0.0</text:p>
          </table:table-cell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3">
          <table:table-cell table:style-name="ce255" office:value-type="date" office:date-value="2017-05-09" calcext:value-type="date">
            <text:p>5/9/2017</text:p>
          </table:table-cell>
          <table:table-cell table:style-name="ce259" office:value-type="string" calcext:value-type="string">
            <text:p>L20: 4-15, 16-30 (even)</text:p>
          </table:table-cell>
          <table:table-cell table:style-name="ce685" office:value-type="float" office:value="10" calcext:value-type="float">
            <text:p>10</text:p>
          </table:table-cell>
          <table:table-cell table:style-name="ce282" table:formula="of:=AVERAGEIF([.F22:.AMJ22];&quot;&lt;&gt;0&quot;)" office:value-type="float" office:value="9.5" calcext:value-type="float">
            <text:p>9.5</text:p>
          </table:table-cell>
          <table:table-cell table:style-name="ce282" table:number-matrix-columns-spanned="1" table:number-matrix-rows-spanned="1" table:formula="of:=STDEV(IF([.F22:.AMJ22]&lt;&gt;0;[.F22:.AMJ22]))" office:value-type="float" office:value="0.5" calcext:value-type="float">
            <text:p>0.5</text:p>
          </table:table-cell>
          <table:table-cell table:style-name="ce292" office:value-type="float" office:value="9" calcext:value-type="float">
            <text:p>9.0</text:p>
          </table:table-cell>
          <table:table-cell table:style-name="ce297"/>
          <table:table-cell table:style-name="ce302" office:value-type="float" office:value="10" calcext:value-type="float">
            <text:p>10.0</text:p>
          </table:table-cell>
          <table:table-cell table:style-name="ce307" office:value-type="float" office:value="10" calcext:value-type="float">
            <text:p>10.0</text:p>
          </table:table-cell>
          <table:table-cell table:style-name="ce312" office:value-type="float" office:value="9" calcext:value-type="float">
            <text:p>9.0</text:p>
          </table:table-cell>
          <table:table-cell table:style-name="ce317" office:value-type="float" office:value="10" calcext:value-type="float">
            <text:p>10.0</text:p>
          </table:table-cell>
          <table:table-cell table:style-name="ce322" office:value-type="float" office:value="10" calcext:value-type="float">
            <text:p>10.0</text:p>
          </table:table-cell>
          <table:table-cell table:style-name="ce327"/>
          <table:table-cell table:style-name="ce332" office:value-type="float" office:value="9" calcext:value-type="float">
            <text:p>9.0</text:p>
          </table:table-cell>
          <table:table-cell table:style-name="ce337" office:value-type="float" office:value="9.5" calcext:value-type="float">
            <text:p>9.5</text:p>
          </table:table-cell>
          <table:table-cell table:style-name="ce342"/>
          <table:table-cell table:style-name="ce347" office:value-type="float" office:value="9" calcext:value-type="float">
            <text:p>9.0</text:p>
          </table:table-cell>
          <table:table-cell table:style-name="ce352"/>
          <table:table-cell table:style-name="ce264" table:number-columns-repeated="18"/>
          <table:table-cell table:style-name="ce373" table:number-columns-repeated="987"/>
          <table:table-cell table:style-name="ce374"/>
        </table:table-row>
        <table:table-row table:style-name="ro4">
          <table:table-cell table:style-name="ce256"/>
          <table:table-cell table:style-name="ce60" office:value-type="string" calcext:value-type="string">
            <text:p>-</text:p>
          </table:table-cell>
          <table:table-cell table:style-name="ce82" office:value-type="float" office:value="0" calcext:value-type="float">
            <text:p>0</text:p>
          </table:table-cell>
          <table:table-cell table:style-name="ce283" table:number-columns-repeated="15"/>
          <table:table-cell table:style-name="ce286" table:number-columns-repeated="17"/>
          <table:table-cell table:style-name="ce371" table:number-columns-repeated="988"/>
          <table:table-cell/>
        </table:table-row>
        <table:table-row table:style-name="ro4">
          <table:table-cell table:style-name="ce257"/>
          <table:table-cell table:style-name="ce61" office:value-type="string" calcext:value-type="string">
            <text:p>Total Points Possible</text:p>
          </table:table-cell>
          <table:table-cell table:style-name="ce262" table:formula="of:=SUBTOTAL(109;[.C2:.C23])" office:value-type="float" office:value="209" calcext:value-type="float">
            <text:p>209</text:p>
          </table:table-cell>
          <table:table-cell table:style-name="ce284" table:number-columns-repeated="2"/>
          <table:table-cell table:style-name="ce284" table:formula="of:=SUBTOTAL(109;[.F2:.F23])" office:value-type="float" office:value="134.333333333333" calcext:value-type="float">
            <text:p>134.3</text:p>
          </table:table-cell>
          <table:table-cell table:style-name="ce284" table:formula="of:=SUBTOTAL(109;[.G2:.G23])" office:value-type="float" office:value="154.602564102564" calcext:value-type="float">
            <text:p>154.6</text:p>
          </table:table-cell>
          <table:table-cell table:style-name="ce284" table:formula="of:=SUBTOTAL(109;[.H2:.H23])" office:value-type="float" office:value="159.666666666667" calcext:value-type="float">
            <text:p>159.7</text:p>
          </table:table-cell>
          <table:table-cell table:style-name="ce284" table:formula="of:=SUBTOTAL(109;[.I2:.I23])" office:value-type="float" office:value="108.166666666667" calcext:value-type="float">
            <text:p>108.2</text:p>
          </table:table-cell>
          <table:table-cell table:style-name="ce284" table:formula="of:=SUBTOTAL(109;[.J2:.J23])" office:value-type="float" office:value="141.666666666667" calcext:value-type="float">
            <text:p>141.7</text:p>
          </table:table-cell>
          <table:table-cell table:style-name="ce284" table:formula="of:=SUBTOTAL(109;[.K2:.K23])" office:value-type="float" office:value="129.666666666667" calcext:value-type="float">
            <text:p>129.7</text:p>
          </table:table-cell>
          <table:table-cell table:style-name="ce284" table:formula="of:=SUBTOTAL(109;[.L2:.L23])" office:value-type="float" office:value="118.666666666667" calcext:value-type="float">
            <text:p>118.7</text:p>
          </table:table-cell>
          <table:table-cell table:style-name="ce284" table:formula="of:=SUBTOTAL(109;[.M2:.M23])" office:value-type="float" office:value="77.5" calcext:value-type="float">
            <text:p>77.5</text:p>
          </table:table-cell>
          <table:table-cell table:style-name="ce284" table:formula="of:=SUBTOTAL(109;[.N2:.N23])" office:value-type="float" office:value="128.666666666667" calcext:value-type="float">
            <text:p>128.7</text:p>
          </table:table-cell>
          <table:table-cell table:style-name="ce284" table:formula="of:=SUBTOTAL(109;[.O2:.O23])" office:value-type="float" office:value="139.166666666667" calcext:value-type="float">
            <text:p>139.2</text:p>
          </table:table-cell>
          <table:table-cell table:style-name="ce284" table:formula="of:=SUBTOTAL(109;[.P2:.P23])" office:value-type="float" office:value="126.166666666667" calcext:value-type="float">
            <text:p>126.2</text:p>
          </table:table-cell>
          <table:table-cell table:style-name="ce284" table:formula="of:=SUBTOTAL(109;[.Q2:.Q23])" office:value-type="float" office:value="162.102564102564" calcext:value-type="float">
            <text:p>162.1</text:p>
          </table:table-cell>
          <table:table-cell table:style-name="ce284" table:formula="of:=SUBTOTAL(109;[.R2:.R23])" office:value-type="float" office:value="145.666666666667" calcext:value-type="float">
            <text:p>145.7</text:p>
          </table:table-cell>
          <table:table-cell table:style-name="ce284" table:formula="of:=SUBTOTAL(109;[.S2:.S23])" office:value-type="float" office:value="0" calcext:value-type="float">
            <text:p>0.0</text:p>
          </table:table-cell>
          <table:table-cell table:style-name="ce284" table:formula="of:=SUBTOTAL(109;[.T2:.T23])" office:value-type="float" office:value="0" calcext:value-type="float">
            <text:p>0.0</text:p>
          </table:table-cell>
          <table:table-cell table:style-name="ce284" table:formula="of:=SUBTOTAL(109;[.U2:.U23])" office:value-type="float" office:value="0" calcext:value-type="float">
            <text:p>0.0</text:p>
          </table:table-cell>
          <table:table-cell table:style-name="ce284" table:formula="of:=SUBTOTAL(109;[.V2:.V23])" office:value-type="float" office:value="0" calcext:value-type="float">
            <text:p>0.0</text:p>
          </table:table-cell>
          <table:table-cell table:style-name="ce284" table:formula="of:=SUBTOTAL(109;[.W2:.W23])" office:value-type="float" office:value="0" calcext:value-type="float">
            <text:p>0.0</text:p>
          </table:table-cell>
          <table:table-cell table:style-name="ce284" table:formula="of:=SUBTOTAL(109;[.X2:.X23])" office:value-type="float" office:value="0" calcext:value-type="float">
            <text:p>0.0</text:p>
          </table:table-cell>
          <table:table-cell table:style-name="ce284" table:formula="of:=SUBTOTAL(109;[.Y2:.Y23])" office:value-type="float" office:value="0" calcext:value-type="float">
            <text:p>0.0</text:p>
          </table:table-cell>
          <table:table-cell table:style-name="ce284" table:formula="of:=SUBTOTAL(109;[.Z2:.Z23])" office:value-type="float" office:value="0" calcext:value-type="float">
            <text:p>0.0</text:p>
          </table:table-cell>
          <table:table-cell table:style-name="ce284" table:formula="of:=SUBTOTAL(109;[.AA2:.AA23])" office:value-type="float" office:value="0" calcext:value-type="float">
            <text:p>0.0</text:p>
          </table:table-cell>
          <table:table-cell table:style-name="ce284" table:formula="of:=SUBTOTAL(109;[.AB2:.AB23])" office:value-type="float" office:value="0" calcext:value-type="float">
            <text:p>0.0</text:p>
          </table:table-cell>
          <table:table-cell table:style-name="ce284" table:formula="of:=SUBTOTAL(109;[.AC2:.AC23])" office:value-type="float" office:value="0" calcext:value-type="float">
            <text:p>0.0</text:p>
          </table:table-cell>
          <table:table-cell table:style-name="ce284" table:formula="of:=SUBTOTAL(109;[.AD2:.AD23])" office:value-type="float" office:value="0" calcext:value-type="float">
            <text:p>0.0</text:p>
          </table:table-cell>
          <table:table-cell table:style-name="ce284" table:formula="of:=SUBTOTAL(109;[.AE2:.AE23])" office:value-type="float" office:value="0" calcext:value-type="float">
            <text:p>0.0</text:p>
          </table:table-cell>
          <table:table-cell table:style-name="ce284" table:formula="of:=SUBTOTAL(109;[.AF2:.AF23])" office:value-type="float" office:value="0" calcext:value-type="float">
            <text:p>0.0</text:p>
          </table:table-cell>
          <table:table-cell table:style-name="ce284" table:formula="of:=SUBTOTAL(109;[.AG2:.AG23])" office:value-type="float" office:value="0" calcext:value-type="float">
            <text:p>0.0</text:p>
          </table:table-cell>
          <table:table-cell table:style-name="ce284" table:formula="of:=SUBTOTAL(109;[.AH2:.AH23])" office:value-type="float" office:value="0" calcext:value-type="float">
            <text:p>0.0</text:p>
          </table:table-cell>
          <table:table-cell table:style-name="ce284" table:formula="of:=SUBTOTAL(109;[.AI2:.AI23])" office:value-type="float" office:value="0" calcext:value-type="float">
            <text:p>0.0</text:p>
          </table:table-cell>
          <table:table-cell table:style-name="ce283" table:number-columns-repeated="988"/>
          <table:table-cell/>
        </table:table-row>
        <table:table-row table:style-name="ro4">
          <table:table-cell table:style-name="ce84"/>
          <table:table-cell table:style-name="ce62" office:value-type="string" calcext:value-type="string">
            <text:p>Percentage</text:p>
          </table:table-cell>
          <table:table-cell table:style-name="ce84" table:formula="of:=[.C24]/[.$C$24]" office:value-type="percentage" office:value="1" calcext:value-type="percentage">
            <text:p>100%</text:p>
          </table:table-cell>
          <table:table-cell table:style-name="ce285" table:formula="of:=AVERAGEIF([.F25:.AMJ25];&quot;&lt;&gt;0&quot;)" office:value-type="percentage" office:value="0.636153846153846" calcext:value-type="percentage">
            <text:p>64%</text:p>
          </table:table-cell>
          <table:table-cell table:style-name="ce288"/>
          <table:table-cell table:style-name="ce293" table:formula="of:=ROUND([.F24]/[.$C$24];2)" office:value-type="percentage" office:value="0.64" calcext:value-type="percentage">
            <text:p>64%</text:p>
          </table:table-cell>
          <table:table-cell table:style-name="ce298" table:formula="of:=ROUND([.G24]/[.$C$24];2)" office:value-type="percentage" office:value="0.74" calcext:value-type="percentage">
            <text:p>74%</text:p>
          </table:table-cell>
          <table:table-cell table:style-name="ce303" table:formula="of:=ROUND([.H24]/[.$C$24];2)" office:value-type="percentage" office:value="0.76" calcext:value-type="percentage">
            <text:p>76%</text:p>
          </table:table-cell>
          <table:table-cell table:style-name="ce308" table:formula="of:=ROUND([.I24]/[.$C$24];2)" office:value-type="percentage" office:value="0.52" calcext:value-type="percentage">
            <text:p>52%</text:p>
          </table:table-cell>
          <table:table-cell table:style-name="ce313" table:formula="of:=ROUND([.J24]/[.$C$24];2)" office:value-type="percentage" office:value="0.68" calcext:value-type="percentage">
            <text:p>68%</text:p>
          </table:table-cell>
          <table:table-cell table:style-name="ce318" table:formula="of:=ROUND([.K24]/[.$C$24];2)" office:value-type="percentage" office:value="0.62" calcext:value-type="percentage">
            <text:p>62%</text:p>
          </table:table-cell>
          <table:table-cell table:style-name="ce323" table:formula="of:=ROUND([.L24]/[.$C$24];2)" office:value-type="percentage" office:value="0.57" calcext:value-type="percentage">
            <text:p>57%</text:p>
          </table:table-cell>
          <table:table-cell table:style-name="ce328" table:formula="of:=ROUND([.M24]/[.$C$24];2)" office:value-type="percentage" office:value="0.37" calcext:value-type="percentage">
            <text:p>37%</text:p>
          </table:table-cell>
          <table:table-cell table:style-name="ce808" table:formula="of:=ROUND([.N24]/[.$C$24];2)" office:value-type="percentage" office:value="0.62" calcext:value-type="percentage">
            <text:p>62%</text:p>
          </table:table-cell>
          <table:table-cell table:style-name="ce338" table:formula="of:=ROUND([.O24]/[.$C$24];2)" office:value-type="percentage" office:value="0.67" calcext:value-type="percentage">
            <text:p>67%</text:p>
          </table:table-cell>
          <table:table-cell table:style-name="ce343" table:formula="of:=ROUND([.P24]/[.$C$24];2)" office:value-type="percentage" office:value="0.6" calcext:value-type="percentage">
            <text:p>60%</text:p>
          </table:table-cell>
          <table:table-cell table:style-name="ce348" table:formula="of:=ROUND([.Q24]/[.$C$24];2)" office:value-type="percentage" office:value="0.78" calcext:value-type="percentage">
            <text:p>78%</text:p>
          </table:table-cell>
          <table:table-cell table:style-name="ce353" table:formula="of:=ROUND([.R24]/[.$C$24];2)" office:value-type="percentage" office:value="0.7" calcext:value-type="percentage">
            <text:p>70%</text:p>
          </table:table-cell>
          <table:table-cell table:style-name="ce354" table:formula="of:=ROUND([.S24]/[.$C$24];2)" office:value-type="percentage" office:value="0" calcext:value-type="percentage">
            <text:p>0%</text:p>
          </table:table-cell>
          <table:table-cell table:style-name="ce355" table:formula="of:=ROUND([.T24]/[.$C$24];2)" office:value-type="percentage" office:value="0" calcext:value-type="percentage">
            <text:p>0%</text:p>
          </table:table-cell>
          <table:table-cell table:style-name="ce356" table:formula="of:=ROUND([.U24]/[.$C$24];2)" office:value-type="percentage" office:value="0" calcext:value-type="percentage">
            <text:p>0%</text:p>
          </table:table-cell>
          <table:table-cell table:style-name="ce357" table:formula="of:=ROUND([.V24]/[.$C$24];2)" office:value-type="percentage" office:value="0" calcext:value-type="percentage">
            <text:p>0%</text:p>
          </table:table-cell>
          <table:table-cell table:style-name="ce358" table:formula="of:=ROUND([.W24]/[.$C$24];2)" office:value-type="percentage" office:value="0" calcext:value-type="percentage">
            <text:p>0%</text:p>
          </table:table-cell>
          <table:table-cell table:style-name="ce359" table:formula="of:=ROUND([.X24]/[.$C$24];2)" office:value-type="percentage" office:value="0" calcext:value-type="percentage">
            <text:p>0%</text:p>
          </table:table-cell>
          <table:table-cell table:style-name="ce360" table:formula="of:=ROUND([.Y24]/[.$C$24];2)" office:value-type="percentage" office:value="0" calcext:value-type="percentage">
            <text:p>0%</text:p>
          </table:table-cell>
          <table:table-cell table:style-name="ce361" table:formula="of:=ROUND([.Z24]/[.$C$24];2)" office:value-type="percentage" office:value="0" calcext:value-type="percentage">
            <text:p>0%</text:p>
          </table:table-cell>
          <table:table-cell table:style-name="ce362" table:formula="of:=ROUND([.AA24]/[.$C$24];2)" office:value-type="percentage" office:value="0" calcext:value-type="percentage">
            <text:p>0%</text:p>
          </table:table-cell>
          <table:table-cell table:style-name="ce363" table:formula="of:=ROUND([.AB24]/[.$C$24];2)" office:value-type="percentage" office:value="0" calcext:value-type="percentage">
            <text:p>0%</text:p>
          </table:table-cell>
          <table:table-cell table:style-name="ce364" table:formula="of:=ROUND([.AC24]/[.$C$24];2)" office:value-type="percentage" office:value="0" calcext:value-type="percentage">
            <text:p>0%</text:p>
          </table:table-cell>
          <table:table-cell table:style-name="ce365" table:formula="of:=ROUND([.AD24]/[.$C$24];2)" office:value-type="percentage" office:value="0" calcext:value-type="percentage">
            <text:p>0%</text:p>
          </table:table-cell>
          <table:table-cell table:style-name="ce366" table:formula="of:=ROUND([.AE24]/[.$C$24];2)" office:value-type="percentage" office:value="0" calcext:value-type="percentage">
            <text:p>0%</text:p>
          </table:table-cell>
          <table:table-cell table:style-name="ce367" table:formula="of:=ROUND([.AF24]/[.$C$24];2)" office:value-type="percentage" office:value="0" calcext:value-type="percentage">
            <text:p>0%</text:p>
          </table:table-cell>
          <table:table-cell table:style-name="ce368" table:formula="of:=ROUND([.AG24]/[.$C$24];2)" office:value-type="percentage" office:value="0" calcext:value-type="percentage">
            <text:p>0%</text:p>
          </table:table-cell>
          <table:table-cell table:style-name="ce369" table:formula="of:=ROUND([.AH24]/[.$C$24];2)" office:value-type="percentage" office:value="0" calcext:value-type="percentage">
            <text:p>0%</text:p>
          </table:table-cell>
          <table:table-cell table:style-name="ce370" table:formula="of:=ROUND([.AI24]/[.$C$24];2)" office:value-type="percentage" office:value="0" calcext:value-type="percentage">
            <text:p>0%</text:p>
          </table:table-cell>
          <table:table-cell table:style-name="ce372" table:formula="of:=ROUND([.AJ24]/[.$C$24];2)" office:value-type="percentage" office:value="0" calcext:value-type="percentage">
            <text:p>0%</text:p>
          </table:table-cell>
          <table:table-cell table:style-name="ce84" table:number-columns-repeated="987"/>
          <table:table-cell/>
        </table:table-row>
        <table:table-row table:style-name="ro4">
          <table:table-cell table:style-name="ce256"/>
          <table:table-cell table:style-name="ce61" office:value-type="string" calcext:value-type="string">
            <text:p>Letter Grade</text:p>
          </table:table-cell>
          <table:table-cell/>
          <table:table-cell table:style-name="ce283" table:formula="of:=IF([.D25]&gt;=0.92;&quot;A&quot;;IF([.D25]&gt;=0.9;&quot;A-&quot;;IF([.D25]&gt;=0.88;&quot;B+&quot;;IF([.D25]&gt;=0.82;&quot;B&quot;;IF([.D25]&gt;=0.8;&quot;B-&quot;;IF([.D25]&gt;=0.78;&quot;C+&quot;;IF([.D25]&gt;=0.72;&quot;C&quot;;IF([.D25]&gt;=0.7;&quot;C-&quot;;IF([.D25]&gt;=0.68;&quot;D+&quot;;IF([.D25]&gt;=0.62;&quot;D&quot;;IF([.D25]&gt;=0.6;&quot;D-&quot;;&quot;F&quot;)))))))))))" office:value-type="string" office:string-value="D" calcext:value-type="string">
            <text:p>D</text:p>
          </table:table-cell>
          <table:table-cell/>
          <table:table-cell table:style-name="ce1" table:formula="of:=IF([.F25]&gt;=0.92;&quot;A&quot;;IF([.F25]&gt;=0.9;&quot;A-&quot;;IF([.F25]&gt;=0.88;&quot;B+&quot;;IF([.F25]&gt;=0.82;&quot;B&quot;;IF([.F25]&gt;=0.8;&quot;B-&quot;;IF([.F25]&gt;=0.78;&quot;C+&quot;;IF([.F25]&gt;=0.72;&quot;C&quot;;IF([.F25]&gt;=0.7;&quot;C-&quot;;IF([.F25]&gt;=0.68;&quot;D+&quot;;IF([.F25]&gt;=0.62;&quot;D&quot;;IF([.F25]&gt;=0.6;&quot;D-&quot;;&quot;F&quot;)))))))))))" office:value-type="string" office:string-value="D" calcext:value-type="string">
            <text:p>D</text:p>
          </table:table-cell>
          <table:table-cell table:style-name="ce1" table:formula="of:=IF([.G25]&gt;=0.92;&quot;A&quot;;IF([.G25]&gt;=0.9;&quot;A-&quot;;IF([.G25]&gt;=0.88;&quot;B+&quot;;IF([.G25]&gt;=0.82;&quot;B&quot;;IF([.G25]&gt;=0.8;&quot;B-&quot;;IF([.G25]&gt;=0.78;&quot;C+&quot;;IF([.G25]&gt;=0.72;&quot;C&quot;;IF([.G25]&gt;=0.7;&quot;C-&quot;;IF([.G25]&gt;=0.68;&quot;D+&quot;;IF([.G25]&gt;=0.62;&quot;D&quot;;IF([.G25]&gt;=0.6;&quot;D-&quot;;&quot;F&quot;)))))))))))" office:value-type="string" office:string-value="C" calcext:value-type="string">
            <text:p>C</text:p>
          </table:table-cell>
          <table:table-cell table:formula="of:=IF([.H25]&gt;=0.92;&quot;A&quot;;IF([.H25]&gt;=0.9;&quot;A-&quot;;IF([.H25]&gt;=0.88;&quot;B+&quot;;IF([.H25]&gt;=0.82;&quot;B&quot;;IF([.H25]&gt;=0.8;&quot;B-&quot;;IF([.H25]&gt;=0.78;&quot;C+&quot;;IF([.H25]&gt;=0.72;&quot;C&quot;;IF([.H25]&gt;=0.7;&quot;C-&quot;;IF([.H25]&gt;=0.68;&quot;D+&quot;;IF([.H25]&gt;=0.62;&quot;D&quot;;IF([.H25]&gt;=0.6;&quot;D-&quot;;&quot;F&quot;)))))))))))" office:value-type="string" office:string-value="C" calcext:value-type="string">
            <text:p>C</text:p>
          </table:table-cell>
          <table:table-cell table:formula="of:=IF([.I25]&gt;=0.92;&quot;A&quot;;IF([.I25]&gt;=0.9;&quot;A-&quot;;IF([.I25]&gt;=0.88;&quot;B+&quot;;IF([.I25]&gt;=0.82;&quot;B&quot;;IF([.I25]&gt;=0.8;&quot;B-&quot;;IF([.I25]&gt;=0.78;&quot;C+&quot;;IF([.I25]&gt;=0.72;&quot;C&quot;;IF([.I25]&gt;=0.7;&quot;C-&quot;;IF([.I25]&gt;=0.68;&quot;D+&quot;;IF([.I25]&gt;=0.62;&quot;D&quot;;IF([.I25]&gt;=0.6;&quot;D-&quot;;&quot;F&quot;)))))))))))" office:value-type="string" office:string-value="F" calcext:value-type="string">
            <text:p>F</text:p>
          </table:table-cell>
          <table:table-cell table:formula="of:=IF([.J25]&gt;=0.92;&quot;A&quot;;IF([.J25]&gt;=0.9;&quot;A-&quot;;IF([.J25]&gt;=0.88;&quot;B+&quot;;IF([.J25]&gt;=0.82;&quot;B&quot;;IF([.J25]&gt;=0.8;&quot;B-&quot;;IF([.J25]&gt;=0.78;&quot;C+&quot;;IF([.J25]&gt;=0.72;&quot;C&quot;;IF([.J25]&gt;=0.7;&quot;C-&quot;;IF([.J25]&gt;=0.68;&quot;D+&quot;;IF([.J25]&gt;=0.62;&quot;D&quot;;IF([.J25]&gt;=0.6;&quot;D-&quot;;&quot;F&quot;)))))))))))" office:value-type="string" office:string-value="D+" calcext:value-type="string">
            <text:p>D+</text:p>
          </table:table-cell>
          <table:table-cell table:formula="of:=IF([.K25]&gt;=0.92;&quot;A&quot;;IF([.K25]&gt;=0.9;&quot;A-&quot;;IF([.K25]&gt;=0.88;&quot;B+&quot;;IF([.K25]&gt;=0.82;&quot;B&quot;;IF([.K25]&gt;=0.8;&quot;B-&quot;;IF([.K25]&gt;=0.78;&quot;C+&quot;;IF([.K25]&gt;=0.72;&quot;C&quot;;IF([.K25]&gt;=0.7;&quot;C-&quot;;IF([.K25]&gt;=0.68;&quot;D+&quot;;IF([.K25]&gt;=0.62;&quot;D&quot;;IF([.K25]&gt;=0.6;&quot;D-&quot;;&quot;F&quot;)))))))))))" office:value-type="string" office:string-value="D" calcext:value-type="string">
            <text:p>D</text:p>
          </table:table-cell>
          <table:table-cell table:formula="of:=IF([.L25]&gt;=0.92;&quot;A&quot;;IF([.L25]&gt;=0.9;&quot;A-&quot;;IF([.L25]&gt;=0.88;&quot;B+&quot;;IF([.L25]&gt;=0.82;&quot;B&quot;;IF([.L25]&gt;=0.8;&quot;B-&quot;;IF([.L25]&gt;=0.78;&quot;C+&quot;;IF([.L25]&gt;=0.72;&quot;C&quot;;IF([.L25]&gt;=0.7;&quot;C-&quot;;IF([.L25]&gt;=0.68;&quot;D+&quot;;IF([.L25]&gt;=0.62;&quot;D&quot;;IF([.L25]&gt;=0.6;&quot;D-&quot;;&quot;F&quot;)))))))))))" office:value-type="string" office:string-value="F" calcext:value-type="string">
            <text:p>F</text:p>
          </table:table-cell>
          <table:table-cell table:formula="of:=IF([.M25]&gt;=0.92;&quot;A&quot;;IF([.M25]&gt;=0.9;&quot;A-&quot;;IF([.M25]&gt;=0.88;&quot;B+&quot;;IF([.M25]&gt;=0.82;&quot;B&quot;;IF([.M25]&gt;=0.8;&quot;B-&quot;;IF([.M25]&gt;=0.78;&quot;C+&quot;;IF([.M25]&gt;=0.72;&quot;C&quot;;IF([.M25]&gt;=0.7;&quot;C-&quot;;IF([.M25]&gt;=0.68;&quot;D+&quot;;IF([.M25]&gt;=0.62;&quot;D&quot;;IF([.M25]&gt;=0.6;&quot;D-&quot;;&quot;F&quot;)))))))))))" office:value-type="string" office:string-value="F" calcext:value-type="string">
            <text:p>F</text:p>
          </table:table-cell>
          <table:table-cell table:formula="of:=IF([.N25]&gt;=0.92;&quot;A&quot;;IF([.N25]&gt;=0.9;&quot;A-&quot;;IF([.N25]&gt;=0.88;&quot;B+&quot;;IF([.N25]&gt;=0.82;&quot;B&quot;;IF([.N25]&gt;=0.8;&quot;B-&quot;;IF([.N25]&gt;=0.78;&quot;C+&quot;;IF([.N25]&gt;=0.72;&quot;C&quot;;IF([.N25]&gt;=0.7;&quot;C-&quot;;IF([.N25]&gt;=0.68;&quot;D+&quot;;IF([.N25]&gt;=0.62;&quot;D&quot;;IF([.N25]&gt;=0.6;&quot;D-&quot;;&quot;F&quot;)))))))))))" office:value-type="string" office:string-value="D" calcext:value-type="string">
            <text:p>D</text:p>
          </table:table-cell>
          <table:table-cell table:formula="of:=IF([.O25]&gt;=0.92;&quot;A&quot;;IF([.O25]&gt;=0.9;&quot;A-&quot;;IF([.O25]&gt;=0.88;&quot;B+&quot;;IF([.O25]&gt;=0.82;&quot;B&quot;;IF([.O25]&gt;=0.8;&quot;B-&quot;;IF([.O25]&gt;=0.78;&quot;C+&quot;;IF([.O25]&gt;=0.72;&quot;C&quot;;IF([.O25]&gt;=0.7;&quot;C-&quot;;IF([.O25]&gt;=0.68;&quot;D+&quot;;IF([.O25]&gt;=0.62;&quot;D&quot;;IF([.O25]&gt;=0.6;&quot;D-&quot;;&quot;F&quot;)))))))))))" office:value-type="string" office:string-value="D" calcext:value-type="string">
            <text:p>D</text:p>
          </table:table-cell>
          <table:table-cell table:formula="of:=IF([.P25]&gt;=0.92;&quot;A&quot;;IF([.P25]&gt;=0.9;&quot;A-&quot;;IF([.P25]&gt;=0.88;&quot;B+&quot;;IF([.P25]&gt;=0.82;&quot;B&quot;;IF([.P25]&gt;=0.8;&quot;B-&quot;;IF([.P25]&gt;=0.78;&quot;C+&quot;;IF([.P25]&gt;=0.72;&quot;C&quot;;IF([.P25]&gt;=0.7;&quot;C-&quot;;IF([.P25]&gt;=0.68;&quot;D+&quot;;IF([.P25]&gt;=0.62;&quot;D&quot;;IF([.P25]&gt;=0.6;&quot;D-&quot;;&quot;F&quot;)))))))))))" office:value-type="string" office:string-value="D-" calcext:value-type="string">
            <text:p>D-</text:p>
          </table:table-cell>
          <table:table-cell table:formula="of:=IF([.Q25]&gt;=0.92;&quot;A&quot;;IF([.Q25]&gt;=0.9;&quot;A-&quot;;IF([.Q25]&gt;=0.88;&quot;B+&quot;;IF([.Q25]&gt;=0.82;&quot;B&quot;;IF([.Q25]&gt;=0.8;&quot;B-&quot;;IF([.Q25]&gt;=0.78;&quot;C+&quot;;IF([.Q25]&gt;=0.72;&quot;C&quot;;IF([.Q25]&gt;=0.7;&quot;C-&quot;;IF([.Q25]&gt;=0.68;&quot;D+&quot;;IF([.Q25]&gt;=0.62;&quot;D&quot;;IF([.Q25]&gt;=0.6;&quot;D-&quot;;&quot;F&quot;)))))))))))" office:value-type="string" office:string-value="C+" calcext:value-type="string">
            <text:p>C+</text:p>
          </table:table-cell>
          <table:table-cell table:formula="of:=IF([.R25]&gt;=0.92;&quot;A&quot;;IF([.R25]&gt;=0.9;&quot;A-&quot;;IF([.R25]&gt;=0.88;&quot;B+&quot;;IF([.R25]&gt;=0.82;&quot;B&quot;;IF([.R25]&gt;=0.8;&quot;B-&quot;;IF([.R25]&gt;=0.78;&quot;C+&quot;;IF([.R25]&gt;=0.72;&quot;C&quot;;IF([.R25]&gt;=0.7;&quot;C-&quot;;IF([.R25]&gt;=0.68;&quot;D+&quot;;IF([.R25]&gt;=0.62;&quot;D&quot;;IF([.R25]&gt;=0.6;&quot;D-&quot;;&quot;F&quot;)))))))))))" office:value-type="string" office:string-value="C-" calcext:value-type="string">
            <text:p>C-</text:p>
          </table:table-cell>
          <table:table-cell table:formula="of:=IF([.S25]&gt;=0.92;&quot;A&quot;;IF([.S25]&gt;=0.9;&quot;A-&quot;;IF([.S25]&gt;=0.88;&quot;B+&quot;;IF([.S25]&gt;=0.82;&quot;B&quot;;IF([.S25]&gt;=0.8;&quot;B-&quot;;IF([.S25]&gt;=0.78;&quot;C+&quot;;IF([.S25]&gt;=0.72;&quot;C&quot;;IF([.S25]&gt;=0.7;&quot;C-&quot;;IF([.S25]&gt;=0.68;&quot;D+&quot;;IF([.S25]&gt;=0.62;&quot;D&quot;;IF([.S25]&gt;=0.6;&quot;D-&quot;;&quot;F&quot;)))))))))))" office:value-type="string" office:string-value="F" calcext:value-type="string">
            <text:p>F</text:p>
          </table:table-cell>
          <table:table-cell table:formula="of:=IF([.T25]&gt;=0.92;&quot;A&quot;;IF([.T25]&gt;=0.9;&quot;A-&quot;;IF([.T25]&gt;=0.88;&quot;B+&quot;;IF([.T25]&gt;=0.82;&quot;B&quot;;IF([.T25]&gt;=0.8;&quot;B-&quot;;IF([.T25]&gt;=0.78;&quot;C+&quot;;IF([.T25]&gt;=0.72;&quot;C&quot;;IF([.T25]&gt;=0.7;&quot;C-&quot;;IF([.T25]&gt;=0.68;&quot;D+&quot;;IF([.T25]&gt;=0.62;&quot;D&quot;;IF([.T25]&gt;=0.6;&quot;D-&quot;;&quot;F&quot;)))))))))))" office:value-type="string" office:string-value="F" calcext:value-type="string">
            <text:p>F</text:p>
          </table:table-cell>
          <table:table-cell table:formula="of:=IF([.U25]&gt;=0.92;&quot;A&quot;;IF([.U25]&gt;=0.9;&quot;A-&quot;;IF([.U25]&gt;=0.88;&quot;B+&quot;;IF([.U25]&gt;=0.82;&quot;B&quot;;IF([.U25]&gt;=0.8;&quot;B-&quot;;IF([.U25]&gt;=0.78;&quot;C+&quot;;IF([.U25]&gt;=0.72;&quot;C&quot;;IF([.U25]&gt;=0.7;&quot;C-&quot;;IF([.U25]&gt;=0.68;&quot;D+&quot;;IF([.U25]&gt;=0.62;&quot;D&quot;;IF([.U25]&gt;=0.6;&quot;D-&quot;;&quot;F&quot;)))))))))))" office:value-type="string" office:string-value="F" calcext:value-type="string">
            <text:p>F</text:p>
          </table:table-cell>
          <table:table-cell table:formula="of:=IF([.V25]&gt;=0.92;&quot;A&quot;;IF([.V25]&gt;=0.9;&quot;A-&quot;;IF([.V25]&gt;=0.88;&quot;B+&quot;;IF([.V25]&gt;=0.82;&quot;B&quot;;IF([.V25]&gt;=0.8;&quot;B-&quot;;IF([.V25]&gt;=0.78;&quot;C+&quot;;IF([.V25]&gt;=0.72;&quot;C&quot;;IF([.V25]&gt;=0.7;&quot;C-&quot;;IF([.V25]&gt;=0.68;&quot;D+&quot;;IF([.V25]&gt;=0.62;&quot;D&quot;;IF([.V25]&gt;=0.6;&quot;D-&quot;;&quot;F&quot;)))))))))))" office:value-type="string" office:string-value="F" calcext:value-type="string">
            <text:p>F</text:p>
          </table:table-cell>
          <table:table-cell table:formula="of:=IF([.W25]&gt;=0.92;&quot;A&quot;;IF([.W25]&gt;=0.9;&quot;A-&quot;;IF([.W25]&gt;=0.88;&quot;B+&quot;;IF([.W25]&gt;=0.82;&quot;B&quot;;IF([.W25]&gt;=0.8;&quot;B-&quot;;IF([.W25]&gt;=0.78;&quot;C+&quot;;IF([.W25]&gt;=0.72;&quot;C&quot;;IF([.W25]&gt;=0.7;&quot;C-&quot;;IF([.W25]&gt;=0.68;&quot;D+&quot;;IF([.W25]&gt;=0.62;&quot;D&quot;;IF([.W25]&gt;=0.6;&quot;D-&quot;;&quot;F&quot;)))))))))))" office:value-type="string" office:string-value="F" calcext:value-type="string">
            <text:p>F</text:p>
          </table:table-cell>
          <table:table-cell table:formula="of:=IF([.X25]&gt;=0.92;&quot;A&quot;;IF([.X25]&gt;=0.9;&quot;A-&quot;;IF([.X25]&gt;=0.88;&quot;B+&quot;;IF([.X25]&gt;=0.82;&quot;B&quot;;IF([.X25]&gt;=0.8;&quot;B-&quot;;IF([.X25]&gt;=0.78;&quot;C+&quot;;IF([.X25]&gt;=0.72;&quot;C&quot;;IF([.X25]&gt;=0.7;&quot;C-&quot;;IF([.X25]&gt;=0.68;&quot;D+&quot;;IF([.X25]&gt;=0.62;&quot;D&quot;;IF([.X25]&gt;=0.6;&quot;D-&quot;;&quot;F&quot;)))))))))))" office:value-type="string" office:string-value="F" calcext:value-type="string">
            <text:p>F</text:p>
          </table:table-cell>
          <table:table-cell table:formula="of:=IF([.Y25]&gt;=0.92;&quot;A&quot;;IF([.Y25]&gt;=0.9;&quot;A-&quot;;IF([.Y25]&gt;=0.88;&quot;B+&quot;;IF([.Y25]&gt;=0.82;&quot;B&quot;;IF([.Y25]&gt;=0.8;&quot;B-&quot;;IF([.Y25]&gt;=0.78;&quot;C+&quot;;IF([.Y25]&gt;=0.72;&quot;C&quot;;IF([.Y25]&gt;=0.7;&quot;C-&quot;;IF([.Y25]&gt;=0.68;&quot;D+&quot;;IF([.Y25]&gt;=0.62;&quot;D&quot;;IF([.Y25]&gt;=0.6;&quot;D-&quot;;&quot;F&quot;)))))))))))" office:value-type="string" office:string-value="F" calcext:value-type="string">
            <text:p>F</text:p>
          </table:table-cell>
          <table:table-cell table:formula="of:=IF([.Z25]&gt;=0.92;&quot;A&quot;;IF([.Z25]&gt;=0.9;&quot;A-&quot;;IF([.Z25]&gt;=0.88;&quot;B+&quot;;IF([.Z25]&gt;=0.82;&quot;B&quot;;IF([.Z25]&gt;=0.8;&quot;B-&quot;;IF([.Z25]&gt;=0.78;&quot;C+&quot;;IF([.Z25]&gt;=0.72;&quot;C&quot;;IF([.Z25]&gt;=0.7;&quot;C-&quot;;IF([.Z25]&gt;=0.68;&quot;D+&quot;;IF([.Z25]&gt;=0.62;&quot;D&quot;;IF([.Z25]&gt;=0.6;&quot;D-&quot;;&quot;F&quot;)))))))))))" office:value-type="string" office:string-value="F" calcext:value-type="string">
            <text:p>F</text:p>
          </table:table-cell>
          <table:table-cell table:formula="of:=IF([.AA25]&gt;=0.92;&quot;A&quot;;IF([.AA25]&gt;=0.9;&quot;A-&quot;;IF([.AA25]&gt;=0.88;&quot;B+&quot;;IF([.AA25]&gt;=0.82;&quot;B&quot;;IF([.AA25]&gt;=0.8;&quot;B-&quot;;IF([.AA25]&gt;=0.78;&quot;C+&quot;;IF([.AA25]&gt;=0.72;&quot;C&quot;;IF([.AA25]&gt;=0.7;&quot;C-&quot;;IF([.AA25]&gt;=0.68;&quot;D+&quot;;IF([.AA25]&gt;=0.62;&quot;D&quot;;IF([.AA25]&gt;=0.6;&quot;D-&quot;;&quot;F&quot;)))))))))))" office:value-type="string" office:string-value="F" calcext:value-type="string">
            <text:p>F</text:p>
          </table:table-cell>
          <table:table-cell table:formula="of:=IF([.AB25]&gt;=0.92;&quot;A&quot;;IF([.AB25]&gt;=0.9;&quot;A-&quot;;IF([.AB25]&gt;=0.88;&quot;B+&quot;;IF([.AB25]&gt;=0.82;&quot;B&quot;;IF([.AB25]&gt;=0.8;&quot;B-&quot;;IF([.AB25]&gt;=0.78;&quot;C+&quot;;IF([.AB25]&gt;=0.72;&quot;C&quot;;IF([.AB25]&gt;=0.7;&quot;C-&quot;;IF([.AB25]&gt;=0.68;&quot;D+&quot;;IF([.AB25]&gt;=0.62;&quot;D&quot;;IF([.AB25]&gt;=0.6;&quot;D-&quot;;&quot;F&quot;)))))))))))" office:value-type="string" office:string-value="F" calcext:value-type="string">
            <text:p>F</text:p>
          </table:table-cell>
          <table:table-cell table:formula="of:=IF([.AC25]&gt;=0.92;&quot;A&quot;;IF([.AC25]&gt;=0.9;&quot;A-&quot;;IF([.AC25]&gt;=0.88;&quot;B+&quot;;IF([.AC25]&gt;=0.82;&quot;B&quot;;IF([.AC25]&gt;=0.8;&quot;B-&quot;;IF([.AC25]&gt;=0.78;&quot;C+&quot;;IF([.AC25]&gt;=0.72;&quot;C&quot;;IF([.AC25]&gt;=0.7;&quot;C-&quot;;IF([.AC25]&gt;=0.68;&quot;D+&quot;;IF([.AC25]&gt;=0.62;&quot;D&quot;;IF([.AC25]&gt;=0.6;&quot;D-&quot;;&quot;F&quot;)))))))))))" office:value-type="string" office:string-value="F" calcext:value-type="string">
            <text:p>F</text:p>
          </table:table-cell>
          <table:table-cell table:formula="of:=IF([.AD25]&gt;=0.92;&quot;A&quot;;IF([.AD25]&gt;=0.9;&quot;A-&quot;;IF([.AD25]&gt;=0.88;&quot;B+&quot;;IF([.AD25]&gt;=0.82;&quot;B&quot;;IF([.AD25]&gt;=0.8;&quot;B-&quot;;IF([.AD25]&gt;=0.78;&quot;C+&quot;;IF([.AD25]&gt;=0.72;&quot;C&quot;;IF([.AD25]&gt;=0.7;&quot;C-&quot;;IF([.AD25]&gt;=0.68;&quot;D+&quot;;IF([.AD25]&gt;=0.62;&quot;D&quot;;IF([.AD25]&gt;=0.6;&quot;D-&quot;;&quot;F&quot;)))))))))))" office:value-type="string" office:string-value="F" calcext:value-type="string">
            <text:p>F</text:p>
          </table:table-cell>
          <table:table-cell table:formula="of:=IF([.AE25]&gt;=0.92;&quot;A&quot;;IF([.AE25]&gt;=0.9;&quot;A-&quot;;IF([.AE25]&gt;=0.88;&quot;B+&quot;;IF([.AE25]&gt;=0.82;&quot;B&quot;;IF([.AE25]&gt;=0.8;&quot;B-&quot;;IF([.AE25]&gt;=0.78;&quot;C+&quot;;IF([.AE25]&gt;=0.72;&quot;C&quot;;IF([.AE25]&gt;=0.7;&quot;C-&quot;;IF([.AE25]&gt;=0.68;&quot;D+&quot;;IF([.AE25]&gt;=0.62;&quot;D&quot;;IF([.AE25]&gt;=0.6;&quot;D-&quot;;&quot;F&quot;)))))))))))" office:value-type="string" office:string-value="F" calcext:value-type="string">
            <text:p>F</text:p>
          </table:table-cell>
          <table:table-cell table:formula="of:=IF([.AF25]&gt;=0.92;&quot;A&quot;;IF([.AF25]&gt;=0.9;&quot;A-&quot;;IF([.AF25]&gt;=0.88;&quot;B+&quot;;IF([.AF25]&gt;=0.82;&quot;B&quot;;IF([.AF25]&gt;=0.8;&quot;B-&quot;;IF([.AF25]&gt;=0.78;&quot;C+&quot;;IF([.AF25]&gt;=0.72;&quot;C&quot;;IF([.AF25]&gt;=0.7;&quot;C-&quot;;IF([.AF25]&gt;=0.68;&quot;D+&quot;;IF([.AF25]&gt;=0.62;&quot;D&quot;;IF([.AF25]&gt;=0.6;&quot;D-&quot;;&quot;F&quot;)))))))))))" office:value-type="string" office:string-value="F" calcext:value-type="string">
            <text:p>F</text:p>
          </table:table-cell>
          <table:table-cell table:formula="of:=IF([.AG25]&gt;=0.92;&quot;A&quot;;IF([.AG25]&gt;=0.9;&quot;A-&quot;;IF([.AG25]&gt;=0.88;&quot;B+&quot;;IF([.AG25]&gt;=0.82;&quot;B&quot;;IF([.AG25]&gt;=0.8;&quot;B-&quot;;IF([.AG25]&gt;=0.78;&quot;C+&quot;;IF([.AG25]&gt;=0.72;&quot;C&quot;;IF([.AG25]&gt;=0.7;&quot;C-&quot;;IF([.AG25]&gt;=0.68;&quot;D+&quot;;IF([.AG25]&gt;=0.62;&quot;D&quot;;IF([.AG25]&gt;=0.6;&quot;D-&quot;;&quot;F&quot;)))))))))))" office:value-type="string" office:string-value="F" calcext:value-type="string">
            <text:p>F</text:p>
          </table:table-cell>
          <table:table-cell table:formula="of:=IF([.AH25]&gt;=0.92;&quot;A&quot;;IF([.AH25]&gt;=0.9;&quot;A-&quot;;IF([.AH25]&gt;=0.88;&quot;B+&quot;;IF([.AH25]&gt;=0.82;&quot;B&quot;;IF([.AH25]&gt;=0.8;&quot;B-&quot;;IF([.AH25]&gt;=0.78;&quot;C+&quot;;IF([.AH25]&gt;=0.72;&quot;C&quot;;IF([.AH25]&gt;=0.7;&quot;C-&quot;;IF([.AH25]&gt;=0.68;&quot;D+&quot;;IF([.AH25]&gt;=0.62;&quot;D&quot;;IF([.AH25]&gt;=0.6;&quot;D-&quot;;&quot;F&quot;)))))))))))" office:value-type="string" office:string-value="F" calcext:value-type="string">
            <text:p>F</text:p>
          </table:table-cell>
          <table:table-cell table:formula="of:=IF([.AI25]&gt;=0.92;&quot;A&quot;;IF([.AI25]&gt;=0.9;&quot;A-&quot;;IF([.AI25]&gt;=0.88;&quot;B+&quot;;IF([.AI25]&gt;=0.82;&quot;B&quot;;IF([.AI25]&gt;=0.8;&quot;B-&quot;;IF([.AI25]&gt;=0.78;&quot;C+&quot;;IF([.AI25]&gt;=0.72;&quot;C&quot;;IF([.AI25]&gt;=0.7;&quot;C-&quot;;IF([.AI25]&gt;=0.68;&quot;D+&quot;;IF([.AI25]&gt;=0.62;&quot;D&quot;;IF([.AI25]&gt;=0.6;&quot;D-&quot;;&quot;F&quot;)))))))))))" office:value-type="string" office:string-value="F" calcext:value-type="string">
            <text:p>F</text:p>
          </table:table-cell>
          <table:table-cell table:number-columns-repeated="989"/>
        </table:table-row>
        <table:table-row table:style-name="ro5">
          <table:table-cell table:style-name="ce256"/>
          <table:table-cell table:style-name="ce60"/>
          <table:table-cell table:style-name="ce82"/>
          <table:table-cell table:style-name="ce286" table:number-columns-repeated="2"/>
          <table:table-cell table:style-name="ce82" table:number-columns-repeated="30"/>
          <table:table-cell table:number-columns-repeated="989"/>
        </table:table-row>
        <table:table-row table:style-name="ro5" table:number-rows-repeated="1048540">
          <table:table-cell table:number-columns-repeated="1024"/>
        </table:table-row>
        <table:table-row table:style-name="ro10" table:number-rows-repeated="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8th.Q2:8th.AMJ2 8th.F3:8th.AMJ3 8th.C3:8th.C22 8th.S8:8th.AMJ22 8th.A2:8th.A22 8th.C2:8th.E2 8th.I2:8th.J2 8th.F5:8th.AMJ7 8th.F4:8th.I4 8th.R4:8th.AMJ4">
            <calcext:condition calcext:apply-style-name="EveryOtherRow" calcext:value="formula-is(ISEVEN(ROW()))" calcext:base-cell-address="8th.A2"/>
            <calcext:condition calcext:apply-style-name="EveryOtherRow2" calcext:value="formula-is(NOT(ISEVEN(ROW())))" calcext:base-cell-address="8th.A2"/>
          </calcext:conditional-format>
          <calcext:conditional-format calcext:target-range-address="8th.B2:8th.B22">
            <calcext:condition calcext:apply-style-name="EveryOtherRow" calcext:value="formula-is(ISEVEN(ROW()))" calcext:base-cell-address="8th.B2"/>
            <calcext:condition calcext:apply-style-name="EveryOtherRow2" calcext:value="formula-is(NOT(ISEVEN(ROW())))" calcext:base-cell-address="8th.B2"/>
          </calcext:conditional-format>
          <calcext:conditional-format calcext:target-range-address="8th.D25:8th.D25">
            <calcext:condition calcext:apply-style-name="Failing" calcext:value="&lt;0.6" calcext:base-cell-address="8th.D25"/>
          </calcext:conditional-format>
          <calcext:conditional-format calcext:target-range-address="8th.F25:8th.F25">
            <calcext:condition calcext:apply-style-name="Failing" calcext:value="&lt;0.6" calcext:base-cell-address="8th.F25"/>
          </calcext:conditional-format>
          <calcext:conditional-format calcext:target-range-address="8th.G25:8th.G25">
            <calcext:condition calcext:apply-style-name="Failing" calcext:value="&lt;0.6" calcext:base-cell-address="8th.G25"/>
          </calcext:conditional-format>
          <calcext:conditional-format calcext:target-range-address="8th.H25:8th.H25">
            <calcext:condition calcext:apply-style-name="Failing" calcext:value="&lt;0.6" calcext:base-cell-address="8th.H25"/>
          </calcext:conditional-format>
          <calcext:conditional-format calcext:target-range-address="8th.I25:8th.I25">
            <calcext:condition calcext:apply-style-name="Failing" calcext:value="&lt;0.6" calcext:base-cell-address="8th.I25"/>
          </calcext:conditional-format>
          <calcext:conditional-format calcext:target-range-address="8th.J25:8th.J25">
            <calcext:condition calcext:apply-style-name="Failing" calcext:value="&lt;0.6" calcext:base-cell-address="8th.J25"/>
          </calcext:conditional-format>
          <calcext:conditional-format calcext:target-range-address="8th.K25:8th.K25">
            <calcext:condition calcext:apply-style-name="Failing" calcext:value="&lt;0.6" calcext:base-cell-address="8th.K25"/>
          </calcext:conditional-format>
          <calcext:conditional-format calcext:target-range-address="8th.L25:8th.L25">
            <calcext:condition calcext:apply-style-name="Failing" calcext:value="&lt;0.6" calcext:base-cell-address="8th.L25"/>
          </calcext:conditional-format>
          <calcext:conditional-format calcext:target-range-address="8th.M25:8th.M25">
            <calcext:condition calcext:apply-style-name="Failing" calcext:value="&lt;0.6" calcext:base-cell-address="8th.M25"/>
          </calcext:conditional-format>
          <calcext:conditional-format calcext:target-range-address="8th.N25:8th.N25">
            <calcext:condition calcext:apply-style-name="Failing" calcext:value="&lt;0.6" calcext:base-cell-address="8th.N25"/>
          </calcext:conditional-format>
          <calcext:conditional-format calcext:target-range-address="8th.O25:8th.O25">
            <calcext:condition calcext:apply-style-name="Failing" calcext:value="&lt;0.6" calcext:base-cell-address="8th.O25"/>
          </calcext:conditional-format>
          <calcext:conditional-format calcext:target-range-address="8th.P25:8th.P25">
            <calcext:condition calcext:apply-style-name="Failing" calcext:value="&lt;0.6" calcext:base-cell-address="8th.P25"/>
          </calcext:conditional-format>
          <calcext:conditional-format calcext:target-range-address="8th.Q25:8th.Q25">
            <calcext:condition calcext:apply-style-name="Failing" calcext:value="&lt;0.6" calcext:base-cell-address="8th.Q25"/>
          </calcext:conditional-format>
          <calcext:conditional-format calcext:target-range-address="8th.R25:8th.R25">
            <calcext:condition calcext:apply-style-name="Failing" calcext:value="&lt;0.6" calcext:base-cell-address="8th.R25"/>
          </calcext:conditional-format>
          <calcext:conditional-format calcext:target-range-address="8th.S25:8th.S25">
            <calcext:condition calcext:apply-style-name="Failing" calcext:value="&lt;0.6" calcext:base-cell-address="8th.S25"/>
          </calcext:conditional-format>
          <calcext:conditional-format calcext:target-range-address="8th.T25:8th.T25">
            <calcext:condition calcext:apply-style-name="Failing" calcext:value="&lt;0.6" calcext:base-cell-address="8th.T25"/>
          </calcext:conditional-format>
          <calcext:conditional-format calcext:target-range-address="8th.U25:8th.U25">
            <calcext:condition calcext:apply-style-name="Failing" calcext:value="&lt;0.6" calcext:base-cell-address="8th.U25"/>
          </calcext:conditional-format>
          <calcext:conditional-format calcext:target-range-address="8th.V25:8th.V25">
            <calcext:condition calcext:apply-style-name="Failing" calcext:value="&lt;0.6" calcext:base-cell-address="8th.V25"/>
          </calcext:conditional-format>
          <calcext:conditional-format calcext:target-range-address="8th.W25:8th.W25">
            <calcext:condition calcext:apply-style-name="Failing" calcext:value="&lt;0.6" calcext:base-cell-address="8th.W25"/>
          </calcext:conditional-format>
          <calcext:conditional-format calcext:target-range-address="8th.X25:8th.X25">
            <calcext:condition calcext:apply-style-name="Failing" calcext:value="&lt;0.6" calcext:base-cell-address="8th.X25"/>
          </calcext:conditional-format>
          <calcext:conditional-format calcext:target-range-address="8th.Y25:8th.Y25">
            <calcext:condition calcext:apply-style-name="Failing" calcext:value="&lt;0.6" calcext:base-cell-address="8th.Y25"/>
          </calcext:conditional-format>
          <calcext:conditional-format calcext:target-range-address="8th.Z25:8th.Z25">
            <calcext:condition calcext:apply-style-name="Failing" calcext:value="&lt;0.6" calcext:base-cell-address="8th.Z25"/>
          </calcext:conditional-format>
          <calcext:conditional-format calcext:target-range-address="8th.AA25:8th.AA25">
            <calcext:condition calcext:apply-style-name="Failing" calcext:value="&lt;0.6" calcext:base-cell-address="8th.AA25"/>
          </calcext:conditional-format>
          <calcext:conditional-format calcext:target-range-address="8th.AB25:8th.AB25">
            <calcext:condition calcext:apply-style-name="Failing" calcext:value="&lt;0.6" calcext:base-cell-address="8th.AB25"/>
          </calcext:conditional-format>
          <calcext:conditional-format calcext:target-range-address="8th.AC25:8th.AC25">
            <calcext:condition calcext:apply-style-name="Failing" calcext:value="&lt;0.6" calcext:base-cell-address="8th.AC25"/>
          </calcext:conditional-format>
          <calcext:conditional-format calcext:target-range-address="8th.AD25:8th.AD25">
            <calcext:condition calcext:apply-style-name="Failing" calcext:value="&lt;0.6" calcext:base-cell-address="8th.AD25"/>
          </calcext:conditional-format>
          <calcext:conditional-format calcext:target-range-address="8th.AE25:8th.AE25">
            <calcext:condition calcext:apply-style-name="Failing" calcext:value="&lt;0.6" calcext:base-cell-address="8th.AE25"/>
          </calcext:conditional-format>
          <calcext:conditional-format calcext:target-range-address="8th.AF25:8th.AF25">
            <calcext:condition calcext:apply-style-name="Failing" calcext:value="&lt;0.6" calcext:base-cell-address="8th.AF25"/>
          </calcext:conditional-format>
          <calcext:conditional-format calcext:target-range-address="8th.AG25:8th.AG25">
            <calcext:condition calcext:apply-style-name="Failing" calcext:value="&lt;0.6" calcext:base-cell-address="8th.AG25"/>
          </calcext:conditional-format>
          <calcext:conditional-format calcext:target-range-address="8th.AH25:8th.AH25">
            <calcext:condition calcext:apply-style-name="Failing" calcext:value="&lt;0.6" calcext:base-cell-address="8th.AH25"/>
          </calcext:conditional-format>
          <calcext:conditional-format calcext:target-range-address="8th.AI25:8th.AI25">
            <calcext:condition calcext:apply-style-name="Failing" calcext:value="&lt;0.6" calcext:base-cell-address="8th.AI25"/>
          </calcext:conditional-format>
          <calcext:conditional-format calcext:target-range-address="8th.AJ25:8th.AJ25">
            <calcext:condition calcext:apply-style-name="Failing" calcext:value="&lt;0.6" calcext:base-cell-address="8th.AJ25"/>
          </calcext:conditional-format>
          <calcext:conditional-format calcext:target-range-address="8th.D3:8th.E3">
            <calcext:condition calcext:apply-style-name="EveryOtherRow" calcext:value="formula-is(ISEVEN(ROW()))" calcext:base-cell-address="8th.D3"/>
            <calcext:condition calcext:apply-style-name="EveryOtherRow2" calcext:value="formula-is(NOT(ISEVEN(ROW())))" calcext:base-cell-address="8th.D3"/>
          </calcext:conditional-format>
          <calcext:conditional-format calcext:target-range-address="8th.D4:8th.E4">
            <calcext:condition calcext:apply-style-name="EveryOtherRow" calcext:value="formula-is(ISEVEN(ROW()))" calcext:base-cell-address="8th.D4"/>
            <calcext:condition calcext:apply-style-name="EveryOtherRow2" calcext:value="formula-is(NOT(ISEVEN(ROW())))" calcext:base-cell-address="8th.D4"/>
          </calcext:conditional-format>
          <calcext:conditional-format calcext:target-range-address="8th.D5:8th.E5">
            <calcext:condition calcext:apply-style-name="EveryOtherRow" calcext:value="formula-is(ISEVEN(ROW()))" calcext:base-cell-address="8th.D5"/>
            <calcext:condition calcext:apply-style-name="EveryOtherRow2" calcext:value="formula-is(NOT(ISEVEN(ROW())))" calcext:base-cell-address="8th.D5"/>
          </calcext:conditional-format>
          <calcext:conditional-format calcext:target-range-address="8th.D6:8th.E6">
            <calcext:condition calcext:apply-style-name="EveryOtherRow" calcext:value="formula-is(ISEVEN(ROW()))" calcext:base-cell-address="8th.D6"/>
            <calcext:condition calcext:apply-style-name="EveryOtherRow2" calcext:value="formula-is(NOT(ISEVEN(ROW())))" calcext:base-cell-address="8th.D6"/>
          </calcext:conditional-format>
          <calcext:conditional-format calcext:target-range-address="8th.D7:8th.E7">
            <calcext:condition calcext:apply-style-name="EveryOtherRow" calcext:value="formula-is(ISEVEN(ROW()))" calcext:base-cell-address="8th.D7"/>
            <calcext:condition calcext:apply-style-name="EveryOtherRow2" calcext:value="formula-is(NOT(ISEVEN(ROW())))" calcext:base-cell-address="8th.D7"/>
          </calcext:conditional-format>
          <calcext:conditional-format calcext:target-range-address="8th.D8:8th.E8">
            <calcext:condition calcext:apply-style-name="EveryOtherRow" calcext:value="formula-is(ISEVEN(ROW()))" calcext:base-cell-address="8th.D8"/>
            <calcext:condition calcext:apply-style-name="EveryOtherRow2" calcext:value="formula-is(NOT(ISEVEN(ROW())))" calcext:base-cell-address="8th.D8"/>
          </calcext:conditional-format>
          <calcext:conditional-format calcext:target-range-address="8th.F8:8th.F12">
            <calcext:condition calcext:apply-style-name="EveryOtherRow" calcext:value="formula-is(ISEVEN(ROW()))" calcext:base-cell-address="8th.F8"/>
            <calcext:condition calcext:apply-style-name="EveryOtherRow2" calcext:value="formula-is(NOT(ISEVEN(ROW())))" calcext:base-cell-address="8th.F8"/>
          </calcext:conditional-format>
          <calcext:conditional-format calcext:target-range-address="8th.G9:8th.G12">
            <calcext:condition calcext:apply-style-name="EveryOtherRow" calcext:value="formula-is(ISEVEN(ROW()))" calcext:base-cell-address="8th.G9"/>
            <calcext:condition calcext:apply-style-name="EveryOtherRow2" calcext:value="formula-is(NOT(ISEVEN(ROW())))" calcext:base-cell-address="8th.G9"/>
          </calcext:conditional-format>
          <calcext:conditional-format calcext:target-range-address="8th.H9:8th.H12">
            <calcext:condition calcext:apply-style-name="EveryOtherRow" calcext:value="formula-is(ISEVEN(ROW()))" calcext:base-cell-address="8th.H9"/>
            <calcext:condition calcext:apply-style-name="EveryOtherRow2" calcext:value="formula-is(NOT(ISEVEN(ROW())))" calcext:base-cell-address="8th.H9"/>
          </calcext:conditional-format>
          <calcext:conditional-format calcext:target-range-address="8th.I9:8th.I12">
            <calcext:condition calcext:apply-style-name="EveryOtherRow" calcext:value="formula-is(ISEVEN(ROW()))" calcext:base-cell-address="8th.I9"/>
            <calcext:condition calcext:apply-style-name="EveryOtherRow2" calcext:value="formula-is(NOT(ISEVEN(ROW())))" calcext:base-cell-address="8th.I9"/>
          </calcext:conditional-format>
          <calcext:conditional-format calcext:target-range-address="8th.J9:8th.J12">
            <calcext:condition calcext:apply-style-name="EveryOtherRow" calcext:value="formula-is(ISEVEN(ROW()))" calcext:base-cell-address="8th.J9"/>
            <calcext:condition calcext:apply-style-name="EveryOtherRow2" calcext:value="formula-is(NOT(ISEVEN(ROW())))" calcext:base-cell-address="8th.J9"/>
          </calcext:conditional-format>
          <calcext:conditional-format calcext:target-range-address="8th.K9:8th.K12">
            <calcext:condition calcext:apply-style-name="EveryOtherRow" calcext:value="formula-is(ISEVEN(ROW()))" calcext:base-cell-address="8th.K9"/>
            <calcext:condition calcext:apply-style-name="EveryOtherRow2" calcext:value="formula-is(NOT(ISEVEN(ROW())))" calcext:base-cell-address="8th.K9"/>
          </calcext:conditional-format>
          <calcext:conditional-format calcext:target-range-address="8th.L9:8th.L12">
            <calcext:condition calcext:apply-style-name="EveryOtherRow" calcext:value="formula-is(ISEVEN(ROW()))" calcext:base-cell-address="8th.L9"/>
            <calcext:condition calcext:apply-style-name="EveryOtherRow2" calcext:value="formula-is(NOT(ISEVEN(ROW())))" calcext:base-cell-address="8th.L9"/>
          </calcext:conditional-format>
          <calcext:conditional-format calcext:target-range-address="8th.M9:8th.M12">
            <calcext:condition calcext:apply-style-name="EveryOtherRow" calcext:value="formula-is(ISEVEN(ROW()))" calcext:base-cell-address="8th.M9"/>
            <calcext:condition calcext:apply-style-name="EveryOtherRow2" calcext:value="formula-is(NOT(ISEVEN(ROW())))" calcext:base-cell-address="8th.M9"/>
          </calcext:conditional-format>
          <calcext:conditional-format calcext:target-range-address="8th.N9:8th.N12">
            <calcext:condition calcext:apply-style-name="EveryOtherRow" calcext:value="formula-is(ISEVEN(ROW()))" calcext:base-cell-address="8th.N9"/>
            <calcext:condition calcext:apply-style-name="EveryOtherRow2" calcext:value="formula-is(NOT(ISEVEN(ROW())))" calcext:base-cell-address="8th.N9"/>
          </calcext:conditional-format>
          <calcext:conditional-format calcext:target-range-address="8th.O9:8th.O12">
            <calcext:condition calcext:apply-style-name="EveryOtherRow" calcext:value="formula-is(ISEVEN(ROW()))" calcext:base-cell-address="8th.O9"/>
            <calcext:condition calcext:apply-style-name="EveryOtherRow2" calcext:value="formula-is(NOT(ISEVEN(ROW())))" calcext:base-cell-address="8th.O9"/>
          </calcext:conditional-format>
          <calcext:conditional-format calcext:target-range-address="8th.P9:8th.P12">
            <calcext:condition calcext:apply-style-name="EveryOtherRow" calcext:value="formula-is(ISEVEN(ROW()))" calcext:base-cell-address="8th.P9"/>
            <calcext:condition calcext:apply-style-name="EveryOtherRow2" calcext:value="formula-is(NOT(ISEVEN(ROW())))" calcext:base-cell-address="8th.P9"/>
          </calcext:conditional-format>
          <calcext:conditional-format calcext:target-range-address="8th.Q9:8th.Q12">
            <calcext:condition calcext:apply-style-name="EveryOtherRow" calcext:value="formula-is(ISEVEN(ROW()))" calcext:base-cell-address="8th.Q9"/>
            <calcext:condition calcext:apply-style-name="EveryOtherRow2" calcext:value="formula-is(NOT(ISEVEN(ROW())))" calcext:base-cell-address="8th.Q9"/>
          </calcext:conditional-format>
          <calcext:conditional-format calcext:target-range-address="8th.R9:8th.R12">
            <calcext:condition calcext:apply-style-name="EveryOtherRow" calcext:value="formula-is(ISEVEN(ROW()))" calcext:base-cell-address="8th.R9"/>
            <calcext:condition calcext:apply-style-name="EveryOtherRow2" calcext:value="formula-is(NOT(ISEVEN(ROW())))" calcext:base-cell-address="8th.R9"/>
          </calcext:conditional-format>
          <calcext:conditional-format calcext:target-range-address="8th.D9:8th.E9">
            <calcext:condition calcext:apply-style-name="EveryOtherRow" calcext:value="formula-is(ISEVEN(ROW()))" calcext:base-cell-address="8th.D9"/>
            <calcext:condition calcext:apply-style-name="EveryOtherRow2" calcext:value="formula-is(NOT(ISEVEN(ROW())))" calcext:base-cell-address="8th.D9"/>
          </calcext:conditional-format>
          <calcext:conditional-format calcext:target-range-address="8th.D10:8th.E10">
            <calcext:condition calcext:apply-style-name="EveryOtherRow" calcext:value="formula-is(ISEVEN(ROW()))" calcext:base-cell-address="8th.D10"/>
            <calcext:condition calcext:apply-style-name="EveryOtherRow2" calcext:value="formula-is(NOT(ISEVEN(ROW())))" calcext:base-cell-address="8th.D10"/>
          </calcext:conditional-format>
          <calcext:conditional-format calcext:target-range-address="8th.D11:8th.E11 8th.D13:8th.E13">
            <calcext:condition calcext:apply-style-name="EveryOtherRow" calcext:value="formula-is(ISEVEN(ROW()))" calcext:base-cell-address="8th.D11"/>
            <calcext:condition calcext:apply-style-name="EveryOtherRow2" calcext:value="formula-is(NOT(ISEVEN(ROW())))" calcext:base-cell-address="8th.D11"/>
          </calcext:conditional-format>
          <calcext:conditional-format calcext:target-range-address="8th.D12:8th.E12">
            <calcext:condition calcext:apply-style-name="EveryOtherRow" calcext:value="formula-is(ISEVEN(ROW()))" calcext:base-cell-address="8th.D12"/>
            <calcext:condition calcext:apply-style-name="EveryOtherRow2" calcext:value="formula-is(NOT(ISEVEN(ROW())))" calcext:base-cell-address="8th.D12"/>
          </calcext:conditional-format>
          <calcext:conditional-format calcext:target-range-address="8th.F13:8th.F16">
            <calcext:condition calcext:apply-style-name="EveryOtherRow" calcext:value="formula-is(ISEVEN(ROW()))" calcext:base-cell-address="8th.F13"/>
            <calcext:condition calcext:apply-style-name="EveryOtherRow2" calcext:value="formula-is(NOT(ISEVEN(ROW())))" calcext:base-cell-address="8th.F13"/>
          </calcext:conditional-format>
          <calcext:conditional-format calcext:target-range-address="8th.G13:8th.G16">
            <calcext:condition calcext:apply-style-name="EveryOtherRow" calcext:value="formula-is(ISEVEN(ROW()))" calcext:base-cell-address="8th.G13"/>
            <calcext:condition calcext:apply-style-name="EveryOtherRow2" calcext:value="formula-is(NOT(ISEVEN(ROW())))" calcext:base-cell-address="8th.G13"/>
          </calcext:conditional-format>
          <calcext:conditional-format calcext:target-range-address="8th.H13:8th.H16">
            <calcext:condition calcext:apply-style-name="EveryOtherRow" calcext:value="formula-is(ISEVEN(ROW()))" calcext:base-cell-address="8th.H13"/>
            <calcext:condition calcext:apply-style-name="EveryOtherRow2" calcext:value="formula-is(NOT(ISEVEN(ROW())))" calcext:base-cell-address="8th.H13"/>
          </calcext:conditional-format>
          <calcext:conditional-format calcext:target-range-address="8th.I13:8th.I16">
            <calcext:condition calcext:apply-style-name="EveryOtherRow" calcext:value="formula-is(ISEVEN(ROW()))" calcext:base-cell-address="8th.I13"/>
            <calcext:condition calcext:apply-style-name="EveryOtherRow2" calcext:value="formula-is(NOT(ISEVEN(ROW())))" calcext:base-cell-address="8th.I13"/>
          </calcext:conditional-format>
          <calcext:conditional-format calcext:target-range-address="8th.J13:8th.J16">
            <calcext:condition calcext:apply-style-name="EveryOtherRow" calcext:value="formula-is(ISEVEN(ROW()))" calcext:base-cell-address="8th.J13"/>
            <calcext:condition calcext:apply-style-name="EveryOtherRow2" calcext:value="formula-is(NOT(ISEVEN(ROW())))" calcext:base-cell-address="8th.J13"/>
          </calcext:conditional-format>
          <calcext:conditional-format calcext:target-range-address="8th.K13:8th.K16">
            <calcext:condition calcext:apply-style-name="EveryOtherRow" calcext:value="formula-is(ISEVEN(ROW()))" calcext:base-cell-address="8th.K13"/>
            <calcext:condition calcext:apply-style-name="EveryOtherRow2" calcext:value="formula-is(NOT(ISEVEN(ROW())))" calcext:base-cell-address="8th.K13"/>
          </calcext:conditional-format>
          <calcext:conditional-format calcext:target-range-address="8th.L13:8th.L16">
            <calcext:condition calcext:apply-style-name="EveryOtherRow" calcext:value="formula-is(ISEVEN(ROW()))" calcext:base-cell-address="8th.L13"/>
            <calcext:condition calcext:apply-style-name="EveryOtherRow2" calcext:value="formula-is(NOT(ISEVEN(ROW())))" calcext:base-cell-address="8th.L13"/>
          </calcext:conditional-format>
          <calcext:conditional-format calcext:target-range-address="8th.M13:8th.M16">
            <calcext:condition calcext:apply-style-name="EveryOtherRow" calcext:value="formula-is(ISEVEN(ROW()))" calcext:base-cell-address="8th.M13"/>
            <calcext:condition calcext:apply-style-name="EveryOtherRow2" calcext:value="formula-is(NOT(ISEVEN(ROW())))" calcext:base-cell-address="8th.M13"/>
          </calcext:conditional-format>
          <calcext:conditional-format calcext:target-range-address="8th.N13:8th.N16">
            <calcext:condition calcext:apply-style-name="EveryOtherRow" calcext:value="formula-is(ISEVEN(ROW()))" calcext:base-cell-address="8th.N13"/>
            <calcext:condition calcext:apply-style-name="EveryOtherRow2" calcext:value="formula-is(NOT(ISEVEN(ROW())))" calcext:base-cell-address="8th.N13"/>
          </calcext:conditional-format>
          <calcext:conditional-format calcext:target-range-address="8th.O13:8th.O16">
            <calcext:condition calcext:apply-style-name="EveryOtherRow" calcext:value="formula-is(ISEVEN(ROW()))" calcext:base-cell-address="8th.O13"/>
            <calcext:condition calcext:apply-style-name="EveryOtherRow2" calcext:value="formula-is(NOT(ISEVEN(ROW())))" calcext:base-cell-address="8th.O13"/>
          </calcext:conditional-format>
          <calcext:conditional-format calcext:target-range-address="8th.P13:8th.P16">
            <calcext:condition calcext:apply-style-name="EveryOtherRow" calcext:value="formula-is(ISEVEN(ROW()))" calcext:base-cell-address="8th.P13"/>
            <calcext:condition calcext:apply-style-name="EveryOtherRow2" calcext:value="formula-is(NOT(ISEVEN(ROW())))" calcext:base-cell-address="8th.P13"/>
          </calcext:conditional-format>
          <calcext:conditional-format calcext:target-range-address="8th.Q13:8th.Q16">
            <calcext:condition calcext:apply-style-name="EveryOtherRow" calcext:value="formula-is(ISEVEN(ROW()))" calcext:base-cell-address="8th.Q13"/>
            <calcext:condition calcext:apply-style-name="EveryOtherRow2" calcext:value="formula-is(NOT(ISEVEN(ROW())))" calcext:base-cell-address="8th.Q13"/>
          </calcext:conditional-format>
          <calcext:conditional-format calcext:target-range-address="8th.R13:8th.R16">
            <calcext:condition calcext:apply-style-name="EveryOtherRow" calcext:value="formula-is(ISEVEN(ROW()))" calcext:base-cell-address="8th.R13"/>
            <calcext:condition calcext:apply-style-name="EveryOtherRow2" calcext:value="formula-is(NOT(ISEVEN(ROW())))" calcext:base-cell-address="8th.R13"/>
          </calcext:conditional-format>
          <calcext:conditional-format calcext:target-range-address="8th.D14:8th.E14">
            <calcext:condition calcext:apply-style-name="EveryOtherRow" calcext:value="formula-is(ISEVEN(ROW()))" calcext:base-cell-address="8th.D14"/>
            <calcext:condition calcext:apply-style-name="EveryOtherRow2" calcext:value="formula-is(NOT(ISEVEN(ROW())))" calcext:base-cell-address="8th.D14"/>
          </calcext:conditional-format>
          <calcext:conditional-format calcext:target-range-address="8th.D15:8th.E15">
            <calcext:condition calcext:apply-style-name="EveryOtherRow" calcext:value="formula-is(ISEVEN(ROW()))" calcext:base-cell-address="8th.D15"/>
            <calcext:condition calcext:apply-style-name="EveryOtherRow2" calcext:value="formula-is(NOT(ISEVEN(ROW())))" calcext:base-cell-address="8th.D15"/>
          </calcext:conditional-format>
          <calcext:conditional-format calcext:target-range-address="8th.D16:8th.E16">
            <calcext:condition calcext:apply-style-name="EveryOtherRow" calcext:value="formula-is(ISEVEN(ROW()))" calcext:base-cell-address="8th.D16"/>
            <calcext:condition calcext:apply-style-name="EveryOtherRow2" calcext:value="formula-is(NOT(ISEVEN(ROW())))" calcext:base-cell-address="8th.D16"/>
          </calcext:conditional-format>
          <calcext:conditional-format calcext:target-range-address="8th.D17:8th.E17">
            <calcext:condition calcext:apply-style-name="EveryOtherRow" calcext:value="formula-is(ISEVEN(ROW()))" calcext:base-cell-address="8th.D17"/>
            <calcext:condition calcext:apply-style-name="EveryOtherRow2" calcext:value="formula-is(NOT(ISEVEN(ROW())))" calcext:base-cell-address="8th.D17"/>
          </calcext:conditional-format>
          <calcext:conditional-format calcext:target-range-address="8th.F17:8th.F20">
            <calcext:condition calcext:apply-style-name="EveryOtherRow" calcext:value="formula-is(ISEVEN(ROW()))" calcext:base-cell-address="8th.F17"/>
            <calcext:condition calcext:apply-style-name="EveryOtherRow2" calcext:value="formula-is(NOT(ISEVEN(ROW())))" calcext:base-cell-address="8th.F17"/>
          </calcext:conditional-format>
          <calcext:conditional-format calcext:target-range-address="8th.G18:8th.G20">
            <calcext:condition calcext:apply-style-name="EveryOtherRow" calcext:value="formula-is(ISEVEN(ROW()))" calcext:base-cell-address="8th.G18"/>
            <calcext:condition calcext:apply-style-name="EveryOtherRow2" calcext:value="formula-is(NOT(ISEVEN(ROW())))" calcext:base-cell-address="8th.G18"/>
          </calcext:conditional-format>
          <calcext:conditional-format calcext:target-range-address="8th.H18:8th.H20">
            <calcext:condition calcext:apply-style-name="EveryOtherRow" calcext:value="formula-is(ISEVEN(ROW()))" calcext:base-cell-address="8th.H18"/>
            <calcext:condition calcext:apply-style-name="EveryOtherRow2" calcext:value="formula-is(NOT(ISEVEN(ROW())))" calcext:base-cell-address="8th.H18"/>
          </calcext:conditional-format>
          <calcext:conditional-format calcext:target-range-address="8th.I18:8th.I20">
            <calcext:condition calcext:apply-style-name="EveryOtherRow" calcext:value="formula-is(ISEVEN(ROW()))" calcext:base-cell-address="8th.I18"/>
            <calcext:condition calcext:apply-style-name="EveryOtherRow2" calcext:value="formula-is(NOT(ISEVEN(ROW())))" calcext:base-cell-address="8th.I18"/>
          </calcext:conditional-format>
          <calcext:conditional-format calcext:target-range-address="8th.J18:8th.J20">
            <calcext:condition calcext:apply-style-name="EveryOtherRow" calcext:value="formula-is(ISEVEN(ROW()))" calcext:base-cell-address="8th.J18"/>
            <calcext:condition calcext:apply-style-name="EveryOtherRow2" calcext:value="formula-is(NOT(ISEVEN(ROW())))" calcext:base-cell-address="8th.J18"/>
          </calcext:conditional-format>
          <calcext:conditional-format calcext:target-range-address="8th.K18:8th.K20">
            <calcext:condition calcext:apply-style-name="EveryOtherRow" calcext:value="formula-is(ISEVEN(ROW()))" calcext:base-cell-address="8th.K18"/>
            <calcext:condition calcext:apply-style-name="EveryOtherRow2" calcext:value="formula-is(NOT(ISEVEN(ROW())))" calcext:base-cell-address="8th.K18"/>
          </calcext:conditional-format>
          <calcext:conditional-format calcext:target-range-address="8th.L18:8th.L20">
            <calcext:condition calcext:apply-style-name="EveryOtherRow" calcext:value="formula-is(ISEVEN(ROW()))" calcext:base-cell-address="8th.L18"/>
            <calcext:condition calcext:apply-style-name="EveryOtherRow2" calcext:value="formula-is(NOT(ISEVEN(ROW())))" calcext:base-cell-address="8th.L18"/>
          </calcext:conditional-format>
          <calcext:conditional-format calcext:target-range-address="8th.M18:8th.M20">
            <calcext:condition calcext:apply-style-name="EveryOtherRow" calcext:value="formula-is(ISEVEN(ROW()))" calcext:base-cell-address="8th.M18"/>
            <calcext:condition calcext:apply-style-name="EveryOtherRow2" calcext:value="formula-is(NOT(ISEVEN(ROW())))" calcext:base-cell-address="8th.M18"/>
          </calcext:conditional-format>
          <calcext:conditional-format calcext:target-range-address="8th.N18:8th.N20">
            <calcext:condition calcext:apply-style-name="EveryOtherRow" calcext:value="formula-is(ISEVEN(ROW()))" calcext:base-cell-address="8th.N18"/>
            <calcext:condition calcext:apply-style-name="EveryOtherRow2" calcext:value="formula-is(NOT(ISEVEN(ROW())))" calcext:base-cell-address="8th.N18"/>
          </calcext:conditional-format>
          <calcext:conditional-format calcext:target-range-address="8th.O18:8th.O20">
            <calcext:condition calcext:apply-style-name="EveryOtherRow" calcext:value="formula-is(ISEVEN(ROW()))" calcext:base-cell-address="8th.O18"/>
            <calcext:condition calcext:apply-style-name="EveryOtherRow2" calcext:value="formula-is(NOT(ISEVEN(ROW())))" calcext:base-cell-address="8th.O18"/>
          </calcext:conditional-format>
          <calcext:conditional-format calcext:target-range-address="8th.P18:8th.P20">
            <calcext:condition calcext:apply-style-name="EveryOtherRow" calcext:value="formula-is(ISEVEN(ROW()))" calcext:base-cell-address="8th.P18"/>
            <calcext:condition calcext:apply-style-name="EveryOtherRow2" calcext:value="formula-is(NOT(ISEVEN(ROW())))" calcext:base-cell-address="8th.P18"/>
          </calcext:conditional-format>
          <calcext:conditional-format calcext:target-range-address="8th.Q18:8th.Q20">
            <calcext:condition calcext:apply-style-name="EveryOtherRow" calcext:value="formula-is(ISEVEN(ROW()))" calcext:base-cell-address="8th.Q18"/>
            <calcext:condition calcext:apply-style-name="EveryOtherRow2" calcext:value="formula-is(NOT(ISEVEN(ROW())))" calcext:base-cell-address="8th.Q18"/>
          </calcext:conditional-format>
          <calcext:conditional-format calcext:target-range-address="8th.R18:8th.R20">
            <calcext:condition calcext:apply-style-name="EveryOtherRow" calcext:value="formula-is(ISEVEN(ROW()))" calcext:base-cell-address="8th.R18"/>
            <calcext:condition calcext:apply-style-name="EveryOtherRow2" calcext:value="formula-is(NOT(ISEVEN(ROW())))" calcext:base-cell-address="8th.R18"/>
          </calcext:conditional-format>
          <calcext:conditional-format calcext:target-range-address="8th.D18:8th.E18">
            <calcext:condition calcext:apply-style-name="EveryOtherRow" calcext:value="formula-is(ISEVEN(ROW()))" calcext:base-cell-address="8th.D18"/>
            <calcext:condition calcext:apply-style-name="EveryOtherRow2" calcext:value="formula-is(NOT(ISEVEN(ROW())))" calcext:base-cell-address="8th.D18"/>
          </calcext:conditional-format>
          <calcext:conditional-format calcext:target-range-address="8th.D19:8th.E19">
            <calcext:condition calcext:apply-style-name="EveryOtherRow" calcext:value="formula-is(ISEVEN(ROW()))" calcext:base-cell-address="8th.D19"/>
            <calcext:condition calcext:apply-style-name="EveryOtherRow2" calcext:value="formula-is(NOT(ISEVEN(ROW())))" calcext:base-cell-address="8th.D19"/>
          </calcext:conditional-format>
          <calcext:conditional-format calcext:target-range-address="8th.D20:8th.E21">
            <calcext:condition calcext:apply-style-name="EveryOtherRow" calcext:value="formula-is(ISEVEN(ROW()))" calcext:base-cell-address="8th.D20"/>
            <calcext:condition calcext:apply-style-name="EveryOtherRow2" calcext:value="formula-is(NOT(ISEVEN(ROW())))" calcext:base-cell-address="8th.D20"/>
          </calcext:conditional-format>
          <calcext:conditional-format calcext:target-range-address="8th.F21:8th.F22">
            <calcext:condition calcext:apply-style-name="EveryOtherRow" calcext:value="formula-is(ISEVEN(ROW()))" calcext:base-cell-address="8th.F21"/>
            <calcext:condition calcext:apply-style-name="EveryOtherRow2" calcext:value="formula-is(NOT(ISEVEN(ROW())))" calcext:base-cell-address="8th.F21"/>
          </calcext:conditional-format>
          <calcext:conditional-format calcext:target-range-address="8th.G21:8th.G22">
            <calcext:condition calcext:apply-style-name="EveryOtherRow" calcext:value="formula-is(ISEVEN(ROW()))" calcext:base-cell-address="8th.G21"/>
            <calcext:condition calcext:apply-style-name="EveryOtherRow2" calcext:value="formula-is(NOT(ISEVEN(ROW())))" calcext:base-cell-address="8th.G21"/>
          </calcext:conditional-format>
          <calcext:conditional-format calcext:target-range-address="8th.H21:8th.H22">
            <calcext:condition calcext:apply-style-name="EveryOtherRow" calcext:value="formula-is(ISEVEN(ROW()))" calcext:base-cell-address="8th.H21"/>
            <calcext:condition calcext:apply-style-name="EveryOtherRow2" calcext:value="formula-is(NOT(ISEVEN(ROW())))" calcext:base-cell-address="8th.H21"/>
          </calcext:conditional-format>
          <calcext:conditional-format calcext:target-range-address="8th.I21:8th.I22">
            <calcext:condition calcext:apply-style-name="EveryOtherRow" calcext:value="formula-is(ISEVEN(ROW()))" calcext:base-cell-address="8th.I21"/>
            <calcext:condition calcext:apply-style-name="EveryOtherRow2" calcext:value="formula-is(NOT(ISEVEN(ROW())))" calcext:base-cell-address="8th.I21"/>
          </calcext:conditional-format>
          <calcext:conditional-format calcext:target-range-address="8th.J21:8th.J22">
            <calcext:condition calcext:apply-style-name="EveryOtherRow" calcext:value="formula-is(ISEVEN(ROW()))" calcext:base-cell-address="8th.J21"/>
            <calcext:condition calcext:apply-style-name="EveryOtherRow2" calcext:value="formula-is(NOT(ISEVEN(ROW())))" calcext:base-cell-address="8th.J21"/>
          </calcext:conditional-format>
          <calcext:conditional-format calcext:target-range-address="8th.K21:8th.K22">
            <calcext:condition calcext:apply-style-name="EveryOtherRow" calcext:value="formula-is(ISEVEN(ROW()))" calcext:base-cell-address="8th.K21"/>
            <calcext:condition calcext:apply-style-name="EveryOtherRow2" calcext:value="formula-is(NOT(ISEVEN(ROW())))" calcext:base-cell-address="8th.K21"/>
          </calcext:conditional-format>
          <calcext:conditional-format calcext:target-range-address="8th.L21:8th.L22">
            <calcext:condition calcext:apply-style-name="EveryOtherRow" calcext:value="formula-is(ISEVEN(ROW()))" calcext:base-cell-address="8th.L21"/>
            <calcext:condition calcext:apply-style-name="EveryOtherRow2" calcext:value="formula-is(NOT(ISEVEN(ROW())))" calcext:base-cell-address="8th.L21"/>
          </calcext:conditional-format>
          <calcext:conditional-format calcext:target-range-address="8th.M21:8th.M22">
            <calcext:condition calcext:apply-style-name="EveryOtherRow" calcext:value="formula-is(ISEVEN(ROW()))" calcext:base-cell-address="8th.M21"/>
            <calcext:condition calcext:apply-style-name="EveryOtherRow2" calcext:value="formula-is(NOT(ISEVEN(ROW())))" calcext:base-cell-address="8th.M21"/>
          </calcext:conditional-format>
          <calcext:conditional-format calcext:target-range-address="8th.N21:8th.N22">
            <calcext:condition calcext:apply-style-name="EveryOtherRow" calcext:value="formula-is(ISEVEN(ROW()))" calcext:base-cell-address="8th.N21"/>
            <calcext:condition calcext:apply-style-name="EveryOtherRow2" calcext:value="formula-is(NOT(ISEVEN(ROW())))" calcext:base-cell-address="8th.N21"/>
          </calcext:conditional-format>
          <calcext:conditional-format calcext:target-range-address="8th.O21:8th.O22">
            <calcext:condition calcext:apply-style-name="EveryOtherRow" calcext:value="formula-is(ISEVEN(ROW()))" calcext:base-cell-address="8th.O21"/>
            <calcext:condition calcext:apply-style-name="EveryOtherRow2" calcext:value="formula-is(NOT(ISEVEN(ROW())))" calcext:base-cell-address="8th.O21"/>
          </calcext:conditional-format>
          <calcext:conditional-format calcext:target-range-address="8th.P21:8th.P22">
            <calcext:condition calcext:apply-style-name="EveryOtherRow" calcext:value="formula-is(ISEVEN(ROW()))" calcext:base-cell-address="8th.P21"/>
            <calcext:condition calcext:apply-style-name="EveryOtherRow2" calcext:value="formula-is(NOT(ISEVEN(ROW())))" calcext:base-cell-address="8th.P21"/>
          </calcext:conditional-format>
          <calcext:conditional-format calcext:target-range-address="8th.Q22:8th.Q22">
            <calcext:condition calcext:apply-style-name="EveryOtherRow" calcext:value="formula-is(ISEVEN(ROW()))" calcext:base-cell-address="8th.Q22"/>
            <calcext:condition calcext:apply-style-name="EveryOtherRow2" calcext:value="formula-is(NOT(ISEVEN(ROW())))" calcext:base-cell-address="8th.Q22"/>
          </calcext:conditional-format>
          <calcext:conditional-format calcext:target-range-address="8th.R21:8th.R22">
            <calcext:condition calcext:apply-style-name="EveryOtherRow" calcext:value="formula-is(ISEVEN(ROW()))" calcext:base-cell-address="8th.R21"/>
            <calcext:condition calcext:apply-style-name="EveryOtherRow2" calcext:value="formula-is(NOT(ISEVEN(ROW())))" calcext:base-cell-address="8th.R21"/>
          </calcext:conditional-format>
          <calcext:conditional-format calcext:target-range-address="8th.D22:8th.E22">
            <calcext:condition calcext:apply-style-name="EveryOtherRow" calcext:value="formula-is(ISEVEN(ROW()))" calcext:base-cell-address="8th.D22"/>
            <calcext:condition calcext:apply-style-name="EveryOtherRow2" calcext:value="formula-is(NOT(ISEVEN(ROW())))" calcext:base-cell-address="8th.D22"/>
          </calcext:conditional-format>
          <calcext:conditional-format calcext:target-range-address="8th.F2:8th.H2">
            <calcext:condition calcext:apply-style-name="EveryOtherRow" calcext:value="formula-is(ISEVEN(ROW()))" calcext:base-cell-address="8th.F2"/>
            <calcext:condition calcext:apply-style-name="EveryOtherRow2" calcext:value="formula-is(NOT(ISEVEN(ROW())))" calcext:base-cell-address="8th.F2"/>
          </calcext:conditional-format>
          <calcext:conditional-format calcext:target-range-address="8th.K2:8th.M2">
            <calcext:condition calcext:apply-style-name="EveryOtherRow" calcext:value="formula-is(ISEVEN(ROW()))" calcext:base-cell-address="8th.K2"/>
            <calcext:condition calcext:apply-style-name="EveryOtherRow2" calcext:value="formula-is(NOT(ISEVEN(ROW())))" calcext:base-cell-address="8th.K2"/>
          </calcext:conditional-format>
          <calcext:conditional-format calcext:target-range-address="8th.N2:8th.P2">
            <calcext:condition calcext:apply-style-name="EveryOtherRow" calcext:value="formula-is(ISEVEN(ROW()))" calcext:base-cell-address="8th.N2"/>
            <calcext:condition calcext:apply-style-name="EveryOtherRow2" calcext:value="formula-is(NOT(ISEVEN(ROW())))" calcext:base-cell-address="8th.N2"/>
          </calcext:conditional-format>
          <calcext:conditional-format calcext:target-range-address="8th.J4:8th.M4">
            <calcext:condition calcext:apply-style-name="EveryOtherRow" calcext:value="formula-is(ISEVEN(ROW()))" calcext:base-cell-address="8th.J4"/>
            <calcext:condition calcext:apply-style-name="EveryOtherRow2" calcext:value="formula-is(NOT(ISEVEN(ROW())))" calcext:base-cell-address="8th.J4"/>
          </calcext:conditional-format>
          <calcext:conditional-format calcext:target-range-address="8th.N4:8th.Q4">
            <calcext:condition calcext:apply-style-name="EveryOtherRow" calcext:value="formula-is(ISEVEN(ROW()))" calcext:base-cell-address="8th.N4"/>
            <calcext:condition calcext:apply-style-name="EveryOtherRow2" calcext:value="formula-is(NOT(ISEVEN(ROW())))" calcext:base-cell-address="8th.N4"/>
          </calcext:conditional-format>
          <calcext:conditional-format calcext:target-range-address="8th.G8:8th.G8">
            <calcext:condition calcext:apply-style-name="EveryOtherRow" calcext:value="formula-is(ISEVEN(ROW()))" calcext:base-cell-address="8th.G8"/>
            <calcext:condition calcext:apply-style-name="EveryOtherRow2" calcext:value="formula-is(NOT(ISEVEN(ROW())))" calcext:base-cell-address="8th.G8"/>
          </calcext:conditional-format>
          <calcext:conditional-format calcext:target-range-address="8th.H8:8th.H8">
            <calcext:condition calcext:apply-style-name="EveryOtherRow" calcext:value="formula-is(ISEVEN(ROW()))" calcext:base-cell-address="8th.H8"/>
            <calcext:condition calcext:apply-style-name="EveryOtherRow2" calcext:value="formula-is(NOT(ISEVEN(ROW())))" calcext:base-cell-address="8th.H8"/>
          </calcext:conditional-format>
          <calcext:conditional-format calcext:target-range-address="8th.I8:8th.I8">
            <calcext:condition calcext:apply-style-name="EveryOtherRow" calcext:value="formula-is(ISEVEN(ROW()))" calcext:base-cell-address="8th.I8"/>
            <calcext:condition calcext:apply-style-name="EveryOtherRow2" calcext:value="formula-is(NOT(ISEVEN(ROW())))" calcext:base-cell-address="8th.I8"/>
          </calcext:conditional-format>
          <calcext:conditional-format calcext:target-range-address="8th.J8:8th.J8">
            <calcext:condition calcext:apply-style-name="EveryOtherRow" calcext:value="formula-is(ISEVEN(ROW()))" calcext:base-cell-address="8th.J8"/>
            <calcext:condition calcext:apply-style-name="EveryOtherRow2" calcext:value="formula-is(NOT(ISEVEN(ROW())))" calcext:base-cell-address="8th.J8"/>
          </calcext:conditional-format>
          <calcext:conditional-format calcext:target-range-address="8th.K8:8th.K8">
            <calcext:condition calcext:apply-style-name="EveryOtherRow" calcext:value="formula-is(ISEVEN(ROW()))" calcext:base-cell-address="8th.K8"/>
            <calcext:condition calcext:apply-style-name="EveryOtherRow2" calcext:value="formula-is(NOT(ISEVEN(ROW())))" calcext:base-cell-address="8th.K8"/>
          </calcext:conditional-format>
          <calcext:conditional-format calcext:target-range-address="8th.L8:8th.L8">
            <calcext:condition calcext:apply-style-name="EveryOtherRow" calcext:value="formula-is(ISEVEN(ROW()))" calcext:base-cell-address="8th.L8"/>
            <calcext:condition calcext:apply-style-name="EveryOtherRow2" calcext:value="formula-is(NOT(ISEVEN(ROW())))" calcext:base-cell-address="8th.L8"/>
          </calcext:conditional-format>
          <calcext:conditional-format calcext:target-range-address="8th.M8:8th.M8">
            <calcext:condition calcext:apply-style-name="EveryOtherRow" calcext:value="formula-is(ISEVEN(ROW()))" calcext:base-cell-address="8th.M8"/>
            <calcext:condition calcext:apply-style-name="EveryOtherRow2" calcext:value="formula-is(NOT(ISEVEN(ROW())))" calcext:base-cell-address="8th.M8"/>
          </calcext:conditional-format>
          <calcext:conditional-format calcext:target-range-address="8th.N8:8th.N8">
            <calcext:condition calcext:apply-style-name="EveryOtherRow" calcext:value="formula-is(ISEVEN(ROW()))" calcext:base-cell-address="8th.N8"/>
            <calcext:condition calcext:apply-style-name="EveryOtherRow2" calcext:value="formula-is(NOT(ISEVEN(ROW())))" calcext:base-cell-address="8th.N8"/>
          </calcext:conditional-format>
          <calcext:conditional-format calcext:target-range-address="8th.O8:8th.O8">
            <calcext:condition calcext:apply-style-name="EveryOtherRow" calcext:value="formula-is(ISEVEN(ROW()))" calcext:base-cell-address="8th.O8"/>
            <calcext:condition calcext:apply-style-name="EveryOtherRow2" calcext:value="formula-is(NOT(ISEVEN(ROW())))" calcext:base-cell-address="8th.O8"/>
          </calcext:conditional-format>
          <calcext:conditional-format calcext:target-range-address="8th.P8:8th.P8">
            <calcext:condition calcext:apply-style-name="EveryOtherRow" calcext:value="formula-is(ISEVEN(ROW()))" calcext:base-cell-address="8th.P8"/>
            <calcext:condition calcext:apply-style-name="EveryOtherRow2" calcext:value="formula-is(NOT(ISEVEN(ROW())))" calcext:base-cell-address="8th.P8"/>
          </calcext:conditional-format>
          <calcext:conditional-format calcext:target-range-address="8th.Q8:8th.Q8">
            <calcext:condition calcext:apply-style-name="EveryOtherRow" calcext:value="formula-is(ISEVEN(ROW()))" calcext:base-cell-address="8th.Q8"/>
            <calcext:condition calcext:apply-style-name="EveryOtherRow2" calcext:value="formula-is(NOT(ISEVEN(ROW())))" calcext:base-cell-address="8th.Q8"/>
          </calcext:conditional-format>
          <calcext:conditional-format calcext:target-range-address="8th.R8:8th.R8">
            <calcext:condition calcext:apply-style-name="EveryOtherRow" calcext:value="formula-is(ISEVEN(ROW()))" calcext:base-cell-address="8th.R8"/>
            <calcext:condition calcext:apply-style-name="EveryOtherRow2" calcext:value="formula-is(NOT(ISEVEN(ROW())))" calcext:base-cell-address="8th.R8"/>
          </calcext:conditional-format>
          <calcext:conditional-format calcext:target-range-address="8th.G17:8th.G17">
            <calcext:condition calcext:apply-style-name="EveryOtherRow" calcext:value="formula-is(ISEVEN(ROW()))" calcext:base-cell-address="8th.G17"/>
            <calcext:condition calcext:apply-style-name="EveryOtherRow2" calcext:value="formula-is(NOT(ISEVEN(ROW())))" calcext:base-cell-address="8th.G17"/>
          </calcext:conditional-format>
          <calcext:conditional-format calcext:target-range-address="8th.H17:8th.H17">
            <calcext:condition calcext:apply-style-name="EveryOtherRow" calcext:value="formula-is(ISEVEN(ROW()))" calcext:base-cell-address="8th.H17"/>
            <calcext:condition calcext:apply-style-name="EveryOtherRow2" calcext:value="formula-is(NOT(ISEVEN(ROW())))" calcext:base-cell-address="8th.H17"/>
          </calcext:conditional-format>
          <calcext:conditional-format calcext:target-range-address="8th.I17:8th.I17">
            <calcext:condition calcext:apply-style-name="EveryOtherRow" calcext:value="formula-is(ISEVEN(ROW()))" calcext:base-cell-address="8th.I17"/>
            <calcext:condition calcext:apply-style-name="EveryOtherRow2" calcext:value="formula-is(NOT(ISEVEN(ROW())))" calcext:base-cell-address="8th.I17"/>
          </calcext:conditional-format>
          <calcext:conditional-format calcext:target-range-address="8th.J17:8th.J17">
            <calcext:condition calcext:apply-style-name="EveryOtherRow" calcext:value="formula-is(ISEVEN(ROW()))" calcext:base-cell-address="8th.J17"/>
            <calcext:condition calcext:apply-style-name="EveryOtherRow2" calcext:value="formula-is(NOT(ISEVEN(ROW())))" calcext:base-cell-address="8th.J17"/>
          </calcext:conditional-format>
          <calcext:conditional-format calcext:target-range-address="8th.K17:8th.K17">
            <calcext:condition calcext:apply-style-name="EveryOtherRow" calcext:value="formula-is(ISEVEN(ROW()))" calcext:base-cell-address="8th.K17"/>
            <calcext:condition calcext:apply-style-name="EveryOtherRow2" calcext:value="formula-is(NOT(ISEVEN(ROW())))" calcext:base-cell-address="8th.K17"/>
          </calcext:conditional-format>
          <calcext:conditional-format calcext:target-range-address="8th.L17:8th.L17">
            <calcext:condition calcext:apply-style-name="EveryOtherRow" calcext:value="formula-is(ISEVEN(ROW()))" calcext:base-cell-address="8th.L17"/>
            <calcext:condition calcext:apply-style-name="EveryOtherRow2" calcext:value="formula-is(NOT(ISEVEN(ROW())))" calcext:base-cell-address="8th.L17"/>
          </calcext:conditional-format>
          <calcext:conditional-format calcext:target-range-address="8th.M17:8th.M17">
            <calcext:condition calcext:apply-style-name="EveryOtherRow" calcext:value="formula-is(ISEVEN(ROW()))" calcext:base-cell-address="8th.M17"/>
            <calcext:condition calcext:apply-style-name="EveryOtherRow2" calcext:value="formula-is(NOT(ISEVEN(ROW())))" calcext:base-cell-address="8th.M17"/>
          </calcext:conditional-format>
          <calcext:conditional-format calcext:target-range-address="8th.N17:8th.N17">
            <calcext:condition calcext:apply-style-name="EveryOtherRow" calcext:value="formula-is(ISEVEN(ROW()))" calcext:base-cell-address="8th.N17"/>
            <calcext:condition calcext:apply-style-name="EveryOtherRow2" calcext:value="formula-is(NOT(ISEVEN(ROW())))" calcext:base-cell-address="8th.N17"/>
          </calcext:conditional-format>
          <calcext:conditional-format calcext:target-range-address="8th.O17:8th.O17">
            <calcext:condition calcext:apply-style-name="EveryOtherRow" calcext:value="formula-is(ISEVEN(ROW()))" calcext:base-cell-address="8th.O17"/>
            <calcext:condition calcext:apply-style-name="EveryOtherRow2" calcext:value="formula-is(NOT(ISEVEN(ROW())))" calcext:base-cell-address="8th.O17"/>
          </calcext:conditional-format>
          <calcext:conditional-format calcext:target-range-address="8th.P17:8th.P17">
            <calcext:condition calcext:apply-style-name="EveryOtherRow" calcext:value="formula-is(ISEVEN(ROW()))" calcext:base-cell-address="8th.P17"/>
            <calcext:condition calcext:apply-style-name="EveryOtherRow2" calcext:value="formula-is(NOT(ISEVEN(ROW())))" calcext:base-cell-address="8th.P17"/>
          </calcext:conditional-format>
          <calcext:conditional-format calcext:target-range-address="8th.Q17:8th.Q17">
            <calcext:condition calcext:apply-style-name="EveryOtherRow" calcext:value="formula-is(ISEVEN(ROW()))" calcext:base-cell-address="8th.Q17"/>
            <calcext:condition calcext:apply-style-name="EveryOtherRow2" calcext:value="formula-is(NOT(ISEVEN(ROW())))" calcext:base-cell-address="8th.Q17"/>
          </calcext:conditional-format>
          <calcext:conditional-format calcext:target-range-address="8th.R17:8th.R17">
            <calcext:condition calcext:apply-style-name="EveryOtherRow" calcext:value="formula-is(ISEVEN(ROW()))" calcext:base-cell-address="8th.R17"/>
            <calcext:condition calcext:apply-style-name="EveryOtherRow2" calcext:value="formula-is(NOT(ISEVEN(ROW())))" calcext:base-cell-address="8th.R17"/>
          </calcext:conditional-format>
          <calcext:conditional-format calcext:target-range-address="8th.Q21:8th.Q21">
            <calcext:condition calcext:apply-style-name="EveryOtherRow" calcext:value="formula-is(ISEVEN(ROW()))" calcext:base-cell-address="8th.Q21"/>
            <calcext:condition calcext:apply-style-name="EveryOtherRow2" calcext:value="formula-is(NOT(ISEVEN(ROW())))" calcext:base-cell-address="8th.Q21"/>
          </calcext:conditional-format>
        </calcext:conditional-formats>
      </table:table>
      <table:table table:name="9th" table:style-name="ta3">
        <table:table-column table:style-name="co1" table:default-cell-style-name="ce52"/>
        <table:table-column table:style-name="co2" table:default-cell-style-name="ce53"/>
        <table:table-column table:style-name="co3" table:default-cell-style-name="ce52"/>
        <table:table-column table:style-name="co4" table:number-columns-repeated="2" table:default-cell-style-name="ce287"/>
        <table:table-column table:style-name="co4" table:number-columns-repeated="2" table:default-cell-style-name="ce175"/>
        <table:table-column table:style-name="co4" table:number-columns-repeated="27" table:default-cell-style-name="ce1"/>
        <table:table-column table:style-name="co5" table:number-columns-repeated="988" table:default-cell-style-name="ce1"/>
        <table:table-column table:style-name="co5" table:number-columns-repeated="2" table:default-cell-style-name="Default"/>
        <table:table-row table:style-name="ro2">
          <table:table-cell table:style-name="ce375" office:value-type="string" calcext:value-type="string">
            <text:p>Date Due</text:p>
          </table:table-cell>
          <table:table-cell table:style-name="ce377" office:value-type="string" calcext:value-type="string">
            <text:p>9<text:span text:style-name="T1">th</text:span>, Algebra I</text:p>
          </table:table-cell>
          <table:table-cell table:style-name="ce379" office:value-type="string" calcext:value-type="string">
            <text:p>Points Possible for Each Assignment</text:p>
          </table:table-cell>
          <table:table-cell table:style-name="ce381" office:value-type="string" calcext:value-type="string">
            <text:p>Average (non-zero)</text:p>
          </table:table-cell>
          <table:table-cell table:style-name="ce381" office:value-type="string" calcext:value-type="string">
            <text:p>Stdev (non-zero)</text:p>
          </table:table-cell>
          <table:table-cell table:style-name="ce379" office:value-type="string" calcext:value-type="string">
            <text:p>Last, First1</text:p>
          </table:table-cell>
          <table:table-cell table:style-name="ce379" office:value-type="string" calcext:value-type="string">
            <text:p>Last, First2</text:p>
          </table:table-cell>
          <table:table-cell table:style-name="ce379" office:value-type="string" calcext:value-type="string">
            <text:p>Last, First3</text:p>
          </table:table-cell>
          <table:table-cell table:style-name="ce379" office:value-type="string" calcext:value-type="string">
            <text:p>Last, First4</text:p>
          </table:table-cell>
          <table:table-cell table:style-name="ce379" office:value-type="string" calcext:value-type="string">
            <text:p>Last, First5</text:p>
          </table:table-cell>
          <table:table-cell table:style-name="ce379" office:value-type="string" calcext:value-type="string">
            <text:p>Last, First6</text:p>
          </table:table-cell>
          <table:table-cell table:style-name="ce379" office:value-type="string" calcext:value-type="string">
            <text:p>Last, First7</text:p>
          </table:table-cell>
          <table:table-cell table:style-name="ce379" office:value-type="string" calcext:value-type="string">
            <text:p>Last, First8</text:p>
          </table:table-cell>
          <table:table-cell table:style-name="ce379" office:value-type="string" calcext:value-type="string">
            <text:p>Last, First9</text:p>
          </table:table-cell>
          <table:table-cell table:style-name="ce379" office:value-type="string" calcext:value-type="string">
            <text:p>Last, First10</text:p>
          </table:table-cell>
          <table:table-cell table:style-name="ce379" office:value-type="string" calcext:value-type="string">
            <text:p>Last, First11</text:p>
          </table:table-cell>
          <table:table-cell table:style-name="ce379" office:value-type="string" calcext:value-type="string">
            <text:p>Last, First12</text:p>
          </table:table-cell>
          <table:table-cell table:style-name="ce379" office:value-type="string" calcext:value-type="string">
            <text:p>Student Names14</text:p>
          </table:table-cell>
          <table:table-cell table:style-name="ce379" office:value-type="string" calcext:value-type="string">
            <text:p>Student Name15</text:p>
          </table:table-cell>
          <table:table-cell table:style-name="ce379" office:value-type="string" calcext:value-type="string">
            <text:p>Student Name16</text:p>
          </table:table-cell>
          <table:table-cell table:style-name="ce379" office:value-type="string" calcext:value-type="string">
            <text:p>Student Name17</text:p>
          </table:table-cell>
          <table:table-cell table:style-name="ce379" office:value-type="string" calcext:value-type="string">
            <text:p>Student Name18</text:p>
          </table:table-cell>
          <table:table-cell table:style-name="ce379" office:value-type="string" calcext:value-type="string">
            <text:p>Student Name19</text:p>
          </table:table-cell>
          <table:table-cell table:style-name="ce379" office:value-type="string" calcext:value-type="string">
            <text:p>Student Name20</text:p>
          </table:table-cell>
          <table:table-cell table:style-name="ce379" office:value-type="string" calcext:value-type="string">
            <text:p>Student Name21</text:p>
          </table:table-cell>
          <table:table-cell table:style-name="ce379" office:value-type="string" calcext:value-type="string">
            <text:p>Student Name22</text:p>
          </table:table-cell>
          <table:table-cell table:style-name="ce379" office:value-type="string" calcext:value-type="string">
            <text:p>Student Name23</text:p>
          </table:table-cell>
          <table:table-cell table:style-name="ce379" office:value-type="string" calcext:value-type="string">
            <text:p>Student Name24</text:p>
          </table:table-cell>
          <table:table-cell table:style-name="ce379" office:value-type="string" calcext:value-type="string">
            <text:p>Student Name25</text:p>
          </table:table-cell>
          <table:table-cell table:style-name="ce379" office:value-type="string" calcext:value-type="string">
            <text:p>Student Name26</text:p>
          </table:table-cell>
          <table:table-cell table:style-name="ce379" office:value-type="string" calcext:value-type="string">
            <text:p>Student Name27</text:p>
          </table:table-cell>
          <table:table-cell table:style-name="ce379" office:value-type="string" calcext:value-type="string">
            <text:p>Student Name28</text:p>
          </table:table-cell>
          <table:table-cell table:style-name="ce379" office:value-type="string" calcext:value-type="string">
            <text:p>Student Name29</text:p>
          </table:table-cell>
          <table:table-cell table:style-name="ce379" office:value-type="string" calcext:value-type="string">
            <text:p>Student Name30</text:p>
          </table:table-cell>
          <table:table-cell table:style-name="ce379" table:number-columns-repeated="987"/>
          <table:table-cell table:style-name="ce484"/>
          <table:table-cell table:number-columns-repeated="2"/>
        </table:table-row>
        <table:table-row table:style-name="ro3">
          <table:table-cell table:style-name="ce877" office:value-type="date" office:date-value="2017-03-14" calcext:value-type="date">
            <text:p>3/14/2017</text:p>
          </table:table-cell>
          <table:table-cell table:style-name="ce378" office:value-type="string" calcext:value-type="string">
            <text:p>Bellwork</text:p>
          </table:table-cell>
          <table:table-cell table:style-name="ce881" office:value-type="float" office:value="2" calcext:value-type="float">
            <text:p>2</text:p>
          </table:table-cell>
          <table:table-cell table:style-name="ce883" table:formula="of:=AVERAGEIF([.F2:.AMJ2];&quot;&lt;&gt;0&quot;)" office:value-type="float" office:value="2" calcext:value-type="float">
            <text:p>2.0</text:p>
          </table:table-cell>
          <table:table-cell table:style-name="ce883" table:number-matrix-columns-spanned="1" table:number-matrix-rows-spanned="1" table:formula="of:=STDEV(IF([.F2:.AMJ2]&lt;&gt;0;[.F2:.AMJ2]))" office:value-type="float" office:value="0" calcext:value-type="float">
            <text:p>0.0</text:p>
          </table:table-cell>
          <table:table-cell table:number-columns-repeated="4" table:style-name="ce883" office:value-type="float" office:value="2" calcext:value-type="float">
            <text:p>2.0</text:p>
          </table:table-cell>
          <table:table-cell table:style-name="ce883"/>
          <table:table-cell table:number-columns-repeated="7" table:style-name="ce883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3-15" calcext:value-type="date">
            <text:p>3/15/2017</text:p>
          </table:table-cell>
          <table:table-cell table:style-name="ce378" office:value-type="string" calcext:value-type="string">
            <text:p>Classwork: p. 387 GP #5</text:p>
          </table:table-cell>
          <table:table-cell table:style-name="ce881" office:value-type="float" office:value="2" calcext:value-type="float">
            <text:p>2</text:p>
          </table:table-cell>
          <table:table-cell table:style-name="ce383" table:formula="of:=AVERAGEIF([.F3:.AMJ3];&quot;&lt;&gt;0&quot;)" office:value-type="float" office:value="2" calcext:value-type="float">
            <text:p>2.0</text:p>
          </table:table-cell>
          <table:table-cell table:style-name="ce383" table:number-matrix-columns-spanned="1" table:number-matrix-rows-spanned="1" table:formula="of:=STDEV(IF([.F3:.AMJ3]&lt;&gt;0;[.F3:.AMJ3]))" office:value-type="float" office:value="0" calcext:value-type="float">
            <text:p>0.0</text:p>
          </table:table-cell>
          <table:table-cell table:number-columns-repeated="12" table:style-name="ce883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3-16" calcext:value-type="date">
            <text:p>3/16/2017</text:p>
          </table:table-cell>
          <table:table-cell table:style-name="ce378" office:value-type="string" calcext:value-type="string">
            <text:p>HW 6.3: 6-8, 12-14, 19-21, 26</text:p>
          </table:table-cell>
          <table:table-cell table:style-name="ce881" office:value-type="float" office:value="10" calcext:value-type="float">
            <text:p>10</text:p>
          </table:table-cell>
          <table:table-cell table:style-name="ce384" table:formula="of:=AVERAGEIF([.F4:.AMJ4];&quot;&lt;&gt;0&quot;)" office:value-type="float" office:value="5.5625" calcext:value-type="float">
            <text:p>5.6</text:p>
          </table:table-cell>
          <table:table-cell table:style-name="ce384" table:number-matrix-columns-spanned="1" table:number-matrix-rows-spanned="1" table:formula="of:=STDEV(IF([.F4:.AMJ4]&lt;&gt;0;[.F4:.AMJ4]))" office:value-type="float" office:value="2.56956777910772" calcext:value-type="float">
            <text:p>2.6</text:p>
          </table:table-cell>
          <table:table-cell table:style-name="ce883" office:value-type="float" office:value="4.5" calcext:value-type="float">
            <text:p>4.5</text:p>
          </table:table-cell>
          <table:table-cell table:style-name="ce883" office:value-type="float" office:value="4" calcext:value-type="float">
            <text:p>4.0</text:p>
          </table:table-cell>
          <table:table-cell table:style-name="ce883" office:value-type="float" office:value="2" calcext:value-type="float">
            <text:p>2.0</text:p>
          </table:table-cell>
          <table:table-cell table:style-name="ce883" office:value-type="float" office:value="3" calcext:value-type="float">
            <text:p>3.0</text:p>
          </table:table-cell>
          <table:table-cell table:style-name="ce883"/>
          <table:table-cell table:style-name="ce883" office:value-type="float" office:value="7" calcext:value-type="float">
            <text:p>7.0</text:p>
          </table:table-cell>
          <table:table-cell table:style-name="ce883"/>
          <table:table-cell table:style-name="ce883" office:value-type="float" office:value="7" calcext:value-type="float">
            <text:p>7.0</text:p>
          </table:table-cell>
          <table:table-cell table:style-name="ce883"/>
          <table:table-cell table:style-name="ce883" office:value-type="float" office:value="7.5" calcext:value-type="float">
            <text:p>7.5</text:p>
          </table:table-cell>
          <table:table-cell table:style-name="ce883"/>
          <table:table-cell table:style-name="ce883" office:value-type="float" office:value="9.5" calcext:value-type="float">
            <text:p>9.5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3-16" calcext:value-type="date">
            <text:p>3/16/2017</text:p>
          </table:table-cell>
          <table:table-cell table:style-name="ce378" office:value-type="string" calcext:value-type="string">
            <text:p>Classwork: p. 394 GP #2</text:p>
          </table:table-cell>
          <table:table-cell table:style-name="ce881" office:value-type="float" office:value="2" calcext:value-type="float">
            <text:p>2</text:p>
          </table:table-cell>
          <table:table-cell table:style-name="ce886" table:formula="of:=AVERAGEIF([.F5:.AMJ5];&quot;&lt;&gt;0&quot;)" office:value-type="float" office:value="1.72727272727273" calcext:value-type="float">
            <text:p>1.7</text:p>
          </table:table-cell>
          <table:table-cell table:style-name="ce886" table:number-matrix-columns-spanned="1" table:number-matrix-rows-spanned="1" table:formula="of:=STDEV(IF([.F5:.AMJ5]&lt;&gt;0;[.F5:.AMJ5]))" office:value-type="float" office:value="0.467099366496914" calcext:value-type="float">
            <text:p>0.5</text:p>
          </table:table-cell>
          <table:table-cell table:style-name="ce883" office:value-type="float" office:value="2" calcext:value-type="float">
            <text:p>2.0</text:p>
          </table:table-cell>
          <table:table-cell table:style-name="ce883" office:value-type="float" office:value="1" calcext:value-type="float">
            <text:p>1.0</text:p>
          </table:table-cell>
          <table:table-cell table:style-name="ce883" office:value-type="float" office:value="2" calcext:value-type="float">
            <text:p>2.0</text:p>
          </table:table-cell>
          <table:table-cell table:style-name="ce883" office:value-type="float" office:value="1" calcext:value-type="float">
            <text:p>1.0</text:p>
          </table:table-cell>
          <table:table-cell table:style-name="ce883"/>
          <table:table-cell table:number-columns-repeated="3" table:style-name="ce883" office:value-type="float" office:value="2" calcext:value-type="float">
            <text:p>2.0</text:p>
          </table:table-cell>
          <table:table-cell table:style-name="ce883" office:value-type="float" office:value="1" calcext:value-type="float">
            <text:p>1.0</text:p>
          </table:table-cell>
          <table:table-cell table:number-columns-repeated="3" table:style-name="ce883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3-17" calcext:value-type="date">
            <text:p>3/17/2017</text:p>
          </table:table-cell>
          <table:table-cell table:style-name="ce378" office:value-type="string" calcext:value-type="string">
            <text:p>Bellwork</text:p>
          </table:table-cell>
          <table:table-cell table:style-name="ce881" office:value-type="float" office:value="2" calcext:value-type="float">
            <text:p>2</text:p>
          </table:table-cell>
          <table:table-cell table:style-name="ce887" table:formula="of:=AVERAGEIF([.F6:.AMJ6];&quot;&lt;&gt;0&quot;)" office:value-type="float" office:value="2" calcext:value-type="float">
            <text:p>2.0</text:p>
          </table:table-cell>
          <table:table-cell table:style-name="ce887" table:number-matrix-columns-spanned="1" table:number-matrix-rows-spanned="1" table:formula="of:=STDEV(IF([.F6:.AMJ6]&lt;&gt;0;[.F6:.AMJ6]))" office:value-type="float" office:value="0" calcext:value-type="float">
            <text:p>0.0</text:p>
          </table:table-cell>
          <table:table-cell table:number-columns-repeated="12" table:style-name="ce883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3-20" calcext:value-type="date">
            <text:p>3/20/2017</text:p>
          </table:table-cell>
          <table:table-cell table:style-name="ce378" office:value-type="string" calcext:value-type="string">
            <text:p>Classwork: p. 394 GP #3</text:p>
          </table:table-cell>
          <table:table-cell table:style-name="ce881" office:value-type="float" office:value="2" calcext:value-type="float">
            <text:p>2</text:p>
          </table:table-cell>
          <table:table-cell table:style-name="ce888" table:formula="of:=AVERAGEIF([.F7:.AMJ7];&quot;&lt;&gt;0&quot;)" office:value-type="float" office:value="1.91666666666667" calcext:value-type="float">
            <text:p>1.9</text:p>
          </table:table-cell>
          <table:table-cell table:style-name="ce888" table:number-matrix-columns-spanned="1" table:number-matrix-rows-spanned="1" table:formula="of:=STDEV(IF([.F7:.AMJ7]&lt;&gt;0;[.F7:.AMJ7]))" office:value-type="float" office:value="0.288675134594813" calcext:value-type="float">
            <text:p>0.3</text:p>
          </table:table-cell>
          <table:table-cell table:number-columns-repeated="8" table:style-name="ce883" office:value-type="float" office:value="2" calcext:value-type="float">
            <text:p>2.0</text:p>
          </table:table-cell>
          <table:table-cell table:style-name="ce883" office:value-type="float" office:value="1" calcext:value-type="float">
            <text:p>1.0</text:p>
          </table:table-cell>
          <table:table-cell table:number-columns-repeated="3" table:style-name="ce883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3-21" calcext:value-type="date">
            <text:p>3/21/2017</text:p>
          </table:table-cell>
          <table:table-cell table:style-name="ce378" office:value-type="string" calcext:value-type="string">
            <text:p>HW 6.4: 6-8, 13-17</text:p>
          </table:table-cell>
          <table:table-cell table:style-name="ce881" office:value-type="float" office:value="10" calcext:value-type="float">
            <text:p>10</text:p>
          </table:table-cell>
          <table:table-cell table:style-name="ce889" table:formula="of:=AVERAGEIF([.F8:.AMJ8];&quot;&lt;&gt;0&quot;)" office:value-type="float" office:value="8.13636363636364" calcext:value-type="float">
            <text:p>8.1</text:p>
          </table:table-cell>
          <table:table-cell table:style-name="ce889" table:number-matrix-columns-spanned="1" table:number-matrix-rows-spanned="1" table:formula="of:=STDEV(IF([.F8:.AMJ8]&lt;&gt;0;[.F8:.AMJ8]))" office:value-type="float" office:value="1.91168654714769" calcext:value-type="float">
            <text:p>1.9</text:p>
          </table:table-cell>
          <table:table-cell table:style-name="ce883" office:value-type="float" office:value="6.5" calcext:value-type="float">
            <text:p>6.5</text:p>
          </table:table-cell>
          <table:table-cell table:style-name="ce883" office:value-type="float" office:value="7" calcext:value-type="float">
            <text:p>7.0</text:p>
          </table:table-cell>
          <table:table-cell table:number-columns-repeated="2" table:style-name="ce883" office:value-type="float" office:value="10" calcext:value-type="float">
            <text:p>10.0</text:p>
          </table:table-cell>
          <table:table-cell table:style-name="ce883"/>
          <table:table-cell table:style-name="ce883" office:value-type="float" office:value="9" calcext:value-type="float">
            <text:p>9.0</text:p>
          </table:table-cell>
          <table:table-cell table:style-name="ce883" office:value-type="float" office:value="7" calcext:value-type="float">
            <text:p>7.0</text:p>
          </table:table-cell>
          <table:table-cell table:style-name="ce883" office:value-type="float" office:value="10" calcext:value-type="float">
            <text:p>10.0</text:p>
          </table:table-cell>
          <table:table-cell table:style-name="ce883" office:value-type="float" office:value="6.5" calcext:value-type="float">
            <text:p>6.5</text:p>
          </table:table-cell>
          <table:table-cell table:style-name="ce883" office:value-type="float" office:value="9" calcext:value-type="float">
            <text:p>9.0</text:p>
          </table:table-cell>
          <table:table-cell table:style-name="ce883" office:value-type="float" office:value="4.5" calcext:value-type="float">
            <text:p>4.5</text:p>
          </table:table-cell>
          <table:table-cell table:style-name="ce883" office:value-type="float" office:value="10" calcext:value-type="float">
            <text:p>10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3-22" calcext:value-type="date">
            <text:p>3/22/2017</text:p>
          </table:table-cell>
          <table:table-cell table:style-name="ce378" office:value-type="string" calcext:value-type="string">
            <text:p>Notes: 6.5</text:p>
          </table:table-cell>
          <table:table-cell table:style-name="ce881" office:value-type="float" office:value="2" calcext:value-type="float">
            <text:p>2</text:p>
          </table:table-cell>
          <table:table-cell table:style-name="ce890" table:formula="of:=AVERAGEIF([.F9:.AMJ9];&quot;&lt;&gt;0&quot;)" office:value-type="float" office:value="2" calcext:value-type="float">
            <text:p>2.0</text:p>
          </table:table-cell>
          <table:table-cell table:style-name="ce890" table:number-matrix-columns-spanned="1" table:number-matrix-rows-spanned="1" table:formula="of:=STDEV(IF([.F9:.AMJ9]&lt;&gt;0;[.F9:.AMJ9]))" office:value-type="float" office:value="0" calcext:value-type="float">
            <text:p>0.0</text:p>
          </table:table-cell>
          <table:table-cell table:number-columns-repeated="12" table:style-name="ce883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3-23" calcext:value-type="date">
            <text:p>3/23/2017</text:p>
          </table:table-cell>
          <table:table-cell table:style-name="ce378" office:value-type="string" calcext:value-type="string">
            <text:p>Bellwork</text:p>
          </table:table-cell>
          <table:table-cell table:style-name="ce881" office:value-type="float" office:value="2" calcext:value-type="float">
            <text:p>2</text:p>
          </table:table-cell>
          <table:table-cell table:style-name="ce891" table:formula="of:=AVERAGEIF([.F10:.AMJ10];&quot;&lt;&gt;0&quot;)" office:value-type="float" office:value="2" calcext:value-type="float">
            <text:p>2.0</text:p>
          </table:table-cell>
          <table:table-cell table:style-name="ce891" table:number-matrix-columns-spanned="1" table:number-matrix-rows-spanned="1" table:formula="of:=STDEV(IF([.F10:.AMJ10]&lt;&gt;0;[.F10:.AMJ10]))" office:value-type="float" office:value="0" calcext:value-type="float">
            <text:p>0.0</text:p>
          </table:table-cell>
          <table:table-cell table:number-columns-repeated="12" table:style-name="ce883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3-23" calcext:value-type="date">
            <text:p>3/23/2017</text:p>
          </table:table-cell>
          <table:table-cell table:style-name="ce378" office:value-type="string" calcext:value-type="string">
            <text:p>Classwork: p. 405 GP #3</text:p>
          </table:table-cell>
          <table:table-cell table:style-name="ce881" office:value-type="float" office:value="2" calcext:value-type="float">
            <text:p>2</text:p>
          </table:table-cell>
          <table:table-cell table:style-name="ce892" table:formula="of:=AVERAGEIF([.F11:.AMJ11];&quot;&lt;&gt;0&quot;)" office:value-type="float" office:value="2" calcext:value-type="float">
            <text:p>2.0</text:p>
          </table:table-cell>
          <table:table-cell table:style-name="ce892" table:number-matrix-columns-spanned="1" table:number-matrix-rows-spanned="1" table:formula="of:=STDEV(IF([.F11:.AMJ11]&lt;&gt;0;[.F11:.AMJ11]))" office:value-type="float" office:value="0" calcext:value-type="float">
            <text:p>0.0</text:p>
          </table:table-cell>
          <table:table-cell table:number-columns-repeated="4" table:style-name="ce883" office:value-type="float" office:value="2" calcext:value-type="float">
            <text:p>2.0</text:p>
          </table:table-cell>
          <table:table-cell table:style-name="ce883"/>
          <table:table-cell table:number-columns-repeated="7" table:style-name="ce883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4-03" calcext:value-type="date">
            <text:p>4/3/2017</text:p>
          </table:table-cell>
          <table:table-cell table:style-name="ce378" office:value-type="string" calcext:value-type="string">
            <text:p>HW 6.5: 5-8, 18-22, 26-28</text:p>
          </table:table-cell>
          <table:table-cell table:style-name="ce881" office:value-type="float" office:value="10" calcext:value-type="float">
            <text:p>10</text:p>
          </table:table-cell>
          <table:table-cell table:style-name="ce893" table:formula="of:=AVERAGEIF([.F12:.AMJ12];&quot;&lt;&gt;0&quot;)" office:value-type="float" office:value="5.6" calcext:value-type="float">
            <text:p>5.6</text:p>
          </table:table-cell>
          <table:table-cell table:style-name="ce893" table:number-matrix-columns-spanned="1" table:number-matrix-rows-spanned="1" table:formula="of:=STDEV(IF([.F12:.AMJ12]&lt;&gt;0;[.F12:.AMJ12]))" office:value-type="float" office:value="3.36154726279432" calcext:value-type="float">
            <text:p>3.4</text:p>
          </table:table-cell>
          <table:table-cell table:style-name="ce883" office:value-type="float" office:value="2.5" calcext:value-type="float">
            <text:p>2.5</text:p>
          </table:table-cell>
          <table:table-cell table:style-name="ce883" table:number-columns-repeated="4"/>
          <table:table-cell table:number-columns-repeated="2" table:style-name="ce883" office:value-type="float" office:value="3.5" calcext:value-type="float">
            <text:p>3.5</text:p>
          </table:table-cell>
          <table:table-cell table:style-name="ce883" office:value-type="float" office:value="9.5" calcext:value-type="float">
            <text:p>9.5</text:p>
          </table:table-cell>
          <table:table-cell table:style-name="ce883" table:number-columns-repeated="3"/>
          <table:table-cell table:style-name="ce883" office:value-type="float" office:value="9" calcext:value-type="float">
            <text:p>9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4-03" calcext:value-type="date">
            <text:p>4/3/2017</text:p>
          </table:table-cell>
          <table:table-cell table:style-name="ce378" office:value-type="string" calcext:value-type="string">
            <text:p>Classwork: p. 394 GP #3, p. 404 GP #2</text:p>
          </table:table-cell>
          <table:table-cell table:style-name="ce881" office:value-type="float" office:value="2" calcext:value-type="float">
            <text:p>2</text:p>
          </table:table-cell>
          <table:table-cell table:style-name="ce894" table:formula="of:=AVERAGEIF([.F13:.AMJ13];&quot;&lt;&gt;0&quot;)" office:value-type="float" office:value="1.81818181818182" calcext:value-type="float">
            <text:p>1.8</text:p>
          </table:table-cell>
          <table:table-cell table:style-name="ce894" table:number-matrix-columns-spanned="1" table:number-matrix-rows-spanned="1" table:formula="of:=STDEV(IF([.F13:.AMJ13]&lt;&gt;0;[.F13:.AMJ13]))" office:value-type="float" office:value="0.404519917477945" calcext:value-type="float">
            <text:p>0.4</text:p>
          </table:table-cell>
          <table:table-cell table:style-name="ce883" office:value-type="float" office:value="2" calcext:value-type="float">
            <text:p>2.0</text:p>
          </table:table-cell>
          <table:table-cell table:style-name="ce883" office:value-type="float" office:value="1" calcext:value-type="float">
            <text:p>1.0</text:p>
          </table:table-cell>
          <table:table-cell table:number-columns-repeated="2" table:style-name="ce883" office:value-type="float" office:value="2" calcext:value-type="float">
            <text:p>2.0</text:p>
          </table:table-cell>
          <table:table-cell table:style-name="ce883"/>
          <table:table-cell table:number-columns-repeated="3" table:style-name="ce883" office:value-type="float" office:value="2" calcext:value-type="float">
            <text:p>2.0</text:p>
          </table:table-cell>
          <table:table-cell table:style-name="ce883" office:value-type="float" office:value="1" calcext:value-type="float">
            <text:p>1.0</text:p>
          </table:table-cell>
          <table:table-cell table:number-columns-repeated="3" table:style-name="ce883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4-05" calcext:value-type="date">
            <text:p>4/5/2017</text:p>
          </table:table-cell>
          <table:table-cell table:style-name="ce378" office:value-type="string" calcext:value-type="string">
            <text:p>Classwork: p. 416 GP #5</text:p>
          </table:table-cell>
          <table:table-cell table:style-name="ce881" office:value-type="float" office:value="2" calcext:value-type="float">
            <text:p>2</text:p>
          </table:table-cell>
          <table:table-cell table:style-name="ce895" table:formula="of:=AVERAGEIF([.F14:.AMJ14];&quot;&lt;&gt;0&quot;)" office:value-type="float" office:value="2" calcext:value-type="float">
            <text:p>2.0</text:p>
          </table:table-cell>
          <table:table-cell table:style-name="ce895" table:number-matrix-columns-spanned="1" table:number-matrix-rows-spanned="1" table:formula="of:=STDEV(IF([.F14:.AMJ14]&lt;&gt;0;[.F14:.AMJ14]))" office:value-type="float" office:value="0" calcext:value-type="float">
            <text:p>0.0</text:p>
          </table:table-cell>
          <table:table-cell table:number-columns-repeated="12" table:style-name="ce883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4-06" calcext:value-type="date">
            <text:p>4/6/2017</text:p>
          </table:table-cell>
          <table:table-cell table:style-name="ce378" office:value-type="string" calcext:value-type="string">
            <text:p>HW 6.6: 3-8, 16-20 (even), 24-30 (even)</text:p>
          </table:table-cell>
          <table:table-cell table:style-name="ce881" office:value-type="float" office:value="10" calcext:value-type="float">
            <text:p>10</text:p>
          </table:table-cell>
          <table:table-cell table:style-name="ce896" table:formula="of:=AVERAGEIF([.F15:.AMJ15];&quot;&lt;&gt;0&quot;)" office:value-type="float" office:value="7.8" calcext:value-type="float">
            <text:p>7.8</text:p>
          </table:table-cell>
          <table:table-cell table:style-name="ce896" table:number-matrix-columns-spanned="1" table:number-matrix-rows-spanned="1" table:formula="of:=STDEV(IF([.F15:.AMJ15]&lt;&gt;0;[.F15:.AMJ15]))" office:value-type="float" office:value="3.05368629692049" calcext:value-type="float">
            <text:p>3.1</text:p>
          </table:table-cell>
          <table:table-cell table:style-name="ce883" office:value-type="float" office:value="2.5" calcext:value-type="float">
            <text:p>2.5</text:p>
          </table:table-cell>
          <table:table-cell table:style-name="ce883" table:number-columns-repeated="4"/>
          <table:table-cell table:style-name="ce883" office:value-type="float" office:value="8" calcext:value-type="float">
            <text:p>8.0</text:p>
          </table:table-cell>
          <table:table-cell table:style-name="ce883" office:value-type="float" office:value="9" calcext:value-type="float">
            <text:p>9.0</text:p>
          </table:table-cell>
          <table:table-cell table:style-name="ce883" office:value-type="float" office:value="10" calcext:value-type="float">
            <text:p>10.0</text:p>
          </table:table-cell>
          <table:table-cell table:style-name="ce883" table:number-columns-repeated="3"/>
          <table:table-cell table:style-name="ce883" office:value-type="float" office:value="9.5" calcext:value-type="float">
            <text:p>9.5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9">
          <table:table-cell table:style-name="ce877" office:value-type="date" office:date-value="2017-04-07" calcext:value-type="date">
            <text:p>4/7/2017</text:p>
          </table:table-cell>
          <table:table-cell table:style-name="ce378" office:value-type="string" calcext:value-type="string">
            <text:p>Test over 6.3-6.6 [returned 4/10]</text:p>
          </table:table-cell>
          <table:table-cell table:style-name="ce881" office:value-type="float" office:value="60" calcext:value-type="float">
            <text:p>60</text:p>
          </table:table-cell>
          <table:table-cell table:style-name="ce897" table:formula="of:=AVERAGEIF([.F16:.AMJ16];&quot;&lt;&gt;0&quot;)" office:value-type="float" office:value="21" calcext:value-type="float">
            <text:p>21.0</text:p>
          </table:table-cell>
          <table:table-cell table:style-name="ce897" table:number-matrix-columns-spanned="1" table:number-matrix-rows-spanned="1" table:formula="of:=STDEV(IF([.F16:.AMJ16]&lt;&gt;0;[.F16:.AMJ16]))" office:value-type="float" office:value="1.27920429813366" calcext:value-type="float">
            <text:p>1.3</text:p>
          </table:table-cell>
          <table:table-cell table:style-name="ce883" table:formula="of:=13/40*[.$C$16]" office:value-type="float" office:value="19.5" calcext:value-type="float">
            <text:p>19.5</text:p>
          </table:table-cell>
          <table:table-cell table:style-name="ce918" table:formula="of:=14/40*[.$C$16]" office:value-type="float" office:value="21" calcext:value-type="float">
            <text:p>21.0</text:p>
          </table:table-cell>
          <table:table-cell table:style-name="ce922" table:formula="of:=15/40*[.$C$16]" office:value-type="float" office:value="22.5" calcext:value-type="float">
            <text:p>22.5</text:p>
          </table:table-cell>
          <table:table-cell table:style-name="ce926" table:formula="of:=13/40*[.$C$16]" office:value-type="float" office:value="19.5" calcext:value-type="float">
            <text:p>19.5</text:p>
          </table:table-cell>
          <table:table-cell table:style-name="ce932" table:formula="of:=14/40*[.$C$16]" office:value-type="float" office:value="21" calcext:value-type="float">
            <text:p>21.0</text:p>
          </table:table-cell>
          <table:table-cell table:style-name="ce938" table:formula="of:=15/40*[.$C$16]" office:value-type="float" office:value="22.5" calcext:value-type="float">
            <text:p>22.5</text:p>
          </table:table-cell>
          <table:table-cell table:style-name="ce946" table:formula="of:=13/40*[.$C$16]" office:value-type="float" office:value="19.5" calcext:value-type="float">
            <text:p>19.5</text:p>
          </table:table-cell>
          <table:table-cell table:style-name="ce953" table:formula="of:=14/40*[.$C$16]" office:value-type="float" office:value="21" calcext:value-type="float">
            <text:p>21.0</text:p>
          </table:table-cell>
          <table:table-cell table:style-name="ce960" table:formula="of:=15/40*[.$C$16]" office:value-type="float" office:value="22.5" calcext:value-type="float">
            <text:p>22.5</text:p>
          </table:table-cell>
          <table:table-cell table:style-name="ce975" table:formula="of:=13/40*[.$C$16]" office:value-type="float" office:value="19.5" calcext:value-type="float">
            <text:p>19.5</text:p>
          </table:table-cell>
          <table:table-cell table:style-name="ce981" table:formula="of:=14/40*[.$C$16]" office:value-type="float" office:value="21" calcext:value-type="float">
            <text:p>21.0</text:p>
          </table:table-cell>
          <table:table-cell table:style-name="ce987" table:formula="of:=15/40*[.$C$16]" office:value-type="float" office:value="22.5" calcext:value-type="float">
            <text:p>22.5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4-10" calcext:value-type="date">
            <text:p>4/10/2017</text:p>
          </table:table-cell>
          <table:table-cell table:style-name="ce378" office:value-type="string" calcext:value-type="string">
            <text:p>Notes: Test over 6.3-6.6 [4/6]</text:p>
          </table:table-cell>
          <table:table-cell table:style-name="ce881" office:value-type="float" office:value="10" calcext:value-type="float">
            <text:p>10</text:p>
          </table:table-cell>
          <table:table-cell table:style-name="ce898" table:formula="of:=AVERAGEIF([.F17:.AMJ17];&quot;&lt;&gt;0&quot;)" office:value-type="float" office:value="8.45454545454546" calcext:value-type="float">
            <text:p>8.5</text:p>
          </table:table-cell>
          <table:table-cell table:style-name="ce898" table:number-matrix-columns-spanned="1" table:number-matrix-rows-spanned="1" table:formula="of:=STDEV(IF([.F17:.AMJ17]&lt;&gt;0;[.F17:.AMJ17]))" office:value-type="float" office:value="2.62158869251591" calcext:value-type="float">
            <text:p>2.6</text:p>
          </table:table-cell>
          <table:table-cell table:style-name="ce883" office:value-type="float" office:value="10" calcext:value-type="float">
            <text:p>10.0</text:p>
          </table:table-cell>
          <table:table-cell table:style-name="ce918" office:value-type="float" office:value="10" calcext:value-type="float">
            <text:p>10.0</text:p>
          </table:table-cell>
          <table:table-cell table:style-name="ce922" office:value-type="float" office:value="10" calcext:value-type="float">
            <text:p>10.0</text:p>
          </table:table-cell>
          <table:table-cell table:style-name="ce927" office:value-type="float" office:value="10" calcext:value-type="float">
            <text:p>10.0</text:p>
          </table:table-cell>
          <table:table-cell table:style-name="ce933" office:value-type="float" office:value="9" calcext:value-type="float">
            <text:p>9.0</text:p>
          </table:table-cell>
          <table:table-cell table:style-name="ce939" office:value-type="float" office:value="10" calcext:value-type="float">
            <text:p>10.0</text:p>
          </table:table-cell>
          <table:table-cell table:style-name="ce947"/>
          <table:table-cell table:style-name="ce954" office:value-type="float" office:value="10" calcext:value-type="float">
            <text:p>10.0</text:p>
          </table:table-cell>
          <table:table-cell table:style-name="ce970" office:value-type="float" office:value="8" calcext:value-type="float">
            <text:p>8.0</text:p>
          </table:table-cell>
          <table:table-cell table:style-name="ce976" office:value-type="float" office:value="9" calcext:value-type="float">
            <text:p>9.0</text:p>
          </table:table-cell>
          <table:table-cell table:style-name="ce982" office:value-type="float" office:value="2" calcext:value-type="float">
            <text:p>2.0</text:p>
          </table:table-cell>
          <table:table-cell table:style-name="ce988" office:value-type="float" office:value="5" calcext:value-type="float">
            <text:p>5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1">
          <table:table-cell table:style-name="ce877" office:value-type="date" office:date-value="2017-04-10" calcext:value-type="date">
            <text:p>4/10/2017</text:p>
          </table:table-cell>
          <table:table-cell table:style-name="ce378" office:value-type="string" calcext:value-type="string">
            <text:p>CH 6 EC: p. 427 #2-26 (even)</text:p>
          </table:table-cell>
          <table:table-cell table:style-name="ce881" office:value-type="float" office:value="0" calcext:value-type="float">
            <text:p>0</text:p>
          </table:table-cell>
          <table:table-cell table:style-name="ce897" table:number-columns-repeated="2"/>
          <table:table-cell table:style-name="ce883"/>
          <table:table-cell table:style-name="ce918"/>
          <table:table-cell table:style-name="ce922" office:value-type="float" office:value="5" calcext:value-type="float">
            <text:p>5.0</text:p>
          </table:table-cell>
          <table:table-cell table:style-name="ce927"/>
          <table:table-cell table:style-name="ce933"/>
          <table:table-cell table:style-name="ce940" office:value-type="float" office:value="6.5" calcext:value-type="float">
            <text:p>6.5</text:p>
          </table:table-cell>
          <table:table-cell table:style-name="ce948"/>
          <table:table-cell table:style-name="ce954"/>
          <table:table-cell table:style-name="ce970"/>
          <table:table-cell table:style-name="ce976"/>
          <table:table-cell table:style-name="ce982"/>
          <table:table-cell table:style-name="ce988" office:value-type="float" office:value="7" calcext:value-type="float">
            <text:p>7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4-11" calcext:value-type="date">
            <text:p>4/11/2017</text:p>
          </table:table-cell>
          <table:table-cell table:style-name="ce378" office:value-type="string" calcext:value-type="string">
            <text:p>Bellwork &amp; Classwork: p. 435 GP #1, 3, 5, 6</text:p>
          </table:table-cell>
          <table:table-cell table:style-name="ce881" office:value-type="float" office:value="4" calcext:value-type="float">
            <text:p>4</text:p>
          </table:table-cell>
          <table:table-cell table:style-name="ce899" table:formula="of:=AVERAGEIF([.F19:.AMJ19];&quot;&lt;&gt;0&quot;)" office:value-type="float" office:value="3.63636363636364" calcext:value-type="float">
            <text:p>3.6</text:p>
          </table:table-cell>
          <table:table-cell table:style-name="ce899" table:number-matrix-columns-spanned="1" table:number-matrix-rows-spanned="1" table:formula="of:=STDEV(IF([.F19:.AMJ19]&lt;&gt;0;[.F19:.AMJ19]))" office:value-type="float" office:value="0.809039834955891" calcext:value-type="float">
            <text:p>0.8</text:p>
          </table:table-cell>
          <table:table-cell table:style-name="ce883" office:value-type="float" office:value="4" calcext:value-type="float">
            <text:p>4.0</text:p>
          </table:table-cell>
          <table:table-cell table:style-name="ce918" office:value-type="float" office:value="4" calcext:value-type="float">
            <text:p>4.0</text:p>
          </table:table-cell>
          <table:table-cell table:style-name="ce922" office:value-type="float" office:value="4" calcext:value-type="float">
            <text:p>4.0</text:p>
          </table:table-cell>
          <table:table-cell table:style-name="ce927" office:value-type="float" office:value="4" calcext:value-type="float">
            <text:p>4.0</text:p>
          </table:table-cell>
          <table:table-cell table:style-name="ce933" office:value-type="float" office:value="2" calcext:value-type="float">
            <text:p>2.0</text:p>
          </table:table-cell>
          <table:table-cell table:style-name="ce940" office:value-type="float" office:value="4" calcext:value-type="float">
            <text:p>4.0</text:p>
          </table:table-cell>
          <table:table-cell table:style-name="ce948"/>
          <table:table-cell table:style-name="ce954" office:value-type="float" office:value="4" calcext:value-type="float">
            <text:p>4.0</text:p>
          </table:table-cell>
          <table:table-cell table:style-name="ce970" office:value-type="float" office:value="4" calcext:value-type="float">
            <text:p>4.0</text:p>
          </table:table-cell>
          <table:table-cell table:style-name="ce976" office:value-type="float" office:value="4" calcext:value-type="float">
            <text:p>4.0</text:p>
          </table:table-cell>
          <table:table-cell table:style-name="ce982" office:value-type="float" office:value="2" calcext:value-type="float">
            <text:p>2.0</text:p>
          </table:table-cell>
          <table:table-cell table:style-name="ce988" office:value-type="float" office:value="4" calcext:value-type="float">
            <text:p>4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4-12" calcext:value-type="date">
            <text:p>4/12/2017</text:p>
          </table:table-cell>
          <table:table-cell table:style-name="ce378" office:value-type="string" calcext:value-type="string">
            <text:p>Bellwork</text:p>
          </table:table-cell>
          <table:table-cell table:style-name="ce881" office:value-type="float" office:value="2" calcext:value-type="float">
            <text:p>2</text:p>
          </table:table-cell>
          <table:table-cell table:style-name="ce900" table:formula="of:=AVERAGEIF([.F20:.AMJ20];&quot;&lt;&gt;0&quot;)" office:value-type="float" office:value="2" calcext:value-type="float">
            <text:p>2.0</text:p>
          </table:table-cell>
          <table:table-cell table:style-name="ce900" table:number-matrix-columns-spanned="1" table:number-matrix-rows-spanned="1" table:formula="of:=STDEV(IF([.F20:.AMJ20]&lt;&gt;0;[.F20:.AMJ20]))" office:value-type="float" office:value="0" calcext:value-type="float">
            <text:p>0.0</text:p>
          </table:table-cell>
          <table:table-cell table:style-name="ce883" office:value-type="float" office:value="2" calcext:value-type="float">
            <text:p>2.0</text:p>
          </table:table-cell>
          <table:table-cell table:style-name="ce918" office:value-type="float" office:value="2" calcext:value-type="float">
            <text:p>2.0</text:p>
          </table:table-cell>
          <table:table-cell table:style-name="ce922" office:value-type="float" office:value="2" calcext:value-type="float">
            <text:p>2.0</text:p>
          </table:table-cell>
          <table:table-cell table:style-name="ce927" office:value-type="float" office:value="2" calcext:value-type="float">
            <text:p>2.0</text:p>
          </table:table-cell>
          <table:table-cell table:style-name="ce933" office:value-type="float" office:value="2" calcext:value-type="float">
            <text:p>2.0</text:p>
          </table:table-cell>
          <table:table-cell table:style-name="ce940" office:value-type="float" office:value="2" calcext:value-type="float">
            <text:p>2.0</text:p>
          </table:table-cell>
          <table:table-cell table:style-name="ce948"/>
          <table:table-cell table:style-name="ce954" office:value-type="float" office:value="2" calcext:value-type="float">
            <text:p>2.0</text:p>
          </table:table-cell>
          <table:table-cell table:style-name="ce970" office:value-type="float" office:value="2" calcext:value-type="float">
            <text:p>2.0</text:p>
          </table:table-cell>
          <table:table-cell table:style-name="ce976" office:value-type="float" office:value="2" calcext:value-type="float">
            <text:p>2.0</text:p>
          </table:table-cell>
          <table:table-cell table:style-name="ce982"/>
          <table:table-cell table:style-name="ce988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4-13" calcext:value-type="date">
            <text:p>4/13/2017</text:p>
          </table:table-cell>
          <table:table-cell table:style-name="ce378" office:value-type="string" calcext:value-type="string">
            <text:p>HW 7.1: 4-18 (even), 30-38 (even), 42, 44, 48</text:p>
          </table:table-cell>
          <table:table-cell table:style-name="ce881" office:value-type="float" office:value="10" calcext:value-type="float">
            <text:p>10</text:p>
          </table:table-cell>
          <table:table-cell table:style-name="ce901" table:formula="of:=AVERAGEIF([.F21:.AMJ21];&quot;&lt;&gt;0&quot;)" office:value-type="float" office:value="9.04545454545455" calcext:value-type="float">
            <text:p>9.0</text:p>
          </table:table-cell>
          <table:table-cell table:style-name="ce901" table:number-matrix-columns-spanned="1" table:number-matrix-rows-spanned="1" table:formula="of:=STDEV(IF([.F21:.AMJ21]&lt;&gt;0;[.F21:.AMJ21]))" office:value-type="float" office:value="1.10576999087843" calcext:value-type="float">
            <text:p>1.1</text:p>
          </table:table-cell>
          <table:table-cell table:style-name="ce883" office:value-type="float" office:value="10" calcext:value-type="float">
            <text:p>10.0</text:p>
          </table:table-cell>
          <table:table-cell table:style-name="ce918" office:value-type="float" office:value="6.5" calcext:value-type="float">
            <text:p>6.5</text:p>
          </table:table-cell>
          <table:table-cell table:style-name="ce922" office:value-type="float" office:value="9.5" calcext:value-type="float">
            <text:p>9.5</text:p>
          </table:table-cell>
          <table:table-cell table:style-name="ce927" office:value-type="float" office:value="10" calcext:value-type="float">
            <text:p>10.0</text:p>
          </table:table-cell>
          <table:table-cell table:style-name="ce933" office:value-type="float" office:value="8" calcext:value-type="float">
            <text:p>8.0</text:p>
          </table:table-cell>
          <table:table-cell table:style-name="ce940" office:value-type="float" office:value="9" calcext:value-type="float">
            <text:p>9.0</text:p>
          </table:table-cell>
          <table:table-cell table:style-name="ce948"/>
          <table:table-cell table:style-name="ce954" office:value-type="float" office:value="10" calcext:value-type="float">
            <text:p>10.0</text:p>
          </table:table-cell>
          <table:table-cell table:style-name="ce970" office:value-type="float" office:value="9.5" calcext:value-type="float">
            <text:p>9.5</text:p>
          </table:table-cell>
          <table:table-cell table:style-name="ce976" office:value-type="float" office:value="9.5" calcext:value-type="float">
            <text:p>9.5</text:p>
          </table:table-cell>
          <table:table-cell table:style-name="ce982" office:value-type="float" office:value="8" calcext:value-type="float">
            <text:p>8.0</text:p>
          </table:table-cell>
          <table:table-cell table:style-name="ce988" office:value-type="float" office:value="9.5" calcext:value-type="float">
            <text:p>9.5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4-14" calcext:value-type="date">
            <text:p>4/14/2017</text:p>
          </table:table-cell>
          <table:table-cell table:style-name="ce378" office:value-type="string" calcext:value-type="string">
            <text:p>Bellwork</text:p>
          </table:table-cell>
          <table:table-cell table:style-name="ce881" office:value-type="float" office:value="2" calcext:value-type="float">
            <text:p>2</text:p>
          </table:table-cell>
          <table:table-cell table:style-name="ce902" table:formula="of:=AVERAGEIF([.F22:.AMJ22];&quot;&lt;&gt;0&quot;)" office:value-type="float" office:value="2" calcext:value-type="float">
            <text:p>2.0</text:p>
          </table:table-cell>
          <table:table-cell table:style-name="ce902" table:number-matrix-columns-spanned="1" table:number-matrix-rows-spanned="1" table:formula="of:=STDEV(IF([.F22:.AMJ22]&lt;&gt;0;[.F22:.AMJ22]))" office:value-type="float" office:value="0" calcext:value-type="float">
            <text:p>0.0</text:p>
          </table:table-cell>
          <table:table-cell table:style-name="ce883" office:value-type="float" office:value="2" calcext:value-type="float">
            <text:p>2.0</text:p>
          </table:table-cell>
          <table:table-cell table:style-name="ce918" office:value-type="float" office:value="2" calcext:value-type="float">
            <text:p>2.0</text:p>
          </table:table-cell>
          <table:table-cell table:style-name="ce922" office:value-type="float" office:value="2" calcext:value-type="float">
            <text:p>2.0</text:p>
          </table:table-cell>
          <table:table-cell table:style-name="ce927" office:value-type="float" office:value="2" calcext:value-type="float">
            <text:p>2.0</text:p>
          </table:table-cell>
          <table:table-cell table:style-name="ce933" office:value-type="float" office:value="2" calcext:value-type="float">
            <text:p>2.0</text:p>
          </table:table-cell>
          <table:table-cell table:style-name="ce940" office:value-type="float" office:value="2" calcext:value-type="float">
            <text:p>2.0</text:p>
          </table:table-cell>
          <table:table-cell table:style-name="ce948" office:value-type="float" office:value="2" calcext:value-type="float">
            <text:p>2.0</text:p>
          </table:table-cell>
          <table:table-cell table:style-name="ce954" office:value-type="float" office:value="2" calcext:value-type="float">
            <text:p>2.0</text:p>
          </table:table-cell>
          <table:table-cell table:style-name="ce970" office:value-type="float" office:value="2" calcext:value-type="float">
            <text:p>2.0</text:p>
          </table:table-cell>
          <table:table-cell table:style-name="ce976" office:value-type="float" office:value="2" calcext:value-type="float">
            <text:p>2.0</text:p>
          </table:table-cell>
          <table:table-cell table:style-name="ce982" office:value-type="float" office:value="2" calcext:value-type="float">
            <text:p>2.0</text:p>
          </table:table-cell>
          <table:table-cell table:style-name="ce988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4-14" calcext:value-type="date">
            <text:p>4/14/2017</text:p>
          </table:table-cell>
          <table:table-cell table:style-name="ce378" office:value-type="string" calcext:value-type="string">
            <text:p>Classwork: p. 443 GP #7-8</text:p>
          </table:table-cell>
          <table:table-cell table:style-name="ce881" office:value-type="float" office:value="2" calcext:value-type="float">
            <text:p>2</text:p>
          </table:table-cell>
          <table:table-cell table:style-name="ce903" table:formula="of:=AVERAGEIF([.F23:.AMJ23];&quot;&lt;&gt;0&quot;)" office:value-type="float" office:value="1.83333333333333" calcext:value-type="float">
            <text:p>1.8</text:p>
          </table:table-cell>
          <table:table-cell table:style-name="ce903" table:number-matrix-columns-spanned="1" table:number-matrix-rows-spanned="1" table:formula="of:=STDEV(IF([.F23:.AMJ23]&lt;&gt;0;[.F23:.AMJ23]))" office:value-type="float" office:value="0.389249472080761" calcext:value-type="float">
            <text:p>0.4</text:p>
          </table:table-cell>
          <table:table-cell table:style-name="ce883" office:value-type="float" office:value="2" calcext:value-type="float">
            <text:p>2.0</text:p>
          </table:table-cell>
          <table:table-cell table:style-name="ce918" office:value-type="float" office:value="2" calcext:value-type="float">
            <text:p>2.0</text:p>
          </table:table-cell>
          <table:table-cell table:style-name="ce922" office:value-type="float" office:value="2" calcext:value-type="float">
            <text:p>2.0</text:p>
          </table:table-cell>
          <table:table-cell table:style-name="ce927" office:value-type="float" office:value="2" calcext:value-type="float">
            <text:p>2.0</text:p>
          </table:table-cell>
          <table:table-cell table:style-name="ce933" office:value-type="float" office:value="1" calcext:value-type="float">
            <text:p>1.0</text:p>
          </table:table-cell>
          <table:table-cell table:style-name="ce940" office:value-type="float" office:value="2" calcext:value-type="float">
            <text:p>2.0</text:p>
          </table:table-cell>
          <table:table-cell table:style-name="ce948" office:value-type="float" office:value="2" calcext:value-type="float">
            <text:p>2.0</text:p>
          </table:table-cell>
          <table:table-cell table:style-name="ce954" office:value-type="float" office:value="2" calcext:value-type="float">
            <text:p>2.0</text:p>
          </table:table-cell>
          <table:table-cell table:style-name="ce970" office:value-type="float" office:value="2" calcext:value-type="float">
            <text:p>2.0</text:p>
          </table:table-cell>
          <table:table-cell table:style-name="ce976" office:value-type="float" office:value="2" calcext:value-type="float">
            <text:p>2.0</text:p>
          </table:table-cell>
          <table:table-cell table:style-name="ce982" office:value-type="float" office:value="1" calcext:value-type="float">
            <text:p>1.0</text:p>
          </table:table-cell>
          <table:table-cell table:style-name="ce988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4-17" calcext:value-type="date">
            <text:p>4/17/2017</text:p>
          </table:table-cell>
          <table:table-cell table:style-name="ce378" office:value-type="string" calcext:value-type="string">
            <text:p>HW 7.2: 8-18 (even), 22-44 (even)</text:p>
          </table:table-cell>
          <table:table-cell table:style-name="ce881" office:value-type="float" office:value="10" calcext:value-type="float">
            <text:p>10</text:p>
          </table:table-cell>
          <table:table-cell table:style-name="ce904" table:formula="of:=AVERAGEIF([.F24:.AMJ24];&quot;&lt;&gt;0&quot;)" office:value-type="float" office:value="6.95454545454545" calcext:value-type="float">
            <text:p>7.0</text:p>
          </table:table-cell>
          <table:table-cell table:style-name="ce904" table:number-matrix-columns-spanned="1" table:number-matrix-rows-spanned="1" table:formula="of:=STDEV(IF([.F24:.AMJ24]&lt;&gt;0;[.F24:.AMJ24]))" office:value-type="float" office:value="2.46429041972071" calcext:value-type="float">
            <text:p>2.5</text:p>
          </table:table-cell>
          <table:table-cell table:style-name="ce883" office:value-type="float" office:value="9" calcext:value-type="float">
            <text:p>9.0</text:p>
          </table:table-cell>
          <table:table-cell table:style-name="ce918" office:value-type="float" office:value="6" calcext:value-type="float">
            <text:p>6.0</text:p>
          </table:table-cell>
          <table:table-cell table:style-name="ce922" office:value-type="float" office:value="4" calcext:value-type="float">
            <text:p>4.0</text:p>
          </table:table-cell>
          <table:table-cell table:style-name="ce927" office:value-type="float" office:value="8.5" calcext:value-type="float">
            <text:p>8.5</text:p>
          </table:table-cell>
          <table:table-cell table:style-name="ce933" office:value-type="float" office:value="3" calcext:value-type="float">
            <text:p>3.0</text:p>
          </table:table-cell>
          <table:table-cell table:style-name="ce940" office:value-type="float" office:value="9" calcext:value-type="float">
            <text:p>9.0</text:p>
          </table:table-cell>
          <table:table-cell table:style-name="ce948" office:value-type="float" office:value="7" calcext:value-type="float">
            <text:p>7.0</text:p>
          </table:table-cell>
          <table:table-cell table:style-name="ce954" office:value-type="float" office:value="10" calcext:value-type="float">
            <text:p>10.0</text:p>
          </table:table-cell>
          <table:table-cell table:style-name="ce970"/>
          <table:table-cell table:style-name="ce976" office:value-type="float" office:value="4" calcext:value-type="float">
            <text:p>4.0</text:p>
          </table:table-cell>
          <table:table-cell table:style-name="ce982" office:value-type="float" office:value="6.5" calcext:value-type="float">
            <text:p>6.5</text:p>
          </table:table-cell>
          <table:table-cell table:style-name="ce988" office:value-type="float" office:value="9.5" calcext:value-type="float">
            <text:p>9.5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9">
          <table:table-cell table:style-name="ce877" office:value-type="date" office:date-value="2017-04-17" calcext:value-type="date">
            <text:p>4/17/2017</text:p>
          </table:table-cell>
          <table:table-cell table:style-name="ce378" office:value-type="string" calcext:value-type="string">
            <text:p>Corrections: Test over 6.3-6.6</text:p>
          </table:table-cell>
          <table:table-cell table:style-name="ce881" office:value-type="float" office:value="0" calcext:value-type="float">
            <text:p>0</text:p>
          </table:table-cell>
          <table:table-cell table:style-name="ce903" table:number-columns-repeated="2"/>
          <table:table-cell table:style-name="ce915" table:formula="of:=20/40*([.$C$16]-[.F16])/2" office:value-type="float" office:value="10.125" calcext:value-type="float">
            <text:p>10.1</text:p>
          </table:table-cell>
          <table:table-cell table:style-name="ce919" table:formula="of:=0*([.$C$16]-[.G16])/2" office:value-type="float" office:value="0" calcext:value-type="float">
            <text:p>0.0</text:p>
          </table:table-cell>
          <table:table-cell table:style-name="ce923" table:formula="of:=0*([.$C$16]-[.H16])/2" office:value-type="float" office:value="0" calcext:value-type="float">
            <text:p>0.0</text:p>
          </table:table-cell>
          <table:table-cell table:style-name="ce928" table:formula="of:=0*([.$C$16]-[.I16])/2" office:value-type="float" office:value="0" calcext:value-type="float">
            <text:p>0.0</text:p>
          </table:table-cell>
          <table:table-cell table:style-name="ce934" table:formula="of:=0*([.$C$16]-[.J16])/2" office:value-type="float" office:value="0" calcext:value-type="float">
            <text:p>0.0</text:p>
          </table:table-cell>
          <table:table-cell table:style-name="ce941" table:formula="of:=20/40*([.$C$16]-[.K16])/2" office:value-type="float" office:value="9.375" calcext:value-type="float">
            <text:p>9.4</text:p>
          </table:table-cell>
          <table:table-cell table:style-name="ce949" table:formula="of:=0*([.$C$16]-[.L16])/2" office:value-type="float" office:value="0" calcext:value-type="float">
            <text:p>0.0</text:p>
          </table:table-cell>
          <table:table-cell table:style-name="ce955" table:formula="of:=20/40*([.$C$16]-[.M16])/2" office:value-type="float" office:value="9.75" calcext:value-type="float">
            <text:p>9.8</text:p>
          </table:table-cell>
          <table:table-cell table:style-name="ce971" table:formula="of:=0*([.$C$16]-[.N16])/2" office:value-type="float" office:value="0" calcext:value-type="float">
            <text:p>0.0</text:p>
          </table:table-cell>
          <table:table-cell table:style-name="ce977" table:formula="of:=0*([.$C$16]-[.O16])/2" office:value-type="float" office:value="0" calcext:value-type="float">
            <text:p>0.0</text:p>
          </table:table-cell>
          <table:table-cell table:style-name="ce983" table:formula="of:=0*([.$C$16]-[.P16])/2" office:value-type="float" office:value="0" calcext:value-type="float">
            <text:p>0.0</text:p>
          </table:table-cell>
          <table:table-cell table:style-name="ce989" table:formula="of:=0*([.$C$16]-[.Q16])/2" office:value-type="float" office:value="0" calcext:value-type="float">
            <text:p>0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4-18" calcext:value-type="date">
            <text:p>4/18/2017</text:p>
          </table:table-cell>
          <table:table-cell table:style-name="ce378" office:value-type="string" calcext:value-type="string">
            <text:p>Classwork: p. 451 GP #9</text:p>
          </table:table-cell>
          <table:table-cell table:style-name="ce881" office:value-type="float" office:value="2" calcext:value-type="float">
            <text:p>2</text:p>
          </table:table-cell>
          <table:table-cell table:style-name="ce905" table:formula="of:=AVERAGEIF([.F26:.AMJ26];&quot;&lt;&gt;0&quot;)" office:value-type="float" office:value="1.625" calcext:value-type="float">
            <text:p>1.6</text:p>
          </table:table-cell>
          <table:table-cell table:style-name="ce905" table:number-matrix-columns-spanned="1" table:number-matrix-rows-spanned="1" table:formula="of:=STDEV(IF([.F26:.AMJ26]&lt;&gt;0;[.F26:.AMJ26]))" office:value-type="float" office:value="0.517549169506766" calcext:value-type="float">
            <text:p>0.5</text:p>
          </table:table-cell>
          <table:table-cell table:style-name="ce915" office:value-type="float" office:value="2" calcext:value-type="float">
            <text:p>2.0</text:p>
          </table:table-cell>
          <table:table-cell table:style-name="ce919"/>
          <table:table-cell table:style-name="ce923" office:value-type="float" office:value="1" calcext:value-type="float">
            <text:p>1.0</text:p>
          </table:table-cell>
          <table:table-cell table:style-name="ce928" office:value-type="float" office:value="2" calcext:value-type="float">
            <text:p>2.0</text:p>
          </table:table-cell>
          <table:table-cell table:style-name="ce934"/>
          <table:table-cell table:style-name="ce942" office:value-type="float" office:value="1" calcext:value-type="float">
            <text:p>1.0</text:p>
          </table:table-cell>
          <table:table-cell table:style-name="ce949" office:value-type="float" office:value="2" calcext:value-type="float">
            <text:p>2.0</text:p>
          </table:table-cell>
          <table:table-cell table:style-name="ce956" office:value-type="float" office:value="2" calcext:value-type="float">
            <text:p>2.0</text:p>
          </table:table-cell>
          <table:table-cell table:style-name="ce971" office:value-type="float" office:value="0" calcext:value-type="float">
            <text:p>0.0</text:p>
          </table:table-cell>
          <table:table-cell table:style-name="ce977" office:value-type="float" office:value="1" calcext:value-type="float">
            <text:p>1.0</text:p>
          </table:table-cell>
          <table:table-cell table:style-name="ce983" office:value-type="float" office:value="0" calcext:value-type="float">
            <text:p>0.0</text:p>
          </table:table-cell>
          <table:table-cell table:style-name="ce989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4-19" calcext:value-type="date">
            <text:p>4/19/2017</text:p>
          </table:table-cell>
          <table:table-cell table:style-name="ce378" office:value-type="string" calcext:value-type="string">
            <text:p>Bellwork</text:p>
          </table:table-cell>
          <table:table-cell table:style-name="ce881" office:value-type="float" office:value="2" calcext:value-type="float">
            <text:p>2</text:p>
          </table:table-cell>
          <table:table-cell table:style-name="ce906" table:formula="of:=AVERAGEIF([.F27:.AMJ27];&quot;&lt;&gt;0&quot;)" office:value-type="float" office:value="2" calcext:value-type="float">
            <text:p>2.0</text:p>
          </table:table-cell>
          <table:table-cell table:style-name="ce906" table:number-matrix-columns-spanned="1" table:number-matrix-rows-spanned="1" table:formula="of:=STDEV(IF([.F27:.AMJ27]&lt;&gt;0;[.F27:.AMJ27]))" office:value-type="float" office:value="0" calcext:value-type="float">
            <text:p>0.0</text:p>
          </table:table-cell>
          <table:table-cell table:style-name="ce915" office:value-type="float" office:value="2" calcext:value-type="float">
            <text:p>2.0</text:p>
          </table:table-cell>
          <table:table-cell table:style-name="ce919"/>
          <table:table-cell table:style-name="ce923" office:value-type="float" office:value="2" calcext:value-type="float">
            <text:p>2.0</text:p>
          </table:table-cell>
          <table:table-cell table:style-name="ce928" office:value-type="float" office:value="2" calcext:value-type="float">
            <text:p>2.0</text:p>
          </table:table-cell>
          <table:table-cell table:style-name="ce934" office:value-type="float" office:value="2" calcext:value-type="float">
            <text:p>2.0</text:p>
          </table:table-cell>
          <table:table-cell table:style-name="ce942" office:value-type="float" office:value="2" calcext:value-type="float">
            <text:p>2.0</text:p>
          </table:table-cell>
          <table:table-cell table:style-name="ce949" office:value-type="float" office:value="2" calcext:value-type="float">
            <text:p>2.0</text:p>
          </table:table-cell>
          <table:table-cell table:style-name="ce956" office:value-type="float" office:value="2" calcext:value-type="float">
            <text:p>2.0</text:p>
          </table:table-cell>
          <table:table-cell table:style-name="ce971" office:value-type="float" office:value="2" calcext:value-type="float">
            <text:p>2.0</text:p>
          </table:table-cell>
          <table:table-cell table:style-name="ce977" office:value-type="float" office:value="2" calcext:value-type="float">
            <text:p>2.0</text:p>
          </table:table-cell>
          <table:table-cell table:style-name="ce983" office:value-type="float" office:value="2" calcext:value-type="float">
            <text:p>2.0</text:p>
          </table:table-cell>
          <table:table-cell table:style-name="ce989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4-20" calcext:value-type="date">
            <text:p>4/20/2017</text:p>
          </table:table-cell>
          <table:table-cell table:style-name="ce378" office:value-type="string" calcext:value-type="string">
            <text:p>HW 7.3: 9-14, 21-26, 28-42 (even)</text:p>
          </table:table-cell>
          <table:table-cell table:style-name="ce881" office:value-type="float" office:value="10" calcext:value-type="float">
            <text:p>10</text:p>
          </table:table-cell>
          <table:table-cell table:style-name="ce907" table:formula="of:=AVERAGEIF([.F28:.AMJ28];&quot;&lt;&gt;0&quot;)" office:value-type="float" office:value="8.3" calcext:value-type="float">
            <text:p>8.3</text:p>
          </table:table-cell>
          <table:table-cell table:style-name="ce907" table:number-matrix-columns-spanned="1" table:number-matrix-rows-spanned="1" table:formula="of:=STDEV(IF([.F28:.AMJ28]&lt;&gt;0;[.F28:.AMJ28]))" office:value-type="float" office:value="2.2876479915698" calcext:value-type="float">
            <text:p>2.3</text:p>
          </table:table-cell>
          <table:table-cell table:style-name="ce915" office:value-type="float" office:value="8.5" calcext:value-type="float">
            <text:p>8.5</text:p>
          </table:table-cell>
          <table:table-cell table:style-name="ce919" office:value-type="float" office:value="4" calcext:value-type="float">
            <text:p>4.0</text:p>
          </table:table-cell>
          <table:table-cell table:style-name="ce923" office:value-type="float" office:value="10" calcext:value-type="float">
            <text:p>10.0</text:p>
          </table:table-cell>
          <table:table-cell table:style-name="ce928" office:value-type="float" office:value="4.5" calcext:value-type="float">
            <text:p>4.5</text:p>
          </table:table-cell>
          <table:table-cell table:style-name="ce934"/>
          <table:table-cell table:style-name="ce942" office:value-type="float" office:value="9.5" calcext:value-type="float">
            <text:p>9.5</text:p>
          </table:table-cell>
          <table:table-cell table:style-name="ce949" office:value-type="float" office:value="10" calcext:value-type="float">
            <text:p>10.0</text:p>
          </table:table-cell>
          <table:table-cell table:style-name="ce956" office:value-type="float" office:value="10" calcext:value-type="float">
            <text:p>10.0</text:p>
          </table:table-cell>
          <table:table-cell table:style-name="ce971" office:value-type="float" office:value="7.5" calcext:value-type="float">
            <text:p>7.5</text:p>
          </table:table-cell>
          <table:table-cell table:style-name="ce977" office:value-type="float" office:value="10" calcext:value-type="float">
            <text:p>10.0</text:p>
          </table:table-cell>
          <table:table-cell table:style-name="ce983"/>
          <table:table-cell table:style-name="ce989" office:value-type="float" office:value="9" calcext:value-type="float">
            <text:p>9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4-20" calcext:value-type="date">
            <text:p>4/20/2017</text:p>
          </table:table-cell>
          <table:table-cell table:style-name="ce378" office:value-type="string" calcext:value-type="string">
            <text:p>Notes 7.4</text:p>
          </table:table-cell>
          <table:table-cell table:style-name="ce881" office:value-type="float" office:value="2" calcext:value-type="float">
            <text:p>2</text:p>
          </table:table-cell>
          <table:table-cell table:style-name="ce908" table:formula="of:=AVERAGEIF([.F29:.AMJ29];&quot;&lt;&gt;0&quot;)" office:value-type="float" office:value="2" calcext:value-type="float">
            <text:p>2.0</text:p>
          </table:table-cell>
          <table:table-cell table:style-name="ce908" table:number-matrix-columns-spanned="1" table:number-matrix-rows-spanned="1" table:formula="of:=STDEV(IF([.F29:.AMJ29]&lt;&gt;0;[.F29:.AMJ29]))" office:value-type="float" office:value="0" calcext:value-type="float">
            <text:p>0.0</text:p>
          </table:table-cell>
          <table:table-cell table:style-name="ce915" office:value-type="float" office:value="2" calcext:value-type="float">
            <text:p>2.0</text:p>
          </table:table-cell>
          <table:table-cell table:style-name="ce919" office:value-type="float" office:value="2" calcext:value-type="float">
            <text:p>2.0</text:p>
          </table:table-cell>
          <table:table-cell table:style-name="ce923" office:value-type="float" office:value="2" calcext:value-type="float">
            <text:p>2.0</text:p>
          </table:table-cell>
          <table:table-cell table:style-name="ce928"/>
          <table:table-cell table:style-name="ce934"/>
          <table:table-cell table:style-name="ce942" office:value-type="float" office:value="2" calcext:value-type="float">
            <text:p>2.0</text:p>
          </table:table-cell>
          <table:table-cell table:style-name="ce949" office:value-type="float" office:value="2" calcext:value-type="float">
            <text:p>2.0</text:p>
          </table:table-cell>
          <table:table-cell table:style-name="ce956" office:value-type="float" office:value="2" calcext:value-type="float">
            <text:p>2.0</text:p>
          </table:table-cell>
          <table:table-cell table:style-name="ce971" office:value-type="float" office:value="2" calcext:value-type="float">
            <text:p>2.0</text:p>
          </table:table-cell>
          <table:table-cell table:style-name="ce977" office:value-type="float" office:value="2" calcext:value-type="float">
            <text:p>2.0</text:p>
          </table:table-cell>
          <table:table-cell table:style-name="ce983"/>
          <table:table-cell table:style-name="ce989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4-27" calcext:value-type="date">
            <text:p>4/27/2017</text:p>
          </table:table-cell>
          <table:table-cell table:style-name="ce378" office:value-type="string" calcext:value-type="string">
            <text:p>HW 7.4: 4, 6, 10-18 (even), 22-26 (even)</text:p>
          </table:table-cell>
          <table:table-cell table:style-name="ce881" office:value-type="float" office:value="10" calcext:value-type="float">
            <text:p>10</text:p>
          </table:table-cell>
          <table:table-cell table:style-name="ce909" table:formula="of:=AVERAGEIF([.F30:.AMJ30];&quot;&lt;&gt;0&quot;)" office:value-type="float" office:value="7.27272727272727" calcext:value-type="float">
            <text:p>7.3</text:p>
          </table:table-cell>
          <table:table-cell table:style-name="ce909" table:number-matrix-columns-spanned="1" table:number-matrix-rows-spanned="1" table:formula="of:=STDEV(IF([.F30:.AMJ30]&lt;&gt;0;[.F30:.AMJ30]))" office:value-type="float" office:value="1.75162262436343" calcext:value-type="float">
            <text:p>1.8</text:p>
          </table:table-cell>
          <table:table-cell table:style-name="ce915" office:value-type="float" office:value="5.5" calcext:value-type="float">
            <text:p>5.5</text:p>
          </table:table-cell>
          <table:table-cell table:style-name="ce919" office:value-type="float" office:value="6.5" calcext:value-type="float">
            <text:p>6.5</text:p>
          </table:table-cell>
          <table:table-cell table:style-name="ce923" office:value-type="float" office:value="8.5" calcext:value-type="float">
            <text:p>8.5</text:p>
          </table:table-cell>
          <table:table-cell table:style-name="ce928" office:value-type="float" office:value="9.5" calcext:value-type="float">
            <text:p>9.5</text:p>
          </table:table-cell>
          <table:table-cell table:style-name="ce934"/>
          <table:table-cell table:style-name="ce942" office:value-type="float" office:value="8.5" calcext:value-type="float">
            <text:p>8.5</text:p>
          </table:table-cell>
          <table:table-cell table:style-name="ce949" office:value-type="float" office:value="7.5" calcext:value-type="float">
            <text:p>7.5</text:p>
          </table:table-cell>
          <table:table-cell table:style-name="ce956" office:value-type="float" office:value="6" calcext:value-type="float">
            <text:p>6.0</text:p>
          </table:table-cell>
          <table:table-cell table:style-name="ce971" office:value-type="float" office:value="5.5" calcext:value-type="float">
            <text:p>5.5</text:p>
          </table:table-cell>
          <table:table-cell table:style-name="ce977" office:value-type="float" office:value="4.5" calcext:value-type="float">
            <text:p>4.5</text:p>
          </table:table-cell>
          <table:table-cell table:style-name="ce983" office:value-type="float" office:value="8.5" calcext:value-type="float">
            <text:p>8.5</text:p>
          </table:table-cell>
          <table:table-cell table:style-name="ce989" office:value-type="float" office:value="9.5" calcext:value-type="float">
            <text:p>9.5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5-01" calcext:value-type="date">
            <text:p>5/1/2017</text:p>
          </table:table-cell>
          <table:table-cell table:style-name="ce378" office:value-type="string" calcext:value-type="string">
            <text:p>Bellwork</text:p>
          </table:table-cell>
          <table:table-cell table:style-name="ce881" office:value-type="float" office:value="2" calcext:value-type="float">
            <text:p>2</text:p>
          </table:table-cell>
          <table:table-cell table:style-name="ce910" table:formula="of:=AVERAGEIF([.F31:.AMJ31];&quot;&lt;&gt;0&quot;)" office:value-type="float" office:value="2" calcext:value-type="float">
            <text:p>2.0</text:p>
          </table:table-cell>
          <table:table-cell table:style-name="ce910" table:number-matrix-columns-spanned="1" table:number-matrix-rows-spanned="1" table:formula="of:=STDEV(IF([.F31:.AMJ31]&lt;&gt;0;[.F31:.AMJ31]))" office:value-type="float" office:value="0" calcext:value-type="float">
            <text:p>0.0</text:p>
          </table:table-cell>
          <table:table-cell table:style-name="ce915" office:value-type="float" office:value="2" calcext:value-type="float">
            <text:p>2.0</text:p>
          </table:table-cell>
          <table:table-cell table:style-name="ce919" office:value-type="float" office:value="2" calcext:value-type="float">
            <text:p>2.0</text:p>
          </table:table-cell>
          <table:table-cell table:style-name="ce923" office:value-type="float" office:value="2" calcext:value-type="float">
            <text:p>2.0</text:p>
          </table:table-cell>
          <table:table-cell table:style-name="ce928" office:value-type="float" office:value="2" calcext:value-type="float">
            <text:p>2.0</text:p>
          </table:table-cell>
          <table:table-cell table:style-name="ce934"/>
          <table:table-cell table:style-name="ce942" office:value-type="float" office:value="2" calcext:value-type="float">
            <text:p>2.0</text:p>
          </table:table-cell>
          <table:table-cell table:style-name="ce949" office:value-type="float" office:value="2" calcext:value-type="float">
            <text:p>2.0</text:p>
          </table:table-cell>
          <table:table-cell table:style-name="ce956" office:value-type="float" office:value="2" calcext:value-type="float">
            <text:p>2.0</text:p>
          </table:table-cell>
          <table:table-cell table:style-name="ce971" office:value-type="float" office:value="2" calcext:value-type="float">
            <text:p>2.0</text:p>
          </table:table-cell>
          <table:table-cell table:style-name="ce977" office:value-type="float" office:value="2" calcext:value-type="float">
            <text:p>2.0</text:p>
          </table:table-cell>
          <table:table-cell table:style-name="ce983" office:value-type="float" office:value="2" calcext:value-type="float">
            <text:p>2.0</text:p>
          </table:table-cell>
          <table:table-cell table:style-name="ce989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5-02" calcext:value-type="date">
            <text:p>5/2/2017</text:p>
          </table:table-cell>
          <table:table-cell table:style-name="ce378" office:value-type="string" calcext:value-type="string">
            <text:p>Notes 7.5</text:p>
          </table:table-cell>
          <table:table-cell table:style-name="ce881" office:value-type="float" office:value="2" calcext:value-type="float">
            <text:p>2</text:p>
          </table:table-cell>
          <table:table-cell table:style-name="ce911" table:formula="of:=AVERAGEIF([.F32:.AMJ32];&quot;&lt;&gt;0&quot;)" office:value-type="float" office:value="1.72727272727273" calcext:value-type="float">
            <text:p>1.7</text:p>
          </table:table-cell>
          <table:table-cell table:style-name="ce911" table:number-matrix-columns-spanned="1" table:number-matrix-rows-spanned="1" table:formula="of:=STDEV(IF([.F32:.AMJ32]&lt;&gt;0;[.F32:.AMJ32]))" office:value-type="float" office:value="0.467099366496914" calcext:value-type="float">
            <text:p>0.5</text:p>
          </table:table-cell>
          <table:table-cell table:style-name="ce915" office:value-type="float" office:value="2" calcext:value-type="float">
            <text:p>2.0</text:p>
          </table:table-cell>
          <table:table-cell table:style-name="ce919" office:value-type="float" office:value="2" calcext:value-type="float">
            <text:p>2.0</text:p>
          </table:table-cell>
          <table:table-cell table:style-name="ce923" office:value-type="float" office:value="2" calcext:value-type="float">
            <text:p>2.0</text:p>
          </table:table-cell>
          <table:table-cell table:style-name="ce928" office:value-type="float" office:value="2" calcext:value-type="float">
            <text:p>2.0</text:p>
          </table:table-cell>
          <table:table-cell table:style-name="ce934" office:value-type="float" office:value="0" calcext:value-type="float">
            <text:p>0.0</text:p>
          </table:table-cell>
          <table:table-cell table:style-name="ce942" office:value-type="float" office:value="2" calcext:value-type="float">
            <text:p>2.0</text:p>
          </table:table-cell>
          <table:table-cell table:style-name="ce949" office:value-type="float" office:value="1" calcext:value-type="float">
            <text:p>1.0</text:p>
          </table:table-cell>
          <table:table-cell table:style-name="ce956" office:value-type="float" office:value="2" calcext:value-type="float">
            <text:p>2.0</text:p>
          </table:table-cell>
          <table:table-cell table:style-name="ce971" office:value-type="float" office:value="1" calcext:value-type="float">
            <text:p>1.0</text:p>
          </table:table-cell>
          <table:table-cell table:style-name="ce977" office:value-type="float" office:value="2" calcext:value-type="float">
            <text:p>2.0</text:p>
          </table:table-cell>
          <table:table-cell table:style-name="ce983" office:value-type="float" office:value="1" calcext:value-type="float">
            <text:p>1.0</text:p>
          </table:table-cell>
          <table:table-cell table:style-name="ce989" office:value-type="float" office:value="2" calcext:value-type="float">
            <text:p>2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5-03" calcext:value-type="date">
            <text:p>5/3/2017</text:p>
          </table:table-cell>
          <table:table-cell table:style-name="ce378" office:value-type="string" calcext:value-type="string">
            <text:p>HW 7.5: 4-18 (even), 20-26 (even), 32-34, 38-40</text:p>
          </table:table-cell>
          <table:table-cell table:style-name="ce881" office:value-type="float" office:value="10" calcext:value-type="float">
            <text:p>10</text:p>
          </table:table-cell>
          <table:table-cell table:style-name="ce912" table:formula="of:=AVERAGEIF([.F33:.AMJ33];&quot;&lt;&gt;0&quot;)" office:value-type="float" office:value="8.22222222222222" calcext:value-type="float">
            <text:p>8.2</text:p>
          </table:table-cell>
          <table:table-cell table:style-name="ce912" table:number-matrix-columns-spanned="1" table:number-matrix-rows-spanned="1" table:formula="of:=STDEV(IF([.F33:.AMJ33]&lt;&gt;0;[.F33:.AMJ33]))" office:value-type="float" office:value="1.48136573621926" calcext:value-type="float">
            <text:p>1.5</text:p>
          </table:table-cell>
          <table:table-cell table:style-name="ce915" office:value-type="float" office:value="6" calcext:value-type="float">
            <text:p>6.0</text:p>
          </table:table-cell>
          <table:table-cell table:style-name="ce919"/>
          <table:table-cell table:style-name="ce923" office:value-type="float" office:value="5.5" calcext:value-type="float">
            <text:p>5.5</text:p>
          </table:table-cell>
          <table:table-cell table:style-name="ce928"/>
          <table:table-cell table:style-name="ce934" office:value-type="float" office:value="8.5" calcext:value-type="float">
            <text:p>8.5</text:p>
          </table:table-cell>
          <table:table-cell table:style-name="ce942" office:value-type="float" office:value="9.5" calcext:value-type="float">
            <text:p>9.5</text:p>
          </table:table-cell>
          <table:table-cell table:style-name="ce949" office:value-type="float" office:value="8.5" calcext:value-type="float">
            <text:p>8.5</text:p>
          </table:table-cell>
          <table:table-cell table:style-name="ce956" office:value-type="float" office:value="9.5" calcext:value-type="float">
            <text:p>9.5</text:p>
          </table:table-cell>
          <table:table-cell table:style-name="ce971" office:value-type="float" office:value="8.5" calcext:value-type="float">
            <text:p>8.5</text:p>
          </table:table-cell>
          <table:table-cell table:style-name="ce977" office:value-type="float" office:value="9.5" calcext:value-type="float">
            <text:p>9.5</text:p>
          </table:table-cell>
          <table:table-cell table:style-name="ce983"/>
          <table:table-cell table:style-name="ce989" office:value-type="float" office:value="8.5" calcext:value-type="float">
            <text:p>8.5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9">
          <table:table-cell table:style-name="ce877" office:value-type="date" office:date-value="2017-05-05" calcext:value-type="date">
            <text:p>5/5/2017</text:p>
          </table:table-cell>
          <table:table-cell table:style-name="ce378" office:value-type="string" calcext:value-type="string">
            <text:p>Test CH 7</text:p>
          </table:table-cell>
          <table:table-cell table:style-name="ce881" office:value-type="float" office:value="60" calcext:value-type="float">
            <text:p>60</text:p>
          </table:table-cell>
          <table:table-cell table:style-name="ce913" table:formula="of:=AVERAGEIF([.F34:.AMJ34];&quot;&lt;&gt;0&quot;)" office:value-type="float" office:value="42.2222222222222" calcext:value-type="float">
            <text:p>42.2</text:p>
          </table:table-cell>
          <table:table-cell table:style-name="ce913" table:number-matrix-columns-spanned="1" table:number-matrix-rows-spanned="1" table:formula="of:=STDEV(IF([.F34:.AMJ34]&lt;&gt;0;[.F34:.AMJ34]))" office:value-type="float" office:value="9.46373549727006" calcext:value-type="float">
            <text:p>9.5</text:p>
          </table:table-cell>
          <table:table-cell table:style-name="ce916" table:formula="of:=21/36*[.$C$34]" office:value-type="float" office:value="35" calcext:value-type="float">
            <text:p>35.0</text:p>
          </table:table-cell>
          <table:table-cell table:style-name="ce920" table:formula="of:=22/36*[.$C$34]" office:value-type="float" office:value="36.6666666666667" calcext:value-type="float">
            <text:p>36.7</text:p>
          </table:table-cell>
          <table:table-cell table:style-name="ce924" table:formula="of:=33/36*[.$C$34]" office:value-type="float" office:value="55" calcext:value-type="float">
            <text:p>55.0</text:p>
          </table:table-cell>
          <table:table-cell table:style-name="ce929" table:formula="of:=21/36*[.$C$34]" office:value-type="float" office:value="35" calcext:value-type="float">
            <text:p>35.0</text:p>
          </table:table-cell>
          <table:table-cell table:style-name="ce935" table:formula="of:=22/36*[.$C$34]" office:value-type="float" office:value="36.6666666666667" calcext:value-type="float">
            <text:p>36.7</text:p>
          </table:table-cell>
          <table:table-cell table:style-name="ce943" table:formula="of:=33/36*[.$C$34]" office:value-type="float" office:value="55" calcext:value-type="float">
            <text:p>55.0</text:p>
          </table:table-cell>
          <table:table-cell table:style-name="ce950" table:formula="of:=21/36*[.$C$34]" office:value-type="float" office:value="35" calcext:value-type="float">
            <text:p>35.0</text:p>
          </table:table-cell>
          <table:table-cell table:style-name="ce957" table:formula="of:=22/36*[.$C$34]" office:value-type="float" office:value="36.6666666666667" calcext:value-type="float">
            <text:p>36.7</text:p>
          </table:table-cell>
          <table:table-cell table:style-name="ce972" table:formula="of:=33/36*[.$C$34]" office:value-type="float" office:value="55" calcext:value-type="float">
            <text:p>55.0</text:p>
          </table:table-cell>
          <table:table-cell table:style-name="ce978" table:formula="of:=21/36*[.$C$34]" office:value-type="float" office:value="35" calcext:value-type="float">
            <text:p>35.0</text:p>
          </table:table-cell>
          <table:table-cell table:style-name="ce984" table:formula="of:=22/36*[.$C$34]" office:value-type="float" office:value="36.6666666666667" calcext:value-type="float">
            <text:p>36.7</text:p>
          </table:table-cell>
          <table:table-cell table:style-name="ce990" table:formula="of:=33/36*[.$C$34]" office:value-type="float" office:value="55" calcext:value-type="float">
            <text:p>55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3">
          <table:table-cell table:style-name="ce877" office:value-type="date" office:date-value="2017-05-08" calcext:value-type="date">
            <text:p>5/8/2017</text:p>
          </table:table-cell>
          <table:table-cell table:style-name="ce378" office:value-type="string" calcext:value-type="string">
            <text:p>CH 7 EC: p. 489 #2-24 (even)</text:p>
          </table:table-cell>
          <table:table-cell table:style-name="ce881" office:value-type="float" office:value="0" calcext:value-type="float">
            <text:p>0</text:p>
          </table:table-cell>
          <table:table-cell table:style-name="ce913" table:number-columns-repeated="2"/>
          <table:table-cell table:style-name="ce916" office:value-type="float" office:value="5.5" calcext:value-type="float">
            <text:p>5.5</text:p>
          </table:table-cell>
          <table:table-cell table:style-name="ce920" office:value-type="float" office:value="6.5" calcext:value-type="float">
            <text:p>6.5</text:p>
          </table:table-cell>
          <table:table-cell table:style-name="ce924" office:value-type="float" office:value="7.5" calcext:value-type="float">
            <text:p>7.5</text:p>
          </table:table-cell>
          <table:table-cell table:style-name="ce930" office:value-type="float" office:value="8.5" calcext:value-type="float">
            <text:p>8.5</text:p>
          </table:table-cell>
          <table:table-cell table:style-name="ce936" office:value-type="float" office:value="9.5" calcext:value-type="float">
            <text:p>9.5</text:p>
          </table:table-cell>
          <table:table-cell table:style-name="ce944" office:value-type="float" office:value="6.5" calcext:value-type="float">
            <text:p>6.5</text:p>
          </table:table-cell>
          <table:table-cell table:style-name="ce951" office:value-type="float" office:value="6" calcext:value-type="float">
            <text:p>6.0</text:p>
          </table:table-cell>
          <table:table-cell table:style-name="ce958" office:value-type="float" office:value="1.5" calcext:value-type="float">
            <text:p>1.5</text:p>
          </table:table-cell>
          <table:table-cell table:style-name="ce973"/>
          <table:table-cell table:style-name="ce979" office:value-type="float" office:value="1" calcext:value-type="float">
            <text:p>1.0</text:p>
          </table:table-cell>
          <table:table-cell table:style-name="ce985"/>
          <table:table-cell table:style-name="ce991" office:value-type="float" office:value="8" calcext:value-type="float">
            <text:p>8.0</text:p>
          </table:table-cell>
          <table:table-cell table:style-name="ce883" table:number-columns-repeated="17"/>
          <table:table-cell table:style-name="ce1010" table:number-columns-repeated="987"/>
          <table:table-cell table:style-name="ce485"/>
          <table:table-cell table:style-name="ce1016" table:number-columns-repeated="2"/>
        </table:table-row>
        <table:table-row table:style-name="ro4">
          <table:table-cell table:style-name="ce256"/>
          <table:table-cell table:style-name="ce60" office:value-type="string" calcext:value-type="string">
            <text:p>-</text:p>
          </table:table-cell>
          <table:table-cell table:style-name="ce82" office:value-type="float" office:value="0" calcext:value-type="float">
            <text:p>0</text:p>
          </table:table-cell>
          <table:table-cell table:style-name="ce286" table:number-columns-repeated="31"/>
          <table:table-cell table:style-name="ce371" table:number-columns-repeated="987"/>
          <table:table-cell table:style-name="ce283"/>
          <table:table-cell table:number-columns-repeated="2"/>
        </table:table-row>
        <table:table-row table:style-name="ro1">
          <table:table-cell table:style-name="ce257"/>
          <table:table-cell table:style-name="ce61" office:value-type="string" calcext:value-type="string">
            <text:p>Total Points Possible</text:p>
          </table:table-cell>
          <table:table-cell table:style-name="ce262" table:formula="of:=SUBTOTAL(109;[.C2:.C36])" office:value-type="float" office:value="260" calcext:value-type="float">
            <text:p>260</text:p>
          </table:table-cell>
          <table:table-cell table:style-name="ce284" table:number-columns-repeated="2"/>
          <table:table-cell table:style-name="ce284" table:formula="of:=SUBTOTAL(109;[.F2:.F36])" office:value-type="float" office:value="175.125" calcext:value-type="float">
            <text:p>175.1</text:p>
          </table:table-cell>
          <table:table-cell table:style-name="ce284" table:formula="of:=SUBTOTAL(109;[.G2:.G36])" office:value-type="float" office:value="142.166666666667" calcext:value-type="float">
            <text:p>142.2</text:p>
          </table:table-cell>
          <table:table-cell table:style-name="ce284" table:formula="of:=SUBTOTAL(109;[.H2:.H36])" office:value-type="float" office:value="188.5" calcext:value-type="float">
            <text:p>188.5</text:p>
          </table:table-cell>
          <table:table-cell table:style-name="ce284" table:formula="of:=SUBTOTAL(109;[.I2:.I36])" office:value-type="float" office:value="155.5" calcext:value-type="float">
            <text:p>155.5</text:p>
          </table:table-cell>
          <table:table-cell table:style-name="ce284" table:formula="of:=SUBTOTAL(109;[.J2:.J36])" office:value-type="float" office:value="116.666666666667" calcext:value-type="float">
            <text:p>116.7</text:p>
          </table:table-cell>
          <table:table-cell table:style-name="ce284" table:formula="of:=SUBTOTAL(109;[.K2:.K36])" office:value-type="float" office:value="221.875" calcext:value-type="float">
            <text:p>221.9</text:p>
          </table:table-cell>
          <table:table-cell table:style-name="ce284" table:formula="of:=SUBTOTAL(109;[.L2:.L36])" office:value-type="float" office:value="146" calcext:value-type="float">
            <text:p>146.0</text:p>
          </table:table-cell>
          <table:table-cell table:style-name="ce284" table:formula="of:=SUBTOTAL(109;[.M2:.M36])" office:value-type="float" office:value="200.916666666667" calcext:value-type="float">
            <text:p>200.9</text:p>
          </table:table-cell>
          <table:table-cell table:style-name="ce284" table:formula="of:=SUBTOTAL(109;[.N2:.N36])" office:value-type="float" office:value="157" calcext:value-type="float">
            <text:p>157.0</text:p>
          </table:table-cell>
          <table:table-cell table:style-name="ce284" table:formula="of:=SUBTOTAL(109;[.O2:.O36])" office:value-type="float" office:value="157.5" calcext:value-type="float">
            <text:p>157.5</text:p>
          </table:table-cell>
          <table:table-cell table:style-name="ce284" table:formula="of:=SUBTOTAL(109;[.P2:.P36])" office:value-type="float" office:value="117.166666666667" calcext:value-type="float">
            <text:p>117.2</text:p>
          </table:table-cell>
          <table:table-cell table:style-name="ce284" table:formula="of:=SUBTOTAL(109;[.Q2:.Q36])" office:value-type="float" office:value="221.5" calcext:value-type="float">
            <text:p>221.5</text:p>
          </table:table-cell>
          <table:table-cell table:style-name="ce284" table:formula="of:=SUBTOTAL(109;[.R2:.R36])" office:value-type="float" office:value="0" calcext:value-type="float">
            <text:p>0.0</text:p>
          </table:table-cell>
          <table:table-cell table:style-name="ce284" table:formula="of:=SUBTOTAL(109;[.S2:.S36])" office:value-type="float" office:value="0" calcext:value-type="float">
            <text:p>0.0</text:p>
          </table:table-cell>
          <table:table-cell table:style-name="ce284" table:formula="of:=SUBTOTAL(109;[.T2:.T36])" office:value-type="float" office:value="0" calcext:value-type="float">
            <text:p>0.0</text:p>
          </table:table-cell>
          <table:table-cell table:style-name="ce284" table:formula="of:=SUBTOTAL(109;[.U2:.U36])" office:value-type="float" office:value="0" calcext:value-type="float">
            <text:p>0.0</text:p>
          </table:table-cell>
          <table:table-cell table:style-name="ce284" table:formula="of:=SUBTOTAL(109;[.V2:.V36])" office:value-type="float" office:value="0" calcext:value-type="float">
            <text:p>0.0</text:p>
          </table:table-cell>
          <table:table-cell table:style-name="ce284" table:formula="of:=SUBTOTAL(109;[.W2:.W36])" office:value-type="float" office:value="0" calcext:value-type="float">
            <text:p>0.0</text:p>
          </table:table-cell>
          <table:table-cell table:style-name="ce284" table:formula="of:=SUBTOTAL(109;[.X2:.X36])" office:value-type="float" office:value="0" calcext:value-type="float">
            <text:p>0.0</text:p>
          </table:table-cell>
          <table:table-cell table:style-name="ce284" table:formula="of:=SUBTOTAL(109;[.Y2:.Y36])" office:value-type="float" office:value="0" calcext:value-type="float">
            <text:p>0.0</text:p>
          </table:table-cell>
          <table:table-cell table:style-name="ce284" table:formula="of:=SUBTOTAL(109;[.Z2:.Z36])" office:value-type="float" office:value="0" calcext:value-type="float">
            <text:p>0.0</text:p>
          </table:table-cell>
          <table:table-cell table:style-name="ce284" table:formula="of:=SUBTOTAL(109;[.AA2:.AA36])" office:value-type="float" office:value="0" calcext:value-type="float">
            <text:p>0.0</text:p>
          </table:table-cell>
          <table:table-cell table:style-name="ce284" table:formula="of:=SUBTOTAL(109;[.AB2:.AB36])" office:value-type="float" office:value="0" calcext:value-type="float">
            <text:p>0.0</text:p>
          </table:table-cell>
          <table:table-cell table:style-name="ce284" table:formula="of:=SUBTOTAL(109;[.AC2:.AC36])" office:value-type="float" office:value="0" calcext:value-type="float">
            <text:p>0.0</text:p>
          </table:table-cell>
          <table:table-cell table:style-name="ce284" table:formula="of:=SUBTOTAL(109;[.AD2:.AD36])" office:value-type="float" office:value="0" calcext:value-type="float">
            <text:p>0.0</text:p>
          </table:table-cell>
          <table:table-cell table:style-name="ce284" table:formula="of:=SUBTOTAL(109;[.AE2:.AE36])" office:value-type="float" office:value="0" calcext:value-type="float">
            <text:p>0.0</text:p>
          </table:table-cell>
          <table:table-cell table:style-name="ce284" table:formula="of:=SUBTOTAL(109;[.AF2:.AF36])" office:value-type="float" office:value="0" calcext:value-type="float">
            <text:p>0.0</text:p>
          </table:table-cell>
          <table:table-cell table:style-name="ce284" table:formula="of:=SUBTOTAL(109;[.AG2:.AG36])" office:value-type="float" office:value="0" calcext:value-type="float">
            <text:p>0.0</text:p>
          </table:table-cell>
          <table:table-cell table:style-name="ce284" table:formula="of:=SUBTOTAL(109;[.AH2:.AH36])" office:value-type="float" office:value="0" calcext:value-type="float">
            <text:p>0.0</text:p>
          </table:table-cell>
          <table:table-cell table:style-name="ce283" table:number-columns-repeated="988"/>
          <table:table-cell table:number-columns-repeated="2"/>
        </table:table-row>
        <table:table-row table:style-name="ro1">
          <table:table-cell table:style-name="ce84"/>
          <table:table-cell table:style-name="ce62" office:value-type="string" calcext:value-type="string">
            <text:p>Percentage</text:p>
          </table:table-cell>
          <table:table-cell table:style-name="ce84" table:formula="of:=[.C37]/[.$C$37]" office:value-type="percentage" office:value="1" calcext:value-type="percentage">
            <text:p>100%</text:p>
          </table:table-cell>
          <table:table-cell table:style-name="ce413" table:formula="of:=AVERAGEIF([.F38:.AMJ38];&quot;&lt;&gt;0&quot;)" office:value-type="percentage" office:value="0.640833333333333" calcext:value-type="percentage">
            <text:p>64%</text:p>
          </table:table-cell>
          <table:table-cell table:style-name="ce288"/>
          <table:table-cell table:style-name="ce917" table:formula="of:=ROUND([.F37]/[.$C$37];2)" office:value-type="percentage" office:value="0.67" calcext:value-type="percentage">
            <text:p>67%</text:p>
          </table:table-cell>
          <table:table-cell table:style-name="ce921" table:formula="of:=ROUND([.G37]/[.$C$37];2)" office:value-type="percentage" office:value="0.55" calcext:value-type="percentage">
            <text:p>55%</text:p>
          </table:table-cell>
          <table:table-cell table:style-name="ce925" table:formula="of:=ROUND([.H37]/[.$C$37];2)" office:value-type="percentage" office:value="0.73" calcext:value-type="percentage">
            <text:p>73%</text:p>
          </table:table-cell>
          <table:table-cell table:style-name="ce931" table:formula="of:=ROUND([.I37]/[.$C$37];2)" office:value-type="percentage" office:value="0.6" calcext:value-type="percentage">
            <text:p>60%</text:p>
          </table:table-cell>
          <table:table-cell table:style-name="ce937" table:formula="of:=ROUND([.J37]/[.$C$37];2)" office:value-type="percentage" office:value="0.45" calcext:value-type="percentage">
            <text:p>45%</text:p>
          </table:table-cell>
          <table:table-cell table:style-name="ce945" table:formula="of:=ROUND([.K37]/[.$C$37];2)" office:value-type="percentage" office:value="0.85" calcext:value-type="percentage">
            <text:p>85%</text:p>
          </table:table-cell>
          <table:table-cell table:style-name="ce952" table:formula="of:=ROUND([.L37]/[.$C$37];2)" office:value-type="percentage" office:value="0.56" calcext:value-type="percentage">
            <text:p>56%</text:p>
          </table:table-cell>
          <table:table-cell table:style-name="ce959" table:formula="of:=ROUND([.M37]/[.$C$37];2)" office:value-type="percentage" office:value="0.77" calcext:value-type="percentage">
            <text:p>77%</text:p>
          </table:table-cell>
          <table:table-cell table:style-name="ce974" table:formula="of:=ROUND([.N37]/[.$C$37];2)" office:value-type="percentage" office:value="0.6" calcext:value-type="percentage">
            <text:p>60%</text:p>
          </table:table-cell>
          <table:table-cell table:style-name="ce980" table:formula="of:=ROUND([.O37]/[.$C$37];2)" office:value-type="percentage" office:value="0.61" calcext:value-type="percentage">
            <text:p>61%</text:p>
          </table:table-cell>
          <table:table-cell table:style-name="ce986" table:formula="of:=ROUND([.P37]/[.$C$37];2)" office:value-type="percentage" office:value="0.45" calcext:value-type="percentage">
            <text:p>45%</text:p>
          </table:table-cell>
          <table:table-cell table:style-name="ce992" table:formula="of:=ROUND([.Q37]/[.$C$37];2)" office:value-type="percentage" office:value="0.85" calcext:value-type="percentage">
            <text:p>85%</text:p>
          </table:table-cell>
          <table:table-cell table:style-name="ce993" table:formula="of:=ROUND([.R37]/[.$C$37];2)" office:value-type="percentage" office:value="0" calcext:value-type="percentage">
            <text:p>0%</text:p>
          </table:table-cell>
          <table:table-cell table:style-name="ce994" table:formula="of:=ROUND([.S37]/[.$C$37];2)" office:value-type="percentage" office:value="0" calcext:value-type="percentage">
            <text:p>0%</text:p>
          </table:table-cell>
          <table:table-cell table:style-name="ce995" table:formula="of:=ROUND([.T37]/[.$C$37];2)" office:value-type="percentage" office:value="0" calcext:value-type="percentage">
            <text:p>0%</text:p>
          </table:table-cell>
          <table:table-cell table:style-name="ce996" table:formula="of:=ROUND([.U37]/[.$C$37];2)" office:value-type="percentage" office:value="0" calcext:value-type="percentage">
            <text:p>0%</text:p>
          </table:table-cell>
          <table:table-cell table:style-name="ce997" table:formula="of:=ROUND([.V37]/[.$C$37];2)" office:value-type="percentage" office:value="0" calcext:value-type="percentage">
            <text:p>0%</text:p>
          </table:table-cell>
          <table:table-cell table:style-name="ce998" table:formula="of:=ROUND([.W37]/[.$C$37];2)" office:value-type="percentage" office:value="0" calcext:value-type="percentage">
            <text:p>0%</text:p>
          </table:table-cell>
          <table:table-cell table:style-name="ce999" table:formula="of:=ROUND([.X37]/[.$C$37];2)" office:value-type="percentage" office:value="0" calcext:value-type="percentage">
            <text:p>0%</text:p>
          </table:table-cell>
          <table:table-cell table:style-name="ce1000" table:formula="of:=ROUND([.Y37]/[.$C$37];2)" office:value-type="percentage" office:value="0" calcext:value-type="percentage">
            <text:p>0%</text:p>
          </table:table-cell>
          <table:table-cell table:style-name="ce1001" table:formula="of:=ROUND([.Z37]/[.$C$37];2)" office:value-type="percentage" office:value="0" calcext:value-type="percentage">
            <text:p>0%</text:p>
          </table:table-cell>
          <table:table-cell table:style-name="ce1002" table:formula="of:=ROUND([.AA37]/[.$C$37];2)" office:value-type="percentage" office:value="0" calcext:value-type="percentage">
            <text:p>0%</text:p>
          </table:table-cell>
          <table:table-cell table:style-name="ce1003" table:formula="of:=ROUND([.AB37]/[.$C$37];2)" office:value-type="percentage" office:value="0" calcext:value-type="percentage">
            <text:p>0%</text:p>
          </table:table-cell>
          <table:table-cell table:style-name="ce1004" table:formula="of:=ROUND([.AC37]/[.$C$37];2)" office:value-type="percentage" office:value="0" calcext:value-type="percentage">
            <text:p>0%</text:p>
          </table:table-cell>
          <table:table-cell table:style-name="ce1005" table:formula="of:=ROUND([.AD37]/[.$C$37];2)" office:value-type="percentage" office:value="0" calcext:value-type="percentage">
            <text:p>0%</text:p>
          </table:table-cell>
          <table:table-cell table:style-name="ce1006" table:formula="of:=ROUND([.AE37]/[.$C$37];2)" office:value-type="percentage" office:value="0" calcext:value-type="percentage">
            <text:p>0%</text:p>
          </table:table-cell>
          <table:table-cell table:style-name="ce1007" table:formula="of:=ROUND([.AF37]/[.$C$37];2)" office:value-type="percentage" office:value="0" calcext:value-type="percentage">
            <text:p>0%</text:p>
          </table:table-cell>
          <table:table-cell table:style-name="ce1008" table:formula="of:=ROUND([.AG37]/[.$C$37];2)" office:value-type="percentage" office:value="0" calcext:value-type="percentage">
            <text:p>0%</text:p>
          </table:table-cell>
          <table:table-cell table:style-name="ce1009" table:formula="of:=ROUND([.AH37]/[.$C$37];2)" office:value-type="percentage" office:value="0" calcext:value-type="percentage">
            <text:p>0%</text:p>
          </table:table-cell>
          <table:table-cell table:style-name="ce1011" table:formula="of:=ROUND([.AI37]/[.$C$37];2)" office:value-type="percentage" office:value="0" calcext:value-type="percentage">
            <text:p>0%</text:p>
          </table:table-cell>
          <table:table-cell table:style-name="ce482" table:number-columns-repeated="3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36"/>
          <table:table-cell table:style-name="ce483"/>
          <table:table-cell table:style-name="ce482" table:number-columns-repeated="21"/>
          <table:table-cell table:number-columns-repeated="2"/>
        </table:table-row>
        <table:table-row table:style-name="ro4">
          <table:table-cell/>
          <table:table-cell table:style-name="ce61" office:value-type="string" calcext:value-type="string">
            <text:p>Letter Grade</text:p>
          </table:table-cell>
          <table:table-cell/>
          <table:table-cell table:style-name="ce283" table:formula="of:=IF([.D38]&gt;=0.92;&quot;A&quot;;IF([.D38]&gt;=0.9;&quot;A-&quot;;IF([.D38]&gt;=0.88;&quot;B+&quot;;IF([.D38]&gt;=0.82;&quot;B&quot;;IF([.D38]&gt;=0.8;&quot;B-&quot;;IF([.D38]&gt;=0.78;&quot;C+&quot;;IF([.D38]&gt;=0.72;&quot;C&quot;;IF([.D38]&gt;=0.7;&quot;C-&quot;;IF([.D38]&gt;=0.68;&quot;D+&quot;;IF([.D38]&gt;=0.62;&quot;D&quot;;IF([.D38]&gt;=0.6;&quot;D-&quot;;&quot;F&quot;)))))))))))" office:value-type="string" office:string-value="D" calcext:value-type="string">
            <text:p>D</text:p>
          </table:table-cell>
          <table:table-cell/>
          <table:table-cell table:style-name="ce1" table:formula="of:=IF([.F38]&gt;=0.92;&quot;A&quot;;IF([.F38]&gt;=0.9;&quot;A-&quot;;IF([.F38]&gt;=0.88;&quot;B+&quot;;IF([.F38]&gt;=0.82;&quot;B&quot;;IF([.F38]&gt;=0.8;&quot;B-&quot;;IF([.F38]&gt;=0.78;&quot;C+&quot;;IF([.F38]&gt;=0.72;&quot;C&quot;;IF([.F38]&gt;=0.7;&quot;C-&quot;;IF([.F38]&gt;=0.68;&quot;D+&quot;;IF([.F38]&gt;=0.62;&quot;D&quot;;IF([.F38]&gt;=0.6;&quot;D-&quot;;&quot;F&quot;)))))))))))" office:value-type="string" office:string-value="D" calcext:value-type="string">
            <text:p>D</text:p>
          </table:table-cell>
          <table:table-cell table:style-name="ce1" table:formula="of:=IF([.G38]&gt;=0.92;&quot;A&quot;;IF([.G38]&gt;=0.9;&quot;A-&quot;;IF([.G38]&gt;=0.88;&quot;B+&quot;;IF([.G38]&gt;=0.82;&quot;B&quot;;IF([.G38]&gt;=0.8;&quot;B-&quot;;IF([.G38]&gt;=0.78;&quot;C+&quot;;IF([.G38]&gt;=0.72;&quot;C&quot;;IF([.G38]&gt;=0.7;&quot;C-&quot;;IF([.G38]&gt;=0.68;&quot;D+&quot;;IF([.G38]&gt;=0.62;&quot;D&quot;;IF([.G38]&gt;=0.6;&quot;D-&quot;;&quot;F&quot;)))))))))))" office:value-type="string" office:string-value="F" calcext:value-type="string">
            <text:p>F</text:p>
          </table:table-cell>
          <table:table-cell table:formula="of:=IF([.H38]&gt;=0.92;&quot;A&quot;;IF([.H38]&gt;=0.9;&quot;A-&quot;;IF([.H38]&gt;=0.88;&quot;B+&quot;;IF([.H38]&gt;=0.82;&quot;B&quot;;IF([.H38]&gt;=0.8;&quot;B-&quot;;IF([.H38]&gt;=0.78;&quot;C+&quot;;IF([.H38]&gt;=0.72;&quot;C&quot;;IF([.H38]&gt;=0.7;&quot;C-&quot;;IF([.H38]&gt;=0.68;&quot;D+&quot;;IF([.H38]&gt;=0.62;&quot;D&quot;;IF([.H38]&gt;=0.6;&quot;D-&quot;;&quot;F&quot;)))))))))))" office:value-type="string" office:string-value="C" calcext:value-type="string">
            <text:p>C</text:p>
          </table:table-cell>
          <table:table-cell table:formula="of:=IF([.I38]&gt;=0.92;&quot;A&quot;;IF([.I38]&gt;=0.9;&quot;A-&quot;;IF([.I38]&gt;=0.88;&quot;B+&quot;;IF([.I38]&gt;=0.82;&quot;B&quot;;IF([.I38]&gt;=0.8;&quot;B-&quot;;IF([.I38]&gt;=0.78;&quot;C+&quot;;IF([.I38]&gt;=0.72;&quot;C&quot;;IF([.I38]&gt;=0.7;&quot;C-&quot;;IF([.I38]&gt;=0.68;&quot;D+&quot;;IF([.I38]&gt;=0.62;&quot;D&quot;;IF([.I38]&gt;=0.6;&quot;D-&quot;;&quot;F&quot;)))))))))))" office:value-type="string" office:string-value="D-" calcext:value-type="string">
            <text:p>D-</text:p>
          </table:table-cell>
          <table:table-cell table:formula="of:=IF([.J38]&gt;=0.92;&quot;A&quot;;IF([.J38]&gt;=0.9;&quot;A-&quot;;IF([.J38]&gt;=0.88;&quot;B+&quot;;IF([.J38]&gt;=0.82;&quot;B&quot;;IF([.J38]&gt;=0.8;&quot;B-&quot;;IF([.J38]&gt;=0.78;&quot;C+&quot;;IF([.J38]&gt;=0.72;&quot;C&quot;;IF([.J38]&gt;=0.7;&quot;C-&quot;;IF([.J38]&gt;=0.68;&quot;D+&quot;;IF([.J38]&gt;=0.62;&quot;D&quot;;IF([.J38]&gt;=0.6;&quot;D-&quot;;&quot;F&quot;)))))))))))" office:value-type="string" office:string-value="F" calcext:value-type="string">
            <text:p>F</text:p>
          </table:table-cell>
          <table:table-cell table:formula="of:=IF([.K38]&gt;=0.92;&quot;A&quot;;IF([.K38]&gt;=0.9;&quot;A-&quot;;IF([.K38]&gt;=0.88;&quot;B+&quot;;IF([.K38]&gt;=0.82;&quot;B&quot;;IF([.K38]&gt;=0.8;&quot;B-&quot;;IF([.K38]&gt;=0.78;&quot;C+&quot;;IF([.K38]&gt;=0.72;&quot;C&quot;;IF([.K38]&gt;=0.7;&quot;C-&quot;;IF([.K38]&gt;=0.68;&quot;D+&quot;;IF([.K38]&gt;=0.62;&quot;D&quot;;IF([.K38]&gt;=0.6;&quot;D-&quot;;&quot;F&quot;)))))))))))" office:value-type="string" office:string-value="B" calcext:value-type="string">
            <text:p>B</text:p>
          </table:table-cell>
          <table:table-cell table:formula="of:=IF([.L38]&gt;=0.92;&quot;A&quot;;IF([.L38]&gt;=0.9;&quot;A-&quot;;IF([.L38]&gt;=0.88;&quot;B+&quot;;IF([.L38]&gt;=0.82;&quot;B&quot;;IF([.L38]&gt;=0.8;&quot;B-&quot;;IF([.L38]&gt;=0.78;&quot;C+&quot;;IF([.L38]&gt;=0.72;&quot;C&quot;;IF([.L38]&gt;=0.7;&quot;C-&quot;;IF([.L38]&gt;=0.68;&quot;D+&quot;;IF([.L38]&gt;=0.62;&quot;D&quot;;IF([.L38]&gt;=0.6;&quot;D-&quot;;&quot;F&quot;)))))))))))" office:value-type="string" office:string-value="F" calcext:value-type="string">
            <text:p>F</text:p>
          </table:table-cell>
          <table:table-cell table:formula="of:=IF([.M38]&gt;=0.92;&quot;A&quot;;IF([.M38]&gt;=0.9;&quot;A-&quot;;IF([.M38]&gt;=0.88;&quot;B+&quot;;IF([.M38]&gt;=0.82;&quot;B&quot;;IF([.M38]&gt;=0.8;&quot;B-&quot;;IF([.M38]&gt;=0.78;&quot;C+&quot;;IF([.M38]&gt;=0.72;&quot;C&quot;;IF([.M38]&gt;=0.7;&quot;C-&quot;;IF([.M38]&gt;=0.68;&quot;D+&quot;;IF([.M38]&gt;=0.62;&quot;D&quot;;IF([.M38]&gt;=0.6;&quot;D-&quot;;&quot;F&quot;)))))))))))" office:value-type="string" office:string-value="C" calcext:value-type="string">
            <text:p>C</text:p>
          </table:table-cell>
          <table:table-cell table:formula="of:=IF([.N38]&gt;=0.92;&quot;A&quot;;IF([.N38]&gt;=0.9;&quot;A-&quot;;IF([.N38]&gt;=0.88;&quot;B+&quot;;IF([.N38]&gt;=0.82;&quot;B&quot;;IF([.N38]&gt;=0.8;&quot;B-&quot;;IF([.N38]&gt;=0.78;&quot;C+&quot;;IF([.N38]&gt;=0.72;&quot;C&quot;;IF([.N38]&gt;=0.7;&quot;C-&quot;;IF([.N38]&gt;=0.68;&quot;D+&quot;;IF([.N38]&gt;=0.62;&quot;D&quot;;IF([.N38]&gt;=0.6;&quot;D-&quot;;&quot;F&quot;)))))))))))" office:value-type="string" office:string-value="D-" calcext:value-type="string">
            <text:p>D-</text:p>
          </table:table-cell>
          <table:table-cell table:formula="of:=IF([.O38]&gt;=0.92;&quot;A&quot;;IF([.O38]&gt;=0.9;&quot;A-&quot;;IF([.O38]&gt;=0.88;&quot;B+&quot;;IF([.O38]&gt;=0.82;&quot;B&quot;;IF([.O38]&gt;=0.8;&quot;B-&quot;;IF([.O38]&gt;=0.78;&quot;C+&quot;;IF([.O38]&gt;=0.72;&quot;C&quot;;IF([.O38]&gt;=0.7;&quot;C-&quot;;IF([.O38]&gt;=0.68;&quot;D+&quot;;IF([.O38]&gt;=0.62;&quot;D&quot;;IF([.O38]&gt;=0.6;&quot;D-&quot;;&quot;F&quot;)))))))))))" office:value-type="string" office:string-value="D-" calcext:value-type="string">
            <text:p>D-</text:p>
          </table:table-cell>
          <table:table-cell table:formula="of:=IF([.P38]&gt;=0.92;&quot;A&quot;;IF([.P38]&gt;=0.9;&quot;A-&quot;;IF([.P38]&gt;=0.88;&quot;B+&quot;;IF([.P38]&gt;=0.82;&quot;B&quot;;IF([.P38]&gt;=0.8;&quot;B-&quot;;IF([.P38]&gt;=0.78;&quot;C+&quot;;IF([.P38]&gt;=0.72;&quot;C&quot;;IF([.P38]&gt;=0.7;&quot;C-&quot;;IF([.P38]&gt;=0.68;&quot;D+&quot;;IF([.P38]&gt;=0.62;&quot;D&quot;;IF([.P38]&gt;=0.6;&quot;D-&quot;;&quot;F&quot;)))))))))))" office:value-type="string" office:string-value="F" calcext:value-type="string">
            <text:p>F</text:p>
          </table:table-cell>
          <table:table-cell table:formula="of:=IF([.Q38]&gt;=0.92;&quot;A&quot;;IF([.Q38]&gt;=0.9;&quot;A-&quot;;IF([.Q38]&gt;=0.88;&quot;B+&quot;;IF([.Q38]&gt;=0.82;&quot;B&quot;;IF([.Q38]&gt;=0.8;&quot;B-&quot;;IF([.Q38]&gt;=0.78;&quot;C+&quot;;IF([.Q38]&gt;=0.72;&quot;C&quot;;IF([.Q38]&gt;=0.7;&quot;C-&quot;;IF([.Q38]&gt;=0.68;&quot;D+&quot;;IF([.Q38]&gt;=0.62;&quot;D&quot;;IF([.Q38]&gt;=0.6;&quot;D-&quot;;&quot;F&quot;)))))))))))" office:value-type="string" office:string-value="B" calcext:value-type="string">
            <text:p>B</text:p>
          </table:table-cell>
          <table:table-cell table:formula="of:=IF([.R38]&gt;=0.92;&quot;A&quot;;IF([.R38]&gt;=0.9;&quot;A-&quot;;IF([.R38]&gt;=0.88;&quot;B+&quot;;IF([.R38]&gt;=0.82;&quot;B&quot;;IF([.R38]&gt;=0.8;&quot;B-&quot;;IF([.R38]&gt;=0.78;&quot;C+&quot;;IF([.R38]&gt;=0.72;&quot;C&quot;;IF([.R38]&gt;=0.7;&quot;C-&quot;;IF([.R38]&gt;=0.68;&quot;D+&quot;;IF([.R38]&gt;=0.62;&quot;D&quot;;IF([.R38]&gt;=0.6;&quot;D-&quot;;&quot;F&quot;)))))))))))" office:value-type="string" office:string-value="F" calcext:value-type="string">
            <text:p>F</text:p>
          </table:table-cell>
          <table:table-cell table:formula="of:=IF([.S38]&gt;=0.92;&quot;A&quot;;IF([.S38]&gt;=0.9;&quot;A-&quot;;IF([.S38]&gt;=0.88;&quot;B+&quot;;IF([.S38]&gt;=0.82;&quot;B&quot;;IF([.S38]&gt;=0.8;&quot;B-&quot;;IF([.S38]&gt;=0.78;&quot;C+&quot;;IF([.S38]&gt;=0.72;&quot;C&quot;;IF([.S38]&gt;=0.7;&quot;C-&quot;;IF([.S38]&gt;=0.68;&quot;D+&quot;;IF([.S38]&gt;=0.62;&quot;D&quot;;IF([.S38]&gt;=0.6;&quot;D-&quot;;&quot;F&quot;)))))))))))" office:value-type="string" office:string-value="F" calcext:value-type="string">
            <text:p>F</text:p>
          </table:table-cell>
          <table:table-cell table:formula="of:=IF([.T38]&gt;=0.92;&quot;A&quot;;IF([.T38]&gt;=0.9;&quot;A-&quot;;IF([.T38]&gt;=0.88;&quot;B+&quot;;IF([.T38]&gt;=0.82;&quot;B&quot;;IF([.T38]&gt;=0.8;&quot;B-&quot;;IF([.T38]&gt;=0.78;&quot;C+&quot;;IF([.T38]&gt;=0.72;&quot;C&quot;;IF([.T38]&gt;=0.7;&quot;C-&quot;;IF([.T38]&gt;=0.68;&quot;D+&quot;;IF([.T38]&gt;=0.62;&quot;D&quot;;IF([.T38]&gt;=0.6;&quot;D-&quot;;&quot;F&quot;)))))))))))" office:value-type="string" office:string-value="F" calcext:value-type="string">
            <text:p>F</text:p>
          </table:table-cell>
          <table:table-cell table:formula="of:=IF([.U38]&gt;=0.92;&quot;A&quot;;IF([.U38]&gt;=0.9;&quot;A-&quot;;IF([.U38]&gt;=0.88;&quot;B+&quot;;IF([.U38]&gt;=0.82;&quot;B&quot;;IF([.U38]&gt;=0.8;&quot;B-&quot;;IF([.U38]&gt;=0.78;&quot;C+&quot;;IF([.U38]&gt;=0.72;&quot;C&quot;;IF([.U38]&gt;=0.7;&quot;C-&quot;;IF([.U38]&gt;=0.68;&quot;D+&quot;;IF([.U38]&gt;=0.62;&quot;D&quot;;IF([.U38]&gt;=0.6;&quot;D-&quot;;&quot;F&quot;)))))))))))" office:value-type="string" office:string-value="F" calcext:value-type="string">
            <text:p>F</text:p>
          </table:table-cell>
          <table:table-cell table:formula="of:=IF([.V38]&gt;=0.92;&quot;A&quot;;IF([.V38]&gt;=0.9;&quot;A-&quot;;IF([.V38]&gt;=0.88;&quot;B+&quot;;IF([.V38]&gt;=0.82;&quot;B&quot;;IF([.V38]&gt;=0.8;&quot;B-&quot;;IF([.V38]&gt;=0.78;&quot;C+&quot;;IF([.V38]&gt;=0.72;&quot;C&quot;;IF([.V38]&gt;=0.7;&quot;C-&quot;;IF([.V38]&gt;=0.68;&quot;D+&quot;;IF([.V38]&gt;=0.62;&quot;D&quot;;IF([.V38]&gt;=0.6;&quot;D-&quot;;&quot;F&quot;)))))))))))" office:value-type="string" office:string-value="F" calcext:value-type="string">
            <text:p>F</text:p>
          </table:table-cell>
          <table:table-cell table:formula="of:=IF([.W38]&gt;=0.92;&quot;A&quot;;IF([.W38]&gt;=0.9;&quot;A-&quot;;IF([.W38]&gt;=0.88;&quot;B+&quot;;IF([.W38]&gt;=0.82;&quot;B&quot;;IF([.W38]&gt;=0.8;&quot;B-&quot;;IF([.W38]&gt;=0.78;&quot;C+&quot;;IF([.W38]&gt;=0.72;&quot;C&quot;;IF([.W38]&gt;=0.7;&quot;C-&quot;;IF([.W38]&gt;=0.68;&quot;D+&quot;;IF([.W38]&gt;=0.62;&quot;D&quot;;IF([.W38]&gt;=0.6;&quot;D-&quot;;&quot;F&quot;)))))))))))" office:value-type="string" office:string-value="F" calcext:value-type="string">
            <text:p>F</text:p>
          </table:table-cell>
          <table:table-cell table:formula="of:=IF([.X38]&gt;=0.92;&quot;A&quot;;IF([.X38]&gt;=0.9;&quot;A-&quot;;IF([.X38]&gt;=0.88;&quot;B+&quot;;IF([.X38]&gt;=0.82;&quot;B&quot;;IF([.X38]&gt;=0.8;&quot;B-&quot;;IF([.X38]&gt;=0.78;&quot;C+&quot;;IF([.X38]&gt;=0.72;&quot;C&quot;;IF([.X38]&gt;=0.7;&quot;C-&quot;;IF([.X38]&gt;=0.68;&quot;D+&quot;;IF([.X38]&gt;=0.62;&quot;D&quot;;IF([.X38]&gt;=0.6;&quot;D-&quot;;&quot;F&quot;)))))))))))" office:value-type="string" office:string-value="F" calcext:value-type="string">
            <text:p>F</text:p>
          </table:table-cell>
          <table:table-cell table:formula="of:=IF([.Y38]&gt;=0.92;&quot;A&quot;;IF([.Y38]&gt;=0.9;&quot;A-&quot;;IF([.Y38]&gt;=0.88;&quot;B+&quot;;IF([.Y38]&gt;=0.82;&quot;B&quot;;IF([.Y38]&gt;=0.8;&quot;B-&quot;;IF([.Y38]&gt;=0.78;&quot;C+&quot;;IF([.Y38]&gt;=0.72;&quot;C&quot;;IF([.Y38]&gt;=0.7;&quot;C-&quot;;IF([.Y38]&gt;=0.68;&quot;D+&quot;;IF([.Y38]&gt;=0.62;&quot;D&quot;;IF([.Y38]&gt;=0.6;&quot;D-&quot;;&quot;F&quot;)))))))))))" office:value-type="string" office:string-value="F" calcext:value-type="string">
            <text:p>F</text:p>
          </table:table-cell>
          <table:table-cell table:formula="of:=IF([.Z38]&gt;=0.92;&quot;A&quot;;IF([.Z38]&gt;=0.9;&quot;A-&quot;;IF([.Z38]&gt;=0.88;&quot;B+&quot;;IF([.Z38]&gt;=0.82;&quot;B&quot;;IF([.Z38]&gt;=0.8;&quot;B-&quot;;IF([.Z38]&gt;=0.78;&quot;C+&quot;;IF([.Z38]&gt;=0.72;&quot;C&quot;;IF([.Z38]&gt;=0.7;&quot;C-&quot;;IF([.Z38]&gt;=0.68;&quot;D+&quot;;IF([.Z38]&gt;=0.62;&quot;D&quot;;IF([.Z38]&gt;=0.6;&quot;D-&quot;;&quot;F&quot;)))))))))))" office:value-type="string" office:string-value="F" calcext:value-type="string">
            <text:p>F</text:p>
          </table:table-cell>
          <table:table-cell table:formula="of:=IF([.AA38]&gt;=0.92;&quot;A&quot;;IF([.AA38]&gt;=0.9;&quot;A-&quot;;IF([.AA38]&gt;=0.88;&quot;B+&quot;;IF([.AA38]&gt;=0.82;&quot;B&quot;;IF([.AA38]&gt;=0.8;&quot;B-&quot;;IF([.AA38]&gt;=0.78;&quot;C+&quot;;IF([.AA38]&gt;=0.72;&quot;C&quot;;IF([.AA38]&gt;=0.7;&quot;C-&quot;;IF([.AA38]&gt;=0.68;&quot;D+&quot;;IF([.AA38]&gt;=0.62;&quot;D&quot;;IF([.AA38]&gt;=0.6;&quot;D-&quot;;&quot;F&quot;)))))))))))" office:value-type="string" office:string-value="F" calcext:value-type="string">
            <text:p>F</text:p>
          </table:table-cell>
          <table:table-cell table:formula="of:=IF([.AB38]&gt;=0.92;&quot;A&quot;;IF([.AB38]&gt;=0.9;&quot;A-&quot;;IF([.AB38]&gt;=0.88;&quot;B+&quot;;IF([.AB38]&gt;=0.82;&quot;B&quot;;IF([.AB38]&gt;=0.8;&quot;B-&quot;;IF([.AB38]&gt;=0.78;&quot;C+&quot;;IF([.AB38]&gt;=0.72;&quot;C&quot;;IF([.AB38]&gt;=0.7;&quot;C-&quot;;IF([.AB38]&gt;=0.68;&quot;D+&quot;;IF([.AB38]&gt;=0.62;&quot;D&quot;;IF([.AB38]&gt;=0.6;&quot;D-&quot;;&quot;F&quot;)))))))))))" office:value-type="string" office:string-value="F" calcext:value-type="string">
            <text:p>F</text:p>
          </table:table-cell>
          <table:table-cell table:formula="of:=IF([.AC38]&gt;=0.92;&quot;A&quot;;IF([.AC38]&gt;=0.9;&quot;A-&quot;;IF([.AC38]&gt;=0.88;&quot;B+&quot;;IF([.AC38]&gt;=0.82;&quot;B&quot;;IF([.AC38]&gt;=0.8;&quot;B-&quot;;IF([.AC38]&gt;=0.78;&quot;C+&quot;;IF([.AC38]&gt;=0.72;&quot;C&quot;;IF([.AC38]&gt;=0.7;&quot;C-&quot;;IF([.AC38]&gt;=0.68;&quot;D+&quot;;IF([.AC38]&gt;=0.62;&quot;D&quot;;IF([.AC38]&gt;=0.6;&quot;D-&quot;;&quot;F&quot;)))))))))))" office:value-type="string" office:string-value="F" calcext:value-type="string">
            <text:p>F</text:p>
          </table:table-cell>
          <table:table-cell table:formula="of:=IF([.AD38]&gt;=0.92;&quot;A&quot;;IF([.AD38]&gt;=0.9;&quot;A-&quot;;IF([.AD38]&gt;=0.88;&quot;B+&quot;;IF([.AD38]&gt;=0.82;&quot;B&quot;;IF([.AD38]&gt;=0.8;&quot;B-&quot;;IF([.AD38]&gt;=0.78;&quot;C+&quot;;IF([.AD38]&gt;=0.72;&quot;C&quot;;IF([.AD38]&gt;=0.7;&quot;C-&quot;;IF([.AD38]&gt;=0.68;&quot;D+&quot;;IF([.AD38]&gt;=0.62;&quot;D&quot;;IF([.AD38]&gt;=0.6;&quot;D-&quot;;&quot;F&quot;)))))))))))" office:value-type="string" office:string-value="F" calcext:value-type="string">
            <text:p>F</text:p>
          </table:table-cell>
          <table:table-cell table:formula="of:=IF([.AE38]&gt;=0.92;&quot;A&quot;;IF([.AE38]&gt;=0.9;&quot;A-&quot;;IF([.AE38]&gt;=0.88;&quot;B+&quot;;IF([.AE38]&gt;=0.82;&quot;B&quot;;IF([.AE38]&gt;=0.8;&quot;B-&quot;;IF([.AE38]&gt;=0.78;&quot;C+&quot;;IF([.AE38]&gt;=0.72;&quot;C&quot;;IF([.AE38]&gt;=0.7;&quot;C-&quot;;IF([.AE38]&gt;=0.68;&quot;D+&quot;;IF([.AE38]&gt;=0.62;&quot;D&quot;;IF([.AE38]&gt;=0.6;&quot;D-&quot;;&quot;F&quot;)))))))))))" office:value-type="string" office:string-value="F" calcext:value-type="string">
            <text:p>F</text:p>
          </table:table-cell>
          <table:table-cell table:formula="of:=IF([.AF38]&gt;=0.92;&quot;A&quot;;IF([.AF38]&gt;=0.9;&quot;A-&quot;;IF([.AF38]&gt;=0.88;&quot;B+&quot;;IF([.AF38]&gt;=0.82;&quot;B&quot;;IF([.AF38]&gt;=0.8;&quot;B-&quot;;IF([.AF38]&gt;=0.78;&quot;C+&quot;;IF([.AF38]&gt;=0.72;&quot;C&quot;;IF([.AF38]&gt;=0.7;&quot;C-&quot;;IF([.AF38]&gt;=0.68;&quot;D+&quot;;IF([.AF38]&gt;=0.62;&quot;D&quot;;IF([.AF38]&gt;=0.6;&quot;D-&quot;;&quot;F&quot;)))))))))))" office:value-type="string" office:string-value="F" calcext:value-type="string">
            <text:p>F</text:p>
          </table:table-cell>
          <table:table-cell table:formula="of:=IF([.AG38]&gt;=0.92;&quot;A&quot;;IF([.AG38]&gt;=0.9;&quot;A-&quot;;IF([.AG38]&gt;=0.88;&quot;B+&quot;;IF([.AG38]&gt;=0.82;&quot;B&quot;;IF([.AG38]&gt;=0.8;&quot;B-&quot;;IF([.AG38]&gt;=0.78;&quot;C+&quot;;IF([.AG38]&gt;=0.72;&quot;C&quot;;IF([.AG38]&gt;=0.7;&quot;C-&quot;;IF([.AG38]&gt;=0.68;&quot;D+&quot;;IF([.AG38]&gt;=0.62;&quot;D&quot;;IF([.AG38]&gt;=0.6;&quot;D-&quot;;&quot;F&quot;)))))))))))" office:value-type="string" office:string-value="F" calcext:value-type="string">
            <text:p>F</text:p>
          </table:table-cell>
          <table:table-cell table:formula="of:=IF([.AH38]&gt;=0.92;&quot;A&quot;;IF([.AH38]&gt;=0.9;&quot;A-&quot;;IF([.AH38]&gt;=0.88;&quot;B+&quot;;IF([.AH38]&gt;=0.82;&quot;B&quot;;IF([.AH38]&gt;=0.8;&quot;B-&quot;;IF([.AH38]&gt;=0.78;&quot;C+&quot;;IF([.AH38]&gt;=0.72;&quot;C&quot;;IF([.AH38]&gt;=0.7;&quot;C-&quot;;IF([.AH38]&gt;=0.68;&quot;D+&quot;;IF([.AH38]&gt;=0.62;&quot;D&quot;;IF([.AH38]&gt;=0.6;&quot;D-&quot;;&quot;F&quot;)))))))))))" office:value-type="string" office:string-value="F" calcext:value-type="string">
            <text:p>F</text:p>
          </table:table-cell>
          <table:table-cell table:number-columns-repeated="990"/>
        </table:table-row>
        <table:table-row table:style-name="ro5" table:number-rows-repeated="1048534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9th.A2:9th.AMJ2 9th.A3:9th.C35 9th.F3:9th.AMJ15 9th.F16:9th.F24 9th.R16:9th.AMJ35">
            <calcext:condition calcext:apply-style-name="EveryOtherRow" calcext:value="formula-is(ISEVEN(ROW()))" calcext:base-cell-address="9th.A2"/>
            <calcext:condition calcext:apply-style-name="EveryOtherRow2" calcext:value="formula-is(NOT(ISEVEN(ROW())))" calcext:base-cell-address="9th.A2"/>
          </calcext:conditional-format>
          <calcext:conditional-format calcext:target-range-address="9th.D38:9th.D38">
            <calcext:condition calcext:apply-style-name="Failing" calcext:value="&lt;0.6" calcext:base-cell-address="9th.D38"/>
          </calcext:conditional-format>
          <calcext:conditional-format calcext:target-range-address="9th.F38:9th.F38">
            <calcext:condition calcext:apply-style-name="Failing" calcext:value="&lt;0.6" calcext:base-cell-address="9th.F38"/>
          </calcext:conditional-format>
          <calcext:conditional-format calcext:target-range-address="9th.G38:9th.G38">
            <calcext:condition calcext:apply-style-name="Failing" calcext:value="&lt;0.6" calcext:base-cell-address="9th.G38"/>
          </calcext:conditional-format>
          <calcext:conditional-format calcext:target-range-address="9th.H38:9th.H38">
            <calcext:condition calcext:apply-style-name="Failing" calcext:value="&lt;0.6" calcext:base-cell-address="9th.H38"/>
          </calcext:conditional-format>
          <calcext:conditional-format calcext:target-range-address="9th.I38:9th.I38">
            <calcext:condition calcext:apply-style-name="Failing" calcext:value="&lt;0.6" calcext:base-cell-address="9th.I38"/>
          </calcext:conditional-format>
          <calcext:conditional-format calcext:target-range-address="9th.J38:9th.J38">
            <calcext:condition calcext:apply-style-name="Failing" calcext:value="&lt;0.6" calcext:base-cell-address="9th.J38"/>
          </calcext:conditional-format>
          <calcext:conditional-format calcext:target-range-address="9th.K38:9th.K38">
            <calcext:condition calcext:apply-style-name="Failing" calcext:value="&lt;0.6" calcext:base-cell-address="9th.K38"/>
          </calcext:conditional-format>
          <calcext:conditional-format calcext:target-range-address="9th.L38:9th.L38">
            <calcext:condition calcext:apply-style-name="Failing" calcext:value="&lt;0.6" calcext:base-cell-address="9th.L38"/>
          </calcext:conditional-format>
          <calcext:conditional-format calcext:target-range-address="9th.M38:9th.M38">
            <calcext:condition calcext:apply-style-name="Failing" calcext:value="&lt;0.6" calcext:base-cell-address="9th.M38"/>
          </calcext:conditional-format>
          <calcext:conditional-format calcext:target-range-address="9th.N38:9th.N38">
            <calcext:condition calcext:apply-style-name="Failing" calcext:value="&lt;0.6" calcext:base-cell-address="9th.N38"/>
          </calcext:conditional-format>
          <calcext:conditional-format calcext:target-range-address="9th.O38:9th.O38">
            <calcext:condition calcext:apply-style-name="Failing" calcext:value="&lt;0.6" calcext:base-cell-address="9th.O38"/>
          </calcext:conditional-format>
          <calcext:conditional-format calcext:target-range-address="9th.P38:9th.P38">
            <calcext:condition calcext:apply-style-name="Failing" calcext:value="&lt;0.6" calcext:base-cell-address="9th.P38"/>
          </calcext:conditional-format>
          <calcext:conditional-format calcext:target-range-address="9th.Q38:9th.Q38">
            <calcext:condition calcext:apply-style-name="Failing" calcext:value="&lt;0.6" calcext:base-cell-address="9th.Q38"/>
          </calcext:conditional-format>
          <calcext:conditional-format calcext:target-range-address="9th.R38:9th.R38">
            <calcext:condition calcext:apply-style-name="Failing" calcext:value="&lt;0.6" calcext:base-cell-address="9th.R38"/>
          </calcext:conditional-format>
          <calcext:conditional-format calcext:target-range-address="9th.S38:9th.S38">
            <calcext:condition calcext:apply-style-name="Failing" calcext:value="&lt;0.6" calcext:base-cell-address="9th.S38"/>
          </calcext:conditional-format>
          <calcext:conditional-format calcext:target-range-address="9th.T38:9th.T38">
            <calcext:condition calcext:apply-style-name="Failing" calcext:value="&lt;0.6" calcext:base-cell-address="9th.T38"/>
          </calcext:conditional-format>
          <calcext:conditional-format calcext:target-range-address="9th.U38:9th.U38">
            <calcext:condition calcext:apply-style-name="Failing" calcext:value="&lt;0.6" calcext:base-cell-address="9th.U38"/>
          </calcext:conditional-format>
          <calcext:conditional-format calcext:target-range-address="9th.V38:9th.V38">
            <calcext:condition calcext:apply-style-name="Failing" calcext:value="&lt;0.6" calcext:base-cell-address="9th.V38"/>
          </calcext:conditional-format>
          <calcext:conditional-format calcext:target-range-address="9th.W38:9th.W38">
            <calcext:condition calcext:apply-style-name="Failing" calcext:value="&lt;0.6" calcext:base-cell-address="9th.W38"/>
          </calcext:conditional-format>
          <calcext:conditional-format calcext:target-range-address="9th.X38:9th.X38">
            <calcext:condition calcext:apply-style-name="Failing" calcext:value="&lt;0.6" calcext:base-cell-address="9th.X38"/>
          </calcext:conditional-format>
          <calcext:conditional-format calcext:target-range-address="9th.Y38:9th.Y38">
            <calcext:condition calcext:apply-style-name="Failing" calcext:value="&lt;0.6" calcext:base-cell-address="9th.Y38"/>
          </calcext:conditional-format>
          <calcext:conditional-format calcext:target-range-address="9th.Z38:9th.Z38">
            <calcext:condition calcext:apply-style-name="Failing" calcext:value="&lt;0.6" calcext:base-cell-address="9th.Z38"/>
          </calcext:conditional-format>
          <calcext:conditional-format calcext:target-range-address="9th.AA38:9th.AA38">
            <calcext:condition calcext:apply-style-name="Failing" calcext:value="&lt;0.6" calcext:base-cell-address="9th.AA38"/>
          </calcext:conditional-format>
          <calcext:conditional-format calcext:target-range-address="9th.AB38:9th.AB38">
            <calcext:condition calcext:apply-style-name="Failing" calcext:value="&lt;0.6" calcext:base-cell-address="9th.AB38"/>
          </calcext:conditional-format>
          <calcext:conditional-format calcext:target-range-address="9th.AC38:9th.AC38">
            <calcext:condition calcext:apply-style-name="Failing" calcext:value="&lt;0.6" calcext:base-cell-address="9th.AC38"/>
          </calcext:conditional-format>
          <calcext:conditional-format calcext:target-range-address="9th.AD38:9th.AD38">
            <calcext:condition calcext:apply-style-name="Failing" calcext:value="&lt;0.6" calcext:base-cell-address="9th.AD38"/>
          </calcext:conditional-format>
          <calcext:conditional-format calcext:target-range-address="9th.AE38:9th.AE38">
            <calcext:condition calcext:apply-style-name="Failing" calcext:value="&lt;0.6" calcext:base-cell-address="9th.AE38"/>
          </calcext:conditional-format>
          <calcext:conditional-format calcext:target-range-address="9th.AF38:9th.AF38">
            <calcext:condition calcext:apply-style-name="Failing" calcext:value="&lt;0.6" calcext:base-cell-address="9th.AF38"/>
          </calcext:conditional-format>
          <calcext:conditional-format calcext:target-range-address="9th.AG38:9th.AG38">
            <calcext:condition calcext:apply-style-name="Failing" calcext:value="&lt;0.6" calcext:base-cell-address="9th.AG38"/>
          </calcext:conditional-format>
          <calcext:conditional-format calcext:target-range-address="9th.AH38:9th.AH38">
            <calcext:condition calcext:apply-style-name="Failing" calcext:value="&lt;0.6" calcext:base-cell-address="9th.AH38"/>
          </calcext:conditional-format>
          <calcext:conditional-format calcext:target-range-address="9th.AI38:9th.AI38">
            <calcext:condition calcext:apply-style-name="Failing" calcext:value="&lt;0.6" calcext:base-cell-address="9th.AI38"/>
          </calcext:conditional-format>
          <calcext:conditional-format calcext:target-range-address="9th.D3:9th.E3">
            <calcext:condition calcext:apply-style-name="EveryOtherRow" calcext:value="formula-is(ISEVEN(ROW()))" calcext:base-cell-address="9th.D3"/>
            <calcext:condition calcext:apply-style-name="EveryOtherRow2" calcext:value="formula-is(NOT(ISEVEN(ROW())))" calcext:base-cell-address="9th.D3"/>
          </calcext:conditional-format>
          <calcext:conditional-format calcext:target-range-address="9th.D4:9th.E4">
            <calcext:condition calcext:apply-style-name="EveryOtherRow" calcext:value="formula-is(ISEVEN(ROW()))" calcext:base-cell-address="9th.D4"/>
            <calcext:condition calcext:apply-style-name="EveryOtherRow2" calcext:value="formula-is(NOT(ISEVEN(ROW())))" calcext:base-cell-address="9th.D4"/>
          </calcext:conditional-format>
          <calcext:conditional-format calcext:target-range-address="9th.D5:9th.E5">
            <calcext:condition calcext:apply-style-name="EveryOtherRow" calcext:value="formula-is(ISEVEN(ROW()))" calcext:base-cell-address="9th.D5"/>
            <calcext:condition calcext:apply-style-name="EveryOtherRow2" calcext:value="formula-is(NOT(ISEVEN(ROW())))" calcext:base-cell-address="9th.D5"/>
          </calcext:conditional-format>
          <calcext:conditional-format calcext:target-range-address="9th.D6:9th.E6">
            <calcext:condition calcext:apply-style-name="EveryOtherRow" calcext:value="formula-is(ISEVEN(ROW()))" calcext:base-cell-address="9th.D6"/>
            <calcext:condition calcext:apply-style-name="EveryOtherRow2" calcext:value="formula-is(NOT(ISEVEN(ROW())))" calcext:base-cell-address="9th.D6"/>
          </calcext:conditional-format>
          <calcext:conditional-format calcext:target-range-address="9th.D7:9th.E7">
            <calcext:condition calcext:apply-style-name="EveryOtherRow" calcext:value="formula-is(ISEVEN(ROW()))" calcext:base-cell-address="9th.D7"/>
            <calcext:condition calcext:apply-style-name="EveryOtherRow2" calcext:value="formula-is(NOT(ISEVEN(ROW())))" calcext:base-cell-address="9th.D7"/>
          </calcext:conditional-format>
          <calcext:conditional-format calcext:target-range-address="9th.D8:9th.E8">
            <calcext:condition calcext:apply-style-name="EveryOtherRow" calcext:value="formula-is(ISEVEN(ROW()))" calcext:base-cell-address="9th.D8"/>
            <calcext:condition calcext:apply-style-name="EveryOtherRow2" calcext:value="formula-is(NOT(ISEVEN(ROW())))" calcext:base-cell-address="9th.D8"/>
          </calcext:conditional-format>
          <calcext:conditional-format calcext:target-range-address="9th.D9:9th.E9">
            <calcext:condition calcext:apply-style-name="EveryOtherRow" calcext:value="formula-is(ISEVEN(ROW()))" calcext:base-cell-address="9th.D9"/>
            <calcext:condition calcext:apply-style-name="EveryOtherRow2" calcext:value="formula-is(NOT(ISEVEN(ROW())))" calcext:base-cell-address="9th.D9"/>
          </calcext:conditional-format>
          <calcext:conditional-format calcext:target-range-address="9th.D10:9th.E10">
            <calcext:condition calcext:apply-style-name="EveryOtherRow" calcext:value="formula-is(ISEVEN(ROW()))" calcext:base-cell-address="9th.D10"/>
            <calcext:condition calcext:apply-style-name="EveryOtherRow2" calcext:value="formula-is(NOT(ISEVEN(ROW())))" calcext:base-cell-address="9th.D10"/>
          </calcext:conditional-format>
          <calcext:conditional-format calcext:target-range-address="9th.D11:9th.E11">
            <calcext:condition calcext:apply-style-name="EveryOtherRow" calcext:value="formula-is(ISEVEN(ROW()))" calcext:base-cell-address="9th.D11"/>
            <calcext:condition calcext:apply-style-name="EveryOtherRow2" calcext:value="formula-is(NOT(ISEVEN(ROW())))" calcext:base-cell-address="9th.D11"/>
          </calcext:conditional-format>
          <calcext:conditional-format calcext:target-range-address="9th.D12:9th.E12">
            <calcext:condition calcext:apply-style-name="EveryOtherRow" calcext:value="formula-is(ISEVEN(ROW()))" calcext:base-cell-address="9th.D12"/>
            <calcext:condition calcext:apply-style-name="EveryOtherRow2" calcext:value="formula-is(NOT(ISEVEN(ROW())))" calcext:base-cell-address="9th.D12"/>
          </calcext:conditional-format>
          <calcext:conditional-format calcext:target-range-address="9th.D13:9th.E13">
            <calcext:condition calcext:apply-style-name="EveryOtherRow" calcext:value="formula-is(ISEVEN(ROW()))" calcext:base-cell-address="9th.D13"/>
            <calcext:condition calcext:apply-style-name="EveryOtherRow2" calcext:value="formula-is(NOT(ISEVEN(ROW())))" calcext:base-cell-address="9th.D13"/>
          </calcext:conditional-format>
          <calcext:conditional-format calcext:target-range-address="9th.D14:9th.E14">
            <calcext:condition calcext:apply-style-name="EveryOtherRow" calcext:value="formula-is(ISEVEN(ROW()))" calcext:base-cell-address="9th.D14"/>
            <calcext:condition calcext:apply-style-name="EveryOtherRow2" calcext:value="formula-is(NOT(ISEVEN(ROW())))" calcext:base-cell-address="9th.D14"/>
          </calcext:conditional-format>
          <calcext:conditional-format calcext:target-range-address="9th.D15:9th.E15">
            <calcext:condition calcext:apply-style-name="EveryOtherRow" calcext:value="formula-is(ISEVEN(ROW()))" calcext:base-cell-address="9th.D15"/>
            <calcext:condition calcext:apply-style-name="EveryOtherRow2" calcext:value="formula-is(NOT(ISEVEN(ROW())))" calcext:base-cell-address="9th.D15"/>
          </calcext:conditional-format>
          <calcext:conditional-format calcext:target-range-address="9th.D18:9th.E18 9th.D16:9th.E16">
            <calcext:condition calcext:apply-style-name="EveryOtherRow" calcext:value="formula-is(ISEVEN(ROW()))" calcext:base-cell-address="9th.D16"/>
            <calcext:condition calcext:apply-style-name="EveryOtherRow2" calcext:value="formula-is(NOT(ISEVEN(ROW())))" calcext:base-cell-address="9th.D16"/>
          </calcext:conditional-format>
          <calcext:conditional-format calcext:target-range-address="9th.G16:9th.G24">
            <calcext:condition calcext:apply-style-name="EveryOtherRow" calcext:value="formula-is(ISEVEN(ROW()))" calcext:base-cell-address="9th.G16"/>
            <calcext:condition calcext:apply-style-name="EveryOtherRow2" calcext:value="formula-is(NOT(ISEVEN(ROW())))" calcext:base-cell-address="9th.G16"/>
          </calcext:conditional-format>
          <calcext:conditional-format calcext:target-range-address="9th.H16:9th.H24">
            <calcext:condition calcext:apply-style-name="EveryOtherRow" calcext:value="formula-is(ISEVEN(ROW()))" calcext:base-cell-address="9th.H16"/>
            <calcext:condition calcext:apply-style-name="EveryOtherRow2" calcext:value="formula-is(NOT(ISEVEN(ROW())))" calcext:base-cell-address="9th.H16"/>
          </calcext:conditional-format>
          <calcext:conditional-format calcext:target-range-address="9th.I17:9th.I24">
            <calcext:condition calcext:apply-style-name="EveryOtherRow" calcext:value="formula-is(ISEVEN(ROW()))" calcext:base-cell-address="9th.I17"/>
            <calcext:condition calcext:apply-style-name="EveryOtherRow2" calcext:value="formula-is(NOT(ISEVEN(ROW())))" calcext:base-cell-address="9th.I17"/>
          </calcext:conditional-format>
          <calcext:conditional-format calcext:target-range-address="9th.J17:9th.J24">
            <calcext:condition calcext:apply-style-name="EveryOtherRow" calcext:value="formula-is(ISEVEN(ROW()))" calcext:base-cell-address="9th.J17"/>
            <calcext:condition calcext:apply-style-name="EveryOtherRow2" calcext:value="formula-is(NOT(ISEVEN(ROW())))" calcext:base-cell-address="9th.J17"/>
          </calcext:conditional-format>
          <calcext:conditional-format calcext:target-range-address="9th.K17:9th.K17">
            <calcext:condition calcext:apply-style-name="EveryOtherRow" calcext:value="formula-is(ISEVEN(ROW()))" calcext:base-cell-address="9th.K17"/>
            <calcext:condition calcext:apply-style-name="EveryOtherRow2" calcext:value="formula-is(NOT(ISEVEN(ROW())))" calcext:base-cell-address="9th.K17"/>
          </calcext:conditional-format>
          <calcext:conditional-format calcext:target-range-address="9th.L17:9th.L17">
            <calcext:condition calcext:apply-style-name="EveryOtherRow" calcext:value="formula-is(ISEVEN(ROW()))" calcext:base-cell-address="9th.L17"/>
            <calcext:condition calcext:apply-style-name="EveryOtherRow2" calcext:value="formula-is(NOT(ISEVEN(ROW())))" calcext:base-cell-address="9th.L17"/>
          </calcext:conditional-format>
          <calcext:conditional-format calcext:target-range-address="9th.M17:9th.M24">
            <calcext:condition calcext:apply-style-name="EveryOtherRow" calcext:value="formula-is(ISEVEN(ROW()))" calcext:base-cell-address="9th.M17"/>
            <calcext:condition calcext:apply-style-name="EveryOtherRow2" calcext:value="formula-is(NOT(ISEVEN(ROW())))" calcext:base-cell-address="9th.M17"/>
          </calcext:conditional-format>
          <calcext:conditional-format calcext:target-range-address="9th.N17:9th.N24">
            <calcext:condition calcext:apply-style-name="EveryOtherRow" calcext:value="formula-is(ISEVEN(ROW()))" calcext:base-cell-address="9th.N17"/>
            <calcext:condition calcext:apply-style-name="EveryOtherRow2" calcext:value="formula-is(NOT(ISEVEN(ROW())))" calcext:base-cell-address="9th.N17"/>
          </calcext:conditional-format>
          <calcext:conditional-format calcext:target-range-address="9th.O17:9th.O24">
            <calcext:condition calcext:apply-style-name="EveryOtherRow" calcext:value="formula-is(ISEVEN(ROW()))" calcext:base-cell-address="9th.O17"/>
            <calcext:condition calcext:apply-style-name="EveryOtherRow2" calcext:value="formula-is(NOT(ISEVEN(ROW())))" calcext:base-cell-address="9th.O17"/>
          </calcext:conditional-format>
          <calcext:conditional-format calcext:target-range-address="9th.P17:9th.P24">
            <calcext:condition calcext:apply-style-name="EveryOtherRow" calcext:value="formula-is(ISEVEN(ROW()))" calcext:base-cell-address="9th.P17"/>
            <calcext:condition calcext:apply-style-name="EveryOtherRow2" calcext:value="formula-is(NOT(ISEVEN(ROW())))" calcext:base-cell-address="9th.P17"/>
          </calcext:conditional-format>
          <calcext:conditional-format calcext:target-range-address="9th.Q17:9th.Q24">
            <calcext:condition calcext:apply-style-name="EveryOtherRow" calcext:value="formula-is(ISEVEN(ROW()))" calcext:base-cell-address="9th.Q17"/>
            <calcext:condition calcext:apply-style-name="EveryOtherRow2" calcext:value="formula-is(NOT(ISEVEN(ROW())))" calcext:base-cell-address="9th.Q17"/>
          </calcext:conditional-format>
          <calcext:conditional-format calcext:target-range-address="9th.D17:9th.E17">
            <calcext:condition calcext:apply-style-name="EveryOtherRow" calcext:value="formula-is(ISEVEN(ROW()))" calcext:base-cell-address="9th.D17"/>
            <calcext:condition calcext:apply-style-name="EveryOtherRow2" calcext:value="formula-is(NOT(ISEVEN(ROW())))" calcext:base-cell-address="9th.D17"/>
          </calcext:conditional-format>
          <calcext:conditional-format calcext:target-range-address="9th.K18:9th.K24">
            <calcext:condition calcext:apply-style-name="EveryOtherRow" calcext:value="formula-is(ISEVEN(ROW()))" calcext:base-cell-address="9th.K18"/>
            <calcext:condition calcext:apply-style-name="EveryOtherRow2" calcext:value="formula-is(NOT(ISEVEN(ROW())))" calcext:base-cell-address="9th.K18"/>
          </calcext:conditional-format>
          <calcext:conditional-format calcext:target-range-address="9th.L18:9th.L24">
            <calcext:condition calcext:apply-style-name="EveryOtherRow" calcext:value="formula-is(ISEVEN(ROW()))" calcext:base-cell-address="9th.L18"/>
            <calcext:condition calcext:apply-style-name="EveryOtherRow2" calcext:value="formula-is(NOT(ISEVEN(ROW())))" calcext:base-cell-address="9th.L18"/>
          </calcext:conditional-format>
          <calcext:conditional-format calcext:target-range-address="9th.D19:9th.E19">
            <calcext:condition calcext:apply-style-name="EveryOtherRow" calcext:value="formula-is(ISEVEN(ROW()))" calcext:base-cell-address="9th.D19"/>
            <calcext:condition calcext:apply-style-name="EveryOtherRow2" calcext:value="formula-is(NOT(ISEVEN(ROW())))" calcext:base-cell-address="9th.D19"/>
          </calcext:conditional-format>
          <calcext:conditional-format calcext:target-range-address="9th.D20:9th.E20">
            <calcext:condition calcext:apply-style-name="EveryOtherRow" calcext:value="formula-is(ISEVEN(ROW()))" calcext:base-cell-address="9th.D20"/>
            <calcext:condition calcext:apply-style-name="EveryOtherRow2" calcext:value="formula-is(NOT(ISEVEN(ROW())))" calcext:base-cell-address="9th.D20"/>
          </calcext:conditional-format>
          <calcext:conditional-format calcext:target-range-address="9th.D21:9th.E21">
            <calcext:condition calcext:apply-style-name="EveryOtherRow" calcext:value="formula-is(ISEVEN(ROW()))" calcext:base-cell-address="9th.D21"/>
            <calcext:condition calcext:apply-style-name="EveryOtherRow2" calcext:value="formula-is(NOT(ISEVEN(ROW())))" calcext:base-cell-address="9th.D21"/>
          </calcext:conditional-format>
          <calcext:conditional-format calcext:target-range-address="9th.D22:9th.E22">
            <calcext:condition calcext:apply-style-name="EveryOtherRow" calcext:value="formula-is(ISEVEN(ROW()))" calcext:base-cell-address="9th.D22"/>
            <calcext:condition calcext:apply-style-name="EveryOtherRow2" calcext:value="formula-is(NOT(ISEVEN(ROW())))" calcext:base-cell-address="9th.D22"/>
          </calcext:conditional-format>
          <calcext:conditional-format calcext:target-range-address="9th.D23:9th.E23 9th.D25:9th.E25">
            <calcext:condition calcext:apply-style-name="EveryOtherRow" calcext:value="formula-is(ISEVEN(ROW()))" calcext:base-cell-address="9th.D23"/>
            <calcext:condition calcext:apply-style-name="EveryOtherRow2" calcext:value="formula-is(NOT(ISEVEN(ROW())))" calcext:base-cell-address="9th.D23"/>
          </calcext:conditional-format>
          <calcext:conditional-format calcext:target-range-address="9th.D24:9th.E24">
            <calcext:condition calcext:apply-style-name="EveryOtherRow" calcext:value="formula-is(ISEVEN(ROW()))" calcext:base-cell-address="9th.D24"/>
            <calcext:condition calcext:apply-style-name="EveryOtherRow2" calcext:value="formula-is(NOT(ISEVEN(ROW())))" calcext:base-cell-address="9th.D24"/>
          </calcext:conditional-format>
          <calcext:conditional-format calcext:target-range-address="9th.F25:9th.F33">
            <calcext:condition calcext:apply-style-name="EveryOtherRow" calcext:value="formula-is(ISEVEN(ROW()))" calcext:base-cell-address="9th.F25"/>
            <calcext:condition calcext:apply-style-name="EveryOtherRow2" calcext:value="formula-is(NOT(ISEVEN(ROW())))" calcext:base-cell-address="9th.F25"/>
          </calcext:conditional-format>
          <calcext:conditional-format calcext:target-range-address="9th.G25:9th.G33">
            <calcext:condition calcext:apply-style-name="EveryOtherRow" calcext:value="formula-is(ISEVEN(ROW()))" calcext:base-cell-address="9th.G25"/>
            <calcext:condition calcext:apply-style-name="EveryOtherRow2" calcext:value="formula-is(NOT(ISEVEN(ROW())))" calcext:base-cell-address="9th.G25"/>
          </calcext:conditional-format>
          <calcext:conditional-format calcext:target-range-address="9th.H25:9th.H33">
            <calcext:condition calcext:apply-style-name="EveryOtherRow" calcext:value="formula-is(ISEVEN(ROW()))" calcext:base-cell-address="9th.H25"/>
            <calcext:condition calcext:apply-style-name="EveryOtherRow2" calcext:value="formula-is(NOT(ISEVEN(ROW())))" calcext:base-cell-address="9th.H25"/>
          </calcext:conditional-format>
          <calcext:conditional-format calcext:target-range-address="9th.I25:9th.I33">
            <calcext:condition calcext:apply-style-name="EveryOtherRow" calcext:value="formula-is(ISEVEN(ROW()))" calcext:base-cell-address="9th.I25"/>
            <calcext:condition calcext:apply-style-name="EveryOtherRow2" calcext:value="formula-is(NOT(ISEVEN(ROW())))" calcext:base-cell-address="9th.I25"/>
          </calcext:conditional-format>
          <calcext:conditional-format calcext:target-range-address="9th.J25:9th.J33">
            <calcext:condition calcext:apply-style-name="EveryOtherRow" calcext:value="formula-is(ISEVEN(ROW()))" calcext:base-cell-address="9th.J25"/>
            <calcext:condition calcext:apply-style-name="EveryOtherRow2" calcext:value="formula-is(NOT(ISEVEN(ROW())))" calcext:base-cell-address="9th.J25"/>
          </calcext:conditional-format>
          <calcext:conditional-format calcext:target-range-address="9th.K26:9th.K33">
            <calcext:condition calcext:apply-style-name="EveryOtherRow" calcext:value="formula-is(ISEVEN(ROW()))" calcext:base-cell-address="9th.K26"/>
            <calcext:condition calcext:apply-style-name="EveryOtherRow2" calcext:value="formula-is(NOT(ISEVEN(ROW())))" calcext:base-cell-address="9th.K26"/>
          </calcext:conditional-format>
          <calcext:conditional-format calcext:target-range-address="9th.L25:9th.L33">
            <calcext:condition calcext:apply-style-name="EveryOtherRow" calcext:value="formula-is(ISEVEN(ROW()))" calcext:base-cell-address="9th.L25"/>
            <calcext:condition calcext:apply-style-name="EveryOtherRow2" calcext:value="formula-is(NOT(ISEVEN(ROW())))" calcext:base-cell-address="9th.L25"/>
          </calcext:conditional-format>
          <calcext:conditional-format calcext:target-range-address="9th.M26:9th.M33">
            <calcext:condition calcext:apply-style-name="EveryOtherRow" calcext:value="formula-is(ISEVEN(ROW()))" calcext:base-cell-address="9th.M26"/>
            <calcext:condition calcext:apply-style-name="EveryOtherRow2" calcext:value="formula-is(NOT(ISEVEN(ROW())))" calcext:base-cell-address="9th.M26"/>
          </calcext:conditional-format>
          <calcext:conditional-format calcext:target-range-address="9th.N25:9th.N33">
            <calcext:condition calcext:apply-style-name="EveryOtherRow" calcext:value="formula-is(ISEVEN(ROW()))" calcext:base-cell-address="9th.N25"/>
            <calcext:condition calcext:apply-style-name="EveryOtherRow2" calcext:value="formula-is(NOT(ISEVEN(ROW())))" calcext:base-cell-address="9th.N25"/>
          </calcext:conditional-format>
          <calcext:conditional-format calcext:target-range-address="9th.O25:9th.O33">
            <calcext:condition calcext:apply-style-name="EveryOtherRow" calcext:value="formula-is(ISEVEN(ROW()))" calcext:base-cell-address="9th.O25"/>
            <calcext:condition calcext:apply-style-name="EveryOtherRow2" calcext:value="formula-is(NOT(ISEVEN(ROW())))" calcext:base-cell-address="9th.O25"/>
          </calcext:conditional-format>
          <calcext:conditional-format calcext:target-range-address="9th.P25:9th.P33">
            <calcext:condition calcext:apply-style-name="EveryOtherRow" calcext:value="formula-is(ISEVEN(ROW()))" calcext:base-cell-address="9th.P25"/>
            <calcext:condition calcext:apply-style-name="EveryOtherRow2" calcext:value="formula-is(NOT(ISEVEN(ROW())))" calcext:base-cell-address="9th.P25"/>
          </calcext:conditional-format>
          <calcext:conditional-format calcext:target-range-address="9th.Q25:9th.Q33">
            <calcext:condition calcext:apply-style-name="EveryOtherRow" calcext:value="formula-is(ISEVEN(ROW()))" calcext:base-cell-address="9th.Q25"/>
            <calcext:condition calcext:apply-style-name="EveryOtherRow2" calcext:value="formula-is(NOT(ISEVEN(ROW())))" calcext:base-cell-address="9th.Q25"/>
          </calcext:conditional-format>
          <calcext:conditional-format calcext:target-range-address="9th.D26:9th.E26">
            <calcext:condition calcext:apply-style-name="EveryOtherRow" calcext:value="formula-is(ISEVEN(ROW()))" calcext:base-cell-address="9th.D26"/>
            <calcext:condition calcext:apply-style-name="EveryOtherRow2" calcext:value="formula-is(NOT(ISEVEN(ROW())))" calcext:base-cell-address="9th.D26"/>
          </calcext:conditional-format>
          <calcext:conditional-format calcext:target-range-address="9th.D27:9th.E27">
            <calcext:condition calcext:apply-style-name="EveryOtherRow" calcext:value="formula-is(ISEVEN(ROW()))" calcext:base-cell-address="9th.D27"/>
            <calcext:condition calcext:apply-style-name="EveryOtherRow2" calcext:value="formula-is(NOT(ISEVEN(ROW())))" calcext:base-cell-address="9th.D27"/>
          </calcext:conditional-format>
          <calcext:conditional-format calcext:target-range-address="9th.D28:9th.E28">
            <calcext:condition calcext:apply-style-name="EveryOtherRow" calcext:value="formula-is(ISEVEN(ROW()))" calcext:base-cell-address="9th.D28"/>
            <calcext:condition calcext:apply-style-name="EveryOtherRow2" calcext:value="formula-is(NOT(ISEVEN(ROW())))" calcext:base-cell-address="9th.D28"/>
          </calcext:conditional-format>
          <calcext:conditional-format calcext:target-range-address="9th.D29:9th.E29">
            <calcext:condition calcext:apply-style-name="EveryOtherRow" calcext:value="formula-is(ISEVEN(ROW()))" calcext:base-cell-address="9th.D29"/>
            <calcext:condition calcext:apply-style-name="EveryOtherRow2" calcext:value="formula-is(NOT(ISEVEN(ROW())))" calcext:base-cell-address="9th.D29"/>
          </calcext:conditional-format>
          <calcext:conditional-format calcext:target-range-address="9th.D30:9th.E30">
            <calcext:condition calcext:apply-style-name="EveryOtherRow" calcext:value="formula-is(ISEVEN(ROW()))" calcext:base-cell-address="9th.D30"/>
            <calcext:condition calcext:apply-style-name="EveryOtherRow2" calcext:value="formula-is(NOT(ISEVEN(ROW())))" calcext:base-cell-address="9th.D30"/>
          </calcext:conditional-format>
          <calcext:conditional-format calcext:target-range-address="9th.D31:9th.E31">
            <calcext:condition calcext:apply-style-name="EveryOtherRow" calcext:value="formula-is(ISEVEN(ROW()))" calcext:base-cell-address="9th.D31"/>
            <calcext:condition calcext:apply-style-name="EveryOtherRow2" calcext:value="formula-is(NOT(ISEVEN(ROW())))" calcext:base-cell-address="9th.D31"/>
          </calcext:conditional-format>
          <calcext:conditional-format calcext:target-range-address="9th.D32:9th.E32">
            <calcext:condition calcext:apply-style-name="EveryOtherRow" calcext:value="formula-is(ISEVEN(ROW()))" calcext:base-cell-address="9th.D32"/>
            <calcext:condition calcext:apply-style-name="EveryOtherRow2" calcext:value="formula-is(NOT(ISEVEN(ROW())))" calcext:base-cell-address="9th.D32"/>
          </calcext:conditional-format>
          <calcext:conditional-format calcext:target-range-address="9th.D33:9th.E33">
            <calcext:condition calcext:apply-style-name="EveryOtherRow" calcext:value="formula-is(ISEVEN(ROW()))" calcext:base-cell-address="9th.D33"/>
            <calcext:condition calcext:apply-style-name="EveryOtherRow2" calcext:value="formula-is(NOT(ISEVEN(ROW())))" calcext:base-cell-address="9th.D33"/>
          </calcext:conditional-format>
          <calcext:conditional-format calcext:target-range-address="9th.D34:9th.E35">
            <calcext:condition calcext:apply-style-name="EveryOtherRow" calcext:value="formula-is(ISEVEN(ROW()))" calcext:base-cell-address="9th.D34"/>
            <calcext:condition calcext:apply-style-name="EveryOtherRow2" calcext:value="formula-is(NOT(ISEVEN(ROW())))" calcext:base-cell-address="9th.D34"/>
          </calcext:conditional-format>
          <calcext:conditional-format calcext:target-range-address="9th.F34:9th.F35">
            <calcext:condition calcext:apply-style-name="EveryOtherRow" calcext:value="formula-is(ISEVEN(ROW()))" calcext:base-cell-address="9th.F34"/>
            <calcext:condition calcext:apply-style-name="EveryOtherRow2" calcext:value="formula-is(NOT(ISEVEN(ROW())))" calcext:base-cell-address="9th.F34"/>
          </calcext:conditional-format>
          <calcext:conditional-format calcext:target-range-address="9th.G34:9th.G35">
            <calcext:condition calcext:apply-style-name="EveryOtherRow" calcext:value="formula-is(ISEVEN(ROW()))" calcext:base-cell-address="9th.G34"/>
            <calcext:condition calcext:apply-style-name="EveryOtherRow2" calcext:value="formula-is(NOT(ISEVEN(ROW())))" calcext:base-cell-address="9th.G34"/>
          </calcext:conditional-format>
          <calcext:conditional-format calcext:target-range-address="9th.H34:9th.H35">
            <calcext:condition calcext:apply-style-name="EveryOtherRow" calcext:value="formula-is(ISEVEN(ROW()))" calcext:base-cell-address="9th.H34"/>
            <calcext:condition calcext:apply-style-name="EveryOtherRow2" calcext:value="formula-is(NOT(ISEVEN(ROW())))" calcext:base-cell-address="9th.H34"/>
          </calcext:conditional-format>
          <calcext:conditional-format calcext:target-range-address="9th.I35:9th.I35">
            <calcext:condition calcext:apply-style-name="EveryOtherRow" calcext:value="formula-is(ISEVEN(ROW()))" calcext:base-cell-address="9th.I35"/>
            <calcext:condition calcext:apply-style-name="EveryOtherRow2" calcext:value="formula-is(NOT(ISEVEN(ROW())))" calcext:base-cell-address="9th.I35"/>
          </calcext:conditional-format>
          <calcext:conditional-format calcext:target-range-address="9th.J35:9th.J35">
            <calcext:condition calcext:apply-style-name="EveryOtherRow" calcext:value="formula-is(ISEVEN(ROW()))" calcext:base-cell-address="9th.J35"/>
            <calcext:condition calcext:apply-style-name="EveryOtherRow2" calcext:value="formula-is(NOT(ISEVEN(ROW())))" calcext:base-cell-address="9th.J35"/>
          </calcext:conditional-format>
          <calcext:conditional-format calcext:target-range-address="9th.K35:9th.K35">
            <calcext:condition calcext:apply-style-name="EveryOtherRow" calcext:value="formula-is(ISEVEN(ROW()))" calcext:base-cell-address="9th.K35"/>
            <calcext:condition calcext:apply-style-name="EveryOtherRow2" calcext:value="formula-is(NOT(ISEVEN(ROW())))" calcext:base-cell-address="9th.K35"/>
          </calcext:conditional-format>
          <calcext:conditional-format calcext:target-range-address="9th.L35:9th.L35">
            <calcext:condition calcext:apply-style-name="EveryOtherRow" calcext:value="formula-is(ISEVEN(ROW()))" calcext:base-cell-address="9th.L35"/>
            <calcext:condition calcext:apply-style-name="EveryOtherRow2" calcext:value="formula-is(NOT(ISEVEN(ROW())))" calcext:base-cell-address="9th.L35"/>
          </calcext:conditional-format>
          <calcext:conditional-format calcext:target-range-address="9th.M35:9th.M35">
            <calcext:condition calcext:apply-style-name="EveryOtherRow" calcext:value="formula-is(ISEVEN(ROW()))" calcext:base-cell-address="9th.M35"/>
            <calcext:condition calcext:apply-style-name="EveryOtherRow2" calcext:value="formula-is(NOT(ISEVEN(ROW())))" calcext:base-cell-address="9th.M35"/>
          </calcext:conditional-format>
          <calcext:conditional-format calcext:target-range-address="9th.N35:9th.N35">
            <calcext:condition calcext:apply-style-name="EveryOtherRow" calcext:value="formula-is(ISEVEN(ROW()))" calcext:base-cell-address="9th.N35"/>
            <calcext:condition calcext:apply-style-name="EveryOtherRow2" calcext:value="formula-is(NOT(ISEVEN(ROW())))" calcext:base-cell-address="9th.N35"/>
          </calcext:conditional-format>
          <calcext:conditional-format calcext:target-range-address="9th.O35:9th.O35">
            <calcext:condition calcext:apply-style-name="EveryOtherRow" calcext:value="formula-is(ISEVEN(ROW()))" calcext:base-cell-address="9th.O35"/>
            <calcext:condition calcext:apply-style-name="EveryOtherRow2" calcext:value="formula-is(NOT(ISEVEN(ROW())))" calcext:base-cell-address="9th.O35"/>
          </calcext:conditional-format>
          <calcext:conditional-format calcext:target-range-address="9th.P35:9th.P35">
            <calcext:condition calcext:apply-style-name="EveryOtherRow" calcext:value="formula-is(ISEVEN(ROW()))" calcext:base-cell-address="9th.P35"/>
            <calcext:condition calcext:apply-style-name="EveryOtherRow2" calcext:value="formula-is(NOT(ISEVEN(ROW())))" calcext:base-cell-address="9th.P35"/>
          </calcext:conditional-format>
          <calcext:conditional-format calcext:target-range-address="9th.Q35:9th.Q35">
            <calcext:condition calcext:apply-style-name="EveryOtherRow" calcext:value="formula-is(ISEVEN(ROW()))" calcext:base-cell-address="9th.Q35"/>
            <calcext:condition calcext:apply-style-name="EveryOtherRow2" calcext:value="formula-is(NOT(ISEVEN(ROW())))" calcext:base-cell-address="9th.Q35"/>
          </calcext:conditional-format>
          <calcext:conditional-format calcext:target-range-address="9th.I16:9th.I16">
            <calcext:condition calcext:apply-style-name="EveryOtherRow" calcext:value="formula-is(ISEVEN(ROW()))" calcext:base-cell-address="9th.I16"/>
            <calcext:condition calcext:apply-style-name="EveryOtherRow2" calcext:value="formula-is(NOT(ISEVEN(ROW())))" calcext:base-cell-address="9th.I16"/>
          </calcext:conditional-format>
          <calcext:conditional-format calcext:target-range-address="9th.J16:9th.J16">
            <calcext:condition calcext:apply-style-name="EveryOtherRow" calcext:value="formula-is(ISEVEN(ROW()))" calcext:base-cell-address="9th.J16"/>
            <calcext:condition calcext:apply-style-name="EveryOtherRow2" calcext:value="formula-is(NOT(ISEVEN(ROW())))" calcext:base-cell-address="9th.J16"/>
          </calcext:conditional-format>
          <calcext:conditional-format calcext:target-range-address="9th.K16:9th.K16">
            <calcext:condition calcext:apply-style-name="EveryOtherRow" calcext:value="formula-is(ISEVEN(ROW()))" calcext:base-cell-address="9th.K16"/>
            <calcext:condition calcext:apply-style-name="EveryOtherRow2" calcext:value="formula-is(NOT(ISEVEN(ROW())))" calcext:base-cell-address="9th.K16"/>
          </calcext:conditional-format>
          <calcext:conditional-format calcext:target-range-address="9th.L16:9th.L16">
            <calcext:condition calcext:apply-style-name="EveryOtherRow" calcext:value="formula-is(ISEVEN(ROW()))" calcext:base-cell-address="9th.L16"/>
            <calcext:condition calcext:apply-style-name="EveryOtherRow2" calcext:value="formula-is(NOT(ISEVEN(ROW())))" calcext:base-cell-address="9th.L16"/>
          </calcext:conditional-format>
          <calcext:conditional-format calcext:target-range-address="9th.M16:9th.M16">
            <calcext:condition calcext:apply-style-name="EveryOtherRow" calcext:value="formula-is(ISEVEN(ROW()))" calcext:base-cell-address="9th.M16"/>
            <calcext:condition calcext:apply-style-name="EveryOtherRow2" calcext:value="formula-is(NOT(ISEVEN(ROW())))" calcext:base-cell-address="9th.M16"/>
          </calcext:conditional-format>
          <calcext:conditional-format calcext:target-range-address="9th.N16:9th.N16">
            <calcext:condition calcext:apply-style-name="EveryOtherRow" calcext:value="formula-is(ISEVEN(ROW()))" calcext:base-cell-address="9th.N16"/>
            <calcext:condition calcext:apply-style-name="EveryOtherRow2" calcext:value="formula-is(NOT(ISEVEN(ROW())))" calcext:base-cell-address="9th.N16"/>
          </calcext:conditional-format>
          <calcext:conditional-format calcext:target-range-address="9th.O16:9th.O16">
            <calcext:condition calcext:apply-style-name="EveryOtherRow" calcext:value="formula-is(ISEVEN(ROW()))" calcext:base-cell-address="9th.O16"/>
            <calcext:condition calcext:apply-style-name="EveryOtherRow2" calcext:value="formula-is(NOT(ISEVEN(ROW())))" calcext:base-cell-address="9th.O16"/>
          </calcext:conditional-format>
          <calcext:conditional-format calcext:target-range-address="9th.P16:9th.P16">
            <calcext:condition calcext:apply-style-name="EveryOtherRow" calcext:value="formula-is(ISEVEN(ROW()))" calcext:base-cell-address="9th.P16"/>
            <calcext:condition calcext:apply-style-name="EveryOtherRow2" calcext:value="formula-is(NOT(ISEVEN(ROW())))" calcext:base-cell-address="9th.P16"/>
          </calcext:conditional-format>
          <calcext:conditional-format calcext:target-range-address="9th.Q16:9th.Q16">
            <calcext:condition calcext:apply-style-name="EveryOtherRow" calcext:value="formula-is(ISEVEN(ROW()))" calcext:base-cell-address="9th.Q16"/>
            <calcext:condition calcext:apply-style-name="EveryOtherRow2" calcext:value="formula-is(NOT(ISEVEN(ROW())))" calcext:base-cell-address="9th.Q16"/>
          </calcext:conditional-format>
          <calcext:conditional-format calcext:target-range-address="9th.K25:9th.K25">
            <calcext:condition calcext:apply-style-name="EveryOtherRow" calcext:value="formula-is(ISEVEN(ROW()))" calcext:base-cell-address="9th.K25"/>
            <calcext:condition calcext:apply-style-name="EveryOtherRow2" calcext:value="formula-is(NOT(ISEVEN(ROW())))" calcext:base-cell-address="9th.K25"/>
          </calcext:conditional-format>
          <calcext:conditional-format calcext:target-range-address="9th.M25:9th.M25">
            <calcext:condition calcext:apply-style-name="EveryOtherRow" calcext:value="formula-is(ISEVEN(ROW()))" calcext:base-cell-address="9th.M25"/>
            <calcext:condition calcext:apply-style-name="EveryOtherRow2" calcext:value="formula-is(NOT(ISEVEN(ROW())))" calcext:base-cell-address="9th.M25"/>
          </calcext:conditional-format>
          <calcext:conditional-format calcext:target-range-address="9th.I34:9th.I34">
            <calcext:condition calcext:apply-style-name="EveryOtherRow" calcext:value="formula-is(ISEVEN(ROW()))" calcext:base-cell-address="9th.I34"/>
            <calcext:condition calcext:apply-style-name="EveryOtherRow2" calcext:value="formula-is(NOT(ISEVEN(ROW())))" calcext:base-cell-address="9th.I34"/>
          </calcext:conditional-format>
          <calcext:conditional-format calcext:target-range-address="9th.J34:9th.J34">
            <calcext:condition calcext:apply-style-name="EveryOtherRow" calcext:value="formula-is(ISEVEN(ROW()))" calcext:base-cell-address="9th.J34"/>
            <calcext:condition calcext:apply-style-name="EveryOtherRow2" calcext:value="formula-is(NOT(ISEVEN(ROW())))" calcext:base-cell-address="9th.J34"/>
          </calcext:conditional-format>
          <calcext:conditional-format calcext:target-range-address="9th.K34:9th.K34">
            <calcext:condition calcext:apply-style-name="EveryOtherRow" calcext:value="formula-is(ISEVEN(ROW()))" calcext:base-cell-address="9th.K34"/>
            <calcext:condition calcext:apply-style-name="EveryOtherRow2" calcext:value="formula-is(NOT(ISEVEN(ROW())))" calcext:base-cell-address="9th.K34"/>
          </calcext:conditional-format>
          <calcext:conditional-format calcext:target-range-address="9th.L34:9th.L34">
            <calcext:condition calcext:apply-style-name="EveryOtherRow" calcext:value="formula-is(ISEVEN(ROW()))" calcext:base-cell-address="9th.L34"/>
            <calcext:condition calcext:apply-style-name="EveryOtherRow2" calcext:value="formula-is(NOT(ISEVEN(ROW())))" calcext:base-cell-address="9th.L34"/>
          </calcext:conditional-format>
          <calcext:conditional-format calcext:target-range-address="9th.M34:9th.M34">
            <calcext:condition calcext:apply-style-name="EveryOtherRow" calcext:value="formula-is(ISEVEN(ROW()))" calcext:base-cell-address="9th.M34"/>
            <calcext:condition calcext:apply-style-name="EveryOtherRow2" calcext:value="formula-is(NOT(ISEVEN(ROW())))" calcext:base-cell-address="9th.M34"/>
          </calcext:conditional-format>
          <calcext:conditional-format calcext:target-range-address="9th.N34:9th.N34">
            <calcext:condition calcext:apply-style-name="EveryOtherRow" calcext:value="formula-is(ISEVEN(ROW()))" calcext:base-cell-address="9th.N34"/>
            <calcext:condition calcext:apply-style-name="EveryOtherRow2" calcext:value="formula-is(NOT(ISEVEN(ROW())))" calcext:base-cell-address="9th.N34"/>
          </calcext:conditional-format>
          <calcext:conditional-format calcext:target-range-address="9th.O34:9th.O34">
            <calcext:condition calcext:apply-style-name="EveryOtherRow" calcext:value="formula-is(ISEVEN(ROW()))" calcext:base-cell-address="9th.O34"/>
            <calcext:condition calcext:apply-style-name="EveryOtherRow2" calcext:value="formula-is(NOT(ISEVEN(ROW())))" calcext:base-cell-address="9th.O34"/>
          </calcext:conditional-format>
          <calcext:conditional-format calcext:target-range-address="9th.P34:9th.P34">
            <calcext:condition calcext:apply-style-name="EveryOtherRow" calcext:value="formula-is(ISEVEN(ROW()))" calcext:base-cell-address="9th.P34"/>
            <calcext:condition calcext:apply-style-name="EveryOtherRow2" calcext:value="formula-is(NOT(ISEVEN(ROW())))" calcext:base-cell-address="9th.P34"/>
          </calcext:conditional-format>
          <calcext:conditional-format calcext:target-range-address="9th.Q34:9th.Q34">
            <calcext:condition calcext:apply-style-name="EveryOtherRow" calcext:value="formula-is(ISEVEN(ROW()))" calcext:base-cell-address="9th.Q34"/>
            <calcext:condition calcext:apply-style-name="EveryOtherRow2" calcext:value="formula-is(NOT(ISEVEN(ROW())))" calcext:base-cell-address="9th.Q34"/>
          </calcext:conditional-format>
        </calcext:conditional-formats>
      </table:table>
      <table:table table:name="10th" table:style-name="ta4">
        <table:table-column table:style-name="co1" table:default-cell-style-name="ce52"/>
        <table:table-column table:style-name="co2" table:default-cell-style-name="ce53"/>
        <table:table-column table:style-name="co3" table:default-cell-style-name="ce52"/>
        <table:table-column table:style-name="co4" table:number-columns-repeated="2" table:default-cell-style-name="ce287"/>
        <table:table-column table:style-name="co4" table:default-cell-style-name="ce175"/>
        <table:table-column table:style-name="co4" table:default-cell-style-name="ce1"/>
        <table:table-column table:style-name="co4" table:default-cell-style-name="ce175"/>
        <table:table-column table:style-name="co4" table:number-columns-repeated="28" table:default-cell-style-name="ce1"/>
        <table:table-column table:style-name="co5" table:number-columns-repeated="987" table:default-cell-style-name="ce1"/>
        <table:table-column table:style-name="co5" table:default-cell-style-name="Default"/>
        <table:table-row table:style-name="ro2">
          <table:table-cell table:style-name="ce487" office:value-type="string" calcext:value-type="string">
            <text:p>Date Due</text:p>
          </table:table-cell>
          <table:table-cell table:style-name="ce489" office:value-type="string" calcext:value-type="string">
            <text:p>10<text:span text:style-name="T1">th</text:span>, Geometry</text:p>
          </table:table-cell>
          <table:table-cell table:style-name="ce491" office:value-type="string" calcext:value-type="string">
            <text:p>Points Possible for Each Assignment</text:p>
          </table:table-cell>
          <table:table-cell table:style-name="ce493" office:value-type="string" calcext:value-type="string">
            <text:p>Average (non-zero)</text:p>
          </table:table-cell>
          <table:table-cell table:style-name="ce493" office:value-type="string" calcext:value-type="string">
            <text:p>Stdev (non-zero)</text:p>
          </table:table-cell>
          <table:table-cell table:style-name="ce491" office:value-type="string" calcext:value-type="string">
            <text:p>Last, First1</text:p>
          </table:table-cell>
          <table:table-cell table:style-name="ce491" office:value-type="string" calcext:value-type="string">
            <text:p>Last, First2</text:p>
          </table:table-cell>
          <table:table-cell table:style-name="ce491" office:value-type="string" calcext:value-type="string">
            <text:p>Last, First3</text:p>
          </table:table-cell>
          <table:table-cell table:style-name="ce491" office:value-type="string" calcext:value-type="string">
            <text:p>Last, First4</text:p>
          </table:table-cell>
          <table:table-cell table:style-name="ce491" office:value-type="string" calcext:value-type="string">
            <text:p>Last, First5</text:p>
          </table:table-cell>
          <table:table-cell table:style-name="ce491" office:value-type="string" calcext:value-type="string">
            <text:p>Last, First6</text:p>
          </table:table-cell>
          <table:table-cell table:style-name="ce491" office:value-type="string" calcext:value-type="string">
            <text:p>Last, First7</text:p>
          </table:table-cell>
          <table:table-cell table:style-name="ce491" office:value-type="string" calcext:value-type="string">
            <text:p>Last, First8</text:p>
          </table:table-cell>
          <table:table-cell table:style-name="ce491" office:value-type="string" calcext:value-type="string">
            <text:p>Last, First9</text:p>
          </table:table-cell>
          <table:table-cell table:style-name="ce491" office:value-type="string" calcext:value-type="string">
            <text:p>Last, First10</text:p>
          </table:table-cell>
          <table:table-cell table:style-name="ce491" office:value-type="string" calcext:value-type="string">
            <text:p>Last, First11</text:p>
          </table:table-cell>
          <table:table-cell table:style-name="ce491" office:value-type="string" calcext:value-type="string">
            <text:p>Last, First12</text:p>
          </table:table-cell>
          <table:table-cell table:style-name="ce491" office:value-type="string" calcext:value-type="string">
            <text:p>Last, First13</text:p>
          </table:table-cell>
          <table:table-cell table:style-name="ce491" office:value-type="string" calcext:value-type="string">
            <text:p>Last, First14</text:p>
          </table:table-cell>
          <table:table-cell table:style-name="ce491" office:value-type="string" calcext:value-type="string">
            <text:p>Student Name14</text:p>
          </table:table-cell>
          <table:table-cell table:style-name="ce491" office:value-type="string" calcext:value-type="string">
            <text:p>Student Name15</text:p>
          </table:table-cell>
          <table:table-cell table:style-name="ce491" office:value-type="string" calcext:value-type="string">
            <text:p>Student Name16</text:p>
          </table:table-cell>
          <table:table-cell table:style-name="ce491" office:value-type="string" calcext:value-type="string">
            <text:p>Student Name17</text:p>
          </table:table-cell>
          <table:table-cell table:style-name="ce491" office:value-type="string" calcext:value-type="string">
            <text:p>Student Name18</text:p>
          </table:table-cell>
          <table:table-cell table:style-name="ce491" office:value-type="string" calcext:value-type="string">
            <text:p>Student Name19</text:p>
          </table:table-cell>
          <table:table-cell table:style-name="ce491" office:value-type="string" calcext:value-type="string">
            <text:p>Student Name20</text:p>
          </table:table-cell>
          <table:table-cell table:style-name="ce491" office:value-type="string" calcext:value-type="string">
            <text:p>Student Name21</text:p>
          </table:table-cell>
          <table:table-cell table:style-name="ce491" office:value-type="string" calcext:value-type="string">
            <text:p>Student Name22</text:p>
          </table:table-cell>
          <table:table-cell table:style-name="ce491" office:value-type="string" calcext:value-type="string">
            <text:p>Student Name23</text:p>
          </table:table-cell>
          <table:table-cell table:style-name="ce491" office:value-type="string" calcext:value-type="string">
            <text:p>Student Name24</text:p>
          </table:table-cell>
          <table:table-cell table:style-name="ce491" office:value-type="string" calcext:value-type="string">
            <text:p>Student Name25</text:p>
          </table:table-cell>
          <table:table-cell table:style-name="ce491" office:value-type="string" calcext:value-type="string">
            <text:p>Student Name26</text:p>
          </table:table-cell>
          <table:table-cell table:style-name="ce491" office:value-type="string" calcext:value-type="string">
            <text:p>Student Name27</text:p>
          </table:table-cell>
          <table:table-cell table:style-name="ce491" office:value-type="string" calcext:value-type="string">
            <text:p>Student Name28</text:p>
          </table:table-cell>
          <table:table-cell table:style-name="ce491" office:value-type="string" calcext:value-type="string">
            <text:p>Student Name29</text:p>
          </table:table-cell>
          <table:table-cell table:style-name="ce491" office:value-type="string" calcext:value-type="string">
            <text:p>Student Name30</text:p>
          </table:table-cell>
          <table:table-cell table:style-name="ce491" table:number-columns-repeated="987"/>
          <table:table-cell/>
        </table:table-row>
        <table:table-row table:style-name="ro3">
          <table:table-cell table:style-name="ce1018" office:value-type="date" office:date-value="2017-03-14" calcext:value-type="date">
            <text:p>3/14/2017</text:p>
          </table:table-cell>
          <table:table-cell table:style-name="ce1020" office:value-type="string" calcext:value-type="string">
            <text:p>Classwork: p. 368 GP #1-2</text:p>
          </table:table-cell>
          <table:table-cell table:style-name="ce1022" office:value-type="float" office:value="2" calcext:value-type="float">
            <text:p>2</text:p>
          </table:table-cell>
          <table:table-cell table:style-name="ce1024" table:formula="of:=AVERAGEIF([.F2:.AMJ2];&quot;&lt;&gt;0&quot;)" office:value-type="float" office:value="1.8" calcext:value-type="float">
            <text:p>1.8</text:p>
          </table:table-cell>
          <table:table-cell table:style-name="ce1024" table:number-matrix-columns-spanned="1" table:number-matrix-rows-spanned="1" table:formula="of:=STDEV(IF([.F2:.AMJ2]&lt;&gt;0;[.F2:.AMJ2]))" office:value-type="float" office:value="0.421637021355784" calcext:value-type="float">
            <text:p>0.4</text:p>
          </table:table-cell>
          <table:table-cell table:style-name="ce1024"/>
          <table:table-cell table:style-name="ce1024" office:value-type="float" office:value="2" calcext:value-type="float">
            <text:p>2.0</text:p>
          </table:table-cell>
          <table:table-cell table:style-name="ce1024"/>
          <table:table-cell table:style-name="ce1024" office:value-type="float" office:value="2" calcext:value-type="float">
            <text:p>2.0</text:p>
          </table:table-cell>
          <table:table-cell table:style-name="ce1024"/>
          <table:table-cell table:style-name="ce1024" office:value-type="float" office:value="2" calcext:value-type="float">
            <text:p>2.0</text:p>
          </table:table-cell>
          <table:table-cell table:style-name="ce1024" office:value-type="float" office:value="1" calcext:value-type="float">
            <text:p>1.0</text:p>
          </table:table-cell>
          <table:table-cell table:number-columns-repeated="2" table:style-name="ce1024" office:value-type="float" office:value="2" calcext:value-type="float">
            <text:p>2.0</text:p>
          </table:table-cell>
          <table:table-cell table:style-name="ce1024" office:value-type="float" office:value="1" calcext:value-type="float">
            <text:p>1.0</text:p>
          </table:table-cell>
          <table:table-cell table:number-columns-repeated="2" table:style-name="ce1024" office:value-type="float" office:value="2" calcext:value-type="float">
            <text:p>2.0</text:p>
          </table:table-cell>
          <table:table-cell table:style-name="ce1024"/>
          <table:table-cell table:style-name="ce1024" office:value-type="float" office:value="2" calcext:value-type="float">
            <text:p>2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3-16" calcext:value-type="date">
            <text:p>3/16/2017</text:p>
          </table:table-cell>
          <table:table-cell table:style-name="ce1020" office:value-type="string" calcext:value-type="string">
            <text:p>Activity 6.3</text:p>
          </table:table-cell>
          <table:table-cell table:style-name="ce1022" office:value-type="float" office:value="2" calcext:value-type="float">
            <text:p>2</text:p>
          </table:table-cell>
          <table:table-cell table:style-name="ce1025" table:formula="of:=AVERAGEIF([.F3:.AMJ3];&quot;&lt;&gt;0&quot;)" office:value-type="float" office:value="1.77272727272727" calcext:value-type="float">
            <text:p>1.8</text:p>
          </table:table-cell>
          <table:table-cell table:style-name="ce1025" table:number-matrix-columns-spanned="1" table:number-matrix-rows-spanned="1" table:formula="of:=STDEV(IF([.F3:.AMJ3]&lt;&gt;0;[.F3:.AMJ3]))" office:value-type="float" office:value="0.410099766132362" calcext:value-type="float">
            <text:p>0.4</text:p>
          </table:table-cell>
          <table:table-cell table:style-name="ce1024" table:number-columns-repeated="3"/>
          <table:table-cell table:style-name="ce1024" office:value-type="float" office:value="2" calcext:value-type="float">
            <text:p>2.0</text:p>
          </table:table-cell>
          <table:table-cell table:style-name="ce1024" office:value-type="float" office:value="1" calcext:value-type="float">
            <text:p>1.0</text:p>
          </table:table-cell>
          <table:table-cell table:number-columns-repeated="2" table:style-name="ce1024" office:value-type="float" office:value="2" calcext:value-type="float">
            <text:p>2.0</text:p>
          </table:table-cell>
          <table:table-cell table:style-name="ce1024" office:value-type="float" office:value="1" calcext:value-type="float">
            <text:p>1.0</text:p>
          </table:table-cell>
          <table:table-cell table:number-columns-repeated="3" table:style-name="ce1024" office:value-type="float" office:value="2" calcext:value-type="float">
            <text:p>2.0</text:p>
          </table:table-cell>
          <table:table-cell table:style-name="ce1024" office:value-type="float" office:value="1.5" calcext:value-type="float">
            <text:p>1.5</text:p>
          </table:table-cell>
          <table:table-cell table:number-columns-repeated="2" table:style-name="ce1024" office:value-type="float" office:value="2" calcext:value-type="float">
            <text:p>2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3-16" calcext:value-type="date">
            <text:p>3/16/2017</text:p>
          </table:table-cell>
          <table:table-cell table:style-name="ce1020" office:value-type="string" calcext:value-type="string">
            <text:p>HW 6.2: 3-5, 10-16 (even)</text:p>
          </table:table-cell>
          <table:table-cell table:style-name="ce1022" office:value-type="float" office:value="10" calcext:value-type="float">
            <text:p>10</text:p>
          </table:table-cell>
          <table:table-cell table:style-name="ce1026" table:formula="of:=AVERAGEIF([.F4:.AMJ4];&quot;&lt;&gt;0&quot;)" office:value-type="float" office:value="7.13636363636364" calcext:value-type="float">
            <text:p>7.1</text:p>
          </table:table-cell>
          <table:table-cell table:style-name="ce1026" table:number-matrix-columns-spanned="1" table:number-matrix-rows-spanned="1" table:formula="of:=STDEV(IF([.F4:.AMJ4]&lt;&gt;0;[.F4:.AMJ4]))" office:value-type="float" office:value="0.80903983495589" calcext:value-type="float">
            <text:p>0.8</text:p>
          </table:table-cell>
          <table:table-cell table:style-name="ce1024" office:value-type="float" office:value="8.5" calcext:value-type="float">
            <text:p>8.5</text:p>
          </table:table-cell>
          <table:table-cell table:style-name="ce1024" office:value-type="float" office:value="6.5" calcext:value-type="float">
            <text:p>6.5</text:p>
          </table:table-cell>
          <table:table-cell table:style-name="ce1024"/>
          <table:table-cell table:number-columns-repeated="2" table:style-name="ce1024" office:value-type="float" office:value="7" calcext:value-type="float">
            <text:p>7.0</text:p>
          </table:table-cell>
          <table:table-cell table:style-name="ce1024"/>
          <table:table-cell table:style-name="ce1024" office:value-type="float" office:value="7" calcext:value-type="float">
            <text:p>7.0</text:p>
          </table:table-cell>
          <table:table-cell table:style-name="ce1024" office:value-type="float" office:value="5.5" calcext:value-type="float">
            <text:p>5.5</text:p>
          </table:table-cell>
          <table:table-cell table:number-columns-repeated="2" table:style-name="ce1024" office:value-type="float" office:value="7" calcext:value-type="float">
            <text:p>7.0</text:p>
          </table:table-cell>
          <table:table-cell table:style-name="ce1024" office:value-type="float" office:value="8" calcext:value-type="float">
            <text:p>8.0</text:p>
          </table:table-cell>
          <table:table-cell table:style-name="ce1024"/>
          <table:table-cell table:style-name="ce1024" office:value-type="float" office:value="7" calcext:value-type="float">
            <text:p>7.0</text:p>
          </table:table-cell>
          <table:table-cell table:style-name="ce1024" office:value-type="float" office:value="8" calcext:value-type="float">
            <text:p>8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3-20" calcext:value-type="date">
            <text:p>3/20/2017</text:p>
          </table:table-cell>
          <table:table-cell table:style-name="ce1020" office:value-type="string" calcext:value-type="string">
            <text:p>Notes: 6.4</text:p>
          </table:table-cell>
          <table:table-cell table:style-name="ce1022" office:value-type="float" office:value="2" calcext:value-type="float">
            <text:p>2</text:p>
          </table:table-cell>
          <table:table-cell table:style-name="ce1027" table:formula="of:=AVERAGEIF([.F5:.AMJ5];&quot;&lt;&gt;0&quot;)" office:value-type="float" office:value="1.9" calcext:value-type="float">
            <text:p>1.9</text:p>
          </table:table-cell>
          <table:table-cell table:style-name="ce1027" table:number-matrix-columns-spanned="1" table:number-matrix-rows-spanned="1" table:formula="of:=STDEV(IF([.F5:.AMJ5]&lt;&gt;0;[.F5:.AMJ5]))" office:value-type="float" office:value="0.316227766016838" calcext:value-type="float">
            <text:p>0.3</text:p>
          </table:table-cell>
          <table:table-cell table:style-name="ce1024" office:value-type="float" office:value="2" calcext:value-type="float">
            <text:p>2.0</text:p>
          </table:table-cell>
          <table:table-cell table:style-name="ce1024" table:number-columns-repeated="2"/>
          <table:table-cell table:number-columns-repeated="2" table:style-name="ce1024" office:value-type="float" office:value="2" calcext:value-type="float">
            <text:p>2.0</text:p>
          </table:table-cell>
          <table:table-cell table:style-name="ce1024"/>
          <table:table-cell table:number-columns-repeated="4" table:style-name="ce1024" office:value-type="float" office:value="2" calcext:value-type="float">
            <text:p>2.0</text:p>
          </table:table-cell>
          <table:table-cell table:style-name="ce1024" office:value-type="float" office:value="1" calcext:value-type="float">
            <text:p>1.0</text:p>
          </table:table-cell>
          <table:table-cell table:number-columns-repeated="2" table:style-name="ce1024" office:value-type="float" office:value="2" calcext:value-type="float">
            <text:p>2.0</text:p>
          </table:table-cell>
          <table:table-cell table:style-name="ce1024" table:number-columns-repeated="18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3-20" calcext:value-type="date">
            <text:p>3/20/2017</text:p>
          </table:table-cell>
          <table:table-cell table:style-name="ce1020" office:value-type="string" calcext:value-type="string">
            <text:p>HW 6.3: 4-14 (even), 22</text:p>
          </table:table-cell>
          <table:table-cell table:style-name="ce1022" office:value-type="float" office:value="10" calcext:value-type="float">
            <text:p>10</text:p>
          </table:table-cell>
          <table:table-cell table:style-name="ce1028" table:formula="of:=AVERAGEIF([.F6:.AMJ6];&quot;&lt;&gt;0&quot;)" office:value-type="float" office:value="9.72727272727273" calcext:value-type="float">
            <text:p>9.7</text:p>
          </table:table-cell>
          <table:table-cell table:style-name="ce1028" table:number-matrix-columns-spanned="1" table:number-matrix-rows-spanned="1" table:formula="of:=STDEV(IF([.F6:.AMJ6]&lt;&gt;0;[.F6:.AMJ6]))" office:value-type="float" office:value="0.261116483933547" calcext:value-type="float">
            <text:p>0.3</text:p>
          </table:table-cell>
          <table:table-cell table:style-name="ce1024"/>
          <table:table-cell table:style-name="ce1024" office:value-type="string" calcext:value-type="string">
            <text:p>late</text:p>
          </table:table-cell>
          <table:table-cell table:style-name="ce1024" office:value-type="float" office:value="10" calcext:value-type="float">
            <text:p>10.0</text:p>
          </table:table-cell>
          <table:table-cell table:style-name="ce1024" office:value-type="float" office:value="9.5" calcext:value-type="float">
            <text:p>9.5</text:p>
          </table:table-cell>
          <table:table-cell table:style-name="ce1024" office:value-type="float" office:value="10" calcext:value-type="float">
            <text:p>10.0</text:p>
          </table:table-cell>
          <table:table-cell table:style-name="ce1024" office:value-type="float" office:value="9.5" calcext:value-type="float">
            <text:p>9.5</text:p>
          </table:table-cell>
          <table:table-cell table:style-name="ce1024" office:value-type="float" office:value="10" calcext:value-type="float">
            <text:p>10.0</text:p>
          </table:table-cell>
          <table:table-cell table:style-name="ce1024" office:value-type="float" office:value="9.5" calcext:value-type="float">
            <text:p>9.5</text:p>
          </table:table-cell>
          <table:table-cell table:style-name="ce1024" office:value-type="float" office:value="10" calcext:value-type="float">
            <text:p>10.0</text:p>
          </table:table-cell>
          <table:table-cell table:style-name="ce1024" office:value-type="float" office:value="9.5" calcext:value-type="float">
            <text:p>9.5</text:p>
          </table:table-cell>
          <table:table-cell table:style-name="ce1024" office:value-type="float" office:value="10" calcext:value-type="float">
            <text:p>10.0</text:p>
          </table:table-cell>
          <table:table-cell table:style-name="ce1024" office:value-type="float" office:value="9.5" calcext:value-type="float">
            <text:p>9.5</text:p>
          </table:table-cell>
          <table:table-cell table:style-name="ce1024" office:value-type="string" calcext:value-type="string">
            <text:p>late</text:p>
          </table:table-cell>
          <table:table-cell table:style-name="ce1024" office:value-type="float" office:value="9.5" calcext:value-type="float">
            <text:p>9.5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3-21" calcext:value-type="date">
            <text:p>3/21/2017</text:p>
          </table:table-cell>
          <table:table-cell table:style-name="ce1020" office:value-type="string" calcext:value-type="string">
            <text:p>Bellwork</text:p>
          </table:table-cell>
          <table:table-cell table:style-name="ce1022" office:value-type="float" office:value="2" calcext:value-type="float">
            <text:p>2</text:p>
          </table:table-cell>
          <table:table-cell table:style-name="ce1029" table:formula="of:=AVERAGEIF([.F7:.AMJ7];&quot;&lt;&gt;0&quot;)" office:value-type="float" office:value="1.5" calcext:value-type="float">
            <text:p>1.5</text:p>
          </table:table-cell>
          <table:table-cell table:style-name="ce1029" table:number-matrix-columns-spanned="1" table:number-matrix-rows-spanned="1" table:formula="of:=STDEV(IF([.F7:.AMJ7]&lt;&gt;0;[.F7:.AMJ7]))" office:value-type="float" office:value="0.52704627669473" calcext:value-type="float">
            <text:p>0.5</text:p>
          </table:table-cell>
          <table:table-cell table:style-name="ce1024" office:value-type="float" office:value="1" calcext:value-type="float">
            <text:p>1.0</text:p>
          </table:table-cell>
          <table:table-cell table:style-name="ce1024"/>
          <table:table-cell table:style-name="ce1024" office:value-type="float" office:value="1" calcext:value-type="float">
            <text:p>1.0</text:p>
          </table:table-cell>
          <table:table-cell table:number-columns-repeated="2" table:style-name="ce1024" office:value-type="float" office:value="2" calcext:value-type="float">
            <text:p>2.0</text:p>
          </table:table-cell>
          <table:table-cell table:style-name="ce1024"/>
          <table:table-cell table:number-columns-repeated="2" table:style-name="ce1024" office:value-type="float" office:value="2" calcext:value-type="float">
            <text:p>2.0</text:p>
          </table:table-cell>
          <table:table-cell table:number-columns-repeated="3" table:style-name="ce1024" office:value-type="float" office:value="1" calcext:value-type="float">
            <text:p>1.0</text:p>
          </table:table-cell>
          <table:table-cell table:style-name="ce1024" office:value-type="float" office:value="2" calcext:value-type="float">
            <text:p>2.0</text:p>
          </table:table-cell>
          <table:table-cell table:style-name="ce1024" table:number-columns-repeated="19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3-22" calcext:value-type="date">
            <text:p>3/22/2017</text:p>
          </table:table-cell>
          <table:table-cell table:style-name="ce1020" office:value-type="string" calcext:value-type="string">
            <text:p>Book Check</text:p>
          </table:table-cell>
          <table:table-cell table:style-name="ce1022" office:value-type="float" office:value="2" calcext:value-type="float">
            <text:p>2</text:p>
          </table:table-cell>
          <table:table-cell table:style-name="ce1030" table:formula="of:=AVERAGEIF([.F8:.AMJ8];&quot;&lt;&gt;0&quot;)" office:value-type="float" office:value="2" calcext:value-type="float">
            <text:p>2.0</text:p>
          </table:table-cell>
          <table:table-cell table:style-name="ce1030" table:number-matrix-columns-spanned="1" table:number-matrix-rows-spanned="1" table:formula="of:=STDEV(IF([.F8:.AMJ8]&lt;&gt;0;[.F8:.AMJ8]))" office:value-type="float" office:value="0" calcext:value-type="float">
            <text:p>0.0</text:p>
          </table:table-cell>
          <table:table-cell table:style-name="ce1024"/>
          <table:table-cell table:style-name="ce1024" office:value-type="float" office:value="2" calcext:value-type="float">
            <text:p>2.0</text:p>
          </table:table-cell>
          <table:table-cell table:style-name="ce1024" table:number-columns-repeated="2"/>
          <table:table-cell table:style-name="ce1024" office:value-type="float" office:value="2" calcext:value-type="float">
            <text:p>2.0</text:p>
          </table:table-cell>
          <table:table-cell table:style-name="ce1024" table:number-columns-repeated="4"/>
          <table:table-cell table:style-name="ce1024" office:value-type="float" office:value="2" calcext:value-type="float">
            <text:p>2.0</text:p>
          </table:table-cell>
          <table:table-cell table:style-name="ce1024"/>
          <table:table-cell table:number-columns-repeated="2" table:style-name="ce1024" office:value-type="float" office:value="2" calcext:value-type="float">
            <text:p>2.0</text:p>
          </table:table-cell>
          <table:table-cell table:style-name="ce1024" table:number-columns-repeated="18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3-23" calcext:value-type="date">
            <text:p>3/23/2017</text:p>
          </table:table-cell>
          <table:table-cell table:style-name="ce1020" office:value-type="string" calcext:value-type="string">
            <text:p>HW 6.4: 4-12 (even), 18-22 (even)</text:p>
          </table:table-cell>
          <table:table-cell table:style-name="ce1022" office:value-type="float" office:value="10" calcext:value-type="float">
            <text:p>10</text:p>
          </table:table-cell>
          <table:table-cell table:style-name="ce1031" table:formula="of:=AVERAGEIF([.F9:.AMJ9];&quot;&lt;&gt;0&quot;)" office:value-type="float" office:value="7.29166666666667" calcext:value-type="float">
            <text:p>7.3</text:p>
          </table:table-cell>
          <table:table-cell table:style-name="ce1031" table:number-matrix-columns-spanned="1" table:number-matrix-rows-spanned="1" table:formula="of:=STDEV(IF([.F9:.AMJ9]&lt;&gt;0;[.F9:.AMJ9]))" office:value-type="float" office:value="1.95934048891844" calcext:value-type="float">
            <text:p>2.0</text:p>
          </table:table-cell>
          <table:table-cell table:style-name="ce1024"/>
          <table:table-cell table:style-name="ce1024" office:value-type="float" office:value="10" calcext:value-type="float">
            <text:p>10.0</text:p>
          </table:table-cell>
          <table:table-cell table:style-name="ce1024" office:value-type="float" office:value="2.5" calcext:value-type="float">
            <text:p>2.5</text:p>
          </table:table-cell>
          <table:table-cell table:style-name="ce1024" office:value-type="float" office:value="8" calcext:value-type="float">
            <text:p>8.0</text:p>
          </table:table-cell>
          <table:table-cell table:style-name="ce1024" office:value-type="float" office:value="7" calcext:value-type="float">
            <text:p>7.0</text:p>
          </table:table-cell>
          <table:table-cell table:style-name="ce1024" office:value-type="float" office:value="7.5" calcext:value-type="float">
            <text:p>7.5</text:p>
          </table:table-cell>
          <table:table-cell table:style-name="ce1024" office:value-type="float" office:value="7" calcext:value-type="float">
            <text:p>7.0</text:p>
          </table:table-cell>
          <table:table-cell table:style-name="ce1024" office:value-type="float" office:value="9.5" calcext:value-type="float">
            <text:p>9.5</text:p>
          </table:table-cell>
          <table:table-cell table:style-name="ce1024" office:value-type="float" office:value="7.5" calcext:value-type="float">
            <text:p>7.5</text:p>
          </table:table-cell>
          <table:table-cell table:style-name="ce1024" office:value-type="float" office:value="8" calcext:value-type="float">
            <text:p>8.0</text:p>
          </table:table-cell>
          <table:table-cell table:style-name="ce1024"/>
          <table:table-cell table:style-name="ce1024" office:value-type="float" office:value="8" calcext:value-type="float">
            <text:p>8.0</text:p>
          </table:table-cell>
          <table:table-cell table:style-name="ce1024" office:value-type="float" office:value="5" calcext:value-type="float">
            <text:p>5.0</text:p>
          </table:table-cell>
          <table:table-cell table:style-name="ce1024" office:value-type="float" office:value="7.5" calcext:value-type="float">
            <text:p>7.5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4-04" calcext:value-type="date">
            <text:p>4/4/2017</text:p>
          </table:table-cell>
          <table:table-cell table:style-name="ce1020" office:value-type="string" calcext:value-type="string">
            <text:p>Bellwork</text:p>
          </table:table-cell>
          <table:table-cell table:style-name="ce1022" office:value-type="float" office:value="2" calcext:value-type="float">
            <text:p>2</text:p>
          </table:table-cell>
          <table:table-cell table:style-name="ce1032" table:formula="of:=AVERAGEIF([.F10:.AMJ10];&quot;&lt;&gt;0&quot;)" office:value-type="float" office:value="1.81818181818182" calcext:value-type="float">
            <text:p>1.8</text:p>
          </table:table-cell>
          <table:table-cell table:style-name="ce1032" table:number-matrix-columns-spanned="1" table:number-matrix-rows-spanned="1" table:formula="of:=STDEV(IF([.F10:.AMJ10]&lt;&gt;0;[.F10:.AMJ10]))" office:value-type="float" office:value="0.404519917477945" calcext:value-type="float">
            <text:p>0.4</text:p>
          </table:table-cell>
          <table:table-cell table:style-name="ce1024" office:value-type="float" office:value="1" calcext:value-type="float">
            <text:p>1.0</text:p>
          </table:table-cell>
          <table:table-cell table:style-name="ce1024" table:number-columns-repeated="2"/>
          <table:table-cell table:style-name="ce1024" office:value-type="float" office:value="1" calcext:value-type="float">
            <text:p>1.0</text:p>
          </table:table-cell>
          <table:table-cell table:style-name="ce1024" office:value-type="float" office:value="2" calcext:value-type="float">
            <text:p>2.0</text:p>
          </table:table-cell>
          <table:table-cell table:style-name="ce1024"/>
          <table:table-cell table:number-columns-repeated="8" table:style-name="ce1024" office:value-type="float" office:value="2" calcext:value-type="float">
            <text:p>2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4-06" calcext:value-type="date">
            <text:p>4/6/2017</text:p>
          </table:table-cell>
          <table:table-cell table:style-name="ce1020" office:value-type="string" calcext:value-type="string">
            <text:p>HW 6.5: 3-7, 9-11, 14-17</text:p>
          </table:table-cell>
          <table:table-cell table:style-name="ce1022" office:value-type="float" office:value="10" calcext:value-type="float">
            <text:p>10</text:p>
          </table:table-cell>
          <table:table-cell table:style-name="ce1033" table:formula="of:=AVERAGEIF([.F11:.AMJ11];&quot;&lt;&gt;0&quot;)" office:value-type="float" office:value="8.2" calcext:value-type="float">
            <text:p>8.2</text:p>
          </table:table-cell>
          <table:table-cell table:style-name="ce1033" table:number-matrix-columns-spanned="1" table:number-matrix-rows-spanned="1" table:formula="of:=STDEV(IF([.F11:.AMJ11]&lt;&gt;0;[.F11:.AMJ11]))" office:value-type="float" office:value="0.674948557710553" calcext:value-type="float">
            <text:p>0.7</text:p>
          </table:table-cell>
          <table:table-cell table:style-name="ce1024" office:value-type="float" office:value="7.5" calcext:value-type="float">
            <text:p>7.5</text:p>
          </table:table-cell>
          <table:table-cell table:style-name="ce1024" office:value-type="string" calcext:value-type="string">
            <text:p>late</text:p>
          </table:table-cell>
          <table:table-cell table:style-name="ce1024"/>
          <table:table-cell table:style-name="ce1024" office:value-type="float" office:value="9.5" calcext:value-type="float">
            <text:p>9.5</text:p>
          </table:table-cell>
          <table:table-cell table:style-name="ce1024" office:value-type="string" calcext:value-type="string">
            <text:p>late</text:p>
          </table:table-cell>
          <table:table-cell table:style-name="ce1024"/>
          <table:table-cell table:style-name="ce1024" office:value-type="float" office:value="8.5" calcext:value-type="float">
            <text:p>8.5</text:p>
          </table:table-cell>
          <table:table-cell table:style-name="ce1024" office:value-type="float" office:value="7.5" calcext:value-type="float">
            <text:p>7.5</text:p>
          </table:table-cell>
          <table:table-cell table:number-columns-repeated="3" table:style-name="ce1024" office:value-type="float" office:value="8.5" calcext:value-type="float">
            <text:p>8.5</text:p>
          </table:table-cell>
          <table:table-cell table:style-name="ce1024" office:value-type="float" office:value="7.5" calcext:value-type="float">
            <text:p>7.5</text:p>
          </table:table-cell>
          <table:table-cell table:style-name="ce1024" office:value-type="float" office:value="8.5" calcext:value-type="float">
            <text:p>8.5</text:p>
          </table:table-cell>
          <table:table-cell table:style-name="ce1024" office:value-type="float" office:value="7.5" calcext:value-type="float">
            <text:p>7.5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4-10" calcext:value-type="date">
            <text:p>4/10/2017</text:p>
          </table:table-cell>
          <table:table-cell table:style-name="ce1020" office:value-type="string" calcext:value-type="string">
            <text:p>Bellwork</text:p>
          </table:table-cell>
          <table:table-cell table:style-name="ce1022" office:value-type="float" office:value="2" calcext:value-type="float">
            <text:p>2</text:p>
          </table:table-cell>
          <table:table-cell table:style-name="ce1034" table:formula="of:=AVERAGEIF([.F12:.AMJ12];&quot;&lt;&gt;0&quot;)" office:value-type="float" office:value="1.83333333333333" calcext:value-type="float">
            <text:p>1.8</text:p>
          </table:table-cell>
          <table:table-cell table:style-name="ce1034" table:number-matrix-columns-spanned="1" table:number-matrix-rows-spanned="1" table:formula="of:=STDEV(IF([.F12:.AMJ12]&lt;&gt;0;[.F12:.AMJ12]))" office:value-type="float" office:value="0.389249472080761" calcext:value-type="float">
            <text:p>0.4</text:p>
          </table:table-cell>
          <table:table-cell table:style-name="ce1024" office:value-type="float" office:value="2" calcext:value-type="float">
            <text:p>2.0</text:p>
          </table:table-cell>
          <table:table-cell table:style-name="ce1024"/>
          <table:table-cell table:number-columns-repeated="3" table:style-name="ce1024" office:value-type="float" office:value="2" calcext:value-type="float">
            <text:p>2.0</text:p>
          </table:table-cell>
          <table:table-cell table:style-name="ce1024"/>
          <table:table-cell table:number-columns-repeated="5" table:style-name="ce1024" office:value-type="float" office:value="2" calcext:value-type="float">
            <text:p>2.0</text:p>
          </table:table-cell>
          <table:table-cell table:style-name="ce1024" office:value-type="float" office:value="1" calcext:value-type="float">
            <text:p>1.0</text:p>
          </table:table-cell>
          <table:table-cell table:style-name="ce1024" office:value-type="float" office:value="2" calcext:value-type="float">
            <text:p>2.0</text:p>
          </table:table-cell>
          <table:table-cell table:style-name="ce1024" office:value-type="float" office:value="1" calcext:value-type="float">
            <text:p>1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4-11" calcext:value-type="date">
            <text:p>4/11/2017</text:p>
          </table:table-cell>
          <table:table-cell table:style-name="ce1020" office:value-type="string" calcext:value-type="string">
            <text:p>HW 6.6: 4, 6, 9-12, 16-20, 26</text:p>
          </table:table-cell>
          <table:table-cell table:style-name="ce1022" office:value-type="float" office:value="10" calcext:value-type="float">
            <text:p>10</text:p>
          </table:table-cell>
          <table:table-cell table:style-name="ce1035" table:formula="of:=AVERAGEIF([.F13:.AMJ13];&quot;&lt;&gt;0&quot;)" office:value-type="float" office:value="8.53846153846154" calcext:value-type="float">
            <text:p>8.5</text:p>
          </table:table-cell>
          <table:table-cell table:style-name="ce1035" table:number-matrix-columns-spanned="1" table:number-matrix-rows-spanned="1" table:formula="of:=STDEV(IF([.F13:.AMJ13]&lt;&gt;0;[.F13:.AMJ13]))" office:value-type="float" office:value="0.967417922046845" calcext:value-type="float">
            <text:p>1.0</text:p>
          </table:table-cell>
          <table:table-cell table:style-name="ce1024" office:value-type="float" office:value="7" calcext:value-type="float">
            <text:p>7.0</text:p>
          </table:table-cell>
          <table:table-cell table:style-name="ce1024"/>
          <table:table-cell table:style-name="ce1024" office:value-type="float" office:value="8.5" calcext:value-type="float">
            <text:p>8.5</text:p>
          </table:table-cell>
          <table:table-cell table:number-columns-repeated="2" table:style-name="ce1024" office:value-type="float" office:value="9" calcext:value-type="float">
            <text:p>9.0</text:p>
          </table:table-cell>
          <table:table-cell table:style-name="ce1024" office:value-type="float" office:value="6.5" calcext:value-type="float">
            <text:p>6.5</text:p>
          </table:table-cell>
          <table:table-cell table:style-name="ce1024" office:value-type="float" office:value="10" calcext:value-type="float">
            <text:p>10.0</text:p>
          </table:table-cell>
          <table:table-cell table:style-name="ce1024" office:value-type="float" office:value="8.5" calcext:value-type="float">
            <text:p>8.5</text:p>
          </table:table-cell>
          <table:table-cell table:number-columns-repeated="5" table:style-name="ce1024" office:value-type="float" office:value="9" calcext:value-type="float">
            <text:p>9.0</text:p>
          </table:table-cell>
          <table:table-cell table:style-name="ce1024" office:value-type="float" office:value="7.5" calcext:value-type="float">
            <text:p>7.5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4-13" calcext:value-type="date">
            <text:p>4/13/2017</text:p>
          </table:table-cell>
          <table:table-cell table:style-name="ce1020" office:value-type="string" calcext:value-type="string">
            <text:p>Test 6.2-6.6</text:p>
          </table:table-cell>
          <table:table-cell table:style-name="ce1022" office:value-type="float" office:value="60" calcext:value-type="float">
            <text:p>60</text:p>
          </table:table-cell>
          <table:table-cell table:style-name="ce1036" table:formula="of:=AVERAGEIF([.F14:.AMJ14];&quot;&lt;&gt;0&quot;)" office:value-type="float" office:value="35.8928571428571" calcext:value-type="float">
            <text:p>35.9</text:p>
          </table:table-cell>
          <table:table-cell table:style-name="ce1036" table:number-matrix-columns-spanned="1" table:number-matrix-rows-spanned="1" table:formula="of:=STDEV(IF([.F14:.AMJ14]&lt;&gt;0;[.F14:.AMJ14]))" office:value-type="float" office:value="2.87682097133258" calcext:value-type="float">
            <text:p>2.9</text:p>
          </table:table-cell>
          <table:table-cell table:style-name="ce1053" table:formula="of:=13/24*[.$C$14]" office:value-type="float" office:value="32.5" calcext:value-type="float">
            <text:p>32.5</text:p>
          </table:table-cell>
          <table:table-cell table:style-name="ce1055" table:formula="of:=14/24*[.$C$14]" office:value-type="float" office:value="35" calcext:value-type="float">
            <text:p>35.0</text:p>
          </table:table-cell>
          <table:table-cell table:style-name="ce1060" table:formula="of:=15/24*[.$C$14]" office:value-type="float" office:value="37.5" calcext:value-type="float">
            <text:p>37.5</text:p>
          </table:table-cell>
          <table:table-cell table:style-name="ce1064" table:formula="of:=16/24*[.$C$14]" office:value-type="float" office:value="40" calcext:value-type="float">
            <text:p>40.0</text:p>
          </table:table-cell>
          <table:table-cell table:style-name="ce1068" table:formula="of:=13/24*[.$C$14]" office:value-type="float" office:value="32.5" calcext:value-type="float">
            <text:p>32.5</text:p>
          </table:table-cell>
          <table:table-cell table:style-name="ce1072" table:formula="of:=14/24*[.$C$14]" office:value-type="float" office:value="35" calcext:value-type="float">
            <text:p>35.0</text:p>
          </table:table-cell>
          <table:table-cell table:style-name="ce1076" table:formula="of:=15/24*[.$C$14]" office:value-type="float" office:value="37.5" calcext:value-type="float">
            <text:p>37.5</text:p>
          </table:table-cell>
          <table:table-cell table:style-name="ce1080" table:formula="of:=16/24*[.$C$14]" office:value-type="float" office:value="40" calcext:value-type="float">
            <text:p>40.0</text:p>
          </table:table-cell>
          <table:table-cell table:style-name="ce1084" table:formula="of:=13/24*[.$C$14]" office:value-type="float" office:value="32.5" calcext:value-type="float">
            <text:p>32.5</text:p>
          </table:table-cell>
          <table:table-cell table:style-name="ce1088" table:formula="of:=14/24*[.$C$14]" office:value-type="float" office:value="35" calcext:value-type="float">
            <text:p>35.0</text:p>
          </table:table-cell>
          <table:table-cell table:style-name="ce1092" table:formula="of:=15/24*[.$C$14]" office:value-type="float" office:value="37.5" calcext:value-type="float">
            <text:p>37.5</text:p>
          </table:table-cell>
          <table:table-cell table:style-name="ce1096" table:formula="of:=16/24*[.$C$14]" office:value-type="float" office:value="40" calcext:value-type="float">
            <text:p>40.0</text:p>
          </table:table-cell>
          <table:table-cell table:style-name="ce1100" table:formula="of:=13/24*[.$C$14]" office:value-type="float" office:value="32.5" calcext:value-type="float">
            <text:p>32.5</text:p>
          </table:table-cell>
          <table:table-cell table:style-name="ce1104" table:formula="of:=14/24*[.$C$14]" office:value-type="float" office:value="35" calcext:value-type="float">
            <text:p>35.0</text:p>
          </table:table-cell>
          <table:table-cell table:style-name="ce1108"/>
          <table:table-cell table:style-name="ce1110"/>
          <table:table-cell table:style-name="ce1024" table:number-columns-repeated="15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4-13" calcext:value-type="date">
            <text:p>4/13/2017</text:p>
          </table:table-cell>
          <table:table-cell table:style-name="ce1020" office:value-type="string" calcext:value-type="string">
            <text:p>Curve: Test 6.2-6.6</text:p>
          </table:table-cell>
          <table:table-cell table:style-name="ce1022" office:value-type="float" office:value="0" calcext:value-type="float">
            <text:p>0</text:p>
          </table:table-cell>
          <table:table-cell table:style-name="ce1036" table:number-columns-repeated="2"/>
          <table:table-cell table:style-name="ce1053" office:value-type="float" office:value="7.5" calcext:value-type="float">
            <text:p>7.5</text:p>
          </table:table-cell>
          <table:table-cell table:style-name="ce1056" table:formula="of:=[.$F$15]" office:value-type="float" office:value="7.5" calcext:value-type="float">
            <text:p>7.5</text:p>
          </table:table-cell>
          <table:table-cell table:style-name="ce1061" table:formula="of:=[.$F$15]" office:value-type="float" office:value="7.5" calcext:value-type="float">
            <text:p>7.5</text:p>
          </table:table-cell>
          <table:table-cell table:style-name="ce1065" table:formula="of:=[.$F$15]" office:value-type="float" office:value="7.5" calcext:value-type="float">
            <text:p>7.5</text:p>
          </table:table-cell>
          <table:table-cell table:style-name="ce1069" table:formula="of:=[.$F$15]" office:value-type="float" office:value="7.5" calcext:value-type="float">
            <text:p>7.5</text:p>
          </table:table-cell>
          <table:table-cell table:style-name="ce1073" table:formula="of:=[.$F$15]" office:value-type="float" office:value="7.5" calcext:value-type="float">
            <text:p>7.5</text:p>
          </table:table-cell>
          <table:table-cell table:style-name="ce1077" table:formula="of:=[.$F$15]" office:value-type="float" office:value="7.5" calcext:value-type="float">
            <text:p>7.5</text:p>
          </table:table-cell>
          <table:table-cell table:style-name="ce1081" table:formula="of:=[.$F$15]" office:value-type="float" office:value="7.5" calcext:value-type="float">
            <text:p>7.5</text:p>
          </table:table-cell>
          <table:table-cell table:style-name="ce1085" table:formula="of:=[.$F$15]" office:value-type="float" office:value="7.5" calcext:value-type="float">
            <text:p>7.5</text:p>
          </table:table-cell>
          <table:table-cell table:style-name="ce1089" table:formula="of:=[.$F$15]" office:value-type="float" office:value="7.5" calcext:value-type="float">
            <text:p>7.5</text:p>
          </table:table-cell>
          <table:table-cell table:style-name="ce1093" table:formula="of:=[.$F$15]" office:value-type="float" office:value="7.5" calcext:value-type="float">
            <text:p>7.5</text:p>
          </table:table-cell>
          <table:table-cell table:style-name="ce1097" table:formula="of:=[.$F$15]" office:value-type="float" office:value="7.5" calcext:value-type="float">
            <text:p>7.5</text:p>
          </table:table-cell>
          <table:table-cell table:style-name="ce1101" table:formula="of:=[.$F$15]" office:value-type="float" office:value="7.5" calcext:value-type="float">
            <text:p>7.5</text:p>
          </table:table-cell>
          <table:table-cell table:style-name="ce1105" table:formula="of:=[.$F$15]" office:value-type="float" office:value="7.5" calcext:value-type="float">
            <text:p>7.5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4-14" calcext:value-type="date">
            <text:p>4/14/2017</text:p>
          </table:table-cell>
          <table:table-cell table:style-name="ce1020" office:value-type="string" calcext:value-type="string">
            <text:p>Notes Test CH 6 [6.2-6.6]</text:p>
          </table:table-cell>
          <table:table-cell table:style-name="ce1022" office:value-type="float" office:value="10" calcext:value-type="float">
            <text:p>10</text:p>
          </table:table-cell>
          <table:table-cell table:style-name="ce1037" table:formula="of:=AVERAGEIF([.F16:.AMJ16];&quot;&lt;&gt;0&quot;)" office:value-type="float" office:value="6.78571428571429" calcext:value-type="float">
            <text:p>6.8</text:p>
          </table:table-cell>
          <table:table-cell table:style-name="ce1037" table:number-matrix-columns-spanned="1" table:number-matrix-rows-spanned="1" table:formula="of:=STDEV(IF([.F16:.AMJ16]&lt;&gt;0;[.F16:.AMJ16]))" office:value-type="float" office:value="1.88836809598501" calcext:value-type="float">
            <text:p>1.9</text:p>
          </table:table-cell>
          <table:table-cell table:style-name="ce1053" office:value-type="float" office:value="4" calcext:value-type="float">
            <text:p>4.0</text:p>
          </table:table-cell>
          <table:table-cell table:style-name="ce1056" office:value-type="float" office:value="5" calcext:value-type="float">
            <text:p>5.0</text:p>
          </table:table-cell>
          <table:table-cell table:style-name="ce1061" office:value-type="float" office:value="6" calcext:value-type="float">
            <text:p>6.0</text:p>
          </table:table-cell>
          <table:table-cell table:style-name="ce1065" office:value-type="float" office:value="7" calcext:value-type="float">
            <text:p>7.0</text:p>
          </table:table-cell>
          <table:table-cell table:style-name="ce1069" office:value-type="float" office:value="4" calcext:value-type="float">
            <text:p>4.0</text:p>
          </table:table-cell>
          <table:table-cell table:style-name="ce1073" office:value-type="float" office:value="5" calcext:value-type="float">
            <text:p>5.0</text:p>
          </table:table-cell>
          <table:table-cell table:style-name="ce1077" office:value-type="float" office:value="6" calcext:value-type="float">
            <text:p>6.0</text:p>
          </table:table-cell>
          <table:table-cell table:style-name="ce1081" office:value-type="float" office:value="7" calcext:value-type="float">
            <text:p>7.0</text:p>
          </table:table-cell>
          <table:table-cell table:style-name="ce1085" office:value-type="float" office:value="8" calcext:value-type="float">
            <text:p>8.0</text:p>
          </table:table-cell>
          <table:table-cell table:style-name="ce1089" office:value-type="float" office:value="9" calcext:value-type="float">
            <text:p>9.0</text:p>
          </table:table-cell>
          <table:table-cell table:style-name="ce1093" office:value-type="float" office:value="10" calcext:value-type="float">
            <text:p>10.0</text:p>
          </table:table-cell>
          <table:table-cell table:style-name="ce1097" office:value-type="float" office:value="9" calcext:value-type="float">
            <text:p>9.0</text:p>
          </table:table-cell>
          <table:table-cell table:style-name="ce1101" office:value-type="float" office:value="8" calcext:value-type="float">
            <text:p>8.0</text:p>
          </table:table-cell>
          <table:table-cell table:style-name="ce1105" office:value-type="float" office:value="7" calcext:value-type="float">
            <text:p>7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4-17" calcext:value-type="date">
            <text:p>4/17/2017</text:p>
          </table:table-cell>
          <table:table-cell table:style-name="ce1020" office:value-type="string" calcext:value-type="string">
            <text:p>Classwork: p. 427 GP #1-2</text:p>
          </table:table-cell>
          <table:table-cell table:style-name="ce1022" office:value-type="float" office:value="2" calcext:value-type="float">
            <text:p>2</text:p>
          </table:table-cell>
          <table:table-cell table:style-name="ce1038" table:formula="of:=AVERAGEIF([.F17:.AMJ17];&quot;&lt;&gt;0&quot;)" office:value-type="float" office:value="1.45454545454545" calcext:value-type="float">
            <text:p>1.5</text:p>
          </table:table-cell>
          <table:table-cell table:style-name="ce1038" table:number-matrix-columns-spanned="1" table:number-matrix-rows-spanned="1" table:formula="of:=STDEV(IF([.F17:.AMJ17]&lt;&gt;0;[.F17:.AMJ17]))" office:value-type="float" office:value="0.522232967867094" calcext:value-type="float">
            <text:p>0.5</text:p>
          </table:table-cell>
          <table:table-cell table:style-name="ce1053" office:value-type="float" office:value="2" calcext:value-type="float">
            <text:p>2.0</text:p>
          </table:table-cell>
          <table:table-cell table:style-name="ce1056" office:value-type="float" office:value="1" calcext:value-type="float">
            <text:p>1.0</text:p>
          </table:table-cell>
          <table:table-cell table:style-name="ce1061" office:value-type="float" office:value="2" calcext:value-type="float">
            <text:p>2.0</text:p>
          </table:table-cell>
          <table:table-cell table:style-name="ce1065" office:value-type="float" office:value="1" calcext:value-type="float">
            <text:p>1.0</text:p>
          </table:table-cell>
          <table:table-cell table:style-name="ce1069" office:value-type="float" office:value="2" calcext:value-type="float">
            <text:p>2.0</text:p>
          </table:table-cell>
          <table:table-cell table:style-name="ce1073" office:value-type="float" office:value="1" calcext:value-type="float">
            <text:p>1.0</text:p>
          </table:table-cell>
          <table:table-cell table:style-name="ce1077" office:value-type="float" office:value="2" calcext:value-type="float">
            <text:p>2.0</text:p>
          </table:table-cell>
          <table:table-cell table:style-name="ce1081" office:value-type="float" office:value="1" calcext:value-type="float">
            <text:p>1.0</text:p>
          </table:table-cell>
          <table:table-cell table:style-name="ce1085"/>
          <table:table-cell table:style-name="ce1089"/>
          <table:table-cell table:style-name="ce1093" office:value-type="float" office:value="2" calcext:value-type="float">
            <text:p>2.0</text:p>
          </table:table-cell>
          <table:table-cell table:style-name="ce1097"/>
          <table:table-cell table:style-name="ce1101" office:value-type="float" office:value="1" calcext:value-type="float">
            <text:p>1.0</text:p>
          </table:table-cell>
          <table:table-cell table:style-name="ce1105" office:value-type="float" office:value="1" calcext:value-type="float">
            <text:p>1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4-17" calcext:value-type="date">
            <text:p>4/17/2017</text:p>
          </table:table-cell>
          <table:table-cell table:style-name="ce1020" office:value-type="string" calcext:value-type="string">
            <text:p>CH 6 EC: p. 418 #1-11</text:p>
          </table:table-cell>
          <table:table-cell table:style-name="ce1022" office:value-type="float" office:value="0" calcext:value-type="float">
            <text:p>0</text:p>
          </table:table-cell>
          <table:table-cell table:style-name="ce1037" table:number-columns-repeated="2"/>
          <table:table-cell table:style-name="ce1053" office:value-type="float" office:value="7.5" calcext:value-type="float">
            <text:p>7.5</text:p>
          </table:table-cell>
          <table:table-cell table:style-name="ce1056" office:value-type="float" office:value="8.5" calcext:value-type="float">
            <text:p>8.5</text:p>
          </table:table-cell>
          <table:table-cell table:style-name="ce1061" office:value-type="float" office:value="7.5" calcext:value-type="float">
            <text:p>7.5</text:p>
          </table:table-cell>
          <table:table-cell table:style-name="ce1065" office:value-type="float" office:value="7" calcext:value-type="float">
            <text:p>7.0</text:p>
          </table:table-cell>
          <table:table-cell table:style-name="ce1069" office:value-type="float" office:value="7" calcext:value-type="float">
            <text:p>7.0</text:p>
          </table:table-cell>
          <table:table-cell table:style-name="ce1073" office:value-type="float" office:value="7" calcext:value-type="float">
            <text:p>7.0</text:p>
          </table:table-cell>
          <table:table-cell table:style-name="ce1077" office:value-type="float" office:value="3" calcext:value-type="float">
            <text:p>3.0</text:p>
          </table:table-cell>
          <table:table-cell table:style-name="ce1081"/>
          <table:table-cell table:style-name="ce1085" office:value-type="float" office:value="4" calcext:value-type="float">
            <text:p>4.0</text:p>
          </table:table-cell>
          <table:table-cell table:style-name="ce1089" office:value-type="float" office:value="5" calcext:value-type="float">
            <text:p>5.0</text:p>
          </table:table-cell>
          <table:table-cell table:style-name="ce1093" office:value-type="float" office:value="6" calcext:value-type="float">
            <text:p>6.0</text:p>
          </table:table-cell>
          <table:table-cell table:style-name="ce1097"/>
          <table:table-cell table:style-name="ce1101" office:value-type="float" office:value="2" calcext:value-type="float">
            <text:p>2.0</text:p>
          </table:table-cell>
          <table:table-cell table:style-name="ce1105" office:value-type="float" office:value="3" calcext:value-type="float">
            <text:p>3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4-18" calcext:value-type="date">
            <text:p>4/18/2017</text:p>
          </table:table-cell>
          <table:table-cell table:style-name="ce1020" office:value-type="string" calcext:value-type="string">
            <text:p>Bellwork</text:p>
          </table:table-cell>
          <table:table-cell table:style-name="ce1022" office:value-type="float" office:value="2" calcext:value-type="float">
            <text:p>2</text:p>
          </table:table-cell>
          <table:table-cell table:style-name="ce1039" table:formula="of:=AVERAGEIF([.F19:.AMJ19];&quot;&lt;&gt;0&quot;)" office:value-type="float" office:value="2" calcext:value-type="float">
            <text:p>2.0</text:p>
          </table:table-cell>
          <table:table-cell table:style-name="ce1039" table:number-matrix-columns-spanned="1" table:number-matrix-rows-spanned="1" table:formula="of:=STDEV(IF([.F19:.AMJ19]&lt;&gt;0;[.F19:.AMJ19]))" office:value-type="float" office:value="0" calcext:value-type="float">
            <text:p>0.0</text:p>
          </table:table-cell>
          <table:table-cell table:style-name="ce1053" office:value-type="float" office:value="2" calcext:value-type="float">
            <text:p>2.0</text:p>
          </table:table-cell>
          <table:table-cell table:style-name="ce1056" office:value-type="float" office:value="2" calcext:value-type="float">
            <text:p>2.0</text:p>
          </table:table-cell>
          <table:table-cell table:style-name="ce1061" office:value-type="float" office:value="2" calcext:value-type="float">
            <text:p>2.0</text:p>
          </table:table-cell>
          <table:table-cell table:style-name="ce1065" office:value-type="float" office:value="2" calcext:value-type="float">
            <text:p>2.0</text:p>
          </table:table-cell>
          <table:table-cell table:style-name="ce1069" office:value-type="float" office:value="2" calcext:value-type="float">
            <text:p>2.0</text:p>
          </table:table-cell>
          <table:table-cell table:style-name="ce1073" office:value-type="float" office:value="2" calcext:value-type="float">
            <text:p>2.0</text:p>
          </table:table-cell>
          <table:table-cell table:style-name="ce1077"/>
          <table:table-cell table:style-name="ce1081" office:value-type="float" office:value="2" calcext:value-type="float">
            <text:p>2.0</text:p>
          </table:table-cell>
          <table:table-cell table:style-name="ce1085" office:value-type="float" office:value="2" calcext:value-type="float">
            <text:p>2.0</text:p>
          </table:table-cell>
          <table:table-cell table:style-name="ce1089" office:value-type="float" office:value="2" calcext:value-type="float">
            <text:p>2.0</text:p>
          </table:table-cell>
          <table:table-cell table:style-name="ce1093" office:value-type="float" office:value="2" calcext:value-type="float">
            <text:p>2.0</text:p>
          </table:table-cell>
          <table:table-cell table:style-name="ce1097" office:value-type="float" office:value="2" calcext:value-type="float">
            <text:p>2.0</text:p>
          </table:table-cell>
          <table:table-cell table:style-name="ce1101" office:value-type="float" office:value="2" calcext:value-type="float">
            <text:p>2.0</text:p>
          </table:table-cell>
          <table:table-cell table:style-name="ce1105" office:value-type="float" office:value="2" calcext:value-type="float">
            <text:p>2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4-19" calcext:value-type="date">
            <text:p>4/19/2017</text:p>
          </table:table-cell>
          <table:table-cell table:style-name="ce1020" office:value-type="string" calcext:value-type="string">
            <text:p>HW 7.1: 3-9, 12, 13, 15-17, 24-26, 32</text:p>
          </table:table-cell>
          <table:table-cell table:style-name="ce1022" office:value-type="float" office:value="10" calcext:value-type="float">
            <text:p>10</text:p>
          </table:table-cell>
          <table:table-cell table:style-name="ce1040" table:formula="of:=AVERAGEIF([.F20:.AMJ20];&quot;&lt;&gt;0&quot;)" office:value-type="float" office:value="7.38461538461539" calcext:value-type="float">
            <text:p>7.4</text:p>
          </table:table-cell>
          <table:table-cell table:style-name="ce1040" table:number-matrix-columns-spanned="1" table:number-matrix-rows-spanned="1" table:formula="of:=STDEV(IF([.F20:.AMJ20]&lt;&gt;0;[.F20:.AMJ20]))" office:value-type="float" office:value="2.01198333071547" calcext:value-type="float">
            <text:p>2.0</text:p>
          </table:table-cell>
          <table:table-cell table:style-name="ce1053" office:value-type="float" office:value="9.5" calcext:value-type="float">
            <text:p>9.5</text:p>
          </table:table-cell>
          <table:table-cell table:style-name="ce1056" office:value-type="float" office:value="9.5" calcext:value-type="float">
            <text:p>9.5</text:p>
          </table:table-cell>
          <table:table-cell table:style-name="ce1061" office:value-type="float" office:value="5" calcext:value-type="float">
            <text:p>5.0</text:p>
          </table:table-cell>
          <table:table-cell table:style-name="ce1065" office:value-type="float" office:value="6" calcext:value-type="float">
            <text:p>6.0</text:p>
          </table:table-cell>
          <table:table-cell table:style-name="ce1069" office:value-type="string" calcext:value-type="string">
            <text:p>late</text:p>
          </table:table-cell>
          <table:table-cell table:style-name="ce1073" office:value-type="float" office:value="8" calcext:value-type="float">
            <text:p>8.0</text:p>
          </table:table-cell>
          <table:table-cell table:style-name="ce1077" office:value-type="float" office:value="9" calcext:value-type="float">
            <text:p>9.0</text:p>
          </table:table-cell>
          <table:table-cell table:style-name="ce1081" office:value-type="float" office:value="10" calcext:value-type="float">
            <text:p>10.0</text:p>
          </table:table-cell>
          <table:table-cell table:style-name="ce1085" office:value-type="float" office:value="9" calcext:value-type="float">
            <text:p>9.0</text:p>
          </table:table-cell>
          <table:table-cell table:style-name="ce1089" office:value-type="float" office:value="8" calcext:value-type="float">
            <text:p>8.0</text:p>
          </table:table-cell>
          <table:table-cell table:style-name="ce1093" office:value-type="float" office:value="7" calcext:value-type="float">
            <text:p>7.0</text:p>
          </table:table-cell>
          <table:table-cell table:style-name="ce1097" office:value-type="float" office:value="6" calcext:value-type="float">
            <text:p>6.0</text:p>
          </table:table-cell>
          <table:table-cell table:style-name="ce1101" office:value-type="float" office:value="5" calcext:value-type="float">
            <text:p>5.0</text:p>
          </table:table-cell>
          <table:table-cell table:style-name="ce1105" office:value-type="float" office:value="4" calcext:value-type="float">
            <text:p>4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4-20" calcext:value-type="date">
            <text:p>4/20/2017</text:p>
          </table:table-cell>
          <table:table-cell table:style-name="ce1020" office:value-type="string" calcext:value-type="string">
            <text:p>Notes 7.2 [Ex 1 - 2 THMs]</text:p>
          </table:table-cell>
          <table:table-cell table:style-name="ce1022" office:value-type="float" office:value="2" calcext:value-type="float">
            <text:p>2</text:p>
          </table:table-cell>
          <table:table-cell table:style-name="ce1041" table:formula="of:=AVERAGEIF([.F21:.AMJ21];&quot;&lt;&gt;0&quot;)" office:value-type="float" office:value="2" calcext:value-type="float">
            <text:p>2.0</text:p>
          </table:table-cell>
          <table:table-cell table:style-name="ce1041" table:number-matrix-columns-spanned="1" table:number-matrix-rows-spanned="1" table:formula="of:=STDEV(IF([.F21:.AMJ21]&lt;&gt;0;[.F21:.AMJ21]))" office:value-type="float" office:value="0" calcext:value-type="float">
            <text:p>0.0</text:p>
          </table:table-cell>
          <table:table-cell table:style-name="ce1053"/>
          <table:table-cell table:style-name="ce1056"/>
          <table:table-cell table:style-name="ce1061" office:value-type="float" office:value="2" calcext:value-type="float">
            <text:p>2.0</text:p>
          </table:table-cell>
          <table:table-cell table:style-name="ce1065" office:value-type="float" office:value="2" calcext:value-type="float">
            <text:p>2.0</text:p>
          </table:table-cell>
          <table:table-cell table:style-name="ce1069" office:value-type="float" office:value="2" calcext:value-type="float">
            <text:p>2.0</text:p>
          </table:table-cell>
          <table:table-cell table:style-name="ce1073"/>
          <table:table-cell table:style-name="ce1077" office:value-type="float" office:value="2" calcext:value-type="float">
            <text:p>2.0</text:p>
          </table:table-cell>
          <table:table-cell table:style-name="ce1081" office:value-type="float" office:value="2" calcext:value-type="float">
            <text:p>2.0</text:p>
          </table:table-cell>
          <table:table-cell table:style-name="ce1085" office:value-type="float" office:value="2" calcext:value-type="float">
            <text:p>2.0</text:p>
          </table:table-cell>
          <table:table-cell table:style-name="ce1089"/>
          <table:table-cell table:style-name="ce1093"/>
          <table:table-cell table:style-name="ce1097"/>
          <table:table-cell table:style-name="ce1101" office:value-type="float" office:value="2" calcext:value-type="float">
            <text:p>2.0</text:p>
          </table:table-cell>
          <table:table-cell table:style-name="ce1105" office:value-type="float" office:value="2" calcext:value-type="float">
            <text:p>2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4-20" calcext:value-type="date">
            <text:p>4/20/2017</text:p>
          </table:table-cell>
          <table:table-cell table:style-name="ce1020" office:value-type="string" calcext:value-type="string">
            <text:p>Corrections: Test CH 6</text:p>
          </table:table-cell>
          <table:table-cell table:style-name="ce1022" office:value-type="float" office:value="0" calcext:value-type="float">
            <text:p>0</text:p>
          </table:table-cell>
          <table:table-cell table:style-name="ce1040" table:number-columns-repeated="2"/>
          <table:table-cell table:style-name="ce1053" table:formula="of:=0*([.$C$14]-[.F14])/2" office:value-type="float" office:value="0" calcext:value-type="float">
            <text:p>0.0</text:p>
          </table:table-cell>
          <table:table-cell table:style-name="ce1057" table:formula="of:=10/24*([.$C$14]-[.G14])/2" office:value-type="float" office:value="5.20833333333333" calcext:value-type="float">
            <text:p>5.2</text:p>
          </table:table-cell>
          <table:table-cell table:style-name="ce1062" table:formula="of:=0*([.$C$14]-[.H14])/2" office:value-type="float" office:value="0" calcext:value-type="float">
            <text:p>0.0</text:p>
          </table:table-cell>
          <table:table-cell table:style-name="ce1066" table:formula="of:=0*([.$C$14]-[.I14])/2" office:value-type="float" office:value="0" calcext:value-type="float">
            <text:p>0.0</text:p>
          </table:table-cell>
          <table:table-cell table:style-name="ce1070" table:formula="of:=10/24*([.$C$14]-[.J14])/2" office:value-type="float" office:value="5.72916666666667" calcext:value-type="float">
            <text:p>5.7</text:p>
          </table:table-cell>
          <table:table-cell table:style-name="ce1074" table:formula="of:=0*([.$C$14]-[.K14])/2" office:value-type="float" office:value="0" calcext:value-type="float">
            <text:p>0.0</text:p>
          </table:table-cell>
          <table:table-cell table:style-name="ce1078" table:formula="of:=5/6*([.$C$14]-[.L14])/2" office:value-type="float" office:value="9.375" calcext:value-type="float">
            <text:p>9.4</text:p>
          </table:table-cell>
          <table:table-cell table:style-name="ce1082" table:formula="of:=6/7*([.$C$14]-[.M14])/2" office:value-type="float" office:value="8.57142857142857" calcext:value-type="float">
            <text:p>8.6</text:p>
          </table:table-cell>
          <table:table-cell table:style-name="ce1086" table:formula="of:=7/8*([.$C$14]-[.N14])/2" office:value-type="float" office:value="12.03125" calcext:value-type="float">
            <text:p>12.0</text:p>
          </table:table-cell>
          <table:table-cell table:style-name="ce1090" table:formula="of:=8/9*([.$C$14]-[.O14])/2" office:value-type="float" office:value="11.1111111111111" calcext:value-type="float">
            <text:p>11.1</text:p>
          </table:table-cell>
          <table:table-cell table:style-name="ce1094" table:formula="of:=9/10*([.$C$14]-[.P14])/2" office:value-type="float" office:value="10.125" calcext:value-type="float">
            <text:p>10.1</text:p>
          </table:table-cell>
          <table:table-cell table:style-name="ce1098" table:formula="of:=10/11*([.$C$14]-[.Q14])/2" office:value-type="float" office:value="9.09090909090909" calcext:value-type="float">
            <text:p>9.1</text:p>
          </table:table-cell>
          <table:table-cell table:style-name="ce1102" table:formula="of:=5/6*([.$C$14]-[.R14])/2" office:value-type="float" office:value="11.4583333333333" calcext:value-type="float">
            <text:p>11.5</text:p>
          </table:table-cell>
          <table:table-cell table:style-name="ce1106" table:formula="of:=4/5*([.$C$14]-[.S14])/2" office:value-type="float" office:value="10" calcext:value-type="float">
            <text:p>10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4-24" calcext:value-type="date">
            <text:p>4/24/2017</text:p>
          </table:table-cell>
          <table:table-cell table:style-name="ce1020" office:value-type="string" calcext:value-type="string">
            <text:p>Bellwork</text:p>
          </table:table-cell>
          <table:table-cell table:style-name="ce1022" office:value-type="float" office:value="2" calcext:value-type="float">
            <text:p>2</text:p>
          </table:table-cell>
          <table:table-cell table:style-name="ce1042" table:formula="of:=AVERAGEIF([.F23:.AMJ23];&quot;&lt;&gt;0&quot;)" office:value-type="float" office:value="2" calcext:value-type="float">
            <text:p>2.0</text:p>
          </table:table-cell>
          <table:table-cell table:style-name="ce1042" table:number-matrix-columns-spanned="1" table:number-matrix-rows-spanned="1" table:formula="of:=STDEV(IF([.F23:.AMJ23]&lt;&gt;0;[.F23:.AMJ23]))" office:value-type="float" office:value="0" calcext:value-type="float">
            <text:p>0.0</text:p>
          </table:table-cell>
          <table:table-cell table:style-name="ce1053" office:value-type="float" office:value="2" calcext:value-type="float">
            <text:p>2.0</text:p>
          </table:table-cell>
          <table:table-cell table:style-name="ce1058" office:value-type="float" office:value="2" calcext:value-type="float">
            <text:p>2.0</text:p>
          </table:table-cell>
          <table:table-cell table:style-name="ce1062"/>
          <table:table-cell table:style-name="ce1066" office:value-type="float" office:value="2" calcext:value-type="float">
            <text:p>2.0</text:p>
          </table:table-cell>
          <table:table-cell table:style-name="ce1070" office:value-type="float" office:value="2" calcext:value-type="float">
            <text:p>2.0</text:p>
          </table:table-cell>
          <table:table-cell table:style-name="ce1074" office:value-type="float" office:value="2" calcext:value-type="float">
            <text:p>2.0</text:p>
          </table:table-cell>
          <table:table-cell table:style-name="ce1078"/>
          <table:table-cell table:style-name="ce1082" office:value-type="float" office:value="2" calcext:value-type="float">
            <text:p>2.0</text:p>
          </table:table-cell>
          <table:table-cell table:style-name="ce1086" office:value-type="float" office:value="0" calcext:value-type="float">
            <text:p>0.0</text:p>
          </table:table-cell>
          <table:table-cell table:style-name="ce1090" office:value-type="float" office:value="2" calcext:value-type="float">
            <text:p>2.0</text:p>
          </table:table-cell>
          <table:table-cell table:style-name="ce1094" office:value-type="float" office:value="0" calcext:value-type="float">
            <text:p>0.0</text:p>
          </table:table-cell>
          <table:table-cell table:style-name="ce1098"/>
          <table:table-cell table:style-name="ce1102" office:value-type="float" office:value="2" calcext:value-type="float">
            <text:p>2.0</text:p>
          </table:table-cell>
          <table:table-cell table:style-name="ce1106" office:value-type="float" office:value="2" calcext:value-type="float">
            <text:p>2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4-25" calcext:value-type="date">
            <text:p>4/25/2017</text:p>
          </table:table-cell>
          <table:table-cell table:style-name="ce1020" office:value-type="string" calcext:value-type="string">
            <text:p>HW 7.2: 5-7, 10-12, 18-20, 29-31, 36</text:p>
          </table:table-cell>
          <table:table-cell table:style-name="ce1022" office:value-type="float" office:value="10" calcext:value-type="float">
            <text:p>10</text:p>
          </table:table-cell>
          <table:table-cell table:style-name="ce1043" table:formula="of:=AVERAGEIF([.F24:.AMJ24];&quot;&lt;&gt;0&quot;)" office:value-type="float" office:value="8.45833333333333" calcext:value-type="float">
            <text:p>8.5</text:p>
          </table:table-cell>
          <table:table-cell table:style-name="ce1043" table:number-matrix-columns-spanned="1" table:number-matrix-rows-spanned="1" table:formula="of:=STDEV(IF([.F24:.AMJ24]&lt;&gt;0;[.F24:.AMJ24]))" office:value-type="float" office:value="1.21465171464037" calcext:value-type="float">
            <text:p>1.2</text:p>
          </table:table-cell>
          <table:table-cell table:style-name="ce1053" office:value-type="float" office:value="9" calcext:value-type="float">
            <text:p>9.0</text:p>
          </table:table-cell>
          <table:table-cell table:style-name="ce1058" office:value-type="string" calcext:value-type="string">
            <text:p>late</text:p>
          </table:table-cell>
          <table:table-cell table:style-name="ce1062" office:value-type="float" office:value="9.5" calcext:value-type="float">
            <text:p>9.5</text:p>
          </table:table-cell>
          <table:table-cell table:style-name="ce1066" office:value-type="float" office:value="9.5" calcext:value-type="float">
            <text:p>9.5</text:p>
          </table:table-cell>
          <table:table-cell table:style-name="ce1070" office:value-type="float" office:value="9" calcext:value-type="float">
            <text:p>9.0</text:p>
          </table:table-cell>
          <table:table-cell table:style-name="ce1074" office:value-type="float" office:value="8.5" calcext:value-type="float">
            <text:p>8.5</text:p>
          </table:table-cell>
          <table:table-cell table:style-name="ce1078" office:value-type="float" office:value="7.5" calcext:value-type="float">
            <text:p>7.5</text:p>
          </table:table-cell>
          <table:table-cell table:style-name="ce1082"/>
          <table:table-cell table:style-name="ce1086" office:value-type="float" office:value="5.5" calcext:value-type="float">
            <text:p>5.5</text:p>
          </table:table-cell>
          <table:table-cell table:style-name="ce1090" office:value-type="float" office:value="9" calcext:value-type="float">
            <text:p>9.0</text:p>
          </table:table-cell>
          <table:table-cell table:style-name="ce1094" office:value-type="float" office:value="7" calcext:value-type="float">
            <text:p>7.0</text:p>
          </table:table-cell>
          <table:table-cell table:style-name="ce1098" office:value-type="float" office:value="8.5" calcext:value-type="float">
            <text:p>8.5</text:p>
          </table:table-cell>
          <table:table-cell table:style-name="ce1102" office:value-type="float" office:value="9.5" calcext:value-type="float">
            <text:p>9.5</text:p>
          </table:table-cell>
          <table:table-cell table:style-name="ce1106" office:value-type="float" office:value="9" calcext:value-type="float">
            <text:p>9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4-26" calcext:value-type="date">
            <text:p>4/26/2017</text:p>
          </table:table-cell>
          <table:table-cell table:style-name="ce1020" office:value-type="string" calcext:value-type="string">
            <text:p>Bellwork</text:p>
          </table:table-cell>
          <table:table-cell table:style-name="ce1022" office:value-type="float" office:value="2" calcext:value-type="float">
            <text:p>2</text:p>
          </table:table-cell>
          <table:table-cell table:style-name="ce1044" table:formula="of:=AVERAGEIF([.F25:.AMJ25];&quot;&lt;&gt;0&quot;)" office:value-type="float" office:value="1.33333333333333" calcext:value-type="float">
            <text:p>1.3</text:p>
          </table:table-cell>
          <table:table-cell table:style-name="ce1044" table:number-matrix-columns-spanned="1" table:number-matrix-rows-spanned="1" table:formula="of:=STDEV(IF([.F25:.AMJ25]&lt;&gt;0;[.F25:.AMJ25]))" office:value-type="float" office:value="0.492365963917331" calcext:value-type="float">
            <text:p>0.5</text:p>
          </table:table-cell>
          <table:table-cell table:style-name="ce1053" office:value-type="float" office:value="1" calcext:value-type="float">
            <text:p>1.0</text:p>
          </table:table-cell>
          <table:table-cell table:style-name="ce1058" office:value-type="float" office:value="1" calcext:value-type="float">
            <text:p>1.0</text:p>
          </table:table-cell>
          <table:table-cell table:style-name="ce1062" office:value-type="float" office:value="1" calcext:value-type="float">
            <text:p>1.0</text:p>
          </table:table-cell>
          <table:table-cell table:style-name="ce1066" office:value-type="float" office:value="1" calcext:value-type="float">
            <text:p>1.0</text:p>
          </table:table-cell>
          <table:table-cell table:style-name="ce1070"/>
          <table:table-cell table:style-name="ce1074"/>
          <table:table-cell table:style-name="ce1078" office:value-type="float" office:value="2" calcext:value-type="float">
            <text:p>2.0</text:p>
          </table:table-cell>
          <table:table-cell table:style-name="ce1082" office:value-type="float" office:value="1" calcext:value-type="float">
            <text:p>1.0</text:p>
          </table:table-cell>
          <table:table-cell table:style-name="ce1086" office:value-type="float" office:value="1" calcext:value-type="float">
            <text:p>1.0</text:p>
          </table:table-cell>
          <table:table-cell table:style-name="ce1090" office:value-type="float" office:value="2" calcext:value-type="float">
            <text:p>2.0</text:p>
          </table:table-cell>
          <table:table-cell table:style-name="ce1094" office:value-type="float" office:value="2" calcext:value-type="float">
            <text:p>2.0</text:p>
          </table:table-cell>
          <table:table-cell table:style-name="ce1098" office:value-type="float" office:value="2" calcext:value-type="float">
            <text:p>2.0</text:p>
          </table:table-cell>
          <table:table-cell table:style-name="ce1102" office:value-type="float" office:value="1" calcext:value-type="float">
            <text:p>1.0</text:p>
          </table:table-cell>
          <table:table-cell table:style-name="ce1106" office:value-type="float" office:value="1" calcext:value-type="float">
            <text:p>1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4-28" calcext:value-type="date">
            <text:p>4/28/2017</text:p>
          </table:table-cell>
          <table:table-cell table:style-name="ce1020" office:value-type="string" calcext:value-type="string">
            <text:p>HW 7.3: 3-7, 8-10, 13-18, 22-26</text:p>
          </table:table-cell>
          <table:table-cell table:style-name="ce1022" office:value-type="float" office:value="10" calcext:value-type="float">
            <text:p>10</text:p>
          </table:table-cell>
          <table:table-cell table:style-name="ce1045" table:formula="of:=AVERAGEIF([.F26:.AMJ26];&quot;&lt;&gt;0&quot;)" office:value-type="float" office:value="6.63636363636364" calcext:value-type="float">
            <text:p>6.6</text:p>
          </table:table-cell>
          <table:table-cell table:style-name="ce1045" table:number-matrix-columns-spanned="1" table:number-matrix-rows-spanned="1" table:formula="of:=STDEV(IF([.F26:.AMJ26]&lt;&gt;0;[.F26:.AMJ26]))" office:value-type="float" office:value="2.25932411454077" calcext:value-type="float">
            <text:p>2.3</text:p>
          </table:table-cell>
          <table:table-cell table:style-name="ce1053"/>
          <table:table-cell table:style-name="ce1058" office:value-type="string" calcext:value-type="string">
            <text:p>late</text:p>
          </table:table-cell>
          <table:table-cell table:style-name="ce1062" office:value-type="float" office:value="4" calcext:value-type="float">
            <text:p>4.0</text:p>
          </table:table-cell>
          <table:table-cell table:style-name="ce1066" office:value-type="float" office:value="9.5" calcext:value-type="float">
            <text:p>9.5</text:p>
          </table:table-cell>
          <table:table-cell table:style-name="ce1070" office:value-type="float" office:value="5.5" calcext:value-type="float">
            <text:p>5.5</text:p>
          </table:table-cell>
          <table:table-cell table:style-name="ce1074" office:value-type="float" office:value="3" calcext:value-type="float">
            <text:p>3.0</text:p>
          </table:table-cell>
          <table:table-cell table:style-name="ce1078" office:value-type="float" office:value="9.5" calcext:value-type="float">
            <text:p>9.5</text:p>
          </table:table-cell>
          <table:table-cell table:style-name="ce1082"/>
          <table:table-cell table:style-name="ce1086" office:value-type="float" office:value="6" calcext:value-type="float">
            <text:p>6.0</text:p>
          </table:table-cell>
          <table:table-cell table:style-name="ce1090" office:value-type="float" office:value="5" calcext:value-type="float">
            <text:p>5.0</text:p>
          </table:table-cell>
          <table:table-cell table:style-name="ce1094" office:value-type="float" office:value="6.5" calcext:value-type="float">
            <text:p>6.5</text:p>
          </table:table-cell>
          <table:table-cell table:style-name="ce1098" office:value-type="float" office:value="8" calcext:value-type="float">
            <text:p>8.0</text:p>
          </table:table-cell>
          <table:table-cell table:style-name="ce1102" office:value-type="float" office:value="9.5" calcext:value-type="float">
            <text:p>9.5</text:p>
          </table:table-cell>
          <table:table-cell table:style-name="ce1106" office:value-type="float" office:value="6.5" calcext:value-type="float">
            <text:p>6.5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5-01" calcext:value-type="date">
            <text:p>5/1/2017</text:p>
          </table:table-cell>
          <table:table-cell table:style-name="ce1020" office:value-type="string" calcext:value-type="string">
            <text:p>Notes 7.4</text:p>
          </table:table-cell>
          <table:table-cell table:style-name="ce1022" office:value-type="float" office:value="2" calcext:value-type="float">
            <text:p>2</text:p>
          </table:table-cell>
          <table:table-cell table:style-name="ce1046" table:formula="of:=AVERAGEIF([.F27:.AMJ27];&quot;&lt;&gt;0&quot;)" office:value-type="float" office:value="2" calcext:value-type="float">
            <text:p>2.0</text:p>
          </table:table-cell>
          <table:table-cell table:style-name="ce1046" table:number-matrix-columns-spanned="1" table:number-matrix-rows-spanned="1" table:formula="of:=STDEV(IF([.F27:.AMJ27]&lt;&gt;0;[.F27:.AMJ27]))" office:value-type="float" office:value="0" calcext:value-type="float">
            <text:p>0.0</text:p>
          </table:table-cell>
          <table:table-cell table:style-name="ce1053"/>
          <table:table-cell table:style-name="ce1058" office:value-type="float" office:value="2" calcext:value-type="float">
            <text:p>2.0</text:p>
          </table:table-cell>
          <table:table-cell table:style-name="ce1062"/>
          <table:table-cell table:style-name="ce1066" office:value-type="float" office:value="2" calcext:value-type="float">
            <text:p>2.0</text:p>
          </table:table-cell>
          <table:table-cell table:style-name="ce1070" office:value-type="float" office:value="2" calcext:value-type="float">
            <text:p>2.0</text:p>
          </table:table-cell>
          <table:table-cell table:style-name="ce1074"/>
          <table:table-cell table:style-name="ce1078"/>
          <table:table-cell table:style-name="ce1082" office:value-type="float" office:value="2" calcext:value-type="float">
            <text:p>2.0</text:p>
          </table:table-cell>
          <table:table-cell table:style-name="ce1086" office:value-type="float" office:value="2" calcext:value-type="float">
            <text:p>2.0</text:p>
          </table:table-cell>
          <table:table-cell table:style-name="ce1090" office:value-type="float" office:value="2" calcext:value-type="float">
            <text:p>2.0</text:p>
          </table:table-cell>
          <table:table-cell table:style-name="ce1094" office:value-type="float" office:value="2" calcext:value-type="float">
            <text:p>2.0</text:p>
          </table:table-cell>
          <table:table-cell table:style-name="ce1098" office:value-type="float" office:value="2" calcext:value-type="float">
            <text:p>2.0</text:p>
          </table:table-cell>
          <table:table-cell table:style-name="ce1102" office:value-type="float" office:value="2" calcext:value-type="float">
            <text:p>2.0</text:p>
          </table:table-cell>
          <table:table-cell table:style-name="ce1106" office:value-type="float" office:value="2" calcext:value-type="float">
            <text:p>2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5-03" calcext:value-type="date">
            <text:p>5/3/2017</text:p>
          </table:table-cell>
          <table:table-cell table:style-name="ce1020" office:value-type="string" calcext:value-type="string">
            <text:p>Notes 7.5</text:p>
          </table:table-cell>
          <table:table-cell table:style-name="ce1022" office:value-type="float" office:value="2" calcext:value-type="float">
            <text:p>2</text:p>
          </table:table-cell>
          <table:table-cell table:style-name="ce1047" table:formula="of:=AVERAGEIF([.F28:.AMJ28];&quot;&lt;&gt;0&quot;)" office:value-type="float" office:value="2" calcext:value-type="float">
            <text:p>2.0</text:p>
          </table:table-cell>
          <table:table-cell table:style-name="ce1047" table:number-matrix-columns-spanned="1" table:number-matrix-rows-spanned="1" table:formula="of:=STDEV(IF([.F28:.AMJ28]&lt;&gt;0;[.F28:.AMJ28]))" office:value-type="float" office:value="0" calcext:value-type="float">
            <text:p>0.0</text:p>
          </table:table-cell>
          <table:table-cell table:style-name="ce1053"/>
          <table:table-cell table:style-name="ce1058" office:value-type="float" office:value="2" calcext:value-type="float">
            <text:p>2.0</text:p>
          </table:table-cell>
          <table:table-cell table:style-name="ce1062" office:value-type="float" office:value="2" calcext:value-type="float">
            <text:p>2.0</text:p>
          </table:table-cell>
          <table:table-cell table:style-name="ce1066" office:value-type="float" office:value="2" calcext:value-type="float">
            <text:p>2.0</text:p>
          </table:table-cell>
          <table:table-cell table:style-name="ce1070" office:value-type="float" office:value="2" calcext:value-type="float">
            <text:p>2.0</text:p>
          </table:table-cell>
          <table:table-cell table:style-name="ce1074"/>
          <table:table-cell table:style-name="ce1078" office:value-type="float" office:value="2" calcext:value-type="float">
            <text:p>2.0</text:p>
          </table:table-cell>
          <table:table-cell table:style-name="ce1082" office:value-type="float" office:value="2" calcext:value-type="float">
            <text:p>2.0</text:p>
          </table:table-cell>
          <table:table-cell table:style-name="ce1086" office:value-type="float" office:value="2" calcext:value-type="float">
            <text:p>2.0</text:p>
          </table:table-cell>
          <table:table-cell table:style-name="ce1090" office:value-type="float" office:value="2" calcext:value-type="float">
            <text:p>2.0</text:p>
          </table:table-cell>
          <table:table-cell table:style-name="ce1094" office:value-type="float" office:value="2" calcext:value-type="float">
            <text:p>2.0</text:p>
          </table:table-cell>
          <table:table-cell table:style-name="ce1098"/>
          <table:table-cell table:style-name="ce1102"/>
          <table:table-cell table:style-name="ce1106" office:value-type="float" office:value="2" calcext:value-type="float">
            <text:p>2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5-03" calcext:value-type="date">
            <text:p>5/3/2017</text:p>
          </table:table-cell>
          <table:table-cell table:style-name="ce1020" office:value-type="string" calcext:value-type="string">
            <text:p>HW 7.4: 3-10, 16-18, 23-25</text:p>
          </table:table-cell>
          <table:table-cell table:style-name="ce1022" office:value-type="float" office:value="10" calcext:value-type="float">
            <text:p>10</text:p>
          </table:table-cell>
          <table:table-cell table:style-name="ce1048" table:formula="of:=AVERAGEIF([.F29:.AMJ29];&quot;&lt;&gt;0&quot;)" office:value-type="float" office:value="7.75" calcext:value-type="float">
            <text:p>7.8</text:p>
          </table:table-cell>
          <table:table-cell table:style-name="ce1048" table:number-matrix-columns-spanned="1" table:number-matrix-rows-spanned="1" table:formula="of:=STDEV(IF([.F29:.AMJ29]&lt;&gt;0;[.F29:.AMJ29]))" office:value-type="float" office:value="1.80277563773199" calcext:value-type="float">
            <text:p>1.8</text:p>
          </table:table-cell>
          <table:table-cell table:style-name="ce1053" office:value-type="float" office:value="9.5" calcext:value-type="float">
            <text:p>9.5</text:p>
          </table:table-cell>
          <table:table-cell table:style-name="ce1058" office:value-type="float" office:value="10" calcext:value-type="float">
            <text:p>10.0</text:p>
          </table:table-cell>
          <table:table-cell table:style-name="ce1062" office:value-type="float" office:value="6" calcext:value-type="float">
            <text:p>6.0</text:p>
          </table:table-cell>
          <table:table-cell table:style-name="ce1066" office:value-type="float" office:value="8.5" calcext:value-type="float">
            <text:p>8.5</text:p>
          </table:table-cell>
          <table:table-cell table:style-name="ce1070" office:value-type="float" office:value="7.5" calcext:value-type="float">
            <text:p>7.5</text:p>
          </table:table-cell>
          <table:table-cell table:style-name="ce1074"/>
          <table:table-cell table:style-name="ce1078" office:value-type="float" office:value="9.5" calcext:value-type="float">
            <text:p>9.5</text:p>
          </table:table-cell>
          <table:table-cell table:style-name="ce1082" office:value-type="float" office:value="7.5" calcext:value-type="float">
            <text:p>7.5</text:p>
          </table:table-cell>
          <table:table-cell table:style-name="ce1086" office:value-type="float" office:value="4.5" calcext:value-type="float">
            <text:p>4.5</text:p>
          </table:table-cell>
          <table:table-cell table:style-name="ce1090" office:value-type="float" office:value="5.5" calcext:value-type="float">
            <text:p>5.5</text:p>
          </table:table-cell>
          <table:table-cell table:style-name="ce1094" office:value-type="float" office:value="6.5" calcext:value-type="float">
            <text:p>6.5</text:p>
          </table:table-cell>
          <table:table-cell table:style-name="ce1098"/>
          <table:table-cell table:style-name="ce1102" office:value-type="float" office:value="8.5" calcext:value-type="float">
            <text:p>8.5</text:p>
          </table:table-cell>
          <table:table-cell table:style-name="ce1106" office:value-type="float" office:value="9.5" calcext:value-type="float">
            <text:p>9.5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5-05" calcext:value-type="date">
            <text:p>5/5/2017</text:p>
          </table:table-cell>
          <table:table-cell table:style-name="ce1020" office:value-type="string" calcext:value-type="string">
            <text:p>Classwork: p. 462 GP #3-4</text:p>
          </table:table-cell>
          <table:table-cell table:style-name="ce1022" office:value-type="float" office:value="4" calcext:value-type="float">
            <text:p>4</text:p>
          </table:table-cell>
          <table:table-cell table:style-name="ce1049" table:formula="of:=AVERAGEIF([.F30:.AMJ30];&quot;&lt;&gt;0&quot;)" office:value-type="float" office:value="4" calcext:value-type="float">
            <text:p>4.0</text:p>
          </table:table-cell>
          <table:table-cell table:style-name="ce1049" table:number-matrix-columns-spanned="1" table:number-matrix-rows-spanned="1" table:formula="of:=STDEV(IF([.F30:.AMJ30]&lt;&gt;0;[.F30:.AMJ30]))" office:value-type="float" office:value="0" calcext:value-type="float">
            <text:p>0.0</text:p>
          </table:table-cell>
          <table:table-cell table:style-name="ce1053" office:value-type="float" office:value="4" calcext:value-type="float">
            <text:p>4.0</text:p>
          </table:table-cell>
          <table:table-cell table:style-name="ce1058" office:value-type="float" office:value="4" calcext:value-type="float">
            <text:p>4.0</text:p>
          </table:table-cell>
          <table:table-cell table:style-name="ce1062" office:value-type="float" office:value="4" calcext:value-type="float">
            <text:p>4.0</text:p>
          </table:table-cell>
          <table:table-cell table:style-name="ce1066" office:value-type="float" office:value="4" calcext:value-type="float">
            <text:p>4.0</text:p>
          </table:table-cell>
          <table:table-cell table:style-name="ce1070"/>
          <table:table-cell table:style-name="ce1074"/>
          <table:table-cell table:style-name="ce1078" office:value-type="float" office:value="4" calcext:value-type="float">
            <text:p>4.0</text:p>
          </table:table-cell>
          <table:table-cell table:style-name="ce1082" office:value-type="float" office:value="4" calcext:value-type="float">
            <text:p>4.0</text:p>
          </table:table-cell>
          <table:table-cell table:style-name="ce1086" office:value-type="float" office:value="4" calcext:value-type="float">
            <text:p>4.0</text:p>
          </table:table-cell>
          <table:table-cell table:style-name="ce1090" office:value-type="float" office:value="4" calcext:value-type="float">
            <text:p>4.0</text:p>
          </table:table-cell>
          <table:table-cell table:style-name="ce1094" office:value-type="float" office:value="4" calcext:value-type="float">
            <text:p>4.0</text:p>
          </table:table-cell>
          <table:table-cell table:style-name="ce1098" office:value-type="float" office:value="4" calcext:value-type="float">
            <text:p>4.0</text:p>
          </table:table-cell>
          <table:table-cell table:style-name="ce1102" office:value-type="float" office:value="4" calcext:value-type="float">
            <text:p>4.0</text:p>
          </table:table-cell>
          <table:table-cell table:style-name="ce1106" office:value-type="float" office:value="4" calcext:value-type="float">
            <text:p>4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5-05" calcext:value-type="date">
            <text:p>5/5/2017</text:p>
          </table:table-cell>
          <table:table-cell table:style-name="ce1020" office:value-type="string" calcext:value-type="string">
            <text:p>Bellwork</text:p>
          </table:table-cell>
          <table:table-cell table:style-name="ce1022" office:value-type="float" office:value="2" calcext:value-type="float">
            <text:p>2</text:p>
          </table:table-cell>
          <table:table-cell table:style-name="ce1050" table:formula="of:=AVERAGEIF([.F31:.AMJ31];&quot;&lt;&gt;0&quot;)" office:value-type="float" office:value="2" calcext:value-type="float">
            <text:p>2.0</text:p>
          </table:table-cell>
          <table:table-cell table:style-name="ce1050" table:number-matrix-columns-spanned="1" table:number-matrix-rows-spanned="1" table:formula="of:=STDEV(IF([.F31:.AMJ31]&lt;&gt;0;[.F31:.AMJ31]))" office:value-type="float" office:value="0" calcext:value-type="float">
            <text:p>0.0</text:p>
          </table:table-cell>
          <table:table-cell table:style-name="ce1053" office:value-type="float" office:value="2" calcext:value-type="float">
            <text:p>2.0</text:p>
          </table:table-cell>
          <table:table-cell table:style-name="ce1058" office:value-type="float" office:value="0" calcext:value-type="float">
            <text:p>0.0</text:p>
          </table:table-cell>
          <table:table-cell table:style-name="ce1062"/>
          <table:table-cell table:style-name="ce1066" office:value-type="float" office:value="2" calcext:value-type="float">
            <text:p>2.0</text:p>
          </table:table-cell>
          <table:table-cell table:style-name="ce1070" office:value-type="float" office:value="2" calcext:value-type="float">
            <text:p>2.0</text:p>
          </table:table-cell>
          <table:table-cell table:style-name="ce1074"/>
          <table:table-cell table:style-name="ce1078" office:value-type="float" office:value="2" calcext:value-type="float">
            <text:p>2.0</text:p>
          </table:table-cell>
          <table:table-cell table:style-name="ce1082" office:value-type="float" office:value="2" calcext:value-type="float">
            <text:p>2.0</text:p>
          </table:table-cell>
          <table:table-cell table:style-name="ce1086" office:value-type="float" office:value="2" calcext:value-type="float">
            <text:p>2.0</text:p>
          </table:table-cell>
          <table:table-cell table:style-name="ce1090" office:value-type="float" office:value="2" calcext:value-type="float">
            <text:p>2.0</text:p>
          </table:table-cell>
          <table:table-cell table:style-name="ce1094"/>
          <table:table-cell table:style-name="ce1098"/>
          <table:table-cell table:style-name="ce1102" office:value-type="float" office:value="2" calcext:value-type="float">
            <text:p>2.0</text:p>
          </table:table-cell>
          <table:table-cell table:style-name="ce1106" office:value-type="float" office:value="2" calcext:value-type="float">
            <text:p>2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1018" office:value-type="date" office:date-value="2017-05-08" calcext:value-type="date">
            <text:p>5/8/2017</text:p>
          </table:table-cell>
          <table:table-cell table:style-name="ce1020" office:value-type="string" calcext:value-type="string">
            <text:p>HW 7.5: 4-12 (even), 16-26 (even)</text:p>
          </table:table-cell>
          <table:table-cell table:style-name="ce1022" office:value-type="float" office:value="10" calcext:value-type="float">
            <text:p>10</text:p>
          </table:table-cell>
          <table:table-cell table:style-name="ce1051" table:formula="of:=AVERAGEIF([.F32:.AMJ32];&quot;&lt;&gt;0&quot;)" office:value-type="float" office:value="7.85714285714286" calcext:value-type="float">
            <text:p>7.9</text:p>
          </table:table-cell>
          <table:table-cell table:style-name="ce1051" table:number-matrix-columns-spanned="1" table:number-matrix-rows-spanned="1" table:formula="of:=STDEV(IF([.F32:.AMJ32]&lt;&gt;0;[.F32:.AMJ32]))" office:value-type="float" office:value="1.66904592079256" calcext:value-type="float">
            <text:p>1.7</text:p>
          </table:table-cell>
          <table:table-cell table:style-name="ce1053" office:value-type="float" office:value="8" calcext:value-type="float">
            <text:p>8.0</text:p>
          </table:table-cell>
          <table:table-cell table:style-name="ce1058" office:value-type="float" office:value="10" calcext:value-type="float">
            <text:p>10.0</text:p>
          </table:table-cell>
          <table:table-cell table:style-name="ce1062" office:value-type="float" office:value="5.5" calcext:value-type="float">
            <text:p>5.5</text:p>
          </table:table-cell>
          <table:table-cell table:style-name="ce1066" office:value-type="float" office:value="9.5" calcext:value-type="float">
            <text:p>9.5</text:p>
          </table:table-cell>
          <table:table-cell table:style-name="ce1070" office:value-type="float" office:value="6.5" calcext:value-type="float">
            <text:p>6.5</text:p>
          </table:table-cell>
          <table:table-cell table:style-name="ce1074" office:value-type="float" office:value="7.5" calcext:value-type="float">
            <text:p>7.5</text:p>
          </table:table-cell>
          <table:table-cell table:style-name="ce1078" office:value-type="float" office:value="8.5" calcext:value-type="float">
            <text:p>8.5</text:p>
          </table:table-cell>
          <table:table-cell table:style-name="ce1082" office:value-type="float" office:value="9.5" calcext:value-type="float">
            <text:p>9.5</text:p>
          </table:table-cell>
          <table:table-cell table:style-name="ce1086" office:value-type="float" office:value="10" calcext:value-type="float">
            <text:p>10.0</text:p>
          </table:table-cell>
          <table:table-cell table:style-name="ce1090" office:value-type="float" office:value="9" calcext:value-type="float">
            <text:p>9.0</text:p>
          </table:table-cell>
          <table:table-cell table:style-name="ce1094" office:value-type="float" office:value="8" calcext:value-type="float">
            <text:p>8.0</text:p>
          </table:table-cell>
          <table:table-cell table:style-name="ce1098" office:value-type="float" office:value="7" calcext:value-type="float">
            <text:p>7.0</text:p>
          </table:table-cell>
          <table:table-cell table:style-name="ce1102" office:value-type="float" office:value="6" calcext:value-type="float">
            <text:p>6.0</text:p>
          </table:table-cell>
          <table:table-cell table:style-name="ce1106" office:value-type="float" office:value="5" calcext:value-type="float">
            <text:p>5.0</text:p>
          </table:table-cell>
          <table:table-cell table:style-name="ce1024" table:number-columns-repeated="17"/>
          <table:table-cell table:style-name="ce1127" table:number-columns-repeated="987"/>
          <table:table-cell table:style-name="ce1128"/>
        </table:table-row>
        <table:table-row table:style-name="ro3">
          <table:table-cell table:style-name="ce256"/>
          <table:table-cell table:style-name="ce60" office:value-type="string" calcext:value-type="string">
            <text:p>-</text:p>
          </table:table-cell>
          <table:table-cell table:style-name="ce82" office:value-type="float" office:value="0" calcext:value-type="float">
            <text:p>0</text:p>
          </table:table-cell>
          <table:table-cell table:style-name="ce286" table:number-columns-repeated="33"/>
          <table:table-cell table:style-name="ce371" table:number-columns-repeated="987"/>
          <table:table-cell/>
        </table:table-row>
        <table:table-row table:style-name="ro3">
          <table:table-cell table:style-name="ce257"/>
          <table:table-cell table:style-name="ce61" office:value-type="string" calcext:value-type="string">
            <text:p>Total Points Possible</text:p>
          </table:table-cell>
          <table:table-cell table:style-name="ce262" table:formula="of:=SUBTOTAL(109;[.C2:.C33])" office:value-type="float" office:value="204" calcext:value-type="float">
            <text:p>204</text:p>
          </table:table-cell>
          <table:table-cell table:style-name="ce284" table:number-columns-repeated="2"/>
          <table:table-cell table:style-name="ce284" table:formula="of:=SUBTOTAL(109;[.F2:.F33])" office:value-type="float" office:value="129.5" calcext:value-type="float">
            <text:p>129.5</text:p>
          </table:table-cell>
          <table:table-cell table:style-name="ce284" table:formula="of:=SUBTOTAL(109;[.G2:.G33])" office:value-type="float" office:value="125.208333333333" calcext:value-type="float">
            <text:p>125.2</text:p>
          </table:table-cell>
          <table:table-cell table:style-name="ce284" table:formula="of:=SUBTOTAL(109;[.H2:.H33])" office:value-type="float" office:value="125.5" calcext:value-type="float">
            <text:p>125.5</text:p>
          </table:table-cell>
          <table:table-cell table:style-name="ce284" table:formula="of:=SUBTOTAL(109;[.I2:.I33])" office:value-type="float" office:value="176.5" calcext:value-type="float">
            <text:p>176.5</text:p>
          </table:table-cell>
          <table:table-cell table:style-name="ce284" table:formula="of:=SUBTOTAL(109;[.J2:.J33])" office:value-type="float" office:value="143.229166666667" calcext:value-type="float">
            <text:p>143.2</text:p>
          </table:table-cell>
          <table:table-cell table:style-name="ce284" table:formula="of:=SUBTOTAL(109;[.K2:.K33])" office:value-type="float" office:value="114" calcext:value-type="float">
            <text:p>114.0</text:p>
          </table:table-cell>
          <table:table-cell table:style-name="ce284" table:formula="of:=SUBTOTAL(109;[.L2:.L33])" office:value-type="float" office:value="174.875" calcext:value-type="float">
            <text:p>174.9</text:p>
          </table:table-cell>
          <table:table-cell table:style-name="ce284" table:formula="of:=SUBTOTAL(109;[.M2:.M33])" office:value-type="float" office:value="159.571428571429" calcext:value-type="float">
            <text:p>159.6</text:p>
          </table:table-cell>
          <table:table-cell table:style-name="ce284" table:formula="of:=SUBTOTAL(109;[.N2:.N33])" office:value-type="float" office:value="167.03125" calcext:value-type="float">
            <text:p>167.0</text:p>
          </table:table-cell>
          <table:table-cell table:style-name="ce284" table:formula="of:=SUBTOTAL(109;[.O2:.O33])" office:value-type="float" office:value="174.111111111111" calcext:value-type="float">
            <text:p>174.1</text:p>
          </table:table-cell>
          <table:table-cell table:style-name="ce284" table:formula="of:=SUBTOTAL(109;[.P2:.P33])" office:value-type="float" office:value="165.625" calcext:value-type="float">
            <text:p>165.6</text:p>
          </table:table-cell>
          <table:table-cell table:style-name="ce284" table:formula="of:=SUBTOTAL(109;[.Q2:.Q33])" office:value-type="float" office:value="151.590909090909" calcext:value-type="float">
            <text:p>151.6</text:p>
          </table:table-cell>
          <table:table-cell table:style-name="ce284" table:formula="of:=SUBTOTAL(109;[.R2:.R33])" office:value-type="float" office:value="155.458333333333" calcext:value-type="float">
            <text:p>155.5</text:p>
          </table:table-cell>
          <table:table-cell table:style-name="ce284" table:formula="of:=SUBTOTAL(109;[.S2:.S33])" office:value-type="float" office:value="161.5" calcext:value-type="float">
            <text:p>161.5</text:p>
          </table:table-cell>
          <table:table-cell table:style-name="ce284" table:formula="of:=SUBTOTAL(109;[.T2:.T33])" office:value-type="float" office:value="0" calcext:value-type="float">
            <text:p>0.0</text:p>
          </table:table-cell>
          <table:table-cell table:style-name="ce284" table:formula="of:=SUBTOTAL(109;[.U2:.U33])" office:value-type="float" office:value="0" calcext:value-type="float">
            <text:p>0.0</text:p>
          </table:table-cell>
          <table:table-cell table:style-name="ce284" table:formula="of:=SUBTOTAL(109;[.V2:.V33])" office:value-type="float" office:value="0" calcext:value-type="float">
            <text:p>0.0</text:p>
          </table:table-cell>
          <table:table-cell table:style-name="ce284" table:formula="of:=SUBTOTAL(109;[.W2:.W33])" office:value-type="float" office:value="0" calcext:value-type="float">
            <text:p>0.0</text:p>
          </table:table-cell>
          <table:table-cell table:style-name="ce284" table:formula="of:=SUBTOTAL(109;[.X2:.X33])" office:value-type="float" office:value="0" calcext:value-type="float">
            <text:p>0.0</text:p>
          </table:table-cell>
          <table:table-cell table:style-name="ce284" table:formula="of:=SUBTOTAL(109;[.Y2:.Y33])" office:value-type="float" office:value="0" calcext:value-type="float">
            <text:p>0.0</text:p>
          </table:table-cell>
          <table:table-cell table:style-name="ce284" table:formula="of:=SUBTOTAL(109;[.Z2:.Z33])" office:value-type="float" office:value="0" calcext:value-type="float">
            <text:p>0.0</text:p>
          </table:table-cell>
          <table:table-cell table:style-name="ce284" table:formula="of:=SUBTOTAL(109;[.AA2:.AA33])" office:value-type="float" office:value="0" calcext:value-type="float">
            <text:p>0.0</text:p>
          </table:table-cell>
          <table:table-cell table:style-name="ce284" table:formula="of:=SUBTOTAL(109;[.AB2:.AB33])" office:value-type="float" office:value="0" calcext:value-type="float">
            <text:p>0.0</text:p>
          </table:table-cell>
          <table:table-cell table:style-name="ce284" table:formula="of:=SUBTOTAL(109;[.AC2:.AC33])" office:value-type="float" office:value="0" calcext:value-type="float">
            <text:p>0.0</text:p>
          </table:table-cell>
          <table:table-cell table:style-name="ce284" table:formula="of:=SUBTOTAL(109;[.AD2:.AD33])" office:value-type="float" office:value="0" calcext:value-type="float">
            <text:p>0.0</text:p>
          </table:table-cell>
          <table:table-cell table:style-name="ce284" table:formula="of:=SUBTOTAL(109;[.AE2:.AE33])" office:value-type="float" office:value="0" calcext:value-type="float">
            <text:p>0.0</text:p>
          </table:table-cell>
          <table:table-cell table:style-name="ce284" table:formula="of:=SUBTOTAL(109;[.AF2:.AF33])" office:value-type="float" office:value="0" calcext:value-type="float">
            <text:p>0.0</text:p>
          </table:table-cell>
          <table:table-cell table:style-name="ce284" table:formula="of:=SUBTOTAL(109;[.AG2:.AG33])" office:value-type="float" office:value="0" calcext:value-type="float">
            <text:p>0.0</text:p>
          </table:table-cell>
          <table:table-cell table:style-name="ce284" table:formula="of:=SUBTOTAL(109;[.AH2:.AH33])" office:value-type="float" office:value="0" calcext:value-type="float">
            <text:p>0.0</text:p>
          </table:table-cell>
          <table:table-cell table:style-name="ce284" table:formula="of:=SUBTOTAL(109;[.AI2:.AI33])" office:value-type="float" office:value="0" calcext:value-type="float">
            <text:p>0.0</text:p>
          </table:table-cell>
          <table:table-cell table:style-name="ce284" table:formula="of:=SUBTOTAL(109;[.AJ2:.AJ33])" office:value-type="float" office:value="0" calcext:value-type="float">
            <text:p>0.0</text:p>
          </table:table-cell>
          <table:table-cell table:style-name="ce283" table:number-columns-repeated="987"/>
          <table:table-cell/>
        </table:table-row>
        <table:table-row table:style-name="ro1">
          <table:table-cell table:style-name="ce84"/>
          <table:table-cell table:style-name="ce62" office:value-type="string" calcext:value-type="string">
            <text:p>Percentage</text:p>
          </table:table-cell>
          <table:table-cell table:style-name="ce84" table:formula="of:=[.C34]/[.$C$34]" office:value-type="percentage" office:value="1" calcext:value-type="percentage">
            <text:p>100%</text:p>
          </table:table-cell>
          <table:table-cell table:style-name="ce1052" table:formula="of:=AVERAGEIF([.F35:.AMJ35];&quot;&lt;&gt;0&quot;)" office:value-type="percentage" office:value="0.742857142857143" calcext:value-type="percentage">
            <text:p>74%</text:p>
          </table:table-cell>
          <table:table-cell table:style-name="ce288"/>
          <table:table-cell table:style-name="ce1054" table:formula="of:=ROUND([.F34]/[.$C$34];2)" office:value-type="percentage" office:value="0.63" calcext:value-type="percentage">
            <text:p>63%</text:p>
          </table:table-cell>
          <table:table-cell table:style-name="ce1059" table:formula="of:=ROUND([.G34]/[.$C$34];2)" office:value-type="percentage" office:value="0.61" calcext:value-type="percentage">
            <text:p>61%</text:p>
          </table:table-cell>
          <table:table-cell table:style-name="ce1063" table:formula="of:=ROUND([.H34]/[.$C$34];2)" office:value-type="percentage" office:value="0.62" calcext:value-type="percentage">
            <text:p>62%</text:p>
          </table:table-cell>
          <table:table-cell table:style-name="ce1067" table:formula="of:=ROUND([.I34]/[.$C$34];2)" office:value-type="percentage" office:value="0.87" calcext:value-type="percentage">
            <text:p>87%</text:p>
          </table:table-cell>
          <table:table-cell table:style-name="ce1071" table:formula="of:=ROUND([.J34]/[.$C$34];2)" office:value-type="percentage" office:value="0.7" calcext:value-type="percentage">
            <text:p>70%</text:p>
          </table:table-cell>
          <table:table-cell table:style-name="ce1075" table:formula="of:=ROUND([.K34]/[.$C$34];2)" office:value-type="percentage" office:value="0.56" calcext:value-type="percentage">
            <text:p>56%</text:p>
          </table:table-cell>
          <table:table-cell table:style-name="ce1079" table:formula="of:=ROUND([.L34]/[.$C$34];2)" office:value-type="percentage" office:value="0.86" calcext:value-type="percentage">
            <text:p>86%</text:p>
          </table:table-cell>
          <table:table-cell table:style-name="ce1083" table:formula="of:=ROUND([.M34]/[.$C$34];2)" office:value-type="percentage" office:value="0.78" calcext:value-type="percentage">
            <text:p>78%</text:p>
          </table:table-cell>
          <table:table-cell table:style-name="ce1087" table:formula="of:=ROUND([.N34]/[.$C$34];2)" office:value-type="percentage" office:value="0.82" calcext:value-type="percentage">
            <text:p>82%</text:p>
          </table:table-cell>
          <table:table-cell table:style-name="ce1091" table:formula="of:=ROUND([.O34]/[.$C$34];2)" office:value-type="percentage" office:value="0.85" calcext:value-type="percentage">
            <text:p>85%</text:p>
          </table:table-cell>
          <table:table-cell table:style-name="ce1095" table:formula="of:=ROUND([.P34]/[.$C$34];2)" office:value-type="percentage" office:value="0.81" calcext:value-type="percentage">
            <text:p>81%</text:p>
          </table:table-cell>
          <table:table-cell table:style-name="ce1099" table:formula="of:=ROUND([.Q34]/[.$C$34];2)" office:value-type="percentage" office:value="0.74" calcext:value-type="percentage">
            <text:p>74%</text:p>
          </table:table-cell>
          <table:table-cell table:style-name="ce1103" table:formula="of:=ROUND([.R34]/[.$C$34];2)" office:value-type="percentage" office:value="0.76" calcext:value-type="percentage">
            <text:p>76%</text:p>
          </table:table-cell>
          <table:table-cell table:style-name="ce577" table:formula="of:=ROUND([.S34]/[.$C$34];2)" office:value-type="percentage" office:value="0.79" calcext:value-type="percentage">
            <text:p>79%</text:p>
          </table:table-cell>
          <table:table-cell table:style-name="ce1109" table:formula="of:=ROUND([.T34]/[.$C$34];2)" office:value-type="percentage" office:value="0" calcext:value-type="percentage">
            <text:p>0%</text:p>
          </table:table-cell>
          <table:table-cell table:style-name="ce1111" table:formula="of:=ROUND([.U34]/[.$C$34];2)" office:value-type="percentage" office:value="0" calcext:value-type="percentage">
            <text:p>0%</text:p>
          </table:table-cell>
          <table:table-cell table:style-name="ce1112" table:formula="of:=ROUND([.V34]/[.$C$34];2)" office:value-type="percentage" office:value="0" calcext:value-type="percentage">
            <text:p>0%</text:p>
          </table:table-cell>
          <table:table-cell table:style-name="ce1113" table:formula="of:=ROUND([.W34]/[.$C$34];2)" office:value-type="percentage" office:value="0" calcext:value-type="percentage">
            <text:p>0%</text:p>
          </table:table-cell>
          <table:table-cell table:style-name="ce1114" table:formula="of:=ROUND([.X34]/[.$C$34];2)" office:value-type="percentage" office:value="0" calcext:value-type="percentage">
            <text:p>0%</text:p>
          </table:table-cell>
          <table:table-cell table:style-name="ce1115" table:formula="of:=ROUND([.Y34]/[.$C$34];2)" office:value-type="percentage" office:value="0" calcext:value-type="percentage">
            <text:p>0%</text:p>
          </table:table-cell>
          <table:table-cell table:style-name="ce1116" table:formula="of:=ROUND([.Z34]/[.$C$34];2)" office:value-type="percentage" office:value="0" calcext:value-type="percentage">
            <text:p>0%</text:p>
          </table:table-cell>
          <table:table-cell table:style-name="ce1117" table:formula="of:=ROUND([.AA34]/[.$C$34];2)" office:value-type="percentage" office:value="0" calcext:value-type="percentage">
            <text:p>0%</text:p>
          </table:table-cell>
          <table:table-cell table:style-name="ce1118" table:formula="of:=ROUND([.AB34]/[.$C$34];2)" office:value-type="percentage" office:value="0" calcext:value-type="percentage">
            <text:p>0%</text:p>
          </table:table-cell>
          <table:table-cell table:style-name="ce1119" table:formula="of:=ROUND([.AC34]/[.$C$34];2)" office:value-type="percentage" office:value="0" calcext:value-type="percentage">
            <text:p>0%</text:p>
          </table:table-cell>
          <table:table-cell table:style-name="ce1120" table:formula="of:=ROUND([.AD34]/[.$C$34];2)" office:value-type="percentage" office:value="0" calcext:value-type="percentage">
            <text:p>0%</text:p>
          </table:table-cell>
          <table:table-cell table:style-name="ce1121" table:formula="of:=ROUND([.AE34]/[.$C$34];2)" office:value-type="percentage" office:value="0" calcext:value-type="percentage">
            <text:p>0%</text:p>
          </table:table-cell>
          <table:table-cell table:style-name="ce1122" table:formula="of:=ROUND([.AF34]/[.$C$34];2)" office:value-type="percentage" office:value="0" calcext:value-type="percentage">
            <text:p>0%</text:p>
          </table:table-cell>
          <table:table-cell table:style-name="ce1123" table:formula="of:=ROUND([.AG34]/[.$C$34];2)" office:value-type="percentage" office:value="0" calcext:value-type="percentage">
            <text:p>0%</text:p>
          </table:table-cell>
          <table:table-cell table:style-name="ce1124" table:formula="of:=ROUND([.AH34]/[.$C$34];2)" office:value-type="percentage" office:value="0" calcext:value-type="percentage">
            <text:p>0%</text:p>
          </table:table-cell>
          <table:table-cell table:style-name="ce1125" table:formula="of:=ROUND([.AI34]/[.$C$34];2)" office:value-type="percentage" office:value="0" calcext:value-type="percentage">
            <text:p>0%</text:p>
          </table:table-cell>
          <table:table-cell table:style-name="ce1126" table:formula="of:=ROUND([.AJ34]/[.$C$34];2)" office:value-type="percentage" office:value="0" calcext:value-type="percentage">
            <text:p>0%</text:p>
          </table:table-cell>
          <table:table-cell table:style-name="ce84" table:number-columns-repeated="987"/>
          <table:table-cell/>
        </table:table-row>
        <table:table-row table:style-name="ro3">
          <table:table-cell/>
          <table:table-cell table:style-name="ce61" office:value-type="string" calcext:value-type="string">
            <text:p>Letter Grade</text:p>
          </table:table-cell>
          <table:table-cell/>
          <table:table-cell table:style-name="ce283" table:formula="of:=IF([.D35]&gt;=0.92;&quot;A&quot;;IF([.D35]&gt;=0.9;&quot;A-&quot;;IF([.D35]&gt;=0.88;&quot;B+&quot;;IF([.D35]&gt;=0.82;&quot;B&quot;;IF([.D35]&gt;=0.8;&quot;B-&quot;;IF([.D35]&gt;=0.78;&quot;C+&quot;;IF([.D35]&gt;=0.72;&quot;C&quot;;IF([.D35]&gt;=0.7;&quot;C-&quot;;IF([.D35]&gt;=0.68;&quot;D+&quot;;IF([.D35]&gt;=0.62;&quot;D&quot;;IF([.D35]&gt;=0.6;&quot;D-&quot;;&quot;F&quot;)))))))))))" office:value-type="string" office:string-value="C" calcext:value-type="string">
            <text:p>C</text:p>
          </table:table-cell>
          <table:table-cell/>
          <table:table-cell table:style-name="ce1" table:formula="of:=IF([.F35]&gt;=0.92;&quot;A&quot;;IF([.F35]&gt;=0.9;&quot;A-&quot;;IF([.F35]&gt;=0.88;&quot;B+&quot;;IF([.F35]&gt;=0.82;&quot;B&quot;;IF([.F35]&gt;=0.8;&quot;B-&quot;;IF([.F35]&gt;=0.78;&quot;C+&quot;;IF([.F35]&gt;=0.72;&quot;C&quot;;IF([.F35]&gt;=0.7;&quot;C-&quot;;IF([.F35]&gt;=0.68;&quot;D+&quot;;IF([.F35]&gt;=0.62;&quot;D&quot;;IF([.F35]&gt;=0.6;&quot;D-&quot;;&quot;F&quot;)))))))))))" office:value-type="string" office:string-value="D" calcext:value-type="string">
            <text:p>D</text:p>
          </table:table-cell>
          <table:table-cell table:formula="of:=IF([.G35]&gt;=0.92;&quot;A&quot;;IF([.G35]&gt;=0.9;&quot;A-&quot;;IF([.G35]&gt;=0.88;&quot;B+&quot;;IF([.G35]&gt;=0.82;&quot;B&quot;;IF([.G35]&gt;=0.8;&quot;B-&quot;;IF([.G35]&gt;=0.78;&quot;C+&quot;;IF([.G35]&gt;=0.72;&quot;C&quot;;IF([.G35]&gt;=0.7;&quot;C-&quot;;IF([.G35]&gt;=0.68;&quot;D+&quot;;IF([.G35]&gt;=0.62;&quot;D&quot;;IF([.G35]&gt;=0.6;&quot;D-&quot;;&quot;F&quot;)))))))))))" office:value-type="string" office:string-value="D-" calcext:value-type="string">
            <text:p>D-</text:p>
          </table:table-cell>
          <table:table-cell table:style-name="ce1" table:formula="of:=IF([.H35]&gt;=0.92;&quot;A&quot;;IF([.H35]&gt;=0.9;&quot;A-&quot;;IF([.H35]&gt;=0.88;&quot;B+&quot;;IF([.H35]&gt;=0.82;&quot;B&quot;;IF([.H35]&gt;=0.8;&quot;B-&quot;;IF([.H35]&gt;=0.78;&quot;C+&quot;;IF([.H35]&gt;=0.72;&quot;C&quot;;IF([.H35]&gt;=0.7;&quot;C-&quot;;IF([.H35]&gt;=0.68;&quot;D+&quot;;IF([.H35]&gt;=0.62;&quot;D&quot;;IF([.H35]&gt;=0.6;&quot;D-&quot;;&quot;F&quot;)))))))))))" office:value-type="string" office:string-value="D" calcext:value-type="string">
            <text:p>D</text:p>
          </table:table-cell>
          <table:table-cell table:formula="of:=IF([.I35]&gt;=0.92;&quot;A&quot;;IF([.I35]&gt;=0.9;&quot;A-&quot;;IF([.I35]&gt;=0.88;&quot;B+&quot;;IF([.I35]&gt;=0.82;&quot;B&quot;;IF([.I35]&gt;=0.8;&quot;B-&quot;;IF([.I35]&gt;=0.78;&quot;C+&quot;;IF([.I35]&gt;=0.72;&quot;C&quot;;IF([.I35]&gt;=0.7;&quot;C-&quot;;IF([.I35]&gt;=0.68;&quot;D+&quot;;IF([.I35]&gt;=0.62;&quot;D&quot;;IF([.I35]&gt;=0.6;&quot;D-&quot;;&quot;F&quot;)))))))))))" office:value-type="string" office:string-value="B" calcext:value-type="string">
            <text:p>B</text:p>
          </table:table-cell>
          <table:table-cell table:formula="of:=IF([.J35]&gt;=0.92;&quot;A&quot;;IF([.J35]&gt;=0.9;&quot;A-&quot;;IF([.J35]&gt;=0.88;&quot;B+&quot;;IF([.J35]&gt;=0.82;&quot;B&quot;;IF([.J35]&gt;=0.8;&quot;B-&quot;;IF([.J35]&gt;=0.78;&quot;C+&quot;;IF([.J35]&gt;=0.72;&quot;C&quot;;IF([.J35]&gt;=0.7;&quot;C-&quot;;IF([.J35]&gt;=0.68;&quot;D+&quot;;IF([.J35]&gt;=0.62;&quot;D&quot;;IF([.J35]&gt;=0.6;&quot;D-&quot;;&quot;F&quot;)))))))))))" office:value-type="string" office:string-value="C-" calcext:value-type="string">
            <text:p>C-</text:p>
          </table:table-cell>
          <table:table-cell table:formula="of:=IF([.K35]&gt;=0.92;&quot;A&quot;;IF([.K35]&gt;=0.9;&quot;A-&quot;;IF([.K35]&gt;=0.88;&quot;B+&quot;;IF([.K35]&gt;=0.82;&quot;B&quot;;IF([.K35]&gt;=0.8;&quot;B-&quot;;IF([.K35]&gt;=0.78;&quot;C+&quot;;IF([.K35]&gt;=0.72;&quot;C&quot;;IF([.K35]&gt;=0.7;&quot;C-&quot;;IF([.K35]&gt;=0.68;&quot;D+&quot;;IF([.K35]&gt;=0.62;&quot;D&quot;;IF([.K35]&gt;=0.6;&quot;D-&quot;;&quot;F&quot;)))))))))))" office:value-type="string" office:string-value="F" calcext:value-type="string">
            <text:p>F</text:p>
          </table:table-cell>
          <table:table-cell table:formula="of:=IF([.L35]&gt;=0.92;&quot;A&quot;;IF([.L35]&gt;=0.9;&quot;A-&quot;;IF([.L35]&gt;=0.88;&quot;B+&quot;;IF([.L35]&gt;=0.82;&quot;B&quot;;IF([.L35]&gt;=0.8;&quot;B-&quot;;IF([.L35]&gt;=0.78;&quot;C+&quot;;IF([.L35]&gt;=0.72;&quot;C&quot;;IF([.L35]&gt;=0.7;&quot;C-&quot;;IF([.L35]&gt;=0.68;&quot;D+&quot;;IF([.L35]&gt;=0.62;&quot;D&quot;;IF([.L35]&gt;=0.6;&quot;D-&quot;;&quot;F&quot;)))))))))))" office:value-type="string" office:string-value="B" calcext:value-type="string">
            <text:p>B</text:p>
          </table:table-cell>
          <table:table-cell table:formula="of:=IF([.M35]&gt;=0.92;&quot;A&quot;;IF([.M35]&gt;=0.9;&quot;A-&quot;;IF([.M35]&gt;=0.88;&quot;B+&quot;;IF([.M35]&gt;=0.82;&quot;B&quot;;IF([.M35]&gt;=0.8;&quot;B-&quot;;IF([.M35]&gt;=0.78;&quot;C+&quot;;IF([.M35]&gt;=0.72;&quot;C&quot;;IF([.M35]&gt;=0.7;&quot;C-&quot;;IF([.M35]&gt;=0.68;&quot;D+&quot;;IF([.M35]&gt;=0.62;&quot;D&quot;;IF([.M35]&gt;=0.6;&quot;D-&quot;;&quot;F&quot;)))))))))))" office:value-type="string" office:string-value="C+" calcext:value-type="string">
            <text:p>C+</text:p>
          </table:table-cell>
          <table:table-cell table:formula="of:=IF([.N35]&gt;=0.92;&quot;A&quot;;IF([.N35]&gt;=0.9;&quot;A-&quot;;IF([.N35]&gt;=0.88;&quot;B+&quot;;IF([.N35]&gt;=0.82;&quot;B&quot;;IF([.N35]&gt;=0.8;&quot;B-&quot;;IF([.N35]&gt;=0.78;&quot;C+&quot;;IF([.N35]&gt;=0.72;&quot;C&quot;;IF([.N35]&gt;=0.7;&quot;C-&quot;;IF([.N35]&gt;=0.68;&quot;D+&quot;;IF([.N35]&gt;=0.62;&quot;D&quot;;IF([.N35]&gt;=0.6;&quot;D-&quot;;&quot;F&quot;)))))))))))" office:value-type="string" office:string-value="B" calcext:value-type="string">
            <text:p>B</text:p>
          </table:table-cell>
          <table:table-cell table:formula="of:=IF([.O35]&gt;=0.92;&quot;A&quot;;IF([.O35]&gt;=0.9;&quot;A-&quot;;IF([.O35]&gt;=0.88;&quot;B+&quot;;IF([.O35]&gt;=0.82;&quot;B&quot;;IF([.O35]&gt;=0.8;&quot;B-&quot;;IF([.O35]&gt;=0.78;&quot;C+&quot;;IF([.O35]&gt;=0.72;&quot;C&quot;;IF([.O35]&gt;=0.7;&quot;C-&quot;;IF([.O35]&gt;=0.68;&quot;D+&quot;;IF([.O35]&gt;=0.62;&quot;D&quot;;IF([.O35]&gt;=0.6;&quot;D-&quot;;&quot;F&quot;)))))))))))" office:value-type="string" office:string-value="B" calcext:value-type="string">
            <text:p>B</text:p>
          </table:table-cell>
          <table:table-cell table:formula="of:=IF([.P35]&gt;=0.92;&quot;A&quot;;IF([.P35]&gt;=0.9;&quot;A-&quot;;IF([.P35]&gt;=0.88;&quot;B+&quot;;IF([.P35]&gt;=0.82;&quot;B&quot;;IF([.P35]&gt;=0.8;&quot;B-&quot;;IF([.P35]&gt;=0.78;&quot;C+&quot;;IF([.P35]&gt;=0.72;&quot;C&quot;;IF([.P35]&gt;=0.7;&quot;C-&quot;;IF([.P35]&gt;=0.68;&quot;D+&quot;;IF([.P35]&gt;=0.62;&quot;D&quot;;IF([.P35]&gt;=0.6;&quot;D-&quot;;&quot;F&quot;)))))))))))" office:value-type="string" office:string-value="B-" calcext:value-type="string">
            <text:p>B-</text:p>
          </table:table-cell>
          <table:table-cell table:formula="of:=IF([.Q35]&gt;=0.92;&quot;A&quot;;IF([.Q35]&gt;=0.9;&quot;A-&quot;;IF([.Q35]&gt;=0.88;&quot;B+&quot;;IF([.Q35]&gt;=0.82;&quot;B&quot;;IF([.Q35]&gt;=0.8;&quot;B-&quot;;IF([.Q35]&gt;=0.78;&quot;C+&quot;;IF([.Q35]&gt;=0.72;&quot;C&quot;;IF([.Q35]&gt;=0.7;&quot;C-&quot;;IF([.Q35]&gt;=0.68;&quot;D+&quot;;IF([.Q35]&gt;=0.62;&quot;D&quot;;IF([.Q35]&gt;=0.6;&quot;D-&quot;;&quot;F&quot;)))))))))))" office:value-type="string" office:string-value="C" calcext:value-type="string">
            <text:p>C</text:p>
          </table:table-cell>
          <table:table-cell table:formula="of:=IF([.R35]&gt;=0.92;&quot;A&quot;;IF([.R35]&gt;=0.9;&quot;A-&quot;;IF([.R35]&gt;=0.88;&quot;B+&quot;;IF([.R35]&gt;=0.82;&quot;B&quot;;IF([.R35]&gt;=0.8;&quot;B-&quot;;IF([.R35]&gt;=0.78;&quot;C+&quot;;IF([.R35]&gt;=0.72;&quot;C&quot;;IF([.R35]&gt;=0.7;&quot;C-&quot;;IF([.R35]&gt;=0.68;&quot;D+&quot;;IF([.R35]&gt;=0.62;&quot;D&quot;;IF([.R35]&gt;=0.6;&quot;D-&quot;;&quot;F&quot;)))))))))))" office:value-type="string" office:string-value="C" calcext:value-type="string">
            <text:p>C</text:p>
          </table:table-cell>
          <table:table-cell table:formula="of:=IF([.S35]&gt;=0.92;&quot;A&quot;;IF([.S35]&gt;=0.9;&quot;A-&quot;;IF([.S35]&gt;=0.88;&quot;B+&quot;;IF([.S35]&gt;=0.82;&quot;B&quot;;IF([.S35]&gt;=0.8;&quot;B-&quot;;IF([.S35]&gt;=0.78;&quot;C+&quot;;IF([.S35]&gt;=0.72;&quot;C&quot;;IF([.S35]&gt;=0.7;&quot;C-&quot;;IF([.S35]&gt;=0.68;&quot;D+&quot;;IF([.S35]&gt;=0.62;&quot;D&quot;;IF([.S35]&gt;=0.6;&quot;D-&quot;;&quot;F&quot;)))))))))))" office:value-type="string" office:string-value="C+" calcext:value-type="string">
            <text:p>C+</text:p>
          </table:table-cell>
          <table:table-cell table:formula="of:=IF([.T35]&gt;=0.92;&quot;A&quot;;IF([.T35]&gt;=0.9;&quot;A-&quot;;IF([.T35]&gt;=0.88;&quot;B+&quot;;IF([.T35]&gt;=0.82;&quot;B&quot;;IF([.T35]&gt;=0.8;&quot;B-&quot;;IF([.T35]&gt;=0.78;&quot;C+&quot;;IF([.T35]&gt;=0.72;&quot;C&quot;;IF([.T35]&gt;=0.7;&quot;C-&quot;;IF([.T35]&gt;=0.68;&quot;D+&quot;;IF([.T35]&gt;=0.62;&quot;D&quot;;IF([.T35]&gt;=0.6;&quot;D-&quot;;&quot;F&quot;)))))))))))" office:value-type="string" office:string-value="F" calcext:value-type="string">
            <text:p>F</text:p>
          </table:table-cell>
          <table:table-cell table:formula="of:=IF([.U35]&gt;=0.92;&quot;A&quot;;IF([.U35]&gt;=0.9;&quot;A-&quot;;IF([.U35]&gt;=0.88;&quot;B+&quot;;IF([.U35]&gt;=0.82;&quot;B&quot;;IF([.U35]&gt;=0.8;&quot;B-&quot;;IF([.U35]&gt;=0.78;&quot;C+&quot;;IF([.U35]&gt;=0.72;&quot;C&quot;;IF([.U35]&gt;=0.7;&quot;C-&quot;;IF([.U35]&gt;=0.68;&quot;D+&quot;;IF([.U35]&gt;=0.62;&quot;D&quot;;IF([.U35]&gt;=0.6;&quot;D-&quot;;&quot;F&quot;)))))))))))" office:value-type="string" office:string-value="F" calcext:value-type="string">
            <text:p>F</text:p>
          </table:table-cell>
          <table:table-cell table:formula="of:=IF([.V35]&gt;=0.92;&quot;A&quot;;IF([.V35]&gt;=0.9;&quot;A-&quot;;IF([.V35]&gt;=0.88;&quot;B+&quot;;IF([.V35]&gt;=0.82;&quot;B&quot;;IF([.V35]&gt;=0.8;&quot;B-&quot;;IF([.V35]&gt;=0.78;&quot;C+&quot;;IF([.V35]&gt;=0.72;&quot;C&quot;;IF([.V35]&gt;=0.7;&quot;C-&quot;;IF([.V35]&gt;=0.68;&quot;D+&quot;;IF([.V35]&gt;=0.62;&quot;D&quot;;IF([.V35]&gt;=0.6;&quot;D-&quot;;&quot;F&quot;)))))))))))" office:value-type="string" office:string-value="F" calcext:value-type="string">
            <text:p>F</text:p>
          </table:table-cell>
          <table:table-cell table:formula="of:=IF([.W35]&gt;=0.92;&quot;A&quot;;IF([.W35]&gt;=0.9;&quot;A-&quot;;IF([.W35]&gt;=0.88;&quot;B+&quot;;IF([.W35]&gt;=0.82;&quot;B&quot;;IF([.W35]&gt;=0.8;&quot;B-&quot;;IF([.W35]&gt;=0.78;&quot;C+&quot;;IF([.W35]&gt;=0.72;&quot;C&quot;;IF([.W35]&gt;=0.7;&quot;C-&quot;;IF([.W35]&gt;=0.68;&quot;D+&quot;;IF([.W35]&gt;=0.62;&quot;D&quot;;IF([.W35]&gt;=0.6;&quot;D-&quot;;&quot;F&quot;)))))))))))" office:value-type="string" office:string-value="F" calcext:value-type="string">
            <text:p>F</text:p>
          </table:table-cell>
          <table:table-cell table:formula="of:=IF([.X35]&gt;=0.92;&quot;A&quot;;IF([.X35]&gt;=0.9;&quot;A-&quot;;IF([.X35]&gt;=0.88;&quot;B+&quot;;IF([.X35]&gt;=0.82;&quot;B&quot;;IF([.X35]&gt;=0.8;&quot;B-&quot;;IF([.X35]&gt;=0.78;&quot;C+&quot;;IF([.X35]&gt;=0.72;&quot;C&quot;;IF([.X35]&gt;=0.7;&quot;C-&quot;;IF([.X35]&gt;=0.68;&quot;D+&quot;;IF([.X35]&gt;=0.62;&quot;D&quot;;IF([.X35]&gt;=0.6;&quot;D-&quot;;&quot;F&quot;)))))))))))" office:value-type="string" office:string-value="F" calcext:value-type="string">
            <text:p>F</text:p>
          </table:table-cell>
          <table:table-cell table:formula="of:=IF([.Y35]&gt;=0.92;&quot;A&quot;;IF([.Y35]&gt;=0.9;&quot;A-&quot;;IF([.Y35]&gt;=0.88;&quot;B+&quot;;IF([.Y35]&gt;=0.82;&quot;B&quot;;IF([.Y35]&gt;=0.8;&quot;B-&quot;;IF([.Y35]&gt;=0.78;&quot;C+&quot;;IF([.Y35]&gt;=0.72;&quot;C&quot;;IF([.Y35]&gt;=0.7;&quot;C-&quot;;IF([.Y35]&gt;=0.68;&quot;D+&quot;;IF([.Y35]&gt;=0.62;&quot;D&quot;;IF([.Y35]&gt;=0.6;&quot;D-&quot;;&quot;F&quot;)))))))))))" office:value-type="string" office:string-value="F" calcext:value-type="string">
            <text:p>F</text:p>
          </table:table-cell>
          <table:table-cell table:formula="of:=IF([.Z35]&gt;=0.92;&quot;A&quot;;IF([.Z35]&gt;=0.9;&quot;A-&quot;;IF([.Z35]&gt;=0.88;&quot;B+&quot;;IF([.Z35]&gt;=0.82;&quot;B&quot;;IF([.Z35]&gt;=0.8;&quot;B-&quot;;IF([.Z35]&gt;=0.78;&quot;C+&quot;;IF([.Z35]&gt;=0.72;&quot;C&quot;;IF([.Z35]&gt;=0.7;&quot;C-&quot;;IF([.Z35]&gt;=0.68;&quot;D+&quot;;IF([.Z35]&gt;=0.62;&quot;D&quot;;IF([.Z35]&gt;=0.6;&quot;D-&quot;;&quot;F&quot;)))))))))))" office:value-type="string" office:string-value="F" calcext:value-type="string">
            <text:p>F</text:p>
          </table:table-cell>
          <table:table-cell table:formula="of:=IF([.AA35]&gt;=0.92;&quot;A&quot;;IF([.AA35]&gt;=0.9;&quot;A-&quot;;IF([.AA35]&gt;=0.88;&quot;B+&quot;;IF([.AA35]&gt;=0.82;&quot;B&quot;;IF([.AA35]&gt;=0.8;&quot;B-&quot;;IF([.AA35]&gt;=0.78;&quot;C+&quot;;IF([.AA35]&gt;=0.72;&quot;C&quot;;IF([.AA35]&gt;=0.7;&quot;C-&quot;;IF([.AA35]&gt;=0.68;&quot;D+&quot;;IF([.AA35]&gt;=0.62;&quot;D&quot;;IF([.AA35]&gt;=0.6;&quot;D-&quot;;&quot;F&quot;)))))))))))" office:value-type="string" office:string-value="F" calcext:value-type="string">
            <text:p>F</text:p>
          </table:table-cell>
          <table:table-cell table:formula="of:=IF([.AB35]&gt;=0.92;&quot;A&quot;;IF([.AB35]&gt;=0.9;&quot;A-&quot;;IF([.AB35]&gt;=0.88;&quot;B+&quot;;IF([.AB35]&gt;=0.82;&quot;B&quot;;IF([.AB35]&gt;=0.8;&quot;B-&quot;;IF([.AB35]&gt;=0.78;&quot;C+&quot;;IF([.AB35]&gt;=0.72;&quot;C&quot;;IF([.AB35]&gt;=0.7;&quot;C-&quot;;IF([.AB35]&gt;=0.68;&quot;D+&quot;;IF([.AB35]&gt;=0.62;&quot;D&quot;;IF([.AB35]&gt;=0.6;&quot;D-&quot;;&quot;F&quot;)))))))))))" office:value-type="string" office:string-value="F" calcext:value-type="string">
            <text:p>F</text:p>
          </table:table-cell>
          <table:table-cell table:formula="of:=IF([.AC35]&gt;=0.92;&quot;A&quot;;IF([.AC35]&gt;=0.9;&quot;A-&quot;;IF([.AC35]&gt;=0.88;&quot;B+&quot;;IF([.AC35]&gt;=0.82;&quot;B&quot;;IF([.AC35]&gt;=0.8;&quot;B-&quot;;IF([.AC35]&gt;=0.78;&quot;C+&quot;;IF([.AC35]&gt;=0.72;&quot;C&quot;;IF([.AC35]&gt;=0.7;&quot;C-&quot;;IF([.AC35]&gt;=0.68;&quot;D+&quot;;IF([.AC35]&gt;=0.62;&quot;D&quot;;IF([.AC35]&gt;=0.6;&quot;D-&quot;;&quot;F&quot;)))))))))))" office:value-type="string" office:string-value="F" calcext:value-type="string">
            <text:p>F</text:p>
          </table:table-cell>
          <table:table-cell table:formula="of:=IF([.AD35]&gt;=0.92;&quot;A&quot;;IF([.AD35]&gt;=0.9;&quot;A-&quot;;IF([.AD35]&gt;=0.88;&quot;B+&quot;;IF([.AD35]&gt;=0.82;&quot;B&quot;;IF([.AD35]&gt;=0.8;&quot;B-&quot;;IF([.AD35]&gt;=0.78;&quot;C+&quot;;IF([.AD35]&gt;=0.72;&quot;C&quot;;IF([.AD35]&gt;=0.7;&quot;C-&quot;;IF([.AD35]&gt;=0.68;&quot;D+&quot;;IF([.AD35]&gt;=0.62;&quot;D&quot;;IF([.AD35]&gt;=0.6;&quot;D-&quot;;&quot;F&quot;)))))))))))" office:value-type="string" office:string-value="F" calcext:value-type="string">
            <text:p>F</text:p>
          </table:table-cell>
          <table:table-cell table:formula="of:=IF([.AE35]&gt;=0.92;&quot;A&quot;;IF([.AE35]&gt;=0.9;&quot;A-&quot;;IF([.AE35]&gt;=0.88;&quot;B+&quot;;IF([.AE35]&gt;=0.82;&quot;B&quot;;IF([.AE35]&gt;=0.8;&quot;B-&quot;;IF([.AE35]&gt;=0.78;&quot;C+&quot;;IF([.AE35]&gt;=0.72;&quot;C&quot;;IF([.AE35]&gt;=0.7;&quot;C-&quot;;IF([.AE35]&gt;=0.68;&quot;D+&quot;;IF([.AE35]&gt;=0.62;&quot;D&quot;;IF([.AE35]&gt;=0.6;&quot;D-&quot;;&quot;F&quot;)))))))))))" office:value-type="string" office:string-value="F" calcext:value-type="string">
            <text:p>F</text:p>
          </table:table-cell>
          <table:table-cell table:formula="of:=IF([.AF35]&gt;=0.92;&quot;A&quot;;IF([.AF35]&gt;=0.9;&quot;A-&quot;;IF([.AF35]&gt;=0.88;&quot;B+&quot;;IF([.AF35]&gt;=0.82;&quot;B&quot;;IF([.AF35]&gt;=0.8;&quot;B-&quot;;IF([.AF35]&gt;=0.78;&quot;C+&quot;;IF([.AF35]&gt;=0.72;&quot;C&quot;;IF([.AF35]&gt;=0.7;&quot;C-&quot;;IF([.AF35]&gt;=0.68;&quot;D+&quot;;IF([.AF35]&gt;=0.62;&quot;D&quot;;IF([.AF35]&gt;=0.6;&quot;D-&quot;;&quot;F&quot;)))))))))))" office:value-type="string" office:string-value="F" calcext:value-type="string">
            <text:p>F</text:p>
          </table:table-cell>
          <table:table-cell table:formula="of:=IF([.AG35]&gt;=0.92;&quot;A&quot;;IF([.AG35]&gt;=0.9;&quot;A-&quot;;IF([.AG35]&gt;=0.88;&quot;B+&quot;;IF([.AG35]&gt;=0.82;&quot;B&quot;;IF([.AG35]&gt;=0.8;&quot;B-&quot;;IF([.AG35]&gt;=0.78;&quot;C+&quot;;IF([.AG35]&gt;=0.72;&quot;C&quot;;IF([.AG35]&gt;=0.7;&quot;C-&quot;;IF([.AG35]&gt;=0.68;&quot;D+&quot;;IF([.AG35]&gt;=0.62;&quot;D&quot;;IF([.AG35]&gt;=0.6;&quot;D-&quot;;&quot;F&quot;)))))))))))" office:value-type="string" office:string-value="F" calcext:value-type="string">
            <text:p>F</text:p>
          </table:table-cell>
          <table:table-cell table:formula="of:=IF([.AH35]&gt;=0.92;&quot;A&quot;;IF([.AH35]&gt;=0.9;&quot;A-&quot;;IF([.AH35]&gt;=0.88;&quot;B+&quot;;IF([.AH35]&gt;=0.82;&quot;B&quot;;IF([.AH35]&gt;=0.8;&quot;B-&quot;;IF([.AH35]&gt;=0.78;&quot;C+&quot;;IF([.AH35]&gt;=0.72;&quot;C&quot;;IF([.AH35]&gt;=0.7;&quot;C-&quot;;IF([.AH35]&gt;=0.68;&quot;D+&quot;;IF([.AH35]&gt;=0.62;&quot;D&quot;;IF([.AH35]&gt;=0.6;&quot;D-&quot;;&quot;F&quot;)))))))))))" office:value-type="string" office:string-value="F" calcext:value-type="string">
            <text:p>F</text:p>
          </table:table-cell>
          <table:table-cell table:formula="of:=IF([.AI35]&gt;=0.92;&quot;A&quot;;IF([.AI35]&gt;=0.9;&quot;A-&quot;;IF([.AI35]&gt;=0.88;&quot;B+&quot;;IF([.AI35]&gt;=0.82;&quot;B&quot;;IF([.AI35]&gt;=0.8;&quot;B-&quot;;IF([.AI35]&gt;=0.78;&quot;C+&quot;;IF([.AI35]&gt;=0.72;&quot;C&quot;;IF([.AI35]&gt;=0.7;&quot;C-&quot;;IF([.AI35]&gt;=0.68;&quot;D+&quot;;IF([.AI35]&gt;=0.62;&quot;D&quot;;IF([.AI35]&gt;=0.6;&quot;D-&quot;;&quot;F&quot;)))))))))))" office:value-type="string" office:string-value="F" calcext:value-type="string">
            <text:p>F</text:p>
          </table:table-cell>
          <table:table-cell table:formula="of:=IF([.AJ35]&gt;=0.92;&quot;A&quot;;IF([.AJ35]&gt;=0.9;&quot;A-&quot;;IF([.AJ35]&gt;=0.88;&quot;B+&quot;;IF([.AJ35]&gt;=0.82;&quot;B&quot;;IF([.AJ35]&gt;=0.8;&quot;B-&quot;;IF([.AJ35]&gt;=0.78;&quot;C+&quot;;IF([.AJ35]&gt;=0.72;&quot;C&quot;;IF([.AJ35]&gt;=0.7;&quot;C-&quot;;IF([.AJ35]&gt;=0.68;&quot;D+&quot;;IF([.AJ35]&gt;=0.62;&quot;D&quot;;IF([.AJ35]&gt;=0.6;&quot;D-&quot;;&quot;F&quot;)))))))))))" office:value-type="string" office:string-value="F" calcext:value-type="string">
            <text:p>F</text:p>
          </table:table-cell>
          <table:table-cell table:number-columns-repeated="988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10th.A2:10th.AMJ2 10th.A3:10th.C32 10th.F3:10th.AMJ13 10th.T15:10th.AMJ32 10th.V14:10th.AMJ14">
            <calcext:condition calcext:apply-style-name="EveryOtherRow" calcext:value="formula-is(ISEVEN(ROW()))" calcext:base-cell-address="10th.A2"/>
            <calcext:condition calcext:apply-style-name="EveryOtherRow2" calcext:value="formula-is(NOT(ISEVEN(ROW())))" calcext:base-cell-address="10th.A2"/>
          </calcext:conditional-format>
          <calcext:conditional-format calcext:target-range-address="10th.D35:10th.D35">
            <calcext:condition calcext:apply-style-name="Failing" calcext:value="&lt;0.6" calcext:base-cell-address="10th.D35"/>
          </calcext:conditional-format>
          <calcext:conditional-format calcext:target-range-address="10th.F35:10th.F35">
            <calcext:condition calcext:apply-style-name="Failing" calcext:value="&lt;0.6" calcext:base-cell-address="10th.F35"/>
          </calcext:conditional-format>
          <calcext:conditional-format calcext:target-range-address="10th.G35:10th.G35">
            <calcext:condition calcext:apply-style-name="Failing" calcext:value="&lt;0.6" calcext:base-cell-address="10th.G35"/>
          </calcext:conditional-format>
          <calcext:conditional-format calcext:target-range-address="10th.H35:10th.H35">
            <calcext:condition calcext:apply-style-name="Failing" calcext:value="&lt;0.6" calcext:base-cell-address="10th.H35"/>
          </calcext:conditional-format>
          <calcext:conditional-format calcext:target-range-address="10th.I35:10th.I35">
            <calcext:condition calcext:apply-style-name="Failing" calcext:value="&lt;0.6" calcext:base-cell-address="10th.I35"/>
          </calcext:conditional-format>
          <calcext:conditional-format calcext:target-range-address="10th.J35:10th.J35">
            <calcext:condition calcext:apply-style-name="Failing" calcext:value="&lt;0.6" calcext:base-cell-address="10th.J35"/>
          </calcext:conditional-format>
          <calcext:conditional-format calcext:target-range-address="10th.K35:10th.K35">
            <calcext:condition calcext:apply-style-name="Failing" calcext:value="&lt;0.6" calcext:base-cell-address="10th.K35"/>
          </calcext:conditional-format>
          <calcext:conditional-format calcext:target-range-address="10th.L35:10th.L35">
            <calcext:condition calcext:apply-style-name="Failing" calcext:value="&lt;0.6" calcext:base-cell-address="10th.L35"/>
          </calcext:conditional-format>
          <calcext:conditional-format calcext:target-range-address="10th.M35:10th.M35">
            <calcext:condition calcext:apply-style-name="Failing" calcext:value="&lt;0.6" calcext:base-cell-address="10th.M35"/>
          </calcext:conditional-format>
          <calcext:conditional-format calcext:target-range-address="10th.N35:10th.N35">
            <calcext:condition calcext:apply-style-name="Failing" calcext:value="&lt;0.6" calcext:base-cell-address="10th.N35"/>
          </calcext:conditional-format>
          <calcext:conditional-format calcext:target-range-address="10th.O35:10th.O35">
            <calcext:condition calcext:apply-style-name="Failing" calcext:value="&lt;0.6" calcext:base-cell-address="10th.O35"/>
          </calcext:conditional-format>
          <calcext:conditional-format calcext:target-range-address="10th.P35:10th.P35">
            <calcext:condition calcext:apply-style-name="Failing" calcext:value="&lt;0.6" calcext:base-cell-address="10th.P35"/>
          </calcext:conditional-format>
          <calcext:conditional-format calcext:target-range-address="10th.Q35:10th.Q35">
            <calcext:condition calcext:apply-style-name="Failing" calcext:value="&lt;0.6" calcext:base-cell-address="10th.Q35"/>
          </calcext:conditional-format>
          <calcext:conditional-format calcext:target-range-address="10th.R35:10th.R35">
            <calcext:condition calcext:apply-style-name="Failing" calcext:value="&lt;0.6" calcext:base-cell-address="10th.R35"/>
          </calcext:conditional-format>
          <calcext:conditional-format calcext:target-range-address="10th.T35:10th.T35">
            <calcext:condition calcext:apply-style-name="Failing" calcext:value="&lt;0.6" calcext:base-cell-address="10th.T35"/>
          </calcext:conditional-format>
          <calcext:conditional-format calcext:target-range-address="10th.U35:10th.U35">
            <calcext:condition calcext:apply-style-name="Failing" calcext:value="&lt;0.6" calcext:base-cell-address="10th.U35"/>
          </calcext:conditional-format>
          <calcext:conditional-format calcext:target-range-address="10th.V35:10th.V35">
            <calcext:condition calcext:apply-style-name="Failing" calcext:value="&lt;0.6" calcext:base-cell-address="10th.V35"/>
          </calcext:conditional-format>
          <calcext:conditional-format calcext:target-range-address="10th.W35:10th.W35">
            <calcext:condition calcext:apply-style-name="Failing" calcext:value="&lt;0.6" calcext:base-cell-address="10th.W35"/>
          </calcext:conditional-format>
          <calcext:conditional-format calcext:target-range-address="10th.X35:10th.X35">
            <calcext:condition calcext:apply-style-name="Failing" calcext:value="&lt;0.6" calcext:base-cell-address="10th.X35"/>
          </calcext:conditional-format>
          <calcext:conditional-format calcext:target-range-address="10th.Y35:10th.Y35">
            <calcext:condition calcext:apply-style-name="Failing" calcext:value="&lt;0.6" calcext:base-cell-address="10th.Y35"/>
          </calcext:conditional-format>
          <calcext:conditional-format calcext:target-range-address="10th.Z35:10th.Z35">
            <calcext:condition calcext:apply-style-name="Failing" calcext:value="&lt;0.6" calcext:base-cell-address="10th.Z35"/>
          </calcext:conditional-format>
          <calcext:conditional-format calcext:target-range-address="10th.AA35:10th.AA35">
            <calcext:condition calcext:apply-style-name="Failing" calcext:value="&lt;0.6" calcext:base-cell-address="10th.AA35"/>
          </calcext:conditional-format>
          <calcext:conditional-format calcext:target-range-address="10th.AB35:10th.AB35">
            <calcext:condition calcext:apply-style-name="Failing" calcext:value="&lt;0.6" calcext:base-cell-address="10th.AB35"/>
          </calcext:conditional-format>
          <calcext:conditional-format calcext:target-range-address="10th.AC35:10th.AC35">
            <calcext:condition calcext:apply-style-name="Failing" calcext:value="&lt;0.6" calcext:base-cell-address="10th.AC35"/>
          </calcext:conditional-format>
          <calcext:conditional-format calcext:target-range-address="10th.AD35:10th.AD35">
            <calcext:condition calcext:apply-style-name="Failing" calcext:value="&lt;0.6" calcext:base-cell-address="10th.AD35"/>
          </calcext:conditional-format>
          <calcext:conditional-format calcext:target-range-address="10th.AE35:10th.AE35">
            <calcext:condition calcext:apply-style-name="Failing" calcext:value="&lt;0.6" calcext:base-cell-address="10th.AE35"/>
          </calcext:conditional-format>
          <calcext:conditional-format calcext:target-range-address="10th.AF35:10th.AF35">
            <calcext:condition calcext:apply-style-name="Failing" calcext:value="&lt;0.6" calcext:base-cell-address="10th.AF35"/>
          </calcext:conditional-format>
          <calcext:conditional-format calcext:target-range-address="10th.AG35:10th.AG35">
            <calcext:condition calcext:apply-style-name="Failing" calcext:value="&lt;0.6" calcext:base-cell-address="10th.AG35"/>
          </calcext:conditional-format>
          <calcext:conditional-format calcext:target-range-address="10th.AH35:10th.AH35">
            <calcext:condition calcext:apply-style-name="Failing" calcext:value="&lt;0.6" calcext:base-cell-address="10th.AH35"/>
          </calcext:conditional-format>
          <calcext:conditional-format calcext:target-range-address="10th.AI35:10th.AI35">
            <calcext:condition calcext:apply-style-name="Failing" calcext:value="&lt;0.6" calcext:base-cell-address="10th.AI35"/>
          </calcext:conditional-format>
          <calcext:conditional-format calcext:target-range-address="10th.AJ35:10th.AJ35">
            <calcext:condition calcext:apply-style-name="Failing" calcext:value="&lt;0.6" calcext:base-cell-address="10th.AJ35"/>
          </calcext:conditional-format>
          <calcext:conditional-format calcext:target-range-address="10th.D3:10th.E3">
            <calcext:condition calcext:apply-style-name="EveryOtherRow" calcext:value="formula-is(ISEVEN(ROW()))" calcext:base-cell-address="10th.D3"/>
            <calcext:condition calcext:apply-style-name="EveryOtherRow2" calcext:value="formula-is(NOT(ISEVEN(ROW())))" calcext:base-cell-address="10th.D3"/>
          </calcext:conditional-format>
          <calcext:conditional-format calcext:target-range-address="10th.D4:10th.E4">
            <calcext:condition calcext:apply-style-name="EveryOtherRow" calcext:value="formula-is(ISEVEN(ROW()))" calcext:base-cell-address="10th.D4"/>
            <calcext:condition calcext:apply-style-name="EveryOtherRow2" calcext:value="formula-is(NOT(ISEVEN(ROW())))" calcext:base-cell-address="10th.D4"/>
          </calcext:conditional-format>
          <calcext:conditional-format calcext:target-range-address="10th.D5:10th.E5">
            <calcext:condition calcext:apply-style-name="EveryOtherRow" calcext:value="formula-is(ISEVEN(ROW()))" calcext:base-cell-address="10th.D5"/>
            <calcext:condition calcext:apply-style-name="EveryOtherRow2" calcext:value="formula-is(NOT(ISEVEN(ROW())))" calcext:base-cell-address="10th.D5"/>
          </calcext:conditional-format>
          <calcext:conditional-format calcext:target-range-address="10th.D6:10th.E6">
            <calcext:condition calcext:apply-style-name="EveryOtherRow" calcext:value="formula-is(ISEVEN(ROW()))" calcext:base-cell-address="10th.D6"/>
            <calcext:condition calcext:apply-style-name="EveryOtherRow2" calcext:value="formula-is(NOT(ISEVEN(ROW())))" calcext:base-cell-address="10th.D6"/>
          </calcext:conditional-format>
          <calcext:conditional-format calcext:target-range-address="10th.D7:10th.E7">
            <calcext:condition calcext:apply-style-name="EveryOtherRow" calcext:value="formula-is(ISEVEN(ROW()))" calcext:base-cell-address="10th.D7"/>
            <calcext:condition calcext:apply-style-name="EveryOtherRow2" calcext:value="formula-is(NOT(ISEVEN(ROW())))" calcext:base-cell-address="10th.D7"/>
          </calcext:conditional-format>
          <calcext:conditional-format calcext:target-range-address="10th.D8:10th.E8">
            <calcext:condition calcext:apply-style-name="EveryOtherRow" calcext:value="formula-is(ISEVEN(ROW()))" calcext:base-cell-address="10th.D8"/>
            <calcext:condition calcext:apply-style-name="EveryOtherRow2" calcext:value="formula-is(NOT(ISEVEN(ROW())))" calcext:base-cell-address="10th.D8"/>
          </calcext:conditional-format>
          <calcext:conditional-format calcext:target-range-address="10th.D9:10th.E9">
            <calcext:condition calcext:apply-style-name="EveryOtherRow" calcext:value="formula-is(ISEVEN(ROW()))" calcext:base-cell-address="10th.D9"/>
            <calcext:condition calcext:apply-style-name="EveryOtherRow2" calcext:value="formula-is(NOT(ISEVEN(ROW())))" calcext:base-cell-address="10th.D9"/>
          </calcext:conditional-format>
          <calcext:conditional-format calcext:target-range-address="10th.S35:10th.S35">
            <calcext:condition calcext:apply-style-name="Failing" calcext:value="&lt;0.6" calcext:base-cell-address="10th.S35"/>
          </calcext:conditional-format>
          <calcext:conditional-format calcext:target-range-address="10th.D10:10th.E10">
            <calcext:condition calcext:apply-style-name="EveryOtherRow" calcext:value="formula-is(ISEVEN(ROW()))" calcext:base-cell-address="10th.D10"/>
            <calcext:condition calcext:apply-style-name="EveryOtherRow2" calcext:value="formula-is(NOT(ISEVEN(ROW())))" calcext:base-cell-address="10th.D10"/>
          </calcext:conditional-format>
          <calcext:conditional-format calcext:target-range-address="10th.D11:10th.E11">
            <calcext:condition calcext:apply-style-name="EveryOtherRow" calcext:value="formula-is(ISEVEN(ROW()))" calcext:base-cell-address="10th.D11"/>
            <calcext:condition calcext:apply-style-name="EveryOtherRow2" calcext:value="formula-is(NOT(ISEVEN(ROW())))" calcext:base-cell-address="10th.D11"/>
          </calcext:conditional-format>
          <calcext:conditional-format calcext:target-range-address="10th.D12:10th.E12">
            <calcext:condition calcext:apply-style-name="EveryOtherRow" calcext:value="formula-is(ISEVEN(ROW()))" calcext:base-cell-address="10th.D12"/>
            <calcext:condition calcext:apply-style-name="EveryOtherRow2" calcext:value="formula-is(NOT(ISEVEN(ROW())))" calcext:base-cell-address="10th.D12"/>
          </calcext:conditional-format>
          <calcext:conditional-format calcext:target-range-address="10th.D13:10th.E13">
            <calcext:condition calcext:apply-style-name="EveryOtherRow" calcext:value="formula-is(ISEVEN(ROW()))" calcext:base-cell-address="10th.D13"/>
            <calcext:condition calcext:apply-style-name="EveryOtherRow2" calcext:value="formula-is(NOT(ISEVEN(ROW())))" calcext:base-cell-address="10th.D13"/>
          </calcext:conditional-format>
          <calcext:conditional-format calcext:target-range-address="10th.D14:10th.E15">
            <calcext:condition calcext:apply-style-name="EveryOtherRow" calcext:value="formula-is(ISEVEN(ROW()))" calcext:base-cell-address="10th.D14"/>
            <calcext:condition calcext:apply-style-name="EveryOtherRow2" calcext:value="formula-is(NOT(ISEVEN(ROW())))" calcext:base-cell-address="10th.D14"/>
          </calcext:conditional-format>
          <calcext:conditional-format calcext:target-range-address="10th.F14:10th.F32">
            <calcext:condition calcext:apply-style-name="EveryOtherRow" calcext:value="formula-is(ISEVEN(ROW()))" calcext:base-cell-address="10th.F14"/>
            <calcext:condition calcext:apply-style-name="EveryOtherRow2" calcext:value="formula-is(NOT(ISEVEN(ROW())))" calcext:base-cell-address="10th.F14"/>
          </calcext:conditional-format>
          <calcext:conditional-format calcext:target-range-address="10th.G14:10th.G14">
            <calcext:condition calcext:apply-style-name="EveryOtherRow" calcext:value="formula-is(ISEVEN(ROW()))" calcext:base-cell-address="10th.G14"/>
            <calcext:condition calcext:apply-style-name="EveryOtherRow2" calcext:value="formula-is(NOT(ISEVEN(ROW())))" calcext:base-cell-address="10th.G14"/>
          </calcext:conditional-format>
          <calcext:conditional-format calcext:target-range-address="10th.H14:10th.H14">
            <calcext:condition calcext:apply-style-name="EveryOtherRow" calcext:value="formula-is(ISEVEN(ROW()))" calcext:base-cell-address="10th.H14"/>
            <calcext:condition calcext:apply-style-name="EveryOtherRow2" calcext:value="formula-is(NOT(ISEVEN(ROW())))" calcext:base-cell-address="10th.H14"/>
          </calcext:conditional-format>
          <calcext:conditional-format calcext:target-range-address="10th.I14:10th.I14">
            <calcext:condition calcext:apply-style-name="EveryOtherRow" calcext:value="formula-is(ISEVEN(ROW()))" calcext:base-cell-address="10th.I14"/>
            <calcext:condition calcext:apply-style-name="EveryOtherRow2" calcext:value="formula-is(NOT(ISEVEN(ROW())))" calcext:base-cell-address="10th.I14"/>
          </calcext:conditional-format>
          <calcext:conditional-format calcext:target-range-address="10th.G15:10th.G21">
            <calcext:condition calcext:apply-style-name="EveryOtherRow" calcext:value="formula-is(ISEVEN(ROW()))" calcext:base-cell-address="10th.G15"/>
            <calcext:condition calcext:apply-style-name="EveryOtherRow2" calcext:value="formula-is(NOT(ISEVEN(ROW())))" calcext:base-cell-address="10th.G15"/>
          </calcext:conditional-format>
          <calcext:conditional-format calcext:target-range-address="10th.H15:10th.H21">
            <calcext:condition calcext:apply-style-name="EveryOtherRow" calcext:value="formula-is(ISEVEN(ROW()))" calcext:base-cell-address="10th.H15"/>
            <calcext:condition calcext:apply-style-name="EveryOtherRow2" calcext:value="formula-is(NOT(ISEVEN(ROW())))" calcext:base-cell-address="10th.H15"/>
          </calcext:conditional-format>
          <calcext:conditional-format calcext:target-range-address="10th.I15:10th.I21">
            <calcext:condition calcext:apply-style-name="EveryOtherRow" calcext:value="formula-is(ISEVEN(ROW()))" calcext:base-cell-address="10th.I15"/>
            <calcext:condition calcext:apply-style-name="EveryOtherRow2" calcext:value="formula-is(NOT(ISEVEN(ROW())))" calcext:base-cell-address="10th.I15"/>
          </calcext:conditional-format>
          <calcext:conditional-format calcext:target-range-address="10th.J15:10th.J21">
            <calcext:condition calcext:apply-style-name="EveryOtherRow" calcext:value="formula-is(ISEVEN(ROW()))" calcext:base-cell-address="10th.J15"/>
            <calcext:condition calcext:apply-style-name="EveryOtherRow2" calcext:value="formula-is(NOT(ISEVEN(ROW())))" calcext:base-cell-address="10th.J15"/>
          </calcext:conditional-format>
          <calcext:conditional-format calcext:target-range-address="10th.K15:10th.K21">
            <calcext:condition calcext:apply-style-name="EveryOtherRow" calcext:value="formula-is(ISEVEN(ROW()))" calcext:base-cell-address="10th.K15"/>
            <calcext:condition calcext:apply-style-name="EveryOtherRow2" calcext:value="formula-is(NOT(ISEVEN(ROW())))" calcext:base-cell-address="10th.K15"/>
          </calcext:conditional-format>
          <calcext:conditional-format calcext:target-range-address="10th.L15:10th.L21">
            <calcext:condition calcext:apply-style-name="EveryOtherRow" calcext:value="formula-is(ISEVEN(ROW()))" calcext:base-cell-address="10th.L15"/>
            <calcext:condition calcext:apply-style-name="EveryOtherRow2" calcext:value="formula-is(NOT(ISEVEN(ROW())))" calcext:base-cell-address="10th.L15"/>
          </calcext:conditional-format>
          <calcext:conditional-format calcext:target-range-address="10th.M15:10th.M21">
            <calcext:condition calcext:apply-style-name="EveryOtherRow" calcext:value="formula-is(ISEVEN(ROW()))" calcext:base-cell-address="10th.M15"/>
            <calcext:condition calcext:apply-style-name="EveryOtherRow2" calcext:value="formula-is(NOT(ISEVEN(ROW())))" calcext:base-cell-address="10th.M15"/>
          </calcext:conditional-format>
          <calcext:conditional-format calcext:target-range-address="10th.N15:10th.N21">
            <calcext:condition calcext:apply-style-name="EveryOtherRow" calcext:value="formula-is(ISEVEN(ROW()))" calcext:base-cell-address="10th.N15"/>
            <calcext:condition calcext:apply-style-name="EveryOtherRow2" calcext:value="formula-is(NOT(ISEVEN(ROW())))" calcext:base-cell-address="10th.N15"/>
          </calcext:conditional-format>
          <calcext:conditional-format calcext:target-range-address="10th.O15:10th.O21">
            <calcext:condition calcext:apply-style-name="EveryOtherRow" calcext:value="formula-is(ISEVEN(ROW()))" calcext:base-cell-address="10th.O15"/>
            <calcext:condition calcext:apply-style-name="EveryOtherRow2" calcext:value="formula-is(NOT(ISEVEN(ROW())))" calcext:base-cell-address="10th.O15"/>
          </calcext:conditional-format>
          <calcext:conditional-format calcext:target-range-address="10th.P15:10th.P21">
            <calcext:condition calcext:apply-style-name="EveryOtherRow" calcext:value="formula-is(ISEVEN(ROW()))" calcext:base-cell-address="10th.P15"/>
            <calcext:condition calcext:apply-style-name="EveryOtherRow2" calcext:value="formula-is(NOT(ISEVEN(ROW())))" calcext:base-cell-address="10th.P15"/>
          </calcext:conditional-format>
          <calcext:conditional-format calcext:target-range-address="10th.Q15:10th.Q21">
            <calcext:condition calcext:apply-style-name="EveryOtherRow" calcext:value="formula-is(ISEVEN(ROW()))" calcext:base-cell-address="10th.Q15"/>
            <calcext:condition calcext:apply-style-name="EveryOtherRow2" calcext:value="formula-is(NOT(ISEVEN(ROW())))" calcext:base-cell-address="10th.Q15"/>
          </calcext:conditional-format>
          <calcext:conditional-format calcext:target-range-address="10th.R15:10th.R21">
            <calcext:condition calcext:apply-style-name="EveryOtherRow" calcext:value="formula-is(ISEVEN(ROW()))" calcext:base-cell-address="10th.R15"/>
            <calcext:condition calcext:apply-style-name="EveryOtherRow2" calcext:value="formula-is(NOT(ISEVEN(ROW())))" calcext:base-cell-address="10th.R15"/>
          </calcext:conditional-format>
          <calcext:conditional-format calcext:target-range-address="10th.S15:10th.S21">
            <calcext:condition calcext:apply-style-name="EveryOtherRow" calcext:value="formula-is(ISEVEN(ROW()))" calcext:base-cell-address="10th.S15"/>
            <calcext:condition calcext:apply-style-name="EveryOtherRow2" calcext:value="formula-is(NOT(ISEVEN(ROW())))" calcext:base-cell-address="10th.S15"/>
          </calcext:conditional-format>
          <calcext:conditional-format calcext:target-range-address="10th.D18:10th.E18 10th.D16:10th.E16">
            <calcext:condition calcext:apply-style-name="EveryOtherRow" calcext:value="formula-is(ISEVEN(ROW()))" calcext:base-cell-address="10th.D16"/>
            <calcext:condition calcext:apply-style-name="EveryOtherRow2" calcext:value="formula-is(NOT(ISEVEN(ROW())))" calcext:base-cell-address="10th.D16"/>
          </calcext:conditional-format>
          <calcext:conditional-format calcext:target-range-address="10th.D17:10th.E17">
            <calcext:condition calcext:apply-style-name="EveryOtherRow" calcext:value="formula-is(ISEVEN(ROW()))" calcext:base-cell-address="10th.D17"/>
            <calcext:condition calcext:apply-style-name="EveryOtherRow2" calcext:value="formula-is(NOT(ISEVEN(ROW())))" calcext:base-cell-address="10th.D17"/>
          </calcext:conditional-format>
          <calcext:conditional-format calcext:target-range-address="10th.D19:10th.E19">
            <calcext:condition calcext:apply-style-name="EveryOtherRow" calcext:value="formula-is(ISEVEN(ROW()))" calcext:base-cell-address="10th.D19"/>
            <calcext:condition calcext:apply-style-name="EveryOtherRow2" calcext:value="formula-is(NOT(ISEVEN(ROW())))" calcext:base-cell-address="10th.D19"/>
          </calcext:conditional-format>
          <calcext:conditional-format calcext:target-range-address="10th.D20:10th.E20 10th.D22:10th.E22">
            <calcext:condition calcext:apply-style-name="EveryOtherRow" calcext:value="formula-is(ISEVEN(ROW()))" calcext:base-cell-address="10th.D20"/>
            <calcext:condition calcext:apply-style-name="EveryOtherRow2" calcext:value="formula-is(NOT(ISEVEN(ROW())))" calcext:base-cell-address="10th.D20"/>
          </calcext:conditional-format>
          <calcext:conditional-format calcext:target-range-address="10th.G23:10th.G32">
            <calcext:condition calcext:apply-style-name="EveryOtherRow" calcext:value="formula-is(ISEVEN(ROW()))" calcext:base-cell-address="10th.G23"/>
            <calcext:condition calcext:apply-style-name="EveryOtherRow2" calcext:value="formula-is(NOT(ISEVEN(ROW())))" calcext:base-cell-address="10th.G23"/>
          </calcext:conditional-format>
          <calcext:conditional-format calcext:target-range-address="10th.H22:10th.H32">
            <calcext:condition calcext:apply-style-name="EveryOtherRow" calcext:value="formula-is(ISEVEN(ROW()))" calcext:base-cell-address="10th.H22"/>
            <calcext:condition calcext:apply-style-name="EveryOtherRow2" calcext:value="formula-is(NOT(ISEVEN(ROW())))" calcext:base-cell-address="10th.H22"/>
          </calcext:conditional-format>
          <calcext:conditional-format calcext:target-range-address="10th.I22:10th.I32">
            <calcext:condition calcext:apply-style-name="EveryOtherRow" calcext:value="formula-is(ISEVEN(ROW()))" calcext:base-cell-address="10th.I22"/>
            <calcext:condition calcext:apply-style-name="EveryOtherRow2" calcext:value="formula-is(NOT(ISEVEN(ROW())))" calcext:base-cell-address="10th.I22"/>
          </calcext:conditional-format>
          <calcext:conditional-format calcext:target-range-address="10th.J22:10th.J32">
            <calcext:condition calcext:apply-style-name="EveryOtherRow" calcext:value="formula-is(ISEVEN(ROW()))" calcext:base-cell-address="10th.J22"/>
            <calcext:condition calcext:apply-style-name="EveryOtherRow2" calcext:value="formula-is(NOT(ISEVEN(ROW())))" calcext:base-cell-address="10th.J22"/>
          </calcext:conditional-format>
          <calcext:conditional-format calcext:target-range-address="10th.K22:10th.K32">
            <calcext:condition calcext:apply-style-name="EveryOtherRow" calcext:value="formula-is(ISEVEN(ROW()))" calcext:base-cell-address="10th.K22"/>
            <calcext:condition calcext:apply-style-name="EveryOtherRow2" calcext:value="formula-is(NOT(ISEVEN(ROW())))" calcext:base-cell-address="10th.K22"/>
          </calcext:conditional-format>
          <calcext:conditional-format calcext:target-range-address="10th.L22:10th.L32">
            <calcext:condition calcext:apply-style-name="EveryOtherRow" calcext:value="formula-is(ISEVEN(ROW()))" calcext:base-cell-address="10th.L22"/>
            <calcext:condition calcext:apply-style-name="EveryOtherRow2" calcext:value="formula-is(NOT(ISEVEN(ROW())))" calcext:base-cell-address="10th.L22"/>
          </calcext:conditional-format>
          <calcext:conditional-format calcext:target-range-address="10th.M22:10th.M32">
            <calcext:condition calcext:apply-style-name="EveryOtherRow" calcext:value="formula-is(ISEVEN(ROW()))" calcext:base-cell-address="10th.M22"/>
            <calcext:condition calcext:apply-style-name="EveryOtherRow2" calcext:value="formula-is(NOT(ISEVEN(ROW())))" calcext:base-cell-address="10th.M22"/>
          </calcext:conditional-format>
          <calcext:conditional-format calcext:target-range-address="10th.N22:10th.N32">
            <calcext:condition calcext:apply-style-name="EveryOtherRow" calcext:value="formula-is(ISEVEN(ROW()))" calcext:base-cell-address="10th.N22"/>
            <calcext:condition calcext:apply-style-name="EveryOtherRow2" calcext:value="formula-is(NOT(ISEVEN(ROW())))" calcext:base-cell-address="10th.N22"/>
          </calcext:conditional-format>
          <calcext:conditional-format calcext:target-range-address="10th.O22:10th.O32">
            <calcext:condition calcext:apply-style-name="EveryOtherRow" calcext:value="formula-is(ISEVEN(ROW()))" calcext:base-cell-address="10th.O22"/>
            <calcext:condition calcext:apply-style-name="EveryOtherRow2" calcext:value="formula-is(NOT(ISEVEN(ROW())))" calcext:base-cell-address="10th.O22"/>
          </calcext:conditional-format>
          <calcext:conditional-format calcext:target-range-address="10th.P22:10th.P32">
            <calcext:condition calcext:apply-style-name="EveryOtherRow" calcext:value="formula-is(ISEVEN(ROW()))" calcext:base-cell-address="10th.P22"/>
            <calcext:condition calcext:apply-style-name="EveryOtherRow2" calcext:value="formula-is(NOT(ISEVEN(ROW())))" calcext:base-cell-address="10th.P22"/>
          </calcext:conditional-format>
          <calcext:conditional-format calcext:target-range-address="10th.Q22:10th.Q32">
            <calcext:condition calcext:apply-style-name="EveryOtherRow" calcext:value="formula-is(ISEVEN(ROW()))" calcext:base-cell-address="10th.Q22"/>
            <calcext:condition calcext:apply-style-name="EveryOtherRow2" calcext:value="formula-is(NOT(ISEVEN(ROW())))" calcext:base-cell-address="10th.Q22"/>
          </calcext:conditional-format>
          <calcext:conditional-format calcext:target-range-address="10th.R22:10th.R32">
            <calcext:condition calcext:apply-style-name="EveryOtherRow" calcext:value="formula-is(ISEVEN(ROW()))" calcext:base-cell-address="10th.R22"/>
            <calcext:condition calcext:apply-style-name="EveryOtherRow2" calcext:value="formula-is(NOT(ISEVEN(ROW())))" calcext:base-cell-address="10th.R22"/>
          </calcext:conditional-format>
          <calcext:conditional-format calcext:target-range-address="10th.S22:10th.S32">
            <calcext:condition calcext:apply-style-name="EveryOtherRow" calcext:value="formula-is(ISEVEN(ROW()))" calcext:base-cell-address="10th.S22"/>
            <calcext:condition calcext:apply-style-name="EveryOtherRow2" calcext:value="formula-is(NOT(ISEVEN(ROW())))" calcext:base-cell-address="10th.S22"/>
          </calcext:conditional-format>
          <calcext:conditional-format calcext:target-range-address="10th.D21:10th.E21">
            <calcext:condition calcext:apply-style-name="EveryOtherRow" calcext:value="formula-is(ISEVEN(ROW()))" calcext:base-cell-address="10th.D21"/>
            <calcext:condition calcext:apply-style-name="EveryOtherRow2" calcext:value="formula-is(NOT(ISEVEN(ROW())))" calcext:base-cell-address="10th.D21"/>
          </calcext:conditional-format>
          <calcext:conditional-format calcext:target-range-address="10th.D23:10th.E23">
            <calcext:condition calcext:apply-style-name="EveryOtherRow" calcext:value="formula-is(ISEVEN(ROW()))" calcext:base-cell-address="10th.D23"/>
            <calcext:condition calcext:apply-style-name="EveryOtherRow2" calcext:value="formula-is(NOT(ISEVEN(ROW())))" calcext:base-cell-address="10th.D23"/>
          </calcext:conditional-format>
          <calcext:conditional-format calcext:target-range-address="10th.D24:10th.E24">
            <calcext:condition calcext:apply-style-name="EveryOtherRow" calcext:value="formula-is(ISEVEN(ROW()))" calcext:base-cell-address="10th.D24"/>
            <calcext:condition calcext:apply-style-name="EveryOtherRow2" calcext:value="formula-is(NOT(ISEVEN(ROW())))" calcext:base-cell-address="10th.D24"/>
          </calcext:conditional-format>
          <calcext:conditional-format calcext:target-range-address="10th.D25:10th.E25">
            <calcext:condition calcext:apply-style-name="EveryOtherRow" calcext:value="formula-is(ISEVEN(ROW()))" calcext:base-cell-address="10th.D25"/>
            <calcext:condition calcext:apply-style-name="EveryOtherRow2" calcext:value="formula-is(NOT(ISEVEN(ROW())))" calcext:base-cell-address="10th.D25"/>
          </calcext:conditional-format>
          <calcext:conditional-format calcext:target-range-address="10th.D26:10th.E26">
            <calcext:condition calcext:apply-style-name="EveryOtherRow" calcext:value="formula-is(ISEVEN(ROW()))" calcext:base-cell-address="10th.D26"/>
            <calcext:condition calcext:apply-style-name="EveryOtherRow2" calcext:value="formula-is(NOT(ISEVEN(ROW())))" calcext:base-cell-address="10th.D26"/>
          </calcext:conditional-format>
          <calcext:conditional-format calcext:target-range-address="10th.D27:10th.E27">
            <calcext:condition calcext:apply-style-name="EveryOtherRow" calcext:value="formula-is(ISEVEN(ROW()))" calcext:base-cell-address="10th.D27"/>
            <calcext:condition calcext:apply-style-name="EveryOtherRow2" calcext:value="formula-is(NOT(ISEVEN(ROW())))" calcext:base-cell-address="10th.D27"/>
          </calcext:conditional-format>
          <calcext:conditional-format calcext:target-range-address="10th.D28:10th.E28">
            <calcext:condition calcext:apply-style-name="EveryOtherRow" calcext:value="formula-is(ISEVEN(ROW()))" calcext:base-cell-address="10th.D28"/>
            <calcext:condition calcext:apply-style-name="EveryOtherRow2" calcext:value="formula-is(NOT(ISEVEN(ROW())))" calcext:base-cell-address="10th.D28"/>
          </calcext:conditional-format>
          <calcext:conditional-format calcext:target-range-address="10th.D29:10th.E29">
            <calcext:condition calcext:apply-style-name="EveryOtherRow" calcext:value="formula-is(ISEVEN(ROW()))" calcext:base-cell-address="10th.D29"/>
            <calcext:condition calcext:apply-style-name="EveryOtherRow2" calcext:value="formula-is(NOT(ISEVEN(ROW())))" calcext:base-cell-address="10th.D29"/>
          </calcext:conditional-format>
          <calcext:conditional-format calcext:target-range-address="10th.D30:10th.E30">
            <calcext:condition calcext:apply-style-name="EveryOtherRow" calcext:value="formula-is(ISEVEN(ROW()))" calcext:base-cell-address="10th.D30"/>
            <calcext:condition calcext:apply-style-name="EveryOtherRow2" calcext:value="formula-is(NOT(ISEVEN(ROW())))" calcext:base-cell-address="10th.D30"/>
          </calcext:conditional-format>
          <calcext:conditional-format calcext:target-range-address="10th.D31:10th.E31">
            <calcext:condition calcext:apply-style-name="EveryOtherRow" calcext:value="formula-is(ISEVEN(ROW()))" calcext:base-cell-address="10th.D31"/>
            <calcext:condition calcext:apply-style-name="EveryOtherRow2" calcext:value="formula-is(NOT(ISEVEN(ROW())))" calcext:base-cell-address="10th.D31"/>
          </calcext:conditional-format>
          <calcext:conditional-format calcext:target-range-address="10th.D32:10th.E32">
            <calcext:condition calcext:apply-style-name="EveryOtherRow" calcext:value="formula-is(ISEVEN(ROW()))" calcext:base-cell-address="10th.D32"/>
            <calcext:condition calcext:apply-style-name="EveryOtherRow2" calcext:value="formula-is(NOT(ISEVEN(ROW())))" calcext:base-cell-address="10th.D32"/>
          </calcext:conditional-format>
          <calcext:conditional-format calcext:target-range-address="10th.J14:10th.J14">
            <calcext:condition calcext:apply-style-name="EveryOtherRow" calcext:value="formula-is(ISEVEN(ROW()))" calcext:base-cell-address="10th.J14"/>
            <calcext:condition calcext:apply-style-name="EveryOtherRow2" calcext:value="formula-is(NOT(ISEVEN(ROW())))" calcext:base-cell-address="10th.J14"/>
          </calcext:conditional-format>
          <calcext:conditional-format calcext:target-range-address="10th.K14:10th.K14">
            <calcext:condition calcext:apply-style-name="EveryOtherRow" calcext:value="formula-is(ISEVEN(ROW()))" calcext:base-cell-address="10th.K14"/>
            <calcext:condition calcext:apply-style-name="EveryOtherRow2" calcext:value="formula-is(NOT(ISEVEN(ROW())))" calcext:base-cell-address="10th.K14"/>
          </calcext:conditional-format>
          <calcext:conditional-format calcext:target-range-address="10th.L14:10th.L14">
            <calcext:condition calcext:apply-style-name="EveryOtherRow" calcext:value="formula-is(ISEVEN(ROW()))" calcext:base-cell-address="10th.L14"/>
            <calcext:condition calcext:apply-style-name="EveryOtherRow2" calcext:value="formula-is(NOT(ISEVEN(ROW())))" calcext:base-cell-address="10th.L14"/>
          </calcext:conditional-format>
          <calcext:conditional-format calcext:target-range-address="10th.M14:10th.M14">
            <calcext:condition calcext:apply-style-name="EveryOtherRow" calcext:value="formula-is(ISEVEN(ROW()))" calcext:base-cell-address="10th.M14"/>
            <calcext:condition calcext:apply-style-name="EveryOtherRow2" calcext:value="formula-is(NOT(ISEVEN(ROW())))" calcext:base-cell-address="10th.M14"/>
          </calcext:conditional-format>
          <calcext:conditional-format calcext:target-range-address="10th.N14:10th.N14">
            <calcext:condition calcext:apply-style-name="EveryOtherRow" calcext:value="formula-is(ISEVEN(ROW()))" calcext:base-cell-address="10th.N14"/>
            <calcext:condition calcext:apply-style-name="EveryOtherRow2" calcext:value="formula-is(NOT(ISEVEN(ROW())))" calcext:base-cell-address="10th.N14"/>
          </calcext:conditional-format>
          <calcext:conditional-format calcext:target-range-address="10th.O14:10th.O14">
            <calcext:condition calcext:apply-style-name="EveryOtherRow" calcext:value="formula-is(ISEVEN(ROW()))" calcext:base-cell-address="10th.O14"/>
            <calcext:condition calcext:apply-style-name="EveryOtherRow2" calcext:value="formula-is(NOT(ISEVEN(ROW())))" calcext:base-cell-address="10th.O14"/>
          </calcext:conditional-format>
          <calcext:conditional-format calcext:target-range-address="10th.P14:10th.P14">
            <calcext:condition calcext:apply-style-name="EveryOtherRow" calcext:value="formula-is(ISEVEN(ROW()))" calcext:base-cell-address="10th.P14"/>
            <calcext:condition calcext:apply-style-name="EveryOtherRow2" calcext:value="formula-is(NOT(ISEVEN(ROW())))" calcext:base-cell-address="10th.P14"/>
          </calcext:conditional-format>
          <calcext:conditional-format calcext:target-range-address="10th.Q14:10th.Q14">
            <calcext:condition calcext:apply-style-name="EveryOtherRow" calcext:value="formula-is(ISEVEN(ROW()))" calcext:base-cell-address="10th.Q14"/>
            <calcext:condition calcext:apply-style-name="EveryOtherRow2" calcext:value="formula-is(NOT(ISEVEN(ROW())))" calcext:base-cell-address="10th.Q14"/>
          </calcext:conditional-format>
          <calcext:conditional-format calcext:target-range-address="10th.R14:10th.R14">
            <calcext:condition calcext:apply-style-name="EveryOtherRow" calcext:value="formula-is(ISEVEN(ROW()))" calcext:base-cell-address="10th.R14"/>
            <calcext:condition calcext:apply-style-name="EveryOtherRow2" calcext:value="formula-is(NOT(ISEVEN(ROW())))" calcext:base-cell-address="10th.R14"/>
          </calcext:conditional-format>
          <calcext:conditional-format calcext:target-range-address="10th.S14:10th.S14">
            <calcext:condition calcext:apply-style-name="EveryOtherRow" calcext:value="formula-is(ISEVEN(ROW()))" calcext:base-cell-address="10th.S14"/>
            <calcext:condition calcext:apply-style-name="EveryOtherRow2" calcext:value="formula-is(NOT(ISEVEN(ROW())))" calcext:base-cell-address="10th.S14"/>
          </calcext:conditional-format>
          <calcext:conditional-format calcext:target-range-address="10th.T14:10th.T14">
            <calcext:condition calcext:apply-style-name="EveryOtherRow" calcext:value="formula-is(ISEVEN(ROW()))" calcext:base-cell-address="10th.T14"/>
            <calcext:condition calcext:apply-style-name="EveryOtherRow2" calcext:value="formula-is(NOT(ISEVEN(ROW())))" calcext:base-cell-address="10th.T14"/>
          </calcext:conditional-format>
          <calcext:conditional-format calcext:target-range-address="10th.U14:10th.U14">
            <calcext:condition calcext:apply-style-name="EveryOtherRow" calcext:value="formula-is(ISEVEN(ROW()))" calcext:base-cell-address="10th.U14"/>
            <calcext:condition calcext:apply-style-name="EveryOtherRow2" calcext:value="formula-is(NOT(ISEVEN(ROW())))" calcext:base-cell-address="10th.U14"/>
          </calcext:conditional-format>
          <calcext:conditional-format calcext:target-range-address="10th.G22:10th.G22">
            <calcext:condition calcext:apply-style-name="EveryOtherRow" calcext:value="formula-is(ISEVEN(ROW()))" calcext:base-cell-address="10th.G22"/>
            <calcext:condition calcext:apply-style-name="EveryOtherRow2" calcext:value="formula-is(NOT(ISEVEN(ROW())))" calcext:base-cell-address="10th.G22"/>
          </calcext:conditional-format>
        </calcext:conditional-formats>
      </table:table>
      <table:table table:name="11th" table:style-name="ta5">
        <table:table-column table:style-name="co1" table:default-cell-style-name="ce52"/>
        <table:table-column table:style-name="co2" table:default-cell-style-name="ce53"/>
        <table:table-column table:style-name="co3" table:default-cell-style-name="ce52"/>
        <table:table-column table:style-name="co4" table:number-columns-repeated="2" table:default-cell-style-name="ce287"/>
        <table:table-column table:style-name="co4" table:default-cell-style-name="ce175"/>
        <table:table-column table:style-name="co4" table:number-columns-repeated="5" table:default-cell-style-name="ce1"/>
        <table:table-column table:style-name="co4" table:default-cell-style-name="ce175"/>
        <table:table-column table:style-name="co4" table:number-columns-repeated="24" table:default-cell-style-name="ce1"/>
        <table:table-column table:style-name="co5" table:number-columns-repeated="987" table:default-cell-style-name="ce1"/>
        <table:table-column table:style-name="co5" table:default-cell-style-name="Default"/>
        <table:table-row table:style-name="ro2">
          <table:table-cell table:style-name="ce597" office:value-type="string" calcext:value-type="string">
            <text:p>Date Due</text:p>
          </table:table-cell>
          <table:table-cell table:style-name="ce599" office:value-type="string" calcext:value-type="string">
            <text:p>11<text:span text:style-name="T1">th</text:span>, Algebra II</text:p>
          </table:table-cell>
          <table:table-cell table:style-name="ce602" office:value-type="string" calcext:value-type="string">
            <text:p>Points Possible for Each Assignment</text:p>
          </table:table-cell>
          <table:table-cell table:style-name="ce605" office:value-type="string" calcext:value-type="string">
            <text:p>Average (non-zero)</text:p>
          </table:table-cell>
          <table:table-cell table:style-name="ce605" office:value-type="string" calcext:value-type="string">
            <text:p>Stdev (non-zero)</text:p>
          </table:table-cell>
          <table:table-cell table:style-name="ce602" office:value-type="string" calcext:value-type="string">
            <text:p>Last, First1</text:p>
          </table:table-cell>
          <table:table-cell table:style-name="ce602" office:value-type="string" calcext:value-type="string">
            <text:p>Last, First2</text:p>
          </table:table-cell>
          <table:table-cell table:style-name="ce602" office:value-type="string" calcext:value-type="string">
            <text:p>Last, First3</text:p>
          </table:table-cell>
          <table:table-cell table:style-name="ce602" office:value-type="string" calcext:value-type="string">
            <text:p>Last, First4</text:p>
          </table:table-cell>
          <table:table-cell table:style-name="ce602" office:value-type="string" calcext:value-type="string">
            <text:p>Last, First5</text:p>
          </table:table-cell>
          <table:table-cell table:style-name="ce602" office:value-type="string" calcext:value-type="string">
            <text:p>Last, First6</text:p>
          </table:table-cell>
          <table:table-cell table:style-name="ce602" office:value-type="string" calcext:value-type="string">
            <text:p>Last, First7</text:p>
          </table:table-cell>
          <table:table-cell table:style-name="ce602" office:value-type="string" calcext:value-type="string">
            <text:p>Last, First8</text:p>
          </table:table-cell>
          <table:table-cell table:style-name="ce602" office:value-type="string" calcext:value-type="string">
            <text:p>Last, First9</text:p>
          </table:table-cell>
          <table:table-cell table:style-name="ce602" office:value-type="string" calcext:value-type="string">
            <text:p>Last, First10</text:p>
          </table:table-cell>
          <table:table-cell table:style-name="ce602" office:value-type="string" calcext:value-type="string">
            <text:p>Last, First11</text:p>
          </table:table-cell>
          <table:table-cell table:style-name="ce602" office:value-type="string" calcext:value-type="string">
            <text:p>Last, First12</text:p>
          </table:table-cell>
          <table:table-cell table:style-name="ce602" office:value-type="string" calcext:value-type="string">
            <text:p>Student Names12</text:p>
          </table:table-cell>
          <table:table-cell table:style-name="ce602" office:value-type="string" calcext:value-type="string">
            <text:p>Student Name13</text:p>
          </table:table-cell>
          <table:table-cell table:style-name="ce602" office:value-type="string" calcext:value-type="string">
            <text:p>Student Name14</text:p>
          </table:table-cell>
          <table:table-cell table:style-name="ce602" office:value-type="string" calcext:value-type="string">
            <text:p>Student Name15</text:p>
          </table:table-cell>
          <table:table-cell table:style-name="ce602" office:value-type="string" calcext:value-type="string">
            <text:p>Student Name16</text:p>
          </table:table-cell>
          <table:table-cell table:style-name="ce602" office:value-type="string" calcext:value-type="string">
            <text:p>Student Name17</text:p>
          </table:table-cell>
          <table:table-cell table:style-name="ce602" office:value-type="string" calcext:value-type="string">
            <text:p>Student Name18</text:p>
          </table:table-cell>
          <table:table-cell table:style-name="ce602" office:value-type="string" calcext:value-type="string">
            <text:p>Student Name19</text:p>
          </table:table-cell>
          <table:table-cell table:style-name="ce602" office:value-type="string" calcext:value-type="string">
            <text:p>Student Name20</text:p>
          </table:table-cell>
          <table:table-cell table:style-name="ce602" office:value-type="string" calcext:value-type="string">
            <text:p>Student Name21</text:p>
          </table:table-cell>
          <table:table-cell table:style-name="ce602" office:value-type="string" calcext:value-type="string">
            <text:p>Student Name22</text:p>
          </table:table-cell>
          <table:table-cell table:style-name="ce602" office:value-type="string" calcext:value-type="string">
            <text:p>Student Name23</text:p>
          </table:table-cell>
          <table:table-cell table:style-name="ce602" office:value-type="string" calcext:value-type="string">
            <text:p>Student Name24</text:p>
          </table:table-cell>
          <table:table-cell table:style-name="ce602" office:value-type="string" calcext:value-type="string">
            <text:p>Student Name25</text:p>
          </table:table-cell>
          <table:table-cell table:style-name="ce602" office:value-type="string" calcext:value-type="string">
            <text:p>Student Name26</text:p>
          </table:table-cell>
          <table:table-cell table:style-name="ce602" office:value-type="string" calcext:value-type="string">
            <text:p>Student Name27</text:p>
          </table:table-cell>
          <table:table-cell table:style-name="ce602" office:value-type="string" calcext:value-type="string">
            <text:p>Student Name28</text:p>
          </table:table-cell>
          <table:table-cell table:style-name="ce602" office:value-type="string" calcext:value-type="string">
            <text:p>Student Name29</text:p>
          </table:table-cell>
          <table:table-cell table:style-name="ce602" office:value-type="string" calcext:value-type="string">
            <text:p>Student Name30</text:p>
          </table:table-cell>
          <table:table-cell table:style-name="ce602" table:number-columns-repeated="986"/>
          <table:table-cell table:style-name="ce701"/>
          <table:table-cell/>
        </table:table-row>
        <table:table-row table:style-name="ro3">
          <table:table-cell table:style-name="ce1130" office:value-type="date" office:date-value="2017-03-15" calcext:value-type="date">
            <text:p>3/15/2017</text:p>
          </table:table-cell>
          <table:table-cell table:style-name="ce600" office:value-type="string" calcext:value-type="string">
            <text:p>Classwork: p. 191 GP #2</text:p>
          </table:table-cell>
          <table:table-cell table:style-name="ce1135" office:value-type="float" office:value="2" calcext:value-type="float">
            <text:p>2</text:p>
          </table:table-cell>
          <table:table-cell table:style-name="ce1138" table:formula="of:=AVERAGEIF([.F2:.AMJ2];&quot;&lt;&gt;0&quot;)" office:value-type="float" office:value="2" calcext:value-type="float">
            <text:p>2.0</text:p>
          </table:table-cell>
          <table:table-cell table:style-name="ce1138" office:value-type="float" office:value="2" calcext:value-type="float">
            <text:p>2.0</text:p>
          </table:table-cell>
          <table:table-cell table:style-name="ce632" office:value-type="float" office:value="2" calcext:value-type="float">
            <text:p>2.0</text:p>
          </table:table-cell>
          <table:table-cell table:style-name="ce632" office:value-type="float" office:value="0" calcext:value-type="float">
            <text:p>0.0</text:p>
          </table:table-cell>
          <table:table-cell table:number-columns-repeated="2" table:style-name="ce632" office:value-type="float" office:value="2" calcext:value-type="float">
            <text:p>2.0</text:p>
          </table:table-cell>
          <table:table-cell table:style-name="ce632" office:value-type="float" office:value="0" calcext:value-type="float">
            <text:p>0.0</text:p>
          </table:table-cell>
          <table:table-cell table:number-columns-repeated="2" table:style-name="ce632" office:value-type="float" office:value="2" calcext:value-type="float">
            <text:p>2.0</text:p>
          </table:table-cell>
          <table:table-cell table:style-name="ce632" office:value-type="float" office:value="0" calcext:value-type="float">
            <text:p>0.0</text:p>
          </table:table-cell>
          <table:table-cell table:style-name="ce632"/>
          <table:table-cell table:style-name="ce632" office:value-type="float" office:value="2" calcext:value-type="float">
            <text:p>2.0</text:p>
          </table:table-cell>
          <table:table-cell table:style-name="ce632" office:value-type="float" office:value="0" calcext:value-type="float">
            <text:p>0.0</text:p>
          </table:table-cell>
          <table:table-cell table:style-name="ce632" office:value-type="float" office:value="2" calcext:value-type="float">
            <text:p>2.0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8">
          <table:table-cell table:style-name="ce1130" office:value-type="date" office:date-value="2017-03-20" calcext:value-type="date">
            <text:p>3/20/2017</text:p>
          </table:table-cell>
          <table:table-cell table:style-name="ce600" office:value-type="string" calcext:value-type="string">
            <text:p>HW 3.4: 6-10 (even), 16, 18, 24, 26, 38-42 (even), 46</text:p>
          </table:table-cell>
          <table:table-cell table:style-name="ce1135" office:value-type="float" office:value="10" calcext:value-type="float">
            <text:p>10</text:p>
          </table:table-cell>
          <table:table-cell table:style-name="ce1139" table:formula="of:=AVERAGEIF([.F3:.AMJ3];&quot;&lt;&gt;0&quot;)" office:value-type="float" office:value="8.68181818181818" calcext:value-type="float">
            <text:p>8.7</text:p>
          </table:table-cell>
          <table:table-cell table:style-name="ce1139" table:number-matrix-columns-spanned="1" table:number-matrix-rows-spanned="1" table:formula="of:=STDEV(IF([.F3:.AMJ3]&lt;&gt;0;[.F3:.AMJ3]))" office:value-type="float" office:value="0.337099931231621" calcext:value-type="float">
            <text:p>0.3</text:p>
          </table:table-cell>
          <table:table-cell table:style-name="ce632" office:value-type="float" office:value="8" calcext:value-type="float">
            <text:p>8.0</text:p>
          </table:table-cell>
          <table:table-cell table:style-name="ce632"/>
          <table:table-cell table:style-name="ce632" office:value-type="float" office:value="9" calcext:value-type="float">
            <text:p>9.0</text:p>
          </table:table-cell>
          <table:table-cell table:style-name="ce632" office:value-type="float" office:value="8.5" calcext:value-type="float">
            <text:p>8.5</text:p>
          </table:table-cell>
          <table:table-cell table:style-name="ce632" office:value-type="float" office:value="9" calcext:value-type="float">
            <text:p>9.0</text:p>
          </table:table-cell>
          <table:table-cell table:style-name="ce632" office:value-type="float" office:value="8.5" calcext:value-type="float">
            <text:p>8.5</text:p>
          </table:table-cell>
          <table:table-cell table:style-name="ce1218" office:value-type="float" office:value="9" calcext:value-type="float">
            <text:p>9.0</text:p>
          </table:table-cell>
          <table:table-cell table:style-name="ce1218" office:value-type="float" office:value="8.5" calcext:value-type="float">
            <text:p>8.5</text:p>
          </table:table-cell>
          <table:table-cell table:style-name="ce1229" office:value-type="float" office:value="9" calcext:value-type="float">
            <text:p>9.0</text:p>
          </table:table-cell>
          <table:table-cell table:style-name="ce1229" office:value-type="float" office:value="8.5" calcext:value-type="float">
            <text:p>8.5</text:p>
          </table:table-cell>
          <table:table-cell table:style-name="ce1239" office:value-type="float" office:value="9" calcext:value-type="float">
            <text:p>9.0</text:p>
          </table:table-cell>
          <table:table-cell table:style-name="ce1239" office:value-type="float" office:value="8.5" calcext:value-type="float">
            <text:p>8.5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3-22" calcext:value-type="date">
            <text:p>3/22/2017</text:p>
          </table:table-cell>
          <table:table-cell table:style-name="ce600" office:value-type="string" calcext:value-type="string">
            <text:p>Notes: 3.5</text:p>
          </table:table-cell>
          <table:table-cell table:style-name="ce1135" office:value-type="float" office:value="2" calcext:value-type="float">
            <text:p>2</text:p>
          </table:table-cell>
          <table:table-cell table:style-name="ce1140" table:formula="of:=AVERAGEIF([.F4:.AMJ4];&quot;&lt;&gt;0&quot;)" office:value-type="float" office:value="2" calcext:value-type="float">
            <text:p>2.0</text:p>
          </table:table-cell>
          <table:table-cell table:style-name="ce1140" table:number-matrix-columns-spanned="1" table:number-matrix-rows-spanned="1" table:formula="of:=STDEV(IF([.F4:.AMJ4]&lt;&gt;0;[.F4:.AMJ4]))" office:value-type="float" office:value="0" calcext:value-type="float">
            <text:p>0.0</text:p>
          </table:table-cell>
          <table:table-cell table:number-columns-repeated="3" table:style-name="ce632" office:value-type="float" office:value="2" calcext:value-type="float">
            <text:p>2.0</text:p>
          </table:table-cell>
          <table:table-cell table:style-name="ce632"/>
          <table:table-cell table:number-columns-repeated="7" table:style-name="ce632" office:value-type="float" office:value="2" calcext:value-type="float">
            <text:p>2.0</text:p>
          </table:table-cell>
          <table:table-cell table:style-name="ce632"/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3-22" calcext:value-type="date">
            <text:p>3/22/2017</text:p>
          </table:table-cell>
          <table:table-cell table:style-name="ce600" office:value-type="string" calcext:value-type="string">
            <text:p>Bellwork</text:p>
          </table:table-cell>
          <table:table-cell table:style-name="ce1135" office:value-type="float" office:value="2" calcext:value-type="float">
            <text:p>2</text:p>
          </table:table-cell>
          <table:table-cell table:style-name="ce1141" table:formula="of:=AVERAGEIF([.F5:.AMJ5];&quot;&lt;&gt;0&quot;)" office:value-type="float" office:value="2" calcext:value-type="float">
            <text:p>2.0</text:p>
          </table:table-cell>
          <table:table-cell table:style-name="ce1141" table:number-matrix-columns-spanned="1" table:number-matrix-rows-spanned="1" table:formula="of:=STDEV(IF([.F5:.AMJ5]&lt;&gt;0;[.F5:.AMJ5]))" office:value-type="float" office:value="0" calcext:value-type="float">
            <text:p>0.0</text:p>
          </table:table-cell>
          <table:table-cell table:number-columns-repeated="12" table:style-name="ce632" office:value-type="float" office:value="2" calcext:value-type="float">
            <text:p>2.0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4-03" calcext:value-type="date">
            <text:p>4/3/2017</text:p>
          </table:table-cell>
          <table:table-cell table:style-name="ce600" office:value-type="string" calcext:value-type="string">
            <text:p>Classwork: p. 204 GP #1</text:p>
          </table:table-cell>
          <table:table-cell table:style-name="ce1135" office:value-type="float" office:value="2" calcext:value-type="float">
            <text:p>2</text:p>
          </table:table-cell>
          <table:table-cell table:style-name="ce1142" table:formula="of:=AVERAGEIF([.F6:.AMJ6];&quot;&lt;&gt;0&quot;)" office:value-type="float" office:value="1.6" calcext:value-type="float">
            <text:p>1.6</text:p>
          </table:table-cell>
          <table:table-cell table:style-name="ce1142" table:number-matrix-columns-spanned="1" table:number-matrix-rows-spanned="1" table:formula="of:=STDEV(IF([.F6:.AMJ6]&lt;&gt;0;[.F6:.AMJ6]))" office:value-type="float" office:value="0.516397779494322" calcext:value-type="float">
            <text:p>0.5</text:p>
          </table:table-cell>
          <table:table-cell table:style-name="ce632" office:value-type="float" office:value="2" calcext:value-type="float">
            <text:p>2.0</text:p>
          </table:table-cell>
          <table:table-cell table:style-name="ce632"/>
          <table:table-cell table:number-columns-repeated="2" table:style-name="ce632" office:value-type="float" office:value="2" calcext:value-type="float">
            <text:p>2.0</text:p>
          </table:table-cell>
          <table:table-cell table:style-name="ce632" office:value-type="float" office:value="1" calcext:value-type="float">
            <text:p>1.0</text:p>
          </table:table-cell>
          <table:table-cell table:style-name="ce632" office:value-type="float" office:value="2" calcext:value-type="float">
            <text:p>2.0</text:p>
          </table:table-cell>
          <table:table-cell table:style-name="ce632" office:value-type="float" office:value="1" calcext:value-type="float">
            <text:p>1.0</text:p>
          </table:table-cell>
          <table:table-cell table:style-name="ce632" office:value-type="float" office:value="2" calcext:value-type="float">
            <text:p>2.0</text:p>
          </table:table-cell>
          <table:table-cell table:style-name="ce632" office:value-type="float" office:value="1" calcext:value-type="float">
            <text:p>1.0</text:p>
          </table:table-cell>
          <table:table-cell table:style-name="ce632"/>
          <table:table-cell table:style-name="ce632" office:value-type="float" office:value="1" calcext:value-type="float">
            <text:p>1.0</text:p>
          </table:table-cell>
          <table:table-cell table:style-name="ce632" office:value-type="float" office:value="2" calcext:value-type="float">
            <text:p>2.0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4-03" calcext:value-type="date">
            <text:p>4/3/2017</text:p>
          </table:table-cell>
          <table:table-cell table:style-name="ce600" office:value-type="string" calcext:value-type="string">
            <text:p>HW 3.5: 10-14 (even), 20-24 (even), 27</text:p>
          </table:table-cell>
          <table:table-cell table:style-name="ce1135" office:value-type="float" office:value="10" calcext:value-type="float">
            <text:p>10</text:p>
          </table:table-cell>
          <table:table-cell table:style-name="ce1143" table:formula="of:=AVERAGEIF([.F7:.AMJ7];&quot;&lt;&gt;0&quot;)" office:value-type="float" office:value="8.55555555555556" calcext:value-type="float">
            <text:p>8.6</text:p>
          </table:table-cell>
          <table:table-cell table:style-name="ce1143" table:number-matrix-columns-spanned="1" table:number-matrix-rows-spanned="1" table:formula="of:=STDEV(IF([.F7:.AMJ7]&lt;&gt;0;[.F7:.AMJ7]))" office:value-type="float" office:value="0.726483157256779" calcext:value-type="float">
            <text:p>0.7</text:p>
          </table:table-cell>
          <table:table-cell table:style-name="ce632" table:number-columns-repeated="2"/>
          <table:table-cell table:number-columns-repeated="2" table:style-name="ce632" office:value-type="float" office:value="8.5" calcext:value-type="float">
            <text:p>8.5</text:p>
          </table:table-cell>
          <table:table-cell table:style-name="ce632" office:value-type="float" office:value="9.5" calcext:value-type="float">
            <text:p>9.5</text:p>
          </table:table-cell>
          <table:table-cell table:style-name="ce632" office:value-type="float" office:value="8.5" calcext:value-type="float">
            <text:p>8.5</text:p>
          </table:table-cell>
          <table:table-cell table:style-name="ce632" office:value-type="float" office:value="7" calcext:value-type="float">
            <text:p>7.0</text:p>
          </table:table-cell>
          <table:table-cell table:style-name="ce632" office:value-type="float" office:value="9.5" calcext:value-type="float">
            <text:p>9.5</text:p>
          </table:table-cell>
          <table:table-cell table:style-name="ce632"/>
          <table:table-cell table:number-columns-repeated="3" table:style-name="ce632" office:value-type="float" office:value="8.5" calcext:value-type="float">
            <text:p>8.5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4-04" calcext:value-type="date">
            <text:p>4/4/2017</text:p>
          </table:table-cell>
          <table:table-cell table:style-name="ce600" office:value-type="string" calcext:value-type="string">
            <text:p>Bellwork</text:p>
          </table:table-cell>
          <table:table-cell table:style-name="ce1135" office:value-type="float" office:value="2" calcext:value-type="float">
            <text:p>2</text:p>
          </table:table-cell>
          <table:table-cell table:style-name="ce1144" table:formula="of:=AVERAGEIF([.F8:.AMJ8];&quot;&lt;&gt;0&quot;)" office:value-type="float" office:value="1.9" calcext:value-type="float">
            <text:p>1.9</text:p>
          </table:table-cell>
          <table:table-cell table:style-name="ce1144" table:number-matrix-columns-spanned="1" table:number-matrix-rows-spanned="1" table:formula="of:=STDEV(IF([.F8:.AMJ8]&lt;&gt;0;[.F8:.AMJ8]))" office:value-type="float" office:value="0.316227766016838" calcext:value-type="float">
            <text:p>0.3</text:p>
          </table:table-cell>
          <table:table-cell table:style-name="ce632" office:value-type="float" office:value="2" calcext:value-type="float">
            <text:p>2.0</text:p>
          </table:table-cell>
          <table:table-cell table:style-name="ce632"/>
          <table:table-cell table:style-name="ce632" office:value-type="float" office:value="1" calcext:value-type="float">
            <text:p>1.0</text:p>
          </table:table-cell>
          <table:table-cell table:number-columns-repeated="3" table:style-name="ce632" office:value-type="float" office:value="2" calcext:value-type="float">
            <text:p>2.0</text:p>
          </table:table-cell>
          <table:table-cell table:style-name="ce632" office:value-type="float" office:value="0" calcext:value-type="float">
            <text:p>0.0</text:p>
          </table:table-cell>
          <table:table-cell table:number-columns-repeated="5" table:style-name="ce632" office:value-type="float" office:value="2" calcext:value-type="float">
            <text:p>2.0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4-05" calcext:value-type="date">
            <text:p>4/5/2017</text:p>
          </table:table-cell>
          <table:table-cell table:style-name="ce600" office:value-type="string" calcext:value-type="string">
            <text:p>Bellwork</text:p>
          </table:table-cell>
          <table:table-cell table:style-name="ce1135" office:value-type="float" office:value="2" calcext:value-type="float">
            <text:p>2</text:p>
          </table:table-cell>
          <table:table-cell table:style-name="ce1145" table:formula="of:=AVERAGEIF([.F9:.AMJ9];&quot;&lt;&gt;0&quot;)" office:value-type="float" office:value="1.83333333333333" calcext:value-type="float">
            <text:p>1.8</text:p>
          </table:table-cell>
          <table:table-cell table:style-name="ce1145" table:number-matrix-columns-spanned="1" table:number-matrix-rows-spanned="1" table:formula="of:=STDEV(IF([.F9:.AMJ9]&lt;&gt;0;[.F9:.AMJ9]))" office:value-type="float" office:value="0.389249472080762" calcext:value-type="float">
            <text:p>0.4</text:p>
          </table:table-cell>
          <table:table-cell table:style-name="ce632" office:value-type="float" office:value="2" calcext:value-type="float">
            <text:p>2.0</text:p>
          </table:table-cell>
          <table:table-cell table:style-name="ce632" office:value-type="float" office:value="1" calcext:value-type="float">
            <text:p>1.0</text:p>
          </table:table-cell>
          <table:table-cell table:number-columns-repeated="4" table:style-name="ce632" office:value-type="float" office:value="2" calcext:value-type="float">
            <text:p>2.0</text:p>
          </table:table-cell>
          <table:table-cell table:style-name="ce632" office:value-type="float" office:value="1" calcext:value-type="float">
            <text:p>1.0</text:p>
          </table:table-cell>
          <table:table-cell table:number-columns-repeated="5" table:style-name="ce632" office:value-type="float" office:value="2" calcext:value-type="float">
            <text:p>2.0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4-06" calcext:value-type="date">
            <text:p>4/6/2017</text:p>
          </table:table-cell>
          <table:table-cell table:style-name="ce600" office:value-type="string" calcext:value-type="string">
            <text:p>HW 3.6: 6-20 (even), 26-30 (even), 36, 38, 46, 50</text:p>
          </table:table-cell>
          <table:table-cell table:style-name="ce1135" office:value-type="float" office:value="10" calcext:value-type="float">
            <text:p>10</text:p>
          </table:table-cell>
          <table:table-cell table:style-name="ce1146" table:formula="of:=AVERAGEIF([.F10:.AMJ10];&quot;&lt;&gt;0&quot;)" office:value-type="float" office:value="7.16666666666667" calcext:value-type="float">
            <text:p>7.2</text:p>
          </table:table-cell>
          <table:table-cell table:style-name="ce1146" table:number-matrix-columns-spanned="1" table:number-matrix-rows-spanned="1" table:formula="of:=STDEV(IF([.F10:.AMJ10]&lt;&gt;0;[.F10:.AMJ10]))" office:value-type="float" office:value="2.48746859276655" calcext:value-type="float">
            <text:p>2.5</text:p>
          </table:table-cell>
          <table:table-cell table:style-name="ce632" office:value-type="float" office:value="7" calcext:value-type="float">
            <text:p>7.0</text:p>
          </table:table-cell>
          <table:table-cell table:style-name="ce632" office:value-type="float" office:value="6.5" calcext:value-type="float">
            <text:p>6.5</text:p>
          </table:table-cell>
          <table:table-cell table:number-columns-repeated="2" table:style-name="ce632" office:value-type="float" office:value="9.5" calcext:value-type="float">
            <text:p>9.5</text:p>
          </table:table-cell>
          <table:table-cell table:style-name="ce632" office:value-type="float" office:value="9" calcext:value-type="float">
            <text:p>9.0</text:p>
          </table:table-cell>
          <table:table-cell table:style-name="ce632" office:value-type="float" office:value="2" calcext:value-type="float">
            <text:p>2.0</text:p>
          </table:table-cell>
          <table:table-cell table:style-name="ce632"/>
          <table:table-cell table:style-name="ce632" office:value-type="float" office:value="9" calcext:value-type="float">
            <text:p>9.0</text:p>
          </table:table-cell>
          <table:table-cell table:style-name="ce632" office:value-type="float" office:value="7" calcext:value-type="float">
            <text:p>7.0</text:p>
          </table:table-cell>
          <table:table-cell table:style-name="ce632"/>
          <table:table-cell table:style-name="ce632" office:value-type="float" office:value="5" calcext:value-type="float">
            <text:p>5.0</text:p>
          </table:table-cell>
          <table:table-cell table:style-name="ce632"/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9">
          <table:table-cell table:style-name="ce1130" office:value-type="date" office:date-value="2017-04-10" calcext:value-type="date">
            <text:p>4/10/2017</text:p>
          </table:table-cell>
          <table:table-cell table:style-name="ce600" office:value-type="string" calcext:value-type="string">
            <text:p>Test 3.4-3.6</text:p>
          </table:table-cell>
          <table:table-cell table:style-name="ce1135" office:value-type="float" office:value="60" calcext:value-type="float">
            <text:p>60</text:p>
          </table:table-cell>
          <table:table-cell table:style-name="ce1147" table:formula="of:=AVERAGEIF([.F11:.AMJ11];&quot;&lt;&gt;0&quot;)" office:value-type="float" office:value="27.5" calcext:value-type="float">
            <text:p>27.5</text:p>
          </table:table-cell>
          <table:table-cell table:style-name="ce1147" table:number-matrix-columns-spanned="1" table:number-matrix-rows-spanned="1" table:formula="of:=STDEV(IF([.F11:.AMJ11]&lt;&gt;0;[.F11:.AMJ11]))" office:value-type="float" office:value="3.08957190326662" calcext:value-type="float">
            <text:p>3.1</text:p>
          </table:table-cell>
          <table:table-cell table:style-name="ce633" table:formula="of:=25/50*[.$C$11]" office:value-type="float" office:value="30" calcext:value-type="float">
            <text:p>30.0</text:p>
          </table:table-cell>
          <table:table-cell table:style-name="ce1194" table:formula="of:=20/50*[.$C$11]" office:value-type="float" office:value="24" calcext:value-type="float">
            <text:p>24.0</text:p>
          </table:table-cell>
          <table:table-cell table:style-name="ce1199" table:formula="of:=25/50*[.$C$11]" office:value-type="float" office:value="30" calcext:value-type="float">
            <text:p>30.0</text:p>
          </table:table-cell>
          <table:table-cell table:style-name="ce1204" table:formula="of:=25/50*[.$C$11]" office:value-type="float" office:value="30" calcext:value-type="float">
            <text:p>30.0</text:p>
          </table:table-cell>
          <table:table-cell table:style-name="ce1209" table:formula="of:=25/50*[.$C$11]" office:value-type="float" office:value="30" calcext:value-type="float">
            <text:p>30.0</text:p>
          </table:table-cell>
          <table:table-cell table:style-name="ce1214" table:formula="of:=20/50*[.$C$11]" office:value-type="float" office:value="24" calcext:value-type="float">
            <text:p>24.0</text:p>
          </table:table-cell>
          <table:table-cell table:style-name="ce1219" table:formula="of:=25/50*[.$C$11]" office:value-type="float" office:value="30" calcext:value-type="float">
            <text:p>30.0</text:p>
          </table:table-cell>
          <table:table-cell table:style-name="ce1224" table:formula="of:=20/50*[.$C$11]" office:value-type="float" office:value="24" calcext:value-type="float">
            <text:p>24.0</text:p>
          </table:table-cell>
          <table:table-cell table:style-name="ce1230" table:formula="of:=25/50*[.$C$11]" office:value-type="float" office:value="30" calcext:value-type="float">
            <text:p>30.0</text:p>
          </table:table-cell>
          <table:table-cell table:style-name="ce1234" table:formula="of:=20/50*[.$C$11]" office:value-type="float" office:value="24" calcext:value-type="float">
            <text:p>24.0</text:p>
          </table:table-cell>
          <table:table-cell table:style-name="ce1240" table:formula="of:=25/50*[.$C$11]" office:value-type="float" office:value="30" calcext:value-type="float">
            <text:p>30.0</text:p>
          </table:table-cell>
          <table:table-cell table:style-name="ce1245" table:formula="of:=20/50*[.$C$11]" office:value-type="float" office:value="24" calcext:value-type="float">
            <text:p>24.0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4-10" calcext:value-type="date">
            <text:p>4/10/2017</text:p>
          </table:table-cell>
          <table:table-cell table:style-name="ce600" office:value-type="string" calcext:value-type="string">
            <text:p>Curve: Test 3.4-3.6</text:p>
          </table:table-cell>
          <table:table-cell table:style-name="ce1135" office:value-type="float" office:value="0" calcext:value-type="float">
            <text:p>0</text:p>
          </table:table-cell>
          <table:table-cell table:style-name="ce1147" table:number-columns-repeated="2"/>
          <table:table-cell table:style-name="ce633" office:value-type="float" office:value="6" calcext:value-type="float">
            <text:p>6.0</text:p>
          </table:table-cell>
          <table:table-cell table:style-name="ce638" table:formula="of:=[.$F$12]" office:value-type="float" office:value="6" calcext:value-type="float">
            <text:p>6.0</text:p>
          </table:table-cell>
          <table:table-cell table:style-name="ce642" table:formula="of:=[.$F$12]" office:value-type="float" office:value="6" calcext:value-type="float">
            <text:p>6.0</text:p>
          </table:table-cell>
          <table:table-cell table:style-name="ce646" table:formula="of:=[.$F$12]" office:value-type="float" office:value="6" calcext:value-type="float">
            <text:p>6.0</text:p>
          </table:table-cell>
          <table:table-cell table:style-name="ce650" table:formula="of:=[.$F$12]" office:value-type="float" office:value="6" calcext:value-type="float">
            <text:p>6.0</text:p>
          </table:table-cell>
          <table:table-cell table:style-name="ce654" table:formula="of:=[.$F$12]" office:value-type="float" office:value="6" calcext:value-type="float">
            <text:p>6.0</text:p>
          </table:table-cell>
          <table:table-cell table:style-name="ce658" table:formula="of:=[.$F$12]" office:value-type="float" office:value="6" calcext:value-type="float">
            <text:p>6.0</text:p>
          </table:table-cell>
          <table:table-cell table:style-name="ce662" table:formula="of:=[.$F$12]" office:value-type="float" office:value="6" calcext:value-type="float">
            <text:p>6.0</text:p>
          </table:table-cell>
          <table:table-cell table:style-name="ce666" table:formula="of:=[.$F$12]" office:value-type="float" office:value="6" calcext:value-type="float">
            <text:p>6.0</text:p>
          </table:table-cell>
          <table:table-cell table:style-name="ce670" table:formula="of:=[.$F$12]" office:value-type="float" office:value="6" calcext:value-type="float">
            <text:p>6.0</text:p>
          </table:table-cell>
          <table:table-cell table:style-name="ce674" table:formula="of:=[.$F$12]" office:value-type="float" office:value="6" calcext:value-type="float">
            <text:p>6.0</text:p>
          </table:table-cell>
          <table:table-cell table:style-name="ce678" table:formula="of:=[.$F$12]" office:value-type="float" office:value="6" calcext:value-type="float">
            <text:p>6.0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4-11" calcext:value-type="date">
            <text:p>4/11/2017</text:p>
          </table:table-cell>
          <table:table-cell table:style-name="ce600" office:value-type="string" calcext:value-type="string">
            <text:p>Test 3 EC: p. 221 #2-36 (even)</text:p>
          </table:table-cell>
          <table:table-cell table:style-name="ce1135" office:value-type="float" office:value="0" calcext:value-type="float">
            <text:p>0</text:p>
          </table:table-cell>
          <table:table-cell table:style-name="ce1147" table:number-columns-repeated="2"/>
          <table:table-cell table:style-name="ce633"/>
          <table:table-cell table:style-name="ce638" office:value-type="float" office:value="4" calcext:value-type="float">
            <text:p>4.0</text:p>
          </table:table-cell>
          <table:table-cell table:style-name="ce642" office:value-type="float" office:value="5.5" calcext:value-type="float">
            <text:p>5.5</text:p>
          </table:table-cell>
          <table:table-cell table:style-name="ce646" office:value-type="float" office:value="5.5" calcext:value-type="float">
            <text:p>5.5</text:p>
          </table:table-cell>
          <table:table-cell table:style-name="ce650" office:value-type="float" office:value="4.5" calcext:value-type="float">
            <text:p>4.5</text:p>
          </table:table-cell>
          <table:table-cell table:style-name="ce654"/>
          <table:table-cell table:style-name="ce658" office:value-type="float" office:value="4" calcext:value-type="float">
            <text:p>4.0</text:p>
          </table:table-cell>
          <table:table-cell table:style-name="ce662" office:value-type="float" office:value="8" calcext:value-type="float">
            <text:p>8.0</text:p>
          </table:table-cell>
          <table:table-cell table:style-name="ce666" office:value-type="float" office:value="9" calcext:value-type="float">
            <text:p>9.0</text:p>
          </table:table-cell>
          <table:table-cell table:style-name="ce670" office:value-type="float" office:value="1.5" calcext:value-type="float">
            <text:p>1.5</text:p>
          </table:table-cell>
          <table:table-cell table:style-name="ce674"/>
          <table:table-cell table:style-name="ce678" office:value-type="float" office:value="3" calcext:value-type="float">
            <text:p>3.0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4-13" calcext:value-type="date">
            <text:p>4/13/2017</text:p>
          </table:table-cell>
          <table:table-cell table:style-name="ce601" office:value-type="string" calcext:value-type="string">
            <text:p>Notes 4.1 [Ex 1-Ex 3]</text:p>
          </table:table-cell>
          <table:table-cell table:style-name="ce1135" office:value-type="float" office:value="2" calcext:value-type="float">
            <text:p>2</text:p>
          </table:table-cell>
          <table:table-cell table:style-name="ce1148" table:formula="of:=AVERAGEIF([.F14:.AMJ14];&quot;&lt;&gt;0&quot;)" office:value-type="float" office:value="1.875" calcext:value-type="float">
            <text:p>1.9</text:p>
          </table:table-cell>
          <table:table-cell table:style-name="ce1148" table:number-matrix-columns-spanned="1" table:number-matrix-rows-spanned="1" table:formula="of:=STDEV(IF([.F14:.AMJ14]&lt;&gt;0;[.F14:.AMJ14]))" office:value-type="float" office:value="0.353553390593274" calcext:value-type="float">
            <text:p>0.4</text:p>
          </table:table-cell>
          <table:table-cell table:style-name="ce633" office:value-type="float" office:value="2" calcext:value-type="float">
            <text:p>2.0</text:p>
          </table:table-cell>
          <table:table-cell table:style-name="ce638" office:value-type="float" office:value="2" calcext:value-type="float">
            <text:p>2.0</text:p>
          </table:table-cell>
          <table:table-cell table:style-name="ce642" office:value-type="float" office:value="2" calcext:value-type="float">
            <text:p>2.0</text:p>
          </table:table-cell>
          <table:table-cell table:style-name="ce646" office:value-type="float" office:value="2" calcext:value-type="float">
            <text:p>2.0</text:p>
          </table:table-cell>
          <table:table-cell table:style-name="ce650" office:value-type="float" office:value="2" calcext:value-type="float">
            <text:p>2.0</text:p>
          </table:table-cell>
          <table:table-cell table:style-name="ce654"/>
          <table:table-cell table:style-name="ce658" office:value-type="float" office:value="2" calcext:value-type="float">
            <text:p>2.0</text:p>
          </table:table-cell>
          <table:table-cell table:style-name="ce662"/>
          <table:table-cell table:style-name="ce666" office:value-type="float" office:value="2" calcext:value-type="float">
            <text:p>2.0</text:p>
          </table:table-cell>
          <table:table-cell table:style-name="ce670" office:value-type="float" office:value="1" calcext:value-type="float">
            <text:p>1.0</text:p>
          </table:table-cell>
          <table:table-cell table:style-name="ce674"/>
          <table:table-cell table:style-name="ce678"/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4-14" calcext:value-type="date">
            <text:p>4/14/2017</text:p>
          </table:table-cell>
          <table:table-cell table:style-name="ce601" office:value-type="string" calcext:value-type="string">
            <text:p>Bellwork</text:p>
          </table:table-cell>
          <table:table-cell table:style-name="ce1135" office:value-type="float" office:value="2" calcext:value-type="float">
            <text:p>2</text:p>
          </table:table-cell>
          <table:table-cell table:style-name="ce1149" table:formula="of:=AVERAGEIF([.F15:.AMJ15];&quot;&lt;&gt;0&quot;)" office:value-type="float" office:value="2" calcext:value-type="float">
            <text:p>2.0</text:p>
          </table:table-cell>
          <table:table-cell table:style-name="ce1149" table:number-matrix-columns-spanned="1" table:number-matrix-rows-spanned="1" table:formula="of:=STDEV(IF([.F15:.AMJ15]&lt;&gt;0;[.F15:.AMJ15]))" office:value-type="float" office:value="0" calcext:value-type="float">
            <text:p>0.0</text:p>
          </table:table-cell>
          <table:table-cell table:style-name="ce633" office:value-type="float" office:value="2" calcext:value-type="float">
            <text:p>2.0</text:p>
          </table:table-cell>
          <table:table-cell table:style-name="ce638" office:value-type="float" office:value="2" calcext:value-type="float">
            <text:p>2.0</text:p>
          </table:table-cell>
          <table:table-cell table:style-name="ce642"/>
          <table:table-cell table:style-name="ce646" office:value-type="float" office:value="2" calcext:value-type="float">
            <text:p>2.0</text:p>
          </table:table-cell>
          <table:table-cell table:style-name="ce650" office:value-type="float" office:value="2" calcext:value-type="float">
            <text:p>2.0</text:p>
          </table:table-cell>
          <table:table-cell table:style-name="ce654" office:value-type="float" office:value="2" calcext:value-type="float">
            <text:p>2.0</text:p>
          </table:table-cell>
          <table:table-cell table:style-name="ce658" office:value-type="float" office:value="2" calcext:value-type="float">
            <text:p>2.0</text:p>
          </table:table-cell>
          <table:table-cell table:style-name="ce662"/>
          <table:table-cell table:style-name="ce666" office:value-type="float" office:value="2" calcext:value-type="float">
            <text:p>2.0</text:p>
          </table:table-cell>
          <table:table-cell table:style-name="ce670" office:value-type="float" office:value="2" calcext:value-type="float">
            <text:p>2.0</text:p>
          </table:table-cell>
          <table:table-cell table:style-name="ce674" office:value-type="float" office:value="2" calcext:value-type="float">
            <text:p>2.0</text:p>
          </table:table-cell>
          <table:table-cell table:style-name="ce678" office:value-type="float" office:value="2" calcext:value-type="float">
            <text:p>2.0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4-17" calcext:value-type="date">
            <text:p>4/17/2017</text:p>
          </table:table-cell>
          <table:table-cell table:style-name="ce601" office:value-type="string" calcext:value-type="string">
            <text:p>HW 4.1: 4, 5, 6-12 (even), 18, 20, 28</text:p>
          </table:table-cell>
          <table:table-cell table:style-name="ce1135" office:value-type="float" office:value="10" calcext:value-type="float">
            <text:p>10</text:p>
          </table:table-cell>
          <table:table-cell table:style-name="ce1150" table:formula="of:=AVERAGEIF([.F16:.AMJ16];&quot;&lt;&gt;0&quot;)" office:value-type="float" office:value="8.1875" calcext:value-type="float">
            <text:p>8.2</text:p>
          </table:table-cell>
          <table:table-cell table:style-name="ce1150" table:number-matrix-columns-spanned="1" table:number-matrix-rows-spanned="1" table:formula="of:=STDEV(IF([.F16:.AMJ16]&lt;&gt;0;[.F16:.AMJ16]))" office:value-type="float" office:value="1.25178444059442" calcext:value-type="float">
            <text:p>1.3</text:p>
          </table:table-cell>
          <table:table-cell table:style-name="ce633"/>
          <table:table-cell table:style-name="ce638"/>
          <table:table-cell table:style-name="ce642" office:value-type="float" office:value="7" calcext:value-type="float">
            <text:p>7.0</text:p>
          </table:table-cell>
          <table:table-cell table:style-name="ce646" office:value-type="float" office:value="6" calcext:value-type="float">
            <text:p>6.0</text:p>
          </table:table-cell>
          <table:table-cell table:style-name="ce650" office:value-type="float" office:value="8" calcext:value-type="float">
            <text:p>8.0</text:p>
          </table:table-cell>
          <table:table-cell table:style-name="ce654" office:value-type="float" office:value="9" calcext:value-type="float">
            <text:p>9.0</text:p>
          </table:table-cell>
          <table:table-cell table:style-name="ce658" office:value-type="float" office:value="10" calcext:value-type="float">
            <text:p>10.0</text:p>
          </table:table-cell>
          <table:table-cell table:style-name="ce662"/>
          <table:table-cell table:style-name="ce666"/>
          <table:table-cell table:style-name="ce670" office:value-type="float" office:value="9" calcext:value-type="float">
            <text:p>9.0</text:p>
          </table:table-cell>
          <table:table-cell table:style-name="ce674" office:value-type="float" office:value="8.5" calcext:value-type="float">
            <text:p>8.5</text:p>
          </table:table-cell>
          <table:table-cell table:style-name="ce678" office:value-type="float" office:value="8" calcext:value-type="float">
            <text:p>8.0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9">
          <table:table-cell table:style-name="ce1130" office:value-type="date" office:date-value="2017-04-18" calcext:value-type="date">
            <text:p>4/18/2017</text:p>
          </table:table-cell>
          <table:table-cell table:style-name="ce601" office:value-type="string" calcext:value-type="string">
            <text:p>Corrections: Test 3.4-3.6</text:p>
          </table:table-cell>
          <table:table-cell table:style-name="ce1135" office:value-type="float" office:value="0" calcext:value-type="float">
            <text:p>0</text:p>
          </table:table-cell>
          <table:table-cell table:style-name="ce1150" table:number-columns-repeated="2"/>
          <table:table-cell table:style-name="ce634" table:formula="of:=28/40*([.$C$11]-[.F11])/2" office:value-type="float" office:value="10.5" calcext:value-type="float">
            <text:p>10.5</text:p>
          </table:table-cell>
          <table:table-cell table:style-name="ce1196" table:formula="of:=28/40*([.$C$11]-[.G11])/2" office:value-type="float" office:value="12.6" calcext:value-type="float">
            <text:p>12.6</text:p>
          </table:table-cell>
          <table:table-cell table:style-name="ce1201" table:formula="of:=28/40*([.$C$11]-[.H11])/2" office:value-type="float" office:value="10.5" calcext:value-type="float">
            <text:p>10.5</text:p>
          </table:table-cell>
          <table:table-cell table:style-name="ce1206" table:formula="of:=28/40*([.$C$11]-[.I11])/2" office:value-type="float" office:value="10.5" calcext:value-type="float">
            <text:p>10.5</text:p>
          </table:table-cell>
          <table:table-cell table:style-name="ce1211" table:formula="of:=28/40*([.$C$11]-[.J11])/2" office:value-type="float" office:value="10.5" calcext:value-type="float">
            <text:p>10.5</text:p>
          </table:table-cell>
          <table:table-cell table:style-name="ce655" table:formula="of:=0*([.$C$11]-[.K11])/2" office:value-type="float" office:value="0" calcext:value-type="float">
            <text:p>0.0</text:p>
          </table:table-cell>
          <table:table-cell table:style-name="ce1221" table:formula="of:=28/40*([.$C$11]-[.L11])/2" office:value-type="float" office:value="10.5" calcext:value-type="float">
            <text:p>10.5</text:p>
          </table:table-cell>
          <table:table-cell table:style-name="ce1226" table:formula="of:=28/40*([.$C$11]-[.M11])/2" office:value-type="float" office:value="12.6" calcext:value-type="float">
            <text:p>12.6</text:p>
          </table:table-cell>
          <table:table-cell table:style-name="ce667" table:formula="of:=0*([.$C$11]-[.N11])/2" office:value-type="float" office:value="0" calcext:value-type="float">
            <text:p>0.0</text:p>
          </table:table-cell>
          <table:table-cell table:style-name="ce1236" table:formula="of:=28/40*([.$C$11]-[.O11])/2" office:value-type="float" office:value="12.6" calcext:value-type="float">
            <text:p>12.6</text:p>
          </table:table-cell>
          <table:table-cell table:style-name="ce1242" table:formula="of:=28/40*([.$C$11]-[.P11])/2" office:value-type="float" office:value="10.5" calcext:value-type="float">
            <text:p>10.5</text:p>
          </table:table-cell>
          <table:table-cell table:style-name="ce1247" table:formula="of:=28/40*([.$C$11]-[.Q11])/2" office:value-type="float" office:value="12.6" calcext:value-type="float">
            <text:p>12.6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4-19" calcext:value-type="date">
            <text:p>4/19/2017</text:p>
          </table:table-cell>
          <table:table-cell table:style-name="ce601" office:value-type="string" calcext:value-type="string">
            <text:p>Bellwork</text:p>
          </table:table-cell>
          <table:table-cell table:style-name="ce1135" office:value-type="float" office:value="2" calcext:value-type="float">
            <text:p>2</text:p>
          </table:table-cell>
          <table:table-cell table:style-name="ce1151" table:formula="of:=AVERAGEIF([.F18:.AMJ18];&quot;&lt;&gt;0&quot;)" office:value-type="float" office:value="2" calcext:value-type="float">
            <text:p>2.0</text:p>
          </table:table-cell>
          <table:table-cell table:style-name="ce1151" table:number-matrix-columns-spanned="1" table:number-matrix-rows-spanned="1" table:formula="of:=STDEV(IF([.F18:.AMJ18]&lt;&gt;0;[.F18:.AMJ18]))" office:value-type="float" office:value="0" calcext:value-type="float">
            <text:p>0.0</text:p>
          </table:table-cell>
          <table:table-cell table:style-name="ce634" office:value-type="float" office:value="2" calcext:value-type="float">
            <text:p>2.0</text:p>
          </table:table-cell>
          <table:table-cell table:style-name="ce639" office:value-type="float" office:value="2" calcext:value-type="float">
            <text:p>2.0</text:p>
          </table:table-cell>
          <table:table-cell table:style-name="ce643" office:value-type="float" office:value="2" calcext:value-type="float">
            <text:p>2.0</text:p>
          </table:table-cell>
          <table:table-cell table:style-name="ce647" office:value-type="float" office:value="2" calcext:value-type="float">
            <text:p>2.0</text:p>
          </table:table-cell>
          <table:table-cell table:style-name="ce651" office:value-type="float" office:value="2" calcext:value-type="float">
            <text:p>2.0</text:p>
          </table:table-cell>
          <table:table-cell table:style-name="ce655" office:value-type="float" office:value="2" calcext:value-type="float">
            <text:p>2.0</text:p>
          </table:table-cell>
          <table:table-cell table:style-name="ce659" office:value-type="float" office:value="2" calcext:value-type="float">
            <text:p>2.0</text:p>
          </table:table-cell>
          <table:table-cell table:style-name="ce663" office:value-type="float" office:value="2" calcext:value-type="float">
            <text:p>2.0</text:p>
          </table:table-cell>
          <table:table-cell table:style-name="ce667" office:value-type="float" office:value="2" calcext:value-type="float">
            <text:p>2.0</text:p>
          </table:table-cell>
          <table:table-cell table:style-name="ce671" office:value-type="float" office:value="2" calcext:value-type="float">
            <text:p>2.0</text:p>
          </table:table-cell>
          <table:table-cell table:style-name="ce675" office:value-type="float" office:value="2" calcext:value-type="float">
            <text:p>2.0</text:p>
          </table:table-cell>
          <table:table-cell table:style-name="ce679" office:value-type="float" office:value="2" calcext:value-type="float">
            <text:p>2.0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4-20" calcext:value-type="date">
            <text:p>4/20/2017</text:p>
          </table:table-cell>
          <table:table-cell table:style-name="ce601" office:value-type="string" calcext:value-type="string">
            <text:p>HW 4.2: 3-6, 8, 10, 12, 16, 18, 22</text:p>
          </table:table-cell>
          <table:table-cell table:style-name="ce1135" office:value-type="float" office:value="10" calcext:value-type="float">
            <text:p>10</text:p>
          </table:table-cell>
          <table:table-cell table:style-name="ce1152" table:formula="of:=AVERAGEIF([.F19:.AMJ19];&quot;&lt;&gt;0&quot;)" office:value-type="float" office:value="8.77777777777778" calcext:value-type="float">
            <text:p>8.8</text:p>
          </table:table-cell>
          <table:table-cell table:style-name="ce1152" table:number-matrix-columns-spanned="1" table:number-matrix-rows-spanned="1" table:formula="of:=STDEV(IF([.F19:.AMJ19]&lt;&gt;0;[.F19:.AMJ19]))" office:value-type="float" office:value="0.263523138347365" calcext:value-type="float">
            <text:p>0.3</text:p>
          </table:table-cell>
          <table:table-cell table:style-name="ce634" office:value-type="float" office:value="9" calcext:value-type="float">
            <text:p>9.0</text:p>
          </table:table-cell>
          <table:table-cell table:style-name="ce639"/>
          <table:table-cell table:style-name="ce643" office:value-type="float" office:value="8.5" calcext:value-type="float">
            <text:p>8.5</text:p>
          </table:table-cell>
          <table:table-cell table:style-name="ce647" office:value-type="float" office:value="9" calcext:value-type="float">
            <text:p>9.0</text:p>
          </table:table-cell>
          <table:table-cell table:style-name="ce651" office:value-type="float" office:value="8.5" calcext:value-type="float">
            <text:p>8.5</text:p>
          </table:table-cell>
          <table:table-cell table:style-name="ce655"/>
          <table:table-cell table:style-name="ce659" office:value-type="float" office:value="9" calcext:value-type="float">
            <text:p>9.0</text:p>
          </table:table-cell>
          <table:table-cell table:style-name="ce663" office:value-type="float" office:value="8.5" calcext:value-type="float">
            <text:p>8.5</text:p>
          </table:table-cell>
          <table:table-cell table:style-name="ce667" office:value-type="float" office:value="9" calcext:value-type="float">
            <text:p>9.0</text:p>
          </table:table-cell>
          <table:table-cell table:style-name="ce671" office:value-type="float" office:value="8.5" calcext:value-type="float">
            <text:p>8.5</text:p>
          </table:table-cell>
          <table:table-cell table:style-name="ce675" office:value-type="float" office:value="9" calcext:value-type="float">
            <text:p>9.0</text:p>
          </table:table-cell>
          <table:table-cell table:style-name="ce679"/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4-25" calcext:value-type="date">
            <text:p>4/25/2017</text:p>
          </table:table-cell>
          <table:table-cell table:style-name="ce601" office:value-type="string" calcext:value-type="string">
            <text:p>Bellwork</text:p>
          </table:table-cell>
          <table:table-cell table:style-name="ce1135" office:value-type="float" office:value="2" calcext:value-type="float">
            <text:p>2</text:p>
          </table:table-cell>
          <table:table-cell table:style-name="ce1153" table:formula="of:=AVERAGEIF([.F20:.AMJ20];&quot;&lt;&gt;0&quot;)" office:value-type="float" office:value="2" calcext:value-type="float">
            <text:p>2.0</text:p>
          </table:table-cell>
          <table:table-cell table:style-name="ce1153" table:number-matrix-columns-spanned="1" table:number-matrix-rows-spanned="1" table:formula="of:=STDEV(IF([.F20:.AMJ20]&lt;&gt;0;[.F20:.AMJ20]))" office:value-type="float" office:value="0" calcext:value-type="float">
            <text:p>0.0</text:p>
          </table:table-cell>
          <table:table-cell table:style-name="ce634" office:value-type="float" office:value="2" calcext:value-type="float">
            <text:p>2.0</text:p>
          </table:table-cell>
          <table:table-cell table:style-name="ce639" office:value-type="float" office:value="2" calcext:value-type="float">
            <text:p>2.0</text:p>
          </table:table-cell>
          <table:table-cell table:style-name="ce643" office:value-type="float" office:value="2" calcext:value-type="float">
            <text:p>2.0</text:p>
          </table:table-cell>
          <table:table-cell table:style-name="ce647" office:value-type="float" office:value="2" calcext:value-type="float">
            <text:p>2.0</text:p>
          </table:table-cell>
          <table:table-cell table:style-name="ce651" office:value-type="float" office:value="2" calcext:value-type="float">
            <text:p>2.0</text:p>
          </table:table-cell>
          <table:table-cell table:style-name="ce655"/>
          <table:table-cell table:style-name="ce659" office:value-type="float" office:value="2" calcext:value-type="float">
            <text:p>2.0</text:p>
          </table:table-cell>
          <table:table-cell table:style-name="ce663" office:value-type="float" office:value="2" calcext:value-type="float">
            <text:p>2.0</text:p>
          </table:table-cell>
          <table:table-cell table:style-name="ce667" office:value-type="float" office:value="2" calcext:value-type="float">
            <text:p>2.0</text:p>
          </table:table-cell>
          <table:table-cell table:style-name="ce671" office:value-type="float" office:value="2" calcext:value-type="float">
            <text:p>2.0</text:p>
          </table:table-cell>
          <table:table-cell table:style-name="ce675" office:value-type="float" office:value="2" calcext:value-type="float">
            <text:p>2.0</text:p>
          </table:table-cell>
          <table:table-cell table:style-name="ce679" office:value-type="float" office:value="2" calcext:value-type="float">
            <text:p>2.0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4-28" calcext:value-type="date">
            <text:p>4/28/2017</text:p>
          </table:table-cell>
          <table:table-cell table:style-name="ce601" office:value-type="string" calcext:value-type="string">
            <text:p>HW 4.3: 7-11, 15-16, 24, 26, 34-36, 39-45, 57</text:p>
          </table:table-cell>
          <table:table-cell table:style-name="ce1135" office:value-type="float" office:value="10" calcext:value-type="float">
            <text:p>10</text:p>
          </table:table-cell>
          <table:table-cell table:style-name="ce1154" table:formula="of:=AVERAGEIF([.F21:.AMJ21];&quot;&lt;&gt;0&quot;)" office:value-type="float" office:value="8.875" calcext:value-type="float">
            <text:p>8.9</text:p>
          </table:table-cell>
          <table:table-cell table:style-name="ce1154" table:number-matrix-columns-spanned="1" table:number-matrix-rows-spanned="1" table:formula="of:=STDEV(IF([.F21:.AMJ21]&lt;&gt;0;[.F21:.AMJ21]))" office:value-type="float" office:value="0.801277389263827" calcext:value-type="float">
            <text:p>0.8</text:p>
          </table:table-cell>
          <table:table-cell table:style-name="ce634" office:value-type="float" office:value="9.5" calcext:value-type="float">
            <text:p>9.5</text:p>
          </table:table-cell>
          <table:table-cell table:style-name="ce639" office:value-type="float" office:value="8" calcext:value-type="float">
            <text:p>8.0</text:p>
          </table:table-cell>
          <table:table-cell table:style-name="ce643" office:value-type="float" office:value="9.5" calcext:value-type="float">
            <text:p>9.5</text:p>
          </table:table-cell>
          <table:table-cell table:style-name="ce647" office:value-type="float" office:value="8" calcext:value-type="float">
            <text:p>8.0</text:p>
          </table:table-cell>
          <table:table-cell table:style-name="ce651" office:value-type="float" office:value="9.5" calcext:value-type="float">
            <text:p>9.5</text:p>
          </table:table-cell>
          <table:table-cell table:style-name="ce655" office:value-type="float" office:value="8" calcext:value-type="float">
            <text:p>8.0</text:p>
          </table:table-cell>
          <table:table-cell table:style-name="ce659" office:value-type="float" office:value="9" calcext:value-type="float">
            <text:p>9.0</text:p>
          </table:table-cell>
          <table:table-cell table:style-name="ce663" office:value-type="float" office:value="9.5" calcext:value-type="float">
            <text:p>9.5</text:p>
          </table:table-cell>
          <table:table-cell table:style-name="ce667" office:value-type="float" office:value="8" calcext:value-type="float">
            <text:p>8.0</text:p>
          </table:table-cell>
          <table:table-cell table:style-name="ce671" office:value-type="float" office:value="9.5" calcext:value-type="float">
            <text:p>9.5</text:p>
          </table:table-cell>
          <table:table-cell table:style-name="ce675" office:value-type="float" office:value="8" calcext:value-type="float">
            <text:p>8.0</text:p>
          </table:table-cell>
          <table:table-cell table:style-name="ce679" office:value-type="float" office:value="10" calcext:value-type="float">
            <text:p>10.0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4">
          <table:table-cell table:style-name="ce1130" office:value-type="date" office:date-value="2017-05-01" calcext:value-type="date">
            <text:p>5/1/2017</text:p>
          </table:table-cell>
          <table:table-cell table:style-name="ce601" office:value-type="string" calcext:value-type="string">
            <text:p>Classwork: p. 251 GP #1-2, p. 253 GP #5</text:p>
          </table:table-cell>
          <table:table-cell table:style-name="ce1135" office:value-type="float" office:value="2" calcext:value-type="float">
            <text:p>2</text:p>
          </table:table-cell>
          <table:table-cell table:style-name="ce1155" table:formula="of:=AVERAGEIF([.F22:.AMJ22];&quot;&lt;&gt;0&quot;)" office:value-type="float" office:value="2" calcext:value-type="float">
            <text:p>2.0</text:p>
          </table:table-cell>
          <table:table-cell table:style-name="ce1155" table:number-matrix-columns-spanned="1" table:number-matrix-rows-spanned="1" table:formula="of:=STDEV(IF([.F22:.AMJ22]&lt;&gt;0;[.F22:.AMJ22]))" office:value-type="float" office:value="0" calcext:value-type="float">
            <text:p>0.0</text:p>
          </table:table-cell>
          <table:table-cell table:style-name="ce634" office:value-type="float" office:value="2" calcext:value-type="float">
            <text:p>2.0</text:p>
          </table:table-cell>
          <table:table-cell table:style-name="ce639"/>
          <table:table-cell table:style-name="ce643" office:value-type="float" office:value="2" calcext:value-type="float">
            <text:p>2.0</text:p>
          </table:table-cell>
          <table:table-cell table:style-name="ce647" office:value-type="float" office:value="2" calcext:value-type="float">
            <text:p>2.0</text:p>
          </table:table-cell>
          <table:table-cell table:style-name="ce651" office:value-type="float" office:value="2" calcext:value-type="float">
            <text:p>2.0</text:p>
          </table:table-cell>
          <table:table-cell table:style-name="ce655" office:value-type="float" office:value="2" calcext:value-type="float">
            <text:p>2.0</text:p>
          </table:table-cell>
          <table:table-cell table:style-name="ce659" office:value-type="float" office:value="2" calcext:value-type="float">
            <text:p>2.0</text:p>
          </table:table-cell>
          <table:table-cell table:style-name="ce663" office:value-type="float" office:value="2" calcext:value-type="float">
            <text:p>2.0</text:p>
          </table:table-cell>
          <table:table-cell table:style-name="ce667" office:value-type="float" office:value="2" calcext:value-type="float">
            <text:p>2.0</text:p>
          </table:table-cell>
          <table:table-cell table:style-name="ce671" office:value-type="float" office:value="2" calcext:value-type="float">
            <text:p>2.0</text:p>
          </table:table-cell>
          <table:table-cell table:style-name="ce675" office:value-type="float" office:value="2" calcext:value-type="float">
            <text:p>2.0</text:p>
          </table:table-cell>
          <table:table-cell table:style-name="ce679" office:value-type="float" office:value="2" calcext:value-type="float">
            <text:p>2.0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5-03" calcext:value-type="date">
            <text:p>5/3/2017</text:p>
          </table:table-cell>
          <table:table-cell table:style-name="ce601" office:value-type="string" calcext:value-type="string">
            <text:p>Bellwork</text:p>
          </table:table-cell>
          <table:table-cell table:style-name="ce1135" office:value-type="float" office:value="2" calcext:value-type="float">
            <text:p>2</text:p>
          </table:table-cell>
          <table:table-cell table:style-name="ce1156" table:formula="of:=AVERAGEIF([.F23:.AMJ23];&quot;&lt;&gt;0&quot;)" office:value-type="float" office:value="2" calcext:value-type="float">
            <text:p>2.0</text:p>
          </table:table-cell>
          <table:table-cell table:style-name="ce1156" table:number-matrix-columns-spanned="1" table:number-matrix-rows-spanned="1" table:formula="of:=STDEV(IF([.F23:.AMJ23]&lt;&gt;0;[.F23:.AMJ23]))" office:value-type="float" office:value="0" calcext:value-type="float">
            <text:p>0.0</text:p>
          </table:table-cell>
          <table:table-cell table:style-name="ce634" office:value-type="float" office:value="2" calcext:value-type="float">
            <text:p>2.0</text:p>
          </table:table-cell>
          <table:table-cell table:style-name="ce639" office:value-type="float" office:value="2" calcext:value-type="float">
            <text:p>2.0</text:p>
          </table:table-cell>
          <table:table-cell table:style-name="ce643" office:value-type="float" office:value="2" calcext:value-type="float">
            <text:p>2.0</text:p>
          </table:table-cell>
          <table:table-cell table:style-name="ce647" office:value-type="float" office:value="2" calcext:value-type="float">
            <text:p>2.0</text:p>
          </table:table-cell>
          <table:table-cell table:style-name="ce651" office:value-type="float" office:value="2" calcext:value-type="float">
            <text:p>2.0</text:p>
          </table:table-cell>
          <table:table-cell table:style-name="ce655" office:value-type="float" office:value="2" calcext:value-type="float">
            <text:p>2.0</text:p>
          </table:table-cell>
          <table:table-cell table:style-name="ce659" office:value-type="float" office:value="2" calcext:value-type="float">
            <text:p>2.0</text:p>
          </table:table-cell>
          <table:table-cell table:style-name="ce663" office:value-type="float" office:value="2" calcext:value-type="float">
            <text:p>2.0</text:p>
          </table:table-cell>
          <table:table-cell table:style-name="ce667" office:value-type="float" office:value="2" calcext:value-type="float">
            <text:p>2.0</text:p>
          </table:table-cell>
          <table:table-cell table:style-name="ce671" office:value-type="float" office:value="2" calcext:value-type="float">
            <text:p>2.0</text:p>
          </table:table-cell>
          <table:table-cell table:style-name="ce675" office:value-type="float" office:value="2" calcext:value-type="float">
            <text:p>2.0</text:p>
          </table:table-cell>
          <table:table-cell table:style-name="ce679"/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6">
          <table:table-cell table:style-name="ce1130" office:value-type="date" office:date-value="2017-05-04" calcext:value-type="date">
            <text:p>5/4/2017</text:p>
          </table:table-cell>
          <table:table-cell table:style-name="ce601" office:value-type="string" calcext:value-type="string">
            <text:p>HW 4.4: 3-6, 10-16 (even), 22, 24, 30-36 (even), 38-42 (even)</text:p>
          </table:table-cell>
          <table:table-cell table:style-name="ce1135" office:value-type="float" office:value="10" calcext:value-type="float">
            <text:p>10</text:p>
          </table:table-cell>
          <table:table-cell table:style-name="ce1157" table:formula="of:=AVERAGEIF([.F24:.AMJ24];&quot;&lt;&gt;0&quot;)" office:value-type="float" office:value="9.72727272727273" calcext:value-type="float">
            <text:p>9.7</text:p>
          </table:table-cell>
          <table:table-cell table:style-name="ce1157" table:number-matrix-columns-spanned="1" table:number-matrix-rows-spanned="1" table:formula="of:=STDEV(IF([.F24:.AMJ24]&lt;&gt;0;[.F24:.AMJ24]))" office:value-type="float" office:value="0.410099766132362" calcext:value-type="float">
            <text:p>0.4</text:p>
          </table:table-cell>
          <table:table-cell table:style-name="ce634" office:value-type="float" office:value="9" calcext:value-type="float">
            <text:p>9.0</text:p>
          </table:table-cell>
          <table:table-cell table:style-name="ce639"/>
          <table:table-cell table:style-name="ce643" office:value-type="float" office:value="10" calcext:value-type="float">
            <text:p>10.0</text:p>
          </table:table-cell>
          <table:table-cell table:style-name="ce647" office:value-type="float" office:value="10" calcext:value-type="float">
            <text:p>10.0</text:p>
          </table:table-cell>
          <table:table-cell table:style-name="ce651" office:value-type="float" office:value="10" calcext:value-type="float">
            <text:p>10.0</text:p>
          </table:table-cell>
          <table:table-cell table:style-name="ce655" office:value-type="float" office:value="9.5" calcext:value-type="float">
            <text:p>9.5</text:p>
          </table:table-cell>
          <table:table-cell table:style-name="ce659" office:value-type="float" office:value="10" calcext:value-type="float">
            <text:p>10.0</text:p>
          </table:table-cell>
          <table:table-cell table:style-name="ce663" office:value-type="float" office:value="9.5" calcext:value-type="float">
            <text:p>9.5</text:p>
          </table:table-cell>
          <table:table-cell table:style-name="ce667" office:value-type="float" office:value="10" calcext:value-type="float">
            <text:p>10.0</text:p>
          </table:table-cell>
          <table:table-cell table:style-name="ce671" office:value-type="float" office:value="10" calcext:value-type="float">
            <text:p>10.0</text:p>
          </table:table-cell>
          <table:table-cell table:style-name="ce675" office:value-type="float" office:value="10" calcext:value-type="float">
            <text:p>10.0</text:p>
          </table:table-cell>
          <table:table-cell table:style-name="ce679" office:value-type="float" office:value="9" calcext:value-type="float">
            <text:p>9.0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4">
          <table:table-cell table:style-name="ce1130" office:value-type="date" office:date-value="2017-05-05" calcext:value-type="date">
            <text:p>5/5/2017</text:p>
          </table:table-cell>
          <table:table-cell table:style-name="ce601" office:value-type="string" calcext:value-type="string">
            <text:p>Classwork: p. 260 GP #6</text:p>
          </table:table-cell>
          <table:table-cell table:style-name="ce1135" office:value-type="float" office:value="2" calcext:value-type="float">
            <text:p>2</text:p>
          </table:table-cell>
          <table:table-cell table:style-name="ce1158" table:formula="of:=AVERAGEIF([.F25:.AMJ25];&quot;&lt;&gt;0&quot;)" office:value-type="float" office:value="2" calcext:value-type="float">
            <text:p>2.0</text:p>
          </table:table-cell>
          <table:table-cell table:style-name="ce1158" table:number-matrix-columns-spanned="1" table:number-matrix-rows-spanned="1" table:formula="of:=STDEV(IF([.F25:.AMJ25]&lt;&gt;0;[.F25:.AMJ25]))" office:value-type="float" office:value="0" calcext:value-type="float">
            <text:p>0.0</text:p>
          </table:table-cell>
          <table:table-cell table:style-name="ce634" office:value-type="float" office:value="2" calcext:value-type="float">
            <text:p>2.0</text:p>
          </table:table-cell>
          <table:table-cell table:style-name="ce639" office:value-type="float" office:value="2" calcext:value-type="float">
            <text:p>2.0</text:p>
          </table:table-cell>
          <table:table-cell table:style-name="ce643" office:value-type="float" office:value="2" calcext:value-type="float">
            <text:p>2.0</text:p>
          </table:table-cell>
          <table:table-cell table:style-name="ce647" office:value-type="float" office:value="2" calcext:value-type="float">
            <text:p>2.0</text:p>
          </table:table-cell>
          <table:table-cell table:style-name="ce651" office:value-type="float" office:value="2" calcext:value-type="float">
            <text:p>2.0</text:p>
          </table:table-cell>
          <table:table-cell table:style-name="ce655" office:value-type="float" office:value="2" calcext:value-type="float">
            <text:p>2.0</text:p>
          </table:table-cell>
          <table:table-cell table:style-name="ce659" office:value-type="float" office:value="2" calcext:value-type="float">
            <text:p>2.0</text:p>
          </table:table-cell>
          <table:table-cell table:style-name="ce663" office:value-type="float" office:value="2" calcext:value-type="float">
            <text:p>2.0</text:p>
          </table:table-cell>
          <table:table-cell table:style-name="ce667" office:value-type="float" office:value="2" calcext:value-type="float">
            <text:p>2.0</text:p>
          </table:table-cell>
          <table:table-cell table:style-name="ce671" office:value-type="float" office:value="2" calcext:value-type="float">
            <text:p>2.0</text:p>
          </table:table-cell>
          <table:table-cell table:style-name="ce675" office:value-type="float" office:value="2" calcext:value-type="float">
            <text:p>2.0</text:p>
          </table:table-cell>
          <table:table-cell table:style-name="ce679" office:value-type="float" office:value="2" calcext:value-type="float">
            <text:p>2.0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6">
          <table:table-cell table:style-name="ce1130" office:value-type="date" office:date-value="2017-05-08" calcext:value-type="date">
            <text:p>5/8/2017</text:p>
          </table:table-cell>
          <table:table-cell table:style-name="ce601" office:value-type="string" calcext:value-type="string">
            <text:p>Classwork: p. 239 GP #2, p. 260 GP #5, p. 261 GP #7</text:p>
          </table:table-cell>
          <table:table-cell table:style-name="ce1135" office:value-type="float" office:value="3" calcext:value-type="float">
            <text:p>3</text:p>
          </table:table-cell>
          <table:table-cell table:style-name="ce1159" table:formula="of:=AVERAGEIF([.F26:.AMJ26];&quot;&lt;&gt;0&quot;)" office:value-type="float" office:value="2.91666666666667" calcext:value-type="float">
            <text:p>2.9</text:p>
          </table:table-cell>
          <table:table-cell table:style-name="ce1159" table:number-matrix-columns-spanned="1" table:number-matrix-rows-spanned="1" table:formula="of:=STDEV(IF([.F26:.AMJ26]&lt;&gt;0;[.F26:.AMJ26]))" office:value-type="float" office:value="0.288675134594813" calcext:value-type="float">
            <text:p>0.3</text:p>
          </table:table-cell>
          <table:table-cell table:style-name="ce634" office:value-type="float" office:value="3" calcext:value-type="float">
            <text:p>3.0</text:p>
          </table:table-cell>
          <table:table-cell table:style-name="ce639" office:value-type="float" office:value="2" calcext:value-type="float">
            <text:p>2.0</text:p>
          </table:table-cell>
          <table:table-cell table:style-name="ce643" office:value-type="float" office:value="3" calcext:value-type="float">
            <text:p>3.0</text:p>
          </table:table-cell>
          <table:table-cell table:style-name="ce647" office:value-type="float" office:value="3" calcext:value-type="float">
            <text:p>3.0</text:p>
          </table:table-cell>
          <table:table-cell table:style-name="ce651" office:value-type="float" office:value="3" calcext:value-type="float">
            <text:p>3.0</text:p>
          </table:table-cell>
          <table:table-cell table:style-name="ce655" office:value-type="float" office:value="3" calcext:value-type="float">
            <text:p>3.0</text:p>
          </table:table-cell>
          <table:table-cell table:style-name="ce659" office:value-type="float" office:value="3" calcext:value-type="float">
            <text:p>3.0</text:p>
          </table:table-cell>
          <table:table-cell table:style-name="ce663" office:value-type="float" office:value="3" calcext:value-type="float">
            <text:p>3.0</text:p>
          </table:table-cell>
          <table:table-cell table:style-name="ce667" office:value-type="float" office:value="3" calcext:value-type="float">
            <text:p>3.0</text:p>
          </table:table-cell>
          <table:table-cell table:style-name="ce671" office:value-type="float" office:value="3" calcext:value-type="float">
            <text:p>3.0</text:p>
          </table:table-cell>
          <table:table-cell table:style-name="ce675" office:value-type="float" office:value="3" calcext:value-type="float">
            <text:p>3.0</text:p>
          </table:table-cell>
          <table:table-cell table:style-name="ce679" office:value-type="float" office:value="3" calcext:value-type="float">
            <text:p>3.0</text:p>
          </table:table-cell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3">
          <table:table-cell table:style-name="ce1130" office:value-type="date" office:date-value="2017-05-09" calcext:value-type="date">
            <text:p>5/9/2017</text:p>
          </table:table-cell>
          <table:table-cell table:style-name="ce601" office:value-type="string" calcext:value-type="string">
            <text:p>HW 4.5: 3-6, 10-12, 22-26 (even), 38-40, 52, 54</text:p>
          </table:table-cell>
          <table:table-cell table:style-name="ce1135" office:value-type="float" office:value="10" calcext:value-type="float">
            <text:p>10</text:p>
          </table:table-cell>
          <table:table-cell table:style-name="ce1160" table:formula="of:=AVERAGEIF([.F27:.AMJ27];&quot;&lt;&gt;0&quot;)" office:value-type="float" office:value="9" calcext:value-type="float">
            <text:p>9.0</text:p>
          </table:table-cell>
          <table:table-cell table:style-name="ce1160" table:number-matrix-columns-spanned="1" table:number-matrix-rows-spanned="1" table:formula="of:=STDEV(IF([.F27:.AMJ27]&lt;&gt;0;[.F27:.AMJ27]))" office:value-type="float" office:value="0.881917103688197" calcext:value-type="float">
            <text:p>0.9</text:p>
          </table:table-cell>
          <table:table-cell table:style-name="ce634" office:value-type="float" office:value="9.5" calcext:value-type="float">
            <text:p>9.5</text:p>
          </table:table-cell>
          <table:table-cell table:style-name="ce639"/>
          <table:table-cell table:style-name="ce643" office:value-type="float" office:value="8" calcext:value-type="float">
            <text:p>8.0</text:p>
          </table:table-cell>
          <table:table-cell table:style-name="ce647" office:value-type="float" office:value="9.5" calcext:value-type="float">
            <text:p>9.5</text:p>
          </table:table-cell>
          <table:table-cell table:style-name="ce651" office:value-type="float" office:value="8" calcext:value-type="float">
            <text:p>8.0</text:p>
          </table:table-cell>
          <table:table-cell table:style-name="ce655" office:value-type="float" office:value="9.5" calcext:value-type="float">
            <text:p>9.5</text:p>
          </table:table-cell>
          <table:table-cell table:style-name="ce659" office:value-type="float" office:value="8" calcext:value-type="float">
            <text:p>8.0</text:p>
          </table:table-cell>
          <table:table-cell table:style-name="ce663" office:value-type="float" office:value="10" calcext:value-type="float">
            <text:p>10.0</text:p>
          </table:table-cell>
          <table:table-cell table:style-name="ce667" office:value-type="float" office:value="10" calcext:value-type="float">
            <text:p>10.0</text:p>
          </table:table-cell>
          <table:table-cell table:style-name="ce671" office:value-type="float" office:value="9.5" calcext:value-type="float">
            <text:p>9.5</text:p>
          </table:table-cell>
          <table:table-cell table:style-name="ce675" office:value-type="float" office:value="8" calcext:value-type="float">
            <text:p>8.0</text:p>
          </table:table-cell>
          <table:table-cell table:style-name="ce679"/>
          <table:table-cell table:style-name="ce1138" table:number-columns-repeated="19"/>
          <table:table-cell table:style-name="ce1267" table:number-columns-repeated="986"/>
          <table:table-cell table:style-name="ce1269"/>
          <table:table-cell table:style-name="ce1270"/>
        </table:table-row>
        <table:table-row table:style-name="ro1">
          <table:table-cell table:style-name="ce256"/>
          <table:table-cell table:style-name="ce60" office:value-type="string" calcext:value-type="string">
            <text:p>-</text:p>
          </table:table-cell>
          <table:table-cell table:style-name="ce82" office:value-type="float" office:value="0" calcext:value-type="float">
            <text:p>0</text:p>
          </table:table-cell>
          <table:table-cell table:style-name="ce286" table:number-columns-repeated="2"/>
          <table:table-cell table:style-name="ce635" table:number-columns-repeated="12"/>
          <table:table-cell table:style-name="ce286" table:number-columns-repeated="19"/>
          <table:table-cell table:style-name="ce371" table:number-columns-repeated="986"/>
          <table:table-cell table:style-name="ce283"/>
          <table:table-cell/>
        </table:table-row>
        <table:table-row table:style-name="ro1">
          <table:table-cell table:style-name="ce257"/>
          <table:table-cell table:style-name="ce61" office:value-type="string" calcext:value-type="string">
            <text:p>Total Points Possible</text:p>
          </table:table-cell>
          <table:table-cell table:style-name="ce262" table:formula="of:=SUBTOTAL(109;[.C2:.C28])" office:value-type="float" office:value="169" calcext:value-type="float">
            <text:p>169</text:p>
          </table:table-cell>
          <table:table-cell table:style-name="ce284" table:number-columns-repeated="2"/>
          <table:table-cell table:style-name="ce284" table:formula="of:=SUBTOTAL(109;[.F2:.F28])" office:value-type="float" office:value="127.5" calcext:value-type="float">
            <text:p>127.5</text:p>
          </table:table-cell>
          <table:table-cell table:style-name="ce284" table:formula="of:=SUBTOTAL(109;[.G2:.G28])" office:value-type="float" office:value="80.1" calcext:value-type="float">
            <text:p>80.1</text:p>
          </table:table-cell>
          <table:table-cell table:style-name="ce284" table:formula="of:=SUBTOTAL(109;[.H2:.H28])" office:value-type="float" office:value="148" calcext:value-type="float">
            <text:p>148.0</text:p>
          </table:table-cell>
          <table:table-cell table:style-name="ce284" table:formula="of:=SUBTOTAL(109;[.I2:.I28])" office:value-type="float" office:value="148" calcext:value-type="float">
            <text:p>148.0</text:p>
          </table:table-cell>
          <table:table-cell table:style-name="ce284" table:formula="of:=SUBTOTAL(109;[.J2:.J28])" office:value-type="float" office:value="148.5" calcext:value-type="float">
            <text:p>148.5</text:p>
          </table:table-cell>
          <table:table-cell table:style-name="ce284" table:formula="of:=SUBTOTAL(109;[.K2:.K28])" office:value-type="float" office:value="110" calcext:value-type="float">
            <text:p>110.0</text:p>
          </table:table-cell>
          <table:table-cell table:style-name="ce284" table:formula="of:=SUBTOTAL(109;[.L2:.L28])" office:value-type="float" office:value="137.5" calcext:value-type="float">
            <text:p>137.5</text:p>
          </table:table-cell>
          <table:table-cell table:style-name="ce284" table:formula="of:=SUBTOTAL(109;[.M2:.M28])" office:value-type="float" office:value="138.1" calcext:value-type="float">
            <text:p>138.1</text:p>
          </table:table-cell>
          <table:table-cell table:style-name="ce284" table:formula="of:=SUBTOTAL(109;[.N2:.N28])" office:value-type="float" office:value="124" calcext:value-type="float">
            <text:p>124.0</text:p>
          </table:table-cell>
          <table:table-cell table:style-name="ce284" table:formula="of:=SUBTOTAL(109;[.O2:.O28])" office:value-type="float" office:value="133.6" calcext:value-type="float">
            <text:p>133.6</text:p>
          </table:table-cell>
          <table:table-cell table:style-name="ce284" table:formula="of:=SUBTOTAL(109;[.P2:.P28])" office:value-type="float" office:value="136.5" calcext:value-type="float">
            <text:p>136.5</text:p>
          </table:table-cell>
          <table:table-cell table:style-name="ce284" table:formula="of:=SUBTOTAL(109;[.Q2:.Q28])" office:value-type="float" office:value="112.6" calcext:value-type="float">
            <text:p>112.6</text:p>
          </table:table-cell>
          <table:table-cell table:style-name="ce284" table:formula="of:=SUBTOTAL(109;[.R2:.R28])" office:value-type="float" office:value="0" calcext:value-type="float">
            <text:p>0.0</text:p>
          </table:table-cell>
          <table:table-cell table:style-name="ce284" table:formula="of:=SUBTOTAL(109;[.S2:.S28])" office:value-type="float" office:value="0" calcext:value-type="float">
            <text:p>0.0</text:p>
          </table:table-cell>
          <table:table-cell table:style-name="ce284" table:formula="of:=SUBTOTAL(109;[.T2:.T28])" office:value-type="float" office:value="0" calcext:value-type="float">
            <text:p>0.0</text:p>
          </table:table-cell>
          <table:table-cell table:style-name="ce284" table:formula="of:=SUBTOTAL(109;[.U2:.U28])" office:value-type="float" office:value="0" calcext:value-type="float">
            <text:p>0.0</text:p>
          </table:table-cell>
          <table:table-cell table:style-name="ce284" table:formula="of:=SUBTOTAL(109;[.V2:.V28])" office:value-type="float" office:value="0" calcext:value-type="float">
            <text:p>0.0</text:p>
          </table:table-cell>
          <table:table-cell table:style-name="ce284" table:formula="of:=SUBTOTAL(109;[.W2:.W28])" office:value-type="float" office:value="0" calcext:value-type="float">
            <text:p>0.0</text:p>
          </table:table-cell>
          <table:table-cell table:style-name="ce284" table:formula="of:=SUBTOTAL(109;[.X2:.X28])" office:value-type="float" office:value="0" calcext:value-type="float">
            <text:p>0.0</text:p>
          </table:table-cell>
          <table:table-cell table:style-name="ce284" table:formula="of:=SUBTOTAL(109;[.Y2:.Y28])" office:value-type="float" office:value="0" calcext:value-type="float">
            <text:p>0.0</text:p>
          </table:table-cell>
          <table:table-cell table:style-name="ce284" table:formula="of:=SUBTOTAL(109;[.Z2:.Z28])" office:value-type="float" office:value="0" calcext:value-type="float">
            <text:p>0.0</text:p>
          </table:table-cell>
          <table:table-cell table:style-name="ce284" table:formula="of:=SUBTOTAL(109;[.AA2:.AA28])" office:value-type="float" office:value="0" calcext:value-type="float">
            <text:p>0.0</text:p>
          </table:table-cell>
          <table:table-cell table:style-name="ce284" table:formula="of:=SUBTOTAL(109;[.AB2:.AB28])" office:value-type="float" office:value="0" calcext:value-type="float">
            <text:p>0.0</text:p>
          </table:table-cell>
          <table:table-cell table:style-name="ce284" table:formula="of:=SUBTOTAL(109;[.AC2:.AC28])" office:value-type="float" office:value="0" calcext:value-type="float">
            <text:p>0.0</text:p>
          </table:table-cell>
          <table:table-cell table:style-name="ce284" table:formula="of:=SUBTOTAL(109;[.AD2:.AD28])" office:value-type="float" office:value="0" calcext:value-type="float">
            <text:p>0.0</text:p>
          </table:table-cell>
          <table:table-cell table:style-name="ce284" table:formula="of:=SUBTOTAL(109;[.AE2:.AE28])" office:value-type="float" office:value="0" calcext:value-type="float">
            <text:p>0.0</text:p>
          </table:table-cell>
          <table:table-cell table:style-name="ce284" table:formula="of:=SUBTOTAL(109;[.AF2:.AF28])" office:value-type="float" office:value="0" calcext:value-type="float">
            <text:p>0.0</text:p>
          </table:table-cell>
          <table:table-cell table:style-name="ce284" table:formula="of:=SUBTOTAL(109;[.AG2:.AG28])" office:value-type="float" office:value="0" calcext:value-type="float">
            <text:p>0.0</text:p>
          </table:table-cell>
          <table:table-cell table:style-name="ce284" table:formula="of:=SUBTOTAL(109;[.AH2:.AH28])" office:value-type="float" office:value="0" calcext:value-type="float">
            <text:p>0.0</text:p>
          </table:table-cell>
          <table:table-cell table:style-name="ce284" table:formula="of:=SUBTOTAL(109;[.AI2:.AI28])" office:value-type="float" office:value="0" calcext:value-type="float">
            <text:p>0.0</text:p>
          </table:table-cell>
          <table:table-cell table:style-name="ce284" table:formula="of:=SUBTOTAL(109;[.AJ2:.AJ28])" office:value-type="float" office:value="0" calcext:value-type="float">
            <text:p>0.0</text:p>
          </table:table-cell>
          <table:table-cell table:style-name="ce283" table:number-columns-repeated="987"/>
          <table:table-cell/>
        </table:table-row>
        <table:table-row table:style-name="ro1">
          <table:table-cell table:style-name="ce84"/>
          <table:table-cell table:style-name="ce62" office:value-type="string" calcext:value-type="string">
            <text:p>Percentage</text:p>
          </table:table-cell>
          <table:table-cell table:style-name="ce84" table:formula="of:=[.C29]/[.$C$29]" office:value-type="percentage" office:value="1" calcext:value-type="percentage">
            <text:p>100%</text:p>
          </table:table-cell>
          <table:table-cell table:style-name="ce1161" table:formula="of:=AVERAGEIF([.F30:.AMJ30];&quot;&lt;&gt;0&quot;)" office:value-type="percentage" office:value="0.761666666666667" calcext:value-type="percentage">
            <text:p>76%</text:p>
          </table:table-cell>
          <table:table-cell table:style-name="ce288"/>
          <table:table-cell table:style-name="ce1168" table:formula="of:=ROUND([.F29]/[.$C$29];2)" office:value-type="percentage" office:value="0.75" calcext:value-type="percentage">
            <text:p>75%</text:p>
          </table:table-cell>
          <table:table-cell table:style-name="ce1173" table:formula="of:=ROUND([.G29]/[.$C$29];2)" office:value-type="percentage" office:value="0.47" calcext:value-type="percentage">
            <text:p>47%</text:p>
          </table:table-cell>
          <table:table-cell table:style-name="ce1178" table:formula="of:=ROUND([.H29]/[.$C$29];2)" office:value-type="percentage" office:value="0.88" calcext:value-type="percentage">
            <text:p>88%</text:p>
          </table:table-cell>
          <table:table-cell table:style-name="ce1183" table:formula="of:=ROUND([.I29]/[.$C$29];2)" office:value-type="percentage" office:value="0.88" calcext:value-type="percentage">
            <text:p>88%</text:p>
          </table:table-cell>
          <table:table-cell table:style-name="ce1188" table:formula="of:=ROUND([.J29]/[.$C$29];2)" office:value-type="percentage" office:value="0.88" calcext:value-type="percentage">
            <text:p>88%</text:p>
          </table:table-cell>
          <table:table-cell table:style-name="ce1192" table:formula="of:=ROUND([.K29]/[.$C$29];2)" office:value-type="percentage" office:value="0.65" calcext:value-type="percentage">
            <text:p>65%</text:p>
          </table:table-cell>
          <table:table-cell table:style-name="ce1202" table:formula="of:=ROUND([.L29]/[.$C$29];2)" office:value-type="percentage" office:value="0.81" calcext:value-type="percentage">
            <text:p>81%</text:p>
          </table:table-cell>
          <table:table-cell table:style-name="ce1210" table:formula="of:=ROUND([.M29]/[.$C$29];2)" office:value-type="percentage" office:value="0.82" calcext:value-type="percentage">
            <text:p>82%</text:p>
          </table:table-cell>
          <table:table-cell table:style-name="ce1217" table:formula="of:=ROUND([.N29]/[.$C$29];2)" office:value-type="percentage" office:value="0.73" calcext:value-type="percentage">
            <text:p>73%</text:p>
          </table:table-cell>
          <table:table-cell table:style-name="ce1227" table:formula="of:=ROUND([.O29]/[.$C$29];2)" office:value-type="percentage" office:value="0.79" calcext:value-type="percentage">
            <text:p>79%</text:p>
          </table:table-cell>
          <table:table-cell table:style-name="ce1237" table:formula="of:=ROUND([.P29]/[.$C$29];2)" office:value-type="percentage" office:value="0.81" calcext:value-type="percentage">
            <text:p>81%</text:p>
          </table:table-cell>
          <table:table-cell table:style-name="ce1246" table:formula="of:=ROUND([.Q29]/[.$C$29];2)" office:value-type="percentage" office:value="0.67" calcext:value-type="percentage">
            <text:p>67%</text:p>
          </table:table-cell>
          <table:table-cell table:style-name="ce1248" table:formula="of:=ROUND([.R29]/[.$C$29];2)" office:value-type="percentage" office:value="0" calcext:value-type="percentage">
            <text:p>0%</text:p>
          </table:table-cell>
          <table:table-cell table:style-name="ce1249" table:formula="of:=ROUND([.S29]/[.$C$29];2)" office:value-type="percentage" office:value="0" calcext:value-type="percentage">
            <text:p>0%</text:p>
          </table:table-cell>
          <table:table-cell table:style-name="ce1250" table:formula="of:=ROUND([.T29]/[.$C$29];2)" office:value-type="percentage" office:value="0" calcext:value-type="percentage">
            <text:p>0%</text:p>
          </table:table-cell>
          <table:table-cell table:style-name="ce1251" table:formula="of:=ROUND([.U29]/[.$C$29];2)" office:value-type="percentage" office:value="0" calcext:value-type="percentage">
            <text:p>0%</text:p>
          </table:table-cell>
          <table:table-cell table:style-name="ce1252" table:formula="of:=ROUND([.V29]/[.$C$29];2)" office:value-type="percentage" office:value="0" calcext:value-type="percentage">
            <text:p>0%</text:p>
          </table:table-cell>
          <table:table-cell table:style-name="ce1253" table:formula="of:=ROUND([.W29]/[.$C$29];2)" office:value-type="percentage" office:value="0" calcext:value-type="percentage">
            <text:p>0%</text:p>
          </table:table-cell>
          <table:table-cell table:style-name="ce1254" table:formula="of:=ROUND([.X29]/[.$C$29];2)" office:value-type="percentage" office:value="0" calcext:value-type="percentage">
            <text:p>0%</text:p>
          </table:table-cell>
          <table:table-cell table:style-name="ce1255" table:formula="of:=ROUND([.Y29]/[.$C$29];2)" office:value-type="percentage" office:value="0" calcext:value-type="percentage">
            <text:p>0%</text:p>
          </table:table-cell>
          <table:table-cell table:style-name="ce1256" table:formula="of:=ROUND([.Z29]/[.$C$29];2)" office:value-type="percentage" office:value="0" calcext:value-type="percentage">
            <text:p>0%</text:p>
          </table:table-cell>
          <table:table-cell table:style-name="ce1257" table:formula="of:=ROUND([.AA29]/[.$C$29];2)" office:value-type="percentage" office:value="0" calcext:value-type="percentage">
            <text:p>0%</text:p>
          </table:table-cell>
          <table:table-cell table:style-name="ce1258" table:formula="of:=ROUND([.AB29]/[.$C$29];2)" office:value-type="percentage" office:value="0" calcext:value-type="percentage">
            <text:p>0%</text:p>
          </table:table-cell>
          <table:table-cell table:style-name="ce1259" table:formula="of:=ROUND([.AC29]/[.$C$29];2)" office:value-type="percentage" office:value="0" calcext:value-type="percentage">
            <text:p>0%</text:p>
          </table:table-cell>
          <table:table-cell table:style-name="ce1260" table:formula="of:=ROUND([.AD29]/[.$C$29];2)" office:value-type="percentage" office:value="0" calcext:value-type="percentage">
            <text:p>0%</text:p>
          </table:table-cell>
          <table:table-cell table:style-name="ce1261" table:formula="of:=ROUND([.AE29]/[.$C$29];2)" office:value-type="percentage" office:value="0" calcext:value-type="percentage">
            <text:p>0%</text:p>
          </table:table-cell>
          <table:table-cell table:style-name="ce1262" table:formula="of:=ROUND([.AF29]/[.$C$29];2)" office:value-type="percentage" office:value="0" calcext:value-type="percentage">
            <text:p>0%</text:p>
          </table:table-cell>
          <table:table-cell table:style-name="ce1263" table:formula="of:=ROUND([.AG29]/[.$C$29];2)" office:value-type="percentage" office:value="0" calcext:value-type="percentage">
            <text:p>0%</text:p>
          </table:table-cell>
          <table:table-cell table:style-name="ce1264" table:formula="of:=ROUND([.AH29]/[.$C$29];2)" office:value-type="percentage" office:value="0" calcext:value-type="percentage">
            <text:p>0%</text:p>
          </table:table-cell>
          <table:table-cell table:style-name="ce1265" table:formula="of:=ROUND([.AI29]/[.$C$29];2)" office:value-type="percentage" office:value="0" calcext:value-type="percentage">
            <text:p>0%</text:p>
          </table:table-cell>
          <table:table-cell table:style-name="ce1266" table:formula="of:=ROUND([.AJ29]/[.$C$29];2)" office:value-type="percentage" office:value="0" calcext:value-type="percentage">
            <text:p>0%</text:p>
          </table:table-cell>
          <table:table-cell table:style-name="ce84" table:number-columns-repeated="986"/>
          <table:table-cell table:number-columns-repeated="2"/>
        </table:table-row>
        <table:table-row table:style-name="ro1">
          <table:table-cell/>
          <table:table-cell table:style-name="ce61" office:value-type="string" calcext:value-type="string">
            <text:p>Letter Grade</text:p>
          </table:table-cell>
          <table:table-cell/>
          <table:table-cell table:style-name="ce283" table:formula="of:=IF([.D30]&gt;=0.92;&quot;A&quot;;IF([.D30]&gt;=0.9;&quot;A-&quot;;IF([.D30]&gt;=0.88;&quot;B+&quot;;IF([.D30]&gt;=0.82;&quot;B&quot;;IF([.D30]&gt;=0.8;&quot;B-&quot;;IF([.D30]&gt;=0.78;&quot;C+&quot;;IF([.D30]&gt;=0.72;&quot;C&quot;;IF([.D30]&gt;=0.7;&quot;C-&quot;;IF([.D30]&gt;=0.68;&quot;D+&quot;;IF([.D30]&gt;=0.62;&quot;D&quot;;IF([.D30]&gt;=0.6;&quot;D-&quot;;&quot;F&quot;)))))))))))" office:value-type="string" office:string-value="C" calcext:value-type="string">
            <text:p>C</text:p>
          </table:table-cell>
          <table:table-cell/>
          <table:table-cell table:style-name="ce1" table:formula="of:=IF([.F30]&gt;=0.92;&quot;A&quot;;IF([.F30]&gt;=0.9;&quot;A-&quot;;IF([.F30]&gt;=0.88;&quot;B+&quot;;IF([.F30]&gt;=0.82;&quot;B&quot;;IF([.F30]&gt;=0.8;&quot;B-&quot;;IF([.F30]&gt;=0.78;&quot;C+&quot;;IF([.F30]&gt;=0.72;&quot;C&quot;;IF([.F30]&gt;=0.7;&quot;C-&quot;;IF([.F30]&gt;=0.68;&quot;D+&quot;;IF([.F30]&gt;=0.62;&quot;D&quot;;IF([.F30]&gt;=0.6;&quot;D-&quot;;&quot;F&quot;)))))))))))" office:value-type="string" office:string-value="C" calcext:value-type="string">
            <text:p>C</text:p>
          </table:table-cell>
          <table:table-cell table:formula="of:=IF([.G30]&gt;=0.92;&quot;A&quot;;IF([.G30]&gt;=0.9;&quot;A-&quot;;IF([.G30]&gt;=0.88;&quot;B+&quot;;IF([.G30]&gt;=0.82;&quot;B&quot;;IF([.G30]&gt;=0.8;&quot;B-&quot;;IF([.G30]&gt;=0.78;&quot;C+&quot;;IF([.G30]&gt;=0.72;&quot;C&quot;;IF([.G30]&gt;=0.7;&quot;C-&quot;;IF([.G30]&gt;=0.68;&quot;D+&quot;;IF([.G30]&gt;=0.62;&quot;D&quot;;IF([.G30]&gt;=0.6;&quot;D-&quot;;&quot;F&quot;)))))))))))" office:value-type="string" office:string-value="F" calcext:value-type="string">
            <text:p>F</text:p>
          </table:table-cell>
          <table:table-cell table:formula="of:=IF([.H30]&gt;=0.92;&quot;A&quot;;IF([.H30]&gt;=0.9;&quot;A-&quot;;IF([.H30]&gt;=0.88;&quot;B+&quot;;IF([.H30]&gt;=0.82;&quot;B&quot;;IF([.H30]&gt;=0.8;&quot;B-&quot;;IF([.H30]&gt;=0.78;&quot;C+&quot;;IF([.H30]&gt;=0.72;&quot;C&quot;;IF([.H30]&gt;=0.7;&quot;C-&quot;;IF([.H30]&gt;=0.68;&quot;D+&quot;;IF([.H30]&gt;=0.62;&quot;D&quot;;IF([.H30]&gt;=0.6;&quot;D-&quot;;&quot;F&quot;)))))))))))" office:value-type="string" office:string-value="B+" calcext:value-type="string">
            <text:p>B+</text:p>
          </table:table-cell>
          <table:table-cell table:formula="of:=IF([.I30]&gt;=0.92;&quot;A&quot;;IF([.I30]&gt;=0.9;&quot;A-&quot;;IF([.I30]&gt;=0.88;&quot;B+&quot;;IF([.I30]&gt;=0.82;&quot;B&quot;;IF([.I30]&gt;=0.8;&quot;B-&quot;;IF([.I30]&gt;=0.78;&quot;C+&quot;;IF([.I30]&gt;=0.72;&quot;C&quot;;IF([.I30]&gt;=0.7;&quot;C-&quot;;IF([.I30]&gt;=0.68;&quot;D+&quot;;IF([.I30]&gt;=0.62;&quot;D&quot;;IF([.I30]&gt;=0.6;&quot;D-&quot;;&quot;F&quot;)))))))))))" office:value-type="string" office:string-value="B+" calcext:value-type="string">
            <text:p>B+</text:p>
          </table:table-cell>
          <table:table-cell table:formula="of:=IF([.J30]&gt;=0.92;&quot;A&quot;;IF([.J30]&gt;=0.9;&quot;A-&quot;;IF([.J30]&gt;=0.88;&quot;B+&quot;;IF([.J30]&gt;=0.82;&quot;B&quot;;IF([.J30]&gt;=0.8;&quot;B-&quot;;IF([.J30]&gt;=0.78;&quot;C+&quot;;IF([.J30]&gt;=0.72;&quot;C&quot;;IF([.J30]&gt;=0.7;&quot;C-&quot;;IF([.J30]&gt;=0.68;&quot;D+&quot;;IF([.J30]&gt;=0.62;&quot;D&quot;;IF([.J30]&gt;=0.6;&quot;D-&quot;;&quot;F&quot;)))))))))))" office:value-type="string" office:string-value="B+" calcext:value-type="string">
            <text:p>B+</text:p>
          </table:table-cell>
          <table:table-cell table:formula="of:=IF([.K30]&gt;=0.92;&quot;A&quot;;IF([.K30]&gt;=0.9;&quot;A-&quot;;IF([.K30]&gt;=0.88;&quot;B+&quot;;IF([.K30]&gt;=0.82;&quot;B&quot;;IF([.K30]&gt;=0.8;&quot;B-&quot;;IF([.K30]&gt;=0.78;&quot;C+&quot;;IF([.K30]&gt;=0.72;&quot;C&quot;;IF([.K30]&gt;=0.7;&quot;C-&quot;;IF([.K30]&gt;=0.68;&quot;D+&quot;;IF([.K30]&gt;=0.62;&quot;D&quot;;IF([.K30]&gt;=0.6;&quot;D-&quot;;&quot;F&quot;)))))))))))" office:value-type="string" office:string-value="D" calcext:value-type="string">
            <text:p>D</text:p>
          </table:table-cell>
          <table:table-cell table:style-name="ce1" table:formula="of:=IF([.L30]&gt;=0.92;&quot;A&quot;;IF([.L30]&gt;=0.9;&quot;A-&quot;;IF([.L30]&gt;=0.88;&quot;B+&quot;;IF([.L30]&gt;=0.82;&quot;B&quot;;IF([.L30]&gt;=0.8;&quot;B-&quot;;IF([.L30]&gt;=0.78;&quot;C+&quot;;IF([.L30]&gt;=0.72;&quot;C&quot;;IF([.L30]&gt;=0.7;&quot;C-&quot;;IF([.L30]&gt;=0.68;&quot;D+&quot;;IF([.L30]&gt;=0.62;&quot;D&quot;;IF([.L30]&gt;=0.6;&quot;D-&quot;;&quot;F&quot;)))))))))))" office:value-type="string" office:string-value="B-" calcext:value-type="string">
            <text:p>B-</text:p>
          </table:table-cell>
          <table:table-cell table:formula="of:=IF([.M30]&gt;=0.92;&quot;A&quot;;IF([.M30]&gt;=0.9;&quot;A-&quot;;IF([.M30]&gt;=0.88;&quot;B+&quot;;IF([.M30]&gt;=0.82;&quot;B&quot;;IF([.M30]&gt;=0.8;&quot;B-&quot;;IF([.M30]&gt;=0.78;&quot;C+&quot;;IF([.M30]&gt;=0.72;&quot;C&quot;;IF([.M30]&gt;=0.7;&quot;C-&quot;;IF([.M30]&gt;=0.68;&quot;D+&quot;;IF([.M30]&gt;=0.62;&quot;D&quot;;IF([.M30]&gt;=0.6;&quot;D-&quot;;&quot;F&quot;)))))))))))" office:value-type="string" office:string-value="B" calcext:value-type="string">
            <text:p>B</text:p>
          </table:table-cell>
          <table:table-cell table:formula="of:=IF([.N30]&gt;=0.92;&quot;A&quot;;IF([.N30]&gt;=0.9;&quot;A-&quot;;IF([.N30]&gt;=0.88;&quot;B+&quot;;IF([.N30]&gt;=0.82;&quot;B&quot;;IF([.N30]&gt;=0.8;&quot;B-&quot;;IF([.N30]&gt;=0.78;&quot;C+&quot;;IF([.N30]&gt;=0.72;&quot;C&quot;;IF([.N30]&gt;=0.7;&quot;C-&quot;;IF([.N30]&gt;=0.68;&quot;D+&quot;;IF([.N30]&gt;=0.62;&quot;D&quot;;IF([.N30]&gt;=0.6;&quot;D-&quot;;&quot;F&quot;)))))))))))" office:value-type="string" office:string-value="C" calcext:value-type="string">
            <text:p>C</text:p>
          </table:table-cell>
          <table:table-cell table:formula="of:=IF([.O30]&gt;=0.92;&quot;A&quot;;IF([.O30]&gt;=0.9;&quot;A-&quot;;IF([.O30]&gt;=0.88;&quot;B+&quot;;IF([.O30]&gt;=0.82;&quot;B&quot;;IF([.O30]&gt;=0.8;&quot;B-&quot;;IF([.O30]&gt;=0.78;&quot;C+&quot;;IF([.O30]&gt;=0.72;&quot;C&quot;;IF([.O30]&gt;=0.7;&quot;C-&quot;;IF([.O30]&gt;=0.68;&quot;D+&quot;;IF([.O30]&gt;=0.62;&quot;D&quot;;IF([.O30]&gt;=0.6;&quot;D-&quot;;&quot;F&quot;)))))))))))" office:value-type="string" office:string-value="C+" calcext:value-type="string">
            <text:p>C+</text:p>
          </table:table-cell>
          <table:table-cell table:formula="of:=IF([.P30]&gt;=0.92;&quot;A&quot;;IF([.P30]&gt;=0.9;&quot;A-&quot;;IF([.P30]&gt;=0.88;&quot;B+&quot;;IF([.P30]&gt;=0.82;&quot;B&quot;;IF([.P30]&gt;=0.8;&quot;B-&quot;;IF([.P30]&gt;=0.78;&quot;C+&quot;;IF([.P30]&gt;=0.72;&quot;C&quot;;IF([.P30]&gt;=0.7;&quot;C-&quot;;IF([.P30]&gt;=0.68;&quot;D+&quot;;IF([.P30]&gt;=0.62;&quot;D&quot;;IF([.P30]&gt;=0.6;&quot;D-&quot;;&quot;F&quot;)))))))))))" office:value-type="string" office:string-value="B-" calcext:value-type="string">
            <text:p>B-</text:p>
          </table:table-cell>
          <table:table-cell table:formula="of:=IF([.Q30]&gt;=0.92;&quot;A&quot;;IF([.Q30]&gt;=0.9;&quot;A-&quot;;IF([.Q30]&gt;=0.88;&quot;B+&quot;;IF([.Q30]&gt;=0.82;&quot;B&quot;;IF([.Q30]&gt;=0.8;&quot;B-&quot;;IF([.Q30]&gt;=0.78;&quot;C+&quot;;IF([.Q30]&gt;=0.72;&quot;C&quot;;IF([.Q30]&gt;=0.7;&quot;C-&quot;;IF([.Q30]&gt;=0.68;&quot;D+&quot;;IF([.Q30]&gt;=0.62;&quot;D&quot;;IF([.Q30]&gt;=0.6;&quot;D-&quot;;&quot;F&quot;)))))))))))" office:value-type="string" office:string-value="D" calcext:value-type="string">
            <text:p>D</text:p>
          </table:table-cell>
          <table:table-cell table:formula="of:=IF([.R30]&gt;=0.92;&quot;A&quot;;IF([.R30]&gt;=0.9;&quot;A-&quot;;IF([.R30]&gt;=0.88;&quot;B+&quot;;IF([.R30]&gt;=0.82;&quot;B&quot;;IF([.R30]&gt;=0.8;&quot;B-&quot;;IF([.R30]&gt;=0.78;&quot;C+&quot;;IF([.R30]&gt;=0.72;&quot;C&quot;;IF([.R30]&gt;=0.7;&quot;C-&quot;;IF([.R30]&gt;=0.68;&quot;D+&quot;;IF([.R30]&gt;=0.62;&quot;D&quot;;IF([.R30]&gt;=0.6;&quot;D-&quot;;&quot;F&quot;)))))))))))" office:value-type="string" office:string-value="F" calcext:value-type="string">
            <text:p>F</text:p>
          </table:table-cell>
          <table:table-cell table:formula="of:=IF([.S30]&gt;=0.92;&quot;A&quot;;IF([.S30]&gt;=0.9;&quot;A-&quot;;IF([.S30]&gt;=0.88;&quot;B+&quot;;IF([.S30]&gt;=0.82;&quot;B&quot;;IF([.S30]&gt;=0.8;&quot;B-&quot;;IF([.S30]&gt;=0.78;&quot;C+&quot;;IF([.S30]&gt;=0.72;&quot;C&quot;;IF([.S30]&gt;=0.7;&quot;C-&quot;;IF([.S30]&gt;=0.68;&quot;D+&quot;;IF([.S30]&gt;=0.62;&quot;D&quot;;IF([.S30]&gt;=0.6;&quot;D-&quot;;&quot;F&quot;)))))))))))" office:value-type="string" office:string-value="F" calcext:value-type="string">
            <text:p>F</text:p>
          </table:table-cell>
          <table:table-cell table:formula="of:=IF([.T30]&gt;=0.92;&quot;A&quot;;IF([.T30]&gt;=0.9;&quot;A-&quot;;IF([.T30]&gt;=0.88;&quot;B+&quot;;IF([.T30]&gt;=0.82;&quot;B&quot;;IF([.T30]&gt;=0.8;&quot;B-&quot;;IF([.T30]&gt;=0.78;&quot;C+&quot;;IF([.T30]&gt;=0.72;&quot;C&quot;;IF([.T30]&gt;=0.7;&quot;C-&quot;;IF([.T30]&gt;=0.68;&quot;D+&quot;;IF([.T30]&gt;=0.62;&quot;D&quot;;IF([.T30]&gt;=0.6;&quot;D-&quot;;&quot;F&quot;)))))))))))" office:value-type="string" office:string-value="F" calcext:value-type="string">
            <text:p>F</text:p>
          </table:table-cell>
          <table:table-cell table:formula="of:=IF([.U30]&gt;=0.92;&quot;A&quot;;IF([.U30]&gt;=0.9;&quot;A-&quot;;IF([.U30]&gt;=0.88;&quot;B+&quot;;IF([.U30]&gt;=0.82;&quot;B&quot;;IF([.U30]&gt;=0.8;&quot;B-&quot;;IF([.U30]&gt;=0.78;&quot;C+&quot;;IF([.U30]&gt;=0.72;&quot;C&quot;;IF([.U30]&gt;=0.7;&quot;C-&quot;;IF([.U30]&gt;=0.68;&quot;D+&quot;;IF([.U30]&gt;=0.62;&quot;D&quot;;IF([.U30]&gt;=0.6;&quot;D-&quot;;&quot;F&quot;)))))))))))" office:value-type="string" office:string-value="F" calcext:value-type="string">
            <text:p>F</text:p>
          </table:table-cell>
          <table:table-cell table:formula="of:=IF([.V30]&gt;=0.92;&quot;A&quot;;IF([.V30]&gt;=0.9;&quot;A-&quot;;IF([.V30]&gt;=0.88;&quot;B+&quot;;IF([.V30]&gt;=0.82;&quot;B&quot;;IF([.V30]&gt;=0.8;&quot;B-&quot;;IF([.V30]&gt;=0.78;&quot;C+&quot;;IF([.V30]&gt;=0.72;&quot;C&quot;;IF([.V30]&gt;=0.7;&quot;C-&quot;;IF([.V30]&gt;=0.68;&quot;D+&quot;;IF([.V30]&gt;=0.62;&quot;D&quot;;IF([.V30]&gt;=0.6;&quot;D-&quot;;&quot;F&quot;)))))))))))" office:value-type="string" office:string-value="F" calcext:value-type="string">
            <text:p>F</text:p>
          </table:table-cell>
          <table:table-cell table:formula="of:=IF([.W30]&gt;=0.92;&quot;A&quot;;IF([.W30]&gt;=0.9;&quot;A-&quot;;IF([.W30]&gt;=0.88;&quot;B+&quot;;IF([.W30]&gt;=0.82;&quot;B&quot;;IF([.W30]&gt;=0.8;&quot;B-&quot;;IF([.W30]&gt;=0.78;&quot;C+&quot;;IF([.W30]&gt;=0.72;&quot;C&quot;;IF([.W30]&gt;=0.7;&quot;C-&quot;;IF([.W30]&gt;=0.68;&quot;D+&quot;;IF([.W30]&gt;=0.62;&quot;D&quot;;IF([.W30]&gt;=0.6;&quot;D-&quot;;&quot;F&quot;)))))))))))" office:value-type="string" office:string-value="F" calcext:value-type="string">
            <text:p>F</text:p>
          </table:table-cell>
          <table:table-cell table:formula="of:=IF([.X30]&gt;=0.92;&quot;A&quot;;IF([.X30]&gt;=0.9;&quot;A-&quot;;IF([.X30]&gt;=0.88;&quot;B+&quot;;IF([.X30]&gt;=0.82;&quot;B&quot;;IF([.X30]&gt;=0.8;&quot;B-&quot;;IF([.X30]&gt;=0.78;&quot;C+&quot;;IF([.X30]&gt;=0.72;&quot;C&quot;;IF([.X30]&gt;=0.7;&quot;C-&quot;;IF([.X30]&gt;=0.68;&quot;D+&quot;;IF([.X30]&gt;=0.62;&quot;D&quot;;IF([.X30]&gt;=0.6;&quot;D-&quot;;&quot;F&quot;)))))))))))" office:value-type="string" office:string-value="F" calcext:value-type="string">
            <text:p>F</text:p>
          </table:table-cell>
          <table:table-cell table:formula="of:=IF([.Y30]&gt;=0.92;&quot;A&quot;;IF([.Y30]&gt;=0.9;&quot;A-&quot;;IF([.Y30]&gt;=0.88;&quot;B+&quot;;IF([.Y30]&gt;=0.82;&quot;B&quot;;IF([.Y30]&gt;=0.8;&quot;B-&quot;;IF([.Y30]&gt;=0.78;&quot;C+&quot;;IF([.Y30]&gt;=0.72;&quot;C&quot;;IF([.Y30]&gt;=0.7;&quot;C-&quot;;IF([.Y30]&gt;=0.68;&quot;D+&quot;;IF([.Y30]&gt;=0.62;&quot;D&quot;;IF([.Y30]&gt;=0.6;&quot;D-&quot;;&quot;F&quot;)))))))))))" office:value-type="string" office:string-value="F" calcext:value-type="string">
            <text:p>F</text:p>
          </table:table-cell>
          <table:table-cell table:formula="of:=IF([.Z30]&gt;=0.92;&quot;A&quot;;IF([.Z30]&gt;=0.9;&quot;A-&quot;;IF([.Z30]&gt;=0.88;&quot;B+&quot;;IF([.Z30]&gt;=0.82;&quot;B&quot;;IF([.Z30]&gt;=0.8;&quot;B-&quot;;IF([.Z30]&gt;=0.78;&quot;C+&quot;;IF([.Z30]&gt;=0.72;&quot;C&quot;;IF([.Z30]&gt;=0.7;&quot;C-&quot;;IF([.Z30]&gt;=0.68;&quot;D+&quot;;IF([.Z30]&gt;=0.62;&quot;D&quot;;IF([.Z30]&gt;=0.6;&quot;D-&quot;;&quot;F&quot;)))))))))))" office:value-type="string" office:string-value="F" calcext:value-type="string">
            <text:p>F</text:p>
          </table:table-cell>
          <table:table-cell table:formula="of:=IF([.AA30]&gt;=0.92;&quot;A&quot;;IF([.AA30]&gt;=0.9;&quot;A-&quot;;IF([.AA30]&gt;=0.88;&quot;B+&quot;;IF([.AA30]&gt;=0.82;&quot;B&quot;;IF([.AA30]&gt;=0.8;&quot;B-&quot;;IF([.AA30]&gt;=0.78;&quot;C+&quot;;IF([.AA30]&gt;=0.72;&quot;C&quot;;IF([.AA30]&gt;=0.7;&quot;C-&quot;;IF([.AA30]&gt;=0.68;&quot;D+&quot;;IF([.AA30]&gt;=0.62;&quot;D&quot;;IF([.AA30]&gt;=0.6;&quot;D-&quot;;&quot;F&quot;)))))))))))" office:value-type="string" office:string-value="F" calcext:value-type="string">
            <text:p>F</text:p>
          </table:table-cell>
          <table:table-cell table:formula="of:=IF([.AB30]&gt;=0.92;&quot;A&quot;;IF([.AB30]&gt;=0.9;&quot;A-&quot;;IF([.AB30]&gt;=0.88;&quot;B+&quot;;IF([.AB30]&gt;=0.82;&quot;B&quot;;IF([.AB30]&gt;=0.8;&quot;B-&quot;;IF([.AB30]&gt;=0.78;&quot;C+&quot;;IF([.AB30]&gt;=0.72;&quot;C&quot;;IF([.AB30]&gt;=0.7;&quot;C-&quot;;IF([.AB30]&gt;=0.68;&quot;D+&quot;;IF([.AB30]&gt;=0.62;&quot;D&quot;;IF([.AB30]&gt;=0.6;&quot;D-&quot;;&quot;F&quot;)))))))))))" office:value-type="string" office:string-value="F" calcext:value-type="string">
            <text:p>F</text:p>
          </table:table-cell>
          <table:table-cell table:formula="of:=IF([.AC30]&gt;=0.92;&quot;A&quot;;IF([.AC30]&gt;=0.9;&quot;A-&quot;;IF([.AC30]&gt;=0.88;&quot;B+&quot;;IF([.AC30]&gt;=0.82;&quot;B&quot;;IF([.AC30]&gt;=0.8;&quot;B-&quot;;IF([.AC30]&gt;=0.78;&quot;C+&quot;;IF([.AC30]&gt;=0.72;&quot;C&quot;;IF([.AC30]&gt;=0.7;&quot;C-&quot;;IF([.AC30]&gt;=0.68;&quot;D+&quot;;IF([.AC30]&gt;=0.62;&quot;D&quot;;IF([.AC30]&gt;=0.6;&quot;D-&quot;;&quot;F&quot;)))))))))))" office:value-type="string" office:string-value="F" calcext:value-type="string">
            <text:p>F</text:p>
          </table:table-cell>
          <table:table-cell table:formula="of:=IF([.AD30]&gt;=0.92;&quot;A&quot;;IF([.AD30]&gt;=0.9;&quot;A-&quot;;IF([.AD30]&gt;=0.88;&quot;B+&quot;;IF([.AD30]&gt;=0.82;&quot;B&quot;;IF([.AD30]&gt;=0.8;&quot;B-&quot;;IF([.AD30]&gt;=0.78;&quot;C+&quot;;IF([.AD30]&gt;=0.72;&quot;C&quot;;IF([.AD30]&gt;=0.7;&quot;C-&quot;;IF([.AD30]&gt;=0.68;&quot;D+&quot;;IF([.AD30]&gt;=0.62;&quot;D&quot;;IF([.AD30]&gt;=0.6;&quot;D-&quot;;&quot;F&quot;)))))))))))" office:value-type="string" office:string-value="F" calcext:value-type="string">
            <text:p>F</text:p>
          </table:table-cell>
          <table:table-cell table:formula="of:=IF([.AE30]&gt;=0.92;&quot;A&quot;;IF([.AE30]&gt;=0.9;&quot;A-&quot;;IF([.AE30]&gt;=0.88;&quot;B+&quot;;IF([.AE30]&gt;=0.82;&quot;B&quot;;IF([.AE30]&gt;=0.8;&quot;B-&quot;;IF([.AE30]&gt;=0.78;&quot;C+&quot;;IF([.AE30]&gt;=0.72;&quot;C&quot;;IF([.AE30]&gt;=0.7;&quot;C-&quot;;IF([.AE30]&gt;=0.68;&quot;D+&quot;;IF([.AE30]&gt;=0.62;&quot;D&quot;;IF([.AE30]&gt;=0.6;&quot;D-&quot;;&quot;F&quot;)))))))))))" office:value-type="string" office:string-value="F" calcext:value-type="string">
            <text:p>F</text:p>
          </table:table-cell>
          <table:table-cell table:formula="of:=IF([.AF30]&gt;=0.92;&quot;A&quot;;IF([.AF30]&gt;=0.9;&quot;A-&quot;;IF([.AF30]&gt;=0.88;&quot;B+&quot;;IF([.AF30]&gt;=0.82;&quot;B&quot;;IF([.AF30]&gt;=0.8;&quot;B-&quot;;IF([.AF30]&gt;=0.78;&quot;C+&quot;;IF([.AF30]&gt;=0.72;&quot;C&quot;;IF([.AF30]&gt;=0.7;&quot;C-&quot;;IF([.AF30]&gt;=0.68;&quot;D+&quot;;IF([.AF30]&gt;=0.62;&quot;D&quot;;IF([.AF30]&gt;=0.6;&quot;D-&quot;;&quot;F&quot;)))))))))))" office:value-type="string" office:string-value="F" calcext:value-type="string">
            <text:p>F</text:p>
          </table:table-cell>
          <table:table-cell table:formula="of:=IF([.AG30]&gt;=0.92;&quot;A&quot;;IF([.AG30]&gt;=0.9;&quot;A-&quot;;IF([.AG30]&gt;=0.88;&quot;B+&quot;;IF([.AG30]&gt;=0.82;&quot;B&quot;;IF([.AG30]&gt;=0.8;&quot;B-&quot;;IF([.AG30]&gt;=0.78;&quot;C+&quot;;IF([.AG30]&gt;=0.72;&quot;C&quot;;IF([.AG30]&gt;=0.7;&quot;C-&quot;;IF([.AG30]&gt;=0.68;&quot;D+&quot;;IF([.AG30]&gt;=0.62;&quot;D&quot;;IF([.AG30]&gt;=0.6;&quot;D-&quot;;&quot;F&quot;)))))))))))" office:value-type="string" office:string-value="F" calcext:value-type="string">
            <text:p>F</text:p>
          </table:table-cell>
          <table:table-cell table:formula="of:=IF([.AH30]&gt;=0.92;&quot;A&quot;;IF([.AH30]&gt;=0.9;&quot;A-&quot;;IF([.AH30]&gt;=0.88;&quot;B+&quot;;IF([.AH30]&gt;=0.82;&quot;B&quot;;IF([.AH30]&gt;=0.8;&quot;B-&quot;;IF([.AH30]&gt;=0.78;&quot;C+&quot;;IF([.AH30]&gt;=0.72;&quot;C&quot;;IF([.AH30]&gt;=0.7;&quot;C-&quot;;IF([.AH30]&gt;=0.68;&quot;D+&quot;;IF([.AH30]&gt;=0.62;&quot;D&quot;;IF([.AH30]&gt;=0.6;&quot;D-&quot;;&quot;F&quot;)))))))))))" office:value-type="string" office:string-value="F" calcext:value-type="string">
            <text:p>F</text:p>
          </table:table-cell>
          <table:table-cell table:formula="of:=IF([.AI30]&gt;=0.92;&quot;A&quot;;IF([.AI30]&gt;=0.9;&quot;A-&quot;;IF([.AI30]&gt;=0.88;&quot;B+&quot;;IF([.AI30]&gt;=0.82;&quot;B&quot;;IF([.AI30]&gt;=0.8;&quot;B-&quot;;IF([.AI30]&gt;=0.78;&quot;C+&quot;;IF([.AI30]&gt;=0.72;&quot;C&quot;;IF([.AI30]&gt;=0.7;&quot;C-&quot;;IF([.AI30]&gt;=0.68;&quot;D+&quot;;IF([.AI30]&gt;=0.62;&quot;D&quot;;IF([.AI30]&gt;=0.6;&quot;D-&quot;;&quot;F&quot;)))))))))))" office:value-type="string" office:string-value="F" calcext:value-type="string">
            <text:p>F</text:p>
          </table:table-cell>
          <table:table-cell table:formula="of:=IF([.AJ30]&gt;=0.92;&quot;A&quot;;IF([.AJ30]&gt;=0.9;&quot;A-&quot;;IF([.AJ30]&gt;=0.88;&quot;B+&quot;;IF([.AJ30]&gt;=0.82;&quot;B&quot;;IF([.AJ30]&gt;=0.8;&quot;B-&quot;;IF([.AJ30]&gt;=0.78;&quot;C+&quot;;IF([.AJ30]&gt;=0.72;&quot;C&quot;;IF([.AJ30]&gt;=0.7;&quot;C-&quot;;IF([.AJ30]&gt;=0.68;&quot;D+&quot;;IF([.AJ30]&gt;=0.62;&quot;D&quot;;IF([.AJ30]&gt;=0.6;&quot;D-&quot;;&quot;F&quot;)))))))))))" office:value-type="string" office:string-value="F" calcext:value-type="string">
            <text:p>F</text:p>
          </table:table-cell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31"/>
          <table:table-cell table:style-name="ce52"/>
          <table:table-cell table:style-name="ce53"/>
          <table:table-cell table:style-name="ce52"/>
          <table:table-cell/>
          <table:table-cell table:style-name="ce52"/>
          <table:table-cell table:number-columns-repeated="12"/>
        </table:table-row>
        <table:table-row table:style-name="ro5">
          <table:table-cell table:number-columns-repeated="3"/>
          <table:table-cell table:style-name="ce283"/>
          <table:table-cell/>
          <table:table-cell table:style-name="ce1"/>
          <table:table-cell table:number-columns-repeated="5"/>
          <table:table-cell table:style-name="ce1"/>
          <table:table-cell table:number-columns-repeated="1012"/>
        </table:table-row>
        <table:table-row table:style-name="ro5">
          <table:table-cell table:number-columns-repeated="2"/>
          <table:table-cell table:style-name="ce604"/>
          <table:table-cell table:style-name="ce630"/>
          <table:table-cell table:style-name="ce631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56"/>
          <table:table-cell table:style-name="ce60"/>
          <table:table-cell table:style-name="ce82"/>
          <table:table-cell table:style-name="ce286" table:number-columns-repeated="2"/>
          <table:table-cell table:style-name="ce82" table:number-columns-repeated="12"/>
          <table:table-cell table:number-columns-repeated="1007"/>
        </table:table-row>
        <table:table-row table:style-name="ro5" table:number-rows-repeated="1048529">
          <table:table-cell table:number-columns-repeated="1024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11th.C2:11th.AMJ2 11th.A2:11th.A27 11th.C3:11th.C27 11th.F4:11th.AMJ10 11th.R11:11th.AMJ27 11th.F3:11th.K3 11th.R3:11th.AMJ3">
            <calcext:condition calcext:apply-style-name="EveryOtherRow" calcext:value="formula-is(ISEVEN(ROW()))" calcext:base-cell-address="11th.A2"/>
            <calcext:condition calcext:apply-style-name="EveryOtherRow2" calcext:value="formula-is(NOT(ISEVEN(ROW())))" calcext:base-cell-address="11th.A2"/>
          </calcext:conditional-format>
          <calcext:conditional-format calcext:target-range-address="11th.D30:11th.D30">
            <calcext:condition calcext:apply-style-name="Failing" calcext:value="&lt;0.6" calcext:base-cell-address="11th.D30"/>
          </calcext:conditional-format>
          <calcext:conditional-format calcext:target-range-address="11th.B2:11th.B13">
            <calcext:condition calcext:apply-style-name="EveryOtherRow" calcext:value="formula-is(ISEVEN(ROW()))" calcext:base-cell-address="11th.B2"/>
            <calcext:condition calcext:apply-style-name="EveryOtherRow2" calcext:value="formula-is(NOT(ISEVEN(ROW())))" calcext:base-cell-address="11th.B2"/>
          </calcext:conditional-format>
          <calcext:conditional-format calcext:target-range-address="11th.F30:11th.F30">
            <calcext:condition calcext:apply-style-name="Failing" calcext:value="&lt;0.6" calcext:base-cell-address="11th.F30"/>
          </calcext:conditional-format>
          <calcext:conditional-format calcext:target-range-address="11th.G30:11th.G30">
            <calcext:condition calcext:apply-style-name="Failing" calcext:value="&lt;0.6" calcext:base-cell-address="11th.G30"/>
          </calcext:conditional-format>
          <calcext:conditional-format calcext:target-range-address="11th.H30:11th.H30">
            <calcext:condition calcext:apply-style-name="Failing" calcext:value="&lt;0.6" calcext:base-cell-address="11th.H30"/>
          </calcext:conditional-format>
          <calcext:conditional-format calcext:target-range-address="11th.I30:11th.I30">
            <calcext:condition calcext:apply-style-name="Failing" calcext:value="&lt;0.6" calcext:base-cell-address="11th.I30"/>
          </calcext:conditional-format>
          <calcext:conditional-format calcext:target-range-address="11th.J30:11th.J30">
            <calcext:condition calcext:apply-style-name="Failing" calcext:value="&lt;0.6" calcext:base-cell-address="11th.J30"/>
          </calcext:conditional-format>
          <calcext:conditional-format calcext:target-range-address="11th.K30:11th.K30">
            <calcext:condition calcext:apply-style-name="Failing" calcext:value="&lt;0.6" calcext:base-cell-address="11th.K30"/>
          </calcext:conditional-format>
          <calcext:conditional-format calcext:target-range-address="11th.L30:11th.L30">
            <calcext:condition calcext:apply-style-name="Failing" calcext:value="&lt;0.6" calcext:base-cell-address="11th.L30"/>
          </calcext:conditional-format>
          <calcext:conditional-format calcext:target-range-address="11th.M30:11th.M30">
            <calcext:condition calcext:apply-style-name="Failing" calcext:value="&lt;0.6" calcext:base-cell-address="11th.M30"/>
          </calcext:conditional-format>
          <calcext:conditional-format calcext:target-range-address="11th.N30:11th.N30">
            <calcext:condition calcext:apply-style-name="Failing" calcext:value="&lt;0.6" calcext:base-cell-address="11th.N30"/>
          </calcext:conditional-format>
          <calcext:conditional-format calcext:target-range-address="11th.O30:11th.O30">
            <calcext:condition calcext:apply-style-name="Failing" calcext:value="&lt;0.6" calcext:base-cell-address="11th.O30"/>
          </calcext:conditional-format>
          <calcext:conditional-format calcext:target-range-address="11th.P30:11th.P30">
            <calcext:condition calcext:apply-style-name="Failing" calcext:value="&lt;0.6" calcext:base-cell-address="11th.P30"/>
          </calcext:conditional-format>
          <calcext:conditional-format calcext:target-range-address="11th.Q30:11th.Q30">
            <calcext:condition calcext:apply-style-name="Failing" calcext:value="&lt;0.6" calcext:base-cell-address="11th.Q30"/>
          </calcext:conditional-format>
          <calcext:conditional-format calcext:target-range-address="11th.R30:11th.R30">
            <calcext:condition calcext:apply-style-name="Failing" calcext:value="&lt;0.6" calcext:base-cell-address="11th.R30"/>
          </calcext:conditional-format>
          <calcext:conditional-format calcext:target-range-address="11th.S30:11th.S30">
            <calcext:condition calcext:apply-style-name="Failing" calcext:value="&lt;0.6" calcext:base-cell-address="11th.S30"/>
          </calcext:conditional-format>
          <calcext:conditional-format calcext:target-range-address="11th.T30:11th.T30">
            <calcext:condition calcext:apply-style-name="Failing" calcext:value="&lt;0.6" calcext:base-cell-address="11th.T30"/>
          </calcext:conditional-format>
          <calcext:conditional-format calcext:target-range-address="11th.U30:11th.U30">
            <calcext:condition calcext:apply-style-name="Failing" calcext:value="&lt;0.6" calcext:base-cell-address="11th.U30"/>
          </calcext:conditional-format>
          <calcext:conditional-format calcext:target-range-address="11th.V30:11th.V30">
            <calcext:condition calcext:apply-style-name="Failing" calcext:value="&lt;0.6" calcext:base-cell-address="11th.V30"/>
          </calcext:conditional-format>
          <calcext:conditional-format calcext:target-range-address="11th.W30:11th.W30">
            <calcext:condition calcext:apply-style-name="Failing" calcext:value="&lt;0.6" calcext:base-cell-address="11th.W30"/>
          </calcext:conditional-format>
          <calcext:conditional-format calcext:target-range-address="11th.X30:11th.X30">
            <calcext:condition calcext:apply-style-name="Failing" calcext:value="&lt;0.6" calcext:base-cell-address="11th.X30"/>
          </calcext:conditional-format>
          <calcext:conditional-format calcext:target-range-address="11th.Y30:11th.Y30">
            <calcext:condition calcext:apply-style-name="Failing" calcext:value="&lt;0.6" calcext:base-cell-address="11th.Y30"/>
          </calcext:conditional-format>
          <calcext:conditional-format calcext:target-range-address="11th.Z30:11th.Z30">
            <calcext:condition calcext:apply-style-name="Failing" calcext:value="&lt;0.6" calcext:base-cell-address="11th.Z30"/>
          </calcext:conditional-format>
          <calcext:conditional-format calcext:target-range-address="11th.AA30:11th.AA30">
            <calcext:condition calcext:apply-style-name="Failing" calcext:value="&lt;0.6" calcext:base-cell-address="11th.AA30"/>
          </calcext:conditional-format>
          <calcext:conditional-format calcext:target-range-address="11th.AB30:11th.AB30">
            <calcext:condition calcext:apply-style-name="Failing" calcext:value="&lt;0.6" calcext:base-cell-address="11th.AB30"/>
          </calcext:conditional-format>
          <calcext:conditional-format calcext:target-range-address="11th.AC30:11th.AC30">
            <calcext:condition calcext:apply-style-name="Failing" calcext:value="&lt;0.6" calcext:base-cell-address="11th.AC30"/>
          </calcext:conditional-format>
          <calcext:conditional-format calcext:target-range-address="11th.AD30:11th.AD30">
            <calcext:condition calcext:apply-style-name="Failing" calcext:value="&lt;0.6" calcext:base-cell-address="11th.AD30"/>
          </calcext:conditional-format>
          <calcext:conditional-format calcext:target-range-address="11th.AE30:11th.AE30">
            <calcext:condition calcext:apply-style-name="Failing" calcext:value="&lt;0.6" calcext:base-cell-address="11th.AE30"/>
          </calcext:conditional-format>
          <calcext:conditional-format calcext:target-range-address="11th.AF30:11th.AF30">
            <calcext:condition calcext:apply-style-name="Failing" calcext:value="&lt;0.6" calcext:base-cell-address="11th.AF30"/>
          </calcext:conditional-format>
          <calcext:conditional-format calcext:target-range-address="11th.AG30:11th.AG30">
            <calcext:condition calcext:apply-style-name="Failing" calcext:value="&lt;0.6" calcext:base-cell-address="11th.AG30"/>
          </calcext:conditional-format>
          <calcext:conditional-format calcext:target-range-address="11th.AH30:11th.AH30">
            <calcext:condition calcext:apply-style-name="Failing" calcext:value="&lt;0.6" calcext:base-cell-address="11th.AH30"/>
          </calcext:conditional-format>
          <calcext:conditional-format calcext:target-range-address="11th.AI30:11th.AI30">
            <calcext:condition calcext:apply-style-name="Failing" calcext:value="&lt;0.6" calcext:base-cell-address="11th.AI30"/>
          </calcext:conditional-format>
          <calcext:conditional-format calcext:target-range-address="11th.AJ30:11th.AJ30">
            <calcext:condition calcext:apply-style-name="Failing" calcext:value="&lt;0.6" calcext:base-cell-address="11th.AJ30"/>
          </calcext:conditional-format>
          <calcext:conditional-format calcext:target-range-address="11th.D3:11th.E3">
            <calcext:condition calcext:apply-style-name="EveryOtherRow" calcext:value="formula-is(ISEVEN(ROW()))" calcext:base-cell-address="11th.D3"/>
            <calcext:condition calcext:apply-style-name="EveryOtherRow2" calcext:value="formula-is(NOT(ISEVEN(ROW())))" calcext:base-cell-address="11th.D3"/>
          </calcext:conditional-format>
          <calcext:conditional-format calcext:target-range-address="11th.D4:11th.E4">
            <calcext:condition calcext:apply-style-name="EveryOtherRow" calcext:value="formula-is(ISEVEN(ROW()))" calcext:base-cell-address="11th.D4"/>
            <calcext:condition calcext:apply-style-name="EveryOtherRow2" calcext:value="formula-is(NOT(ISEVEN(ROW())))" calcext:base-cell-address="11th.D4"/>
          </calcext:conditional-format>
          <calcext:conditional-format calcext:target-range-address="11th.D5:11th.E5">
            <calcext:condition calcext:apply-style-name="EveryOtherRow" calcext:value="formula-is(ISEVEN(ROW()))" calcext:base-cell-address="11th.D5"/>
            <calcext:condition calcext:apply-style-name="EveryOtherRow2" calcext:value="formula-is(NOT(ISEVEN(ROW())))" calcext:base-cell-address="11th.D5"/>
          </calcext:conditional-format>
          <calcext:conditional-format calcext:target-range-address="11th.D6:11th.E6">
            <calcext:condition calcext:apply-style-name="EveryOtherRow" calcext:value="formula-is(ISEVEN(ROW()))" calcext:base-cell-address="11th.D6"/>
            <calcext:condition calcext:apply-style-name="EveryOtherRow2" calcext:value="formula-is(NOT(ISEVEN(ROW())))" calcext:base-cell-address="11th.D6"/>
          </calcext:conditional-format>
          <calcext:conditional-format calcext:target-range-address="11th.D7:11th.E7">
            <calcext:condition calcext:apply-style-name="EveryOtherRow" calcext:value="formula-is(ISEVEN(ROW()))" calcext:base-cell-address="11th.D7"/>
            <calcext:condition calcext:apply-style-name="EveryOtherRow2" calcext:value="formula-is(NOT(ISEVEN(ROW())))" calcext:base-cell-address="11th.D7"/>
          </calcext:conditional-format>
          <calcext:conditional-format calcext:target-range-address="11th.D8:11th.E8">
            <calcext:condition calcext:apply-style-name="EveryOtherRow" calcext:value="formula-is(ISEVEN(ROW()))" calcext:base-cell-address="11th.D8"/>
            <calcext:condition calcext:apply-style-name="EveryOtherRow2" calcext:value="formula-is(NOT(ISEVEN(ROW())))" calcext:base-cell-address="11th.D8"/>
          </calcext:conditional-format>
          <calcext:conditional-format calcext:target-range-address="11th.D9:11th.E9">
            <calcext:condition calcext:apply-style-name="EveryOtherRow" calcext:value="formula-is(ISEVEN(ROW()))" calcext:base-cell-address="11th.D9"/>
            <calcext:condition calcext:apply-style-name="EveryOtherRow2" calcext:value="formula-is(NOT(ISEVEN(ROW())))" calcext:base-cell-address="11th.D9"/>
          </calcext:conditional-format>
          <calcext:conditional-format calcext:target-range-address="11th.D10:11th.E10">
            <calcext:condition calcext:apply-style-name="EveryOtherRow" calcext:value="formula-is(ISEVEN(ROW()))" calcext:base-cell-address="11th.D10"/>
            <calcext:condition calcext:apply-style-name="EveryOtherRow2" calcext:value="formula-is(NOT(ISEVEN(ROW())))" calcext:base-cell-address="11th.D10"/>
          </calcext:conditional-format>
          <calcext:conditional-format calcext:target-range-address="11th.D11:11th.E13">
            <calcext:condition calcext:apply-style-name="EveryOtherRow" calcext:value="formula-is(ISEVEN(ROW()))" calcext:base-cell-address="11th.D11"/>
            <calcext:condition calcext:apply-style-name="EveryOtherRow2" calcext:value="formula-is(NOT(ISEVEN(ROW())))" calcext:base-cell-address="11th.D11"/>
          </calcext:conditional-format>
          <calcext:conditional-format calcext:target-range-address="11th.F11:11th.F16">
            <calcext:condition calcext:apply-style-name="EveryOtherRow" calcext:value="formula-is(ISEVEN(ROW()))" calcext:base-cell-address="11th.F11"/>
            <calcext:condition calcext:apply-style-name="EveryOtherRow2" calcext:value="formula-is(NOT(ISEVEN(ROW())))" calcext:base-cell-address="11th.F11"/>
          </calcext:conditional-format>
          <calcext:conditional-format calcext:target-range-address="11th.G12:11th.G16">
            <calcext:condition calcext:apply-style-name="EveryOtherRow" calcext:value="formula-is(ISEVEN(ROW()))" calcext:base-cell-address="11th.G12"/>
            <calcext:condition calcext:apply-style-name="EveryOtherRow2" calcext:value="formula-is(NOT(ISEVEN(ROW())))" calcext:base-cell-address="11th.G12"/>
          </calcext:conditional-format>
          <calcext:conditional-format calcext:target-range-address="11th.H12:11th.H16">
            <calcext:condition calcext:apply-style-name="EveryOtherRow" calcext:value="formula-is(ISEVEN(ROW()))" calcext:base-cell-address="11th.H12"/>
            <calcext:condition calcext:apply-style-name="EveryOtherRow2" calcext:value="formula-is(NOT(ISEVEN(ROW())))" calcext:base-cell-address="11th.H12"/>
          </calcext:conditional-format>
          <calcext:conditional-format calcext:target-range-address="11th.I12:11th.I16">
            <calcext:condition calcext:apply-style-name="EveryOtherRow" calcext:value="formula-is(ISEVEN(ROW()))" calcext:base-cell-address="11th.I12"/>
            <calcext:condition calcext:apply-style-name="EveryOtherRow2" calcext:value="formula-is(NOT(ISEVEN(ROW())))" calcext:base-cell-address="11th.I12"/>
          </calcext:conditional-format>
          <calcext:conditional-format calcext:target-range-address="11th.J12:11th.J16">
            <calcext:condition calcext:apply-style-name="EveryOtherRow" calcext:value="formula-is(ISEVEN(ROW()))" calcext:base-cell-address="11th.J12"/>
            <calcext:condition calcext:apply-style-name="EveryOtherRow2" calcext:value="formula-is(NOT(ISEVEN(ROW())))" calcext:base-cell-address="11th.J12"/>
          </calcext:conditional-format>
          <calcext:conditional-format calcext:target-range-address="11th.K12:11th.K16">
            <calcext:condition calcext:apply-style-name="EveryOtherRow" calcext:value="formula-is(ISEVEN(ROW()))" calcext:base-cell-address="11th.K12"/>
            <calcext:condition calcext:apply-style-name="EveryOtherRow2" calcext:value="formula-is(NOT(ISEVEN(ROW())))" calcext:base-cell-address="11th.K12"/>
          </calcext:conditional-format>
          <calcext:conditional-format calcext:target-range-address="11th.L12:11th.L16">
            <calcext:condition calcext:apply-style-name="EveryOtherRow" calcext:value="formula-is(ISEVEN(ROW()))" calcext:base-cell-address="11th.L12"/>
            <calcext:condition calcext:apply-style-name="EveryOtherRow2" calcext:value="formula-is(NOT(ISEVEN(ROW())))" calcext:base-cell-address="11th.L12"/>
          </calcext:conditional-format>
          <calcext:conditional-format calcext:target-range-address="11th.M12:11th.M16">
            <calcext:condition calcext:apply-style-name="EveryOtherRow" calcext:value="formula-is(ISEVEN(ROW()))" calcext:base-cell-address="11th.M12"/>
            <calcext:condition calcext:apply-style-name="EveryOtherRow2" calcext:value="formula-is(NOT(ISEVEN(ROW())))" calcext:base-cell-address="11th.M12"/>
          </calcext:conditional-format>
          <calcext:conditional-format calcext:target-range-address="11th.N12:11th.N16">
            <calcext:condition calcext:apply-style-name="EveryOtherRow" calcext:value="formula-is(ISEVEN(ROW()))" calcext:base-cell-address="11th.N12"/>
            <calcext:condition calcext:apply-style-name="EveryOtherRow2" calcext:value="formula-is(NOT(ISEVEN(ROW())))" calcext:base-cell-address="11th.N12"/>
          </calcext:conditional-format>
          <calcext:conditional-format calcext:target-range-address="11th.O12:11th.O16">
            <calcext:condition calcext:apply-style-name="EveryOtherRow" calcext:value="formula-is(ISEVEN(ROW()))" calcext:base-cell-address="11th.O12"/>
            <calcext:condition calcext:apply-style-name="EveryOtherRow2" calcext:value="formula-is(NOT(ISEVEN(ROW())))" calcext:base-cell-address="11th.O12"/>
          </calcext:conditional-format>
          <calcext:conditional-format calcext:target-range-address="11th.P12:11th.P16">
            <calcext:condition calcext:apply-style-name="EveryOtherRow" calcext:value="formula-is(ISEVEN(ROW()))" calcext:base-cell-address="11th.P12"/>
            <calcext:condition calcext:apply-style-name="EveryOtherRow2" calcext:value="formula-is(NOT(ISEVEN(ROW())))" calcext:base-cell-address="11th.P12"/>
          </calcext:conditional-format>
          <calcext:conditional-format calcext:target-range-address="11th.Q12:11th.Q16">
            <calcext:condition calcext:apply-style-name="EveryOtherRow" calcext:value="formula-is(ISEVEN(ROW()))" calcext:base-cell-address="11th.Q12"/>
            <calcext:condition calcext:apply-style-name="EveryOtherRow2" calcext:value="formula-is(NOT(ISEVEN(ROW())))" calcext:base-cell-address="11th.Q12"/>
          </calcext:conditional-format>
          <calcext:conditional-format calcext:target-range-address="11th.B14:11th.B27">
            <calcext:condition calcext:apply-style-name="EveryOtherRow" calcext:value="formula-is(ISEVEN(ROW()))" calcext:base-cell-address="11th.B14"/>
            <calcext:condition calcext:apply-style-name="EveryOtherRow2" calcext:value="formula-is(NOT(ISEVEN(ROW())))" calcext:base-cell-address="11th.B14"/>
          </calcext:conditional-format>
          <calcext:conditional-format calcext:target-range-address="11th.D14:11th.E14">
            <calcext:condition calcext:apply-style-name="EveryOtherRow" calcext:value="formula-is(ISEVEN(ROW()))" calcext:base-cell-address="11th.D14"/>
            <calcext:condition calcext:apply-style-name="EveryOtherRow2" calcext:value="formula-is(NOT(ISEVEN(ROW())))" calcext:base-cell-address="11th.D14"/>
          </calcext:conditional-format>
          <calcext:conditional-format calcext:target-range-address="11th.D15:11th.E15">
            <calcext:condition calcext:apply-style-name="EveryOtherRow" calcext:value="formula-is(ISEVEN(ROW()))" calcext:base-cell-address="11th.D15"/>
            <calcext:condition calcext:apply-style-name="EveryOtherRow2" calcext:value="formula-is(NOT(ISEVEN(ROW())))" calcext:base-cell-address="11th.D15"/>
          </calcext:conditional-format>
          <calcext:conditional-format calcext:target-range-address="11th.D16:11th.E17">
            <calcext:condition calcext:apply-style-name="EveryOtherRow" calcext:value="formula-is(ISEVEN(ROW()))" calcext:base-cell-address="11th.D16"/>
            <calcext:condition calcext:apply-style-name="EveryOtherRow2" calcext:value="formula-is(NOT(ISEVEN(ROW())))" calcext:base-cell-address="11th.D16"/>
          </calcext:conditional-format>
          <calcext:conditional-format calcext:target-range-address="11th.F17:11th.F27">
            <calcext:condition calcext:apply-style-name="EveryOtherRow" calcext:value="formula-is(ISEVEN(ROW()))" calcext:base-cell-address="11th.F17"/>
            <calcext:condition calcext:apply-style-name="EveryOtherRow2" calcext:value="formula-is(NOT(ISEVEN(ROW())))" calcext:base-cell-address="11th.F17"/>
          </calcext:conditional-format>
          <calcext:conditional-format calcext:target-range-address="11th.G18:11th.G27">
            <calcext:condition calcext:apply-style-name="EveryOtherRow" calcext:value="formula-is(ISEVEN(ROW()))" calcext:base-cell-address="11th.G18"/>
            <calcext:condition calcext:apply-style-name="EveryOtherRow2" calcext:value="formula-is(NOT(ISEVEN(ROW())))" calcext:base-cell-address="11th.G18"/>
          </calcext:conditional-format>
          <calcext:conditional-format calcext:target-range-address="11th.H18:11th.H27">
            <calcext:condition calcext:apply-style-name="EveryOtherRow" calcext:value="formula-is(ISEVEN(ROW()))" calcext:base-cell-address="11th.H18"/>
            <calcext:condition calcext:apply-style-name="EveryOtherRow2" calcext:value="formula-is(NOT(ISEVEN(ROW())))" calcext:base-cell-address="11th.H18"/>
          </calcext:conditional-format>
          <calcext:conditional-format calcext:target-range-address="11th.I18:11th.I27">
            <calcext:condition calcext:apply-style-name="EveryOtherRow" calcext:value="formula-is(ISEVEN(ROW()))" calcext:base-cell-address="11th.I18"/>
            <calcext:condition calcext:apply-style-name="EveryOtherRow2" calcext:value="formula-is(NOT(ISEVEN(ROW())))" calcext:base-cell-address="11th.I18"/>
          </calcext:conditional-format>
          <calcext:conditional-format calcext:target-range-address="11th.J18:11th.J27">
            <calcext:condition calcext:apply-style-name="EveryOtherRow" calcext:value="formula-is(ISEVEN(ROW()))" calcext:base-cell-address="11th.J18"/>
            <calcext:condition calcext:apply-style-name="EveryOtherRow2" calcext:value="formula-is(NOT(ISEVEN(ROW())))" calcext:base-cell-address="11th.J18"/>
          </calcext:conditional-format>
          <calcext:conditional-format calcext:target-range-address="11th.K17:11th.K27">
            <calcext:condition calcext:apply-style-name="EveryOtherRow" calcext:value="formula-is(ISEVEN(ROW()))" calcext:base-cell-address="11th.K17"/>
            <calcext:condition calcext:apply-style-name="EveryOtherRow2" calcext:value="formula-is(NOT(ISEVEN(ROW())))" calcext:base-cell-address="11th.K17"/>
          </calcext:conditional-format>
          <calcext:conditional-format calcext:target-range-address="11th.L18:11th.L27">
            <calcext:condition calcext:apply-style-name="EveryOtherRow" calcext:value="formula-is(ISEVEN(ROW()))" calcext:base-cell-address="11th.L18"/>
            <calcext:condition calcext:apply-style-name="EveryOtherRow2" calcext:value="formula-is(NOT(ISEVEN(ROW())))" calcext:base-cell-address="11th.L18"/>
          </calcext:conditional-format>
          <calcext:conditional-format calcext:target-range-address="11th.M18:11th.M27">
            <calcext:condition calcext:apply-style-name="EveryOtherRow" calcext:value="formula-is(ISEVEN(ROW()))" calcext:base-cell-address="11th.M18"/>
            <calcext:condition calcext:apply-style-name="EveryOtherRow2" calcext:value="formula-is(NOT(ISEVEN(ROW())))" calcext:base-cell-address="11th.M18"/>
          </calcext:conditional-format>
          <calcext:conditional-format calcext:target-range-address="11th.N17:11th.N27">
            <calcext:condition calcext:apply-style-name="EveryOtherRow" calcext:value="formula-is(ISEVEN(ROW()))" calcext:base-cell-address="11th.N17"/>
            <calcext:condition calcext:apply-style-name="EveryOtherRow2" calcext:value="formula-is(NOT(ISEVEN(ROW())))" calcext:base-cell-address="11th.N17"/>
          </calcext:conditional-format>
          <calcext:conditional-format calcext:target-range-address="11th.O18:11th.O27">
            <calcext:condition calcext:apply-style-name="EveryOtherRow" calcext:value="formula-is(ISEVEN(ROW()))" calcext:base-cell-address="11th.O18"/>
            <calcext:condition calcext:apply-style-name="EveryOtherRow2" calcext:value="formula-is(NOT(ISEVEN(ROW())))" calcext:base-cell-address="11th.O18"/>
          </calcext:conditional-format>
          <calcext:conditional-format calcext:target-range-address="11th.P18:11th.P27">
            <calcext:condition calcext:apply-style-name="EveryOtherRow" calcext:value="formula-is(ISEVEN(ROW()))" calcext:base-cell-address="11th.P18"/>
            <calcext:condition calcext:apply-style-name="EveryOtherRow2" calcext:value="formula-is(NOT(ISEVEN(ROW())))" calcext:base-cell-address="11th.P18"/>
          </calcext:conditional-format>
          <calcext:conditional-format calcext:target-range-address="11th.Q18:11th.Q27">
            <calcext:condition calcext:apply-style-name="EveryOtherRow" calcext:value="formula-is(ISEVEN(ROW()))" calcext:base-cell-address="11th.Q18"/>
            <calcext:condition calcext:apply-style-name="EveryOtherRow2" calcext:value="formula-is(NOT(ISEVEN(ROW())))" calcext:base-cell-address="11th.Q18"/>
          </calcext:conditional-format>
          <calcext:conditional-format calcext:target-range-address="11th.D18:11th.E18">
            <calcext:condition calcext:apply-style-name="EveryOtherRow" calcext:value="formula-is(ISEVEN(ROW()))" calcext:base-cell-address="11th.D18"/>
            <calcext:condition calcext:apply-style-name="EveryOtherRow2" calcext:value="formula-is(NOT(ISEVEN(ROW())))" calcext:base-cell-address="11th.D18"/>
          </calcext:conditional-format>
          <calcext:conditional-format calcext:target-range-address="11th.D19:11th.E19">
            <calcext:condition calcext:apply-style-name="EveryOtherRow" calcext:value="formula-is(ISEVEN(ROW()))" calcext:base-cell-address="11th.D19"/>
            <calcext:condition calcext:apply-style-name="EveryOtherRow2" calcext:value="formula-is(NOT(ISEVEN(ROW())))" calcext:base-cell-address="11th.D19"/>
          </calcext:conditional-format>
          <calcext:conditional-format calcext:target-range-address="11th.D20:11th.E20">
            <calcext:condition calcext:apply-style-name="EveryOtherRow" calcext:value="formula-is(ISEVEN(ROW()))" calcext:base-cell-address="11th.D20"/>
            <calcext:condition calcext:apply-style-name="EveryOtherRow2" calcext:value="formula-is(NOT(ISEVEN(ROW())))" calcext:base-cell-address="11th.D20"/>
          </calcext:conditional-format>
          <calcext:conditional-format calcext:target-range-address="11th.D21:11th.E21">
            <calcext:condition calcext:apply-style-name="EveryOtherRow" calcext:value="formula-is(ISEVEN(ROW()))" calcext:base-cell-address="11th.D21"/>
            <calcext:condition calcext:apply-style-name="EveryOtherRow2" calcext:value="formula-is(NOT(ISEVEN(ROW())))" calcext:base-cell-address="11th.D21"/>
          </calcext:conditional-format>
          <calcext:conditional-format calcext:target-range-address="11th.D22:11th.E22">
            <calcext:condition calcext:apply-style-name="EveryOtherRow" calcext:value="formula-is(ISEVEN(ROW()))" calcext:base-cell-address="11th.D22"/>
            <calcext:condition calcext:apply-style-name="EveryOtherRow2" calcext:value="formula-is(NOT(ISEVEN(ROW())))" calcext:base-cell-address="11th.D22"/>
          </calcext:conditional-format>
          <calcext:conditional-format calcext:target-range-address="11th.D23:11th.E23">
            <calcext:condition calcext:apply-style-name="EveryOtherRow" calcext:value="formula-is(ISEVEN(ROW()))" calcext:base-cell-address="11th.D23"/>
            <calcext:condition calcext:apply-style-name="EveryOtherRow2" calcext:value="formula-is(NOT(ISEVEN(ROW())))" calcext:base-cell-address="11th.D23"/>
          </calcext:conditional-format>
          <calcext:conditional-format calcext:target-range-address="11th.D24:11th.E24">
            <calcext:condition calcext:apply-style-name="EveryOtherRow" calcext:value="formula-is(ISEVEN(ROW()))" calcext:base-cell-address="11th.D24"/>
            <calcext:condition calcext:apply-style-name="EveryOtherRow2" calcext:value="formula-is(NOT(ISEVEN(ROW())))" calcext:base-cell-address="11th.D24"/>
          </calcext:conditional-format>
          <calcext:conditional-format calcext:target-range-address="11th.D25:11th.E25">
            <calcext:condition calcext:apply-style-name="EveryOtherRow" calcext:value="formula-is(ISEVEN(ROW()))" calcext:base-cell-address="11th.D25"/>
            <calcext:condition calcext:apply-style-name="EveryOtherRow2" calcext:value="formula-is(NOT(ISEVEN(ROW())))" calcext:base-cell-address="11th.D25"/>
          </calcext:conditional-format>
          <calcext:conditional-format calcext:target-range-address="11th.D26:11th.E26">
            <calcext:condition calcext:apply-style-name="EveryOtherRow" calcext:value="formula-is(ISEVEN(ROW()))" calcext:base-cell-address="11th.D26"/>
            <calcext:condition calcext:apply-style-name="EveryOtherRow2" calcext:value="formula-is(NOT(ISEVEN(ROW())))" calcext:base-cell-address="11th.D26"/>
          </calcext:conditional-format>
          <calcext:conditional-format calcext:target-range-address="11th.D27:11th.E27">
            <calcext:condition calcext:apply-style-name="EveryOtherRow" calcext:value="formula-is(ISEVEN(ROW()))" calcext:base-cell-address="11th.D27"/>
            <calcext:condition calcext:apply-style-name="EveryOtherRow2" calcext:value="formula-is(NOT(ISEVEN(ROW())))" calcext:base-cell-address="11th.D27"/>
          </calcext:conditional-format>
          <calcext:conditional-format calcext:target-range-address="11th.L3:11th.M3">
            <calcext:condition calcext:apply-style-name="EveryOtherRow" calcext:value="formula-is(ISEVEN(ROW()))" calcext:base-cell-address="11th.L3"/>
            <calcext:condition calcext:apply-style-name="EveryOtherRow2" calcext:value="formula-is(NOT(ISEVEN(ROW())))" calcext:base-cell-address="11th.L3"/>
          </calcext:conditional-format>
          <calcext:conditional-format calcext:target-range-address="11th.N3:11th.O3">
            <calcext:condition calcext:apply-style-name="EveryOtherRow" calcext:value="formula-is(ISEVEN(ROW()))" calcext:base-cell-address="11th.N3"/>
            <calcext:condition calcext:apply-style-name="EveryOtherRow2" calcext:value="formula-is(NOT(ISEVEN(ROW())))" calcext:base-cell-address="11th.N3"/>
          </calcext:conditional-format>
          <calcext:conditional-format calcext:target-range-address="11th.P3:11th.Q3">
            <calcext:condition calcext:apply-style-name="EveryOtherRow" calcext:value="formula-is(ISEVEN(ROW()))" calcext:base-cell-address="11th.P3"/>
            <calcext:condition calcext:apply-style-name="EveryOtherRow2" calcext:value="formula-is(NOT(ISEVEN(ROW())))" calcext:base-cell-address="11th.P3"/>
          </calcext:conditional-format>
          <calcext:conditional-format calcext:target-range-address="11th.G11:11th.G11">
            <calcext:condition calcext:apply-style-name="EveryOtherRow" calcext:value="formula-is(ISEVEN(ROW()))" calcext:base-cell-address="11th.G11"/>
            <calcext:condition calcext:apply-style-name="EveryOtherRow2" calcext:value="formula-is(NOT(ISEVEN(ROW())))" calcext:base-cell-address="11th.G11"/>
          </calcext:conditional-format>
          <calcext:conditional-format calcext:target-range-address="11th.H11:11th.H11">
            <calcext:condition calcext:apply-style-name="EveryOtherRow" calcext:value="formula-is(ISEVEN(ROW()))" calcext:base-cell-address="11th.H11"/>
            <calcext:condition calcext:apply-style-name="EveryOtherRow2" calcext:value="formula-is(NOT(ISEVEN(ROW())))" calcext:base-cell-address="11th.H11"/>
          </calcext:conditional-format>
          <calcext:conditional-format calcext:target-range-address="11th.I11:11th.I11">
            <calcext:condition calcext:apply-style-name="EveryOtherRow" calcext:value="formula-is(ISEVEN(ROW()))" calcext:base-cell-address="11th.I11"/>
            <calcext:condition calcext:apply-style-name="EveryOtherRow2" calcext:value="formula-is(NOT(ISEVEN(ROW())))" calcext:base-cell-address="11th.I11"/>
          </calcext:conditional-format>
          <calcext:conditional-format calcext:target-range-address="11th.J11:11th.J11">
            <calcext:condition calcext:apply-style-name="EveryOtherRow" calcext:value="formula-is(ISEVEN(ROW()))" calcext:base-cell-address="11th.J11"/>
            <calcext:condition calcext:apply-style-name="EveryOtherRow2" calcext:value="formula-is(NOT(ISEVEN(ROW())))" calcext:base-cell-address="11th.J11"/>
          </calcext:conditional-format>
          <calcext:conditional-format calcext:target-range-address="11th.K11:11th.K11">
            <calcext:condition calcext:apply-style-name="EveryOtherRow" calcext:value="formula-is(ISEVEN(ROW()))" calcext:base-cell-address="11th.K11"/>
            <calcext:condition calcext:apply-style-name="EveryOtherRow2" calcext:value="formula-is(NOT(ISEVEN(ROW())))" calcext:base-cell-address="11th.K11"/>
          </calcext:conditional-format>
          <calcext:conditional-format calcext:target-range-address="11th.L11:11th.L11">
            <calcext:condition calcext:apply-style-name="EveryOtherRow" calcext:value="formula-is(ISEVEN(ROW()))" calcext:base-cell-address="11th.L11"/>
            <calcext:condition calcext:apply-style-name="EveryOtherRow2" calcext:value="formula-is(NOT(ISEVEN(ROW())))" calcext:base-cell-address="11th.L11"/>
          </calcext:conditional-format>
          <calcext:conditional-format calcext:target-range-address="11th.M11:11th.M11">
            <calcext:condition calcext:apply-style-name="EveryOtherRow" calcext:value="formula-is(ISEVEN(ROW()))" calcext:base-cell-address="11th.M11"/>
            <calcext:condition calcext:apply-style-name="EveryOtherRow2" calcext:value="formula-is(NOT(ISEVEN(ROW())))" calcext:base-cell-address="11th.M11"/>
          </calcext:conditional-format>
          <calcext:conditional-format calcext:target-range-address="11th.N11:11th.N11">
            <calcext:condition calcext:apply-style-name="EveryOtherRow" calcext:value="formula-is(ISEVEN(ROW()))" calcext:base-cell-address="11th.N11"/>
            <calcext:condition calcext:apply-style-name="EveryOtherRow2" calcext:value="formula-is(NOT(ISEVEN(ROW())))" calcext:base-cell-address="11th.N11"/>
          </calcext:conditional-format>
          <calcext:conditional-format calcext:target-range-address="11th.O11:11th.O11">
            <calcext:condition calcext:apply-style-name="EveryOtherRow" calcext:value="formula-is(ISEVEN(ROW()))" calcext:base-cell-address="11th.O11"/>
            <calcext:condition calcext:apply-style-name="EveryOtherRow2" calcext:value="formula-is(NOT(ISEVEN(ROW())))" calcext:base-cell-address="11th.O11"/>
          </calcext:conditional-format>
          <calcext:conditional-format calcext:target-range-address="11th.P11:11th.P11">
            <calcext:condition calcext:apply-style-name="EveryOtherRow" calcext:value="formula-is(ISEVEN(ROW()))" calcext:base-cell-address="11th.P11"/>
            <calcext:condition calcext:apply-style-name="EveryOtherRow2" calcext:value="formula-is(NOT(ISEVEN(ROW())))" calcext:base-cell-address="11th.P11"/>
          </calcext:conditional-format>
          <calcext:conditional-format calcext:target-range-address="11th.Q11:11th.Q11">
            <calcext:condition calcext:apply-style-name="EveryOtherRow" calcext:value="formula-is(ISEVEN(ROW()))" calcext:base-cell-address="11th.Q11"/>
            <calcext:condition calcext:apply-style-name="EveryOtherRow2" calcext:value="formula-is(NOT(ISEVEN(ROW())))" calcext:base-cell-address="11th.Q11"/>
          </calcext:conditional-format>
          <calcext:conditional-format calcext:target-range-address="11th.G17:11th.G17">
            <calcext:condition calcext:apply-style-name="EveryOtherRow" calcext:value="formula-is(ISEVEN(ROW()))" calcext:base-cell-address="11th.G17"/>
            <calcext:condition calcext:apply-style-name="EveryOtherRow2" calcext:value="formula-is(NOT(ISEVEN(ROW())))" calcext:base-cell-address="11th.G17"/>
          </calcext:conditional-format>
          <calcext:conditional-format calcext:target-range-address="11th.H17:11th.H17">
            <calcext:condition calcext:apply-style-name="EveryOtherRow" calcext:value="formula-is(ISEVEN(ROW()))" calcext:base-cell-address="11th.H17"/>
            <calcext:condition calcext:apply-style-name="EveryOtherRow2" calcext:value="formula-is(NOT(ISEVEN(ROW())))" calcext:base-cell-address="11th.H17"/>
          </calcext:conditional-format>
          <calcext:conditional-format calcext:target-range-address="11th.I17:11th.I17">
            <calcext:condition calcext:apply-style-name="EveryOtherRow" calcext:value="formula-is(ISEVEN(ROW()))" calcext:base-cell-address="11th.I17"/>
            <calcext:condition calcext:apply-style-name="EveryOtherRow2" calcext:value="formula-is(NOT(ISEVEN(ROW())))" calcext:base-cell-address="11th.I17"/>
          </calcext:conditional-format>
          <calcext:conditional-format calcext:target-range-address="11th.J17:11th.J17">
            <calcext:condition calcext:apply-style-name="EveryOtherRow" calcext:value="formula-is(ISEVEN(ROW()))" calcext:base-cell-address="11th.J17"/>
            <calcext:condition calcext:apply-style-name="EveryOtherRow2" calcext:value="formula-is(NOT(ISEVEN(ROW())))" calcext:base-cell-address="11th.J17"/>
          </calcext:conditional-format>
          <calcext:conditional-format calcext:target-range-address="11th.L17:11th.L17">
            <calcext:condition calcext:apply-style-name="EveryOtherRow" calcext:value="formula-is(ISEVEN(ROW()))" calcext:base-cell-address="11th.L17"/>
            <calcext:condition calcext:apply-style-name="EveryOtherRow2" calcext:value="formula-is(NOT(ISEVEN(ROW())))" calcext:base-cell-address="11th.L17"/>
          </calcext:conditional-format>
          <calcext:conditional-format calcext:target-range-address="11th.M17:11th.M17">
            <calcext:condition calcext:apply-style-name="EveryOtherRow" calcext:value="formula-is(ISEVEN(ROW()))" calcext:base-cell-address="11th.M17"/>
            <calcext:condition calcext:apply-style-name="EveryOtherRow2" calcext:value="formula-is(NOT(ISEVEN(ROW())))" calcext:base-cell-address="11th.M17"/>
          </calcext:conditional-format>
          <calcext:conditional-format calcext:target-range-address="11th.O17:11th.O17">
            <calcext:condition calcext:apply-style-name="EveryOtherRow" calcext:value="formula-is(ISEVEN(ROW()))" calcext:base-cell-address="11th.O17"/>
            <calcext:condition calcext:apply-style-name="EveryOtherRow2" calcext:value="formula-is(NOT(ISEVEN(ROW())))" calcext:base-cell-address="11th.O17"/>
          </calcext:conditional-format>
          <calcext:conditional-format calcext:target-range-address="11th.P17:11th.P17">
            <calcext:condition calcext:apply-style-name="EveryOtherRow" calcext:value="formula-is(ISEVEN(ROW()))" calcext:base-cell-address="11th.P17"/>
            <calcext:condition calcext:apply-style-name="EveryOtherRow2" calcext:value="formula-is(NOT(ISEVEN(ROW())))" calcext:base-cell-address="11th.P17"/>
          </calcext:conditional-format>
          <calcext:conditional-format calcext:target-range-address="11th.Q17:11th.Q17">
            <calcext:condition calcext:apply-style-name="EveryOtherRow" calcext:value="formula-is(ISEVEN(ROW()))" calcext:base-cell-address="11th.Q17"/>
            <calcext:condition calcext:apply-style-name="EveryOtherRow2" calcext:value="formula-is(NOT(ISEVEN(ROW())))" calcext:base-cell-address="11th.Q17"/>
          </calcext:conditional-format>
        </calcext:conditional-formats>
      </table:table>
      <table:table table:name="12th,PC" table:style-name="ta6">
        <table:table-column table:style-name="co1" table:default-cell-style-name="ce52"/>
        <table:table-column table:style-name="co2" table:default-cell-style-name="ce53"/>
        <table:table-column table:style-name="co3" table:default-cell-style-name="ce52"/>
        <table:table-column table:style-name="co4" table:number-columns-repeated="2" table:default-cell-style-name="ce287"/>
        <table:table-column table:style-name="co4" table:number-columns-repeated="2" table:default-cell-style-name="ce175"/>
        <table:table-column table:style-name="co4" table:number-columns-repeated="28" table:default-cell-style-name="ce1"/>
        <table:table-column table:style-name="co5" table:number-columns-repeated="989" table:default-cell-style-name="ce1"/>
        <table:table-row table:style-name="ro2">
          <table:table-cell table:style-name="ce704" office:value-type="string" calcext:value-type="string">
            <text:p>Date Due</text:p>
          </table:table-cell>
          <table:table-cell table:style-name="ce706" office:value-type="string" calcext:value-type="string">
            <text:p>12<text:span text:style-name="T1">th</text:span>, Precalculus</text:p>
          </table:table-cell>
          <table:table-cell table:style-name="ce708" office:value-type="string" calcext:value-type="string">
            <text:p>Points Possible for Each Assignment</text:p>
          </table:table-cell>
          <table:table-cell table:style-name="ce710" office:value-type="string" calcext:value-type="string">
            <text:p>Average (non-zero)</text:p>
          </table:table-cell>
          <table:table-cell table:style-name="ce710" office:value-type="string" calcext:value-type="string">
            <text:p>Stdev (non-zero)</text:p>
          </table:table-cell>
          <table:table-cell table:style-name="ce708" office:value-type="string" calcext:value-type="string">
            <text:p>Last, First1</text:p>
          </table:table-cell>
          <table:table-cell table:style-name="ce708" office:value-type="string" calcext:value-type="string">
            <text:p>Last, First2</text:p>
          </table:table-cell>
          <table:table-cell table:style-name="ce708" office:value-type="string" calcext:value-type="string">
            <text:p>Last, First3</text:p>
          </table:table-cell>
          <table:table-cell table:style-name="ce708" office:value-type="string" calcext:value-type="string">
            <text:p>Last, First4</text:p>
          </table:table-cell>
          <table:table-cell table:style-name="ce708" office:value-type="string" calcext:value-type="string">
            <text:p>Last, First5</text:p>
          </table:table-cell>
          <table:table-cell table:style-name="ce708" office:value-type="string" calcext:value-type="string">
            <text:p>Last, First6</text:p>
          </table:table-cell>
          <table:table-cell table:style-name="ce708" office:value-type="string" calcext:value-type="string">
            <text:p>Last, First7</text:p>
          </table:table-cell>
          <table:table-cell table:style-name="ce708" office:value-type="string" calcext:value-type="string">
            <text:p>Last, First8</text:p>
          </table:table-cell>
          <table:table-cell table:style-name="ce708" office:value-type="string" calcext:value-type="string">
            <text:p>Last, First9</text:p>
          </table:table-cell>
          <table:table-cell table:style-name="ce708" office:value-type="string" calcext:value-type="string">
            <text:p>Last, First10</text:p>
          </table:table-cell>
          <table:table-cell table:style-name="ce708" office:value-type="string" calcext:value-type="string">
            <text:p>Last, First11</text:p>
          </table:table-cell>
          <table:table-cell table:style-name="ce708" office:value-type="string" calcext:value-type="string">
            <text:p>Last, First12</text:p>
          </table:table-cell>
          <table:table-cell table:style-name="ce708" office:value-type="string" calcext:value-type="string">
            <text:p>Last, First13</text:p>
          </table:table-cell>
          <table:table-cell table:style-name="ce708" office:value-type="string" calcext:value-type="string">
            <text:p>Last, First14</text:p>
          </table:table-cell>
          <table:table-cell table:style-name="ce708" office:value-type="string" calcext:value-type="string">
            <text:p>Last, First15</text:p>
          </table:table-cell>
          <table:table-cell table:style-name="ce708" office:value-type="string" calcext:value-type="string">
            <text:p>Student Name16</text:p>
          </table:table-cell>
          <table:table-cell table:style-name="ce708" office:value-type="string" calcext:value-type="string">
            <text:p>Student Name17</text:p>
          </table:table-cell>
          <table:table-cell table:style-name="ce708" office:value-type="string" calcext:value-type="string">
            <text:p>Student Name18</text:p>
          </table:table-cell>
          <table:table-cell table:style-name="ce708" office:value-type="string" calcext:value-type="string">
            <text:p>Student Name19</text:p>
          </table:table-cell>
          <table:table-cell table:style-name="ce708" office:value-type="string" calcext:value-type="string">
            <text:p>Student Name20</text:p>
          </table:table-cell>
          <table:table-cell table:style-name="ce708" office:value-type="string" calcext:value-type="string">
            <text:p>Student Name21</text:p>
          </table:table-cell>
          <table:table-cell table:style-name="ce708" office:value-type="string" calcext:value-type="string">
            <text:p>Student Name22</text:p>
          </table:table-cell>
          <table:table-cell table:style-name="ce708" office:value-type="string" calcext:value-type="string">
            <text:p>Student Name23</text:p>
          </table:table-cell>
          <table:table-cell table:style-name="ce708" office:value-type="string" calcext:value-type="string">
            <text:p>Student Name24</text:p>
          </table:table-cell>
          <table:table-cell table:style-name="ce708" office:value-type="string" calcext:value-type="string">
            <text:p>Student Name25</text:p>
          </table:table-cell>
          <table:table-cell table:style-name="ce708" office:value-type="string" calcext:value-type="string">
            <text:p>Student Name26</text:p>
          </table:table-cell>
          <table:table-cell table:style-name="ce708" office:value-type="string" calcext:value-type="string">
            <text:p>Student Name27</text:p>
          </table:table-cell>
          <table:table-cell table:style-name="ce708" office:value-type="string" calcext:value-type="string">
            <text:p>Student Name28</text:p>
          </table:table-cell>
          <table:table-cell table:style-name="ce708" office:value-type="string" calcext:value-type="string">
            <text:p>Student Name29</text:p>
          </table:table-cell>
          <table:table-cell table:style-name="ce708" office:value-type="string" calcext:value-type="string">
            <text:p>Student Name30</text:p>
          </table:table-cell>
          <table:table-cell table:style-name="ce708" table:number-columns-repeated="989"/>
        </table:table-row>
        <table:table-row table:style-name="ro3">
          <table:table-cell table:style-name="ce1272" office:value-type="date" office:date-value="2017-03-15" calcext:value-type="date">
            <text:p>3/15/2017</text:p>
          </table:table-cell>
          <table:table-cell table:style-name="ce1274" office:value-type="string" calcext:value-type="string">
            <text:p>Bellwork</text:p>
          </table:table-cell>
          <table:table-cell table:style-name="ce1276" office:value-type="float" office:value="2" calcext:value-type="float">
            <text:p>2</text:p>
          </table:table-cell>
          <table:table-cell table:style-name="ce1278" table:formula="of:=AVERAGEIF([.F2:.AMJ2];&quot;&lt;&gt;0&quot;)" office:value-type="float" office:value="1.53333333333333" calcext:value-type="float">
            <text:p>1.5</text:p>
          </table:table-cell>
          <table:table-cell table:style-name="ce1278" table:number-matrix-columns-spanned="1" table:number-matrix-rows-spanned="1" table:formula="of:=STDEV(IF([.F2:.AMJ2]&lt;&gt;0;[.F2:.AMJ2]))" office:value-type="float" office:value="0.516397779494322" calcext:value-type="float">
            <text:p>0.5</text:p>
          </table:table-cell>
          <table:table-cell table:style-name="ce1278" office:value-type="float" office:value="2" calcext:value-type="float">
            <text:p>2.0</text:p>
          </table:table-cell>
          <table:table-cell table:style-name="ce1278" office:value-type="float" office:value="1" calcext:value-type="float">
            <text:p>1.0</text:p>
          </table:table-cell>
          <table:table-cell table:style-name="ce1278" office:value-type="float" office:value="2" calcext:value-type="float">
            <text:p>2.0</text:p>
          </table:table-cell>
          <table:table-cell table:style-name="ce1278" office:value-type="float" office:value="1" calcext:value-type="float">
            <text:p>1.0</text:p>
          </table:table-cell>
          <table:table-cell table:style-name="ce1278" office:value-type="float" office:value="2" calcext:value-type="float">
            <text:p>2.0</text:p>
          </table:table-cell>
          <table:table-cell table:style-name="ce1278" office:value-type="float" office:value="1" calcext:value-type="float">
            <text:p>1.0</text:p>
          </table:table-cell>
          <table:table-cell table:style-name="ce1278" office:value-type="float" office:value="2" calcext:value-type="float">
            <text:p>2.0</text:p>
          </table:table-cell>
          <table:table-cell table:style-name="ce1278" office:value-type="float" office:value="1" calcext:value-type="float">
            <text:p>1.0</text:p>
          </table:table-cell>
          <table:table-cell table:style-name="ce1278" office:value-type="float" office:value="2" calcext:value-type="float">
            <text:p>2.0</text:p>
          </table:table-cell>
          <table:table-cell table:style-name="ce1278" office:value-type="float" office:value="1" calcext:value-type="float">
            <text:p>1.0</text:p>
          </table:table-cell>
          <table:table-cell table:style-name="ce1278" office:value-type="float" office:value="2" calcext:value-type="float">
            <text:p>2.0</text:p>
          </table:table-cell>
          <table:table-cell table:style-name="ce1278" office:value-type="float" office:value="1" calcext:value-type="float">
            <text:p>1.0</text:p>
          </table:table-cell>
          <table:table-cell table:number-columns-repeated="2" table:style-name="ce1278" office:value-type="float" office:value="2" calcext:value-type="float">
            <text:p>2.0</text:p>
          </table:table-cell>
          <table:table-cell table:style-name="ce1278" office:value-type="float" office:value="1" calcext:value-type="float">
            <text:p>1.0</text:p>
          </table:table-cell>
          <table:table-cell table:style-name="ce1278" table:number-columns-repeated="15"/>
          <table:table-cell table:style-name="ce1527" table:number-columns-repeated="989"/>
        </table:table-row>
        <table:table-row table:style-name="ro3">
          <table:table-cell table:style-name="ce1272" office:value-type="date" office:date-value="2017-03-16" calcext:value-type="date">
            <text:p>3/16/2017</text:p>
          </table:table-cell>
          <table:table-cell table:style-name="ce1274" office:value-type="string" calcext:value-type="string">
            <text:p>Bellwork</text:p>
          </table:table-cell>
          <table:table-cell table:style-name="ce1276" office:value-type="float" office:value="2" calcext:value-type="float">
            <text:p>2</text:p>
          </table:table-cell>
          <table:table-cell table:style-name="ce1279" table:formula="of:=AVERAGEIF([.F3:.AMJ3];&quot;&lt;&gt;0&quot;)" office:value-type="float" office:value="1.46153846153846" calcext:value-type="float">
            <text:p>1.5</text:p>
          </table:table-cell>
          <table:table-cell table:style-name="ce1279" table:number-matrix-columns-spanned="1" table:number-matrix-rows-spanned="1" table:formula="of:=STDEV(IF([.F3:.AMJ3]&lt;&gt;0;[.F3:.AMJ3]))" office:value-type="float" office:value="0.518874521662771" calcext:value-type="float">
            <text:p>0.5</text:p>
          </table:table-cell>
          <table:table-cell table:style-name="ce1278" office:value-type="float" office:value="1" calcext:value-type="float">
            <text:p>1.0</text:p>
          </table:table-cell>
          <table:table-cell table:style-name="ce1278" office:value-type="float" office:value="2" calcext:value-type="float">
            <text:p>2.0</text:p>
          </table:table-cell>
          <table:table-cell table:style-name="ce1278" office:value-type="float" office:value="1" calcext:value-type="float">
            <text:p>1.0</text:p>
          </table:table-cell>
          <table:table-cell table:style-name="ce1278" office:value-type="float" office:value="2" calcext:value-type="float">
            <text:p>2.0</text:p>
          </table:table-cell>
          <table:table-cell table:style-name="ce1278" office:value-type="float" office:value="1" calcext:value-type="float">
            <text:p>1.0</text:p>
          </table:table-cell>
          <table:table-cell table:style-name="ce1278" office:value-type="float" office:value="2" calcext:value-type="float">
            <text:p>2.0</text:p>
          </table:table-cell>
          <table:table-cell table:style-name="ce1278" office:value-type="float" office:value="1" calcext:value-type="float">
            <text:p>1.0</text:p>
          </table:table-cell>
          <table:table-cell table:style-name="ce1278" office:value-type="float" office:value="2" calcext:value-type="float">
            <text:p>2.0</text:p>
          </table:table-cell>
          <table:table-cell table:style-name="ce1278" office:value-type="float" office:value="1" calcext:value-type="float">
            <text:p>1.0</text:p>
          </table:table-cell>
          <table:table-cell table:style-name="ce1278" table:number-columns-repeated="2"/>
          <table:table-cell table:style-name="ce1278" office:value-type="float" office:value="2" calcext:value-type="float">
            <text:p>2.0</text:p>
          </table:table-cell>
          <table:table-cell table:style-name="ce1278" office:value-type="float" office:value="1" calcext:value-type="float">
            <text:p>1.0</text:p>
          </table:table-cell>
          <table:table-cell table:style-name="ce1278" office:value-type="float" office:value="2" calcext:value-type="float">
            <text:p>2.0</text:p>
          </table:table-cell>
          <table:table-cell table:style-name="ce1278" office:value-type="float" office:value="1" calcext:value-type="float">
            <text:p>1.0</text:p>
          </table:table-cell>
          <table:table-cell table:style-name="ce1278" table:number-columns-repeated="15"/>
          <table:table-cell table:style-name="ce1527" table:number-columns-repeated="989"/>
        </table:table-row>
        <table:table-row table:style-name="ro7">
          <table:table-cell table:style-name="ce1272" office:value-type="date" office:date-value="2017-03-20" calcext:value-type="date">
            <text:p>3/20/2017</text:p>
          </table:table-cell>
          <table:table-cell table:style-name="ce1274" office:value-type="string" calcext:value-type="string">
            <text:p>HW 4.5: 6-14 (even), 18, 20, 26-30 (even), 38, 46, 56, 60-64 (even)</text:p>
          </table:table-cell>
          <table:table-cell table:style-name="ce1276" office:value-type="float" office:value="10" calcext:value-type="float">
            <text:p>10</text:p>
          </table:table-cell>
          <table:table-cell table:style-name="ce1280" table:formula="of:=AVERAGEIF([.F4:.AMJ4];&quot;&lt;&gt;0&quot;)" office:value-type="float" office:value="8" calcext:value-type="float">
            <text:p>8.0</text:p>
          </table:table-cell>
          <table:table-cell table:style-name="ce1280" table:number-matrix-columns-spanned="1" table:number-matrix-rows-spanned="1" table:formula="of:=STDEV(IF([.F4:.AMJ4]&lt;&gt;0;[.F4:.AMJ4]))" office:value-type="float" office:value="0.852802865422442" calcext:value-type="float">
            <text:p>0.9</text:p>
          </table:table-cell>
          <table:table-cell table:style-name="ce1278" office:value-type="float" office:value="7" calcext:value-type="float">
            <text:p>7.0</text:p>
          </table:table-cell>
          <table:table-cell table:style-name="ce1278" office:value-type="float" office:value="8" calcext:value-type="float">
            <text:p>8.0</text:p>
          </table:table-cell>
          <table:table-cell table:style-name="ce1278"/>
          <table:table-cell table:style-name="ce1278" office:value-type="float" office:value="9" calcext:value-type="float">
            <text:p>9.0</text:p>
          </table:table-cell>
          <table:table-cell table:style-name="ce1278" office:value-type="float" office:value="7" calcext:value-type="float">
            <text:p>7.0</text:p>
          </table:table-cell>
          <table:table-cell table:style-name="ce1278" office:value-type="float" office:value="8" calcext:value-type="float">
            <text:p>8.0</text:p>
          </table:table-cell>
          <table:table-cell table:style-name="ce1278" office:value-type="float" office:value="9" calcext:value-type="float">
            <text:p>9.0</text:p>
          </table:table-cell>
          <table:table-cell table:style-name="ce1278" office:value-type="float" office:value="7" calcext:value-type="float">
            <text:p>7.0</text:p>
          </table:table-cell>
          <table:table-cell table:style-name="ce1278" office:value-type="float" office:value="8" calcext:value-type="float">
            <text:p>8.0</text:p>
          </table:table-cell>
          <table:table-cell table:style-name="ce1278" office:value-type="float" office:value="9" calcext:value-type="float">
            <text:p>9.0</text:p>
          </table:table-cell>
          <table:table-cell table:style-name="ce1278"/>
          <table:table-cell table:style-name="ce1278" office:value-type="float" office:value="7" calcext:value-type="float">
            <text:p>7.0</text:p>
          </table:table-cell>
          <table:table-cell table:style-name="ce1278"/>
          <table:table-cell table:style-name="ce1278" office:value-type="float" office:value="8" calcext:value-type="float">
            <text:p>8.0</text:p>
          </table:table-cell>
          <table:table-cell table:style-name="ce1278" office:value-type="float" office:value="9" calcext:value-type="float">
            <text:p>9.0</text:p>
          </table:table-cell>
          <table:table-cell table:style-name="ce1278" table:number-columns-repeated="15"/>
          <table:table-cell table:style-name="ce1527" table:number-columns-repeated="989"/>
        </table:table-row>
        <table:table-row table:style-name="ro3">
          <table:table-cell table:style-name="ce1272" office:value-type="date" office:date-value="2017-03-22" calcext:value-type="date">
            <text:p>3/22/2017</text:p>
          </table:table-cell>
          <table:table-cell table:style-name="ce1274" office:value-type="string" calcext:value-type="string">
            <text:p>Quiz 4.5</text:p>
          </table:table-cell>
          <table:table-cell table:style-name="ce1276" office:value-type="float" office:value="30" calcext:value-type="float">
            <text:p>30</text:p>
          </table:table-cell>
          <table:table-cell table:style-name="ce1281" table:formula="of:=AVERAGEIF([.F5:.AMJ5];&quot;&lt;&gt;0&quot;)" office:value-type="float" office:value="24.5064935064935" calcext:value-type="float">
            <text:p>24.5</text:p>
          </table:table-cell>
          <table:table-cell table:style-name="ce1281" table:number-matrix-columns-spanned="1" table:number-matrix-rows-spanned="1" table:formula="of:=STDEV(IF([.F5:.AMJ5]&lt;&gt;0;[.F5:.AMJ5]))" office:value-type="float" office:value="0.452041052817136" calcext:value-type="float">
            <text:p>0.5</text:p>
          </table:table-cell>
          <table:table-cell table:style-name="ce1295" table:formula="of:=44/55*[.$C$5]" office:value-type="float" office:value="24" calcext:value-type="float">
            <text:p>24.0</text:p>
          </table:table-cell>
          <table:table-cell table:style-name="ce1303" table:formula="of:=45/55*[.$C$5]" office:value-type="float" office:value="24.5454545454545" calcext:value-type="float">
            <text:p>24.5</text:p>
          </table:table-cell>
          <table:table-cell table:style-name="ce1315" table:formula="of:=46/55*[.$C$5]" office:value-type="float" office:value="25.0909090909091" calcext:value-type="float">
            <text:p>25.1</text:p>
          </table:table-cell>
          <table:table-cell table:style-name="ce1325" table:formula="of:=44/55*[.$C$5]" office:value-type="float" office:value="24" calcext:value-type="float">
            <text:p>24.0</text:p>
          </table:table-cell>
          <table:table-cell table:style-name="ce1335" table:formula="of:=45/55*[.$C$5]" office:value-type="float" office:value="24.5454545454545" calcext:value-type="float">
            <text:p>24.5</text:p>
          </table:table-cell>
          <table:table-cell table:style-name="ce1346" table:formula="of:=46/55*[.$C$5]" office:value-type="float" office:value="25.0909090909091" calcext:value-type="float">
            <text:p>25.1</text:p>
          </table:table-cell>
          <table:table-cell table:style-name="ce1357" table:formula="of:=44/55*[.$C$5]" office:value-type="float" office:value="24" calcext:value-type="float">
            <text:p>24.0</text:p>
          </table:table-cell>
          <table:table-cell table:style-name="ce1368" table:formula="of:=45/55*[.$C$5]" office:value-type="float" office:value="24.5454545454545" calcext:value-type="float">
            <text:p>24.5</text:p>
          </table:table-cell>
          <table:table-cell table:style-name="ce1380" table:formula="of:=46/55*[.$C$5]" office:value-type="float" office:value="25.0909090909091" calcext:value-type="float">
            <text:p>25.1</text:p>
          </table:table-cell>
          <table:table-cell table:style-name="ce1433" table:formula="of:=0/55*[.$C$5]" office:value-type="float" office:value="0" calcext:value-type="float">
            <text:p>0.0</text:p>
          </table:table-cell>
          <table:table-cell table:style-name="ce1402" table:formula="of:=44/55*[.$C$5]" office:value-type="float" office:value="24" calcext:value-type="float">
            <text:p>24.0</text:p>
          </table:table-cell>
          <table:table-cell table:style-name="ce1413" table:formula="of:=45/55*[.$C$5]" office:value-type="float" office:value="24.5454545454545" calcext:value-type="float">
            <text:p>24.5</text:p>
          </table:table-cell>
          <table:table-cell table:style-name="ce1425" table:formula="of:=46/55*[.$C$5]" office:value-type="float" office:value="25.0909090909091" calcext:value-type="float">
            <text:p>25.1</text:p>
          </table:table-cell>
          <table:table-cell table:style-name="ce1436" table:formula="of:=44/55*[.$C$5]" office:value-type="float" office:value="24" calcext:value-type="float">
            <text:p>24.0</text:p>
          </table:table-cell>
          <table:table-cell table:style-name="ce1447" table:formula="of:=45/55*[.$C$5]" office:value-type="float" office:value="24.5454545454545" calcext:value-type="float">
            <text:p>24.5</text:p>
          </table:table-cell>
          <table:table-cell table:style-name="ce1458"/>
          <table:table-cell table:style-name="ce1278" table:number-columns-repeated="14"/>
          <table:table-cell table:style-name="ce1527" table:number-columns-repeated="989"/>
        </table:table-row>
        <table:table-row table:style-name="ro3">
          <table:table-cell table:style-name="ce1272" office:value-type="date" office:date-value="2017-04-06" calcext:value-type="date">
            <text:p>4/6/2017</text:p>
          </table:table-cell>
          <table:table-cell table:style-name="ce1274" office:value-type="string" calcext:value-type="string">
            <text:p>Corrections: Quiz 4.5</text:p>
          </table:table-cell>
          <table:table-cell table:style-name="ce1276" office:value-type="float" office:value="0" calcext:value-type="float">
            <text:p>0</text:p>
          </table:table-cell>
          <table:table-cell table:style-name="ce1281" table:number-columns-repeated="2"/>
          <table:table-cell table:style-name="ce1296" table:formula="of:=11/22*([.$C$5]-[.F5])/2" office:value-type="float" office:value="1.5" calcext:value-type="float">
            <text:p>1.5</text:p>
          </table:table-cell>
          <table:table-cell table:style-name="ce1304" table:formula="of:=12/39*([.$C$5]-[.G5])/2" office:value-type="float" office:value="0.839160839160839" calcext:value-type="float">
            <text:p>0.8</text:p>
          </table:table-cell>
          <table:table-cell table:style-name="ce1316" table:formula="of:=0*([.$C$5]-[.H5])/2" office:value-type="float" office:value="0" calcext:value-type="float">
            <text:p>0.0</text:p>
          </table:table-cell>
          <table:table-cell table:style-name="ce1330" table:formula="of:=10/47*([.$C$5]-[.I5])/2" office:value-type="float" office:value="0.638297872340426" calcext:value-type="float">
            <text:p>0.6</text:p>
          </table:table-cell>
          <table:table-cell table:style-name="ce1345" table:formula="of:=0*([.$C$5]-[.J5])/2" office:value-type="float" office:value="0" calcext:value-type="float">
            <text:p>0.0</text:p>
          </table:table-cell>
          <table:table-cell table:style-name="ce1363" table:formula="of:=7/7*([.$C$5]-[.K5])/2" office:value-type="float" office:value="2.45454545454545" calcext:value-type="float">
            <text:p>2.5</text:p>
          </table:table-cell>
          <table:table-cell table:style-name="ce1381" table:formula="of:=0*([.$C$5]-[.L5])/2" office:value-type="float" office:value="0" calcext:value-type="float">
            <text:p>0.0</text:p>
          </table:table-cell>
          <table:table-cell table:style-name="ce1397" table:formula="of:=3/43*([.$C$5]-[.M5])/2" office:value-type="float" office:value="0.190274841437632" calcext:value-type="float">
            <text:p>0.2</text:p>
          </table:table-cell>
          <table:table-cell table:style-name="ce1416" table:formula="of:=0*([.$C$5]-[.N5])/2" office:value-type="float" office:value="0" calcext:value-type="float">
            <text:p>0.0</text:p>
          </table:table-cell>
          <table:table-cell table:style-name="ce1434" table:formula="of:=0*([.$C$5]-[.O5])/2" office:value-type="float" office:value="0" calcext:value-type="float">
            <text:p>0.0</text:p>
          </table:table-cell>
          <table:table-cell table:style-name="ce1451" table:formula="of:=0*([.$C$5]-[.P5])/2" office:value-type="float" office:value="0" calcext:value-type="float">
            <text:p>0.0</text:p>
          </table:table-cell>
          <table:table-cell table:style-name="ce1466" table:formula="of:=13/19*([.$C$5]-[.Q5])/2" office:value-type="float" office:value="1.86602870813397" calcext:value-type="float">
            <text:p>1.9</text:p>
          </table:table-cell>
          <table:table-cell table:style-name="ce1478" table:formula="of:=0*([.$C$5]-[.R5])/2" office:value-type="float" office:value="0" calcext:value-type="float">
            <text:p>0.0</text:p>
          </table:table-cell>
          <table:table-cell table:style-name="ce1489" table:formula="of:=0*([.$C$5]-[.S5])/2" office:value-type="float" office:value="0" calcext:value-type="float">
            <text:p>0.0</text:p>
          </table:table-cell>
          <table:table-cell table:style-name="ce1500" table:formula="of:=0*([.$C$5]-[.T5])/2" office:value-type="float" office:value="0" calcext:value-type="float">
            <text:p>0.0</text:p>
          </table:table-cell>
          <table:table-cell table:style-name="ce1278" table:number-columns-repeated="15"/>
          <table:table-cell table:style-name="ce1527" table:number-columns-repeated="989"/>
        </table:table-row>
        <table:table-row table:style-name="ro3">
          <table:table-cell table:style-name="ce1272" office:value-type="date" office:date-value="2017-04-10" calcext:value-type="date">
            <text:p>4/10/2017</text:p>
          </table:table-cell>
          <table:table-cell table:style-name="ce1274" office:value-type="string" calcext:value-type="string">
            <text:p>Bellwork</text:p>
          </table:table-cell>
          <table:table-cell table:style-name="ce1276" office:value-type="float" office:value="2" calcext:value-type="float">
            <text:p>2</text:p>
          </table:table-cell>
          <table:table-cell table:style-name="ce1282" table:formula="of:=AVERAGEIF([.F7:.AMJ7];&quot;&lt;&gt;0&quot;)" office:value-type="float" office:value="1.83333333333333" calcext:value-type="float">
            <text:p>1.8</text:p>
          </table:table-cell>
          <table:table-cell table:style-name="ce1282" table:number-matrix-columns-spanned="1" table:number-matrix-rows-spanned="1" table:formula="of:=STDEV(IF([.F7:.AMJ7]&lt;&gt;0;[.F7:.AMJ7]))" office:value-type="float" office:value="0.389249472080762" calcext:value-type="float">
            <text:p>0.4</text:p>
          </table:table-cell>
          <table:table-cell table:style-name="ce1296" office:value-type="float" office:value="2" calcext:value-type="float">
            <text:p>2.0</text:p>
          </table:table-cell>
          <table:table-cell table:style-name="ce1304"/>
          <table:table-cell table:style-name="ce1316" office:value-type="float" office:value="2" calcext:value-type="float">
            <text:p>2.0</text:p>
          </table:table-cell>
          <table:table-cell table:style-name="ce1330" office:value-type="float" office:value="2" calcext:value-type="float">
            <text:p>2.0</text:p>
          </table:table-cell>
          <table:table-cell table:style-name="ce1345" office:value-type="float" office:value="2" calcext:value-type="float">
            <text:p>2.0</text:p>
          </table:table-cell>
          <table:table-cell table:style-name="ce1363" office:value-type="float" office:value="1" calcext:value-type="float">
            <text:p>1.0</text:p>
          </table:table-cell>
          <table:table-cell table:style-name="ce1381" office:value-type="float" office:value="2" calcext:value-type="float">
            <text:p>2.0</text:p>
          </table:table-cell>
          <table:table-cell table:style-name="ce1397" office:value-type="float" office:value="1" calcext:value-type="float">
            <text:p>1.0</text:p>
          </table:table-cell>
          <table:table-cell table:style-name="ce1416" office:value-type="float" office:value="2" calcext:value-type="float">
            <text:p>2.0</text:p>
          </table:table-cell>
          <table:table-cell table:style-name="ce1434" office:value-type="float" office:value="2" calcext:value-type="float">
            <text:p>2.0</text:p>
          </table:table-cell>
          <table:table-cell table:style-name="ce1451" office:value-type="float" office:value="2" calcext:value-type="float">
            <text:p>2.0</text:p>
          </table:table-cell>
          <table:table-cell table:style-name="ce1466" office:value-type="float" office:value="2" calcext:value-type="float">
            <text:p>2.0</text:p>
          </table:table-cell>
          <table:table-cell table:style-name="ce1478"/>
          <table:table-cell table:style-name="ce1489"/>
          <table:table-cell table:style-name="ce1500" office:value-type="float" office:value="2" calcext:value-type="float">
            <text:p>2.0</text:p>
          </table:table-cell>
          <table:table-cell table:style-name="ce1278" table:number-columns-repeated="15"/>
          <table:table-cell table:style-name="ce1527" table:number-columns-repeated="989"/>
        </table:table-row>
        <table:table-row table:style-name="ro7">
          <table:table-cell table:style-name="ce1272" office:value-type="date" office:date-value="2017-04-11" calcext:value-type="date">
            <text:p>4/11/2017</text:p>
          </table:table-cell>
          <table:table-cell table:style-name="ce1274" office:value-type="string" calcext:value-type="string">
            <text:p>HW 5.1: 2, 4, 10, 22-32 (even), 42-50 (even), 58, 68, 72, 74, 76, 78</text:p>
          </table:table-cell>
          <table:table-cell table:style-name="ce1276" office:value-type="float" office:value="10" calcext:value-type="float">
            <text:p>10</text:p>
          </table:table-cell>
          <table:table-cell table:style-name="ce1283" table:formula="of:=AVERAGEIF([.F8:.AMJ8];&quot;&lt;&gt;0&quot;)" office:value-type="float" office:value="7.33333333333333" calcext:value-type="float">
            <text:p>7.3</text:p>
          </table:table-cell>
          <table:table-cell table:style-name="ce1283" table:number-matrix-columns-spanned="1" table:number-matrix-rows-spanned="1" table:formula="of:=STDEV(IF([.F8:.AMJ8]&lt;&gt;0;[.F8:.AMJ8]))" office:value-type="float" office:value="1.30267789455786" calcext:value-type="float">
            <text:p>1.3</text:p>
          </table:table-cell>
          <table:table-cell table:style-name="ce1296" office:value-type="float" office:value="9" calcext:value-type="float">
            <text:p>9.0</text:p>
          </table:table-cell>
          <table:table-cell table:style-name="ce1304" office:value-type="float" office:value="7" calcext:value-type="float">
            <text:p>7.0</text:p>
          </table:table-cell>
          <table:table-cell table:style-name="ce1316"/>
          <table:table-cell table:style-name="ce1330" office:value-type="float" office:value="6" calcext:value-type="float">
            <text:p>6.0</text:p>
          </table:table-cell>
          <table:table-cell table:style-name="ce1345" office:value-type="float" office:value="9" calcext:value-type="float">
            <text:p>9.0</text:p>
          </table:table-cell>
          <table:table-cell table:style-name="ce1363" office:value-type="float" office:value="7" calcext:value-type="float">
            <text:p>7.0</text:p>
          </table:table-cell>
          <table:table-cell table:style-name="ce1381" office:value-type="float" office:value="6" calcext:value-type="float">
            <text:p>6.0</text:p>
          </table:table-cell>
          <table:table-cell table:style-name="ce1397" office:value-type="float" office:value="9" calcext:value-type="float">
            <text:p>9.0</text:p>
          </table:table-cell>
          <table:table-cell table:style-name="ce1416" office:value-type="float" office:value="7" calcext:value-type="float">
            <text:p>7.0</text:p>
          </table:table-cell>
          <table:table-cell table:style-name="ce1434" office:value-type="float" office:value="6" calcext:value-type="float">
            <text:p>6.0</text:p>
          </table:table-cell>
          <table:table-cell table:style-name="ce1451" office:value-type="float" office:value="9" calcext:value-type="float">
            <text:p>9.0</text:p>
          </table:table-cell>
          <table:table-cell table:style-name="ce1466" office:value-type="float" office:value="7" calcext:value-type="float">
            <text:p>7.0</text:p>
          </table:table-cell>
          <table:table-cell table:style-name="ce1478"/>
          <table:table-cell table:style-name="ce1489"/>
          <table:table-cell table:style-name="ce1500" office:value-type="float" office:value="6" calcext:value-type="float">
            <text:p>6.0</text:p>
          </table:table-cell>
          <table:table-cell table:style-name="ce1278" table:number-columns-repeated="15"/>
          <table:table-cell table:style-name="ce1527" table:number-columns-repeated="989"/>
        </table:table-row>
        <table:table-row table:style-name="ro3">
          <table:table-cell table:style-name="ce1272" office:value-type="date" office:date-value="2017-04-13" calcext:value-type="date">
            <text:p>4/13/2017</text:p>
          </table:table-cell>
          <table:table-cell table:style-name="ce1274" office:value-type="string" calcext:value-type="string">
            <text:p>Quiz 5.1</text:p>
          </table:table-cell>
          <table:table-cell table:style-name="ce1276" office:value-type="float" office:value="30" calcext:value-type="float">
            <text:p>30</text:p>
          </table:table-cell>
          <table:table-cell table:style-name="ce1284" table:formula="of:=AVERAGEIF([.F9:.AMJ9];&quot;&lt;&gt;0&quot;)" office:value-type="float" office:value="24.7894736842105" calcext:value-type="float">
            <text:p>24.8</text:p>
          </table:table-cell>
          <table:table-cell table:style-name="ce1284" table:number-matrix-columns-spanned="1" table:number-matrix-rows-spanned="1" table:formula="of:=STDEV(IF([.F9:.AMJ9]&lt;&gt;0;[.F9:.AMJ9]))" office:value-type="float" office:value="0.885176700917981" calcext:value-type="float">
            <text:p>0.9</text:p>
          </table:table-cell>
          <table:table-cell table:style-name="ce1297" table:formula="of:=30/38*[.$C$9]" office:value-type="float" office:value="23.6842105263158" calcext:value-type="float">
            <text:p>23.7</text:p>
          </table:table-cell>
          <table:table-cell table:style-name="ce1305" table:formula="of:=31/38*[.$C$9]" office:value-type="float" office:value="24.4736842105263" calcext:value-type="float">
            <text:p>24.5</text:p>
          </table:table-cell>
          <table:table-cell table:style-name="ce1317" table:formula="of:=32/38*[.$C$9]" office:value-type="float" office:value="25.2631578947368" calcext:value-type="float">
            <text:p>25.3</text:p>
          </table:table-cell>
          <table:table-cell table:style-name="ce1332" table:formula="of:=33/38*[.$C$9]" office:value-type="float" office:value="26.0526315789474" calcext:value-type="float">
            <text:p>26.1</text:p>
          </table:table-cell>
          <table:table-cell table:style-name="ce1337" table:formula="of:=30/38*[.$C$9]" office:value-type="float" office:value="23.6842105263158" calcext:value-type="float">
            <text:p>23.7</text:p>
          </table:table-cell>
          <table:table-cell table:style-name="ce1348" table:formula="of:=31/38*[.$C$9]" office:value-type="float" office:value="24.4736842105263" calcext:value-type="float">
            <text:p>24.5</text:p>
          </table:table-cell>
          <table:table-cell table:style-name="ce1359" table:formula="of:=32/38*[.$C$9]" office:value-type="float" office:value="25.2631578947368" calcext:value-type="float">
            <text:p>25.3</text:p>
          </table:table-cell>
          <table:table-cell table:style-name="ce1370" table:formula="of:=33/38*[.$C$9]" office:value-type="float" office:value="26.0526315789474" calcext:value-type="float">
            <text:p>26.1</text:p>
          </table:table-cell>
          <table:table-cell table:style-name="ce1382" table:formula="of:=30/38*[.$C$9]" office:value-type="float" office:value="23.6842105263158" calcext:value-type="float">
            <text:p>23.7</text:p>
          </table:table-cell>
          <table:table-cell table:style-name="ce1393" table:formula="of:=31/38*[.$C$9]" office:value-type="float" office:value="24.4736842105263" calcext:value-type="float">
            <text:p>24.5</text:p>
          </table:table-cell>
          <table:table-cell table:style-name="ce1404" table:formula="of:=32/38*[.$C$9]" office:value-type="float" office:value="25.2631578947368" calcext:value-type="float">
            <text:p>25.3</text:p>
          </table:table-cell>
          <table:table-cell table:style-name="ce1415" table:formula="of:=33/38*[.$C$9]" office:value-type="float" office:value="26.0526315789474" calcext:value-type="float">
            <text:p>26.1</text:p>
          </table:table-cell>
          <table:table-cell table:style-name="ce1427" table:formula="of:=30/38*[.$C$9]" office:value-type="float" office:value="23.6842105263158" calcext:value-type="float">
            <text:p>23.7</text:p>
          </table:table-cell>
          <table:table-cell table:style-name="ce1438" table:formula="of:=31/38*[.$C$9]" office:value-type="float" office:value="24.4736842105263" calcext:value-type="float">
            <text:p>24.5</text:p>
          </table:table-cell>
          <table:table-cell table:style-name="ce1449" table:formula="of:=32/38*[.$C$9]" office:value-type="float" office:value="25.2631578947368" calcext:value-type="float">
            <text:p>25.3</text:p>
          </table:table-cell>
          <table:table-cell table:style-name="ce1459"/>
          <table:table-cell table:style-name="ce1278" table:number-columns-repeated="14"/>
          <table:table-cell table:style-name="ce1527" table:number-columns-repeated="989"/>
        </table:table-row>
        <table:table-row table:style-name="ro3">
          <table:table-cell table:style-name="ce1272" office:value-type="date" office:date-value="2017-04-14" calcext:value-type="date">
            <text:p>4/14/2017</text:p>
          </table:table-cell>
          <table:table-cell table:style-name="ce1274" office:value-type="string" calcext:value-type="string">
            <text:p>Notes 5.1 [4/12 Review]</text:p>
          </table:table-cell>
          <table:table-cell table:style-name="ce1276" office:value-type="float" office:value="10" calcext:value-type="float">
            <text:p>10</text:p>
          </table:table-cell>
          <table:table-cell table:style-name="ce1285" table:formula="of:=AVERAGEIF([.F10:.AMJ10];&quot;&lt;&gt;0&quot;)" office:value-type="float" office:value="10" calcext:value-type="float">
            <text:p>10.0</text:p>
          </table:table-cell>
          <table:table-cell table:style-name="ce1285" table:number-matrix-columns-spanned="1" table:number-matrix-rows-spanned="1" table:formula="of:=STDEV(IF([.F10:.AMJ10]&lt;&gt;0;[.F10:.AMJ10]))" office:value-type="float" office:value="0" calcext:value-type="float">
            <text:p>0.0</text:p>
          </table:table-cell>
          <table:table-cell table:style-name="ce1297" office:value-type="float" office:value="10" calcext:value-type="float">
            <text:p>10.0</text:p>
          </table:table-cell>
          <table:table-cell table:style-name="ce1305"/>
          <table:table-cell table:style-name="ce1317" office:value-type="float" office:value="10" calcext:value-type="float">
            <text:p>10.0</text:p>
          </table:table-cell>
          <table:table-cell table:style-name="ce1332" office:value-type="float" office:value="10" calcext:value-type="float">
            <text:p>10.0</text:p>
          </table:table-cell>
          <table:table-cell table:style-name="ce1349" office:value-type="float" office:value="10" calcext:value-type="float">
            <text:p>10.0</text:p>
          </table:table-cell>
          <table:table-cell table:style-name="ce1366"/>
          <table:table-cell table:style-name="ce1384" office:value-type="float" office:value="10" calcext:value-type="float">
            <text:p>10.0</text:p>
          </table:table-cell>
          <table:table-cell table:style-name="ce1400" office:value-type="float" office:value="10" calcext:value-type="float">
            <text:p>10.0</text:p>
          </table:table-cell>
          <table:table-cell table:style-name="ce1419" office:value-type="float" office:value="10" calcext:value-type="float">
            <text:p>10.0</text:p>
          </table:table-cell>
          <table:table-cell table:style-name="ce1437" office:value-type="float" office:value="10" calcext:value-type="float">
            <text:p>10.0</text:p>
          </table:table-cell>
          <table:table-cell table:style-name="ce1455" office:value-type="float" office:value="10" calcext:value-type="float">
            <text:p>10.0</text:p>
          </table:table-cell>
          <table:table-cell table:style-name="ce1468" office:value-type="float" office:value="10" calcext:value-type="float">
            <text:p>10.0</text:p>
          </table:table-cell>
          <table:table-cell table:style-name="ce1480"/>
          <table:table-cell table:style-name="ce1491" office:value-type="float" office:value="10" calcext:value-type="float">
            <text:p>10.0</text:p>
          </table:table-cell>
          <table:table-cell table:style-name="ce1502" office:value-type="float" office:value="10" calcext:value-type="float">
            <text:p>10.0</text:p>
          </table:table-cell>
          <table:table-cell table:style-name="ce1278" table:number-columns-repeated="15"/>
          <table:table-cell table:style-name="ce1527" table:number-columns-repeated="989"/>
        </table:table-row>
        <table:table-row table:style-name="ro3">
          <table:table-cell table:style-name="ce1272" office:value-type="date" office:date-value="2017-04-19" calcext:value-type="date">
            <text:p>4/19/2017</text:p>
          </table:table-cell>
          <table:table-cell table:style-name="ce1274" office:value-type="string" calcext:value-type="string">
            <text:p>Bellwork</text:p>
          </table:table-cell>
          <table:table-cell table:style-name="ce1276" office:value-type="float" office:value="2" calcext:value-type="float">
            <text:p>2</text:p>
          </table:table-cell>
          <table:table-cell table:style-name="ce1286" table:formula="of:=AVERAGEIF([.F11:.AMJ11];&quot;&lt;&gt;0&quot;)" office:value-type="float" office:value="1.84615384615385" calcext:value-type="float">
            <text:p>1.8</text:p>
          </table:table-cell>
          <table:table-cell table:style-name="ce1286" table:number-matrix-columns-spanned="1" table:number-matrix-rows-spanned="1" table:formula="of:=STDEV(IF([.F11:.AMJ11]&lt;&gt;0;[.F11:.AMJ11]))" office:value-type="float" office:value="0.375533808099405" calcext:value-type="float">
            <text:p>0.4</text:p>
          </table:table-cell>
          <table:table-cell table:style-name="ce1297" office:value-type="float" office:value="2" calcext:value-type="float">
            <text:p>2.0</text:p>
          </table:table-cell>
          <table:table-cell table:style-name="ce1305" office:value-type="float" office:value="2" calcext:value-type="float">
            <text:p>2.0</text:p>
          </table:table-cell>
          <table:table-cell table:style-name="ce1317" office:value-type="float" office:value="2" calcext:value-type="float">
            <text:p>2.0</text:p>
          </table:table-cell>
          <table:table-cell table:style-name="ce1332" office:value-type="float" office:value="2" calcext:value-type="float">
            <text:p>2.0</text:p>
          </table:table-cell>
          <table:table-cell table:style-name="ce1349" office:value-type="float" office:value="2" calcext:value-type="float">
            <text:p>2.0</text:p>
          </table:table-cell>
          <table:table-cell table:style-name="ce1366" office:value-type="float" office:value="1" calcext:value-type="float">
            <text:p>1.0</text:p>
          </table:table-cell>
          <table:table-cell table:style-name="ce1384" office:value-type="float" office:value="2" calcext:value-type="float">
            <text:p>2.0</text:p>
          </table:table-cell>
          <table:table-cell table:style-name="ce1400" office:value-type="float" office:value="2" calcext:value-type="float">
            <text:p>2.0</text:p>
          </table:table-cell>
          <table:table-cell table:style-name="ce1419" office:value-type="float" office:value="2" calcext:value-type="float">
            <text:p>2.0</text:p>
          </table:table-cell>
          <table:table-cell table:style-name="ce1437" office:value-type="float" office:value="1" calcext:value-type="float">
            <text:p>1.0</text:p>
          </table:table-cell>
          <table:table-cell table:style-name="ce1455"/>
          <table:table-cell table:style-name="ce1468" office:value-type="float" office:value="2" calcext:value-type="float">
            <text:p>2.0</text:p>
          </table:table-cell>
          <table:table-cell table:style-name="ce1480" office:value-type="float" office:value="2" calcext:value-type="float">
            <text:p>2.0</text:p>
          </table:table-cell>
          <table:table-cell table:style-name="ce1491"/>
          <table:table-cell table:style-name="ce1502" office:value-type="float" office:value="2" calcext:value-type="float">
            <text:p>2.0</text:p>
          </table:table-cell>
          <table:table-cell table:style-name="ce1278" table:number-columns-repeated="15"/>
          <table:table-cell table:style-name="ce1527" table:number-columns-repeated="989"/>
        </table:table-row>
        <table:table-row table:style-name="ro3">
          <table:table-cell table:style-name="ce1272" office:value-type="date" office:date-value="2017-04-20" calcext:value-type="date">
            <text:p>4/20/2017</text:p>
          </table:table-cell>
          <table:table-cell table:style-name="ce1274" office:value-type="string" calcext:value-type="string">
            <text:p>Corrections: Quiz 5.1</text:p>
          </table:table-cell>
          <table:table-cell table:style-name="ce1276" office:value-type="float" office:value="0" calcext:value-type="float">
            <text:p>0</text:p>
          </table:table-cell>
          <table:table-cell table:style-name="ce1286" table:number-columns-repeated="2"/>
          <table:table-cell table:style-name="ce1298" table:formula="of:=14/14*([.$C$9]-[.F9])/2" office:value-type="float" office:value="3.1578947368421" calcext:value-type="float">
            <text:p>3.2</text:p>
          </table:table-cell>
          <table:table-cell table:style-name="ce1306" table:formula="of:=10/38*([.$C$9]-[.G9])/2" office:value-type="float" office:value="0.727146814404432" calcext:value-type="float">
            <text:p>0.7</text:p>
          </table:table-cell>
          <table:table-cell table:style-name="ce1318" table:formula="of:=0*([.$C$9]-[.H9])/2" office:value-type="float" office:value="0" calcext:value-type="float">
            <text:p>0.0</text:p>
          </table:table-cell>
          <table:table-cell table:style-name="ce1333" table:formula="of:=10/20*([.$C$9]-[.I9])/2" office:value-type="float" office:value="0.986842105263158" calcext:value-type="float">
            <text:p>1.0</text:p>
          </table:table-cell>
          <table:table-cell table:style-name="ce1350" table:formula="of:=0*([.$C$9]-[.J9])/2" office:value-type="float" office:value="0" calcext:value-type="float">
            <text:p>0.0</text:p>
          </table:table-cell>
          <table:table-cell table:style-name="ce1367" table:formula="of:=0*([.$C$9]-[.K9])/2" office:value-type="float" office:value="0" calcext:value-type="float">
            <text:p>0.0</text:p>
          </table:table-cell>
          <table:table-cell table:style-name="ce1386" table:formula="of:=0*([.$C$9]-[.L9])/2" office:value-type="float" office:value="0" calcext:value-type="float">
            <text:p>0.0</text:p>
          </table:table-cell>
          <table:table-cell table:style-name="ce1401" table:formula="of:=0*([.$C$9]-[.M9])/2" office:value-type="float" office:value="0" calcext:value-type="float">
            <text:p>0.0</text:p>
          </table:table-cell>
          <table:table-cell table:style-name="ce1421" table:formula="of:=0*([.$C$9]-[.N9])/2" office:value-type="float" office:value="0" calcext:value-type="float">
            <text:p>0.0</text:p>
          </table:table-cell>
          <table:table-cell table:style-name="ce1439" table:formula="of:=0*([.$C$9]-[.O9])/2" office:value-type="float" office:value="0" calcext:value-type="float">
            <text:p>0.0</text:p>
          </table:table-cell>
          <table:table-cell table:style-name="ce1456" table:formula="of:=0*([.$C$9]-[.P9])/2" office:value-type="float" office:value="0" calcext:value-type="float">
            <text:p>0.0</text:p>
          </table:table-cell>
          <table:table-cell table:style-name="ce1469" table:formula="of:=0*([.$C$9]-[.Q9])/2" office:value-type="float" office:value="0" calcext:value-type="float">
            <text:p>0.0</text:p>
          </table:table-cell>
          <table:table-cell table:style-name="ce1481" table:formula="of:=0*([.$C$9]-[.R9])/2" office:value-type="float" office:value="0" calcext:value-type="float">
            <text:p>0.0</text:p>
          </table:table-cell>
          <table:table-cell table:style-name="ce1492" table:formula="of:=0*([.$C$9]-[.S9])/2" office:value-type="float" office:value="0" calcext:value-type="float">
            <text:p>0.0</text:p>
          </table:table-cell>
          <table:table-cell table:style-name="ce1503" table:formula="of:=0*([.$C$9]-[.T9])/2" office:value-type="float" office:value="0" calcext:value-type="float">
            <text:p>0.0</text:p>
          </table:table-cell>
          <table:table-cell table:style-name="ce1278" table:number-columns-repeated="15"/>
          <table:table-cell table:style-name="ce1527" table:number-columns-repeated="989"/>
        </table:table-row>
        <table:table-row table:style-name="ro3">
          <table:table-cell table:style-name="ce1272" office:value-type="date" office:date-value="2017-04-24" calcext:value-type="date">
            <text:p>4/24/2017</text:p>
          </table:table-cell>
          <table:table-cell table:style-name="ce1274" office:value-type="string" calcext:value-type="string">
            <text:p>HW 5.2: 1-4, 7-10, 20-21, 50, 57</text:p>
          </table:table-cell>
          <table:table-cell table:style-name="ce1276" office:value-type="float" office:value="10" calcext:value-type="float">
            <text:p>10</text:p>
          </table:table-cell>
          <table:table-cell table:style-name="ce1287" table:formula="of:=AVERAGEIF([.F13:.AMJ13];&quot;&lt;&gt;0&quot;)" office:value-type="float" office:value="7.25" calcext:value-type="float">
            <text:p>7.3</text:p>
          </table:table-cell>
          <table:table-cell table:style-name="ce1287" table:number-matrix-columns-spanned="1" table:number-matrix-rows-spanned="1" table:formula="of:=STDEV(IF([.F13:.AMJ13]&lt;&gt;0;[.F13:.AMJ13]))" office:value-type="float" office:value="1.35680105059994" calcext:value-type="float">
            <text:p>1.4</text:p>
          </table:table-cell>
          <table:table-cell table:style-name="ce1298" office:value-type="float" office:value="9" calcext:value-type="float">
            <text:p>9.0</text:p>
          </table:table-cell>
          <table:table-cell table:style-name="ce1306" office:value-type="float" office:value="8" calcext:value-type="float">
            <text:p>8.0</text:p>
          </table:table-cell>
          <table:table-cell table:style-name="ce1318" office:value-type="float" office:value="7" calcext:value-type="float">
            <text:p>7.0</text:p>
          </table:table-cell>
          <table:table-cell table:style-name="ce1333" office:value-type="float" office:value="6" calcext:value-type="float">
            <text:p>6.0</text:p>
          </table:table-cell>
          <table:table-cell table:style-name="ce1350"/>
          <table:table-cell table:style-name="ce1367" office:value-type="float" office:value="9" calcext:value-type="float">
            <text:p>9.0</text:p>
          </table:table-cell>
          <table:table-cell table:style-name="ce1386" office:value-type="float" office:value="8" calcext:value-type="float">
            <text:p>8.0</text:p>
          </table:table-cell>
          <table:table-cell table:style-name="ce1401" office:value-type="float" office:value="7" calcext:value-type="float">
            <text:p>7.0</text:p>
          </table:table-cell>
          <table:table-cell table:style-name="ce1421" office:value-type="float" office:value="6" calcext:value-type="float">
            <text:p>6.0</text:p>
          </table:table-cell>
          <table:table-cell table:style-name="ce1439" office:value-type="float" office:value="9" calcext:value-type="float">
            <text:p>9.0</text:p>
          </table:table-cell>
          <table:table-cell table:style-name="ce1456"/>
          <table:table-cell table:style-name="ce1469" office:value-type="float" office:value="7" calcext:value-type="float">
            <text:p>7.0</text:p>
          </table:table-cell>
          <table:table-cell table:style-name="ce1481"/>
          <table:table-cell table:style-name="ce1492" office:value-type="float" office:value="6" calcext:value-type="float">
            <text:p>6.0</text:p>
          </table:table-cell>
          <table:table-cell table:style-name="ce1503" office:value-type="float" office:value="5" calcext:value-type="float">
            <text:p>5.0</text:p>
          </table:table-cell>
          <table:table-cell table:style-name="ce1278" table:number-columns-repeated="15"/>
          <table:table-cell table:style-name="ce1527" table:number-columns-repeated="989"/>
        </table:table-row>
        <table:table-row table:style-name="ro9">
          <table:table-cell table:style-name="ce1272" office:value-type="date" office:date-value="2017-04-26" calcext:value-type="date">
            <text:p>4/26/2017</text:p>
          </table:table-cell>
          <table:table-cell table:style-name="ce1274" office:value-type="string" calcext:value-type="string">
            <text:p>Quiz 5.2</text:p>
          </table:table-cell>
          <table:table-cell table:style-name="ce1276" office:value-type="float" office:value="30" calcext:value-type="float">
            <text:p>30</text:p>
          </table:table-cell>
          <table:table-cell table:style-name="ce1288" table:formula="of:=AVERAGEIF([.F14:.AMJ14];&quot;&lt;&gt;0&quot;)" office:value-type="float" office:value="20.7692307692308" calcext:value-type="float">
            <text:p>20.8</text:p>
          </table:table-cell>
          <table:table-cell table:style-name="ce1288" table:number-matrix-columns-spanned="1" table:number-matrix-rows-spanned="1" table:formula="of:=STDEV(IF([.F14:.AMJ14]&lt;&gt;0;[.F14:.AMJ14]))" office:value-type="float" office:value="4.77737694929325" calcext:value-type="float">
            <text:p>4.8</text:p>
          </table:table-cell>
          <table:table-cell table:style-name="ce1299" table:formula="of:=20/26*[.$C$14]" office:value-type="float" office:value="23.0769230769231" calcext:value-type="float">
            <text:p>23.1</text:p>
          </table:table-cell>
          <table:table-cell table:style-name="ce1309" table:formula="of:=20/26*[.$C$14]" office:value-type="float" office:value="23.0769230769231" calcext:value-type="float">
            <text:p>23.1</text:p>
          </table:table-cell>
          <table:table-cell table:style-name="ce1319" table:formula="of:=20/26*[.$C$14]" office:value-type="float" office:value="23.0769230769231" calcext:value-type="float">
            <text:p>23.1</text:p>
          </table:table-cell>
          <table:table-cell table:style-name="ce1329" table:formula="of:=20/26*[.$C$14]" office:value-type="float" office:value="23.0769230769231" calcext:value-type="float">
            <text:p>23.1</text:p>
          </table:table-cell>
          <table:table-cell table:style-name="ce1340" table:formula="of:=10/26*[.$C$14]" office:value-type="float" office:value="11.5384615384615" calcext:value-type="float">
            <text:p>11.5</text:p>
          </table:table-cell>
          <table:table-cell table:style-name="ce1351" table:formula="of:=20/26*[.$C$14]" office:value-type="float" office:value="23.0769230769231" calcext:value-type="float">
            <text:p>23.1</text:p>
          </table:table-cell>
          <table:table-cell table:style-name="ce1362" table:formula="of:=20/26*[.$C$14]" office:value-type="float" office:value="23.0769230769231" calcext:value-type="float">
            <text:p>23.1</text:p>
          </table:table-cell>
          <table:table-cell table:style-name="ce1373" table:formula="of:=20/26*[.$C$14]" office:value-type="float" office:value="23.0769230769231" calcext:value-type="float">
            <text:p>23.1</text:p>
          </table:table-cell>
          <table:table-cell table:style-name="ce1385" table:formula="of:=20/26*[.$C$14]" office:value-type="float" office:value="23.0769230769231" calcext:value-type="float">
            <text:p>23.1</text:p>
          </table:table-cell>
          <table:table-cell table:style-name="ce1396" table:formula="of:=10/26*[.$C$14]" office:value-type="float" office:value="11.5384615384615" calcext:value-type="float">
            <text:p>11.5</text:p>
          </table:table-cell>
          <table:table-cell table:style-name="ce1407" table:formula="of:=20/26*[.$C$14]" office:value-type="float" office:value="23.0769230769231" calcext:value-type="float">
            <text:p>23.1</text:p>
          </table:table-cell>
          <table:table-cell table:style-name="ce1418" table:formula="of:=20/26*[.$C$14]" office:value-type="float" office:value="23.0769230769231" calcext:value-type="float">
            <text:p>23.1</text:p>
          </table:table-cell>
          <table:table-cell table:style-name="ce1430" table:formula="of:=20/26*[.$C$14]" office:value-type="float" office:value="23.0769230769231" calcext:value-type="float">
            <text:p>23.1</text:p>
          </table:table-cell>
          <table:table-cell table:style-name="ce1441" table:formula="of:=20/26*[.$C$14]" office:value-type="float" office:value="23.0769230769231" calcext:value-type="float">
            <text:p>23.1</text:p>
          </table:table-cell>
          <table:table-cell table:style-name="ce1452" table:formula="of:=10/26*[.$C$14]" office:value-type="float" office:value="11.5384615384615" calcext:value-type="float">
            <text:p>11.5</text:p>
          </table:table-cell>
          <table:table-cell table:style-name="ce1278" table:number-columns-repeated="15"/>
          <table:table-cell table:style-name="ce1527" table:number-columns-repeated="989"/>
        </table:table-row>
        <table:table-row table:style-name="ro7">
          <table:table-cell table:style-name="ce1272" office:value-type="date" office:date-value="2017-04-28" calcext:value-type="date">
            <text:p>4/28/2017</text:p>
          </table:table-cell>
          <table:table-cell table:style-name="ce1274" office:value-type="string" calcext:value-type="string">
            <text:p>Notes 5.2 [4/17-4/18, translations, vert &amp; horiz stretches]</text:p>
          </table:table-cell>
          <table:table-cell table:style-name="ce1276" office:value-type="float" office:value="10" calcext:value-type="float">
            <text:p>10</text:p>
          </table:table-cell>
          <table:table-cell table:style-name="ce1289" table:formula="of:=AVERAGEIF([.F15:.AMJ15];&quot;&lt;&gt;0&quot;)" office:value-type="float" office:value="8.64285714285714" calcext:value-type="float">
            <text:p>8.6</text:p>
          </table:table-cell>
          <table:table-cell table:style-name="ce1289" table:number-matrix-columns-spanned="1" table:number-matrix-rows-spanned="1" table:formula="of:=STDEV(IF([.F15:.AMJ15]&lt;&gt;0;[.F15:.AMJ15]))" office:value-type="float" office:value="2.0978796202592" calcext:value-type="float">
            <text:p>2.1</text:p>
          </table:table-cell>
          <table:table-cell table:style-name="ce1299" office:value-type="float" office:value="10" calcext:value-type="float">
            <text:p>10.0</text:p>
          </table:table-cell>
          <table:table-cell table:style-name="ce1308" office:value-type="float" office:value="8" calcext:value-type="float">
            <text:p>8.0</text:p>
          </table:table-cell>
          <table:table-cell table:style-name="ce1321" office:value-type="float" office:value="10" calcext:value-type="float">
            <text:p>10.0</text:p>
          </table:table-cell>
          <table:table-cell table:style-name="ce1336" office:value-type="float" office:value="8" calcext:value-type="float">
            <text:p>8.0</text:p>
          </table:table-cell>
          <table:table-cell table:style-name="ce1354" office:value-type="float" office:value="10" calcext:value-type="float">
            <text:p>10.0</text:p>
          </table:table-cell>
          <table:table-cell table:style-name="ce1371" office:value-type="float" office:value="10" calcext:value-type="float">
            <text:p>10.0</text:p>
          </table:table-cell>
          <table:table-cell table:style-name="ce1389" office:value-type="float" office:value="10" calcext:value-type="float">
            <text:p>10.0</text:p>
          </table:table-cell>
          <table:table-cell table:style-name="ce1405" office:value-type="float" office:value="5" calcext:value-type="float">
            <text:p>5.0</text:p>
          </table:table-cell>
          <table:table-cell table:style-name="ce1424" office:value-type="float" office:value="10" calcext:value-type="float">
            <text:p>10.0</text:p>
          </table:table-cell>
          <table:table-cell table:style-name="ce1442" office:value-type="float" office:value="10" calcext:value-type="float">
            <text:p>10.0</text:p>
          </table:table-cell>
          <table:table-cell table:style-name="ce1460" office:value-type="float" office:value="5" calcext:value-type="float">
            <text:p>5.0</text:p>
          </table:table-cell>
          <table:table-cell table:style-name="ce1471" office:value-type="float" office:value="10" calcext:value-type="float">
            <text:p>10.0</text:p>
          </table:table-cell>
          <table:table-cell table:style-name="ce1483" office:value-type="float" office:value="5" calcext:value-type="float">
            <text:p>5.0</text:p>
          </table:table-cell>
          <table:table-cell table:style-name="ce1494" office:value-type="float" office:value="0" calcext:value-type="float">
            <text:p>0.0</text:p>
          </table:table-cell>
          <table:table-cell table:style-name="ce1505" office:value-type="float" office:value="10" calcext:value-type="float">
            <text:p>10.0</text:p>
          </table:table-cell>
          <table:table-cell table:style-name="ce1278" table:number-columns-repeated="15"/>
          <table:table-cell table:style-name="ce1527" table:number-columns-repeated="989"/>
        </table:table-row>
        <table:table-row table:style-name="ro3">
          <table:table-cell table:style-name="ce1272" office:value-type="date" office:date-value="2017-05-02" calcext:value-type="date">
            <text:p>5/2/2017</text:p>
          </table:table-cell>
          <table:table-cell table:style-name="ce1274" office:value-type="string" calcext:value-type="string">
            <text:p>HW 5.4: 1-2, 6-34 (even)</text:p>
          </table:table-cell>
          <table:table-cell table:style-name="ce1276" office:value-type="float" office:value="10" calcext:value-type="float">
            <text:p>10</text:p>
          </table:table-cell>
          <table:table-cell table:style-name="ce1290" table:formula="of:=AVERAGEIF([.F16:.AMJ16];&quot;&lt;&gt;0&quot;)" office:value-type="float" office:value="9.66666666666667" calcext:value-type="float">
            <text:p>9.7</text:p>
          </table:table-cell>
          <table:table-cell table:style-name="ce1290" table:number-matrix-columns-spanned="1" table:number-matrix-rows-spanned="1" table:formula="of:=STDEV(IF([.F16:.AMJ16]&lt;&gt;0;[.F16:.AMJ16]))" office:value-type="float" office:value="0.408248290463863" calcext:value-type="float">
            <text:p>0.4</text:p>
          </table:table-cell>
          <table:table-cell table:style-name="ce1299" office:value-type="float" office:value="10" calcext:value-type="float">
            <text:p>10.0</text:p>
          </table:table-cell>
          <table:table-cell table:style-name="ce1308" office:value-type="float" office:value="9" calcext:value-type="float">
            <text:p>9.0</text:p>
          </table:table-cell>
          <table:table-cell table:style-name="ce1321" office:value-type="float" office:value="10" calcext:value-type="float">
            <text:p>10.0</text:p>
          </table:table-cell>
          <table:table-cell table:style-name="ce1336" office:value-type="float" office:value="9" calcext:value-type="float">
            <text:p>9.0</text:p>
          </table:table-cell>
          <table:table-cell table:style-name="ce1354" office:value-type="float" office:value="10" calcext:value-type="float">
            <text:p>10.0</text:p>
          </table:table-cell>
          <table:table-cell table:style-name="ce1371" office:value-type="float" office:value="9" calcext:value-type="float">
            <text:p>9.0</text:p>
          </table:table-cell>
          <table:table-cell table:style-name="ce1389" office:value-type="float" office:value="10" calcext:value-type="float">
            <text:p>10.0</text:p>
          </table:table-cell>
          <table:table-cell table:style-name="ce1405" office:value-type="float" office:value="9.5" calcext:value-type="float">
            <text:p>9.5</text:p>
          </table:table-cell>
          <table:table-cell table:style-name="ce1424" office:value-type="float" office:value="10" calcext:value-type="float">
            <text:p>10.0</text:p>
          </table:table-cell>
          <table:table-cell table:style-name="ce1442" office:value-type="float" office:value="9.5" calcext:value-type="float">
            <text:p>9.5</text:p>
          </table:table-cell>
          <table:table-cell table:style-name="ce1460" office:value-type="float" office:value="10" calcext:value-type="float">
            <text:p>10.0</text:p>
          </table:table-cell>
          <table:table-cell table:style-name="ce1471" office:value-type="float" office:value="9.5" calcext:value-type="float">
            <text:p>9.5</text:p>
          </table:table-cell>
          <table:table-cell table:style-name="ce1483" office:value-type="float" office:value="10" calcext:value-type="float">
            <text:p>10.0</text:p>
          </table:table-cell>
          <table:table-cell table:style-name="ce1494" office:value-type="float" office:value="9.5" calcext:value-type="float">
            <text:p>9.5</text:p>
          </table:table-cell>
          <table:table-cell table:style-name="ce1505" office:value-type="float" office:value="10" calcext:value-type="float">
            <text:p>10.0</text:p>
          </table:table-cell>
          <table:table-cell table:style-name="ce1278" table:number-columns-repeated="15"/>
          <table:table-cell table:style-name="ce1527" table:number-columns-repeated="989"/>
        </table:table-row>
        <table:table-row table:style-name="ro9">
          <table:table-cell table:style-name="ce1272" office:value-type="date" office:date-value="2017-05-03" calcext:value-type="date">
            <text:p>5/3/2017</text:p>
          </table:table-cell>
          <table:table-cell table:style-name="ce1274" office:value-type="string" calcext:value-type="string">
            <text:p>Quiz 5.4</text:p>
          </table:table-cell>
          <table:table-cell table:style-name="ce1276" office:value-type="float" office:value="30" calcext:value-type="float">
            <text:p>30</text:p>
          </table:table-cell>
          <table:table-cell table:style-name="ce1291" table:formula="of:=AVERAGEIF([.F17:.AMJ17];&quot;&lt;&gt;0&quot;)" office:value-type="float" office:value="28.75" calcext:value-type="float">
            <text:p>28.8</text:p>
          </table:table-cell>
          <table:table-cell table:style-name="ce1291" table:number-matrix-columns-spanned="1" table:number-matrix-rows-spanned="1" table:formula="of:=STDEV(IF([.F17:.AMJ17]&lt;&gt;0;[.F17:.AMJ17]))" office:value-type="float" office:value="1.8298126367785" calcext:value-type="float">
            <text:p>1.8</text:p>
          </table:table-cell>
          <table:table-cell table:style-name="ce1300" table:formula="of:=32/32*[.$C$17]" office:value-type="float" office:value="30" calcext:value-type="float">
            <text:p>30.0</text:p>
          </table:table-cell>
          <table:table-cell table:style-name="ce1310" table:formula="of:=28/32*[.$C$17]" office:value-type="float" office:value="26.25" calcext:value-type="float">
            <text:p>26.3</text:p>
          </table:table-cell>
          <table:table-cell table:style-name="ce1323" table:formula="of:=32/32*[.$C$17]" office:value-type="float" office:value="30" calcext:value-type="float">
            <text:p>30.0</text:p>
          </table:table-cell>
          <table:table-cell table:style-name="ce1331" table:formula="of:=32/32*[.$C$17]" office:value-type="float" office:value="30" calcext:value-type="float">
            <text:p>30.0</text:p>
          </table:table-cell>
          <table:table-cell table:style-name="ce1342" table:formula="of:=28/32*[.$C$17]" office:value-type="float" office:value="26.25" calcext:value-type="float">
            <text:p>26.3</text:p>
          </table:table-cell>
          <table:table-cell table:style-name="ce1353" table:formula="of:=32/32*[.$C$17]" office:value-type="float" office:value="30" calcext:value-type="float">
            <text:p>30.0</text:p>
          </table:table-cell>
          <table:table-cell table:style-name="ce1364" table:formula="of:=32/32*[.$C$17]" office:value-type="float" office:value="30" calcext:value-type="float">
            <text:p>30.0</text:p>
          </table:table-cell>
          <table:table-cell table:style-name="ce1375" table:formula="of:=28/32*[.$C$17]" office:value-type="float" office:value="26.25" calcext:value-type="float">
            <text:p>26.3</text:p>
          </table:table-cell>
          <table:table-cell table:style-name="ce1387" table:formula="of:=32/32*[.$C$17]" office:value-type="float" office:value="30" calcext:value-type="float">
            <text:p>30.0</text:p>
          </table:table-cell>
          <table:table-cell table:style-name="ce1398" table:formula="of:=32/32*[.$C$17]" office:value-type="float" office:value="30" calcext:value-type="float">
            <text:p>30.0</text:p>
          </table:table-cell>
          <table:table-cell table:style-name="ce1409" table:formula="of:=28/32*[.$C$17]" office:value-type="float" office:value="26.25" calcext:value-type="float">
            <text:p>26.3</text:p>
          </table:table-cell>
          <table:table-cell table:style-name="ce1420" table:formula="of:=32/32*[.$C$17]" office:value-type="float" office:value="30" calcext:value-type="float">
            <text:p>30.0</text:p>
          </table:table-cell>
          <table:table-cell table:style-name="ce1432" table:formula="of:=32/32*[.$C$17]" office:value-type="float" office:value="30" calcext:value-type="float">
            <text:p>30.0</text:p>
          </table:table-cell>
          <table:table-cell table:style-name="ce1443" table:formula="of:=28/32*[.$C$17]" office:value-type="float" office:value="26.25" calcext:value-type="float">
            <text:p>26.3</text:p>
          </table:table-cell>
          <table:table-cell table:style-name="ce1454" table:formula="of:=32/32*[.$C$17]" office:value-type="float" office:value="30" calcext:value-type="float">
            <text:p>30.0</text:p>
          </table:table-cell>
          <table:table-cell table:style-name="ce1278" table:number-columns-repeated="15"/>
          <table:table-cell table:style-name="ce1527" table:number-columns-repeated="989"/>
        </table:table-row>
        <table:table-row table:style-name="ro3">
          <table:table-cell table:style-name="ce1272" office:value-type="date" office:date-value="2017-05-04" calcext:value-type="date">
            <text:p>5/4/2017</text:p>
          </table:table-cell>
          <table:table-cell table:style-name="ce1274" office:value-type="string" calcext:value-type="string">
            <text:p>Notes 5.4</text:p>
          </table:table-cell>
          <table:table-cell table:style-name="ce1276" office:value-type="float" office:value="4" calcext:value-type="float">
            <text:p>4</text:p>
          </table:table-cell>
          <table:table-cell table:style-name="ce725" table:formula="of:=AVERAGEIF([.F18:.AMJ18];&quot;&lt;&gt;0&quot;)" office:value-type="float" office:value="4" calcext:value-type="float">
            <text:p>4.0</text:p>
          </table:table-cell>
          <table:table-cell table:style-name="ce725" table:number-matrix-columns-spanned="1" table:number-matrix-rows-spanned="1" table:formula="of:=STDEV(IF([.F18:.AMJ18]&lt;&gt;0;[.F18:.AMJ18]))" office:value-type="float" office:value="0" calcext:value-type="float">
            <text:p>0.0</text:p>
          </table:table-cell>
          <table:table-cell table:style-name="ce1300" office:value-type="float" office:value="4" calcext:value-type="float">
            <text:p>4.0</text:p>
          </table:table-cell>
          <table:table-cell table:style-name="ce1310" office:value-type="float" office:value="4" calcext:value-type="float">
            <text:p>4.0</text:p>
          </table:table-cell>
          <table:table-cell table:style-name="ce1323" office:value-type="float" office:value="4" calcext:value-type="float">
            <text:p>4.0</text:p>
          </table:table-cell>
          <table:table-cell table:style-name="ce1339" office:value-type="float" office:value="4" calcext:value-type="float">
            <text:p>4.0</text:p>
          </table:table-cell>
          <table:table-cell table:style-name="ce1356" office:value-type="float" office:value="4" calcext:value-type="float">
            <text:p>4.0</text:p>
          </table:table-cell>
          <table:table-cell table:style-name="ce1374" office:value-type="float" office:value="4" calcext:value-type="float">
            <text:p>4.0</text:p>
          </table:table-cell>
          <table:table-cell table:style-name="ce1391" office:value-type="float" office:value="4" calcext:value-type="float">
            <text:p>4.0</text:p>
          </table:table-cell>
          <table:table-cell table:style-name="ce1408" office:value-type="float" office:value="4" calcext:value-type="float">
            <text:p>4.0</text:p>
          </table:table-cell>
          <table:table-cell table:style-name="ce1428" office:value-type="float" office:value="4" calcext:value-type="float">
            <text:p>4.0</text:p>
          </table:table-cell>
          <table:table-cell table:style-name="ce1445" office:value-type="float" office:value="4" calcext:value-type="float">
            <text:p>4.0</text:p>
          </table:table-cell>
          <table:table-cell table:style-name="ce1462" office:value-type="float" office:value="0" calcext:value-type="float">
            <text:p>0.0</text:p>
          </table:table-cell>
          <table:table-cell table:style-name="ce1473" office:value-type="float" office:value="4" calcext:value-type="float">
            <text:p>4.0</text:p>
          </table:table-cell>
          <table:table-cell table:style-name="ce1485"/>
          <table:table-cell table:style-name="ce1496" office:value-type="float" office:value="0" calcext:value-type="float">
            <text:p>0.0</text:p>
          </table:table-cell>
          <table:table-cell table:style-name="ce1507" office:value-type="float" office:value="4" calcext:value-type="float">
            <text:p>4.0</text:p>
          </table:table-cell>
          <table:table-cell table:style-name="ce1278" table:number-columns-repeated="15"/>
          <table:table-cell table:style-name="ce1527" table:number-columns-repeated="989"/>
        </table:table-row>
        <table:table-row table:style-name="ro3">
          <table:table-cell table:style-name="ce1272" office:value-type="date" office:date-value="2017-05-04" calcext:value-type="date">
            <text:p>5/4/2017</text:p>
          </table:table-cell>
          <table:table-cell table:style-name="ce1274" office:value-type="string" calcext:value-type="string">
            <text:p>Corrections: Quiz 5.2</text:p>
          </table:table-cell>
          <table:table-cell table:style-name="ce1276" office:value-type="float" office:value="0" calcext:value-type="float">
            <text:p>0</text:p>
          </table:table-cell>
          <table:table-cell table:style-name="ce1291" table:number-columns-repeated="2"/>
          <table:table-cell table:style-name="ce1301" table:formula="of:=4/9*([.$C$14]-[.F14])/2" office:value-type="float" office:value="1.53846153846154" calcext:value-type="float">
            <text:p>1.5</text:p>
          </table:table-cell>
          <table:table-cell table:style-name="ce1312" table:formula="of:=4/9*([.$C$14]-[.G14])/2" office:value-type="float" office:value="1.53846153846154" calcext:value-type="float">
            <text:p>1.5</text:p>
          </table:table-cell>
          <table:table-cell table:style-name="ce1322" table:formula="of:=4/9*([.$C$14]-[.H14])/2" office:value-type="float" office:value="1.53846153846154" calcext:value-type="float">
            <text:p>1.5</text:p>
          </table:table-cell>
          <table:table-cell table:style-name="ce1341" table:formula="of:=0*([.$C$14]-[.I14])/2" office:value-type="float" office:value="0" calcext:value-type="float">
            <text:p>0.0</text:p>
          </table:table-cell>
          <table:table-cell table:style-name="ce1358" table:formula="of:=0*([.$C$14]-[.J14])/2" office:value-type="float" office:value="0" calcext:value-type="float">
            <text:p>0.0</text:p>
          </table:table-cell>
          <table:table-cell table:style-name="ce1376" table:formula="of:=0*([.$C$14]-[.K14])/2" office:value-type="float" office:value="0" calcext:value-type="float">
            <text:p>0.0</text:p>
          </table:table-cell>
          <table:table-cell table:style-name="ce1392" table:formula="of:=0*([.$C$14]-[.L14])/2" office:value-type="float" office:value="0" calcext:value-type="float">
            <text:p>0.0</text:p>
          </table:table-cell>
          <table:table-cell table:style-name="ce1377" table:formula="of:=4/9*([.$C$14]-[.M14])/2" office:value-type="float" office:value="1.53846153846154" calcext:value-type="float">
            <text:p>1.5</text:p>
          </table:table-cell>
          <table:table-cell table:style-name="ce1429" table:formula="of:=0*([.$C$14]-[.N14])/2" office:value-type="float" office:value="0" calcext:value-type="float">
            <text:p>0.0</text:p>
          </table:table-cell>
          <table:table-cell table:style-name="ce807" table:formula="of:=0*([.$C$14]-[.O14])/2" office:value-type="float" office:value="0" calcext:value-type="float">
            <text:p>0.0</text:p>
          </table:table-cell>
          <table:table-cell table:style-name="ce815" table:formula="of:=0*([.$C$14]-[.P14])/2" office:value-type="float" office:value="0" calcext:value-type="float">
            <text:p>0.0</text:p>
          </table:table-cell>
          <table:table-cell table:style-name="ce1422" table:formula="of:=1/5*([.$C$14]-[.Q14])/2" office:value-type="float" office:value="0.692307692307692" calcext:value-type="float">
            <text:p>0.7</text:p>
          </table:table-cell>
          <table:table-cell table:style-name="ce831" table:formula="of:=0*([.$C$14]-[.R14])/2" office:value-type="float" office:value="0" calcext:value-type="float">
            <text:p>0.0</text:p>
          </table:table-cell>
          <table:table-cell table:style-name="ce839" table:formula="of:=0*([.$C$14]-[.S14])/2" office:value-type="float" office:value="0" calcext:value-type="float">
            <text:p>0.0</text:p>
          </table:table-cell>
          <table:table-cell table:style-name="ce847" table:formula="of:=15/20*([.$C$14]-[.T14])/2" office:value-type="float" office:value="6.92307692307692" calcext:value-type="float">
            <text:p>6.9</text:p>
          </table:table-cell>
          <table:table-cell table:style-name="ce1278" table:number-columns-repeated="15"/>
          <table:table-cell table:style-name="ce1527" table:number-columns-repeated="989"/>
        </table:table-row>
        <table:table-row table:style-name="ro3">
          <table:table-cell table:style-name="ce1272" office:value-type="date" office:date-value="2017-05-08" calcext:value-type="date">
            <text:p>5/8/2017</text:p>
          </table:table-cell>
          <table:table-cell table:style-name="ce1274" office:value-type="string" calcext:value-type="string">
            <text:p>Bellwork</text:p>
          </table:table-cell>
          <table:table-cell table:style-name="ce1276" office:value-type="float" office:value="2" calcext:value-type="float">
            <text:p>2</text:p>
          </table:table-cell>
          <table:table-cell table:style-name="ce726" table:formula="of:=AVERAGEIF([.F20:.AMJ20];&quot;&lt;&gt;0&quot;)" office:value-type="float" office:value="1.90909090909091" calcext:value-type="float">
            <text:p>1.9</text:p>
          </table:table-cell>
          <table:table-cell table:style-name="ce726" table:number-matrix-columns-spanned="1" table:number-matrix-rows-spanned="1" table:formula="of:=STDEV(IF([.F20:.AMJ20]&lt;&gt;0;[.F20:.AMJ20]))" office:value-type="float" office:value="0.301511344577764" calcext:value-type="float">
            <text:p>0.3</text:p>
          </table:table-cell>
          <table:table-cell table:style-name="ce1301" office:value-type="float" office:value="2" calcext:value-type="float">
            <text:p>2.0</text:p>
          </table:table-cell>
          <table:table-cell table:style-name="ce1313" office:value-type="float" office:value="1" calcext:value-type="float">
            <text:p>1.0</text:p>
          </table:table-cell>
          <table:table-cell table:style-name="ce1326" office:value-type="float" office:value="2" calcext:value-type="float">
            <text:p>2.0</text:p>
          </table:table-cell>
          <table:table-cell table:style-name="ce1341"/>
          <table:table-cell table:style-name="ce1358" office:value-type="float" office:value="2" calcext:value-type="float">
            <text:p>2.0</text:p>
          </table:table-cell>
          <table:table-cell table:style-name="ce1376"/>
          <table:table-cell table:style-name="ce1392" office:value-type="float" office:value="2" calcext:value-type="float">
            <text:p>2.0</text:p>
          </table:table-cell>
          <table:table-cell table:style-name="ce1411" office:value-type="float" office:value="2" calcext:value-type="float">
            <text:p>2.0</text:p>
          </table:table-cell>
          <table:table-cell table:style-name="ce1429" office:value-type="float" office:value="2" calcext:value-type="float">
            <text:p>2.0</text:p>
          </table:table-cell>
          <table:table-cell table:style-name="ce807" office:value-type="float" office:value="2" calcext:value-type="float">
            <text:p>2.0</text:p>
          </table:table-cell>
          <table:table-cell table:style-name="ce815" office:value-type="float" office:value="2" calcext:value-type="float">
            <text:p>2.0</text:p>
          </table:table-cell>
          <table:table-cell table:style-name="ce823" office:value-type="float" office:value="2" calcext:value-type="float">
            <text:p>2.0</text:p>
          </table:table-cell>
          <table:table-cell table:style-name="ce831" office:value-type="float" office:value="2" calcext:value-type="float">
            <text:p>2.0</text:p>
          </table:table-cell>
          <table:table-cell table:style-name="ce839"/>
          <table:table-cell table:style-name="ce847"/>
          <table:table-cell table:style-name="ce1278" table:number-columns-repeated="15"/>
          <table:table-cell table:style-name="ce1527" table:number-columns-repeated="989"/>
        </table:table-row>
        <table:table-row table:style-name="ro1">
          <table:table-cell table:style-name="ce256"/>
          <table:table-cell table:style-name="ce60" office:value-type="string" calcext:value-type="string">
            <text:p>-</text:p>
          </table:table-cell>
          <table:table-cell table:style-name="ce82" office:value-type="float" office:value="0" calcext:value-type="float">
            <text:p>0</text:p>
          </table:table-cell>
          <table:table-cell table:style-name="ce286" table:number-columns-repeated="32"/>
          <table:table-cell table:style-name="ce371" table:number-columns-repeated="989"/>
        </table:table-row>
        <table:table-row table:style-name="ro1">
          <table:table-cell table:style-name="ce257"/>
          <table:table-cell table:style-name="ce61" office:value-type="string" calcext:value-type="string">
            <text:p>Total Points Possible</text:p>
          </table:table-cell>
          <table:table-cell table:style-name="ce262" table:formula="of:=SUBTOTAL(109;[.C2:.C21])" office:value-type="float" office:value="194" calcext:value-type="float">
            <text:p>194</text:p>
          </table:table-cell>
          <table:table-cell table:style-name="ce284" table:number-columns-repeated="2"/>
          <table:table-cell table:style-name="ce284" table:formula="of:=SUBTOTAL(109;[.F2:.F21])" office:value-type="float" office:value="174.957489878543" calcext:value-type="float">
            <text:p>175.0</text:p>
          </table:table-cell>
          <table:table-cell table:style-name="ce284" table:formula="of:=SUBTOTAL(109;[.G2:.G21])" office:value-type="float" office:value="151.450831024931" calcext:value-type="float">
            <text:p>151.5</text:p>
          </table:table-cell>
          <table:table-cell table:style-name="ce284" table:formula="of:=SUBTOTAL(109;[.H2:.H21])" office:value-type="float" office:value="154.969451601031" calcext:value-type="float">
            <text:p>155.0</text:p>
          </table:table-cell>
          <table:table-cell table:style-name="ce284" table:formula="of:=SUBTOTAL(109;[.I2:.I21])" office:value-type="float" office:value="163.754694633474" calcext:value-type="float">
            <text:p>163.8</text:p>
          </table:table-cell>
          <table:table-cell table:style-name="ce284" table:formula="of:=SUBTOTAL(109;[.J2:.J21])" office:value-type="float" office:value="145.018126610232" calcext:value-type="float">
            <text:p>145.0</text:p>
          </table:table-cell>
          <table:table-cell table:style-name="ce284" table:formula="of:=SUBTOTAL(109;[.K2:.K21])" office:value-type="float" office:value="157.096061832904" calcext:value-type="float">
            <text:p>157.1</text:p>
          </table:table-cell>
          <table:table-cell table:style-name="ce284" table:formula="of:=SUBTOTAL(109;[.L2:.L21])" office:value-type="float" office:value="168.34008097166" calcext:value-type="float">
            <text:p>168.3</text:p>
          </table:table-cell>
          <table:table-cell table:style-name="ce284" table:formula="of:=SUBTOTAL(109;[.M2:.M21])" office:value-type="float" office:value="161.153745581224" calcext:value-type="float">
            <text:p>161.2</text:p>
          </table:table-cell>
          <table:table-cell table:style-name="ce284" table:formula="of:=SUBTOTAL(109;[.N2:.N21])" office:value-type="float" office:value="165.852042694148" calcext:value-type="float">
            <text:p>165.9</text:p>
          </table:table-cell>
          <table:table-cell table:style-name="ce284" table:formula="of:=SUBTOTAL(109;[.O2:.O21])" office:value-type="float" office:value="129.512145748988" calcext:value-type="float">
            <text:p>129.5</text:p>
          </table:table-cell>
          <table:table-cell table:style-name="ce284" table:formula="of:=SUBTOTAL(109;[.P2:.P21])" office:value-type="float" office:value="138.59008097166" calcext:value-type="float">
            <text:p>138.6</text:p>
          </table:table-cell>
          <table:table-cell table:style-name="ce284" table:formula="of:=SUBTOTAL(109;[.Q2:.Q21])" office:value-type="float" office:value="169.733345601767" calcext:value-type="float">
            <text:p>169.7</text:p>
          </table:table-cell>
          <table:table-cell table:style-name="ce284" table:formula="of:=SUBTOTAL(109;[.R2:.R21])" office:value-type="float" office:value="123.852042694148" calcext:value-type="float">
            <text:p>123.9</text:p>
          </table:table-cell>
          <table:table-cell table:style-name="ce284" table:formula="of:=SUBTOTAL(109;[.S2:.S21])" office:value-type="float" office:value="135.300607287449" calcext:value-type="float">
            <text:p>135.3</text:p>
          </table:table-cell>
          <table:table-cell table:style-name="ce284" table:formula="of:=SUBTOTAL(109;[.T2:.T21])" office:value-type="float" office:value="158.27015090173" calcext:value-type="float">
            <text:p>158.3</text:p>
          </table:table-cell>
          <table:table-cell table:style-name="ce284" table:formula="of:=SUBTOTAL(109;[.U2:.U21])" office:value-type="float" office:value="0" calcext:value-type="float">
            <text:p>0.0</text:p>
          </table:table-cell>
          <table:table-cell table:style-name="ce284" table:formula="of:=SUBTOTAL(109;[.V2:.V21])" office:value-type="float" office:value="0" calcext:value-type="float">
            <text:p>0.0</text:p>
          </table:table-cell>
          <table:table-cell table:style-name="ce284" table:formula="of:=SUBTOTAL(109;[.W2:.W21])" office:value-type="float" office:value="0" calcext:value-type="float">
            <text:p>0.0</text:p>
          </table:table-cell>
          <table:table-cell table:style-name="ce284" table:formula="of:=SUBTOTAL(109;[.X2:.X21])" office:value-type="float" office:value="0" calcext:value-type="float">
            <text:p>0.0</text:p>
          </table:table-cell>
          <table:table-cell table:style-name="ce284" table:formula="of:=SUBTOTAL(109;[.Y2:.Y21])" office:value-type="float" office:value="0" calcext:value-type="float">
            <text:p>0.0</text:p>
          </table:table-cell>
          <table:table-cell table:style-name="ce284" table:formula="of:=SUBTOTAL(109;[.Z2:.Z21])" office:value-type="float" office:value="0" calcext:value-type="float">
            <text:p>0.0</text:p>
          </table:table-cell>
          <table:table-cell table:style-name="ce284" table:formula="of:=SUBTOTAL(109;[.AA2:.AA21])" office:value-type="float" office:value="0" calcext:value-type="float">
            <text:p>0.0</text:p>
          </table:table-cell>
          <table:table-cell table:style-name="ce284" table:formula="of:=SUBTOTAL(109;[.AB2:.AB21])" office:value-type="float" office:value="0" calcext:value-type="float">
            <text:p>0.0</text:p>
          </table:table-cell>
          <table:table-cell table:style-name="ce284" table:formula="of:=SUBTOTAL(109;[.AC2:.AC21])" office:value-type="float" office:value="0" calcext:value-type="float">
            <text:p>0.0</text:p>
          </table:table-cell>
          <table:table-cell table:style-name="ce284" table:formula="of:=SUBTOTAL(109;[.AD2:.AD21])" office:value-type="float" office:value="0" calcext:value-type="float">
            <text:p>0.0</text:p>
          </table:table-cell>
          <table:table-cell table:style-name="ce284" table:formula="of:=SUBTOTAL(109;[.AE2:.AE21])" office:value-type="float" office:value="0" calcext:value-type="float">
            <text:p>0.0</text:p>
          </table:table-cell>
          <table:table-cell table:style-name="ce284" table:formula="of:=SUBTOTAL(109;[.AF2:.AF21])" office:value-type="float" office:value="0" calcext:value-type="float">
            <text:p>0.0</text:p>
          </table:table-cell>
          <table:table-cell table:style-name="ce284" table:formula="of:=SUBTOTAL(109;[.AG2:.AG21])" office:value-type="float" office:value="0" calcext:value-type="float">
            <text:p>0.0</text:p>
          </table:table-cell>
          <table:table-cell table:style-name="ce284" table:formula="of:=SUBTOTAL(109;[.AH2:.AH21])" office:value-type="float" office:value="0" calcext:value-type="float">
            <text:p>0.0</text:p>
          </table:table-cell>
          <table:table-cell table:style-name="ce284" table:formula="of:=SUBTOTAL(109;[.AI2:.AI21])" office:value-type="float" office:value="0" calcext:value-type="float">
            <text:p>0.0</text:p>
          </table:table-cell>
          <table:table-cell table:style-name="ce283" table:number-columns-repeated="989"/>
        </table:table-row>
        <table:table-row table:style-name="ro1">
          <table:table-cell table:style-name="ce84"/>
          <table:table-cell table:style-name="ce62" office:value-type="string" calcext:value-type="string">
            <text:p>Percentage</text:p>
          </table:table-cell>
          <table:table-cell table:style-name="ce84" table:formula="of:=[.C22]/[.$C$22]" office:value-type="percentage" office:value="1" calcext:value-type="percentage">
            <text:p>100%</text:p>
          </table:table-cell>
          <table:table-cell table:style-name="ce1294" table:formula="of:=AVERAGEIF([.F23:.AMJ23];&quot;&lt;&gt;0&quot;)" office:value-type="percentage" office:value="0.789333333333333" calcext:value-type="percentage">
            <text:p>79%</text:p>
          </table:table-cell>
          <table:table-cell table:style-name="ce288"/>
          <table:table-cell table:style-name="ce1302" table:formula="of:=ROUND([.F22]/[.$C$22];2)" office:value-type="percentage" office:value="0.9" calcext:value-type="percentage">
            <text:p>90%</text:p>
          </table:table-cell>
          <table:table-cell table:style-name="ce1314" table:formula="of:=ROUND([.G22]/[.$C$22];2)" office:value-type="percentage" office:value="0.78" calcext:value-type="percentage">
            <text:p>78%</text:p>
          </table:table-cell>
          <table:table-cell table:style-name="ce1327" table:formula="of:=ROUND([.H22]/[.$C$22];2)" office:value-type="percentage" office:value="0.8" calcext:value-type="percentage">
            <text:p>80%</text:p>
          </table:table-cell>
          <table:table-cell table:style-name="ce1343" table:formula="of:=ROUND([.I22]/[.$C$22];2)" office:value-type="percentage" office:value="0.84" calcext:value-type="percentage">
            <text:p>84%</text:p>
          </table:table-cell>
          <table:table-cell table:style-name="ce1360" table:formula="of:=ROUND([.J22]/[.$C$22];2)" office:value-type="percentage" office:value="0.75" calcext:value-type="percentage">
            <text:p>75%</text:p>
          </table:table-cell>
          <table:table-cell table:style-name="ce1378" table:formula="of:=ROUND([.K22]/[.$C$22];2)" office:value-type="percentage" office:value="0.81" calcext:value-type="percentage">
            <text:p>81%</text:p>
          </table:table-cell>
          <table:table-cell table:style-name="ce1394" table:formula="of:=ROUND([.L22]/[.$C$22];2)" office:value-type="percentage" office:value="0.87" calcext:value-type="percentage">
            <text:p>87%</text:p>
          </table:table-cell>
          <table:table-cell table:style-name="ce1412" table:formula="of:=ROUND([.M22]/[.$C$22];2)" office:value-type="percentage" office:value="0.83" calcext:value-type="percentage">
            <text:p>83%</text:p>
          </table:table-cell>
          <table:table-cell table:style-name="ce1431" table:formula="of:=ROUND([.N22]/[.$C$22];2)" office:value-type="percentage" office:value="0.85" calcext:value-type="percentage">
            <text:p>85%</text:p>
          </table:table-cell>
          <table:table-cell table:style-name="ce1448" table:formula="of:=ROUND([.O22]/[.$C$22];2)" office:value-type="percentage" office:value="0.67" calcext:value-type="percentage">
            <text:p>67%</text:p>
          </table:table-cell>
          <table:table-cell table:style-name="ce1464" table:formula="of:=ROUND([.P22]/[.$C$22];2)" office:value-type="percentage" office:value="0.71" calcext:value-type="percentage">
            <text:p>71%</text:p>
          </table:table-cell>
          <table:table-cell table:style-name="ce1476" table:formula="of:=ROUND([.Q22]/[.$C$22];2)" office:value-type="percentage" office:value="0.87" calcext:value-type="percentage">
            <text:p>87%</text:p>
          </table:table-cell>
          <table:table-cell table:style-name="ce1487" table:formula="of:=ROUND([.R22]/[.$C$22];2)" office:value-type="percentage" office:value="0.64" calcext:value-type="percentage">
            <text:p>64%</text:p>
          </table:table-cell>
          <table:table-cell table:style-name="ce1498" table:formula="of:=ROUND([.S22]/[.$C$22];2)" office:value-type="percentage" office:value="0.7" calcext:value-type="percentage">
            <text:p>70%</text:p>
          </table:table-cell>
          <table:table-cell table:style-name="ce1509" table:formula="of:=ROUND([.T22]/[.$C$22];2)" office:value-type="percentage" office:value="0.82" calcext:value-type="percentage">
            <text:p>82%</text:p>
          </table:table-cell>
          <table:table-cell table:style-name="ce1512" table:formula="of:=ROUND([.U22]/[.$C$22];2)" office:value-type="percentage" office:value="0" calcext:value-type="percentage">
            <text:p>0%</text:p>
          </table:table-cell>
          <table:table-cell table:style-name="ce1513" table:formula="of:=ROUND([.V22]/[.$C$22];2)" office:value-type="percentage" office:value="0" calcext:value-type="percentage">
            <text:p>0%</text:p>
          </table:table-cell>
          <table:table-cell table:style-name="ce1514" table:formula="of:=ROUND([.W22]/[.$C$22];2)" office:value-type="percentage" office:value="0" calcext:value-type="percentage">
            <text:p>0%</text:p>
          </table:table-cell>
          <table:table-cell table:style-name="ce1515" table:formula="of:=ROUND([.X22]/[.$C$22];2)" office:value-type="percentage" office:value="0" calcext:value-type="percentage">
            <text:p>0%</text:p>
          </table:table-cell>
          <table:table-cell table:style-name="ce1516" table:formula="of:=ROUND([.Y22]/[.$C$22];2)" office:value-type="percentage" office:value="0" calcext:value-type="percentage">
            <text:p>0%</text:p>
          </table:table-cell>
          <table:table-cell table:style-name="ce1517" table:formula="of:=ROUND([.Z22]/[.$C$22];2)" office:value-type="percentage" office:value="0" calcext:value-type="percentage">
            <text:p>0%</text:p>
          </table:table-cell>
          <table:table-cell table:style-name="ce1518" table:formula="of:=ROUND([.AA22]/[.$C$22];2)" office:value-type="percentage" office:value="0" calcext:value-type="percentage">
            <text:p>0%</text:p>
          </table:table-cell>
          <table:table-cell table:style-name="ce1519" table:formula="of:=ROUND([.AB22]/[.$C$22];2)" office:value-type="percentage" office:value="0" calcext:value-type="percentage">
            <text:p>0%</text:p>
          </table:table-cell>
          <table:table-cell table:style-name="ce1520" table:formula="of:=ROUND([.AC22]/[.$C$22];2)" office:value-type="percentage" office:value="0" calcext:value-type="percentage">
            <text:p>0%</text:p>
          </table:table-cell>
          <table:table-cell table:style-name="ce1521" table:formula="of:=ROUND([.AD22]/[.$C$22];2)" office:value-type="percentage" office:value="0" calcext:value-type="percentage">
            <text:p>0%</text:p>
          </table:table-cell>
          <table:table-cell table:style-name="ce1522" table:formula="of:=ROUND([.AE22]/[.$C$22];2)" office:value-type="percentage" office:value="0" calcext:value-type="percentage">
            <text:p>0%</text:p>
          </table:table-cell>
          <table:table-cell table:style-name="ce1523" table:formula="of:=ROUND([.AF22]/[.$C$22];2)" office:value-type="percentage" office:value="0" calcext:value-type="percentage">
            <text:p>0%</text:p>
          </table:table-cell>
          <table:table-cell table:style-name="ce1524" table:formula="of:=ROUND([.AG22]/[.$C$22];2)" office:value-type="percentage" office:value="0" calcext:value-type="percentage">
            <text:p>0%</text:p>
          </table:table-cell>
          <table:table-cell table:style-name="ce1525" table:formula="of:=ROUND([.AH22]/[.$C$22];2)" office:value-type="percentage" office:value="0" calcext:value-type="percentage">
            <text:p>0%</text:p>
          </table:table-cell>
          <table:table-cell table:style-name="ce1526" table:formula="of:=ROUND([.AI22]/[.$C$22];2)" office:value-type="percentage" office:value="0" calcext:value-type="percentage">
            <text:p>0%</text:p>
          </table:table-cell>
          <table:table-cell table:style-name="ce84" table:number-columns-repeated="989"/>
        </table:table-row>
        <table:table-row table:style-name="ro1">
          <table:table-cell table:style-name="ce1"/>
          <table:table-cell table:style-name="ce61" office:value-type="string" calcext:value-type="string">
            <text:p>Letter Grade</text:p>
          </table:table-cell>
          <table:table-cell/>
          <table:table-cell table:style-name="ce283" table:formula="of:=IF([.D23]&gt;=0.92;&quot;A&quot;;IF([.D23]&gt;=0.9;&quot;A-&quot;;IF([.D23]&gt;=0.88;&quot;B+&quot;;IF([.D23]&gt;=0.82;&quot;B&quot;;IF([.D23]&gt;=0.8;&quot;B-&quot;;IF([.D23]&gt;=0.78;&quot;C+&quot;;IF([.D23]&gt;=0.72;&quot;C&quot;;IF([.D23]&gt;=0.7;&quot;C-&quot;;IF([.D23]&gt;=0.68;&quot;D+&quot;;IF([.D23]&gt;=0.62;&quot;D&quot;;IF([.D23]&gt;=0.6;&quot;D-&quot;;&quot;F&quot;)))))))))))" office:value-type="string" office:string-value="C+" calcext:value-type="string">
            <text:p>C+</text:p>
          </table:table-cell>
          <table:table-cell/>
          <table:table-cell table:style-name="ce1" table:formula="of:=IF([.F23]&gt;=0.92;&quot;A&quot;;IF([.F23]&gt;=0.9;&quot;A-&quot;;IF([.F23]&gt;=0.88;&quot;B+&quot;;IF([.F23]&gt;=0.82;&quot;B&quot;;IF([.F23]&gt;=0.8;&quot;B-&quot;;IF([.F23]&gt;=0.78;&quot;C+&quot;;IF([.F23]&gt;=0.72;&quot;C&quot;;IF([.F23]&gt;=0.7;&quot;C-&quot;;IF([.F23]&gt;=0.68;&quot;D+&quot;;IF([.F23]&gt;=0.62;&quot;D&quot;;IF([.F23]&gt;=0.6;&quot;D-&quot;;&quot;F&quot;)))))))))))" office:value-type="string" office:string-value="A-" calcext:value-type="string">
            <text:p>A-</text:p>
          </table:table-cell>
          <table:table-cell table:style-name="ce1" table:formula="of:=IF([.G23]&gt;=0.92;&quot;A&quot;;IF([.G23]&gt;=0.9;&quot;A-&quot;;IF([.G23]&gt;=0.88;&quot;B+&quot;;IF([.G23]&gt;=0.82;&quot;B&quot;;IF([.G23]&gt;=0.8;&quot;B-&quot;;IF([.G23]&gt;=0.78;&quot;C+&quot;;IF([.G23]&gt;=0.72;&quot;C&quot;;IF([.G23]&gt;=0.7;&quot;C-&quot;;IF([.G23]&gt;=0.68;&quot;D+&quot;;IF([.G23]&gt;=0.62;&quot;D&quot;;IF([.G23]&gt;=0.6;&quot;D-&quot;;&quot;F&quot;)))))))))))" office:value-type="string" office:string-value="C+" calcext:value-type="string">
            <text:p>C+</text:p>
          </table:table-cell>
          <table:table-cell table:formula="of:=IF([.H23]&gt;=0.92;&quot;A&quot;;IF([.H23]&gt;=0.9;&quot;A-&quot;;IF([.H23]&gt;=0.88;&quot;B+&quot;;IF([.H23]&gt;=0.82;&quot;B&quot;;IF([.H23]&gt;=0.8;&quot;B-&quot;;IF([.H23]&gt;=0.78;&quot;C+&quot;;IF([.H23]&gt;=0.72;&quot;C&quot;;IF([.H23]&gt;=0.7;&quot;C-&quot;;IF([.H23]&gt;=0.68;&quot;D+&quot;;IF([.H23]&gt;=0.62;&quot;D&quot;;IF([.H23]&gt;=0.6;&quot;D-&quot;;&quot;F&quot;)))))))))))" office:value-type="string" office:string-value="B-" calcext:value-type="string">
            <text:p>B-</text:p>
          </table:table-cell>
          <table:table-cell table:formula="of:=IF([.I23]&gt;=0.92;&quot;A&quot;;IF([.I23]&gt;=0.9;&quot;A-&quot;;IF([.I23]&gt;=0.88;&quot;B+&quot;;IF([.I23]&gt;=0.82;&quot;B&quot;;IF([.I23]&gt;=0.8;&quot;B-&quot;;IF([.I23]&gt;=0.78;&quot;C+&quot;;IF([.I23]&gt;=0.72;&quot;C&quot;;IF([.I23]&gt;=0.7;&quot;C-&quot;;IF([.I23]&gt;=0.68;&quot;D+&quot;;IF([.I23]&gt;=0.62;&quot;D&quot;;IF([.I23]&gt;=0.6;&quot;D-&quot;;&quot;F&quot;)))))))))))" office:value-type="string" office:string-value="B" calcext:value-type="string">
            <text:p>B</text:p>
          </table:table-cell>
          <table:table-cell table:formula="of:=IF([.J23]&gt;=0.92;&quot;A&quot;;IF([.J23]&gt;=0.9;&quot;A-&quot;;IF([.J23]&gt;=0.88;&quot;B+&quot;;IF([.J23]&gt;=0.82;&quot;B&quot;;IF([.J23]&gt;=0.8;&quot;B-&quot;;IF([.J23]&gt;=0.78;&quot;C+&quot;;IF([.J23]&gt;=0.72;&quot;C&quot;;IF([.J23]&gt;=0.7;&quot;C-&quot;;IF([.J23]&gt;=0.68;&quot;D+&quot;;IF([.J23]&gt;=0.62;&quot;D&quot;;IF([.J23]&gt;=0.6;&quot;D-&quot;;&quot;F&quot;)))))))))))" office:value-type="string" office:string-value="C" calcext:value-type="string">
            <text:p>C</text:p>
          </table:table-cell>
          <table:table-cell table:formula="of:=IF([.K23]&gt;=0.92;&quot;A&quot;;IF([.K23]&gt;=0.9;&quot;A-&quot;;IF([.K23]&gt;=0.88;&quot;B+&quot;;IF([.K23]&gt;=0.82;&quot;B&quot;;IF([.K23]&gt;=0.8;&quot;B-&quot;;IF([.K23]&gt;=0.78;&quot;C+&quot;;IF([.K23]&gt;=0.72;&quot;C&quot;;IF([.K23]&gt;=0.7;&quot;C-&quot;;IF([.K23]&gt;=0.68;&quot;D+&quot;;IF([.K23]&gt;=0.62;&quot;D&quot;;IF([.K23]&gt;=0.6;&quot;D-&quot;;&quot;F&quot;)))))))))))" office:value-type="string" office:string-value="B-" calcext:value-type="string">
            <text:p>B-</text:p>
          </table:table-cell>
          <table:table-cell table:formula="of:=IF([.L23]&gt;=0.92;&quot;A&quot;;IF([.L23]&gt;=0.9;&quot;A-&quot;;IF([.L23]&gt;=0.88;&quot;B+&quot;;IF([.L23]&gt;=0.82;&quot;B&quot;;IF([.L23]&gt;=0.8;&quot;B-&quot;;IF([.L23]&gt;=0.78;&quot;C+&quot;;IF([.L23]&gt;=0.72;&quot;C&quot;;IF([.L23]&gt;=0.7;&quot;C-&quot;;IF([.L23]&gt;=0.68;&quot;D+&quot;;IF([.L23]&gt;=0.62;&quot;D&quot;;IF([.L23]&gt;=0.6;&quot;D-&quot;;&quot;F&quot;)))))))))))" office:value-type="string" office:string-value="B" calcext:value-type="string">
            <text:p>B</text:p>
          </table:table-cell>
          <table:table-cell table:formula="of:=IF([.M23]&gt;=0.92;&quot;A&quot;;IF([.M23]&gt;=0.9;&quot;A-&quot;;IF([.M23]&gt;=0.88;&quot;B+&quot;;IF([.M23]&gt;=0.82;&quot;B&quot;;IF([.M23]&gt;=0.8;&quot;B-&quot;;IF([.M23]&gt;=0.78;&quot;C+&quot;;IF([.M23]&gt;=0.72;&quot;C&quot;;IF([.M23]&gt;=0.7;&quot;C-&quot;;IF([.M23]&gt;=0.68;&quot;D+&quot;;IF([.M23]&gt;=0.62;&quot;D&quot;;IF([.M23]&gt;=0.6;&quot;D-&quot;;&quot;F&quot;)))))))))))" office:value-type="string" office:string-value="B" calcext:value-type="string">
            <text:p>B</text:p>
          </table:table-cell>
          <table:table-cell table:formula="of:=IF([.N23]&gt;=0.92;&quot;A&quot;;IF([.N23]&gt;=0.9;&quot;A-&quot;;IF([.N23]&gt;=0.88;&quot;B+&quot;;IF([.N23]&gt;=0.82;&quot;B&quot;;IF([.N23]&gt;=0.8;&quot;B-&quot;;IF([.N23]&gt;=0.78;&quot;C+&quot;;IF([.N23]&gt;=0.72;&quot;C&quot;;IF([.N23]&gt;=0.7;&quot;C-&quot;;IF([.N23]&gt;=0.68;&quot;D+&quot;;IF([.N23]&gt;=0.62;&quot;D&quot;;IF([.N23]&gt;=0.6;&quot;D-&quot;;&quot;F&quot;)))))))))))" office:value-type="string" office:string-value="B" calcext:value-type="string">
            <text:p>B</text:p>
          </table:table-cell>
          <table:table-cell table:formula="of:=IF([.O23]&gt;=0.92;&quot;A&quot;;IF([.O23]&gt;=0.9;&quot;A-&quot;;IF([.O23]&gt;=0.88;&quot;B+&quot;;IF([.O23]&gt;=0.82;&quot;B&quot;;IF([.O23]&gt;=0.8;&quot;B-&quot;;IF([.O23]&gt;=0.78;&quot;C+&quot;;IF([.O23]&gt;=0.72;&quot;C&quot;;IF([.O23]&gt;=0.7;&quot;C-&quot;;IF([.O23]&gt;=0.68;&quot;D+&quot;;IF([.O23]&gt;=0.62;&quot;D&quot;;IF([.O23]&gt;=0.6;&quot;D-&quot;;&quot;F&quot;)))))))))))" office:value-type="string" office:string-value="D" calcext:value-type="string">
            <text:p>D</text:p>
          </table:table-cell>
          <table:table-cell table:formula="of:=IF([.P23]&gt;=0.92;&quot;A&quot;;IF([.P23]&gt;=0.9;&quot;A-&quot;;IF([.P23]&gt;=0.88;&quot;B+&quot;;IF([.P23]&gt;=0.82;&quot;B&quot;;IF([.P23]&gt;=0.8;&quot;B-&quot;;IF([.P23]&gt;=0.78;&quot;C+&quot;;IF([.P23]&gt;=0.72;&quot;C&quot;;IF([.P23]&gt;=0.7;&quot;C-&quot;;IF([.P23]&gt;=0.68;&quot;D+&quot;;IF([.P23]&gt;=0.62;&quot;D&quot;;IF([.P23]&gt;=0.6;&quot;D-&quot;;&quot;F&quot;)))))))))))" office:value-type="string" office:string-value="C-" calcext:value-type="string">
            <text:p>C-</text:p>
          </table:table-cell>
          <table:table-cell table:formula="of:=IF([.Q23]&gt;=0.92;&quot;A&quot;;IF([.Q23]&gt;=0.9;&quot;A-&quot;;IF([.Q23]&gt;=0.88;&quot;B+&quot;;IF([.Q23]&gt;=0.82;&quot;B&quot;;IF([.Q23]&gt;=0.8;&quot;B-&quot;;IF([.Q23]&gt;=0.78;&quot;C+&quot;;IF([.Q23]&gt;=0.72;&quot;C&quot;;IF([.Q23]&gt;=0.7;&quot;C-&quot;;IF([.Q23]&gt;=0.68;&quot;D+&quot;;IF([.Q23]&gt;=0.62;&quot;D&quot;;IF([.Q23]&gt;=0.6;&quot;D-&quot;;&quot;F&quot;)))))))))))" office:value-type="string" office:string-value="B" calcext:value-type="string">
            <text:p>B</text:p>
          </table:table-cell>
          <table:table-cell table:formula="of:=IF([.R23]&gt;=0.92;&quot;A&quot;;IF([.R23]&gt;=0.9;&quot;A-&quot;;IF([.R23]&gt;=0.88;&quot;B+&quot;;IF([.R23]&gt;=0.82;&quot;B&quot;;IF([.R23]&gt;=0.8;&quot;B-&quot;;IF([.R23]&gt;=0.78;&quot;C+&quot;;IF([.R23]&gt;=0.72;&quot;C&quot;;IF([.R23]&gt;=0.7;&quot;C-&quot;;IF([.R23]&gt;=0.68;&quot;D+&quot;;IF([.R23]&gt;=0.62;&quot;D&quot;;IF([.R23]&gt;=0.6;&quot;D-&quot;;&quot;F&quot;)))))))))))" office:value-type="string" office:string-value="D" calcext:value-type="string">
            <text:p>D</text:p>
          </table:table-cell>
          <table:table-cell table:formula="of:=IF([.S23]&gt;=0.92;&quot;A&quot;;IF([.S23]&gt;=0.9;&quot;A-&quot;;IF([.S23]&gt;=0.88;&quot;B+&quot;;IF([.S23]&gt;=0.82;&quot;B&quot;;IF([.S23]&gt;=0.8;&quot;B-&quot;;IF([.S23]&gt;=0.78;&quot;C+&quot;;IF([.S23]&gt;=0.72;&quot;C&quot;;IF([.S23]&gt;=0.7;&quot;C-&quot;;IF([.S23]&gt;=0.68;&quot;D+&quot;;IF([.S23]&gt;=0.62;&quot;D&quot;;IF([.S23]&gt;=0.6;&quot;D-&quot;;&quot;F&quot;)))))))))))" office:value-type="string" office:string-value="C-" calcext:value-type="string">
            <text:p>C-</text:p>
          </table:table-cell>
          <table:table-cell table:formula="of:=IF([.T23]&gt;=0.92;&quot;A&quot;;IF([.T23]&gt;=0.9;&quot;A-&quot;;IF([.T23]&gt;=0.88;&quot;B+&quot;;IF([.T23]&gt;=0.82;&quot;B&quot;;IF([.T23]&gt;=0.8;&quot;B-&quot;;IF([.T23]&gt;=0.78;&quot;C+&quot;;IF([.T23]&gt;=0.72;&quot;C&quot;;IF([.T23]&gt;=0.7;&quot;C-&quot;;IF([.T23]&gt;=0.68;&quot;D+&quot;;IF([.T23]&gt;=0.62;&quot;D&quot;;IF([.T23]&gt;=0.6;&quot;D-&quot;;&quot;F&quot;)))))))))))" office:value-type="string" office:string-value="B" calcext:value-type="string">
            <text:p>B</text:p>
          </table:table-cell>
          <table:table-cell table:formula="of:=IF([.U23]&gt;=0.92;&quot;A&quot;;IF([.U23]&gt;=0.9;&quot;A-&quot;;IF([.U23]&gt;=0.88;&quot;B+&quot;;IF([.U23]&gt;=0.82;&quot;B&quot;;IF([.U23]&gt;=0.8;&quot;B-&quot;;IF([.U23]&gt;=0.78;&quot;C+&quot;;IF([.U23]&gt;=0.72;&quot;C&quot;;IF([.U23]&gt;=0.7;&quot;C-&quot;;IF([.U23]&gt;=0.68;&quot;D+&quot;;IF([.U23]&gt;=0.62;&quot;D&quot;;IF([.U23]&gt;=0.6;&quot;D-&quot;;&quot;F&quot;)))))))))))" office:value-type="string" office:string-value="F" calcext:value-type="string">
            <text:p>F</text:p>
          </table:table-cell>
          <table:table-cell table:formula="of:=IF([.V23]&gt;=0.92;&quot;A&quot;;IF([.V23]&gt;=0.9;&quot;A-&quot;;IF([.V23]&gt;=0.88;&quot;B+&quot;;IF([.V23]&gt;=0.82;&quot;B&quot;;IF([.V23]&gt;=0.8;&quot;B-&quot;;IF([.V23]&gt;=0.78;&quot;C+&quot;;IF([.V23]&gt;=0.72;&quot;C&quot;;IF([.V23]&gt;=0.7;&quot;C-&quot;;IF([.V23]&gt;=0.68;&quot;D+&quot;;IF([.V23]&gt;=0.62;&quot;D&quot;;IF([.V23]&gt;=0.6;&quot;D-&quot;;&quot;F&quot;)))))))))))" office:value-type="string" office:string-value="F" calcext:value-type="string">
            <text:p>F</text:p>
          </table:table-cell>
          <table:table-cell table:formula="of:=IF([.W23]&gt;=0.92;&quot;A&quot;;IF([.W23]&gt;=0.9;&quot;A-&quot;;IF([.W23]&gt;=0.88;&quot;B+&quot;;IF([.W23]&gt;=0.82;&quot;B&quot;;IF([.W23]&gt;=0.8;&quot;B-&quot;;IF([.W23]&gt;=0.78;&quot;C+&quot;;IF([.W23]&gt;=0.72;&quot;C&quot;;IF([.W23]&gt;=0.7;&quot;C-&quot;;IF([.W23]&gt;=0.68;&quot;D+&quot;;IF([.W23]&gt;=0.62;&quot;D&quot;;IF([.W23]&gt;=0.6;&quot;D-&quot;;&quot;F&quot;)))))))))))" office:value-type="string" office:string-value="F" calcext:value-type="string">
            <text:p>F</text:p>
          </table:table-cell>
          <table:table-cell table:formula="of:=IF([.X23]&gt;=0.92;&quot;A&quot;;IF([.X23]&gt;=0.9;&quot;A-&quot;;IF([.X23]&gt;=0.88;&quot;B+&quot;;IF([.X23]&gt;=0.82;&quot;B&quot;;IF([.X23]&gt;=0.8;&quot;B-&quot;;IF([.X23]&gt;=0.78;&quot;C+&quot;;IF([.X23]&gt;=0.72;&quot;C&quot;;IF([.X23]&gt;=0.7;&quot;C-&quot;;IF([.X23]&gt;=0.68;&quot;D+&quot;;IF([.X23]&gt;=0.62;&quot;D&quot;;IF([.X23]&gt;=0.6;&quot;D-&quot;;&quot;F&quot;)))))))))))" office:value-type="string" office:string-value="F" calcext:value-type="string">
            <text:p>F</text:p>
          </table:table-cell>
          <table:table-cell table:formula="of:=IF([.Y23]&gt;=0.92;&quot;A&quot;;IF([.Y23]&gt;=0.9;&quot;A-&quot;;IF([.Y23]&gt;=0.88;&quot;B+&quot;;IF([.Y23]&gt;=0.82;&quot;B&quot;;IF([.Y23]&gt;=0.8;&quot;B-&quot;;IF([.Y23]&gt;=0.78;&quot;C+&quot;;IF([.Y23]&gt;=0.72;&quot;C&quot;;IF([.Y23]&gt;=0.7;&quot;C-&quot;;IF([.Y23]&gt;=0.68;&quot;D+&quot;;IF([.Y23]&gt;=0.62;&quot;D&quot;;IF([.Y23]&gt;=0.6;&quot;D-&quot;;&quot;F&quot;)))))))))))" office:value-type="string" office:string-value="F" calcext:value-type="string">
            <text:p>F</text:p>
          </table:table-cell>
          <table:table-cell table:formula="of:=IF([.Z23]&gt;=0.92;&quot;A&quot;;IF([.Z23]&gt;=0.9;&quot;A-&quot;;IF([.Z23]&gt;=0.88;&quot;B+&quot;;IF([.Z23]&gt;=0.82;&quot;B&quot;;IF([.Z23]&gt;=0.8;&quot;B-&quot;;IF([.Z23]&gt;=0.78;&quot;C+&quot;;IF([.Z23]&gt;=0.72;&quot;C&quot;;IF([.Z23]&gt;=0.7;&quot;C-&quot;;IF([.Z23]&gt;=0.68;&quot;D+&quot;;IF([.Z23]&gt;=0.62;&quot;D&quot;;IF([.Z23]&gt;=0.6;&quot;D-&quot;;&quot;F&quot;)))))))))))" office:value-type="string" office:string-value="F" calcext:value-type="string">
            <text:p>F</text:p>
          </table:table-cell>
          <table:table-cell table:formula="of:=IF([.AA23]&gt;=0.92;&quot;A&quot;;IF([.AA23]&gt;=0.9;&quot;A-&quot;;IF([.AA23]&gt;=0.88;&quot;B+&quot;;IF([.AA23]&gt;=0.82;&quot;B&quot;;IF([.AA23]&gt;=0.8;&quot;B-&quot;;IF([.AA23]&gt;=0.78;&quot;C+&quot;;IF([.AA23]&gt;=0.72;&quot;C&quot;;IF([.AA23]&gt;=0.7;&quot;C-&quot;;IF([.AA23]&gt;=0.68;&quot;D+&quot;;IF([.AA23]&gt;=0.62;&quot;D&quot;;IF([.AA23]&gt;=0.6;&quot;D-&quot;;&quot;F&quot;)))))))))))" office:value-type="string" office:string-value="F" calcext:value-type="string">
            <text:p>F</text:p>
          </table:table-cell>
          <table:table-cell table:formula="of:=IF([.AB23]&gt;=0.92;&quot;A&quot;;IF([.AB23]&gt;=0.9;&quot;A-&quot;;IF([.AB23]&gt;=0.88;&quot;B+&quot;;IF([.AB23]&gt;=0.82;&quot;B&quot;;IF([.AB23]&gt;=0.8;&quot;B-&quot;;IF([.AB23]&gt;=0.78;&quot;C+&quot;;IF([.AB23]&gt;=0.72;&quot;C&quot;;IF([.AB23]&gt;=0.7;&quot;C-&quot;;IF([.AB23]&gt;=0.68;&quot;D+&quot;;IF([.AB23]&gt;=0.62;&quot;D&quot;;IF([.AB23]&gt;=0.6;&quot;D-&quot;;&quot;F&quot;)))))))))))" office:value-type="string" office:string-value="F" calcext:value-type="string">
            <text:p>F</text:p>
          </table:table-cell>
          <table:table-cell table:formula="of:=IF([.AC23]&gt;=0.92;&quot;A&quot;;IF([.AC23]&gt;=0.9;&quot;A-&quot;;IF([.AC23]&gt;=0.88;&quot;B+&quot;;IF([.AC23]&gt;=0.82;&quot;B&quot;;IF([.AC23]&gt;=0.8;&quot;B-&quot;;IF([.AC23]&gt;=0.78;&quot;C+&quot;;IF([.AC23]&gt;=0.72;&quot;C&quot;;IF([.AC23]&gt;=0.7;&quot;C-&quot;;IF([.AC23]&gt;=0.68;&quot;D+&quot;;IF([.AC23]&gt;=0.62;&quot;D&quot;;IF([.AC23]&gt;=0.6;&quot;D-&quot;;&quot;F&quot;)))))))))))" office:value-type="string" office:string-value="F" calcext:value-type="string">
            <text:p>F</text:p>
          </table:table-cell>
          <table:table-cell table:formula="of:=IF([.AD23]&gt;=0.92;&quot;A&quot;;IF([.AD23]&gt;=0.9;&quot;A-&quot;;IF([.AD23]&gt;=0.88;&quot;B+&quot;;IF([.AD23]&gt;=0.82;&quot;B&quot;;IF([.AD23]&gt;=0.8;&quot;B-&quot;;IF([.AD23]&gt;=0.78;&quot;C+&quot;;IF([.AD23]&gt;=0.72;&quot;C&quot;;IF([.AD23]&gt;=0.7;&quot;C-&quot;;IF([.AD23]&gt;=0.68;&quot;D+&quot;;IF([.AD23]&gt;=0.62;&quot;D&quot;;IF([.AD23]&gt;=0.6;&quot;D-&quot;;&quot;F&quot;)))))))))))" office:value-type="string" office:string-value="F" calcext:value-type="string">
            <text:p>F</text:p>
          </table:table-cell>
          <table:table-cell table:formula="of:=IF([.AE23]&gt;=0.92;&quot;A&quot;;IF([.AE23]&gt;=0.9;&quot;A-&quot;;IF([.AE23]&gt;=0.88;&quot;B+&quot;;IF([.AE23]&gt;=0.82;&quot;B&quot;;IF([.AE23]&gt;=0.8;&quot;B-&quot;;IF([.AE23]&gt;=0.78;&quot;C+&quot;;IF([.AE23]&gt;=0.72;&quot;C&quot;;IF([.AE23]&gt;=0.7;&quot;C-&quot;;IF([.AE23]&gt;=0.68;&quot;D+&quot;;IF([.AE23]&gt;=0.62;&quot;D&quot;;IF([.AE23]&gt;=0.6;&quot;D-&quot;;&quot;F&quot;)))))))))))" office:value-type="string" office:string-value="F" calcext:value-type="string">
            <text:p>F</text:p>
          </table:table-cell>
          <table:table-cell table:formula="of:=IF([.AF23]&gt;=0.92;&quot;A&quot;;IF([.AF23]&gt;=0.9;&quot;A-&quot;;IF([.AF23]&gt;=0.88;&quot;B+&quot;;IF([.AF23]&gt;=0.82;&quot;B&quot;;IF([.AF23]&gt;=0.8;&quot;B-&quot;;IF([.AF23]&gt;=0.78;&quot;C+&quot;;IF([.AF23]&gt;=0.72;&quot;C&quot;;IF([.AF23]&gt;=0.7;&quot;C-&quot;;IF([.AF23]&gt;=0.68;&quot;D+&quot;;IF([.AF23]&gt;=0.62;&quot;D&quot;;IF([.AF23]&gt;=0.6;&quot;D-&quot;;&quot;F&quot;)))))))))))" office:value-type="string" office:string-value="F" calcext:value-type="string">
            <text:p>F</text:p>
          </table:table-cell>
          <table:table-cell table:formula="of:=IF([.AG23]&gt;=0.92;&quot;A&quot;;IF([.AG23]&gt;=0.9;&quot;A-&quot;;IF([.AG23]&gt;=0.88;&quot;B+&quot;;IF([.AG23]&gt;=0.82;&quot;B&quot;;IF([.AG23]&gt;=0.8;&quot;B-&quot;;IF([.AG23]&gt;=0.78;&quot;C+&quot;;IF([.AG23]&gt;=0.72;&quot;C&quot;;IF([.AG23]&gt;=0.7;&quot;C-&quot;;IF([.AG23]&gt;=0.68;&quot;D+&quot;;IF([.AG23]&gt;=0.62;&quot;D&quot;;IF([.AG23]&gt;=0.6;&quot;D-&quot;;&quot;F&quot;)))))))))))" office:value-type="string" office:string-value="F" calcext:value-type="string">
            <text:p>F</text:p>
          </table:table-cell>
          <table:table-cell table:formula="of:=IF([.AH23]&gt;=0.92;&quot;A&quot;;IF([.AH23]&gt;=0.9;&quot;A-&quot;;IF([.AH23]&gt;=0.88;&quot;B+&quot;;IF([.AH23]&gt;=0.82;&quot;B&quot;;IF([.AH23]&gt;=0.8;&quot;B-&quot;;IF([.AH23]&gt;=0.78;&quot;C+&quot;;IF([.AH23]&gt;=0.72;&quot;C&quot;;IF([.AH23]&gt;=0.7;&quot;C-&quot;;IF([.AH23]&gt;=0.68;&quot;D+&quot;;IF([.AH23]&gt;=0.62;&quot;D&quot;;IF([.AH23]&gt;=0.6;&quot;D-&quot;;&quot;F&quot;)))))))))))" office:value-type="string" office:string-value="F" calcext:value-type="string">
            <text:p>F</text:p>
          </table:table-cell>
          <table:table-cell table:formula="of:=IF([.AI23]&gt;=0.92;&quot;A&quot;;IF([.AI23]&gt;=0.9;&quot;A-&quot;;IF([.AI23]&gt;=0.88;&quot;B+&quot;;IF([.AI23]&gt;=0.82;&quot;B&quot;;IF([.AI23]&gt;=0.8;&quot;B-&quot;;IF([.AI23]&gt;=0.78;&quot;C+&quot;;IF([.AI23]&gt;=0.72;&quot;C&quot;;IF([.AI23]&gt;=0.7;&quot;C-&quot;;IF([.AI23]&gt;=0.68;&quot;D+&quot;;IF([.AI23]&gt;=0.62;&quot;D&quot;;IF([.AI23]&gt;=0.6;&quot;D-&quot;;&quot;F&quot;)))))))))))" office:value-type="string" office:string-value="F" calcext:value-type="string">
            <text:p>F</text:p>
          </table:table-cell>
          <table:table-cell table:number-columns-repeated="989"/>
        </table:table-row>
        <table:table-row table:style-name="ro5" table:number-rows-repeated="1048536">
          <table:table-cell table:number-columns-repeated="1024"/>
        </table:table-row>
        <table:table-row table:style-name="ro11" table:number-rows-repeated="11">
          <table:table-cell table:number-columns-repeated="1024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'12th,PC'.C2:'12th,PC'.AMJ2 '12th,PC'.A2:'12th,PC'.A20 '12th,PC'.C3:'12th,PC'.C20 '12th,PC'.F3:'12th,PC'.AMJ4 '12th,PC'.V6:'12th,PC'.AMJ20 '12th,PC'.V5:'12th,PC'.AMJ5 '12th,PC'.U6:'12th,PC'.U8 '12th,PC'.U10:'12th,PC'.U20">
            <calcext:condition calcext:apply-style-name="EveryOtherRow" calcext:value="formula-is(ISEVEN(ROW()))" calcext:base-cell-address="'12th,PC'.A2"/>
            <calcext:condition calcext:apply-style-name="EveryOtherRow2" calcext:value="formula-is(NOT(ISEVEN(ROW())))" calcext:base-cell-address="'12th,PC'.A2"/>
          </calcext:conditional-format>
          <calcext:conditional-format calcext:target-range-address="'12th,PC'.D23:'12th,PC'.D23">
            <calcext:condition calcext:apply-style-name="Failing" calcext:value="&lt;0.6" calcext:base-cell-address="'12th,PC'.D23"/>
          </calcext:conditional-format>
          <calcext:conditional-format calcext:target-range-address="'12th,PC'.B2:'12th,PC'.B20">
            <calcext:condition calcext:apply-style-name="EveryOtherRow" calcext:value="formula-is(ISEVEN(ROW()))" calcext:base-cell-address="'12th,PC'.B2"/>
            <calcext:condition calcext:apply-style-name="EveryOtherRow2" calcext:value="formula-is(NOT(ISEVEN(ROW())))" calcext:base-cell-address="'12th,PC'.B2"/>
          </calcext:conditional-format>
          <calcext:conditional-format calcext:target-range-address="'12th,PC'.F23:'12th,PC'.F23">
            <calcext:condition calcext:apply-style-name="Failing" calcext:value="&lt;0.6" calcext:base-cell-address="'12th,PC'.F23"/>
          </calcext:conditional-format>
          <calcext:conditional-format calcext:target-range-address="'12th,PC'.G23:'12th,PC'.G23">
            <calcext:condition calcext:apply-style-name="Failing" calcext:value="&lt;0.6" calcext:base-cell-address="'12th,PC'.G23"/>
          </calcext:conditional-format>
          <calcext:conditional-format calcext:target-range-address="'12th,PC'.H23:'12th,PC'.H23">
            <calcext:condition calcext:apply-style-name="Failing" calcext:value="&lt;0.6" calcext:base-cell-address="'12th,PC'.H23"/>
          </calcext:conditional-format>
          <calcext:conditional-format calcext:target-range-address="'12th,PC'.I23:'12th,PC'.I23">
            <calcext:condition calcext:apply-style-name="Failing" calcext:value="&lt;0.6" calcext:base-cell-address="'12th,PC'.I23"/>
          </calcext:conditional-format>
          <calcext:conditional-format calcext:target-range-address="'12th,PC'.J23:'12th,PC'.J23">
            <calcext:condition calcext:apply-style-name="Failing" calcext:value="&lt;0.6" calcext:base-cell-address="'12th,PC'.J23"/>
          </calcext:conditional-format>
          <calcext:conditional-format calcext:target-range-address="'12th,PC'.K23:'12th,PC'.K23">
            <calcext:condition calcext:apply-style-name="Failing" calcext:value="&lt;0.6" calcext:base-cell-address="'12th,PC'.K23"/>
          </calcext:conditional-format>
          <calcext:conditional-format calcext:target-range-address="'12th,PC'.L23:'12th,PC'.L23">
            <calcext:condition calcext:apply-style-name="Failing" calcext:value="&lt;0.6" calcext:base-cell-address="'12th,PC'.L23"/>
          </calcext:conditional-format>
          <calcext:conditional-format calcext:target-range-address="'12th,PC'.M23:'12th,PC'.M23">
            <calcext:condition calcext:apply-style-name="Failing" calcext:value="&lt;0.6" calcext:base-cell-address="'12th,PC'.M23"/>
          </calcext:conditional-format>
          <calcext:conditional-format calcext:target-range-address="'12th,PC'.N23:'12th,PC'.N23">
            <calcext:condition calcext:apply-style-name="Failing" calcext:value="&lt;0.6" calcext:base-cell-address="'12th,PC'.N23"/>
          </calcext:conditional-format>
          <calcext:conditional-format calcext:target-range-address="'12th,PC'.O23:'12th,PC'.O23">
            <calcext:condition calcext:apply-style-name="Failing" calcext:value="&lt;0.6" calcext:base-cell-address="'12th,PC'.O23"/>
          </calcext:conditional-format>
          <calcext:conditional-format calcext:target-range-address="'12th,PC'.P23:'12th,PC'.P23">
            <calcext:condition calcext:apply-style-name="Failing" calcext:value="&lt;0.6" calcext:base-cell-address="'12th,PC'.P23"/>
          </calcext:conditional-format>
          <calcext:conditional-format calcext:target-range-address="'12th,PC'.Q23:'12th,PC'.Q23">
            <calcext:condition calcext:apply-style-name="Failing" calcext:value="&lt;0.6" calcext:base-cell-address="'12th,PC'.Q23"/>
          </calcext:conditional-format>
          <calcext:conditional-format calcext:target-range-address="'12th,PC'.R23:'12th,PC'.R23">
            <calcext:condition calcext:apply-style-name="Failing" calcext:value="&lt;0.6" calcext:base-cell-address="'12th,PC'.R23"/>
          </calcext:conditional-format>
          <calcext:conditional-format calcext:target-range-address="'12th,PC'.S23:'12th,PC'.S23">
            <calcext:condition calcext:apply-style-name="Failing" calcext:value="&lt;0.6" calcext:base-cell-address="'12th,PC'.S23"/>
          </calcext:conditional-format>
          <calcext:conditional-format calcext:target-range-address="'12th,PC'.T23:'12th,PC'.T23">
            <calcext:condition calcext:apply-style-name="Failing" calcext:value="&lt;0.6" calcext:base-cell-address="'12th,PC'.T23"/>
          </calcext:conditional-format>
          <calcext:conditional-format calcext:target-range-address="'12th,PC'.U23:'12th,PC'.U23">
            <calcext:condition calcext:apply-style-name="Failing" calcext:value="&lt;0.6" calcext:base-cell-address="'12th,PC'.U23"/>
          </calcext:conditional-format>
          <calcext:conditional-format calcext:target-range-address="'12th,PC'.V23:'12th,PC'.V23">
            <calcext:condition calcext:apply-style-name="Failing" calcext:value="&lt;0.6" calcext:base-cell-address="'12th,PC'.V23"/>
          </calcext:conditional-format>
          <calcext:conditional-format calcext:target-range-address="'12th,PC'.W23:'12th,PC'.W23">
            <calcext:condition calcext:apply-style-name="Failing" calcext:value="&lt;0.6" calcext:base-cell-address="'12th,PC'.W23"/>
          </calcext:conditional-format>
          <calcext:conditional-format calcext:target-range-address="'12th,PC'.X23:'12th,PC'.X23">
            <calcext:condition calcext:apply-style-name="Failing" calcext:value="&lt;0.6" calcext:base-cell-address="'12th,PC'.X23"/>
          </calcext:conditional-format>
          <calcext:conditional-format calcext:target-range-address="'12th,PC'.Y23:'12th,PC'.Y23">
            <calcext:condition calcext:apply-style-name="Failing" calcext:value="&lt;0.6" calcext:base-cell-address="'12th,PC'.Y23"/>
          </calcext:conditional-format>
          <calcext:conditional-format calcext:target-range-address="'12th,PC'.Z23:'12th,PC'.Z23">
            <calcext:condition calcext:apply-style-name="Failing" calcext:value="&lt;0.6" calcext:base-cell-address="'12th,PC'.Z23"/>
          </calcext:conditional-format>
          <calcext:conditional-format calcext:target-range-address="'12th,PC'.AA23:'12th,PC'.AA23">
            <calcext:condition calcext:apply-style-name="Failing" calcext:value="&lt;0.6" calcext:base-cell-address="'12th,PC'.AA23"/>
          </calcext:conditional-format>
          <calcext:conditional-format calcext:target-range-address="'12th,PC'.AB23:'12th,PC'.AB23">
            <calcext:condition calcext:apply-style-name="Failing" calcext:value="&lt;0.6" calcext:base-cell-address="'12th,PC'.AB23"/>
          </calcext:conditional-format>
          <calcext:conditional-format calcext:target-range-address="'12th,PC'.AC23:'12th,PC'.AC23">
            <calcext:condition calcext:apply-style-name="Failing" calcext:value="&lt;0.6" calcext:base-cell-address="'12th,PC'.AC23"/>
          </calcext:conditional-format>
          <calcext:conditional-format calcext:target-range-address="'12th,PC'.AD23:'12th,PC'.AD23">
            <calcext:condition calcext:apply-style-name="Failing" calcext:value="&lt;0.6" calcext:base-cell-address="'12th,PC'.AD23"/>
          </calcext:conditional-format>
          <calcext:conditional-format calcext:target-range-address="'12th,PC'.AE23:'12th,PC'.AE23">
            <calcext:condition calcext:apply-style-name="Failing" calcext:value="&lt;0.6" calcext:base-cell-address="'12th,PC'.AE23"/>
          </calcext:conditional-format>
          <calcext:conditional-format calcext:target-range-address="'12th,PC'.AF23:'12th,PC'.AF23">
            <calcext:condition calcext:apply-style-name="Failing" calcext:value="&lt;0.6" calcext:base-cell-address="'12th,PC'.AF23"/>
          </calcext:conditional-format>
          <calcext:conditional-format calcext:target-range-address="'12th,PC'.AG23:'12th,PC'.AG23">
            <calcext:condition calcext:apply-style-name="Failing" calcext:value="&lt;0.6" calcext:base-cell-address="'12th,PC'.AG23"/>
          </calcext:conditional-format>
          <calcext:conditional-format calcext:target-range-address="'12th,PC'.AH23:'12th,PC'.AH23">
            <calcext:condition calcext:apply-style-name="Failing" calcext:value="&lt;0.6" calcext:base-cell-address="'12th,PC'.AH23"/>
          </calcext:conditional-format>
          <calcext:conditional-format calcext:target-range-address="'12th,PC'.AI23:'12th,PC'.AI23">
            <calcext:condition calcext:apply-style-name="Failing" calcext:value="&lt;0.6" calcext:base-cell-address="'12th,PC'.AI23"/>
          </calcext:conditional-format>
          <calcext:conditional-format calcext:target-range-address="'12th,PC'.D3:'12th,PC'.E3">
            <calcext:condition calcext:apply-style-name="EveryOtherRow" calcext:value="formula-is(ISEVEN(ROW()))" calcext:base-cell-address="'12th,PC'.D3"/>
            <calcext:condition calcext:apply-style-name="EveryOtherRow2" calcext:value="formula-is(NOT(ISEVEN(ROW())))" calcext:base-cell-address="'12th,PC'.D3"/>
          </calcext:conditional-format>
          <calcext:conditional-format calcext:target-range-address="'12th,PC'.D4:'12th,PC'.E4">
            <calcext:condition calcext:apply-style-name="EveryOtherRow" calcext:value="formula-is(ISEVEN(ROW()))" calcext:base-cell-address="'12th,PC'.D4"/>
            <calcext:condition calcext:apply-style-name="EveryOtherRow2" calcext:value="formula-is(NOT(ISEVEN(ROW())))" calcext:base-cell-address="'12th,PC'.D4"/>
          </calcext:conditional-format>
          <calcext:conditional-format calcext:target-range-address="'12th,PC'.D5:'12th,PC'.E6">
            <calcext:condition calcext:apply-style-name="EveryOtherRow" calcext:value="formula-is(ISEVEN(ROW()))" calcext:base-cell-address="'12th,PC'.D5"/>
            <calcext:condition calcext:apply-style-name="EveryOtherRow2" calcext:value="formula-is(NOT(ISEVEN(ROW())))" calcext:base-cell-address="'12th,PC'.D5"/>
          </calcext:conditional-format>
          <calcext:conditional-format calcext:target-range-address="'12th,PC'.F5:'12th,PC'.F5">
            <calcext:condition calcext:apply-style-name="EveryOtherRow" calcext:value="formula-is(ISEVEN(ROW()))" calcext:base-cell-address="'12th,PC'.F5"/>
            <calcext:condition calcext:apply-style-name="EveryOtherRow2" calcext:value="formula-is(NOT(ISEVEN(ROW())))" calcext:base-cell-address="'12th,PC'.F5"/>
          </calcext:conditional-format>
          <calcext:conditional-format calcext:target-range-address="'12th,PC'.G5:'12th,PC'.G5">
            <calcext:condition calcext:apply-style-name="EveryOtherRow" calcext:value="formula-is(ISEVEN(ROW()))" calcext:base-cell-address="'12th,PC'.G5"/>
            <calcext:condition calcext:apply-style-name="EveryOtherRow2" calcext:value="formula-is(NOT(ISEVEN(ROW())))" calcext:base-cell-address="'12th,PC'.G5"/>
          </calcext:conditional-format>
          <calcext:conditional-format calcext:target-range-address="'12th,PC'.H5:'12th,PC'.H5">
            <calcext:condition calcext:apply-style-name="EveryOtherRow" calcext:value="formula-is(ISEVEN(ROW()))" calcext:base-cell-address="'12th,PC'.H5"/>
            <calcext:condition calcext:apply-style-name="EveryOtherRow2" calcext:value="formula-is(NOT(ISEVEN(ROW())))" calcext:base-cell-address="'12th,PC'.H5"/>
          </calcext:conditional-format>
          <calcext:conditional-format calcext:target-range-address="'12th,PC'.O5:'12th,PC'.O5">
            <calcext:condition calcext:apply-style-name="EveryOtherRow" calcext:value="formula-is(ISEVEN(ROW()))" calcext:base-cell-address="'12th,PC'.O5"/>
            <calcext:condition calcext:apply-style-name="EveryOtherRow2" calcext:value="formula-is(NOT(ISEVEN(ROW())))" calcext:base-cell-address="'12th,PC'.O5"/>
          </calcext:conditional-format>
          <calcext:conditional-format calcext:target-range-address="'12th,PC'.F6:'12th,PC'.F8">
            <calcext:condition calcext:apply-style-name="EveryOtherRow" calcext:value="formula-is(ISEVEN(ROW()))" calcext:base-cell-address="'12th,PC'.F6"/>
            <calcext:condition calcext:apply-style-name="EveryOtherRow2" calcext:value="formula-is(NOT(ISEVEN(ROW())))" calcext:base-cell-address="'12th,PC'.F6"/>
          </calcext:conditional-format>
          <calcext:conditional-format calcext:target-range-address="'12th,PC'.G6:'12th,PC'.G8">
            <calcext:condition calcext:apply-style-name="EveryOtherRow" calcext:value="formula-is(ISEVEN(ROW()))" calcext:base-cell-address="'12th,PC'.G6"/>
            <calcext:condition calcext:apply-style-name="EveryOtherRow2" calcext:value="formula-is(NOT(ISEVEN(ROW())))" calcext:base-cell-address="'12th,PC'.G6"/>
          </calcext:conditional-format>
          <calcext:conditional-format calcext:target-range-address="'12th,PC'.H6:'12th,PC'.H8">
            <calcext:condition calcext:apply-style-name="EveryOtherRow" calcext:value="formula-is(ISEVEN(ROW()))" calcext:base-cell-address="'12th,PC'.H6"/>
            <calcext:condition calcext:apply-style-name="EveryOtherRow2" calcext:value="formula-is(NOT(ISEVEN(ROW())))" calcext:base-cell-address="'12th,PC'.H6"/>
          </calcext:conditional-format>
          <calcext:conditional-format calcext:target-range-address="'12th,PC'.I6:'12th,PC'.I8">
            <calcext:condition calcext:apply-style-name="EveryOtherRow" calcext:value="formula-is(ISEVEN(ROW()))" calcext:base-cell-address="'12th,PC'.I6"/>
            <calcext:condition calcext:apply-style-name="EveryOtherRow2" calcext:value="formula-is(NOT(ISEVEN(ROW())))" calcext:base-cell-address="'12th,PC'.I6"/>
          </calcext:conditional-format>
          <calcext:conditional-format calcext:target-range-address="'12th,PC'.J6:'12th,PC'.J8">
            <calcext:condition calcext:apply-style-name="EveryOtherRow" calcext:value="formula-is(ISEVEN(ROW()))" calcext:base-cell-address="'12th,PC'.J6"/>
            <calcext:condition calcext:apply-style-name="EveryOtherRow2" calcext:value="formula-is(NOT(ISEVEN(ROW())))" calcext:base-cell-address="'12th,PC'.J6"/>
          </calcext:conditional-format>
          <calcext:conditional-format calcext:target-range-address="'12th,PC'.K6:'12th,PC'.K8">
            <calcext:condition calcext:apply-style-name="EveryOtherRow" calcext:value="formula-is(ISEVEN(ROW()))" calcext:base-cell-address="'12th,PC'.K6"/>
            <calcext:condition calcext:apply-style-name="EveryOtherRow2" calcext:value="formula-is(NOT(ISEVEN(ROW())))" calcext:base-cell-address="'12th,PC'.K6"/>
          </calcext:conditional-format>
          <calcext:conditional-format calcext:target-range-address="'12th,PC'.L6:'12th,PC'.L8">
            <calcext:condition calcext:apply-style-name="EveryOtherRow" calcext:value="formula-is(ISEVEN(ROW()))" calcext:base-cell-address="'12th,PC'.L6"/>
            <calcext:condition calcext:apply-style-name="EveryOtherRow2" calcext:value="formula-is(NOT(ISEVEN(ROW())))" calcext:base-cell-address="'12th,PC'.L6"/>
          </calcext:conditional-format>
          <calcext:conditional-format calcext:target-range-address="'12th,PC'.M6:'12th,PC'.M8">
            <calcext:condition calcext:apply-style-name="EveryOtherRow" calcext:value="formula-is(ISEVEN(ROW()))" calcext:base-cell-address="'12th,PC'.M6"/>
            <calcext:condition calcext:apply-style-name="EveryOtherRow2" calcext:value="formula-is(NOT(ISEVEN(ROW())))" calcext:base-cell-address="'12th,PC'.M6"/>
          </calcext:conditional-format>
          <calcext:conditional-format calcext:target-range-address="'12th,PC'.N6:'12th,PC'.N8">
            <calcext:condition calcext:apply-style-name="EveryOtherRow" calcext:value="formula-is(ISEVEN(ROW()))" calcext:base-cell-address="'12th,PC'.N6"/>
            <calcext:condition calcext:apply-style-name="EveryOtherRow2" calcext:value="formula-is(NOT(ISEVEN(ROW())))" calcext:base-cell-address="'12th,PC'.N6"/>
          </calcext:conditional-format>
          <calcext:conditional-format calcext:target-range-address="'12th,PC'.O6:'12th,PC'.O8">
            <calcext:condition calcext:apply-style-name="EveryOtherRow" calcext:value="formula-is(ISEVEN(ROW()))" calcext:base-cell-address="'12th,PC'.O6"/>
            <calcext:condition calcext:apply-style-name="EveryOtherRow2" calcext:value="formula-is(NOT(ISEVEN(ROW())))" calcext:base-cell-address="'12th,PC'.O6"/>
          </calcext:conditional-format>
          <calcext:conditional-format calcext:target-range-address="'12th,PC'.P6:'12th,PC'.P8">
            <calcext:condition calcext:apply-style-name="EveryOtherRow" calcext:value="formula-is(ISEVEN(ROW()))" calcext:base-cell-address="'12th,PC'.P6"/>
            <calcext:condition calcext:apply-style-name="EveryOtherRow2" calcext:value="formula-is(NOT(ISEVEN(ROW())))" calcext:base-cell-address="'12th,PC'.P6"/>
          </calcext:conditional-format>
          <calcext:conditional-format calcext:target-range-address="'12th,PC'.Q6:'12th,PC'.Q8">
            <calcext:condition calcext:apply-style-name="EveryOtherRow" calcext:value="formula-is(ISEVEN(ROW()))" calcext:base-cell-address="'12th,PC'.Q6"/>
            <calcext:condition calcext:apply-style-name="EveryOtherRow2" calcext:value="formula-is(NOT(ISEVEN(ROW())))" calcext:base-cell-address="'12th,PC'.Q6"/>
          </calcext:conditional-format>
          <calcext:conditional-format calcext:target-range-address="'12th,PC'.R6:'12th,PC'.R8">
            <calcext:condition calcext:apply-style-name="EveryOtherRow" calcext:value="formula-is(ISEVEN(ROW()))" calcext:base-cell-address="'12th,PC'.R6"/>
            <calcext:condition calcext:apply-style-name="EveryOtherRow2" calcext:value="formula-is(NOT(ISEVEN(ROW())))" calcext:base-cell-address="'12th,PC'.R6"/>
          </calcext:conditional-format>
          <calcext:conditional-format calcext:target-range-address="'12th,PC'.S6:'12th,PC'.S8">
            <calcext:condition calcext:apply-style-name="EveryOtherRow" calcext:value="formula-is(ISEVEN(ROW()))" calcext:base-cell-address="'12th,PC'.S6"/>
            <calcext:condition calcext:apply-style-name="EveryOtherRow2" calcext:value="formula-is(NOT(ISEVEN(ROW())))" calcext:base-cell-address="'12th,PC'.S6"/>
          </calcext:conditional-format>
          <calcext:conditional-format calcext:target-range-address="'12th,PC'.T6:'12th,PC'.T8">
            <calcext:condition calcext:apply-style-name="EveryOtherRow" calcext:value="formula-is(ISEVEN(ROW()))" calcext:base-cell-address="'12th,PC'.T6"/>
            <calcext:condition calcext:apply-style-name="EveryOtherRow2" calcext:value="formula-is(NOT(ISEVEN(ROW())))" calcext:base-cell-address="'12th,PC'.T6"/>
          </calcext:conditional-format>
          <calcext:conditional-format calcext:target-range-address="'12th,PC'.D7:'12th,PC'.E7">
            <calcext:condition calcext:apply-style-name="EveryOtherRow" calcext:value="formula-is(ISEVEN(ROW()))" calcext:base-cell-address="'12th,PC'.D7"/>
            <calcext:condition calcext:apply-style-name="EveryOtherRow2" calcext:value="formula-is(NOT(ISEVEN(ROW())))" calcext:base-cell-address="'12th,PC'.D7"/>
          </calcext:conditional-format>
          <calcext:conditional-format calcext:target-range-address="'12th,PC'.D8:'12th,PC'.E8">
            <calcext:condition calcext:apply-style-name="EveryOtherRow" calcext:value="formula-is(ISEVEN(ROW()))" calcext:base-cell-address="'12th,PC'.D8"/>
            <calcext:condition calcext:apply-style-name="EveryOtherRow2" calcext:value="formula-is(NOT(ISEVEN(ROW())))" calcext:base-cell-address="'12th,PC'.D8"/>
          </calcext:conditional-format>
          <calcext:conditional-format calcext:target-range-address="'12th,PC'.D9:'12th,PC'.E9">
            <calcext:condition calcext:apply-style-name="EveryOtherRow" calcext:value="formula-is(ISEVEN(ROW()))" calcext:base-cell-address="'12th,PC'.D9"/>
            <calcext:condition calcext:apply-style-name="EveryOtherRow2" calcext:value="formula-is(NOT(ISEVEN(ROW())))" calcext:base-cell-address="'12th,PC'.D9"/>
          </calcext:conditional-format>
          <calcext:conditional-format calcext:target-range-address="'12th,PC'.F9:'12th,PC'.F11">
            <calcext:condition calcext:apply-style-name="EveryOtherRow" calcext:value="formula-is(ISEVEN(ROW()))" calcext:base-cell-address="'12th,PC'.F9"/>
            <calcext:condition calcext:apply-style-name="EveryOtherRow2" calcext:value="formula-is(NOT(ISEVEN(ROW())))" calcext:base-cell-address="'12th,PC'.F9"/>
          </calcext:conditional-format>
          <calcext:conditional-format calcext:target-range-address="'12th,PC'.G9:'12th,PC'.G11">
            <calcext:condition calcext:apply-style-name="EveryOtherRow" calcext:value="formula-is(ISEVEN(ROW()))" calcext:base-cell-address="'12th,PC'.G9"/>
            <calcext:condition calcext:apply-style-name="EveryOtherRow2" calcext:value="formula-is(NOT(ISEVEN(ROW())))" calcext:base-cell-address="'12th,PC'.G9"/>
          </calcext:conditional-format>
          <calcext:conditional-format calcext:target-range-address="'12th,PC'.H9:'12th,PC'.H11">
            <calcext:condition calcext:apply-style-name="EveryOtherRow" calcext:value="formula-is(ISEVEN(ROW()))" calcext:base-cell-address="'12th,PC'.H9"/>
            <calcext:condition calcext:apply-style-name="EveryOtherRow2" calcext:value="formula-is(NOT(ISEVEN(ROW())))" calcext:base-cell-address="'12th,PC'.H9"/>
          </calcext:conditional-format>
          <calcext:conditional-format calcext:target-range-address="'12th,PC'.I9:'12th,PC'.I11">
            <calcext:condition calcext:apply-style-name="EveryOtherRow" calcext:value="formula-is(ISEVEN(ROW()))" calcext:base-cell-address="'12th,PC'.I9"/>
            <calcext:condition calcext:apply-style-name="EveryOtherRow2" calcext:value="formula-is(NOT(ISEVEN(ROW())))" calcext:base-cell-address="'12th,PC'.I9"/>
          </calcext:conditional-format>
          <calcext:conditional-format calcext:target-range-address="'12th,PC'.J10:'12th,PC'.J11">
            <calcext:condition calcext:apply-style-name="EveryOtherRow" calcext:value="formula-is(ISEVEN(ROW()))" calcext:base-cell-address="'12th,PC'.J10"/>
            <calcext:condition calcext:apply-style-name="EveryOtherRow2" calcext:value="formula-is(NOT(ISEVEN(ROW())))" calcext:base-cell-address="'12th,PC'.J10"/>
          </calcext:conditional-format>
          <calcext:conditional-format calcext:target-range-address="'12th,PC'.K10:'12th,PC'.K11">
            <calcext:condition calcext:apply-style-name="EveryOtherRow" calcext:value="formula-is(ISEVEN(ROW()))" calcext:base-cell-address="'12th,PC'.K10"/>
            <calcext:condition calcext:apply-style-name="EveryOtherRow2" calcext:value="formula-is(NOT(ISEVEN(ROW())))" calcext:base-cell-address="'12th,PC'.K10"/>
          </calcext:conditional-format>
          <calcext:conditional-format calcext:target-range-address="'12th,PC'.L10:'12th,PC'.L11">
            <calcext:condition calcext:apply-style-name="EveryOtherRow" calcext:value="formula-is(ISEVEN(ROW()))" calcext:base-cell-address="'12th,PC'.L10"/>
            <calcext:condition calcext:apply-style-name="EveryOtherRow2" calcext:value="formula-is(NOT(ISEVEN(ROW())))" calcext:base-cell-address="'12th,PC'.L10"/>
          </calcext:conditional-format>
          <calcext:conditional-format calcext:target-range-address="'12th,PC'.M10:'12th,PC'.M11">
            <calcext:condition calcext:apply-style-name="EveryOtherRow" calcext:value="formula-is(ISEVEN(ROW()))" calcext:base-cell-address="'12th,PC'.M10"/>
            <calcext:condition calcext:apply-style-name="EveryOtherRow2" calcext:value="formula-is(NOT(ISEVEN(ROW())))" calcext:base-cell-address="'12th,PC'.M10"/>
          </calcext:conditional-format>
          <calcext:conditional-format calcext:target-range-address="'12th,PC'.N10:'12th,PC'.N11">
            <calcext:condition calcext:apply-style-name="EveryOtherRow" calcext:value="formula-is(ISEVEN(ROW()))" calcext:base-cell-address="'12th,PC'.N10"/>
            <calcext:condition calcext:apply-style-name="EveryOtherRow2" calcext:value="formula-is(NOT(ISEVEN(ROW())))" calcext:base-cell-address="'12th,PC'.N10"/>
          </calcext:conditional-format>
          <calcext:conditional-format calcext:target-range-address="'12th,PC'.O10:'12th,PC'.O11">
            <calcext:condition calcext:apply-style-name="EveryOtherRow" calcext:value="formula-is(ISEVEN(ROW()))" calcext:base-cell-address="'12th,PC'.O10"/>
            <calcext:condition calcext:apply-style-name="EveryOtherRow2" calcext:value="formula-is(NOT(ISEVEN(ROW())))" calcext:base-cell-address="'12th,PC'.O10"/>
          </calcext:conditional-format>
          <calcext:conditional-format calcext:target-range-address="'12th,PC'.P10:'12th,PC'.P11">
            <calcext:condition calcext:apply-style-name="EveryOtherRow" calcext:value="formula-is(ISEVEN(ROW()))" calcext:base-cell-address="'12th,PC'.P10"/>
            <calcext:condition calcext:apply-style-name="EveryOtherRow2" calcext:value="formula-is(NOT(ISEVEN(ROW())))" calcext:base-cell-address="'12th,PC'.P10"/>
          </calcext:conditional-format>
          <calcext:conditional-format calcext:target-range-address="'12th,PC'.Q10:'12th,PC'.Q11">
            <calcext:condition calcext:apply-style-name="EveryOtherRow" calcext:value="formula-is(ISEVEN(ROW()))" calcext:base-cell-address="'12th,PC'.Q10"/>
            <calcext:condition calcext:apply-style-name="EveryOtherRow2" calcext:value="formula-is(NOT(ISEVEN(ROW())))" calcext:base-cell-address="'12th,PC'.Q10"/>
          </calcext:conditional-format>
          <calcext:conditional-format calcext:target-range-address="'12th,PC'.R10:'12th,PC'.R11">
            <calcext:condition calcext:apply-style-name="EveryOtherRow" calcext:value="formula-is(ISEVEN(ROW()))" calcext:base-cell-address="'12th,PC'.R10"/>
            <calcext:condition calcext:apply-style-name="EveryOtherRow2" calcext:value="formula-is(NOT(ISEVEN(ROW())))" calcext:base-cell-address="'12th,PC'.R10"/>
          </calcext:conditional-format>
          <calcext:conditional-format calcext:target-range-address="'12th,PC'.S10:'12th,PC'.S11">
            <calcext:condition calcext:apply-style-name="EveryOtherRow" calcext:value="formula-is(ISEVEN(ROW()))" calcext:base-cell-address="'12th,PC'.S10"/>
            <calcext:condition calcext:apply-style-name="EveryOtherRow2" calcext:value="formula-is(NOT(ISEVEN(ROW())))" calcext:base-cell-address="'12th,PC'.S10"/>
          </calcext:conditional-format>
          <calcext:conditional-format calcext:target-range-address="'12th,PC'.T10:'12th,PC'.T11">
            <calcext:condition calcext:apply-style-name="EveryOtherRow" calcext:value="formula-is(ISEVEN(ROW()))" calcext:base-cell-address="'12th,PC'.T10"/>
            <calcext:condition calcext:apply-style-name="EveryOtherRow2" calcext:value="formula-is(NOT(ISEVEN(ROW())))" calcext:base-cell-address="'12th,PC'.T10"/>
          </calcext:conditional-format>
          <calcext:conditional-format calcext:target-range-address="'12th,PC'.D10:'12th,PC'.E10">
            <calcext:condition calcext:apply-style-name="EveryOtherRow" calcext:value="formula-is(ISEVEN(ROW()))" calcext:base-cell-address="'12th,PC'.D10"/>
            <calcext:condition calcext:apply-style-name="EveryOtherRow2" calcext:value="formula-is(NOT(ISEVEN(ROW())))" calcext:base-cell-address="'12th,PC'.D10"/>
          </calcext:conditional-format>
          <calcext:conditional-format calcext:target-range-address="'12th,PC'.D11:'12th,PC'.E12">
            <calcext:condition calcext:apply-style-name="EveryOtherRow" calcext:value="formula-is(ISEVEN(ROW()))" calcext:base-cell-address="'12th,PC'.D11"/>
            <calcext:condition calcext:apply-style-name="EveryOtherRow2" calcext:value="formula-is(NOT(ISEVEN(ROW())))" calcext:base-cell-address="'12th,PC'.D11"/>
          </calcext:conditional-format>
          <calcext:conditional-format calcext:target-range-address="'12th,PC'.F12:'12th,PC'.F13">
            <calcext:condition calcext:apply-style-name="EveryOtherRow" calcext:value="formula-is(ISEVEN(ROW()))" calcext:base-cell-address="'12th,PC'.F12"/>
            <calcext:condition calcext:apply-style-name="EveryOtherRow2" calcext:value="formula-is(NOT(ISEVEN(ROW())))" calcext:base-cell-address="'12th,PC'.F12"/>
          </calcext:conditional-format>
          <calcext:conditional-format calcext:target-range-address="'12th,PC'.G12:'12th,PC'.G13">
            <calcext:condition calcext:apply-style-name="EveryOtherRow" calcext:value="formula-is(ISEVEN(ROW()))" calcext:base-cell-address="'12th,PC'.G12"/>
            <calcext:condition calcext:apply-style-name="EveryOtherRow2" calcext:value="formula-is(NOT(ISEVEN(ROW())))" calcext:base-cell-address="'12th,PC'.G12"/>
          </calcext:conditional-format>
          <calcext:conditional-format calcext:target-range-address="'12th,PC'.H12:'12th,PC'.H13">
            <calcext:condition calcext:apply-style-name="EveryOtherRow" calcext:value="formula-is(ISEVEN(ROW()))" calcext:base-cell-address="'12th,PC'.H12"/>
            <calcext:condition calcext:apply-style-name="EveryOtherRow2" calcext:value="formula-is(NOT(ISEVEN(ROW())))" calcext:base-cell-address="'12th,PC'.H12"/>
          </calcext:conditional-format>
          <calcext:conditional-format calcext:target-range-address="'12th,PC'.I12:'12th,PC'.I13">
            <calcext:condition calcext:apply-style-name="EveryOtherRow" calcext:value="formula-is(ISEVEN(ROW()))" calcext:base-cell-address="'12th,PC'.I12"/>
            <calcext:condition calcext:apply-style-name="EveryOtherRow2" calcext:value="formula-is(NOT(ISEVEN(ROW())))" calcext:base-cell-address="'12th,PC'.I12"/>
          </calcext:conditional-format>
          <calcext:conditional-format calcext:target-range-address="'12th,PC'.J12:'12th,PC'.J13">
            <calcext:condition calcext:apply-style-name="EveryOtherRow" calcext:value="formula-is(ISEVEN(ROW()))" calcext:base-cell-address="'12th,PC'.J12"/>
            <calcext:condition calcext:apply-style-name="EveryOtherRow2" calcext:value="formula-is(NOT(ISEVEN(ROW())))" calcext:base-cell-address="'12th,PC'.J12"/>
          </calcext:conditional-format>
          <calcext:conditional-format calcext:target-range-address="'12th,PC'.K12:'12th,PC'.K13">
            <calcext:condition calcext:apply-style-name="EveryOtherRow" calcext:value="formula-is(ISEVEN(ROW()))" calcext:base-cell-address="'12th,PC'.K12"/>
            <calcext:condition calcext:apply-style-name="EveryOtherRow2" calcext:value="formula-is(NOT(ISEVEN(ROW())))" calcext:base-cell-address="'12th,PC'.K12"/>
          </calcext:conditional-format>
          <calcext:conditional-format calcext:target-range-address="'12th,PC'.L12:'12th,PC'.L13">
            <calcext:condition calcext:apply-style-name="EveryOtherRow" calcext:value="formula-is(ISEVEN(ROW()))" calcext:base-cell-address="'12th,PC'.L12"/>
            <calcext:condition calcext:apply-style-name="EveryOtherRow2" calcext:value="formula-is(NOT(ISEVEN(ROW())))" calcext:base-cell-address="'12th,PC'.L12"/>
          </calcext:conditional-format>
          <calcext:conditional-format calcext:target-range-address="'12th,PC'.M12:'12th,PC'.M13">
            <calcext:condition calcext:apply-style-name="EveryOtherRow" calcext:value="formula-is(ISEVEN(ROW()))" calcext:base-cell-address="'12th,PC'.M12"/>
            <calcext:condition calcext:apply-style-name="EveryOtherRow2" calcext:value="formula-is(NOT(ISEVEN(ROW())))" calcext:base-cell-address="'12th,PC'.M12"/>
          </calcext:conditional-format>
          <calcext:conditional-format calcext:target-range-address="'12th,PC'.N12:'12th,PC'.N13">
            <calcext:condition calcext:apply-style-name="EveryOtherRow" calcext:value="formula-is(ISEVEN(ROW()))" calcext:base-cell-address="'12th,PC'.N12"/>
            <calcext:condition calcext:apply-style-name="EveryOtherRow2" calcext:value="formula-is(NOT(ISEVEN(ROW())))" calcext:base-cell-address="'12th,PC'.N12"/>
          </calcext:conditional-format>
          <calcext:conditional-format calcext:target-range-address="'12th,PC'.O12:'12th,PC'.O13">
            <calcext:condition calcext:apply-style-name="EveryOtherRow" calcext:value="formula-is(ISEVEN(ROW()))" calcext:base-cell-address="'12th,PC'.O12"/>
            <calcext:condition calcext:apply-style-name="EveryOtherRow2" calcext:value="formula-is(NOT(ISEVEN(ROW())))" calcext:base-cell-address="'12th,PC'.O12"/>
          </calcext:conditional-format>
          <calcext:conditional-format calcext:target-range-address="'12th,PC'.P12:'12th,PC'.P13">
            <calcext:condition calcext:apply-style-name="EveryOtherRow" calcext:value="formula-is(ISEVEN(ROW()))" calcext:base-cell-address="'12th,PC'.P12"/>
            <calcext:condition calcext:apply-style-name="EveryOtherRow2" calcext:value="formula-is(NOT(ISEVEN(ROW())))" calcext:base-cell-address="'12th,PC'.P12"/>
          </calcext:conditional-format>
          <calcext:conditional-format calcext:target-range-address="'12th,PC'.Q12:'12th,PC'.Q13">
            <calcext:condition calcext:apply-style-name="EveryOtherRow" calcext:value="formula-is(ISEVEN(ROW()))" calcext:base-cell-address="'12th,PC'.Q12"/>
            <calcext:condition calcext:apply-style-name="EveryOtherRow2" calcext:value="formula-is(NOT(ISEVEN(ROW())))" calcext:base-cell-address="'12th,PC'.Q12"/>
          </calcext:conditional-format>
          <calcext:conditional-format calcext:target-range-address="'12th,PC'.R12:'12th,PC'.R13">
            <calcext:condition calcext:apply-style-name="EveryOtherRow" calcext:value="formula-is(ISEVEN(ROW()))" calcext:base-cell-address="'12th,PC'.R12"/>
            <calcext:condition calcext:apply-style-name="EveryOtherRow2" calcext:value="formula-is(NOT(ISEVEN(ROW())))" calcext:base-cell-address="'12th,PC'.R12"/>
          </calcext:conditional-format>
          <calcext:conditional-format calcext:target-range-address="'12th,PC'.S12:'12th,PC'.S13">
            <calcext:condition calcext:apply-style-name="EveryOtherRow" calcext:value="formula-is(ISEVEN(ROW()))" calcext:base-cell-address="'12th,PC'.S12"/>
            <calcext:condition calcext:apply-style-name="EveryOtherRow2" calcext:value="formula-is(NOT(ISEVEN(ROW())))" calcext:base-cell-address="'12th,PC'.S12"/>
          </calcext:conditional-format>
          <calcext:conditional-format calcext:target-range-address="'12th,PC'.T12:'12th,PC'.T13">
            <calcext:condition calcext:apply-style-name="EveryOtherRow" calcext:value="formula-is(ISEVEN(ROW()))" calcext:base-cell-address="'12th,PC'.T12"/>
            <calcext:condition calcext:apply-style-name="EveryOtherRow2" calcext:value="formula-is(NOT(ISEVEN(ROW())))" calcext:base-cell-address="'12th,PC'.T12"/>
          </calcext:conditional-format>
          <calcext:conditional-format calcext:target-range-address="'12th,PC'.D13:'12th,PC'.E13">
            <calcext:condition calcext:apply-style-name="EveryOtherRow" calcext:value="formula-is(ISEVEN(ROW()))" calcext:base-cell-address="'12th,PC'.D13"/>
            <calcext:condition calcext:apply-style-name="EveryOtherRow2" calcext:value="formula-is(NOT(ISEVEN(ROW())))" calcext:base-cell-address="'12th,PC'.D13"/>
          </calcext:conditional-format>
          <calcext:conditional-format calcext:target-range-address="'12th,PC'.D14:'12th,PC'.E14">
            <calcext:condition calcext:apply-style-name="EveryOtherRow" calcext:value="formula-is(ISEVEN(ROW()))" calcext:base-cell-address="'12th,PC'.D14"/>
            <calcext:condition calcext:apply-style-name="EveryOtherRow2" calcext:value="formula-is(NOT(ISEVEN(ROW())))" calcext:base-cell-address="'12th,PC'.D14"/>
          </calcext:conditional-format>
          <calcext:conditional-format calcext:target-range-address="'12th,PC'.F14:'12th,PC'.F16">
            <calcext:condition calcext:apply-style-name="EveryOtherRow" calcext:value="formula-is(ISEVEN(ROW()))" calcext:base-cell-address="'12th,PC'.F14"/>
            <calcext:condition calcext:apply-style-name="EveryOtherRow2" calcext:value="formula-is(NOT(ISEVEN(ROW())))" calcext:base-cell-address="'12th,PC'.F14"/>
          </calcext:conditional-format>
          <calcext:conditional-format calcext:target-range-address="'12th,PC'.G15:'12th,PC'.G16">
            <calcext:condition calcext:apply-style-name="EveryOtherRow" calcext:value="formula-is(ISEVEN(ROW()))" calcext:base-cell-address="'12th,PC'.G15"/>
            <calcext:condition calcext:apply-style-name="EveryOtherRow2" calcext:value="formula-is(NOT(ISEVEN(ROW())))" calcext:base-cell-address="'12th,PC'.G15"/>
          </calcext:conditional-format>
          <calcext:conditional-format calcext:target-range-address="'12th,PC'.H15:'12th,PC'.H16">
            <calcext:condition calcext:apply-style-name="EveryOtherRow" calcext:value="formula-is(ISEVEN(ROW()))" calcext:base-cell-address="'12th,PC'.H15"/>
            <calcext:condition calcext:apply-style-name="EveryOtherRow2" calcext:value="formula-is(NOT(ISEVEN(ROW())))" calcext:base-cell-address="'12th,PC'.H15"/>
          </calcext:conditional-format>
          <calcext:conditional-format calcext:target-range-address="'12th,PC'.I15:'12th,PC'.I16">
            <calcext:condition calcext:apply-style-name="EveryOtherRow" calcext:value="formula-is(ISEVEN(ROW()))" calcext:base-cell-address="'12th,PC'.I15"/>
            <calcext:condition calcext:apply-style-name="EveryOtherRow2" calcext:value="formula-is(NOT(ISEVEN(ROW())))" calcext:base-cell-address="'12th,PC'.I15"/>
          </calcext:conditional-format>
          <calcext:conditional-format calcext:target-range-address="'12th,PC'.J15:'12th,PC'.J16">
            <calcext:condition calcext:apply-style-name="EveryOtherRow" calcext:value="formula-is(ISEVEN(ROW()))" calcext:base-cell-address="'12th,PC'.J15"/>
            <calcext:condition calcext:apply-style-name="EveryOtherRow2" calcext:value="formula-is(NOT(ISEVEN(ROW())))" calcext:base-cell-address="'12th,PC'.J15"/>
          </calcext:conditional-format>
          <calcext:conditional-format calcext:target-range-address="'12th,PC'.K15:'12th,PC'.K16">
            <calcext:condition calcext:apply-style-name="EveryOtherRow" calcext:value="formula-is(ISEVEN(ROW()))" calcext:base-cell-address="'12th,PC'.K15"/>
            <calcext:condition calcext:apply-style-name="EveryOtherRow2" calcext:value="formula-is(NOT(ISEVEN(ROW())))" calcext:base-cell-address="'12th,PC'.K15"/>
          </calcext:conditional-format>
          <calcext:conditional-format calcext:target-range-address="'12th,PC'.L15:'12th,PC'.L16">
            <calcext:condition calcext:apply-style-name="EveryOtherRow" calcext:value="formula-is(ISEVEN(ROW()))" calcext:base-cell-address="'12th,PC'.L15"/>
            <calcext:condition calcext:apply-style-name="EveryOtherRow2" calcext:value="formula-is(NOT(ISEVEN(ROW())))" calcext:base-cell-address="'12th,PC'.L15"/>
          </calcext:conditional-format>
          <calcext:conditional-format calcext:target-range-address="'12th,PC'.M15:'12th,PC'.M16">
            <calcext:condition calcext:apply-style-name="EveryOtherRow" calcext:value="formula-is(ISEVEN(ROW()))" calcext:base-cell-address="'12th,PC'.M15"/>
            <calcext:condition calcext:apply-style-name="EveryOtherRow2" calcext:value="formula-is(NOT(ISEVEN(ROW())))" calcext:base-cell-address="'12th,PC'.M15"/>
          </calcext:conditional-format>
          <calcext:conditional-format calcext:target-range-address="'12th,PC'.N15:'12th,PC'.N16">
            <calcext:condition calcext:apply-style-name="EveryOtherRow" calcext:value="formula-is(ISEVEN(ROW()))" calcext:base-cell-address="'12th,PC'.N15"/>
            <calcext:condition calcext:apply-style-name="EveryOtherRow2" calcext:value="formula-is(NOT(ISEVEN(ROW())))" calcext:base-cell-address="'12th,PC'.N15"/>
          </calcext:conditional-format>
          <calcext:conditional-format calcext:target-range-address="'12th,PC'.O15:'12th,PC'.O16">
            <calcext:condition calcext:apply-style-name="EveryOtherRow" calcext:value="formula-is(ISEVEN(ROW()))" calcext:base-cell-address="'12th,PC'.O15"/>
            <calcext:condition calcext:apply-style-name="EveryOtherRow2" calcext:value="formula-is(NOT(ISEVEN(ROW())))" calcext:base-cell-address="'12th,PC'.O15"/>
          </calcext:conditional-format>
          <calcext:conditional-format calcext:target-range-address="'12th,PC'.P15:'12th,PC'.P16">
            <calcext:condition calcext:apply-style-name="EveryOtherRow" calcext:value="formula-is(ISEVEN(ROW()))" calcext:base-cell-address="'12th,PC'.P15"/>
            <calcext:condition calcext:apply-style-name="EveryOtherRow2" calcext:value="formula-is(NOT(ISEVEN(ROW())))" calcext:base-cell-address="'12th,PC'.P15"/>
          </calcext:conditional-format>
          <calcext:conditional-format calcext:target-range-address="'12th,PC'.Q15:'12th,PC'.Q16">
            <calcext:condition calcext:apply-style-name="EveryOtherRow" calcext:value="formula-is(ISEVEN(ROW()))" calcext:base-cell-address="'12th,PC'.Q15"/>
            <calcext:condition calcext:apply-style-name="EveryOtherRow2" calcext:value="formula-is(NOT(ISEVEN(ROW())))" calcext:base-cell-address="'12th,PC'.Q15"/>
          </calcext:conditional-format>
          <calcext:conditional-format calcext:target-range-address="'12th,PC'.R15:'12th,PC'.R16">
            <calcext:condition calcext:apply-style-name="EveryOtherRow" calcext:value="formula-is(ISEVEN(ROW()))" calcext:base-cell-address="'12th,PC'.R15"/>
            <calcext:condition calcext:apply-style-name="EveryOtherRow2" calcext:value="formula-is(NOT(ISEVEN(ROW())))" calcext:base-cell-address="'12th,PC'.R15"/>
          </calcext:conditional-format>
          <calcext:conditional-format calcext:target-range-address="'12th,PC'.S15:'12th,PC'.S16">
            <calcext:condition calcext:apply-style-name="EveryOtherRow" calcext:value="formula-is(ISEVEN(ROW()))" calcext:base-cell-address="'12th,PC'.S15"/>
            <calcext:condition calcext:apply-style-name="EveryOtherRow2" calcext:value="formula-is(NOT(ISEVEN(ROW())))" calcext:base-cell-address="'12th,PC'.S15"/>
          </calcext:conditional-format>
          <calcext:conditional-format calcext:target-range-address="'12th,PC'.T15:'12th,PC'.T16">
            <calcext:condition calcext:apply-style-name="EveryOtherRow" calcext:value="formula-is(ISEVEN(ROW()))" calcext:base-cell-address="'12th,PC'.T15"/>
            <calcext:condition calcext:apply-style-name="EveryOtherRow2" calcext:value="formula-is(NOT(ISEVEN(ROW())))" calcext:base-cell-address="'12th,PC'.T15"/>
          </calcext:conditional-format>
          <calcext:conditional-format calcext:target-range-address="'12th,PC'.D15:'12th,PC'.E15">
            <calcext:condition calcext:apply-style-name="EveryOtherRow" calcext:value="formula-is(ISEVEN(ROW()))" calcext:base-cell-address="'12th,PC'.D15"/>
            <calcext:condition calcext:apply-style-name="EveryOtherRow2" calcext:value="formula-is(NOT(ISEVEN(ROW())))" calcext:base-cell-address="'12th,PC'.D15"/>
          </calcext:conditional-format>
          <calcext:conditional-format calcext:target-range-address="'12th,PC'.D16:'12th,PC'.E16">
            <calcext:condition calcext:apply-style-name="EveryOtherRow" calcext:value="formula-is(ISEVEN(ROW()))" calcext:base-cell-address="'12th,PC'.D16"/>
            <calcext:condition calcext:apply-style-name="EveryOtherRow2" calcext:value="formula-is(NOT(ISEVEN(ROW())))" calcext:base-cell-address="'12th,PC'.D16"/>
          </calcext:conditional-format>
          <calcext:conditional-format calcext:target-range-address="'12th,PC'.D19:'12th,PC'.E19 '12th,PC'.D17:'12th,PC'.E17">
            <calcext:condition calcext:apply-style-name="EveryOtherRow" calcext:value="formula-is(ISEVEN(ROW()))" calcext:base-cell-address="'12th,PC'.D17"/>
            <calcext:condition calcext:apply-style-name="EveryOtherRow2" calcext:value="formula-is(NOT(ISEVEN(ROW())))" calcext:base-cell-address="'12th,PC'.D17"/>
          </calcext:conditional-format>
          <calcext:conditional-format calcext:target-range-address="'12th,PC'.F17:'12th,PC'.F18">
            <calcext:condition calcext:apply-style-name="EveryOtherRow" calcext:value="formula-is(ISEVEN(ROW()))" calcext:base-cell-address="'12th,PC'.F17"/>
            <calcext:condition calcext:apply-style-name="EveryOtherRow2" calcext:value="formula-is(NOT(ISEVEN(ROW())))" calcext:base-cell-address="'12th,PC'.F17"/>
          </calcext:conditional-format>
          <calcext:conditional-format calcext:target-range-address="'12th,PC'.G17:'12th,PC'.G18">
            <calcext:condition calcext:apply-style-name="EveryOtherRow" calcext:value="formula-is(ISEVEN(ROW()))" calcext:base-cell-address="'12th,PC'.G17"/>
            <calcext:condition calcext:apply-style-name="EveryOtherRow2" calcext:value="formula-is(NOT(ISEVEN(ROW())))" calcext:base-cell-address="'12th,PC'.G17"/>
          </calcext:conditional-format>
          <calcext:conditional-format calcext:target-range-address="'12th,PC'.H17:'12th,PC'.H18">
            <calcext:condition calcext:apply-style-name="EveryOtherRow" calcext:value="formula-is(ISEVEN(ROW()))" calcext:base-cell-address="'12th,PC'.H17"/>
            <calcext:condition calcext:apply-style-name="EveryOtherRow2" calcext:value="formula-is(NOT(ISEVEN(ROW())))" calcext:base-cell-address="'12th,PC'.H17"/>
          </calcext:conditional-format>
          <calcext:conditional-format calcext:target-range-address="'12th,PC'.I18:'12th,PC'.I18">
            <calcext:condition calcext:apply-style-name="EveryOtherRow" calcext:value="formula-is(ISEVEN(ROW()))" calcext:base-cell-address="'12th,PC'.I18"/>
            <calcext:condition calcext:apply-style-name="EveryOtherRow2" calcext:value="formula-is(NOT(ISEVEN(ROW())))" calcext:base-cell-address="'12th,PC'.I18"/>
          </calcext:conditional-format>
          <calcext:conditional-format calcext:target-range-address="'12th,PC'.J18:'12th,PC'.J18">
            <calcext:condition calcext:apply-style-name="EveryOtherRow" calcext:value="formula-is(ISEVEN(ROW()))" calcext:base-cell-address="'12th,PC'.J18"/>
            <calcext:condition calcext:apply-style-name="EveryOtherRow2" calcext:value="formula-is(NOT(ISEVEN(ROW())))" calcext:base-cell-address="'12th,PC'.J18"/>
          </calcext:conditional-format>
          <calcext:conditional-format calcext:target-range-address="'12th,PC'.K18:'12th,PC'.K18">
            <calcext:condition calcext:apply-style-name="EveryOtherRow" calcext:value="formula-is(ISEVEN(ROW()))" calcext:base-cell-address="'12th,PC'.K18"/>
            <calcext:condition calcext:apply-style-name="EveryOtherRow2" calcext:value="formula-is(NOT(ISEVEN(ROW())))" calcext:base-cell-address="'12th,PC'.K18"/>
          </calcext:conditional-format>
          <calcext:conditional-format calcext:target-range-address="'12th,PC'.L18:'12th,PC'.L18">
            <calcext:condition calcext:apply-style-name="EveryOtherRow" calcext:value="formula-is(ISEVEN(ROW()))" calcext:base-cell-address="'12th,PC'.L18"/>
            <calcext:condition calcext:apply-style-name="EveryOtherRow2" calcext:value="formula-is(NOT(ISEVEN(ROW())))" calcext:base-cell-address="'12th,PC'.L18"/>
          </calcext:conditional-format>
          <calcext:conditional-format calcext:target-range-address="'12th,PC'.M18:'12th,PC'.M18">
            <calcext:condition calcext:apply-style-name="EveryOtherRow" calcext:value="formula-is(ISEVEN(ROW()))" calcext:base-cell-address="'12th,PC'.M18"/>
            <calcext:condition calcext:apply-style-name="EveryOtherRow2" calcext:value="formula-is(NOT(ISEVEN(ROW())))" calcext:base-cell-address="'12th,PC'.M18"/>
          </calcext:conditional-format>
          <calcext:conditional-format calcext:target-range-address="'12th,PC'.N18:'12th,PC'.N18">
            <calcext:condition calcext:apply-style-name="EveryOtherRow" calcext:value="formula-is(ISEVEN(ROW()))" calcext:base-cell-address="'12th,PC'.N18"/>
            <calcext:condition calcext:apply-style-name="EveryOtherRow2" calcext:value="formula-is(NOT(ISEVEN(ROW())))" calcext:base-cell-address="'12th,PC'.N18"/>
          </calcext:conditional-format>
          <calcext:conditional-format calcext:target-range-address="'12th,PC'.O18:'12th,PC'.O18">
            <calcext:condition calcext:apply-style-name="EveryOtherRow" calcext:value="formula-is(ISEVEN(ROW()))" calcext:base-cell-address="'12th,PC'.O18"/>
            <calcext:condition calcext:apply-style-name="EveryOtherRow2" calcext:value="formula-is(NOT(ISEVEN(ROW())))" calcext:base-cell-address="'12th,PC'.O18"/>
          </calcext:conditional-format>
          <calcext:conditional-format calcext:target-range-address="'12th,PC'.P18:'12th,PC'.P18">
            <calcext:condition calcext:apply-style-name="EveryOtherRow" calcext:value="formula-is(ISEVEN(ROW()))" calcext:base-cell-address="'12th,PC'.P18"/>
            <calcext:condition calcext:apply-style-name="EveryOtherRow2" calcext:value="formula-is(NOT(ISEVEN(ROW())))" calcext:base-cell-address="'12th,PC'.P18"/>
          </calcext:conditional-format>
          <calcext:conditional-format calcext:target-range-address="'12th,PC'.Q18:'12th,PC'.Q18">
            <calcext:condition calcext:apply-style-name="EveryOtherRow" calcext:value="formula-is(ISEVEN(ROW()))" calcext:base-cell-address="'12th,PC'.Q18"/>
            <calcext:condition calcext:apply-style-name="EveryOtherRow2" calcext:value="formula-is(NOT(ISEVEN(ROW())))" calcext:base-cell-address="'12th,PC'.Q18"/>
          </calcext:conditional-format>
          <calcext:conditional-format calcext:target-range-address="'12th,PC'.R18:'12th,PC'.R18">
            <calcext:condition calcext:apply-style-name="EveryOtherRow" calcext:value="formula-is(ISEVEN(ROW()))" calcext:base-cell-address="'12th,PC'.R18"/>
            <calcext:condition calcext:apply-style-name="EveryOtherRow2" calcext:value="formula-is(NOT(ISEVEN(ROW())))" calcext:base-cell-address="'12th,PC'.R18"/>
          </calcext:conditional-format>
          <calcext:conditional-format calcext:target-range-address="'12th,PC'.S18:'12th,PC'.S18">
            <calcext:condition calcext:apply-style-name="EveryOtherRow" calcext:value="formula-is(ISEVEN(ROW()))" calcext:base-cell-address="'12th,PC'.S18"/>
            <calcext:condition calcext:apply-style-name="EveryOtherRow2" calcext:value="formula-is(NOT(ISEVEN(ROW())))" calcext:base-cell-address="'12th,PC'.S18"/>
          </calcext:conditional-format>
          <calcext:conditional-format calcext:target-range-address="'12th,PC'.T18:'12th,PC'.T18">
            <calcext:condition calcext:apply-style-name="EveryOtherRow" calcext:value="formula-is(ISEVEN(ROW()))" calcext:base-cell-address="'12th,PC'.T18"/>
            <calcext:condition calcext:apply-style-name="EveryOtherRow2" calcext:value="formula-is(NOT(ISEVEN(ROW())))" calcext:base-cell-address="'12th,PC'.T18"/>
          </calcext:conditional-format>
          <calcext:conditional-format calcext:target-range-address="'12th,PC'.F19:'12th,PC'.F20">
            <calcext:condition calcext:apply-style-name="EveryOtherRow" calcext:value="formula-is(ISEVEN(ROW()))" calcext:base-cell-address="'12th,PC'.F19"/>
            <calcext:condition calcext:apply-style-name="EveryOtherRow2" calcext:value="formula-is(NOT(ISEVEN(ROW())))" calcext:base-cell-address="'12th,PC'.F19"/>
          </calcext:conditional-format>
          <calcext:conditional-format calcext:target-range-address="'12th,PC'.G20:'12th,PC'.G20">
            <calcext:condition calcext:apply-style-name="EveryOtherRow" calcext:value="formula-is(ISEVEN(ROW()))" calcext:base-cell-address="'12th,PC'.G20"/>
            <calcext:condition calcext:apply-style-name="EveryOtherRow2" calcext:value="formula-is(NOT(ISEVEN(ROW())))" calcext:base-cell-address="'12th,PC'.G20"/>
          </calcext:conditional-format>
          <calcext:conditional-format calcext:target-range-address="'12th,PC'.H20:'12th,PC'.H20">
            <calcext:condition calcext:apply-style-name="EveryOtherRow" calcext:value="formula-is(ISEVEN(ROW()))" calcext:base-cell-address="'12th,PC'.H20"/>
            <calcext:condition calcext:apply-style-name="EveryOtherRow2" calcext:value="formula-is(NOT(ISEVEN(ROW())))" calcext:base-cell-address="'12th,PC'.H20"/>
          </calcext:conditional-format>
          <calcext:conditional-format calcext:target-range-address="'12th,PC'.I19:'12th,PC'.I20">
            <calcext:condition calcext:apply-style-name="EveryOtherRow" calcext:value="formula-is(ISEVEN(ROW()))" calcext:base-cell-address="'12th,PC'.I19"/>
            <calcext:condition calcext:apply-style-name="EveryOtherRow2" calcext:value="formula-is(NOT(ISEVEN(ROW())))" calcext:base-cell-address="'12th,PC'.I19"/>
          </calcext:conditional-format>
          <calcext:conditional-format calcext:target-range-address="'12th,PC'.J19:'12th,PC'.J20">
            <calcext:condition calcext:apply-style-name="EveryOtherRow" calcext:value="formula-is(ISEVEN(ROW()))" calcext:base-cell-address="'12th,PC'.J19"/>
            <calcext:condition calcext:apply-style-name="EveryOtherRow2" calcext:value="formula-is(NOT(ISEVEN(ROW())))" calcext:base-cell-address="'12th,PC'.J19"/>
          </calcext:conditional-format>
          <calcext:conditional-format calcext:target-range-address="'12th,PC'.K19:'12th,PC'.K20">
            <calcext:condition calcext:apply-style-name="EveryOtherRow" calcext:value="formula-is(ISEVEN(ROW()))" calcext:base-cell-address="'12th,PC'.K19"/>
            <calcext:condition calcext:apply-style-name="EveryOtherRow2" calcext:value="formula-is(NOT(ISEVEN(ROW())))" calcext:base-cell-address="'12th,PC'.K19"/>
          </calcext:conditional-format>
          <calcext:conditional-format calcext:target-range-address="'12th,PC'.L19:'12th,PC'.L20">
            <calcext:condition calcext:apply-style-name="EveryOtherRow" calcext:value="formula-is(ISEVEN(ROW()))" calcext:base-cell-address="'12th,PC'.L19"/>
            <calcext:condition calcext:apply-style-name="EveryOtherRow2" calcext:value="formula-is(NOT(ISEVEN(ROW())))" calcext:base-cell-address="'12th,PC'.L19"/>
          </calcext:conditional-format>
          <calcext:conditional-format calcext:target-range-address="'12th,PC'.M20:'12th,PC'.M20">
            <calcext:condition calcext:apply-style-name="EveryOtherRow" calcext:value="formula-is(ISEVEN(ROW()))" calcext:base-cell-address="'12th,PC'.M20"/>
            <calcext:condition calcext:apply-style-name="EveryOtherRow2" calcext:value="formula-is(NOT(ISEVEN(ROW())))" calcext:base-cell-address="'12th,PC'.M20"/>
          </calcext:conditional-format>
          <calcext:conditional-format calcext:target-range-address="'12th,PC'.N19:'12th,PC'.N20">
            <calcext:condition calcext:apply-style-name="EveryOtherRow" calcext:value="formula-is(ISEVEN(ROW()))" calcext:base-cell-address="'12th,PC'.N19"/>
            <calcext:condition calcext:apply-style-name="EveryOtherRow2" calcext:value="formula-is(NOT(ISEVEN(ROW())))" calcext:base-cell-address="'12th,PC'.N19"/>
          </calcext:conditional-format>
          <calcext:conditional-format calcext:target-range-address="'12th,PC'.O19:'12th,PC'.O20">
            <calcext:condition calcext:apply-style-name="EveryOtherRow" calcext:value="formula-is(ISEVEN(ROW()))" calcext:base-cell-address="'12th,PC'.O19"/>
            <calcext:condition calcext:apply-style-name="EveryOtherRow2" calcext:value="formula-is(NOT(ISEVEN(ROW())))" calcext:base-cell-address="'12th,PC'.O19"/>
          </calcext:conditional-format>
          <calcext:conditional-format calcext:target-range-address="'12th,PC'.P19:'12th,PC'.P20">
            <calcext:condition calcext:apply-style-name="EveryOtherRow" calcext:value="formula-is(ISEVEN(ROW()))" calcext:base-cell-address="'12th,PC'.P19"/>
            <calcext:condition calcext:apply-style-name="EveryOtherRow2" calcext:value="formula-is(NOT(ISEVEN(ROW())))" calcext:base-cell-address="'12th,PC'.P19"/>
          </calcext:conditional-format>
          <calcext:conditional-format calcext:target-range-address="'12th,PC'.Q20:'12th,PC'.Q20">
            <calcext:condition calcext:apply-style-name="EveryOtherRow" calcext:value="formula-is(ISEVEN(ROW()))" calcext:base-cell-address="'12th,PC'.Q20"/>
            <calcext:condition calcext:apply-style-name="EveryOtherRow2" calcext:value="formula-is(NOT(ISEVEN(ROW())))" calcext:base-cell-address="'12th,PC'.Q20"/>
          </calcext:conditional-format>
          <calcext:conditional-format calcext:target-range-address="'12th,PC'.R19:'12th,PC'.R20">
            <calcext:condition calcext:apply-style-name="EveryOtherRow" calcext:value="formula-is(ISEVEN(ROW()))" calcext:base-cell-address="'12th,PC'.R19"/>
            <calcext:condition calcext:apply-style-name="EveryOtherRow2" calcext:value="formula-is(NOT(ISEVEN(ROW())))" calcext:base-cell-address="'12th,PC'.R19"/>
          </calcext:conditional-format>
          <calcext:conditional-format calcext:target-range-address="'12th,PC'.S19:'12th,PC'.S20">
            <calcext:condition calcext:apply-style-name="EveryOtherRow" calcext:value="formula-is(ISEVEN(ROW()))" calcext:base-cell-address="'12th,PC'.S19"/>
            <calcext:condition calcext:apply-style-name="EveryOtherRow2" calcext:value="formula-is(NOT(ISEVEN(ROW())))" calcext:base-cell-address="'12th,PC'.S19"/>
          </calcext:conditional-format>
          <calcext:conditional-format calcext:target-range-address="'12th,PC'.T19:'12th,PC'.T20">
            <calcext:condition calcext:apply-style-name="EveryOtherRow" calcext:value="formula-is(ISEVEN(ROW()))" calcext:base-cell-address="'12th,PC'.T19"/>
            <calcext:condition calcext:apply-style-name="EveryOtherRow2" calcext:value="formula-is(NOT(ISEVEN(ROW())))" calcext:base-cell-address="'12th,PC'.T19"/>
          </calcext:conditional-format>
          <calcext:conditional-format calcext:target-range-address="'12th,PC'.D18:'12th,PC'.E18">
            <calcext:condition calcext:apply-style-name="EveryOtherRow" calcext:value="formula-is(ISEVEN(ROW()))" calcext:base-cell-address="'12th,PC'.D18"/>
            <calcext:condition calcext:apply-style-name="EveryOtherRow2" calcext:value="formula-is(NOT(ISEVEN(ROW())))" calcext:base-cell-address="'12th,PC'.D18"/>
          </calcext:conditional-format>
          <calcext:conditional-format calcext:target-range-address="'12th,PC'.D20:'12th,PC'.E20">
            <calcext:condition calcext:apply-style-name="EveryOtherRow" calcext:value="formula-is(ISEVEN(ROW()))" calcext:base-cell-address="'12th,PC'.D20"/>
            <calcext:condition calcext:apply-style-name="EveryOtherRow2" calcext:value="formula-is(NOT(ISEVEN(ROW())))" calcext:base-cell-address="'12th,PC'.D20"/>
          </calcext:conditional-format>
          <calcext:conditional-format calcext:target-range-address="'12th,PC'.I5:'12th,PC'.I5">
            <calcext:condition calcext:apply-style-name="EveryOtherRow" calcext:value="formula-is(ISEVEN(ROW()))" calcext:base-cell-address="'12th,PC'.I5"/>
            <calcext:condition calcext:apply-style-name="EveryOtherRow2" calcext:value="formula-is(NOT(ISEVEN(ROW())))" calcext:base-cell-address="'12th,PC'.I5"/>
          </calcext:conditional-format>
          <calcext:conditional-format calcext:target-range-address="'12th,PC'.J5:'12th,PC'.J5">
            <calcext:condition calcext:apply-style-name="EveryOtherRow" calcext:value="formula-is(ISEVEN(ROW()))" calcext:base-cell-address="'12th,PC'.J5"/>
            <calcext:condition calcext:apply-style-name="EveryOtherRow2" calcext:value="formula-is(NOT(ISEVEN(ROW())))" calcext:base-cell-address="'12th,PC'.J5"/>
          </calcext:conditional-format>
          <calcext:conditional-format calcext:target-range-address="'12th,PC'.K5:'12th,PC'.K5">
            <calcext:condition calcext:apply-style-name="EveryOtherRow" calcext:value="formula-is(ISEVEN(ROW()))" calcext:base-cell-address="'12th,PC'.K5"/>
            <calcext:condition calcext:apply-style-name="EveryOtherRow2" calcext:value="formula-is(NOT(ISEVEN(ROW())))" calcext:base-cell-address="'12th,PC'.K5"/>
          </calcext:conditional-format>
          <calcext:conditional-format calcext:target-range-address="'12th,PC'.L5:'12th,PC'.L5">
            <calcext:condition calcext:apply-style-name="EveryOtherRow" calcext:value="formula-is(ISEVEN(ROW()))" calcext:base-cell-address="'12th,PC'.L5"/>
            <calcext:condition calcext:apply-style-name="EveryOtherRow2" calcext:value="formula-is(NOT(ISEVEN(ROW())))" calcext:base-cell-address="'12th,PC'.L5"/>
          </calcext:conditional-format>
          <calcext:conditional-format calcext:target-range-address="'12th,PC'.M5:'12th,PC'.M5">
            <calcext:condition calcext:apply-style-name="EveryOtherRow" calcext:value="formula-is(ISEVEN(ROW()))" calcext:base-cell-address="'12th,PC'.M5"/>
            <calcext:condition calcext:apply-style-name="EveryOtherRow2" calcext:value="formula-is(NOT(ISEVEN(ROW())))" calcext:base-cell-address="'12th,PC'.M5"/>
          </calcext:conditional-format>
          <calcext:conditional-format calcext:target-range-address="'12th,PC'.N5:'12th,PC'.N5">
            <calcext:condition calcext:apply-style-name="EveryOtherRow" calcext:value="formula-is(ISEVEN(ROW()))" calcext:base-cell-address="'12th,PC'.N5"/>
            <calcext:condition calcext:apply-style-name="EveryOtherRow2" calcext:value="formula-is(NOT(ISEVEN(ROW())))" calcext:base-cell-address="'12th,PC'.N5"/>
          </calcext:conditional-format>
          <calcext:conditional-format calcext:target-range-address="'12th,PC'.P5:'12th,PC'.P5">
            <calcext:condition calcext:apply-style-name="EveryOtherRow" calcext:value="formula-is(ISEVEN(ROW()))" calcext:base-cell-address="'12th,PC'.P5"/>
            <calcext:condition calcext:apply-style-name="EveryOtherRow2" calcext:value="formula-is(NOT(ISEVEN(ROW())))" calcext:base-cell-address="'12th,PC'.P5"/>
          </calcext:conditional-format>
          <calcext:conditional-format calcext:target-range-address="'12th,PC'.Q5:'12th,PC'.Q5">
            <calcext:condition calcext:apply-style-name="EveryOtherRow" calcext:value="formula-is(ISEVEN(ROW()))" calcext:base-cell-address="'12th,PC'.Q5"/>
            <calcext:condition calcext:apply-style-name="EveryOtherRow2" calcext:value="formula-is(NOT(ISEVEN(ROW())))" calcext:base-cell-address="'12th,PC'.Q5"/>
          </calcext:conditional-format>
          <calcext:conditional-format calcext:target-range-address="'12th,PC'.R5:'12th,PC'.R5">
            <calcext:condition calcext:apply-style-name="EveryOtherRow" calcext:value="formula-is(ISEVEN(ROW()))" calcext:base-cell-address="'12th,PC'.R5"/>
            <calcext:condition calcext:apply-style-name="EveryOtherRow2" calcext:value="formula-is(NOT(ISEVEN(ROW())))" calcext:base-cell-address="'12th,PC'.R5"/>
          </calcext:conditional-format>
          <calcext:conditional-format calcext:target-range-address="'12th,PC'.S5:'12th,PC'.S5">
            <calcext:condition calcext:apply-style-name="EveryOtherRow" calcext:value="formula-is(ISEVEN(ROW()))" calcext:base-cell-address="'12th,PC'.S5"/>
            <calcext:condition calcext:apply-style-name="EveryOtherRow2" calcext:value="formula-is(NOT(ISEVEN(ROW())))" calcext:base-cell-address="'12th,PC'.S5"/>
          </calcext:conditional-format>
          <calcext:conditional-format calcext:target-range-address="'12th,PC'.T5:'12th,PC'.T5">
            <calcext:condition calcext:apply-style-name="EveryOtherRow" calcext:value="formula-is(ISEVEN(ROW()))" calcext:base-cell-address="'12th,PC'.T5"/>
            <calcext:condition calcext:apply-style-name="EveryOtherRow2" calcext:value="formula-is(NOT(ISEVEN(ROW())))" calcext:base-cell-address="'12th,PC'.T5"/>
          </calcext:conditional-format>
          <calcext:conditional-format calcext:target-range-address="'12th,PC'.U5:'12th,PC'.U5">
            <calcext:condition calcext:apply-style-name="EveryOtherRow" calcext:value="formula-is(ISEVEN(ROW()))" calcext:base-cell-address="'12th,PC'.U5"/>
            <calcext:condition calcext:apply-style-name="EveryOtherRow2" calcext:value="formula-is(NOT(ISEVEN(ROW())))" calcext:base-cell-address="'12th,PC'.U5"/>
          </calcext:conditional-format>
          <calcext:conditional-format calcext:target-range-address="'12th,PC'.J9:'12th,PC'.J9">
            <calcext:condition calcext:apply-style-name="EveryOtherRow" calcext:value="formula-is(ISEVEN(ROW()))" calcext:base-cell-address="'12th,PC'.J9"/>
            <calcext:condition calcext:apply-style-name="EveryOtherRow2" calcext:value="formula-is(NOT(ISEVEN(ROW())))" calcext:base-cell-address="'12th,PC'.J9"/>
          </calcext:conditional-format>
          <calcext:conditional-format calcext:target-range-address="'12th,PC'.K9:'12th,PC'.K9">
            <calcext:condition calcext:apply-style-name="EveryOtherRow" calcext:value="formula-is(ISEVEN(ROW()))" calcext:base-cell-address="'12th,PC'.K9"/>
            <calcext:condition calcext:apply-style-name="EveryOtherRow2" calcext:value="formula-is(NOT(ISEVEN(ROW())))" calcext:base-cell-address="'12th,PC'.K9"/>
          </calcext:conditional-format>
          <calcext:conditional-format calcext:target-range-address="'12th,PC'.L9:'12th,PC'.L9">
            <calcext:condition calcext:apply-style-name="EveryOtherRow" calcext:value="formula-is(ISEVEN(ROW()))" calcext:base-cell-address="'12th,PC'.L9"/>
            <calcext:condition calcext:apply-style-name="EveryOtherRow2" calcext:value="formula-is(NOT(ISEVEN(ROW())))" calcext:base-cell-address="'12th,PC'.L9"/>
          </calcext:conditional-format>
          <calcext:conditional-format calcext:target-range-address="'12th,PC'.M9:'12th,PC'.M9">
            <calcext:condition calcext:apply-style-name="EveryOtherRow" calcext:value="formula-is(ISEVEN(ROW()))" calcext:base-cell-address="'12th,PC'.M9"/>
            <calcext:condition calcext:apply-style-name="EveryOtherRow2" calcext:value="formula-is(NOT(ISEVEN(ROW())))" calcext:base-cell-address="'12th,PC'.M9"/>
          </calcext:conditional-format>
          <calcext:conditional-format calcext:target-range-address="'12th,PC'.N9:'12th,PC'.N9">
            <calcext:condition calcext:apply-style-name="EveryOtherRow" calcext:value="formula-is(ISEVEN(ROW()))" calcext:base-cell-address="'12th,PC'.N9"/>
            <calcext:condition calcext:apply-style-name="EveryOtherRow2" calcext:value="formula-is(NOT(ISEVEN(ROW())))" calcext:base-cell-address="'12th,PC'.N9"/>
          </calcext:conditional-format>
          <calcext:conditional-format calcext:target-range-address="'12th,PC'.O9:'12th,PC'.O9">
            <calcext:condition calcext:apply-style-name="EveryOtherRow" calcext:value="formula-is(ISEVEN(ROW()))" calcext:base-cell-address="'12th,PC'.O9"/>
            <calcext:condition calcext:apply-style-name="EveryOtherRow2" calcext:value="formula-is(NOT(ISEVEN(ROW())))" calcext:base-cell-address="'12th,PC'.O9"/>
          </calcext:conditional-format>
          <calcext:conditional-format calcext:target-range-address="'12th,PC'.P9:'12th,PC'.P9">
            <calcext:condition calcext:apply-style-name="EveryOtherRow" calcext:value="formula-is(ISEVEN(ROW()))" calcext:base-cell-address="'12th,PC'.P9"/>
            <calcext:condition calcext:apply-style-name="EveryOtherRow2" calcext:value="formula-is(NOT(ISEVEN(ROW())))" calcext:base-cell-address="'12th,PC'.P9"/>
          </calcext:conditional-format>
          <calcext:conditional-format calcext:target-range-address="'12th,PC'.Q9:'12th,PC'.Q9">
            <calcext:condition calcext:apply-style-name="EveryOtherRow" calcext:value="formula-is(ISEVEN(ROW()))" calcext:base-cell-address="'12th,PC'.Q9"/>
            <calcext:condition calcext:apply-style-name="EveryOtherRow2" calcext:value="formula-is(NOT(ISEVEN(ROW())))" calcext:base-cell-address="'12th,PC'.Q9"/>
          </calcext:conditional-format>
          <calcext:conditional-format calcext:target-range-address="'12th,PC'.R9:'12th,PC'.R9">
            <calcext:condition calcext:apply-style-name="EveryOtherRow" calcext:value="formula-is(ISEVEN(ROW()))" calcext:base-cell-address="'12th,PC'.R9"/>
            <calcext:condition calcext:apply-style-name="EveryOtherRow2" calcext:value="formula-is(NOT(ISEVEN(ROW())))" calcext:base-cell-address="'12th,PC'.R9"/>
          </calcext:conditional-format>
          <calcext:conditional-format calcext:target-range-address="'12th,PC'.S9:'12th,PC'.S9">
            <calcext:condition calcext:apply-style-name="EveryOtherRow" calcext:value="formula-is(ISEVEN(ROW()))" calcext:base-cell-address="'12th,PC'.S9"/>
            <calcext:condition calcext:apply-style-name="EveryOtherRow2" calcext:value="formula-is(NOT(ISEVEN(ROW())))" calcext:base-cell-address="'12th,PC'.S9"/>
          </calcext:conditional-format>
          <calcext:conditional-format calcext:target-range-address="'12th,PC'.T9:'12th,PC'.T9">
            <calcext:condition calcext:apply-style-name="EveryOtherRow" calcext:value="formula-is(ISEVEN(ROW()))" calcext:base-cell-address="'12th,PC'.T9"/>
            <calcext:condition calcext:apply-style-name="EveryOtherRow2" calcext:value="formula-is(NOT(ISEVEN(ROW())))" calcext:base-cell-address="'12th,PC'.T9"/>
          </calcext:conditional-format>
          <calcext:conditional-format calcext:target-range-address="'12th,PC'.U9:'12th,PC'.U9">
            <calcext:condition calcext:apply-style-name="EveryOtherRow" calcext:value="formula-is(ISEVEN(ROW()))" calcext:base-cell-address="'12th,PC'.U9"/>
            <calcext:condition calcext:apply-style-name="EveryOtherRow2" calcext:value="formula-is(NOT(ISEVEN(ROW())))" calcext:base-cell-address="'12th,PC'.U9"/>
          </calcext:conditional-format>
          <calcext:conditional-format calcext:target-range-address="'12th,PC'.G14:'12th,PC'.G14">
            <calcext:condition calcext:apply-style-name="EveryOtherRow" calcext:value="formula-is(ISEVEN(ROW()))" calcext:base-cell-address="'12th,PC'.G14"/>
            <calcext:condition calcext:apply-style-name="EveryOtherRow2" calcext:value="formula-is(NOT(ISEVEN(ROW())))" calcext:base-cell-address="'12th,PC'.G14"/>
          </calcext:conditional-format>
          <calcext:conditional-format calcext:target-range-address="'12th,PC'.H14:'12th,PC'.H14">
            <calcext:condition calcext:apply-style-name="EveryOtherRow" calcext:value="formula-is(ISEVEN(ROW()))" calcext:base-cell-address="'12th,PC'.H14"/>
            <calcext:condition calcext:apply-style-name="EveryOtherRow2" calcext:value="formula-is(NOT(ISEVEN(ROW())))" calcext:base-cell-address="'12th,PC'.H14"/>
          </calcext:conditional-format>
          <calcext:conditional-format calcext:target-range-address="'12th,PC'.I14:'12th,PC'.I14">
            <calcext:condition calcext:apply-style-name="EveryOtherRow" calcext:value="formula-is(ISEVEN(ROW()))" calcext:base-cell-address="'12th,PC'.I14"/>
            <calcext:condition calcext:apply-style-name="EveryOtherRow2" calcext:value="formula-is(NOT(ISEVEN(ROW())))" calcext:base-cell-address="'12th,PC'.I14"/>
          </calcext:conditional-format>
          <calcext:conditional-format calcext:target-range-address="'12th,PC'.J14:'12th,PC'.J14">
            <calcext:condition calcext:apply-style-name="EveryOtherRow" calcext:value="formula-is(ISEVEN(ROW()))" calcext:base-cell-address="'12th,PC'.J14"/>
            <calcext:condition calcext:apply-style-name="EveryOtherRow2" calcext:value="formula-is(NOT(ISEVEN(ROW())))" calcext:base-cell-address="'12th,PC'.J14"/>
          </calcext:conditional-format>
          <calcext:conditional-format calcext:target-range-address="'12th,PC'.K14:'12th,PC'.K14">
            <calcext:condition calcext:apply-style-name="EveryOtherRow" calcext:value="formula-is(ISEVEN(ROW()))" calcext:base-cell-address="'12th,PC'.K14"/>
            <calcext:condition calcext:apply-style-name="EveryOtherRow2" calcext:value="formula-is(NOT(ISEVEN(ROW())))" calcext:base-cell-address="'12th,PC'.K14"/>
          </calcext:conditional-format>
          <calcext:conditional-format calcext:target-range-address="'12th,PC'.L14:'12th,PC'.L14">
            <calcext:condition calcext:apply-style-name="EveryOtherRow" calcext:value="formula-is(ISEVEN(ROW()))" calcext:base-cell-address="'12th,PC'.L14"/>
            <calcext:condition calcext:apply-style-name="EveryOtherRow2" calcext:value="formula-is(NOT(ISEVEN(ROW())))" calcext:base-cell-address="'12th,PC'.L14"/>
          </calcext:conditional-format>
          <calcext:conditional-format calcext:target-range-address="'12th,PC'.M14:'12th,PC'.M14">
            <calcext:condition calcext:apply-style-name="EveryOtherRow" calcext:value="formula-is(ISEVEN(ROW()))" calcext:base-cell-address="'12th,PC'.M14"/>
            <calcext:condition calcext:apply-style-name="EveryOtherRow2" calcext:value="formula-is(NOT(ISEVEN(ROW())))" calcext:base-cell-address="'12th,PC'.M14"/>
          </calcext:conditional-format>
          <calcext:conditional-format calcext:target-range-address="'12th,PC'.N14:'12th,PC'.N14">
            <calcext:condition calcext:apply-style-name="EveryOtherRow" calcext:value="formula-is(ISEVEN(ROW()))" calcext:base-cell-address="'12th,PC'.N14"/>
            <calcext:condition calcext:apply-style-name="EveryOtherRow2" calcext:value="formula-is(NOT(ISEVEN(ROW())))" calcext:base-cell-address="'12th,PC'.N14"/>
          </calcext:conditional-format>
          <calcext:conditional-format calcext:target-range-address="'12th,PC'.O14:'12th,PC'.O14">
            <calcext:condition calcext:apply-style-name="EveryOtherRow" calcext:value="formula-is(ISEVEN(ROW()))" calcext:base-cell-address="'12th,PC'.O14"/>
            <calcext:condition calcext:apply-style-name="EveryOtherRow2" calcext:value="formula-is(NOT(ISEVEN(ROW())))" calcext:base-cell-address="'12th,PC'.O14"/>
          </calcext:conditional-format>
          <calcext:conditional-format calcext:target-range-address="'12th,PC'.P14:'12th,PC'.P14">
            <calcext:condition calcext:apply-style-name="EveryOtherRow" calcext:value="formula-is(ISEVEN(ROW()))" calcext:base-cell-address="'12th,PC'.P14"/>
            <calcext:condition calcext:apply-style-name="EveryOtherRow2" calcext:value="formula-is(NOT(ISEVEN(ROW())))" calcext:base-cell-address="'12th,PC'.P14"/>
          </calcext:conditional-format>
          <calcext:conditional-format calcext:target-range-address="'12th,PC'.Q14:'12th,PC'.Q14">
            <calcext:condition calcext:apply-style-name="EveryOtherRow" calcext:value="formula-is(ISEVEN(ROW()))" calcext:base-cell-address="'12th,PC'.Q14"/>
            <calcext:condition calcext:apply-style-name="EveryOtherRow2" calcext:value="formula-is(NOT(ISEVEN(ROW())))" calcext:base-cell-address="'12th,PC'.Q14"/>
          </calcext:conditional-format>
          <calcext:conditional-format calcext:target-range-address="'12th,PC'.R14:'12th,PC'.R14">
            <calcext:condition calcext:apply-style-name="EveryOtherRow" calcext:value="formula-is(ISEVEN(ROW()))" calcext:base-cell-address="'12th,PC'.R14"/>
            <calcext:condition calcext:apply-style-name="EveryOtherRow2" calcext:value="formula-is(NOT(ISEVEN(ROW())))" calcext:base-cell-address="'12th,PC'.R14"/>
          </calcext:conditional-format>
          <calcext:conditional-format calcext:target-range-address="'12th,PC'.S14:'12th,PC'.S14">
            <calcext:condition calcext:apply-style-name="EveryOtherRow" calcext:value="formula-is(ISEVEN(ROW()))" calcext:base-cell-address="'12th,PC'.S14"/>
            <calcext:condition calcext:apply-style-name="EveryOtherRow2" calcext:value="formula-is(NOT(ISEVEN(ROW())))" calcext:base-cell-address="'12th,PC'.S14"/>
          </calcext:conditional-format>
          <calcext:conditional-format calcext:target-range-address="'12th,PC'.T14:'12th,PC'.T14">
            <calcext:condition calcext:apply-style-name="EveryOtherRow" calcext:value="formula-is(ISEVEN(ROW()))" calcext:base-cell-address="'12th,PC'.T14"/>
            <calcext:condition calcext:apply-style-name="EveryOtherRow2" calcext:value="formula-is(NOT(ISEVEN(ROW())))" calcext:base-cell-address="'12th,PC'.T14"/>
          </calcext:conditional-format>
          <calcext:conditional-format calcext:target-range-address="'12th,PC'.I17:'12th,PC'.I17">
            <calcext:condition calcext:apply-style-name="EveryOtherRow" calcext:value="formula-is(ISEVEN(ROW()))" calcext:base-cell-address="'12th,PC'.I17"/>
            <calcext:condition calcext:apply-style-name="EveryOtherRow2" calcext:value="formula-is(NOT(ISEVEN(ROW())))" calcext:base-cell-address="'12th,PC'.I17"/>
          </calcext:conditional-format>
          <calcext:conditional-format calcext:target-range-address="'12th,PC'.J17:'12th,PC'.J17">
            <calcext:condition calcext:apply-style-name="EveryOtherRow" calcext:value="formula-is(ISEVEN(ROW()))" calcext:base-cell-address="'12th,PC'.J17"/>
            <calcext:condition calcext:apply-style-name="EveryOtherRow2" calcext:value="formula-is(NOT(ISEVEN(ROW())))" calcext:base-cell-address="'12th,PC'.J17"/>
          </calcext:conditional-format>
          <calcext:conditional-format calcext:target-range-address="'12th,PC'.K17:'12th,PC'.K17">
            <calcext:condition calcext:apply-style-name="EveryOtherRow" calcext:value="formula-is(ISEVEN(ROW()))" calcext:base-cell-address="'12th,PC'.K17"/>
            <calcext:condition calcext:apply-style-name="EveryOtherRow2" calcext:value="formula-is(NOT(ISEVEN(ROW())))" calcext:base-cell-address="'12th,PC'.K17"/>
          </calcext:conditional-format>
          <calcext:conditional-format calcext:target-range-address="'12th,PC'.L17:'12th,PC'.L17">
            <calcext:condition calcext:apply-style-name="EveryOtherRow" calcext:value="formula-is(ISEVEN(ROW()))" calcext:base-cell-address="'12th,PC'.L17"/>
            <calcext:condition calcext:apply-style-name="EveryOtherRow2" calcext:value="formula-is(NOT(ISEVEN(ROW())))" calcext:base-cell-address="'12th,PC'.L17"/>
          </calcext:conditional-format>
          <calcext:conditional-format calcext:target-range-address="'12th,PC'.M17:'12th,PC'.M17">
            <calcext:condition calcext:apply-style-name="EveryOtherRow" calcext:value="formula-is(ISEVEN(ROW()))" calcext:base-cell-address="'12th,PC'.M17"/>
            <calcext:condition calcext:apply-style-name="EveryOtherRow2" calcext:value="formula-is(NOT(ISEVEN(ROW())))" calcext:base-cell-address="'12th,PC'.M17"/>
          </calcext:conditional-format>
          <calcext:conditional-format calcext:target-range-address="'12th,PC'.N17:'12th,PC'.N17">
            <calcext:condition calcext:apply-style-name="EveryOtherRow" calcext:value="formula-is(ISEVEN(ROW()))" calcext:base-cell-address="'12th,PC'.N17"/>
            <calcext:condition calcext:apply-style-name="EveryOtherRow2" calcext:value="formula-is(NOT(ISEVEN(ROW())))" calcext:base-cell-address="'12th,PC'.N17"/>
          </calcext:conditional-format>
          <calcext:conditional-format calcext:target-range-address="'12th,PC'.O17:'12th,PC'.O17">
            <calcext:condition calcext:apply-style-name="EveryOtherRow" calcext:value="formula-is(ISEVEN(ROW()))" calcext:base-cell-address="'12th,PC'.O17"/>
            <calcext:condition calcext:apply-style-name="EveryOtherRow2" calcext:value="formula-is(NOT(ISEVEN(ROW())))" calcext:base-cell-address="'12th,PC'.O17"/>
          </calcext:conditional-format>
          <calcext:conditional-format calcext:target-range-address="'12th,PC'.P17:'12th,PC'.P17">
            <calcext:condition calcext:apply-style-name="EveryOtherRow" calcext:value="formula-is(ISEVEN(ROW()))" calcext:base-cell-address="'12th,PC'.P17"/>
            <calcext:condition calcext:apply-style-name="EveryOtherRow2" calcext:value="formula-is(NOT(ISEVEN(ROW())))" calcext:base-cell-address="'12th,PC'.P17"/>
          </calcext:conditional-format>
          <calcext:conditional-format calcext:target-range-address="'12th,PC'.Q17:'12th,PC'.Q17">
            <calcext:condition calcext:apply-style-name="EveryOtherRow" calcext:value="formula-is(ISEVEN(ROW()))" calcext:base-cell-address="'12th,PC'.Q17"/>
            <calcext:condition calcext:apply-style-name="EveryOtherRow2" calcext:value="formula-is(NOT(ISEVEN(ROW())))" calcext:base-cell-address="'12th,PC'.Q17"/>
          </calcext:conditional-format>
          <calcext:conditional-format calcext:target-range-address="'12th,PC'.R17:'12th,PC'.R17">
            <calcext:condition calcext:apply-style-name="EveryOtherRow" calcext:value="formula-is(ISEVEN(ROW()))" calcext:base-cell-address="'12th,PC'.R17"/>
            <calcext:condition calcext:apply-style-name="EveryOtherRow2" calcext:value="formula-is(NOT(ISEVEN(ROW())))" calcext:base-cell-address="'12th,PC'.R17"/>
          </calcext:conditional-format>
          <calcext:conditional-format calcext:target-range-address="'12th,PC'.S17:'12th,PC'.S17">
            <calcext:condition calcext:apply-style-name="EveryOtherRow" calcext:value="formula-is(ISEVEN(ROW()))" calcext:base-cell-address="'12th,PC'.S17"/>
            <calcext:condition calcext:apply-style-name="EveryOtherRow2" calcext:value="formula-is(NOT(ISEVEN(ROW())))" calcext:base-cell-address="'12th,PC'.S17"/>
          </calcext:conditional-format>
          <calcext:conditional-format calcext:target-range-address="'12th,PC'.T17:'12th,PC'.T17">
            <calcext:condition calcext:apply-style-name="EveryOtherRow" calcext:value="formula-is(ISEVEN(ROW()))" calcext:base-cell-address="'12th,PC'.T17"/>
            <calcext:condition calcext:apply-style-name="EveryOtherRow2" calcext:value="formula-is(NOT(ISEVEN(ROW())))" calcext:base-cell-address="'12th,PC'.T17"/>
          </calcext:conditional-format>
          <calcext:conditional-format calcext:target-range-address="'12th,PC'.G19:'12th,PC'.G19">
            <calcext:condition calcext:apply-style-name="EveryOtherRow" calcext:value="formula-is(ISEVEN(ROW()))" calcext:base-cell-address="'12th,PC'.G19"/>
            <calcext:condition calcext:apply-style-name="EveryOtherRow2" calcext:value="formula-is(NOT(ISEVEN(ROW())))" calcext:base-cell-address="'12th,PC'.G19"/>
          </calcext:conditional-format>
          <calcext:conditional-format calcext:target-range-address="'12th,PC'.H19:'12th,PC'.H19">
            <calcext:condition calcext:apply-style-name="EveryOtherRow" calcext:value="formula-is(ISEVEN(ROW()))" calcext:base-cell-address="'12th,PC'.H19"/>
            <calcext:condition calcext:apply-style-name="EveryOtherRow2" calcext:value="formula-is(NOT(ISEVEN(ROW())))" calcext:base-cell-address="'12th,PC'.H19"/>
          </calcext:conditional-format>
          <calcext:conditional-format calcext:target-range-address="'12th,PC'.M19:'12th,PC'.M19">
            <calcext:condition calcext:apply-style-name="EveryOtherRow" calcext:value="formula-is(ISEVEN(ROW()))" calcext:base-cell-address="'12th,PC'.M19"/>
            <calcext:condition calcext:apply-style-name="EveryOtherRow2" calcext:value="formula-is(NOT(ISEVEN(ROW())))" calcext:base-cell-address="'12th,PC'.M19"/>
          </calcext:conditional-format>
          <calcext:conditional-format calcext:target-range-address="'12th,PC'.Q19:'12th,PC'.Q19">
            <calcext:condition calcext:apply-style-name="EveryOtherRow" calcext:value="formula-is(ISEVEN(ROW()))" calcext:base-cell-address="'12th,PC'.Q19"/>
            <calcext:condition calcext:apply-style-name="EveryOtherRow2" calcext:value="formula-is(NOT(ISEVEN(ROW())))" calcext:base-cell-address="'12th,PC'.Q19"/>
          </calcext:conditional-format>
        </calcext:conditional-formats>
      </table:table>
      <table:table table:name="12th,Comp" table:style-name="ta7">
        <table:table-column table:style-name="co1" table:default-cell-style-name="ce52"/>
        <table:table-column table:style-name="co2" table:default-cell-style-name="ce53"/>
        <table:table-column table:style-name="co3" table:default-cell-style-name="ce52"/>
        <table:table-column table:style-name="co4" table:number-columns-repeated="2" table:default-cell-style-name="ce287"/>
        <table:table-column table:style-name="co4" table:number-columns-repeated="2" table:default-cell-style-name="ce175"/>
        <table:table-column table:style-name="co4" table:number-columns-repeated="28" table:default-cell-style-name="ce1"/>
        <table:table-column table:style-name="co5" table:number-columns-repeated="989" table:default-cell-style-name="ce1"/>
        <table:table-row table:style-name="ro2">
          <table:table-cell table:style-name="ce865" office:value-type="string" calcext:value-type="string">
            <text:p>Date Due</text:p>
          </table:table-cell>
          <table:table-cell table:style-name="ce867" office:value-type="string" calcext:value-type="string">
            <text:p>12<text:span text:style-name="T1">th</text:span>, Computers</text:p>
          </table:table-cell>
          <table:table-cell table:style-name="ce869" office:value-type="string" calcext:value-type="string">
            <text:p>Points Possible for Each Assignment</text:p>
          </table:table-cell>
          <table:table-cell table:style-name="ce871" office:value-type="string" calcext:value-type="string">
            <text:p>Average (non-zero)</text:p>
          </table:table-cell>
          <table:table-cell table:style-name="ce871" office:value-type="string" calcext:value-type="string">
            <text:p>Stdev (non-zero)</text:p>
          </table:table-cell>
          <table:table-cell table:style-name="ce869" office:value-type="string" calcext:value-type="string">
            <text:p>Last, First1</text:p>
          </table:table-cell>
          <table:table-cell table:style-name="ce869" office:value-type="string" calcext:value-type="string">
            <text:p>Last, First2</text:p>
          </table:table-cell>
          <table:table-cell table:style-name="ce869" office:value-type="string" calcext:value-type="string">
            <text:p>Last, First3</text:p>
          </table:table-cell>
          <table:table-cell table:style-name="ce869" office:value-type="string" calcext:value-type="string">
            <text:p>Last, First4</text:p>
          </table:table-cell>
          <table:table-cell table:style-name="ce869" office:value-type="string" calcext:value-type="string">
            <text:p>Last, First5</text:p>
          </table:table-cell>
          <table:table-cell table:style-name="ce869" office:value-type="string" calcext:value-type="string">
            <text:p>Last, First6</text:p>
          </table:table-cell>
          <table:table-cell table:style-name="ce869" office:value-type="string" calcext:value-type="string">
            <text:p>Last, First7</text:p>
          </table:table-cell>
          <table:table-cell table:style-name="ce869" office:value-type="string" calcext:value-type="string">
            <text:p>Last, First8</text:p>
          </table:table-cell>
          <table:table-cell table:style-name="ce869" office:value-type="string" calcext:value-type="string">
            <text:p>Last, First9</text:p>
          </table:table-cell>
          <table:table-cell table:style-name="ce869" office:value-type="string" calcext:value-type="string">
            <text:p>Last, First10</text:p>
          </table:table-cell>
          <table:table-cell table:style-name="ce869" office:value-type="string" calcext:value-type="string">
            <text:p>Last, First11</text:p>
          </table:table-cell>
          <table:table-cell table:style-name="ce869" office:value-type="string" calcext:value-type="string">
            <text:p>Last, First12</text:p>
          </table:table-cell>
          <table:table-cell table:style-name="ce869" office:value-type="string" calcext:value-type="string">
            <text:p>Last, First13</text:p>
          </table:table-cell>
          <table:table-cell table:style-name="ce869" office:value-type="string" calcext:value-type="string">
            <text:p>Last, First14</text:p>
          </table:table-cell>
          <table:table-cell table:style-name="ce869" office:value-type="string" calcext:value-type="string">
            <text:p>Last, First15</text:p>
          </table:table-cell>
          <table:table-cell table:style-name="ce869" office:value-type="string" calcext:value-type="string">
            <text:p>Student Name16</text:p>
          </table:table-cell>
          <table:table-cell table:style-name="ce869" office:value-type="string" calcext:value-type="string">
            <text:p>Student Name17</text:p>
          </table:table-cell>
          <table:table-cell table:style-name="ce869" office:value-type="string" calcext:value-type="string">
            <text:p>Student Name18</text:p>
          </table:table-cell>
          <table:table-cell table:style-name="ce869" office:value-type="string" calcext:value-type="string">
            <text:p>Student Name19</text:p>
          </table:table-cell>
          <table:table-cell table:style-name="ce869" office:value-type="string" calcext:value-type="string">
            <text:p>Student Name20</text:p>
          </table:table-cell>
          <table:table-cell table:style-name="ce869" office:value-type="string" calcext:value-type="string">
            <text:p>Student Name21</text:p>
          </table:table-cell>
          <table:table-cell table:style-name="ce869" office:value-type="string" calcext:value-type="string">
            <text:p>Student Name22</text:p>
          </table:table-cell>
          <table:table-cell table:style-name="ce869" office:value-type="string" calcext:value-type="string">
            <text:p>Student Name23</text:p>
          </table:table-cell>
          <table:table-cell table:style-name="ce869" office:value-type="string" calcext:value-type="string">
            <text:p>Student Name24</text:p>
          </table:table-cell>
          <table:table-cell table:style-name="ce869" office:value-type="string" calcext:value-type="string">
            <text:p>Student Name25</text:p>
          </table:table-cell>
          <table:table-cell table:style-name="ce869" office:value-type="string" calcext:value-type="string">
            <text:p>Student Name26</text:p>
          </table:table-cell>
          <table:table-cell table:style-name="ce869" office:value-type="string" calcext:value-type="string">
            <text:p>Student Name27</text:p>
          </table:table-cell>
          <table:table-cell table:style-name="ce869" office:value-type="string" calcext:value-type="string">
            <text:p>Student Name28</text:p>
          </table:table-cell>
          <table:table-cell table:style-name="ce869" office:value-type="string" calcext:value-type="string">
            <text:p>Student Name29</text:p>
          </table:table-cell>
          <table:table-cell table:style-name="ce869" office:value-type="string" calcext:value-type="string">
            <text:p>Student Name30</text:p>
          </table:table-cell>
          <table:table-cell table:style-name="ce869" table:number-columns-repeated="989"/>
        </table:table-row>
        <table:table-row table:style-name="ro3">
          <table:table-cell table:style-name="ce1529" office:value-type="date" office:date-value="2017-03-23" calcext:value-type="date">
            <text:p>3/23/2017</text:p>
          </table:table-cell>
          <table:table-cell table:style-name="ce1531" office:value-type="string" calcext:value-type="string">
            <text:p>Project 3: Abstract Art</text:p>
          </table:table-cell>
          <table:table-cell table:style-name="ce1533" office:value-type="float" office:value="30" calcext:value-type="float">
            <text:p>30</text:p>
          </table:table-cell>
          <table:table-cell table:style-name="ce1535" table:formula="of:=AVERAGEIF([.F2:.AMJ2];&quot;&lt;&gt;0&quot;)" office:value-type="float" office:value="27.5172413793103" calcext:value-type="float">
            <text:p>27.5</text:p>
          </table:table-cell>
          <table:table-cell table:style-name="ce1535" table:number-matrix-columns-spanned="1" table:number-matrix-rows-spanned="1" table:formula="of:=STDEV(IF([.F2:.AMJ2]&lt;&gt;0;[.F2:.AMJ2]))" office:value-type="float" office:value="1.50419830344823" calcext:value-type="float">
            <text:p>1.5</text:p>
          </table:table-cell>
          <table:table-cell table:style-name="ce1547" table:formula="of:=25/29*[.$C$2]" office:value-type="float" office:value="25.8620689655172" calcext:value-type="float">
            <text:p>25.9</text:p>
          </table:table-cell>
          <table:table-cell table:style-name="ce1551" table:formula="of:=26/29*[.$C$2]" office:value-type="float" office:value="26.8965517241379" calcext:value-type="float">
            <text:p>26.9</text:p>
          </table:table-cell>
          <table:table-cell table:style-name="ce1555" table:formula="of:=27/29*[.$C$2]" office:value-type="float" office:value="27.9310344827586" calcext:value-type="float">
            <text:p>27.9</text:p>
          </table:table-cell>
          <table:table-cell table:style-name="ce1559" table:formula="of:=29/29*[.$C$2]" office:value-type="float" office:value="30" calcext:value-type="float">
            <text:p>30.0</text:p>
          </table:table-cell>
          <table:table-cell table:style-name="ce1563" table:formula="of:=25/29*[.$C$2]" office:value-type="float" office:value="25.8620689655172" calcext:value-type="float">
            <text:p>25.9</text:p>
          </table:table-cell>
          <table:table-cell table:style-name="ce1567" table:formula="of:=26/29*[.$C$2]" office:value-type="float" office:value="26.8965517241379" calcext:value-type="float">
            <text:p>26.9</text:p>
          </table:table-cell>
          <table:table-cell table:style-name="ce1571" table:formula="of:=27/29*[.$C$2]" office:value-type="float" office:value="27.9310344827586" calcext:value-type="float">
            <text:p>27.9</text:p>
          </table:table-cell>
          <table:table-cell table:style-name="ce1575" table:formula="of:=29/29*[.$C$2]" office:value-type="float" office:value="30" calcext:value-type="float">
            <text:p>30.0</text:p>
          </table:table-cell>
          <table:table-cell table:style-name="ce1580" table:formula="of:=25/29*[.$C$2]" office:value-type="float" office:value="25.8620689655172" calcext:value-type="float">
            <text:p>25.9</text:p>
          </table:table-cell>
          <table:table-cell table:style-name="ce1585" table:formula="of:=26/29*[.$C$2]" office:value-type="float" office:value="26.8965517241379" calcext:value-type="float">
            <text:p>26.9</text:p>
          </table:table-cell>
          <table:table-cell table:style-name="ce1590" table:formula="of:=27/29*[.$C$2]" office:value-type="float" office:value="27.9310344827586" calcext:value-type="float">
            <text:p>27.9</text:p>
          </table:table-cell>
          <table:table-cell table:style-name="ce1595" table:formula="of:=29/29*[.$C$2]" office:value-type="float" office:value="30" calcext:value-type="float">
            <text:p>30.0</text:p>
          </table:table-cell>
          <table:table-cell table:style-name="ce1600" table:formula="of:=25/29*[.$C$2]" office:value-type="float" office:value="25.8620689655172" calcext:value-type="float">
            <text:p>25.9</text:p>
          </table:table-cell>
          <table:table-cell table:style-name="ce1605" table:formula="of:=26/29*[.$C$2]" office:value-type="float" office:value="26.8965517241379" calcext:value-type="float">
            <text:p>26.9</text:p>
          </table:table-cell>
          <table:table-cell table:style-name="ce1610" table:formula="of:=27/29*[.$C$2]" office:value-type="float" office:value="27.9310344827586" calcext:value-type="float">
            <text:p>27.9</text:p>
          </table:table-cell>
          <table:table-cell table:style-name="ce1614"/>
          <table:table-cell table:style-name="ce1535" table:number-columns-repeated="14"/>
          <table:table-cell table:style-name="ce1630" table:number-columns-repeated="989"/>
        </table:table-row>
        <table:table-row table:style-name="ro3">
          <table:table-cell table:style-name="ce1529" office:value-type="date" office:date-value="2017-04-07" calcext:value-type="date">
            <text:p>4/7/2017</text:p>
          </table:table-cell>
          <table:table-cell table:style-name="ce1531" office:value-type="string" calcext:value-type="string">
            <text:p>Project 4: Penguins</text:p>
          </table:table-cell>
          <table:table-cell table:style-name="ce1533" office:value-type="float" office:value="30" calcext:value-type="float">
            <text:p>30</text:p>
          </table:table-cell>
          <table:table-cell table:style-name="ce1536" table:formula="of:=AVERAGEIF([.F3:.AMJ3];&quot;&lt;&gt;0&quot;)" office:value-type="float" office:value="27.6666666666667" calcext:value-type="float">
            <text:p>27.7</text:p>
          </table:table-cell>
          <table:table-cell table:style-name="ce1536" table:number-matrix-columns-spanned="1" table:number-matrix-rows-spanned="1" table:formula="of:=STDEV(IF([.F3:.AMJ3]&lt;&gt;0;[.F3:.AMJ3]))" office:value-type="float" office:value="1.78730088246061" calcext:value-type="float">
            <text:p>1.8</text:p>
          </table:table-cell>
          <table:table-cell table:style-name="ce1548" table:formula="of:=30/36*[.$C$3]" office:value-type="float" office:value="25" calcext:value-type="float">
            <text:p>25.0</text:p>
          </table:table-cell>
          <table:table-cell table:style-name="ce1552" table:formula="of:=31/36*[.$C$3]" office:value-type="float" office:value="25.8333333333333" calcext:value-type="float">
            <text:p>25.8</text:p>
          </table:table-cell>
          <table:table-cell table:style-name="ce1556" table:formula="of:=32/36*[.$C$3]" office:value-type="float" office:value="26.6666666666667" calcext:value-type="float">
            <text:p>26.7</text:p>
          </table:table-cell>
          <table:table-cell table:style-name="ce1560" table:formula="of:=33/36*[.$C$3]" office:value-type="float" office:value="27.5" calcext:value-type="float">
            <text:p>27.5</text:p>
          </table:table-cell>
          <table:table-cell table:style-name="ce1564" table:formula="of:=34/36*[.$C$3]" office:value-type="float" office:value="28.3333333333333" calcext:value-type="float">
            <text:p>28.3</text:p>
          </table:table-cell>
          <table:table-cell table:style-name="ce1568" table:formula="of:=35/36*[.$C$3]" office:value-type="float" office:value="29.1666666666667" calcext:value-type="float">
            <text:p>29.2</text:p>
          </table:table-cell>
          <table:table-cell table:style-name="ce1572" table:formula="of:=36/36*[.$C$3]" office:value-type="float" office:value="30" calcext:value-type="float">
            <text:p>30.0</text:p>
          </table:table-cell>
          <table:table-cell table:style-name="ce1576" table:formula="of:=30/36*[.$C$3]" office:value-type="float" office:value="25" calcext:value-type="float">
            <text:p>25.0</text:p>
          </table:table-cell>
          <table:table-cell table:style-name="ce1581" table:formula="of:=31/36*[.$C$3]" office:value-type="float" office:value="25.8333333333333" calcext:value-type="float">
            <text:p>25.8</text:p>
          </table:table-cell>
          <table:table-cell table:style-name="ce1586" table:formula="of:=32/36*[.$C$3]" office:value-type="float" office:value="26.6666666666667" calcext:value-type="float">
            <text:p>26.7</text:p>
          </table:table-cell>
          <table:table-cell table:style-name="ce1591" table:formula="of:=33/36*[.$C$3]" office:value-type="float" office:value="27.5" calcext:value-type="float">
            <text:p>27.5</text:p>
          </table:table-cell>
          <table:table-cell table:style-name="ce1596" table:formula="of:=34/36*[.$C$3]" office:value-type="float" office:value="28.3333333333333" calcext:value-type="float">
            <text:p>28.3</text:p>
          </table:table-cell>
          <table:table-cell table:style-name="ce1601" table:formula="of:=35/36*[.$C$3]" office:value-type="float" office:value="29.1666666666667" calcext:value-type="float">
            <text:p>29.2</text:p>
          </table:table-cell>
          <table:table-cell table:style-name="ce1606" table:formula="of:=36/36*[.$C$3]" office:value-type="float" office:value="30" calcext:value-type="float">
            <text:p>30.0</text:p>
          </table:table-cell>
          <table:table-cell table:style-name="ce1611" table:formula="of:=36/36*[.$C$3]" office:value-type="float" office:value="30" calcext:value-type="float">
            <text:p>30.0</text:p>
          </table:table-cell>
          <table:table-cell table:style-name="ce1535" table:number-columns-repeated="15"/>
          <table:table-cell table:style-name="ce1630" table:number-columns-repeated="989"/>
        </table:table-row>
        <table:table-row table:style-name="ro1">
          <table:table-cell table:style-name="ce1529" office:value-type="date" office:date-value="2017-04-12" calcext:value-type="date">
            <text:p>4/12/2017</text:p>
          </table:table-cell>
          <table:table-cell table:style-name="ce1531" office:value-type="string" calcext:value-type="string">
            <text:p>Project 5: through Toggle Button</text:p>
          </table:table-cell>
          <table:table-cell table:style-name="ce1533" office:value-type="float" office:value="5" calcext:value-type="float">
            <text:p>5</text:p>
          </table:table-cell>
          <table:table-cell table:style-name="ce1537" table:formula="of:=AVERAGEIF([.F4:.AMJ4];&quot;&lt;&gt;0&quot;)" office:value-type="float" office:value="5" calcext:value-type="float">
            <text:p>5.0</text:p>
          </table:table-cell>
          <table:table-cell table:style-name="ce1537" table:number-matrix-columns-spanned="1" table:number-matrix-rows-spanned="1" table:formula="of:=STDEV(IF([.F4:.AMJ4]&lt;&gt;0;[.F4:.AMJ4]))" office:value-type="float" office:value="0" calcext:value-type="float">
            <text:p>0.0</text:p>
          </table:table-cell>
          <table:table-cell table:style-name="ce1548" office:value-type="float" office:value="5" calcext:value-type="float">
            <text:p>5.0</text:p>
          </table:table-cell>
          <table:table-cell table:style-name="ce1552" office:value-type="float" office:value="5" calcext:value-type="float">
            <text:p>5.0</text:p>
          </table:table-cell>
          <table:table-cell table:style-name="ce1556" office:value-type="float" office:value="5" calcext:value-type="float">
            <text:p>5.0</text:p>
          </table:table-cell>
          <table:table-cell table:style-name="ce1560" office:value-type="float" office:value="5" calcext:value-type="float">
            <text:p>5.0</text:p>
          </table:table-cell>
          <table:table-cell table:style-name="ce1564" office:value-type="float" office:value="5" calcext:value-type="float">
            <text:p>5.0</text:p>
          </table:table-cell>
          <table:table-cell table:style-name="ce1568" office:value-type="float" office:value="5" calcext:value-type="float">
            <text:p>5.0</text:p>
          </table:table-cell>
          <table:table-cell table:style-name="ce1572" office:value-type="float" office:value="5" calcext:value-type="float">
            <text:p>5.0</text:p>
          </table:table-cell>
          <table:table-cell table:style-name="ce1577" office:value-type="float" office:value="5" calcext:value-type="float">
            <text:p>5.0</text:p>
          </table:table-cell>
          <table:table-cell table:style-name="ce1582" office:value-type="float" office:value="5" calcext:value-type="float">
            <text:p>5.0</text:p>
          </table:table-cell>
          <table:table-cell table:style-name="ce1587" office:value-type="float" office:value="5" calcext:value-type="float">
            <text:p>5.0</text:p>
          </table:table-cell>
          <table:table-cell table:style-name="ce1592" office:value-type="float" office:value="5" calcext:value-type="float">
            <text:p>5.0</text:p>
          </table:table-cell>
          <table:table-cell table:style-name="ce1597" office:value-type="float" office:value="5" calcext:value-type="float">
            <text:p>5.0</text:p>
          </table:table-cell>
          <table:table-cell table:style-name="ce1602" office:value-type="float" office:value="5" calcext:value-type="float">
            <text:p>5.0</text:p>
          </table:table-cell>
          <table:table-cell table:style-name="ce1607" office:value-type="float" office:value="5" calcext:value-type="float">
            <text:p>5.0</text:p>
          </table:table-cell>
          <table:table-cell table:style-name="ce1611" office:value-type="float" office:value="5" calcext:value-type="float">
            <text:p>5.0</text:p>
          </table:table-cell>
          <table:table-cell table:style-name="ce1535" table:number-columns-repeated="15"/>
          <table:table-cell table:style-name="ce1630" table:number-columns-repeated="989"/>
        </table:table-row>
        <table:table-row table:style-name="ro3">
          <table:table-cell table:style-name="ce1529" office:value-type="date" office:date-value="2017-04-13" calcext:value-type="date">
            <text:p>4/13/2017</text:p>
          </table:table-cell>
          <table:table-cell table:style-name="ce1531" office:value-type="string" calcext:value-type="string">
            <text:p>Project 5: through Blue Orb</text:p>
          </table:table-cell>
          <table:table-cell table:style-name="ce1533" office:value-type="float" office:value="5" calcext:value-type="float">
            <text:p>5</text:p>
          </table:table-cell>
          <table:table-cell table:style-name="ce1538" table:formula="of:=AVERAGEIF([.F5:.AMJ5];&quot;&lt;&gt;0&quot;)" office:value-type="float" office:value="4.73333333333333" calcext:value-type="float">
            <text:p>4.7</text:p>
          </table:table-cell>
          <table:table-cell table:style-name="ce1538" table:number-matrix-columns-spanned="1" table:number-matrix-rows-spanned="1" table:formula="of:=STDEV(IF([.F5:.AMJ5]&lt;&gt;0;[.F5:.AMJ5]))" office:value-type="float" office:value="0.457737708217064" calcext:value-type="float">
            <text:p>0.5</text:p>
          </table:table-cell>
          <table:table-cell table:style-name="ce1549" office:value-type="float" office:value="4" calcext:value-type="float">
            <text:p>4.0</text:p>
          </table:table-cell>
          <table:table-cell table:style-name="ce1553" office:value-type="float" office:value="5" calcext:value-type="float">
            <text:p>5.0</text:p>
          </table:table-cell>
          <table:table-cell table:style-name="ce1557" office:value-type="float" office:value="4" calcext:value-type="float">
            <text:p>4.0</text:p>
          </table:table-cell>
          <table:table-cell table:style-name="ce1561" office:value-type="float" office:value="5" calcext:value-type="float">
            <text:p>5.0</text:p>
          </table:table-cell>
          <table:table-cell table:style-name="ce1565" office:value-type="float" office:value="4" calcext:value-type="float">
            <text:p>4.0</text:p>
          </table:table-cell>
          <table:table-cell table:style-name="ce1569" office:value-type="float" office:value="5" calcext:value-type="float">
            <text:p>5.0</text:p>
          </table:table-cell>
          <table:table-cell table:style-name="ce1573" office:value-type="float" office:value="4" calcext:value-type="float">
            <text:p>4.0</text:p>
          </table:table-cell>
          <table:table-cell table:style-name="ce1578" office:value-type="float" office:value="5" calcext:value-type="float">
            <text:p>5.0</text:p>
          </table:table-cell>
          <table:table-cell table:style-name="ce1583" office:value-type="float" office:value="5" calcext:value-type="float">
            <text:p>5.0</text:p>
          </table:table-cell>
          <table:table-cell table:style-name="ce1588" office:value-type="float" office:value="5" calcext:value-type="float">
            <text:p>5.0</text:p>
          </table:table-cell>
          <table:table-cell table:style-name="ce1593" office:value-type="float" office:value="5" calcext:value-type="float">
            <text:p>5.0</text:p>
          </table:table-cell>
          <table:table-cell table:style-name="ce1598" office:value-type="float" office:value="5" calcext:value-type="float">
            <text:p>5.0</text:p>
          </table:table-cell>
          <table:table-cell table:style-name="ce1603" office:value-type="float" office:value="5" calcext:value-type="float">
            <text:p>5.0</text:p>
          </table:table-cell>
          <table:table-cell table:style-name="ce1608" office:value-type="float" office:value="5" calcext:value-type="float">
            <text:p>5.0</text:p>
          </table:table-cell>
          <table:table-cell table:style-name="ce1612" office:value-type="float" office:value="5" calcext:value-type="float">
            <text:p>5.0</text:p>
          </table:table-cell>
          <table:table-cell table:style-name="ce1535" table:number-columns-repeated="15"/>
          <table:table-cell table:style-name="ce1630" table:number-columns-repeated="989"/>
        </table:table-row>
        <table:table-row table:style-name="ro3">
          <table:table-cell table:style-name="ce1529" office:value-type="date" office:date-value="2017-04-17" calcext:value-type="date">
            <text:p>4/17/2017</text:p>
          </table:table-cell>
          <table:table-cell table:style-name="ce1531" office:value-type="string" calcext:value-type="string">
            <text:p>Project 5: sun &amp; hover</text:p>
          </table:table-cell>
          <table:table-cell table:style-name="ce1533" office:value-type="float" office:value="5" calcext:value-type="float">
            <text:p>5</text:p>
          </table:table-cell>
          <table:table-cell table:style-name="ce1539" table:formula="of:=AVERAGEIF([.F6:.AMJ6];&quot;&lt;&gt;0&quot;)" office:value-type="float" office:value="5" calcext:value-type="float">
            <text:p>5.0</text:p>
          </table:table-cell>
          <table:table-cell table:style-name="ce1539" table:number-matrix-columns-spanned="1" table:number-matrix-rows-spanned="1" table:formula="of:=STDEV(IF([.F6:.AMJ6]&lt;&gt;0;[.F6:.AMJ6]))" office:value-type="float" office:value="0" calcext:value-type="float">
            <text:p>0.0</text:p>
          </table:table-cell>
          <table:table-cell table:style-name="ce1549" office:value-type="float" office:value="5" calcext:value-type="float">
            <text:p>5.0</text:p>
          </table:table-cell>
          <table:table-cell table:style-name="ce1553" office:value-type="float" office:value="5" calcext:value-type="float">
            <text:p>5.0</text:p>
          </table:table-cell>
          <table:table-cell table:style-name="ce1557" office:value-type="float" office:value="5" calcext:value-type="float">
            <text:p>5.0</text:p>
          </table:table-cell>
          <table:table-cell table:style-name="ce1561" office:value-type="float" office:value="5" calcext:value-type="float">
            <text:p>5.0</text:p>
          </table:table-cell>
          <table:table-cell table:style-name="ce1565" office:value-type="float" office:value="5" calcext:value-type="float">
            <text:p>5.0</text:p>
          </table:table-cell>
          <table:table-cell table:style-name="ce1569" office:value-type="float" office:value="5" calcext:value-type="float">
            <text:p>5.0</text:p>
          </table:table-cell>
          <table:table-cell table:style-name="ce1573" office:value-type="float" office:value="5" calcext:value-type="float">
            <text:p>5.0</text:p>
          </table:table-cell>
          <table:table-cell table:style-name="ce1578" office:value-type="float" office:value="5" calcext:value-type="float">
            <text:p>5.0</text:p>
          </table:table-cell>
          <table:table-cell table:style-name="ce1583" office:value-type="float" office:value="5" calcext:value-type="float">
            <text:p>5.0</text:p>
          </table:table-cell>
          <table:table-cell table:style-name="ce1588" office:value-type="float" office:value="5" calcext:value-type="float">
            <text:p>5.0</text:p>
          </table:table-cell>
          <table:table-cell table:style-name="ce1593" office:value-type="float" office:value="5" calcext:value-type="float">
            <text:p>5.0</text:p>
          </table:table-cell>
          <table:table-cell table:style-name="ce1598" office:value-type="float" office:value="5" calcext:value-type="float">
            <text:p>5.0</text:p>
          </table:table-cell>
          <table:table-cell table:style-name="ce1603" office:value-type="float" office:value="5" calcext:value-type="float">
            <text:p>5.0</text:p>
          </table:table-cell>
          <table:table-cell table:style-name="ce1608" office:value-type="float" office:value="5" calcext:value-type="float">
            <text:p>5.0</text:p>
          </table:table-cell>
          <table:table-cell table:style-name="ce1612" office:value-type="float" office:value="5" calcext:value-type="float">
            <text:p>5.0</text:p>
          </table:table-cell>
          <table:table-cell table:style-name="ce1535" table:number-columns-repeated="15"/>
          <table:table-cell table:style-name="ce1630" table:number-columns-repeated="989"/>
        </table:table-row>
        <table:table-row table:style-name="ro3">
          <table:table-cell table:style-name="ce1529" office:value-type="date" office:date-value="2017-04-18" calcext:value-type="date">
            <text:p>4/18/2017</text:p>
          </table:table-cell>
          <table:table-cell table:style-name="ce1531" office:value-type="string" calcext:value-type="string">
            <text:p>Project 5: toggle sun &amp; moon</text:p>
          </table:table-cell>
          <table:table-cell table:style-name="ce1533" office:value-type="float" office:value="5" calcext:value-type="float">
            <text:p>5</text:p>
          </table:table-cell>
          <table:table-cell table:style-name="ce1540" table:formula="of:=AVERAGEIF([.F7:.AMJ7];&quot;&lt;&gt;0&quot;)" office:value-type="float" office:value="5" calcext:value-type="float">
            <text:p>5.0</text:p>
          </table:table-cell>
          <table:table-cell table:style-name="ce1540" table:number-matrix-columns-spanned="1" table:number-matrix-rows-spanned="1" table:formula="of:=STDEV(IF([.F7:.AMJ7]&lt;&gt;0;[.F7:.AMJ7]))" office:value-type="float" office:value="0" calcext:value-type="float">
            <text:p>0.0</text:p>
          </table:table-cell>
          <table:table-cell table:style-name="ce1549" office:value-type="float" office:value="5" calcext:value-type="float">
            <text:p>5.0</text:p>
          </table:table-cell>
          <table:table-cell table:style-name="ce1553" office:value-type="float" office:value="5" calcext:value-type="float">
            <text:p>5.0</text:p>
          </table:table-cell>
          <table:table-cell table:style-name="ce1557" office:value-type="float" office:value="5" calcext:value-type="float">
            <text:p>5.0</text:p>
          </table:table-cell>
          <table:table-cell table:style-name="ce1561" office:value-type="float" office:value="5" calcext:value-type="float">
            <text:p>5.0</text:p>
          </table:table-cell>
          <table:table-cell table:style-name="ce1565" office:value-type="float" office:value="5" calcext:value-type="float">
            <text:p>5.0</text:p>
          </table:table-cell>
          <table:table-cell table:style-name="ce1569" office:value-type="float" office:value="5" calcext:value-type="float">
            <text:p>5.0</text:p>
          </table:table-cell>
          <table:table-cell table:style-name="ce1573" office:value-type="float" office:value="5" calcext:value-type="float">
            <text:p>5.0</text:p>
          </table:table-cell>
          <table:table-cell table:style-name="ce1578" office:value-type="float" office:value="5" calcext:value-type="float">
            <text:p>5.0</text:p>
          </table:table-cell>
          <table:table-cell table:style-name="ce1583" office:value-type="float" office:value="5" calcext:value-type="float">
            <text:p>5.0</text:p>
          </table:table-cell>
          <table:table-cell table:style-name="ce1588" office:value-type="float" office:value="5" calcext:value-type="float">
            <text:p>5.0</text:p>
          </table:table-cell>
          <table:table-cell table:style-name="ce1593" office:value-type="float" office:value="5" calcext:value-type="float">
            <text:p>5.0</text:p>
          </table:table-cell>
          <table:table-cell table:style-name="ce1598" office:value-type="float" office:value="5" calcext:value-type="float">
            <text:p>5.0</text:p>
          </table:table-cell>
          <table:table-cell table:style-name="ce1603" office:value-type="float" office:value="5" calcext:value-type="float">
            <text:p>5.0</text:p>
          </table:table-cell>
          <table:table-cell table:style-name="ce1608" office:value-type="float" office:value="5" calcext:value-type="float">
            <text:p>5.0</text:p>
          </table:table-cell>
          <table:table-cell table:style-name="ce1612" office:value-type="float" office:value="5" calcext:value-type="float">
            <text:p>5.0</text:p>
          </table:table-cell>
          <table:table-cell table:style-name="ce1535" table:number-columns-repeated="15"/>
          <table:table-cell table:style-name="ce1630" table:number-columns-repeated="989"/>
        </table:table-row>
        <table:table-row table:style-name="ro3">
          <table:table-cell table:style-name="ce1529" office:value-type="date" office:date-value="2017-04-19" calcext:value-type="date">
            <text:p>4/19/2017</text:p>
          </table:table-cell>
          <table:table-cell table:style-name="ce1531" office:value-type="string" calcext:value-type="string">
            <text:p>Project 5: final</text:p>
          </table:table-cell>
          <table:table-cell table:style-name="ce1533" office:value-type="float" office:value="5" calcext:value-type="float">
            <text:p>5</text:p>
          </table:table-cell>
          <table:table-cell table:style-name="ce1541" table:formula="of:=AVERAGEIF([.F8:.AMJ8];&quot;&lt;&gt;0&quot;)" office:value-type="float" office:value="4.6" calcext:value-type="float">
            <text:p>4.6</text:p>
          </table:table-cell>
          <table:table-cell table:style-name="ce1541" table:number-matrix-columns-spanned="1" table:number-matrix-rows-spanned="1" table:formula="of:=STDEV(IF([.F8:.AMJ8]&lt;&gt;0;[.F8:.AMJ8]))" office:value-type="float" office:value="0.50709255283711" calcext:value-type="float">
            <text:p>0.5</text:p>
          </table:table-cell>
          <table:table-cell table:style-name="ce1549" office:value-type="float" office:value="5" calcext:value-type="float">
            <text:p>5.0</text:p>
          </table:table-cell>
          <table:table-cell table:style-name="ce1553" office:value-type="float" office:value="4" calcext:value-type="float">
            <text:p>4.0</text:p>
          </table:table-cell>
          <table:table-cell table:style-name="ce1557" office:value-type="float" office:value="5" calcext:value-type="float">
            <text:p>5.0</text:p>
          </table:table-cell>
          <table:table-cell table:style-name="ce1561" office:value-type="float" office:value="4" calcext:value-type="float">
            <text:p>4.0</text:p>
          </table:table-cell>
          <table:table-cell table:style-name="ce1565" office:value-type="float" office:value="5" calcext:value-type="float">
            <text:p>5.0</text:p>
          </table:table-cell>
          <table:table-cell table:style-name="ce1569" office:value-type="float" office:value="5" calcext:value-type="float">
            <text:p>5.0</text:p>
          </table:table-cell>
          <table:table-cell table:style-name="ce1573" office:value-type="float" office:value="5" calcext:value-type="float">
            <text:p>5.0</text:p>
          </table:table-cell>
          <table:table-cell table:style-name="ce1578" office:value-type="float" office:value="4" calcext:value-type="float">
            <text:p>4.0</text:p>
          </table:table-cell>
          <table:table-cell table:style-name="ce1583" office:value-type="float" office:value="5" calcext:value-type="float">
            <text:p>5.0</text:p>
          </table:table-cell>
          <table:table-cell table:style-name="ce1588" office:value-type="float" office:value="4" calcext:value-type="float">
            <text:p>4.0</text:p>
          </table:table-cell>
          <table:table-cell table:style-name="ce1593" office:value-type="float" office:value="5" calcext:value-type="float">
            <text:p>5.0</text:p>
          </table:table-cell>
          <table:table-cell table:style-name="ce1598" office:value-type="float" office:value="4" calcext:value-type="float">
            <text:p>4.0</text:p>
          </table:table-cell>
          <table:table-cell table:style-name="ce1603" office:value-type="float" office:value="5" calcext:value-type="float">
            <text:p>5.0</text:p>
          </table:table-cell>
          <table:table-cell table:style-name="ce1608" office:value-type="float" office:value="4" calcext:value-type="float">
            <text:p>4.0</text:p>
          </table:table-cell>
          <table:table-cell table:style-name="ce1612" office:value-type="float" office:value="5" calcext:value-type="float">
            <text:p>5.0</text:p>
          </table:table-cell>
          <table:table-cell table:style-name="ce1535" table:number-columns-repeated="15"/>
          <table:table-cell table:style-name="ce1630" table:number-columns-repeated="989"/>
        </table:table-row>
        <table:table-row table:style-name="ro3">
          <table:table-cell table:style-name="ce1529" office:value-type="date" office:date-value="2017-04-26" calcext:value-type="date">
            <text:p>4/26/2017</text:p>
          </table:table-cell>
          <table:table-cell table:style-name="ce1531" office:value-type="string" calcext:value-type="string">
            <text:p>Project 6: star</text:p>
          </table:table-cell>
          <table:table-cell table:style-name="ce1533" office:value-type="float" office:value="5" calcext:value-type="float">
            <text:p>5</text:p>
          </table:table-cell>
          <table:table-cell table:style-name="ce1542" table:formula="of:=AVERAGEIF([.F9:.AMJ9];&quot;&lt;&gt;0&quot;)" office:value-type="float" office:value="5" calcext:value-type="float">
            <text:p>5.0</text:p>
          </table:table-cell>
          <table:table-cell table:style-name="ce1542" table:number-matrix-columns-spanned="1" table:number-matrix-rows-spanned="1" table:formula="of:=STDEV(IF([.F9:.AMJ9]&lt;&gt;0;[.F9:.AMJ9]))" office:value-type="float" office:value="0" calcext:value-type="float">
            <text:p>0.0</text:p>
          </table:table-cell>
          <table:table-cell table:style-name="ce1549" office:value-type="float" office:value="5" calcext:value-type="float">
            <text:p>5.0</text:p>
          </table:table-cell>
          <table:table-cell table:style-name="ce1553" office:value-type="float" office:value="5" calcext:value-type="float">
            <text:p>5.0</text:p>
          </table:table-cell>
          <table:table-cell table:style-name="ce1557" office:value-type="float" office:value="5" calcext:value-type="float">
            <text:p>5.0</text:p>
          </table:table-cell>
          <table:table-cell table:style-name="ce1561" office:value-type="float" office:value="5" calcext:value-type="float">
            <text:p>5.0</text:p>
          </table:table-cell>
          <table:table-cell table:style-name="ce1565" office:value-type="float" office:value="5" calcext:value-type="float">
            <text:p>5.0</text:p>
          </table:table-cell>
          <table:table-cell table:style-name="ce1569" office:value-type="float" office:value="5" calcext:value-type="float">
            <text:p>5.0</text:p>
          </table:table-cell>
          <table:table-cell table:style-name="ce1573" office:value-type="float" office:value="5" calcext:value-type="float">
            <text:p>5.0</text:p>
          </table:table-cell>
          <table:table-cell table:style-name="ce1578" office:value-type="float" office:value="5" calcext:value-type="float">
            <text:p>5.0</text:p>
          </table:table-cell>
          <table:table-cell table:style-name="ce1583" office:value-type="float" office:value="5" calcext:value-type="float">
            <text:p>5.0</text:p>
          </table:table-cell>
          <table:table-cell table:style-name="ce1588" office:value-type="float" office:value="5" calcext:value-type="float">
            <text:p>5.0</text:p>
          </table:table-cell>
          <table:table-cell table:style-name="ce1593" office:value-type="float" office:value="5" calcext:value-type="float">
            <text:p>5.0</text:p>
          </table:table-cell>
          <table:table-cell table:style-name="ce1598" office:value-type="float" office:value="5" calcext:value-type="float">
            <text:p>5.0</text:p>
          </table:table-cell>
          <table:table-cell table:style-name="ce1603" office:value-type="float" office:value="5" calcext:value-type="float">
            <text:p>5.0</text:p>
          </table:table-cell>
          <table:table-cell table:style-name="ce1608" office:value-type="float" office:value="5" calcext:value-type="float">
            <text:p>5.0</text:p>
          </table:table-cell>
          <table:table-cell table:style-name="ce1612" office:value-type="float" office:value="5" calcext:value-type="float">
            <text:p>5.0</text:p>
          </table:table-cell>
          <table:table-cell table:style-name="ce1535" table:number-columns-repeated="15"/>
          <table:table-cell table:style-name="ce1630" table:number-columns-repeated="989"/>
        </table:table-row>
        <table:table-row table:style-name="ro3">
          <table:table-cell table:style-name="ce1529" office:value-type="date" office:date-value="2017-04-28" calcext:value-type="date">
            <text:p>4/28/2017</text:p>
          </table:table-cell>
          <table:table-cell table:style-name="ce1531" office:value-type="string" calcext:value-type="string">
            <text:p>Project 6: for loop for ground blocks</text:p>
          </table:table-cell>
          <table:table-cell table:style-name="ce1533" office:value-type="float" office:value="5" calcext:value-type="float">
            <text:p>5</text:p>
          </table:table-cell>
          <table:table-cell table:style-name="ce1543" table:formula="of:=AVERAGEIF([.F10:.AMJ10];&quot;&lt;&gt;0&quot;)" office:value-type="float" office:value="4.6" calcext:value-type="float">
            <text:p>4.6</text:p>
          </table:table-cell>
          <table:table-cell table:style-name="ce1543" table:number-matrix-columns-spanned="1" table:number-matrix-rows-spanned="1" table:formula="of:=STDEV(IF([.F10:.AMJ10]&lt;&gt;0;[.F10:.AMJ10]))" office:value-type="float" office:value="0.828078671210825" calcext:value-type="float">
            <text:p>0.8</text:p>
          </table:table-cell>
          <table:table-cell table:style-name="ce1549" office:value-type="float" office:value="5" calcext:value-type="float">
            <text:p>5.0</text:p>
          </table:table-cell>
          <table:table-cell table:style-name="ce1553" office:value-type="float" office:value="5" calcext:value-type="float">
            <text:p>5.0</text:p>
          </table:table-cell>
          <table:table-cell table:style-name="ce1557" office:value-type="float" office:value="3" calcext:value-type="float">
            <text:p>3.0</text:p>
          </table:table-cell>
          <table:table-cell table:style-name="ce1561" office:value-type="float" office:value="5" calcext:value-type="float">
            <text:p>5.0</text:p>
          </table:table-cell>
          <table:table-cell table:style-name="ce1565" office:value-type="float" office:value="5" calcext:value-type="float">
            <text:p>5.0</text:p>
          </table:table-cell>
          <table:table-cell table:style-name="ce1569" office:value-type="float" office:value="5" calcext:value-type="float">
            <text:p>5.0</text:p>
          </table:table-cell>
          <table:table-cell table:style-name="ce1573" office:value-type="float" office:value="5" calcext:value-type="float">
            <text:p>5.0</text:p>
          </table:table-cell>
          <table:table-cell table:style-name="ce1578" office:value-type="float" office:value="5" calcext:value-type="float">
            <text:p>5.0</text:p>
          </table:table-cell>
          <table:table-cell table:style-name="ce1583" office:value-type="float" office:value="3" calcext:value-type="float">
            <text:p>3.0</text:p>
          </table:table-cell>
          <table:table-cell table:style-name="ce1588" office:value-type="float" office:value="5" calcext:value-type="float">
            <text:p>5.0</text:p>
          </table:table-cell>
          <table:table-cell table:style-name="ce1593" office:value-type="float" office:value="5" calcext:value-type="float">
            <text:p>5.0</text:p>
          </table:table-cell>
          <table:table-cell table:style-name="ce1598" office:value-type="float" office:value="3" calcext:value-type="float">
            <text:p>3.0</text:p>
          </table:table-cell>
          <table:table-cell table:style-name="ce1603" office:value-type="float" office:value="5" calcext:value-type="float">
            <text:p>5.0</text:p>
          </table:table-cell>
          <table:table-cell table:style-name="ce1608" office:value-type="float" office:value="5" calcext:value-type="float">
            <text:p>5.0</text:p>
          </table:table-cell>
          <table:table-cell table:style-name="ce1612" office:value-type="float" office:value="5" calcext:value-type="float">
            <text:p>5.0</text:p>
          </table:table-cell>
          <table:table-cell table:style-name="ce1535" table:number-columns-repeated="15"/>
          <table:table-cell table:style-name="ce1630" table:number-columns-repeated="989"/>
        </table:table-row>
        <table:table-row table:style-name="ro3">
          <table:table-cell table:style-name="ce1529" office:value-type="date" office:date-value="2017-05-01" calcext:value-type="date">
            <text:p>5/1/2017</text:p>
          </table:table-cell>
          <table:table-cell table:style-name="ce1531" office:value-type="string" calcext:value-type="string">
            <text:p>Project 6: tiled background</text:p>
          </table:table-cell>
          <table:table-cell table:style-name="ce1533" office:value-type="float" office:value="5" calcext:value-type="float">
            <text:p>5</text:p>
          </table:table-cell>
          <table:table-cell table:style-name="ce1544" table:formula="of:=AVERAGEIF([.F11:.AMJ11];&quot;&lt;&gt;0&quot;)" office:value-type="float" office:value="5" calcext:value-type="float">
            <text:p>5.0</text:p>
          </table:table-cell>
          <table:table-cell table:style-name="ce1544" table:number-matrix-columns-spanned="1" table:number-matrix-rows-spanned="1" table:formula="of:=STDEV(IF([.F11:.AMJ11]&lt;&gt;0;[.F11:.AMJ11]))" office:value-type="float" office:value="0" calcext:value-type="float">
            <text:p>0.0</text:p>
          </table:table-cell>
          <table:table-cell table:style-name="ce1549" office:value-type="float" office:value="5" calcext:value-type="float">
            <text:p>5.0</text:p>
          </table:table-cell>
          <table:table-cell table:style-name="ce1553" office:value-type="float" office:value="5" calcext:value-type="float">
            <text:p>5.0</text:p>
          </table:table-cell>
          <table:table-cell table:style-name="ce1557" office:value-type="float" office:value="5" calcext:value-type="float">
            <text:p>5.0</text:p>
          </table:table-cell>
          <table:table-cell table:style-name="ce1561" office:value-type="float" office:value="5" calcext:value-type="float">
            <text:p>5.0</text:p>
          </table:table-cell>
          <table:table-cell table:style-name="ce1565" office:value-type="float" office:value="5" calcext:value-type="float">
            <text:p>5.0</text:p>
          </table:table-cell>
          <table:table-cell table:style-name="ce1569" office:value-type="float" office:value="5" calcext:value-type="float">
            <text:p>5.0</text:p>
          </table:table-cell>
          <table:table-cell table:style-name="ce1573" office:value-type="float" office:value="5" calcext:value-type="float">
            <text:p>5.0</text:p>
          </table:table-cell>
          <table:table-cell table:style-name="ce1578" office:value-type="float" office:value="5" calcext:value-type="float">
            <text:p>5.0</text:p>
          </table:table-cell>
          <table:table-cell table:style-name="ce1583" office:value-type="float" office:value="5" calcext:value-type="float">
            <text:p>5.0</text:p>
          </table:table-cell>
          <table:table-cell table:style-name="ce1588" office:value-type="float" office:value="5" calcext:value-type="float">
            <text:p>5.0</text:p>
          </table:table-cell>
          <table:table-cell table:style-name="ce1593" office:value-type="float" office:value="5" calcext:value-type="float">
            <text:p>5.0</text:p>
          </table:table-cell>
          <table:table-cell table:style-name="ce1598" office:value-type="float" office:value="5" calcext:value-type="float">
            <text:p>5.0</text:p>
          </table:table-cell>
          <table:table-cell table:style-name="ce1603" office:value-type="float" office:value="5" calcext:value-type="float">
            <text:p>5.0</text:p>
          </table:table-cell>
          <table:table-cell table:style-name="ce1608" office:value-type="float" office:value="5" calcext:value-type="float">
            <text:p>5.0</text:p>
          </table:table-cell>
          <table:table-cell table:style-name="ce1612" office:value-type="float" office:value="5" calcext:value-type="float">
            <text:p>5.0</text:p>
          </table:table-cell>
          <table:table-cell table:style-name="ce1535" table:number-columns-repeated="15"/>
          <table:table-cell table:style-name="ce1630" table:number-columns-repeated="989"/>
        </table:table-row>
        <table:table-row table:style-name="ro3">
          <table:table-cell table:style-name="ce1529" office:value-type="date" office:date-value="2017-05-03" calcext:value-type="date">
            <text:p>5/3/2017</text:p>
          </table:table-cell>
          <table:table-cell table:style-name="ce1531" office:value-type="string" calcext:value-type="string">
            <text:p>Project 6: correct mistake &amp; step 5</text:p>
          </table:table-cell>
          <table:table-cell table:style-name="ce1533" office:value-type="float" office:value="5" calcext:value-type="float">
            <text:p>5</text:p>
          </table:table-cell>
          <table:table-cell table:style-name="ce1545" table:formula="of:=AVERAGEIF([.F12:.AMJ12];&quot;&lt;&gt;0&quot;)" office:value-type="float" office:value="3.71428571428571" calcext:value-type="float">
            <text:p>3.7</text:p>
          </table:table-cell>
          <table:table-cell table:style-name="ce1545" table:number-matrix-columns-spanned="1" table:number-matrix-rows-spanned="1" table:formula="of:=STDEV(IF([.F12:.AMJ12]&lt;&gt;0;[.F12:.AMJ12]))" office:value-type="float" office:value="1.54065777303929" calcext:value-type="float">
            <text:p>1.5</text:p>
          </table:table-cell>
          <table:table-cell table:style-name="ce1549" office:value-type="float" office:value="5" calcext:value-type="float">
            <text:p>5.0</text:p>
          </table:table-cell>
          <table:table-cell table:style-name="ce1553" office:value-type="float" office:value="2" calcext:value-type="float">
            <text:p>2.0</text:p>
          </table:table-cell>
          <table:table-cell table:style-name="ce1557" office:value-type="float" office:value="2" calcext:value-type="float">
            <text:p>2.0</text:p>
          </table:table-cell>
          <table:table-cell table:style-name="ce1561" office:value-type="float" office:value="2" calcext:value-type="float">
            <text:p>2.0</text:p>
          </table:table-cell>
          <table:table-cell table:style-name="ce1565" office:value-type="float" office:value="5" calcext:value-type="float">
            <text:p>5.0</text:p>
          </table:table-cell>
          <table:table-cell table:style-name="ce1569"/>
          <table:table-cell table:style-name="ce1573" office:value-type="float" office:value="5" calcext:value-type="float">
            <text:p>5.0</text:p>
          </table:table-cell>
          <table:table-cell table:style-name="ce1578" office:value-type="float" office:value="5" calcext:value-type="float">
            <text:p>5.0</text:p>
          </table:table-cell>
          <table:table-cell table:style-name="ce1583" office:value-type="float" office:value="2" calcext:value-type="float">
            <text:p>2.0</text:p>
          </table:table-cell>
          <table:table-cell table:style-name="ce1588" office:value-type="float" office:value="5" calcext:value-type="float">
            <text:p>5.0</text:p>
          </table:table-cell>
          <table:table-cell table:style-name="ce1593" office:value-type="float" office:value="2" calcext:value-type="float">
            <text:p>2.0</text:p>
          </table:table-cell>
          <table:table-cell table:style-name="ce1598" office:value-type="float" office:value="5" calcext:value-type="float">
            <text:p>5.0</text:p>
          </table:table-cell>
          <table:table-cell table:style-name="ce1603" office:value-type="float" office:value="2" calcext:value-type="float">
            <text:p>2.0</text:p>
          </table:table-cell>
          <table:table-cell table:style-name="ce1608" office:value-type="float" office:value="5" calcext:value-type="float">
            <text:p>5.0</text:p>
          </table:table-cell>
          <table:table-cell table:style-name="ce1612" office:value-type="float" office:value="5" calcext:value-type="float">
            <text:p>5.0</text:p>
          </table:table-cell>
          <table:table-cell table:style-name="ce1535" table:number-columns-repeated="15"/>
          <table:table-cell table:style-name="ce1630" table:number-columns-repeated="989"/>
        </table:table-row>
        <table:table-row table:style-name="ro1">
          <table:table-cell table:style-name="ce256"/>
          <table:table-cell table:style-name="ce60" office:value-type="string" calcext:value-type="string">
            <text:p>-</text:p>
          </table:table-cell>
          <table:table-cell table:style-name="ce82" office:value-type="float" office:value="0" calcext:value-type="float">
            <text:p>0</text:p>
          </table:table-cell>
          <table:table-cell table:style-name="ce286" table:number-columns-repeated="32"/>
          <table:table-cell table:style-name="ce371" table:number-columns-repeated="989"/>
        </table:table-row>
        <table:table-row table:style-name="ro1">
          <table:table-cell table:style-name="ce257"/>
          <table:table-cell table:style-name="ce61" office:value-type="string" calcext:value-type="string">
            <text:p>Total Points Possible</text:p>
          </table:table-cell>
          <table:table-cell table:style-name="ce262" table:formula="of:=SUBTOTAL(109;[.C2:.C13])" office:value-type="float" office:value="105" calcext:value-type="float">
            <text:p>105</text:p>
          </table:table-cell>
          <table:table-cell table:style-name="ce284" table:number-columns-repeated="2"/>
          <table:table-cell table:style-name="ce284" table:formula="of:=SUBTOTAL(109;[.F2:.F13])" office:value-type="float" office:value="94.8620689655172" calcext:value-type="float">
            <text:p>94.9</text:p>
          </table:table-cell>
          <table:table-cell table:style-name="ce284" table:formula="of:=SUBTOTAL(109;[.G2:.G13])" office:value-type="float" office:value="93.7298850574713" calcext:value-type="float">
            <text:p>93.7</text:p>
          </table:table-cell>
          <table:table-cell table:style-name="ce284" table:formula="of:=SUBTOTAL(109;[.H2:.H13])" office:value-type="float" office:value="93.5977011494253" calcext:value-type="float">
            <text:p>93.6</text:p>
          </table:table-cell>
          <table:table-cell table:style-name="ce284" table:formula="of:=SUBTOTAL(109;[.I2:.I13])" office:value-type="float" office:value="98.5" calcext:value-type="float">
            <text:p>98.5</text:p>
          </table:table-cell>
          <table:table-cell table:style-name="ce284" table:formula="of:=SUBTOTAL(109;[.J2:.J13])" office:value-type="float" office:value="98.1954022988506" calcext:value-type="float">
            <text:p>98.2</text:p>
          </table:table-cell>
          <table:table-cell table:style-name="ce284" table:formula="of:=SUBTOTAL(109;[.K2:.K13])" office:value-type="float" office:value="96.0632183908046" calcext:value-type="float">
            <text:p>96.1</text:p>
          </table:table-cell>
          <table:table-cell table:style-name="ce284" table:formula="of:=SUBTOTAL(109;[.L2:.L13])" office:value-type="float" office:value="101.931034482759" calcext:value-type="float">
            <text:p>101.9</text:p>
          </table:table-cell>
          <table:table-cell table:style-name="ce284" table:formula="of:=SUBTOTAL(109;[.M2:.M13])" office:value-type="float" office:value="99" calcext:value-type="float">
            <text:p>99.0</text:p>
          </table:table-cell>
          <table:table-cell table:style-name="ce284" table:formula="of:=SUBTOTAL(109;[.N2:.N13])" office:value-type="float" office:value="91.6954022988506" calcext:value-type="float">
            <text:p>91.7</text:p>
          </table:table-cell>
          <table:table-cell table:style-name="ce284" table:formula="of:=SUBTOTAL(109;[.O2:.O13])" office:value-type="float" office:value="97.5632183908046" calcext:value-type="float">
            <text:p>97.6</text:p>
          </table:table-cell>
          <table:table-cell table:style-name="ce284" table:formula="of:=SUBTOTAL(109;[.P2:.P13])" office:value-type="float" office:value="97.4310344827586" calcext:value-type="float">
            <text:p>97.4</text:p>
          </table:table-cell>
          <table:table-cell table:style-name="ce284" table:formula="of:=SUBTOTAL(109;[.Q2:.Q13])" office:value-type="float" office:value="100.333333333333" calcext:value-type="float">
            <text:p>100.3</text:p>
          </table:table-cell>
          <table:table-cell table:style-name="ce284" table:formula="of:=SUBTOTAL(109;[.R2:.R13])" office:value-type="float" office:value="97.0287356321839" calcext:value-type="float">
            <text:p>97.0</text:p>
          </table:table-cell>
          <table:table-cell table:style-name="ce284" table:formula="of:=SUBTOTAL(109;[.S2:.S13])" office:value-type="float" office:value="100.896551724138" calcext:value-type="float">
            <text:p>100.9</text:p>
          </table:table-cell>
          <table:table-cell table:style-name="ce284" table:formula="of:=SUBTOTAL(109;[.T2:.T13])" office:value-type="float" office:value="102.931034482759" calcext:value-type="float">
            <text:p>102.9</text:p>
          </table:table-cell>
          <table:table-cell table:style-name="ce284" table:formula="of:=SUBTOTAL(109;[.U2:.U13])" office:value-type="float" office:value="0" calcext:value-type="float">
            <text:p>0.0</text:p>
          </table:table-cell>
          <table:table-cell table:style-name="ce284" table:formula="of:=SUBTOTAL(109;[.V2:.V13])" office:value-type="float" office:value="0" calcext:value-type="float">
            <text:p>0.0</text:p>
          </table:table-cell>
          <table:table-cell table:style-name="ce284" table:formula="of:=SUBTOTAL(109;[.W2:.W13])" office:value-type="float" office:value="0" calcext:value-type="float">
            <text:p>0.0</text:p>
          </table:table-cell>
          <table:table-cell table:style-name="ce284" table:formula="of:=SUBTOTAL(109;[.X2:.X13])" office:value-type="float" office:value="0" calcext:value-type="float">
            <text:p>0.0</text:p>
          </table:table-cell>
          <table:table-cell table:style-name="ce284" table:formula="of:=SUBTOTAL(109;[.Y2:.Y13])" office:value-type="float" office:value="0" calcext:value-type="float">
            <text:p>0.0</text:p>
          </table:table-cell>
          <table:table-cell table:style-name="ce284" table:formula="of:=SUBTOTAL(109;[.Z2:.Z13])" office:value-type="float" office:value="0" calcext:value-type="float">
            <text:p>0.0</text:p>
          </table:table-cell>
          <table:table-cell table:style-name="ce284" table:formula="of:=SUBTOTAL(109;[.AA2:.AA13])" office:value-type="float" office:value="0" calcext:value-type="float">
            <text:p>0.0</text:p>
          </table:table-cell>
          <table:table-cell table:style-name="ce284" table:formula="of:=SUBTOTAL(109;[.AB2:.AB13])" office:value-type="float" office:value="0" calcext:value-type="float">
            <text:p>0.0</text:p>
          </table:table-cell>
          <table:table-cell table:style-name="ce284" table:formula="of:=SUBTOTAL(109;[.AC2:.AC13])" office:value-type="float" office:value="0" calcext:value-type="float">
            <text:p>0.0</text:p>
          </table:table-cell>
          <table:table-cell table:style-name="ce284" table:formula="of:=SUBTOTAL(109;[.AD2:.AD13])" office:value-type="float" office:value="0" calcext:value-type="float">
            <text:p>0.0</text:p>
          </table:table-cell>
          <table:table-cell table:style-name="ce284" table:formula="of:=SUBTOTAL(109;[.AE2:.AE13])" office:value-type="float" office:value="0" calcext:value-type="float">
            <text:p>0.0</text:p>
          </table:table-cell>
          <table:table-cell table:style-name="ce284" table:formula="of:=SUBTOTAL(109;[.AF2:.AF13])" office:value-type="float" office:value="0" calcext:value-type="float">
            <text:p>0.0</text:p>
          </table:table-cell>
          <table:table-cell table:style-name="ce284" table:formula="of:=SUBTOTAL(109;[.AG2:.AG13])" office:value-type="float" office:value="0" calcext:value-type="float">
            <text:p>0.0</text:p>
          </table:table-cell>
          <table:table-cell table:style-name="ce284" table:formula="of:=SUBTOTAL(109;[.AH2:.AH13])" office:value-type="float" office:value="0" calcext:value-type="float">
            <text:p>0.0</text:p>
          </table:table-cell>
          <table:table-cell table:style-name="ce284" table:formula="of:=SUBTOTAL(109;[.AI2:.AI13])" office:value-type="float" office:value="0" calcext:value-type="float">
            <text:p>0.0</text:p>
          </table:table-cell>
          <table:table-cell table:style-name="ce283" table:number-columns-repeated="989"/>
        </table:table-row>
        <table:table-row table:style-name="ro1">
          <table:table-cell table:style-name="ce84"/>
          <table:table-cell table:style-name="ce62" office:value-type="string" calcext:value-type="string">
            <text:p>Percentage</text:p>
          </table:table-cell>
          <table:table-cell table:style-name="ce84" table:formula="of:=[.C14]/[.$C$14]" office:value-type="percentage" office:value="1" calcext:value-type="percentage">
            <text:p>100%</text:p>
          </table:table-cell>
          <table:table-cell table:style-name="ce1546" table:formula="of:=AVERAGEIF([.F15:.AMJ15];&quot;&lt;&gt;0&quot;)" office:value-type="percentage" office:value="0.928666666666667" calcext:value-type="percentage">
            <text:p>93%</text:p>
          </table:table-cell>
          <table:table-cell table:style-name="ce288"/>
          <table:table-cell table:style-name="ce1550" table:formula="of:=ROUND([.F14]/[.$C$14];2)" office:value-type="percentage" office:value="0.9" calcext:value-type="percentage">
            <text:p>90%</text:p>
          </table:table-cell>
          <table:table-cell table:style-name="ce1554" table:formula="of:=ROUND([.G14]/[.$C$14];2)" office:value-type="percentage" office:value="0.89" calcext:value-type="percentage">
            <text:p>89%</text:p>
          </table:table-cell>
          <table:table-cell table:style-name="ce1558" table:formula="of:=ROUND([.H14]/[.$C$14];2)" office:value-type="percentage" office:value="0.89" calcext:value-type="percentage">
            <text:p>89%</text:p>
          </table:table-cell>
          <table:table-cell table:style-name="ce1562" table:formula="of:=ROUND([.I14]/[.$C$14];2)" office:value-type="percentage" office:value="0.94" calcext:value-type="percentage">
            <text:p>94%</text:p>
          </table:table-cell>
          <table:table-cell table:style-name="ce1566" table:formula="of:=ROUND([.J14]/[.$C$14];2)" office:value-type="percentage" office:value="0.94" calcext:value-type="percentage">
            <text:p>94%</text:p>
          </table:table-cell>
          <table:table-cell table:style-name="ce1570" table:formula="of:=ROUND([.K14]/[.$C$14];2)" office:value-type="percentage" office:value="0.91" calcext:value-type="percentage">
            <text:p>91%</text:p>
          </table:table-cell>
          <table:table-cell table:style-name="ce1574" table:formula="of:=ROUND([.L14]/[.$C$14];2)" office:value-type="percentage" office:value="0.97" calcext:value-type="percentage">
            <text:p>97%</text:p>
          </table:table-cell>
          <table:table-cell table:style-name="ce1579" table:formula="of:=ROUND([.M14]/[.$C$14];2)" office:value-type="percentage" office:value="0.94" calcext:value-type="percentage">
            <text:p>94%</text:p>
          </table:table-cell>
          <table:table-cell table:style-name="ce1584" table:formula="of:=ROUND([.N14]/[.$C$14];2)" office:value-type="percentage" office:value="0.87" calcext:value-type="percentage">
            <text:p>87%</text:p>
          </table:table-cell>
          <table:table-cell table:style-name="ce1589" table:formula="of:=ROUND([.O14]/[.$C$14];2)" office:value-type="percentage" office:value="0.93" calcext:value-type="percentage">
            <text:p>93%</text:p>
          </table:table-cell>
          <table:table-cell table:style-name="ce1594" table:formula="of:=ROUND([.P14]/[.$C$14];2)" office:value-type="percentage" office:value="0.93" calcext:value-type="percentage">
            <text:p>93%</text:p>
          </table:table-cell>
          <table:table-cell table:style-name="ce1599" table:formula="of:=ROUND([.Q14]/[.$C$14];2)" office:value-type="percentage" office:value="0.96" calcext:value-type="percentage">
            <text:p>96%</text:p>
          </table:table-cell>
          <table:table-cell table:style-name="ce1604" table:formula="of:=ROUND([.R14]/[.$C$14];2)" office:value-type="percentage" office:value="0.92" calcext:value-type="percentage">
            <text:p>92%</text:p>
          </table:table-cell>
          <table:table-cell table:style-name="ce1609" table:formula="of:=ROUND([.S14]/[.$C$14];2)" office:value-type="percentage" office:value="0.96" calcext:value-type="percentage">
            <text:p>96%</text:p>
          </table:table-cell>
          <table:table-cell table:style-name="ce1613" table:formula="of:=ROUND([.T14]/[.$C$14];2)" office:value-type="percentage" office:value="0.98" calcext:value-type="percentage">
            <text:p>98%</text:p>
          </table:table-cell>
          <table:table-cell table:style-name="ce1615" table:formula="of:=ROUND([.U14]/[.$C$14];2)" office:value-type="percentage" office:value="0" calcext:value-type="percentage">
            <text:p>0%</text:p>
          </table:table-cell>
          <table:table-cell table:style-name="ce1616" table:formula="of:=ROUND([.V14]/[.$C$14];2)" office:value-type="percentage" office:value="0" calcext:value-type="percentage">
            <text:p>0%</text:p>
          </table:table-cell>
          <table:table-cell table:style-name="ce1617" table:formula="of:=ROUND([.W14]/[.$C$14];2)" office:value-type="percentage" office:value="0" calcext:value-type="percentage">
            <text:p>0%</text:p>
          </table:table-cell>
          <table:table-cell table:style-name="ce1618" table:formula="of:=ROUND([.X14]/[.$C$14];2)" office:value-type="percentage" office:value="0" calcext:value-type="percentage">
            <text:p>0%</text:p>
          </table:table-cell>
          <table:table-cell table:style-name="ce1619" table:formula="of:=ROUND([.Y14]/[.$C$14];2)" office:value-type="percentage" office:value="0" calcext:value-type="percentage">
            <text:p>0%</text:p>
          </table:table-cell>
          <table:table-cell table:style-name="ce1620" table:formula="of:=ROUND([.Z14]/[.$C$14];2)" office:value-type="percentage" office:value="0" calcext:value-type="percentage">
            <text:p>0%</text:p>
          </table:table-cell>
          <table:table-cell table:style-name="ce1621" table:formula="of:=ROUND([.AA14]/[.$C$14];2)" office:value-type="percentage" office:value="0" calcext:value-type="percentage">
            <text:p>0%</text:p>
          </table:table-cell>
          <table:table-cell table:style-name="ce1622" table:formula="of:=ROUND([.AB14]/[.$C$14];2)" office:value-type="percentage" office:value="0" calcext:value-type="percentage">
            <text:p>0%</text:p>
          </table:table-cell>
          <table:table-cell table:style-name="ce1623" table:formula="of:=ROUND([.AC14]/[.$C$14];2)" office:value-type="percentage" office:value="0" calcext:value-type="percentage">
            <text:p>0%</text:p>
          </table:table-cell>
          <table:table-cell table:style-name="ce1624" table:formula="of:=ROUND([.AD14]/[.$C$14];2)" office:value-type="percentage" office:value="0" calcext:value-type="percentage">
            <text:p>0%</text:p>
          </table:table-cell>
          <table:table-cell table:style-name="ce1625" table:formula="of:=ROUND([.AE14]/[.$C$14];2)" office:value-type="percentage" office:value="0" calcext:value-type="percentage">
            <text:p>0%</text:p>
          </table:table-cell>
          <table:table-cell table:style-name="ce1626" table:formula="of:=ROUND([.AF14]/[.$C$14];2)" office:value-type="percentage" office:value="0" calcext:value-type="percentage">
            <text:p>0%</text:p>
          </table:table-cell>
          <table:table-cell table:style-name="ce1627" table:formula="of:=ROUND([.AG14]/[.$C$14];2)" office:value-type="percentage" office:value="0" calcext:value-type="percentage">
            <text:p>0%</text:p>
          </table:table-cell>
          <table:table-cell table:style-name="ce1628" table:formula="of:=ROUND([.AH14]/[.$C$14];2)" office:value-type="percentage" office:value="0" calcext:value-type="percentage">
            <text:p>0%</text:p>
          </table:table-cell>
          <table:table-cell table:style-name="ce1629" table:formula="of:=ROUND([.AI14]/[.$C$14];2)" office:value-type="percentage" office:value="0" calcext:value-type="percentage">
            <text:p>0%</text:p>
          </table:table-cell>
          <table:table-cell table:style-name="ce84" table:number-columns-repeated="989"/>
        </table:table-row>
        <table:table-row table:style-name="ro1">
          <table:table-cell table:style-name="ce1"/>
          <table:table-cell table:style-name="ce61" office:value-type="string" calcext:value-type="string">
            <text:p>Letter Grade</text:p>
          </table:table-cell>
          <table:table-cell/>
          <table:table-cell table:style-name="ce283" table:formula="of:=IF([.D15]&gt;=0.92;&quot;A&quot;;IF([.D15]&gt;=0.9;&quot;A-&quot;;IF([.D15]&gt;=0.88;&quot;B+&quot;;IF([.D15]&gt;=0.82;&quot;B&quot;;IF([.D15]&gt;=0.8;&quot;B-&quot;;IF([.D15]&gt;=0.78;&quot;C+&quot;;IF([.D15]&gt;=0.72;&quot;C&quot;;IF([.D15]&gt;=0.7;&quot;C-&quot;;IF([.D15]&gt;=0.68;&quot;D+&quot;;IF([.D15]&gt;=0.62;&quot;D&quot;;IF([.D15]&gt;=0.6;&quot;D-&quot;;&quot;F&quot;)))))))))))" office:value-type="string" office:string-value="A" calcext:value-type="string">
            <text:p>A</text:p>
          </table:table-cell>
          <table:table-cell/>
          <table:table-cell table:style-name="ce1" table:formula="of:=IF([.F15]&gt;=0.92;&quot;A&quot;;IF([.F15]&gt;=0.9;&quot;A-&quot;;IF([.F15]&gt;=0.88;&quot;B+&quot;;IF([.F15]&gt;=0.82;&quot;B&quot;;IF([.F15]&gt;=0.8;&quot;B-&quot;;IF([.F15]&gt;=0.78;&quot;C+&quot;;IF([.F15]&gt;=0.72;&quot;C&quot;;IF([.F15]&gt;=0.7;&quot;C-&quot;;IF([.F15]&gt;=0.68;&quot;D+&quot;;IF([.F15]&gt;=0.62;&quot;D&quot;;IF([.F15]&gt;=0.6;&quot;D-&quot;;&quot;F&quot;)))))))))))" office:value-type="string" office:string-value="A-" calcext:value-type="string">
            <text:p>A-</text:p>
          </table:table-cell>
          <table:table-cell table:style-name="ce1" table:formula="of:=IF([.G15]&gt;=0.92;&quot;A&quot;;IF([.G15]&gt;=0.9;&quot;A-&quot;;IF([.G15]&gt;=0.88;&quot;B+&quot;;IF([.G15]&gt;=0.82;&quot;B&quot;;IF([.G15]&gt;=0.8;&quot;B-&quot;;IF([.G15]&gt;=0.78;&quot;C+&quot;;IF([.G15]&gt;=0.72;&quot;C&quot;;IF([.G15]&gt;=0.7;&quot;C-&quot;;IF([.G15]&gt;=0.68;&quot;D+&quot;;IF([.G15]&gt;=0.62;&quot;D&quot;;IF([.G15]&gt;=0.6;&quot;D-&quot;;&quot;F&quot;)))))))))))" office:value-type="string" office:string-value="B+" calcext:value-type="string">
            <text:p>B+</text:p>
          </table:table-cell>
          <table:table-cell table:formula="of:=IF([.H15]&gt;=0.92;&quot;A&quot;;IF([.H15]&gt;=0.9;&quot;A-&quot;;IF([.H15]&gt;=0.88;&quot;B+&quot;;IF([.H15]&gt;=0.82;&quot;B&quot;;IF([.H15]&gt;=0.8;&quot;B-&quot;;IF([.H15]&gt;=0.78;&quot;C+&quot;;IF([.H15]&gt;=0.72;&quot;C&quot;;IF([.H15]&gt;=0.7;&quot;C-&quot;;IF([.H15]&gt;=0.68;&quot;D+&quot;;IF([.H15]&gt;=0.62;&quot;D&quot;;IF([.H15]&gt;=0.6;&quot;D-&quot;;&quot;F&quot;)))))))))))" office:value-type="string" office:string-value="B+" calcext:value-type="string">
            <text:p>B+</text:p>
          </table:table-cell>
          <table:table-cell table:formula="of:=IF([.I15]&gt;=0.92;&quot;A&quot;;IF([.I15]&gt;=0.9;&quot;A-&quot;;IF([.I15]&gt;=0.88;&quot;B+&quot;;IF([.I15]&gt;=0.82;&quot;B&quot;;IF([.I15]&gt;=0.8;&quot;B-&quot;;IF([.I15]&gt;=0.78;&quot;C+&quot;;IF([.I15]&gt;=0.72;&quot;C&quot;;IF([.I15]&gt;=0.7;&quot;C-&quot;;IF([.I15]&gt;=0.68;&quot;D+&quot;;IF([.I15]&gt;=0.62;&quot;D&quot;;IF([.I15]&gt;=0.6;&quot;D-&quot;;&quot;F&quot;)))))))))))" office:value-type="string" office:string-value="A" calcext:value-type="string">
            <text:p>A</text:p>
          </table:table-cell>
          <table:table-cell table:formula="of:=IF([.J15]&gt;=0.92;&quot;A&quot;;IF([.J15]&gt;=0.9;&quot;A-&quot;;IF([.J15]&gt;=0.88;&quot;B+&quot;;IF([.J15]&gt;=0.82;&quot;B&quot;;IF([.J15]&gt;=0.8;&quot;B-&quot;;IF([.J15]&gt;=0.78;&quot;C+&quot;;IF([.J15]&gt;=0.72;&quot;C&quot;;IF([.J15]&gt;=0.7;&quot;C-&quot;;IF([.J15]&gt;=0.68;&quot;D+&quot;;IF([.J15]&gt;=0.62;&quot;D&quot;;IF([.J15]&gt;=0.6;&quot;D-&quot;;&quot;F&quot;)))))))))))" office:value-type="string" office:string-value="A" calcext:value-type="string">
            <text:p>A</text:p>
          </table:table-cell>
          <table:table-cell table:formula="of:=IF([.K15]&gt;=0.92;&quot;A&quot;;IF([.K15]&gt;=0.9;&quot;A-&quot;;IF([.K15]&gt;=0.88;&quot;B+&quot;;IF([.K15]&gt;=0.82;&quot;B&quot;;IF([.K15]&gt;=0.8;&quot;B-&quot;;IF([.K15]&gt;=0.78;&quot;C+&quot;;IF([.K15]&gt;=0.72;&quot;C&quot;;IF([.K15]&gt;=0.7;&quot;C-&quot;;IF([.K15]&gt;=0.68;&quot;D+&quot;;IF([.K15]&gt;=0.62;&quot;D&quot;;IF([.K15]&gt;=0.6;&quot;D-&quot;;&quot;F&quot;)))))))))))" office:value-type="string" office:string-value="A-" calcext:value-type="string">
            <text:p>A-</text:p>
          </table:table-cell>
          <table:table-cell table:formula="of:=IF([.L15]&gt;=0.92;&quot;A&quot;;IF([.L15]&gt;=0.9;&quot;A-&quot;;IF([.L15]&gt;=0.88;&quot;B+&quot;;IF([.L15]&gt;=0.82;&quot;B&quot;;IF([.L15]&gt;=0.8;&quot;B-&quot;;IF([.L15]&gt;=0.78;&quot;C+&quot;;IF([.L15]&gt;=0.72;&quot;C&quot;;IF([.L15]&gt;=0.7;&quot;C-&quot;;IF([.L15]&gt;=0.68;&quot;D+&quot;;IF([.L15]&gt;=0.62;&quot;D&quot;;IF([.L15]&gt;=0.6;&quot;D-&quot;;&quot;F&quot;)))))))))))" office:value-type="string" office:string-value="A" calcext:value-type="string">
            <text:p>A</text:p>
          </table:table-cell>
          <table:table-cell table:formula="of:=IF([.M15]&gt;=0.92;&quot;A&quot;;IF([.M15]&gt;=0.9;&quot;A-&quot;;IF([.M15]&gt;=0.88;&quot;B+&quot;;IF([.M15]&gt;=0.82;&quot;B&quot;;IF([.M15]&gt;=0.8;&quot;B-&quot;;IF([.M15]&gt;=0.78;&quot;C+&quot;;IF([.M15]&gt;=0.72;&quot;C&quot;;IF([.M15]&gt;=0.7;&quot;C-&quot;;IF([.M15]&gt;=0.68;&quot;D+&quot;;IF([.M15]&gt;=0.62;&quot;D&quot;;IF([.M15]&gt;=0.6;&quot;D-&quot;;&quot;F&quot;)))))))))))" office:value-type="string" office:string-value="A" calcext:value-type="string">
            <text:p>A</text:p>
          </table:table-cell>
          <table:table-cell table:formula="of:=IF([.N15]&gt;=0.92;&quot;A&quot;;IF([.N15]&gt;=0.9;&quot;A-&quot;;IF([.N15]&gt;=0.88;&quot;B+&quot;;IF([.N15]&gt;=0.82;&quot;B&quot;;IF([.N15]&gt;=0.8;&quot;B-&quot;;IF([.N15]&gt;=0.78;&quot;C+&quot;;IF([.N15]&gt;=0.72;&quot;C&quot;;IF([.N15]&gt;=0.7;&quot;C-&quot;;IF([.N15]&gt;=0.68;&quot;D+&quot;;IF([.N15]&gt;=0.62;&quot;D&quot;;IF([.N15]&gt;=0.6;&quot;D-&quot;;&quot;F&quot;)))))))))))" office:value-type="string" office:string-value="B" calcext:value-type="string">
            <text:p>B</text:p>
          </table:table-cell>
          <table:table-cell table:formula="of:=IF([.O15]&gt;=0.92;&quot;A&quot;;IF([.O15]&gt;=0.9;&quot;A-&quot;;IF([.O15]&gt;=0.88;&quot;B+&quot;;IF([.O15]&gt;=0.82;&quot;B&quot;;IF([.O15]&gt;=0.8;&quot;B-&quot;;IF([.O15]&gt;=0.78;&quot;C+&quot;;IF([.O15]&gt;=0.72;&quot;C&quot;;IF([.O15]&gt;=0.7;&quot;C-&quot;;IF([.O15]&gt;=0.68;&quot;D+&quot;;IF([.O15]&gt;=0.62;&quot;D&quot;;IF([.O15]&gt;=0.6;&quot;D-&quot;;&quot;F&quot;)))))))))))" office:value-type="string" office:string-value="A" calcext:value-type="string">
            <text:p>A</text:p>
          </table:table-cell>
          <table:table-cell table:formula="of:=IF([.P15]&gt;=0.92;&quot;A&quot;;IF([.P15]&gt;=0.9;&quot;A-&quot;;IF([.P15]&gt;=0.88;&quot;B+&quot;;IF([.P15]&gt;=0.82;&quot;B&quot;;IF([.P15]&gt;=0.8;&quot;B-&quot;;IF([.P15]&gt;=0.78;&quot;C+&quot;;IF([.P15]&gt;=0.72;&quot;C&quot;;IF([.P15]&gt;=0.7;&quot;C-&quot;;IF([.P15]&gt;=0.68;&quot;D+&quot;;IF([.P15]&gt;=0.62;&quot;D&quot;;IF([.P15]&gt;=0.6;&quot;D-&quot;;&quot;F&quot;)))))))))))" office:value-type="string" office:string-value="A" calcext:value-type="string">
            <text:p>A</text:p>
          </table:table-cell>
          <table:table-cell table:formula="of:=IF([.Q15]&gt;=0.92;&quot;A&quot;;IF([.Q15]&gt;=0.9;&quot;A-&quot;;IF([.Q15]&gt;=0.88;&quot;B+&quot;;IF([.Q15]&gt;=0.82;&quot;B&quot;;IF([.Q15]&gt;=0.8;&quot;B-&quot;;IF([.Q15]&gt;=0.78;&quot;C+&quot;;IF([.Q15]&gt;=0.72;&quot;C&quot;;IF([.Q15]&gt;=0.7;&quot;C-&quot;;IF([.Q15]&gt;=0.68;&quot;D+&quot;;IF([.Q15]&gt;=0.62;&quot;D&quot;;IF([.Q15]&gt;=0.6;&quot;D-&quot;;&quot;F&quot;)))))))))))" office:value-type="string" office:string-value="A" calcext:value-type="string">
            <text:p>A</text:p>
          </table:table-cell>
          <table:table-cell table:formula="of:=IF([.R15]&gt;=0.92;&quot;A&quot;;IF([.R15]&gt;=0.9;&quot;A-&quot;;IF([.R15]&gt;=0.88;&quot;B+&quot;;IF([.R15]&gt;=0.82;&quot;B&quot;;IF([.R15]&gt;=0.8;&quot;B-&quot;;IF([.R15]&gt;=0.78;&quot;C+&quot;;IF([.R15]&gt;=0.72;&quot;C&quot;;IF([.R15]&gt;=0.7;&quot;C-&quot;;IF([.R15]&gt;=0.68;&quot;D+&quot;;IF([.R15]&gt;=0.62;&quot;D&quot;;IF([.R15]&gt;=0.6;&quot;D-&quot;;&quot;F&quot;)))))))))))" office:value-type="string" office:string-value="A" calcext:value-type="string">
            <text:p>A</text:p>
          </table:table-cell>
          <table:table-cell table:formula="of:=IF([.S15]&gt;=0.92;&quot;A&quot;;IF([.S15]&gt;=0.9;&quot;A-&quot;;IF([.S15]&gt;=0.88;&quot;B+&quot;;IF([.S15]&gt;=0.82;&quot;B&quot;;IF([.S15]&gt;=0.8;&quot;B-&quot;;IF([.S15]&gt;=0.78;&quot;C+&quot;;IF([.S15]&gt;=0.72;&quot;C&quot;;IF([.S15]&gt;=0.7;&quot;C-&quot;;IF([.S15]&gt;=0.68;&quot;D+&quot;;IF([.S15]&gt;=0.62;&quot;D&quot;;IF([.S15]&gt;=0.6;&quot;D-&quot;;&quot;F&quot;)))))))))))" office:value-type="string" office:string-value="A" calcext:value-type="string">
            <text:p>A</text:p>
          </table:table-cell>
          <table:table-cell table:formula="of:=IF([.T15]&gt;=0.92;&quot;A&quot;;IF([.T15]&gt;=0.9;&quot;A-&quot;;IF([.T15]&gt;=0.88;&quot;B+&quot;;IF([.T15]&gt;=0.82;&quot;B&quot;;IF([.T15]&gt;=0.8;&quot;B-&quot;;IF([.T15]&gt;=0.78;&quot;C+&quot;;IF([.T15]&gt;=0.72;&quot;C&quot;;IF([.T15]&gt;=0.7;&quot;C-&quot;;IF([.T15]&gt;=0.68;&quot;D+&quot;;IF([.T15]&gt;=0.62;&quot;D&quot;;IF([.T15]&gt;=0.6;&quot;D-&quot;;&quot;F&quot;)))))))))))" office:value-type="string" office:string-value="A" calcext:value-type="string">
            <text:p>A</text:p>
          </table:table-cell>
          <table:table-cell table:formula="of:=IF([.U15]&gt;=0.92;&quot;A&quot;;IF([.U15]&gt;=0.9;&quot;A-&quot;;IF([.U15]&gt;=0.88;&quot;B+&quot;;IF([.U15]&gt;=0.82;&quot;B&quot;;IF([.U15]&gt;=0.8;&quot;B-&quot;;IF([.U15]&gt;=0.78;&quot;C+&quot;;IF([.U15]&gt;=0.72;&quot;C&quot;;IF([.U15]&gt;=0.7;&quot;C-&quot;;IF([.U15]&gt;=0.68;&quot;D+&quot;;IF([.U15]&gt;=0.62;&quot;D&quot;;IF([.U15]&gt;=0.6;&quot;D-&quot;;&quot;F&quot;)))))))))))" office:value-type="string" office:string-value="F" calcext:value-type="string">
            <text:p>F</text:p>
          </table:table-cell>
          <table:table-cell table:formula="of:=IF([.V15]&gt;=0.92;&quot;A&quot;;IF([.V15]&gt;=0.9;&quot;A-&quot;;IF([.V15]&gt;=0.88;&quot;B+&quot;;IF([.V15]&gt;=0.82;&quot;B&quot;;IF([.V15]&gt;=0.8;&quot;B-&quot;;IF([.V15]&gt;=0.78;&quot;C+&quot;;IF([.V15]&gt;=0.72;&quot;C&quot;;IF([.V15]&gt;=0.7;&quot;C-&quot;;IF([.V15]&gt;=0.68;&quot;D+&quot;;IF([.V15]&gt;=0.62;&quot;D&quot;;IF([.V15]&gt;=0.6;&quot;D-&quot;;&quot;F&quot;)))))))))))" office:value-type="string" office:string-value="F" calcext:value-type="string">
            <text:p>F</text:p>
          </table:table-cell>
          <table:table-cell table:formula="of:=IF([.W15]&gt;=0.92;&quot;A&quot;;IF([.W15]&gt;=0.9;&quot;A-&quot;;IF([.W15]&gt;=0.88;&quot;B+&quot;;IF([.W15]&gt;=0.82;&quot;B&quot;;IF([.W15]&gt;=0.8;&quot;B-&quot;;IF([.W15]&gt;=0.78;&quot;C+&quot;;IF([.W15]&gt;=0.72;&quot;C&quot;;IF([.W15]&gt;=0.7;&quot;C-&quot;;IF([.W15]&gt;=0.68;&quot;D+&quot;;IF([.W15]&gt;=0.62;&quot;D&quot;;IF([.W15]&gt;=0.6;&quot;D-&quot;;&quot;F&quot;)))))))))))" office:value-type="string" office:string-value="F" calcext:value-type="string">
            <text:p>F</text:p>
          </table:table-cell>
          <table:table-cell table:formula="of:=IF([.X15]&gt;=0.92;&quot;A&quot;;IF([.X15]&gt;=0.9;&quot;A-&quot;;IF([.X15]&gt;=0.88;&quot;B+&quot;;IF([.X15]&gt;=0.82;&quot;B&quot;;IF([.X15]&gt;=0.8;&quot;B-&quot;;IF([.X15]&gt;=0.78;&quot;C+&quot;;IF([.X15]&gt;=0.72;&quot;C&quot;;IF([.X15]&gt;=0.7;&quot;C-&quot;;IF([.X15]&gt;=0.68;&quot;D+&quot;;IF([.X15]&gt;=0.62;&quot;D&quot;;IF([.X15]&gt;=0.6;&quot;D-&quot;;&quot;F&quot;)))))))))))" office:value-type="string" office:string-value="F" calcext:value-type="string">
            <text:p>F</text:p>
          </table:table-cell>
          <table:table-cell table:formula="of:=IF([.Y15]&gt;=0.92;&quot;A&quot;;IF([.Y15]&gt;=0.9;&quot;A-&quot;;IF([.Y15]&gt;=0.88;&quot;B+&quot;;IF([.Y15]&gt;=0.82;&quot;B&quot;;IF([.Y15]&gt;=0.8;&quot;B-&quot;;IF([.Y15]&gt;=0.78;&quot;C+&quot;;IF([.Y15]&gt;=0.72;&quot;C&quot;;IF([.Y15]&gt;=0.7;&quot;C-&quot;;IF([.Y15]&gt;=0.68;&quot;D+&quot;;IF([.Y15]&gt;=0.62;&quot;D&quot;;IF([.Y15]&gt;=0.6;&quot;D-&quot;;&quot;F&quot;)))))))))))" office:value-type="string" office:string-value="F" calcext:value-type="string">
            <text:p>F</text:p>
          </table:table-cell>
          <table:table-cell table:formula="of:=IF([.Z15]&gt;=0.92;&quot;A&quot;;IF([.Z15]&gt;=0.9;&quot;A-&quot;;IF([.Z15]&gt;=0.88;&quot;B+&quot;;IF([.Z15]&gt;=0.82;&quot;B&quot;;IF([.Z15]&gt;=0.8;&quot;B-&quot;;IF([.Z15]&gt;=0.78;&quot;C+&quot;;IF([.Z15]&gt;=0.72;&quot;C&quot;;IF([.Z15]&gt;=0.7;&quot;C-&quot;;IF([.Z15]&gt;=0.68;&quot;D+&quot;;IF([.Z15]&gt;=0.62;&quot;D&quot;;IF([.Z15]&gt;=0.6;&quot;D-&quot;;&quot;F&quot;)))))))))))" office:value-type="string" office:string-value="F" calcext:value-type="string">
            <text:p>F</text:p>
          </table:table-cell>
          <table:table-cell table:formula="of:=IF([.AA15]&gt;=0.92;&quot;A&quot;;IF([.AA15]&gt;=0.9;&quot;A-&quot;;IF([.AA15]&gt;=0.88;&quot;B+&quot;;IF([.AA15]&gt;=0.82;&quot;B&quot;;IF([.AA15]&gt;=0.8;&quot;B-&quot;;IF([.AA15]&gt;=0.78;&quot;C+&quot;;IF([.AA15]&gt;=0.72;&quot;C&quot;;IF([.AA15]&gt;=0.7;&quot;C-&quot;;IF([.AA15]&gt;=0.68;&quot;D+&quot;;IF([.AA15]&gt;=0.62;&quot;D&quot;;IF([.AA15]&gt;=0.6;&quot;D-&quot;;&quot;F&quot;)))))))))))" office:value-type="string" office:string-value="F" calcext:value-type="string">
            <text:p>F</text:p>
          </table:table-cell>
          <table:table-cell table:formula="of:=IF([.AB15]&gt;=0.92;&quot;A&quot;;IF([.AB15]&gt;=0.9;&quot;A-&quot;;IF([.AB15]&gt;=0.88;&quot;B+&quot;;IF([.AB15]&gt;=0.82;&quot;B&quot;;IF([.AB15]&gt;=0.8;&quot;B-&quot;;IF([.AB15]&gt;=0.78;&quot;C+&quot;;IF([.AB15]&gt;=0.72;&quot;C&quot;;IF([.AB15]&gt;=0.7;&quot;C-&quot;;IF([.AB15]&gt;=0.68;&quot;D+&quot;;IF([.AB15]&gt;=0.62;&quot;D&quot;;IF([.AB15]&gt;=0.6;&quot;D-&quot;;&quot;F&quot;)))))))))))" office:value-type="string" office:string-value="F" calcext:value-type="string">
            <text:p>F</text:p>
          </table:table-cell>
          <table:table-cell table:formula="of:=IF([.AC15]&gt;=0.92;&quot;A&quot;;IF([.AC15]&gt;=0.9;&quot;A-&quot;;IF([.AC15]&gt;=0.88;&quot;B+&quot;;IF([.AC15]&gt;=0.82;&quot;B&quot;;IF([.AC15]&gt;=0.8;&quot;B-&quot;;IF([.AC15]&gt;=0.78;&quot;C+&quot;;IF([.AC15]&gt;=0.72;&quot;C&quot;;IF([.AC15]&gt;=0.7;&quot;C-&quot;;IF([.AC15]&gt;=0.68;&quot;D+&quot;;IF([.AC15]&gt;=0.62;&quot;D&quot;;IF([.AC15]&gt;=0.6;&quot;D-&quot;;&quot;F&quot;)))))))))))" office:value-type="string" office:string-value="F" calcext:value-type="string">
            <text:p>F</text:p>
          </table:table-cell>
          <table:table-cell table:formula="of:=IF([.AD15]&gt;=0.92;&quot;A&quot;;IF([.AD15]&gt;=0.9;&quot;A-&quot;;IF([.AD15]&gt;=0.88;&quot;B+&quot;;IF([.AD15]&gt;=0.82;&quot;B&quot;;IF([.AD15]&gt;=0.8;&quot;B-&quot;;IF([.AD15]&gt;=0.78;&quot;C+&quot;;IF([.AD15]&gt;=0.72;&quot;C&quot;;IF([.AD15]&gt;=0.7;&quot;C-&quot;;IF([.AD15]&gt;=0.68;&quot;D+&quot;;IF([.AD15]&gt;=0.62;&quot;D&quot;;IF([.AD15]&gt;=0.6;&quot;D-&quot;;&quot;F&quot;)))))))))))" office:value-type="string" office:string-value="F" calcext:value-type="string">
            <text:p>F</text:p>
          </table:table-cell>
          <table:table-cell table:formula="of:=IF([.AE15]&gt;=0.92;&quot;A&quot;;IF([.AE15]&gt;=0.9;&quot;A-&quot;;IF([.AE15]&gt;=0.88;&quot;B+&quot;;IF([.AE15]&gt;=0.82;&quot;B&quot;;IF([.AE15]&gt;=0.8;&quot;B-&quot;;IF([.AE15]&gt;=0.78;&quot;C+&quot;;IF([.AE15]&gt;=0.72;&quot;C&quot;;IF([.AE15]&gt;=0.7;&quot;C-&quot;;IF([.AE15]&gt;=0.68;&quot;D+&quot;;IF([.AE15]&gt;=0.62;&quot;D&quot;;IF([.AE15]&gt;=0.6;&quot;D-&quot;;&quot;F&quot;)))))))))))" office:value-type="string" office:string-value="F" calcext:value-type="string">
            <text:p>F</text:p>
          </table:table-cell>
          <table:table-cell table:formula="of:=IF([.AF15]&gt;=0.92;&quot;A&quot;;IF([.AF15]&gt;=0.9;&quot;A-&quot;;IF([.AF15]&gt;=0.88;&quot;B+&quot;;IF([.AF15]&gt;=0.82;&quot;B&quot;;IF([.AF15]&gt;=0.8;&quot;B-&quot;;IF([.AF15]&gt;=0.78;&quot;C+&quot;;IF([.AF15]&gt;=0.72;&quot;C&quot;;IF([.AF15]&gt;=0.7;&quot;C-&quot;;IF([.AF15]&gt;=0.68;&quot;D+&quot;;IF([.AF15]&gt;=0.62;&quot;D&quot;;IF([.AF15]&gt;=0.6;&quot;D-&quot;;&quot;F&quot;)))))))))))" office:value-type="string" office:string-value="F" calcext:value-type="string">
            <text:p>F</text:p>
          </table:table-cell>
          <table:table-cell table:formula="of:=IF([.AG15]&gt;=0.92;&quot;A&quot;;IF([.AG15]&gt;=0.9;&quot;A-&quot;;IF([.AG15]&gt;=0.88;&quot;B+&quot;;IF([.AG15]&gt;=0.82;&quot;B&quot;;IF([.AG15]&gt;=0.8;&quot;B-&quot;;IF([.AG15]&gt;=0.78;&quot;C+&quot;;IF([.AG15]&gt;=0.72;&quot;C&quot;;IF([.AG15]&gt;=0.7;&quot;C-&quot;;IF([.AG15]&gt;=0.68;&quot;D+&quot;;IF([.AG15]&gt;=0.62;&quot;D&quot;;IF([.AG15]&gt;=0.6;&quot;D-&quot;;&quot;F&quot;)))))))))))" office:value-type="string" office:string-value="F" calcext:value-type="string">
            <text:p>F</text:p>
          </table:table-cell>
          <table:table-cell table:formula="of:=IF([.AH15]&gt;=0.92;&quot;A&quot;;IF([.AH15]&gt;=0.9;&quot;A-&quot;;IF([.AH15]&gt;=0.88;&quot;B+&quot;;IF([.AH15]&gt;=0.82;&quot;B&quot;;IF([.AH15]&gt;=0.8;&quot;B-&quot;;IF([.AH15]&gt;=0.78;&quot;C+&quot;;IF([.AH15]&gt;=0.72;&quot;C&quot;;IF([.AH15]&gt;=0.7;&quot;C-&quot;;IF([.AH15]&gt;=0.68;&quot;D+&quot;;IF([.AH15]&gt;=0.62;&quot;D&quot;;IF([.AH15]&gt;=0.6;&quot;D-&quot;;&quot;F&quot;)))))))))))" office:value-type="string" office:string-value="F" calcext:value-type="string">
            <text:p>F</text:p>
          </table:table-cell>
          <table:table-cell table:formula="of:=IF([.AI15]&gt;=0.92;&quot;A&quot;;IF([.AI15]&gt;=0.9;&quot;A-&quot;;IF([.AI15]&gt;=0.88;&quot;B+&quot;;IF([.AI15]&gt;=0.82;&quot;B&quot;;IF([.AI15]&gt;=0.8;&quot;B-&quot;;IF([.AI15]&gt;=0.78;&quot;C+&quot;;IF([.AI15]&gt;=0.72;&quot;C&quot;;IF([.AI15]&gt;=0.7;&quot;C-&quot;;IF([.AI15]&gt;=0.68;&quot;D+&quot;;IF([.AI15]&gt;=0.62;&quot;D&quot;;IF([.AI15]&gt;=0.6;&quot;D-&quot;;&quot;F&quot;)))))))))))" office:value-type="string" office:string-value="F" calcext:value-type="string">
            <text:p>F</text:p>
          </table:table-cell>
          <table:table-cell table:number-columns-repeated="989"/>
        </table:table-row>
        <table:table-row table:style-name="ro5" table:number-rows-repeated="1048536">
          <table:table-cell table:number-columns-repeated="1024"/>
        </table:table-row>
        <table:table-row table:style-name="ro11" table:number-rows-repeated="9">
          <table:table-cell table:number-columns-repeated="1024"/>
        </table:table-row>
        <table:table-row table:style-name="ro10" table:number-rows-repeated="14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'12th,Comp'.U3:'12th,Comp'.AMJ12 '12th,Comp'.A2:'12th,Comp'.A12 '12th,Comp'.C2:'12th,Comp'.E2 '12th,Comp'.C3:'12th,Comp'.C12 '12th,Comp'.V2:'12th,Comp'.AMJ2">
            <calcext:condition calcext:apply-style-name="EveryOtherRow" calcext:value="formula-is(ISEVEN(ROW()))" calcext:base-cell-address="'12th,Comp'.A2"/>
            <calcext:condition calcext:apply-style-name="EveryOtherRow2" calcext:value="formula-is(NOT(ISEVEN(ROW())))" calcext:base-cell-address="'12th,Comp'.A2"/>
          </calcext:conditional-format>
          <calcext:conditional-format calcext:target-range-address="'12th,Comp'.D15:'12th,Comp'.D15">
            <calcext:condition calcext:apply-style-name="Failing" calcext:value="&lt;0.6" calcext:base-cell-address="'12th,Comp'.D15"/>
          </calcext:conditional-format>
          <calcext:conditional-format calcext:target-range-address="'12th,Comp'.B2:'12th,Comp'.B12">
            <calcext:condition calcext:apply-style-name="EveryOtherRow" calcext:value="formula-is(ISEVEN(ROW()))" calcext:base-cell-address="'12th,Comp'.B2"/>
            <calcext:condition calcext:apply-style-name="EveryOtherRow2" calcext:value="formula-is(NOT(ISEVEN(ROW())))" calcext:base-cell-address="'12th,Comp'.B2"/>
          </calcext:conditional-format>
          <calcext:conditional-format calcext:target-range-address="'12th,Comp'.F15:'12th,Comp'.F15">
            <calcext:condition calcext:apply-style-name="Failing" calcext:value="&lt;0.6" calcext:base-cell-address="'12th,Comp'.F15"/>
          </calcext:conditional-format>
          <calcext:conditional-format calcext:target-range-address="'12th,Comp'.G15:'12th,Comp'.G15">
            <calcext:condition calcext:apply-style-name="Failing" calcext:value="&lt;0.6" calcext:base-cell-address="'12th,Comp'.G15"/>
          </calcext:conditional-format>
          <calcext:conditional-format calcext:target-range-address="'12th,Comp'.H15:'12th,Comp'.H15">
            <calcext:condition calcext:apply-style-name="Failing" calcext:value="&lt;0.6" calcext:base-cell-address="'12th,Comp'.H15"/>
          </calcext:conditional-format>
          <calcext:conditional-format calcext:target-range-address="'12th,Comp'.I15:'12th,Comp'.I15">
            <calcext:condition calcext:apply-style-name="Failing" calcext:value="&lt;0.6" calcext:base-cell-address="'12th,Comp'.I15"/>
          </calcext:conditional-format>
          <calcext:conditional-format calcext:target-range-address="'12th,Comp'.J15:'12th,Comp'.J15">
            <calcext:condition calcext:apply-style-name="Failing" calcext:value="&lt;0.6" calcext:base-cell-address="'12th,Comp'.J15"/>
          </calcext:conditional-format>
          <calcext:conditional-format calcext:target-range-address="'12th,Comp'.K15:'12th,Comp'.K15">
            <calcext:condition calcext:apply-style-name="Failing" calcext:value="&lt;0.6" calcext:base-cell-address="'12th,Comp'.K15"/>
          </calcext:conditional-format>
          <calcext:conditional-format calcext:target-range-address="'12th,Comp'.L15:'12th,Comp'.L15">
            <calcext:condition calcext:apply-style-name="Failing" calcext:value="&lt;0.6" calcext:base-cell-address="'12th,Comp'.L15"/>
          </calcext:conditional-format>
          <calcext:conditional-format calcext:target-range-address="'12th,Comp'.M15:'12th,Comp'.M15">
            <calcext:condition calcext:apply-style-name="Failing" calcext:value="&lt;0.6" calcext:base-cell-address="'12th,Comp'.M15"/>
          </calcext:conditional-format>
          <calcext:conditional-format calcext:target-range-address="'12th,Comp'.N15:'12th,Comp'.N15">
            <calcext:condition calcext:apply-style-name="Failing" calcext:value="&lt;0.6" calcext:base-cell-address="'12th,Comp'.N15"/>
          </calcext:conditional-format>
          <calcext:conditional-format calcext:target-range-address="'12th,Comp'.O15:'12th,Comp'.O15">
            <calcext:condition calcext:apply-style-name="Failing" calcext:value="&lt;0.6" calcext:base-cell-address="'12th,Comp'.O15"/>
          </calcext:conditional-format>
          <calcext:conditional-format calcext:target-range-address="'12th,Comp'.P15:'12th,Comp'.P15">
            <calcext:condition calcext:apply-style-name="Failing" calcext:value="&lt;0.6" calcext:base-cell-address="'12th,Comp'.P15"/>
          </calcext:conditional-format>
          <calcext:conditional-format calcext:target-range-address="'12th,Comp'.Q15:'12th,Comp'.Q15">
            <calcext:condition calcext:apply-style-name="Failing" calcext:value="&lt;0.6" calcext:base-cell-address="'12th,Comp'.Q15"/>
          </calcext:conditional-format>
          <calcext:conditional-format calcext:target-range-address="'12th,Comp'.R15:'12th,Comp'.R15">
            <calcext:condition calcext:apply-style-name="Failing" calcext:value="&lt;0.6" calcext:base-cell-address="'12th,Comp'.R15"/>
          </calcext:conditional-format>
          <calcext:conditional-format calcext:target-range-address="'12th,Comp'.S15:'12th,Comp'.S15">
            <calcext:condition calcext:apply-style-name="Failing" calcext:value="&lt;0.6" calcext:base-cell-address="'12th,Comp'.S15"/>
          </calcext:conditional-format>
          <calcext:conditional-format calcext:target-range-address="'12th,Comp'.T15:'12th,Comp'.T15">
            <calcext:condition calcext:apply-style-name="Failing" calcext:value="&lt;0.6" calcext:base-cell-address="'12th,Comp'.T15"/>
          </calcext:conditional-format>
          <calcext:conditional-format calcext:target-range-address="'12th,Comp'.U15:'12th,Comp'.U15">
            <calcext:condition calcext:apply-style-name="Failing" calcext:value="&lt;0.6" calcext:base-cell-address="'12th,Comp'.U15"/>
          </calcext:conditional-format>
          <calcext:conditional-format calcext:target-range-address="'12th,Comp'.V15:'12th,Comp'.V15">
            <calcext:condition calcext:apply-style-name="Failing" calcext:value="&lt;0.6" calcext:base-cell-address="'12th,Comp'.V15"/>
          </calcext:conditional-format>
          <calcext:conditional-format calcext:target-range-address="'12th,Comp'.W15:'12th,Comp'.W15">
            <calcext:condition calcext:apply-style-name="Failing" calcext:value="&lt;0.6" calcext:base-cell-address="'12th,Comp'.W15"/>
          </calcext:conditional-format>
          <calcext:conditional-format calcext:target-range-address="'12th,Comp'.X15:'12th,Comp'.X15">
            <calcext:condition calcext:apply-style-name="Failing" calcext:value="&lt;0.6" calcext:base-cell-address="'12th,Comp'.X15"/>
          </calcext:conditional-format>
          <calcext:conditional-format calcext:target-range-address="'12th,Comp'.Y15:'12th,Comp'.Y15">
            <calcext:condition calcext:apply-style-name="Failing" calcext:value="&lt;0.6" calcext:base-cell-address="'12th,Comp'.Y15"/>
          </calcext:conditional-format>
          <calcext:conditional-format calcext:target-range-address="'12th,Comp'.Z15:'12th,Comp'.Z15">
            <calcext:condition calcext:apply-style-name="Failing" calcext:value="&lt;0.6" calcext:base-cell-address="'12th,Comp'.Z15"/>
          </calcext:conditional-format>
          <calcext:conditional-format calcext:target-range-address="'12th,Comp'.AA15:'12th,Comp'.AA15">
            <calcext:condition calcext:apply-style-name="Failing" calcext:value="&lt;0.6" calcext:base-cell-address="'12th,Comp'.AA15"/>
          </calcext:conditional-format>
          <calcext:conditional-format calcext:target-range-address="'12th,Comp'.AB15:'12th,Comp'.AB15">
            <calcext:condition calcext:apply-style-name="Failing" calcext:value="&lt;0.6" calcext:base-cell-address="'12th,Comp'.AB15"/>
          </calcext:conditional-format>
          <calcext:conditional-format calcext:target-range-address="'12th,Comp'.AC15:'12th,Comp'.AC15">
            <calcext:condition calcext:apply-style-name="Failing" calcext:value="&lt;0.6" calcext:base-cell-address="'12th,Comp'.AC15"/>
          </calcext:conditional-format>
          <calcext:conditional-format calcext:target-range-address="'12th,Comp'.AD15:'12th,Comp'.AD15">
            <calcext:condition calcext:apply-style-name="Failing" calcext:value="&lt;0.6" calcext:base-cell-address="'12th,Comp'.AD15"/>
          </calcext:conditional-format>
          <calcext:conditional-format calcext:target-range-address="'12th,Comp'.AE15:'12th,Comp'.AE15">
            <calcext:condition calcext:apply-style-name="Failing" calcext:value="&lt;0.6" calcext:base-cell-address="'12th,Comp'.AE15"/>
          </calcext:conditional-format>
          <calcext:conditional-format calcext:target-range-address="'12th,Comp'.AF15:'12th,Comp'.AF15">
            <calcext:condition calcext:apply-style-name="Failing" calcext:value="&lt;0.6" calcext:base-cell-address="'12th,Comp'.AF15"/>
          </calcext:conditional-format>
          <calcext:conditional-format calcext:target-range-address="'12th,Comp'.AG15:'12th,Comp'.AG15">
            <calcext:condition calcext:apply-style-name="Failing" calcext:value="&lt;0.6" calcext:base-cell-address="'12th,Comp'.AG15"/>
          </calcext:conditional-format>
          <calcext:conditional-format calcext:target-range-address="'12th,Comp'.AH15:'12th,Comp'.AH15">
            <calcext:condition calcext:apply-style-name="Failing" calcext:value="&lt;0.6" calcext:base-cell-address="'12th,Comp'.AH15"/>
          </calcext:conditional-format>
          <calcext:conditional-format calcext:target-range-address="'12th,Comp'.AI15:'12th,Comp'.AI15">
            <calcext:condition calcext:apply-style-name="Failing" calcext:value="&lt;0.6" calcext:base-cell-address="'12th,Comp'.AI15"/>
          </calcext:conditional-format>
          <calcext:conditional-format calcext:target-range-address="'12th,Comp'.F2:'12th,Comp'.F2">
            <calcext:condition calcext:apply-style-name="EveryOtherRow" calcext:value="formula-is(ISEVEN(ROW()))" calcext:base-cell-address="'12th,Comp'.F2"/>
            <calcext:condition calcext:apply-style-name="EveryOtherRow2" calcext:value="formula-is(NOT(ISEVEN(ROW())))" calcext:base-cell-address="'12th,Comp'.F2"/>
          </calcext:conditional-format>
          <calcext:conditional-format calcext:target-range-address="'12th,Comp'.G2:'12th,Comp'.G2">
            <calcext:condition calcext:apply-style-name="EveryOtherRow" calcext:value="formula-is(ISEVEN(ROW()))" calcext:base-cell-address="'12th,Comp'.G2"/>
            <calcext:condition calcext:apply-style-name="EveryOtherRow2" calcext:value="formula-is(NOT(ISEVEN(ROW())))" calcext:base-cell-address="'12th,Comp'.G2"/>
          </calcext:conditional-format>
          <calcext:conditional-format calcext:target-range-address="'12th,Comp'.H2:'12th,Comp'.H2">
            <calcext:condition calcext:apply-style-name="EveryOtherRow" calcext:value="formula-is(ISEVEN(ROW()))" calcext:base-cell-address="'12th,Comp'.H2"/>
            <calcext:condition calcext:apply-style-name="EveryOtherRow2" calcext:value="formula-is(NOT(ISEVEN(ROW())))" calcext:base-cell-address="'12th,Comp'.H2"/>
          </calcext:conditional-format>
          <calcext:conditional-format calcext:target-range-address="'12th,Comp'.I2:'12th,Comp'.I2">
            <calcext:condition calcext:apply-style-name="EveryOtherRow" calcext:value="formula-is(ISEVEN(ROW()))" calcext:base-cell-address="'12th,Comp'.I2"/>
            <calcext:condition calcext:apply-style-name="EveryOtherRow2" calcext:value="formula-is(NOT(ISEVEN(ROW())))" calcext:base-cell-address="'12th,Comp'.I2"/>
          </calcext:conditional-format>
          <calcext:conditional-format calcext:target-range-address="'12th,Comp'.D3:'12th,Comp'.E3">
            <calcext:condition calcext:apply-style-name="EveryOtherRow" calcext:value="formula-is(ISEVEN(ROW()))" calcext:base-cell-address="'12th,Comp'.D3"/>
            <calcext:condition calcext:apply-style-name="EveryOtherRow2" calcext:value="formula-is(NOT(ISEVEN(ROW())))" calcext:base-cell-address="'12th,Comp'.D3"/>
          </calcext:conditional-format>
          <calcext:conditional-format calcext:target-range-address="'12th,Comp'.F3:'12th,Comp'.F4">
            <calcext:condition calcext:apply-style-name="EveryOtherRow" calcext:value="formula-is(ISEVEN(ROW()))" calcext:base-cell-address="'12th,Comp'.F3"/>
            <calcext:condition calcext:apply-style-name="EveryOtherRow2" calcext:value="formula-is(NOT(ISEVEN(ROW())))" calcext:base-cell-address="'12th,Comp'.F3"/>
          </calcext:conditional-format>
          <calcext:conditional-format calcext:target-range-address="'12th,Comp'.G3:'12th,Comp'.G4">
            <calcext:condition calcext:apply-style-name="EveryOtherRow" calcext:value="formula-is(ISEVEN(ROW()))" calcext:base-cell-address="'12th,Comp'.G3"/>
            <calcext:condition calcext:apply-style-name="EveryOtherRow2" calcext:value="formula-is(NOT(ISEVEN(ROW())))" calcext:base-cell-address="'12th,Comp'.G3"/>
          </calcext:conditional-format>
          <calcext:conditional-format calcext:target-range-address="'12th,Comp'.H3:'12th,Comp'.H4">
            <calcext:condition calcext:apply-style-name="EveryOtherRow" calcext:value="formula-is(ISEVEN(ROW()))" calcext:base-cell-address="'12th,Comp'.H3"/>
            <calcext:condition calcext:apply-style-name="EveryOtherRow2" calcext:value="formula-is(NOT(ISEVEN(ROW())))" calcext:base-cell-address="'12th,Comp'.H3"/>
          </calcext:conditional-format>
          <calcext:conditional-format calcext:target-range-address="'12th,Comp'.I3:'12th,Comp'.I4">
            <calcext:condition calcext:apply-style-name="EveryOtherRow" calcext:value="formula-is(ISEVEN(ROW()))" calcext:base-cell-address="'12th,Comp'.I3"/>
            <calcext:condition calcext:apply-style-name="EveryOtherRow2" calcext:value="formula-is(NOT(ISEVEN(ROW())))" calcext:base-cell-address="'12th,Comp'.I3"/>
          </calcext:conditional-format>
          <calcext:conditional-format calcext:target-range-address="'12th,Comp'.J3:'12th,Comp'.J4">
            <calcext:condition calcext:apply-style-name="EveryOtherRow" calcext:value="formula-is(ISEVEN(ROW()))" calcext:base-cell-address="'12th,Comp'.J3"/>
            <calcext:condition calcext:apply-style-name="EveryOtherRow2" calcext:value="formula-is(NOT(ISEVEN(ROW())))" calcext:base-cell-address="'12th,Comp'.J3"/>
          </calcext:conditional-format>
          <calcext:conditional-format calcext:target-range-address="'12th,Comp'.K3:'12th,Comp'.K4">
            <calcext:condition calcext:apply-style-name="EveryOtherRow" calcext:value="formula-is(ISEVEN(ROW()))" calcext:base-cell-address="'12th,Comp'.K3"/>
            <calcext:condition calcext:apply-style-name="EveryOtherRow2" calcext:value="formula-is(NOT(ISEVEN(ROW())))" calcext:base-cell-address="'12th,Comp'.K3"/>
          </calcext:conditional-format>
          <calcext:conditional-format calcext:target-range-address="'12th,Comp'.L3:'12th,Comp'.L4">
            <calcext:condition calcext:apply-style-name="EveryOtherRow" calcext:value="formula-is(ISEVEN(ROW()))" calcext:base-cell-address="'12th,Comp'.L3"/>
            <calcext:condition calcext:apply-style-name="EveryOtherRow2" calcext:value="formula-is(NOT(ISEVEN(ROW())))" calcext:base-cell-address="'12th,Comp'.L3"/>
          </calcext:conditional-format>
          <calcext:conditional-format calcext:target-range-address="'12th,Comp'.M4:'12th,Comp'.M4">
            <calcext:condition calcext:apply-style-name="EveryOtherRow" calcext:value="formula-is(ISEVEN(ROW()))" calcext:base-cell-address="'12th,Comp'.M4"/>
            <calcext:condition calcext:apply-style-name="EveryOtherRow2" calcext:value="formula-is(NOT(ISEVEN(ROW())))" calcext:base-cell-address="'12th,Comp'.M4"/>
          </calcext:conditional-format>
          <calcext:conditional-format calcext:target-range-address="'12th,Comp'.N4:'12th,Comp'.N4">
            <calcext:condition calcext:apply-style-name="EveryOtherRow" calcext:value="formula-is(ISEVEN(ROW()))" calcext:base-cell-address="'12th,Comp'.N4"/>
            <calcext:condition calcext:apply-style-name="EveryOtherRow2" calcext:value="formula-is(NOT(ISEVEN(ROW())))" calcext:base-cell-address="'12th,Comp'.N4"/>
          </calcext:conditional-format>
          <calcext:conditional-format calcext:target-range-address="'12th,Comp'.O4:'12th,Comp'.O4">
            <calcext:condition calcext:apply-style-name="EveryOtherRow" calcext:value="formula-is(ISEVEN(ROW()))" calcext:base-cell-address="'12th,Comp'.O4"/>
            <calcext:condition calcext:apply-style-name="EveryOtherRow2" calcext:value="formula-is(NOT(ISEVEN(ROW())))" calcext:base-cell-address="'12th,Comp'.O4"/>
          </calcext:conditional-format>
          <calcext:conditional-format calcext:target-range-address="'12th,Comp'.P4:'12th,Comp'.P4">
            <calcext:condition calcext:apply-style-name="EveryOtherRow" calcext:value="formula-is(ISEVEN(ROW()))" calcext:base-cell-address="'12th,Comp'.P4"/>
            <calcext:condition calcext:apply-style-name="EveryOtherRow2" calcext:value="formula-is(NOT(ISEVEN(ROW())))" calcext:base-cell-address="'12th,Comp'.P4"/>
          </calcext:conditional-format>
          <calcext:conditional-format calcext:target-range-address="'12th,Comp'.Q4:'12th,Comp'.Q4">
            <calcext:condition calcext:apply-style-name="EveryOtherRow" calcext:value="formula-is(ISEVEN(ROW()))" calcext:base-cell-address="'12th,Comp'.Q4"/>
            <calcext:condition calcext:apply-style-name="EveryOtherRow2" calcext:value="formula-is(NOT(ISEVEN(ROW())))" calcext:base-cell-address="'12th,Comp'.Q4"/>
          </calcext:conditional-format>
          <calcext:conditional-format calcext:target-range-address="'12th,Comp'.R4:'12th,Comp'.R4">
            <calcext:condition calcext:apply-style-name="EveryOtherRow" calcext:value="formula-is(ISEVEN(ROW()))" calcext:base-cell-address="'12th,Comp'.R4"/>
            <calcext:condition calcext:apply-style-name="EveryOtherRow2" calcext:value="formula-is(NOT(ISEVEN(ROW())))" calcext:base-cell-address="'12th,Comp'.R4"/>
          </calcext:conditional-format>
          <calcext:conditional-format calcext:target-range-address="'12th,Comp'.S4:'12th,Comp'.S4">
            <calcext:condition calcext:apply-style-name="EveryOtherRow" calcext:value="formula-is(ISEVEN(ROW()))" calcext:base-cell-address="'12th,Comp'.S4"/>
            <calcext:condition calcext:apply-style-name="EveryOtherRow2" calcext:value="formula-is(NOT(ISEVEN(ROW())))" calcext:base-cell-address="'12th,Comp'.S4"/>
          </calcext:conditional-format>
          <calcext:conditional-format calcext:target-range-address="'12th,Comp'.T3:'12th,Comp'.T4">
            <calcext:condition calcext:apply-style-name="EveryOtherRow" calcext:value="formula-is(ISEVEN(ROW()))" calcext:base-cell-address="'12th,Comp'.T3"/>
            <calcext:condition calcext:apply-style-name="EveryOtherRow2" calcext:value="formula-is(NOT(ISEVEN(ROW())))" calcext:base-cell-address="'12th,Comp'.T3"/>
          </calcext:conditional-format>
          <calcext:conditional-format calcext:target-range-address="'12th,Comp'.D4:'12th,Comp'.E4">
            <calcext:condition calcext:apply-style-name="EveryOtherRow" calcext:value="formula-is(ISEVEN(ROW()))" calcext:base-cell-address="'12th,Comp'.D4"/>
            <calcext:condition calcext:apply-style-name="EveryOtherRow2" calcext:value="formula-is(NOT(ISEVEN(ROW())))" calcext:base-cell-address="'12th,Comp'.D4"/>
          </calcext:conditional-format>
          <calcext:conditional-format calcext:target-range-address="'12th,Comp'.D5:'12th,Comp'.E5">
            <calcext:condition calcext:apply-style-name="EveryOtherRow" calcext:value="formula-is(ISEVEN(ROW()))" calcext:base-cell-address="'12th,Comp'.D5"/>
            <calcext:condition calcext:apply-style-name="EveryOtherRow2" calcext:value="formula-is(NOT(ISEVEN(ROW())))" calcext:base-cell-address="'12th,Comp'.D5"/>
          </calcext:conditional-format>
          <calcext:conditional-format calcext:target-range-address="'12th,Comp'.F5:'12th,Comp'.F12">
            <calcext:condition calcext:apply-style-name="EveryOtherRow" calcext:value="formula-is(ISEVEN(ROW()))" calcext:base-cell-address="'12th,Comp'.F5"/>
            <calcext:condition calcext:apply-style-name="EveryOtherRow2" calcext:value="formula-is(NOT(ISEVEN(ROW())))" calcext:base-cell-address="'12th,Comp'.F5"/>
          </calcext:conditional-format>
          <calcext:conditional-format calcext:target-range-address="'12th,Comp'.G5:'12th,Comp'.G12">
            <calcext:condition calcext:apply-style-name="EveryOtherRow" calcext:value="formula-is(ISEVEN(ROW()))" calcext:base-cell-address="'12th,Comp'.G5"/>
            <calcext:condition calcext:apply-style-name="EveryOtherRow2" calcext:value="formula-is(NOT(ISEVEN(ROW())))" calcext:base-cell-address="'12th,Comp'.G5"/>
          </calcext:conditional-format>
          <calcext:conditional-format calcext:target-range-address="'12th,Comp'.H5:'12th,Comp'.H12">
            <calcext:condition calcext:apply-style-name="EveryOtherRow" calcext:value="formula-is(ISEVEN(ROW()))" calcext:base-cell-address="'12th,Comp'.H5"/>
            <calcext:condition calcext:apply-style-name="EveryOtherRow2" calcext:value="formula-is(NOT(ISEVEN(ROW())))" calcext:base-cell-address="'12th,Comp'.H5"/>
          </calcext:conditional-format>
          <calcext:conditional-format calcext:target-range-address="'12th,Comp'.I5:'12th,Comp'.I12">
            <calcext:condition calcext:apply-style-name="EveryOtherRow" calcext:value="formula-is(ISEVEN(ROW()))" calcext:base-cell-address="'12th,Comp'.I5"/>
            <calcext:condition calcext:apply-style-name="EveryOtherRow2" calcext:value="formula-is(NOT(ISEVEN(ROW())))" calcext:base-cell-address="'12th,Comp'.I5"/>
          </calcext:conditional-format>
          <calcext:conditional-format calcext:target-range-address="'12th,Comp'.J5:'12th,Comp'.J12">
            <calcext:condition calcext:apply-style-name="EveryOtherRow" calcext:value="formula-is(ISEVEN(ROW()))" calcext:base-cell-address="'12th,Comp'.J5"/>
            <calcext:condition calcext:apply-style-name="EveryOtherRow2" calcext:value="formula-is(NOT(ISEVEN(ROW())))" calcext:base-cell-address="'12th,Comp'.J5"/>
          </calcext:conditional-format>
          <calcext:conditional-format calcext:target-range-address="'12th,Comp'.K5:'12th,Comp'.K12">
            <calcext:condition calcext:apply-style-name="EveryOtherRow" calcext:value="formula-is(ISEVEN(ROW()))" calcext:base-cell-address="'12th,Comp'.K5"/>
            <calcext:condition calcext:apply-style-name="EveryOtherRow2" calcext:value="formula-is(NOT(ISEVEN(ROW())))" calcext:base-cell-address="'12th,Comp'.K5"/>
          </calcext:conditional-format>
          <calcext:conditional-format calcext:target-range-address="'12th,Comp'.L5:'12th,Comp'.L12">
            <calcext:condition calcext:apply-style-name="EveryOtherRow" calcext:value="formula-is(ISEVEN(ROW()))" calcext:base-cell-address="'12th,Comp'.L5"/>
            <calcext:condition calcext:apply-style-name="EveryOtherRow2" calcext:value="formula-is(NOT(ISEVEN(ROW())))" calcext:base-cell-address="'12th,Comp'.L5"/>
          </calcext:conditional-format>
          <calcext:conditional-format calcext:target-range-address="'12th,Comp'.M5:'12th,Comp'.M12">
            <calcext:condition calcext:apply-style-name="EveryOtherRow" calcext:value="formula-is(ISEVEN(ROW()))" calcext:base-cell-address="'12th,Comp'.M5"/>
            <calcext:condition calcext:apply-style-name="EveryOtherRow2" calcext:value="formula-is(NOT(ISEVEN(ROW())))" calcext:base-cell-address="'12th,Comp'.M5"/>
          </calcext:conditional-format>
          <calcext:conditional-format calcext:target-range-address="'12th,Comp'.N5:'12th,Comp'.N12">
            <calcext:condition calcext:apply-style-name="EveryOtherRow" calcext:value="formula-is(ISEVEN(ROW()))" calcext:base-cell-address="'12th,Comp'.N5"/>
            <calcext:condition calcext:apply-style-name="EveryOtherRow2" calcext:value="formula-is(NOT(ISEVEN(ROW())))" calcext:base-cell-address="'12th,Comp'.N5"/>
          </calcext:conditional-format>
          <calcext:conditional-format calcext:target-range-address="'12th,Comp'.O5:'12th,Comp'.O12">
            <calcext:condition calcext:apply-style-name="EveryOtherRow" calcext:value="formula-is(ISEVEN(ROW()))" calcext:base-cell-address="'12th,Comp'.O5"/>
            <calcext:condition calcext:apply-style-name="EveryOtherRow2" calcext:value="formula-is(NOT(ISEVEN(ROW())))" calcext:base-cell-address="'12th,Comp'.O5"/>
          </calcext:conditional-format>
          <calcext:conditional-format calcext:target-range-address="'12th,Comp'.P5:'12th,Comp'.P12">
            <calcext:condition calcext:apply-style-name="EveryOtherRow" calcext:value="formula-is(ISEVEN(ROW()))" calcext:base-cell-address="'12th,Comp'.P5"/>
            <calcext:condition calcext:apply-style-name="EveryOtherRow2" calcext:value="formula-is(NOT(ISEVEN(ROW())))" calcext:base-cell-address="'12th,Comp'.P5"/>
          </calcext:conditional-format>
          <calcext:conditional-format calcext:target-range-address="'12th,Comp'.Q5:'12th,Comp'.Q12">
            <calcext:condition calcext:apply-style-name="EveryOtherRow" calcext:value="formula-is(ISEVEN(ROW()))" calcext:base-cell-address="'12th,Comp'.Q5"/>
            <calcext:condition calcext:apply-style-name="EveryOtherRow2" calcext:value="formula-is(NOT(ISEVEN(ROW())))" calcext:base-cell-address="'12th,Comp'.Q5"/>
          </calcext:conditional-format>
          <calcext:conditional-format calcext:target-range-address="'12th,Comp'.R5:'12th,Comp'.R12">
            <calcext:condition calcext:apply-style-name="EveryOtherRow" calcext:value="formula-is(ISEVEN(ROW()))" calcext:base-cell-address="'12th,Comp'.R5"/>
            <calcext:condition calcext:apply-style-name="EveryOtherRow2" calcext:value="formula-is(NOT(ISEVEN(ROW())))" calcext:base-cell-address="'12th,Comp'.R5"/>
          </calcext:conditional-format>
          <calcext:conditional-format calcext:target-range-address="'12th,Comp'.S5:'12th,Comp'.S12">
            <calcext:condition calcext:apply-style-name="EveryOtherRow" calcext:value="formula-is(ISEVEN(ROW()))" calcext:base-cell-address="'12th,Comp'.S5"/>
            <calcext:condition calcext:apply-style-name="EveryOtherRow2" calcext:value="formula-is(NOT(ISEVEN(ROW())))" calcext:base-cell-address="'12th,Comp'.S5"/>
          </calcext:conditional-format>
          <calcext:conditional-format calcext:target-range-address="'12th,Comp'.T5:'12th,Comp'.T12">
            <calcext:condition calcext:apply-style-name="EveryOtherRow" calcext:value="formula-is(ISEVEN(ROW()))" calcext:base-cell-address="'12th,Comp'.T5"/>
            <calcext:condition calcext:apply-style-name="EveryOtherRow2" calcext:value="formula-is(NOT(ISEVEN(ROW())))" calcext:base-cell-address="'12th,Comp'.T5"/>
          </calcext:conditional-format>
          <calcext:conditional-format calcext:target-range-address="'12th,Comp'.D6:'12th,Comp'.E6">
            <calcext:condition calcext:apply-style-name="EveryOtherRow" calcext:value="formula-is(ISEVEN(ROW()))" calcext:base-cell-address="'12th,Comp'.D6"/>
            <calcext:condition calcext:apply-style-name="EveryOtherRow2" calcext:value="formula-is(NOT(ISEVEN(ROW())))" calcext:base-cell-address="'12th,Comp'.D6"/>
          </calcext:conditional-format>
          <calcext:conditional-format calcext:target-range-address="'12th,Comp'.D7:'12th,Comp'.E7">
            <calcext:condition calcext:apply-style-name="EveryOtherRow" calcext:value="formula-is(ISEVEN(ROW()))" calcext:base-cell-address="'12th,Comp'.D7"/>
            <calcext:condition calcext:apply-style-name="EveryOtherRow2" calcext:value="formula-is(NOT(ISEVEN(ROW())))" calcext:base-cell-address="'12th,Comp'.D7"/>
          </calcext:conditional-format>
          <calcext:conditional-format calcext:target-range-address="'12th,Comp'.D8:'12th,Comp'.E8">
            <calcext:condition calcext:apply-style-name="EveryOtherRow" calcext:value="formula-is(ISEVEN(ROW()))" calcext:base-cell-address="'12th,Comp'.D8"/>
            <calcext:condition calcext:apply-style-name="EveryOtherRow2" calcext:value="formula-is(NOT(ISEVEN(ROW())))" calcext:base-cell-address="'12th,Comp'.D8"/>
          </calcext:conditional-format>
          <calcext:conditional-format calcext:target-range-address="'12th,Comp'.D9:'12th,Comp'.E9">
            <calcext:condition calcext:apply-style-name="EveryOtherRow" calcext:value="formula-is(ISEVEN(ROW()))" calcext:base-cell-address="'12th,Comp'.D9"/>
            <calcext:condition calcext:apply-style-name="EveryOtherRow2" calcext:value="formula-is(NOT(ISEVEN(ROW())))" calcext:base-cell-address="'12th,Comp'.D9"/>
          </calcext:conditional-format>
          <calcext:conditional-format calcext:target-range-address="'12th,Comp'.D10:'12th,Comp'.E10">
            <calcext:condition calcext:apply-style-name="EveryOtherRow" calcext:value="formula-is(ISEVEN(ROW()))" calcext:base-cell-address="'12th,Comp'.D10"/>
            <calcext:condition calcext:apply-style-name="EveryOtherRow2" calcext:value="formula-is(NOT(ISEVEN(ROW())))" calcext:base-cell-address="'12th,Comp'.D10"/>
          </calcext:conditional-format>
          <calcext:conditional-format calcext:target-range-address="'12th,Comp'.D11:'12th,Comp'.E11">
            <calcext:condition calcext:apply-style-name="EveryOtherRow" calcext:value="formula-is(ISEVEN(ROW()))" calcext:base-cell-address="'12th,Comp'.D11"/>
            <calcext:condition calcext:apply-style-name="EveryOtherRow2" calcext:value="formula-is(NOT(ISEVEN(ROW())))" calcext:base-cell-address="'12th,Comp'.D11"/>
          </calcext:conditional-format>
          <calcext:conditional-format calcext:target-range-address="'12th,Comp'.D12:'12th,Comp'.E12">
            <calcext:condition calcext:apply-style-name="EveryOtherRow" calcext:value="formula-is(ISEVEN(ROW()))" calcext:base-cell-address="'12th,Comp'.D12"/>
            <calcext:condition calcext:apply-style-name="EveryOtherRow2" calcext:value="formula-is(NOT(ISEVEN(ROW())))" calcext:base-cell-address="'12th,Comp'.D12"/>
          </calcext:conditional-format>
          <calcext:conditional-format calcext:target-range-address="'12th,Comp'.J2:'12th,Comp'.J2">
            <calcext:condition calcext:apply-style-name="EveryOtherRow" calcext:value="formula-is(ISEVEN(ROW()))" calcext:base-cell-address="'12th,Comp'.J2"/>
            <calcext:condition calcext:apply-style-name="EveryOtherRow2" calcext:value="formula-is(NOT(ISEVEN(ROW())))" calcext:base-cell-address="'12th,Comp'.J2"/>
          </calcext:conditional-format>
          <calcext:conditional-format calcext:target-range-address="'12th,Comp'.K2:'12th,Comp'.K2">
            <calcext:condition calcext:apply-style-name="EveryOtherRow" calcext:value="formula-is(ISEVEN(ROW()))" calcext:base-cell-address="'12th,Comp'.K2"/>
            <calcext:condition calcext:apply-style-name="EveryOtherRow2" calcext:value="formula-is(NOT(ISEVEN(ROW())))" calcext:base-cell-address="'12th,Comp'.K2"/>
          </calcext:conditional-format>
          <calcext:conditional-format calcext:target-range-address="'12th,Comp'.L2:'12th,Comp'.L2">
            <calcext:condition calcext:apply-style-name="EveryOtherRow" calcext:value="formula-is(ISEVEN(ROW()))" calcext:base-cell-address="'12th,Comp'.L2"/>
            <calcext:condition calcext:apply-style-name="EveryOtherRow2" calcext:value="formula-is(NOT(ISEVEN(ROW())))" calcext:base-cell-address="'12th,Comp'.L2"/>
          </calcext:conditional-format>
          <calcext:conditional-format calcext:target-range-address="'12th,Comp'.M2:'12th,Comp'.M2">
            <calcext:condition calcext:apply-style-name="EveryOtherRow" calcext:value="formula-is(ISEVEN(ROW()))" calcext:base-cell-address="'12th,Comp'.M2"/>
            <calcext:condition calcext:apply-style-name="EveryOtherRow2" calcext:value="formula-is(NOT(ISEVEN(ROW())))" calcext:base-cell-address="'12th,Comp'.M2"/>
          </calcext:conditional-format>
          <calcext:conditional-format calcext:target-range-address="'12th,Comp'.N2:'12th,Comp'.N2">
            <calcext:condition calcext:apply-style-name="EveryOtherRow" calcext:value="formula-is(ISEVEN(ROW()))" calcext:base-cell-address="'12th,Comp'.N2"/>
            <calcext:condition calcext:apply-style-name="EveryOtherRow2" calcext:value="formula-is(NOT(ISEVEN(ROW())))" calcext:base-cell-address="'12th,Comp'.N2"/>
          </calcext:conditional-format>
          <calcext:conditional-format calcext:target-range-address="'12th,Comp'.O2:'12th,Comp'.O2">
            <calcext:condition calcext:apply-style-name="EveryOtherRow" calcext:value="formula-is(ISEVEN(ROW()))" calcext:base-cell-address="'12th,Comp'.O2"/>
            <calcext:condition calcext:apply-style-name="EveryOtherRow2" calcext:value="formula-is(NOT(ISEVEN(ROW())))" calcext:base-cell-address="'12th,Comp'.O2"/>
          </calcext:conditional-format>
          <calcext:conditional-format calcext:target-range-address="'12th,Comp'.P2:'12th,Comp'.P2">
            <calcext:condition calcext:apply-style-name="EveryOtherRow" calcext:value="formula-is(ISEVEN(ROW()))" calcext:base-cell-address="'12th,Comp'.P2"/>
            <calcext:condition calcext:apply-style-name="EveryOtherRow2" calcext:value="formula-is(NOT(ISEVEN(ROW())))" calcext:base-cell-address="'12th,Comp'.P2"/>
          </calcext:conditional-format>
          <calcext:conditional-format calcext:target-range-address="'12th,Comp'.Q2:'12th,Comp'.Q2">
            <calcext:condition calcext:apply-style-name="EveryOtherRow" calcext:value="formula-is(ISEVEN(ROW()))" calcext:base-cell-address="'12th,Comp'.Q2"/>
            <calcext:condition calcext:apply-style-name="EveryOtherRow2" calcext:value="formula-is(NOT(ISEVEN(ROW())))" calcext:base-cell-address="'12th,Comp'.Q2"/>
          </calcext:conditional-format>
          <calcext:conditional-format calcext:target-range-address="'12th,Comp'.R2:'12th,Comp'.R2">
            <calcext:condition calcext:apply-style-name="EveryOtherRow" calcext:value="formula-is(ISEVEN(ROW()))" calcext:base-cell-address="'12th,Comp'.R2"/>
            <calcext:condition calcext:apply-style-name="EveryOtherRow2" calcext:value="formula-is(NOT(ISEVEN(ROW())))" calcext:base-cell-address="'12th,Comp'.R2"/>
          </calcext:conditional-format>
          <calcext:conditional-format calcext:target-range-address="'12th,Comp'.S2:'12th,Comp'.S2">
            <calcext:condition calcext:apply-style-name="EveryOtherRow" calcext:value="formula-is(ISEVEN(ROW()))" calcext:base-cell-address="'12th,Comp'.S2"/>
            <calcext:condition calcext:apply-style-name="EveryOtherRow2" calcext:value="formula-is(NOT(ISEVEN(ROW())))" calcext:base-cell-address="'12th,Comp'.S2"/>
          </calcext:conditional-format>
          <calcext:conditional-format calcext:target-range-address="'12th,Comp'.T2:'12th,Comp'.T2">
            <calcext:condition calcext:apply-style-name="EveryOtherRow" calcext:value="formula-is(ISEVEN(ROW()))" calcext:base-cell-address="'12th,Comp'.T2"/>
            <calcext:condition calcext:apply-style-name="EveryOtherRow2" calcext:value="formula-is(NOT(ISEVEN(ROW())))" calcext:base-cell-address="'12th,Comp'.T2"/>
          </calcext:conditional-format>
          <calcext:conditional-format calcext:target-range-address="'12th,Comp'.U2:'12th,Comp'.U2">
            <calcext:condition calcext:apply-style-name="EveryOtherRow" calcext:value="formula-is(ISEVEN(ROW()))" calcext:base-cell-address="'12th,Comp'.U2"/>
            <calcext:condition calcext:apply-style-name="EveryOtherRow2" calcext:value="formula-is(NOT(ISEVEN(ROW())))" calcext:base-cell-address="'12th,Comp'.U2"/>
          </calcext:conditional-format>
          <calcext:conditional-format calcext:target-range-address="'12th,Comp'.M3:'12th,Comp'.M3">
            <calcext:condition calcext:apply-style-name="EveryOtherRow" calcext:value="formula-is(ISEVEN(ROW()))" calcext:base-cell-address="'12th,Comp'.M3"/>
            <calcext:condition calcext:apply-style-name="EveryOtherRow2" calcext:value="formula-is(NOT(ISEVEN(ROW())))" calcext:base-cell-address="'12th,Comp'.M3"/>
          </calcext:conditional-format>
          <calcext:conditional-format calcext:target-range-address="'12th,Comp'.N3:'12th,Comp'.N3">
            <calcext:condition calcext:apply-style-name="EveryOtherRow" calcext:value="formula-is(ISEVEN(ROW()))" calcext:base-cell-address="'12th,Comp'.N3"/>
            <calcext:condition calcext:apply-style-name="EveryOtherRow2" calcext:value="formula-is(NOT(ISEVEN(ROW())))" calcext:base-cell-address="'12th,Comp'.N3"/>
          </calcext:conditional-format>
          <calcext:conditional-format calcext:target-range-address="'12th,Comp'.O3:'12th,Comp'.O3">
            <calcext:condition calcext:apply-style-name="EveryOtherRow" calcext:value="formula-is(ISEVEN(ROW()))" calcext:base-cell-address="'12th,Comp'.O3"/>
            <calcext:condition calcext:apply-style-name="EveryOtherRow2" calcext:value="formula-is(NOT(ISEVEN(ROW())))" calcext:base-cell-address="'12th,Comp'.O3"/>
          </calcext:conditional-format>
          <calcext:conditional-format calcext:target-range-address="'12th,Comp'.P3:'12th,Comp'.P3">
            <calcext:condition calcext:apply-style-name="EveryOtherRow" calcext:value="formula-is(ISEVEN(ROW()))" calcext:base-cell-address="'12th,Comp'.P3"/>
            <calcext:condition calcext:apply-style-name="EveryOtherRow2" calcext:value="formula-is(NOT(ISEVEN(ROW())))" calcext:base-cell-address="'12th,Comp'.P3"/>
          </calcext:conditional-format>
          <calcext:conditional-format calcext:target-range-address="'12th,Comp'.Q3:'12th,Comp'.Q3">
            <calcext:condition calcext:apply-style-name="EveryOtherRow" calcext:value="formula-is(ISEVEN(ROW()))" calcext:base-cell-address="'12th,Comp'.Q3"/>
            <calcext:condition calcext:apply-style-name="EveryOtherRow2" calcext:value="formula-is(NOT(ISEVEN(ROW())))" calcext:base-cell-address="'12th,Comp'.Q3"/>
          </calcext:conditional-format>
          <calcext:conditional-format calcext:target-range-address="'12th,Comp'.R3:'12th,Comp'.R3">
            <calcext:condition calcext:apply-style-name="EveryOtherRow" calcext:value="formula-is(ISEVEN(ROW()))" calcext:base-cell-address="'12th,Comp'.R3"/>
            <calcext:condition calcext:apply-style-name="EveryOtherRow2" calcext:value="formula-is(NOT(ISEVEN(ROW())))" calcext:base-cell-address="'12th,Comp'.R3"/>
          </calcext:conditional-format>
          <calcext:conditional-format calcext:target-range-address="'12th,Comp'.S3:'12th,Comp'.S3">
            <calcext:condition calcext:apply-style-name="EveryOtherRow" calcext:value="formula-is(ISEVEN(ROW()))" calcext:base-cell-address="'12th,Comp'.S3"/>
            <calcext:condition calcext:apply-style-name="EveryOtherRow2" calcext:value="formula-is(NOT(ISEVEN(ROW())))" calcext:base-cell-address="'12th,Comp'.S3"/>
          </calcext:conditional-format>
        </calcext:conditional-formats>
      </table:table>
      <table:table table:name="Report" table:style-name="ta1" table:print-ranges="Report.A1:Report.B14 Report.A16:Report.B30 Report.A32:Report.B45 Report.A47:Report.B81 Report.A83:Report.C99">
        <office:forms form:automatic-focus="false" form:apply-design-mode="false"/>
        <table:table-column table:style-name="co6" table:default-cell-style-name="ce962"/>
        <table:table-column table:style-name="co7" table:number-columns-repeated="1023" table:default-cell-style-name="ce962"/>
        <table:table-row table:style-name="ro12">
          <table:table-cell table:style-name="ce961" office:value-type="string" calcext:value-type="string">
            <text:p>11th, Algebra II</text:p>
          </table:table-cell>
          <table:table-cell/>
          <table:table-cell table:style-name="ce965"/>
          <table:table-cell/>
          <table:table-cell table:style-name="ce965"/>
          <table:table-cell table:number-columns-repeated="1019"/>
        </table:table-row>
        <table:table-row table:style-name="ro10">
          <table:table-cell/>
          <table:table-cell table:style-name="ce965"/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1</text:p>
          </table:table-cell>
          <table:table-cell table:style-name="ce963" office:value-type="string" calcext:value-type="string">
            <text:p>75% = C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4" office:value-type="string" calcext:value-type="string">
            <text:p>Last, First10</text:p>
          </table:table-cell>
          <table:table-cell table:style-name="ce963" office:value-type="string" calcext:value-type="string">
            <text:p>79% = C+</text:p>
          </table:table-cell>
          <table:table-cell table:style-name="ce965" table:number-columns-repeated="4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11</text:p>
          </table:table-cell>
          <table:table-cell table:style-name="ce964" office:value-type="string" calcext:value-type="string">
            <text:p>81% = B-</text:p>
          </table:table-cell>
          <table:table-cell table:number-columns-repeated="1022"/>
        </table:table-row>
        <table:table-row table:style-name="ro10">
          <table:table-cell table:style-name="ce964" office:value-type="string" calcext:value-type="string">
            <text:p>Last, First12</text:p>
          </table:table-cell>
          <table:table-cell table:style-name="ce964" office:value-type="string" calcext:value-type="string">
            <text:p>67% = D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2</text:p>
          </table:table-cell>
          <table:table-cell table:style-name="ce963" office:value-type="string" calcext:value-type="string">
            <text:p>47% = F</text:p>
          </table:table-cell>
          <table:table-cell table:style-name="ce965"/>
          <table:table-cell/>
          <table:table-cell table:style-name="ce965"/>
          <table:table-cell table:number-columns-repeated="1019"/>
        </table:table-row>
        <table:table-row table:style-name="ro10">
          <table:table-cell table:style-name="ce963" office:value-type="string" calcext:value-type="string">
            <text:p>Last, First3</text:p>
          </table:table-cell>
          <table:table-cell table:style-name="ce964" office:value-type="string" calcext:value-type="string">
            <text:p>88% = B+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4</text:p>
          </table:table-cell>
          <table:table-cell table:style-name="ce963" office:value-type="string" calcext:value-type="string">
            <text:p>88% = B+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4" office:value-type="string" calcext:value-type="string">
            <text:p>Last, First5</text:p>
          </table:table-cell>
          <table:table-cell table:style-name="ce964" office:value-type="string" calcext:value-type="string">
            <text:p>88% = B+</text:p>
          </table:table-cell>
          <table:table-cell table:style-name="ce965" table:number-columns-repeated="4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6</text:p>
          </table:table-cell>
          <table:table-cell table:style-name="ce963" office:value-type="string" calcext:value-type="string">
            <text:p>65% = D</text:p>
          </table:table-cell>
          <table:table-cell table:number-columns-repeated="1022"/>
        </table:table-row>
        <table:table-row table:style-name="ro10">
          <table:table-cell table:style-name="ce964" office:value-type="string" calcext:value-type="string">
            <text:p>Last, First7</text:p>
          </table:table-cell>
          <table:table-cell table:style-name="ce963" office:value-type="string" calcext:value-type="string">
            <text:p>81% = B-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8</text:p>
          </table:table-cell>
          <table:table-cell table:style-name="ce964" office:value-type="string" calcext:value-type="string">
            <text:p>82% = B</text:p>
          </table:table-cell>
          <table:table-cell table:style-name="ce965"/>
          <table:table-cell table:number-columns-repeated="1021"/>
        </table:table-row>
        <table:table-row table:style-name="ro10">
          <table:table-cell table:style-name="ce963" office:value-type="string" calcext:value-type="string">
            <text:p>Last, First9</text:p>
          </table:table-cell>
          <table:table-cell table:style-name="ce964" office:value-type="string" calcext:value-type="string">
            <text:p>73% = C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5" table:number-columns-repeated="2"/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2">
          <table:table-cell table:style-name="ce961" office:value-type="string" calcext:value-type="string">
            <text:p>8th Grade Math</text:p>
          </table:table-cell>
          <table:table-cell table:style-name="ce965" table:number-columns-repeated="5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963" office:value-type="string" calcext:value-type="string">
            <text:p>Last, First1</text:p>
          </table:table-cell>
          <table:table-cell table:style-name="ce963" office:value-type="string" calcext:value-type="string">
            <text:p>64% = D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10</text:p>
          </table:table-cell>
          <table:table-cell table:style-name="ce963" office:value-type="string" calcext:value-type="string">
            <text:p>67% = D</text:p>
          </table:table-cell>
          <table:table-cell table:style-name="ce965"/>
          <table:table-cell/>
          <table:table-cell table:style-name="ce965"/>
          <table:table-cell table:number-columns-repeated="1019"/>
        </table:table-row>
        <table:table-row table:style-name="ro10">
          <table:table-cell table:style-name="ce964" office:value-type="string" calcext:value-type="string">
            <text:p>Last, First11</text:p>
          </table:table-cell>
          <table:table-cell table:style-name="ce964" office:value-type="string" calcext:value-type="string">
            <text:p>60% = D-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12</text:p>
          </table:table-cell>
          <table:table-cell table:style-name="ce963" office:value-type="string" calcext:value-type="string">
            <text:p>78% = C+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4" office:value-type="string" calcext:value-type="string">
            <text:p>Last, First13</text:p>
          </table:table-cell>
          <table:table-cell table:style-name="ce963" office:value-type="string" calcext:value-type="string">
            <text:p>70% = C-</text:p>
          </table:table-cell>
          <table:table-cell table:style-name="ce965" table:number-columns-repeated="4"/>
          <table:table-cell table:number-columns-repeated="1018"/>
        </table:table-row>
        <table:table-row table:style-name="ro10">
          <table:table-cell table:style-name="ce964" office:value-type="string" calcext:value-type="string">
            <text:p>Last, First2</text:p>
          </table:table-cell>
          <table:table-cell table:style-name="ce964" office:value-type="string" calcext:value-type="string">
            <text:p>74% = C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3</text:p>
          </table:table-cell>
          <table:table-cell table:style-name="ce963" office:value-type="string" calcext:value-type="string">
            <text:p>76% = C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4</text:p>
          </table:table-cell>
          <table:table-cell table:style-name="ce964" office:value-type="string" calcext:value-type="string">
            <text:p>52% = F</text:p>
          </table:table-cell>
          <table:table-cell table:style-name="ce965"/>
          <table:table-cell table:number-columns-repeated="1021"/>
        </table:table-row>
        <table:table-row table:style-name="ro10">
          <table:table-cell table:style-name="ce964" office:value-type="string" calcext:value-type="string">
            <text:p>Last, First5</text:p>
          </table:table-cell>
          <table:table-cell table:style-name="ce963" office:value-type="string" calcext:value-type="string">
            <text:p>68% = D+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6</text:p>
          </table:table-cell>
          <table:table-cell table:style-name="ce964" office:value-type="string" calcext:value-type="string">
            <text:p>62% = D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7</text:p>
          </table:table-cell>
          <table:table-cell table:style-name="ce963" office:value-type="string" calcext:value-type="string">
            <text:p>57% = F</text:p>
          </table:table-cell>
          <table:table-cell table:style-name="ce965" table:number-columns-repeated="4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8</text:p>
          </table:table-cell>
          <table:table-cell table:style-name="ce964" office:value-type="string" calcext:value-type="string">
            <text:p>37% = F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9</text:p>
          </table:table-cell>
          <table:table-cell table:style-name="ce964" office:value-type="string" calcext:value-type="string">
            <text:p>62% = D</text:p>
          </table:table-cell>
          <table:table-cell table:number-columns-repeated="1022"/>
        </table:table-row>
        <table:table-row table:style-name="ro10">
          <table:table-cell table:style-name="ce965"/>
          <table:table-cell/>
          <table:table-cell table:style-name="ce965"/>
          <table:table-cell/>
          <table:table-cell table:style-name="ce965"/>
          <table:table-cell table:number-columns-repeated="1019"/>
        </table:table-row>
        <table:table-row table:style-name="ro12">
          <table:table-cell table:style-name="ce961" office:value-type="string" calcext:value-type="string">
            <text:p>9th, Algebra I</text:p>
          </table:table-cell>
          <table:table-cell table:style-name="ce965"/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6"/>
          <table:table-cell table:style-name="ce965"/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1</text:p>
          </table:table-cell>
          <table:table-cell table:style-name="ce963" office:value-type="string" calcext:value-type="string">
            <text:p>67% = D</text:p>
          </table:table-cell>
          <table:table-cell table:style-name="ce965" table:number-columns-repeated="4"/>
          <table:table-cell table:number-columns-repeated="1018"/>
        </table:table-row>
        <table:table-row table:style-name="ro10">
          <table:table-cell table:style-name="ce964" office:value-type="string" calcext:value-type="string">
            <text:p>Last, First10</text:p>
          </table:table-cell>
          <table:table-cell table:style-name="ce963" office:value-type="string" calcext:value-type="string">
            <text:p>61% = D-</text:p>
          </table:table-cell>
          <table:table-cell table:number-columns-repeated="1022"/>
        </table:table-row>
        <table:table-row table:style-name="ro10">
          <table:table-cell table:style-name="ce964" office:value-type="string" calcext:value-type="string">
            <text:p>Last, First11</text:p>
          </table:table-cell>
          <table:table-cell table:style-name="ce963" office:value-type="string" calcext:value-type="string">
            <text:p>45% = F</text:p>
          </table:table-cell>
          <table:table-cell table:number-columns-repeated="1022"/>
        </table:table-row>
        <table:table-row table:style-name="ro10">
          <table:table-cell table:style-name="ce964" office:value-type="string" calcext:value-type="string">
            <text:p>Last, First12</text:p>
          </table:table-cell>
          <table:table-cell table:style-name="ce964" office:value-type="string" calcext:value-type="string">
            <text:p>85% = B</text:p>
          </table:table-cell>
          <table:table-cell table:style-name="ce965"/>
          <table:table-cell/>
          <table:table-cell table:style-name="ce965"/>
          <table:table-cell table:number-columns-repeated="1019"/>
        </table:table-row>
        <table:table-row table:style-name="ro10">
          <table:table-cell table:style-name="ce963" office:value-type="string" calcext:value-type="string">
            <text:p>Last, First2</text:p>
          </table:table-cell>
          <table:table-cell table:style-name="ce963" office:value-type="string" calcext:value-type="string">
            <text:p>55% = F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3</text:p>
          </table:table-cell>
          <table:table-cell table:style-name="ce964" office:value-type="string" calcext:value-type="string">
            <text:p>73% = C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4</text:p>
          </table:table-cell>
          <table:table-cell table:style-name="ce964" office:value-type="string" calcext:value-type="string">
            <text:p>60% = D-</text:p>
          </table:table-cell>
          <table:table-cell table:style-name="ce965" table:number-columns-repeated="2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4" office:value-type="string" calcext:value-type="string">
            <text:p>Last, First5</text:p>
          </table:table-cell>
          <table:table-cell table:style-name="ce964" office:value-type="string" calcext:value-type="string">
            <text:p>45% = F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6</text:p>
          </table:table-cell>
          <table:table-cell table:style-name="ce963" office:value-type="string" calcext:value-type="string">
            <text:p>85% = B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7</text:p>
          </table:table-cell>
          <table:table-cell table:style-name="ce964" office:value-type="string" calcext:value-type="string">
            <text:p>56% = F</text:p>
          </table:table-cell>
          <table:table-cell table:style-name="ce965"/>
          <table:table-cell/>
          <table:table-cell table:style-name="ce965"/>
          <table:table-cell table:number-columns-repeated="1019"/>
        </table:table-row>
        <table:table-row table:style-name="ro10">
          <table:table-cell table:style-name="ce963" office:value-type="string" calcext:value-type="string">
            <text:p>Last, First8</text:p>
          </table:table-cell>
          <table:table-cell table:style-name="ce963" office:value-type="string" calcext:value-type="string">
            <text:p>77% = C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9</text:p>
          </table:table-cell>
          <table:table-cell table:style-name="ce964" office:value-type="string" calcext:value-type="string">
            <text:p>60% = D-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5" table:number-columns-repeated="6"/>
          <table:table-cell table:number-columns-repeated="1018"/>
        </table:table-row>
        <table:table-row table:style-name="ro12">
          <table:table-cell table:style-name="ce967" office:value-type="string" calcext:value-type="string">
            <text:p>12th, Precalculu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963" office:value-type="string" calcext:value-type="string">
            <text:p>Last, First1</text:p>
          </table:table-cell>
          <table:table-cell table:style-name="ce963" office:value-type="string" calcext:value-type="string">
            <text:p>90% = A-</text:p>
          </table:table-cell>
          <table:table-cell table:style-name="ce965"/>
          <table:table-cell/>
          <table:table-cell table:style-name="ce965"/>
          <table:table-cell table:number-columns-repeated="1019"/>
        </table:table-row>
        <table:table-row table:style-name="ro10">
          <table:table-cell table:style-name="ce968" office:value-type="string" calcext:value-type="string">
            <text:p>Last, First10</text:p>
          </table:table-cell>
          <table:table-cell table:style-name="ce964" office:value-type="string" calcext:value-type="string">
            <text:p>67% = D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11</text:p>
          </table:table-cell>
          <table:table-cell table:style-name="ce963" office:value-type="string" calcext:value-type="string">
            <text:p>71% = C-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4" office:value-type="string" calcext:value-type="string">
            <text:p>Last, First12</text:p>
          </table:table-cell>
          <table:table-cell table:style-name="ce963" office:value-type="string" calcext:value-type="string">
            <text:p>87% = B</text:p>
          </table:table-cell>
          <table:table-cell table:style-name="ce965" table:number-columns-repeated="4"/>
          <table:table-cell table:number-columns-repeated="1018"/>
        </table:table-row>
        <table:table-row table:style-name="ro10">
          <table:table-cell table:style-name="ce964" office:value-type="string" calcext:value-type="string">
            <text:p>Last, First13</text:p>
          </table:table-cell>
          <table:table-cell table:style-name="ce964" office:value-type="string" calcext:value-type="string">
            <text:p>64% = D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14</text:p>
          </table:table-cell>
          <table:table-cell table:style-name="ce964" office:value-type="string" calcext:value-type="string">
            <text:p>70% = C-</text:p>
          </table:table-cell>
          <table:table-cell table:number-columns-repeated="1022"/>
        </table:table-row>
        <table:table-row table:style-name="ro10">
          <table:table-cell table:style-name="ce964" office:value-type="string" calcext:value-type="string">
            <text:p>Last, First15</text:p>
          </table:table-cell>
          <table:table-cell table:style-name="ce963" office:value-type="string" calcext:value-type="string">
            <text:p>82% = B</text:p>
          </table:table-cell>
          <table:table-cell table:style-name="ce965"/>
          <table:table-cell/>
          <table:table-cell table:style-name="ce965"/>
          <table:table-cell table:number-columns-repeated="1019"/>
        </table:table-row>
        <table:table-row table:style-name="ro10">
          <table:table-cell table:style-name="ce963" office:value-type="string" calcext:value-type="string">
            <text:p>Last, First2</text:p>
          </table:table-cell>
          <table:table-cell table:style-name="ce964" office:value-type="string" calcext:value-type="string">
            <text:p>78% = C+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3</text:p>
          </table:table-cell>
          <table:table-cell table:style-name="ce963" office:value-type="string" calcext:value-type="string">
            <text:p>80% = B-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4" office:value-type="string" calcext:value-type="string">
            <text:p>Last, First4</text:p>
          </table:table-cell>
          <table:table-cell table:style-name="ce963" office:value-type="string" calcext:value-type="string">
            <text:p>84% = B</text:p>
          </table:table-cell>
          <table:table-cell table:style-name="ce965" table:number-columns-repeated="4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5</text:p>
          </table:table-cell>
          <table:table-cell table:style-name="ce964" office:value-type="string" calcext:value-type="string">
            <text:p>75% = C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6</text:p>
          </table:table-cell>
          <table:table-cell table:style-name="ce964" office:value-type="string" calcext:value-type="string">
            <text:p>81% = B-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7</text:p>
          </table:table-cell>
          <table:table-cell table:style-name="ce964" office:value-type="string" calcext:value-type="string">
            <text:p>87% = B</text:p>
          </table:table-cell>
          <table:table-cell table:style-name="ce965"/>
          <table:table-cell/>
          <table:table-cell table:style-name="ce965"/>
          <table:table-cell table:number-columns-repeated="1019"/>
        </table:table-row>
        <table:table-row table:style-name="ro10">
          <table:table-cell table:style-name="ce963" office:value-type="string" calcext:value-type="string">
            <text:p>Last, First8</text:p>
          </table:table-cell>
          <table:table-cell table:style-name="ce963" office:value-type="string" calcext:value-type="string">
            <text:p>83% = B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4" office:value-type="string" calcext:value-type="string">
            <text:p>Last, First9</text:p>
          </table:table-cell>
          <table:table-cell table:style-name="ce964" office:value-type="string" calcext:value-type="string">
            <text:p>85% = B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/>
          <table:table-cell table:style-name="ce965"/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2">
          <table:table-cell table:style-name="ce967" office:value-type="string" calcext:value-type="string">
            <text:p>12th, Computers</text:p>
          </table:table-cell>
          <table:table-cell table:number-columns-repeated="1023"/>
        </table:table-row>
        <table:table-row table:style-name="ro10">
          <table:table-cell table:style-name="ce965"/>
          <table:table-cell table:number-columns-repeated="1023"/>
        </table:table-row>
        <table:table-row table:style-name="ro10">
          <table:table-cell table:style-name="ce963" office:value-type="string" calcext:value-type="string">
            <text:p>Last, First1</text:p>
          </table:table-cell>
          <table:table-cell table:style-name="ce963" office:value-type="string" calcext:value-type="string">
            <text:p>90% = A-</text:p>
          </table:table-cell>
          <table:table-cell table:number-columns-repeated="1022"/>
        </table:table-row>
        <table:table-row table:style-name="ro10">
          <table:table-cell table:style-name="ce968" office:value-type="string" calcext:value-type="string">
            <text:p>Last, First10</text:p>
          </table:table-cell>
          <table:table-cell table:style-name="ce964" office:value-type="string" calcext:value-type="string">
            <text:p>93% = A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11</text:p>
          </table:table-cell>
          <table:table-cell table:style-name="ce963" office:value-type="string" calcext:value-type="string">
            <text:p>93% = A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12</text:p>
          </table:table-cell>
          <table:table-cell table:style-name="ce963" office:value-type="string" calcext:value-type="string">
            <text:p>96% = A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13</text:p>
          </table:table-cell>
          <table:table-cell table:style-name="ce964" office:value-type="string" calcext:value-type="string">
            <text:p>92% = A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14</text:p>
          </table:table-cell>
          <table:table-cell table:style-name="ce964" office:value-type="string" calcext:value-type="string">
            <text:p>96% = A</text:p>
          </table:table-cell>
          <table:table-cell table:style-name="ce969"/>
          <table:table-cell table:number-columns-repeated="1021"/>
        </table:table-row>
        <table:table-row table:style-name="ro10">
          <table:table-cell table:style-name="ce963" office:value-type="string" calcext:value-type="string">
            <text:p>Last, First15</text:p>
          </table:table-cell>
          <table:table-cell table:style-name="ce963" office:value-type="string" calcext:value-type="string">
            <text:p>98% = A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2</text:p>
          </table:table-cell>
          <table:table-cell table:style-name="ce964" office:value-type="string" calcext:value-type="string">
            <text:p>89% = B+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3</text:p>
          </table:table-cell>
          <table:table-cell table:style-name="ce963" office:value-type="string" calcext:value-type="string">
            <text:p>89% = B+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4</text:p>
          </table:table-cell>
          <table:table-cell table:style-name="ce963" office:value-type="string" calcext:value-type="string">
            <text:p>94% = A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5</text:p>
          </table:table-cell>
          <table:table-cell table:style-name="ce964" office:value-type="string" calcext:value-type="string">
            <text:p>94% = A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6</text:p>
          </table:table-cell>
          <table:table-cell table:style-name="ce964" office:value-type="string" calcext:value-type="string">
            <text:p>91% = A-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7</text:p>
          </table:table-cell>
          <table:table-cell table:style-name="ce964" office:value-type="string" calcext:value-type="string">
            <text:p>97% = A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8</text:p>
          </table:table-cell>
          <table:table-cell table:style-name="ce963" office:value-type="string" calcext:value-type="string">
            <text:p>94% = A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9</text:p>
          </table:table-cell>
          <table:table-cell table:style-name="ce964" office:value-type="string" calcext:value-type="string">
            <text:p>87% = B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/>
          <table:table-cell table:style-name="ce965"/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2">
          <table:table-cell table:style-name="ce967" office:value-type="string" calcext:value-type="string">
            <text:p>10th, Geometry</text:p>
          </table:table-cell>
          <table:table-cell/>
          <table:table-cell table:style-name="ce969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style-name="ce963" office:value-type="string" calcext:value-type="string">
            <text:p>Last, First1</text:p>
          </table:table-cell>
          <table:table-cell table:style-name="ce964" office:value-type="string" calcext:value-type="string">
            <text:p>63% = D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10</text:p>
          </table:table-cell>
          <table:table-cell table:style-name="ce963" office:value-type="string" calcext:value-type="string">
            <text:p>85% = B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11</text:p>
          </table:table-cell>
          <table:table-cell table:style-name="ce964" office:value-type="string" calcext:value-type="string">
            <text:p>81% = B-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12</text:p>
          </table:table-cell>
          <table:table-cell table:style-name="ce963" office:value-type="string" calcext:value-type="string">
            <text:p>74% = C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13</text:p>
          </table:table-cell>
          <table:table-cell table:style-name="ce963" office:value-type="string" calcext:value-type="string">
            <text:p>76% = C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14</text:p>
          </table:table-cell>
          <table:table-cell table:style-name="ce963" office:value-type="string" calcext:value-type="string">
            <text:p>79% = C+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2</text:p>
          </table:table-cell>
          <table:table-cell table:style-name="ce964" office:value-type="string" calcext:value-type="string">
            <text:p>61% = D-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3</text:p>
          </table:table-cell>
          <table:table-cell table:style-name="ce964" office:value-type="string" calcext:value-type="string">
            <text:p>62% = D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4</text:p>
          </table:table-cell>
          <table:table-cell table:style-name="ce964" office:value-type="string" calcext:value-type="string">
            <text:p>87% = B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5</text:p>
          </table:table-cell>
          <table:table-cell table:style-name="ce964" office:value-type="string" calcext:value-type="string">
            <text:p>70% = C-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>
          <table:table-cell table:style-name="ce963" office:value-type="string" calcext:value-type="string">
            <text:p>Last, First6</text:p>
          </table:table-cell>
          <table:table-cell table:style-name="ce963" office:value-type="string" calcext:value-type="string">
            <text:p>56% = F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7</text:p>
          </table:table-cell>
          <table:table-cell table:style-name="ce964" office:value-type="string" calcext:value-type="string">
            <text:p>86% = B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8</text:p>
          </table:table-cell>
          <table:table-cell table:style-name="ce963" office:value-type="string" calcext:value-type="string">
            <text:p>78% = C+</text:p>
          </table:table-cell>
          <table:table-cell table:number-columns-repeated="1022"/>
        </table:table-row>
        <table:table-row table:style-name="ro10">
          <table:table-cell table:style-name="ce963" office:value-type="string" calcext:value-type="string">
            <text:p>Last, First9</text:p>
          </table:table-cell>
          <table:table-cell table:style-name="ce963" office:value-type="string" calcext:value-type="string">
            <text:p>82% = B</text:p>
          </table:table-cell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 table:number-rows-repeated="2">
          <table:table-cell/>
          <table:table-cell table:style-name="ce965"/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0" table:number-rows-repeated="3">
          <table:table-cell/>
          <table:table-cell table:style-name="ce965"/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0" table:number-rows-repeated="3">
          <table:table-cell/>
          <table:table-cell table:style-name="ce965"/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0" table:number-rows-repeated="3">
          <table:table-cell/>
          <table:table-cell table:style-name="ce965"/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0" table:number-rows-repeated="3">
          <table:table-cell/>
          <table:table-cell table:style-name="ce965"/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0" table:number-rows-repeated="3">
          <table:table-cell/>
          <table:table-cell table:style-name="ce965"/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0" table:number-rows-repeated="3">
          <table:table-cell/>
          <table:table-cell table:style-name="ce965"/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0" table:number-rows-repeated="3">
          <table:table-cell/>
          <table:table-cell table:style-name="ce965"/>
          <table:table-cell/>
          <table:table-cell table:style-name="ce965"/>
          <table:table-cell/>
          <table:table-cell table:style-name="ce965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0" table:number-rows-repeated="3">
          <table:table-cell/>
          <table:table-cell table:style-name="ce965"/>
          <table:table-cell/>
          <table:table-cell table:style-name="ce965"/>
          <table:table-cell table:number-columns-repeated="1020"/>
        </table:table-row>
        <table:table-row table:style-name="ro10" table:number-rows-repeated="1048427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Report.A3:Report.B14 Report.A18:Report.B30 Report.A34:Report.B45 Report.A49:Report.B63 Report.A67:Report.B81 Report.A85:Report.B98">
            <calcext:condition calcext:apply-style-name="EveryOtherRow2" calcext:value="formula-is(ISEVEN(ROW()))" calcext:base-cell-address="Report.A3"/>
          </calcext:conditional-format>
        </calcext:conditional-formats>
      </table:table>
      <table:named-expressions/>
      <table:database-ranges>
        <table:database-range table:name="__Anonymous_DB__1" table:target-range-address="11th.A28:11th.AMJ28" table:contains-header="false" table:orientation="column"/>
        <table:database-range table:name="__Anonymous_Sheet_DB__1" table:target-range-address="8th.F1:8th.R1048576" table:orientation="column">
          <table:sort>
            <table:sort-by table:field-number="0" table:data-type="automatic"/>
          </table:sort>
        </table:database-range>
        <table:database-range table:name="__Anonymous_Sheet_DB__2" table:target-range-address="9th.A2:9th.AMJ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10th.A2:10th.AMJ2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11th.A2:11th.AMJ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12th,PC'.A2:'12th,PC'.AMJ2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12th,Comp'.A2:'12th,Comp'.AMJ2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Report.A85:Report.B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 style:font-family-generic="roman"/>
    <style:font-face style:name="Garamond" svg:font-family="Garamond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date-style style:name="N134">
      <number:day-of-week/>
      <number:text>, </number:text>
      <number:month/>
      <number:text>/</number:text>
      <number:day/>
      <number:text>/</number:text>
      <number:year/>
    </number:date-style>
    <number:percentage-style style:name="N135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  <style:style style:name="Excel_20_Built-in_20_Title" style:display-name="Excel Built-in Title" style:family="table-cell" style:parent-style-name="Default">
      <style:text-properties fo:color="#212121" style:text-outline="false" style:text-line-through-style="none" style:text-line-through-type="none" style:font-name="Garamond" fo:font-family="Garamond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Failing" style:family="table-cell" style:parent-style-name="Default">
      <style:table-cell-properties fo:background-color="#ff3333"/>
    </style:style>
    <style:style style:name="EveryOtherRow" style:family="table-cell" style:parent-style-name="Default">
      <style:table-cell-properties fo:background-color="#eeeeee"/>
    </style:style>
    <style:style style:name="EveryOtherRow2" style:family="table-cell" style:parent-style-name="Default">
      <style:table-cell-properties fo:background-color="#cccccc"/>
    </style:style>
    <style:style style:name="Header" style:family="table-cell" style:parent-style-name="Default" style:data-style-name="N0">
      <style:table-cell-properties fo:border-bottom="none" fo:background-color="#99999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Garamond1" fo:font-family="Garamond" style:font-family-generic="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1">00/00/0000</text:date>, <text:time style:data-style-name="N2" text:time-value="13:25:42.221849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8:00:57.939542683</meta:creation-date>
    <dc:date>2017-12-01T13:26:00.222824271</dc:date>
    <meta:editing-duration>P98DT21H57M58S</meta:editing-duration>
    <meta:editing-cycles>2248</meta:editing-cycles>
    <meta:generator>LibreOffice/5.4.3.2$Linux_X86_64 LibreOffice_project/40m0$Build-2</meta:generator>
    <meta:print-date>2017-04-10T20:33:39.624110593</meta:print-date>
    <meta:document-statistic meta:table-count="8" meta:cell-count="4060" meta:object-count="0"/>
  </office:meta>
</office:document-meta>
</file>